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514.86pt" svg:y="2908.37pt">
            <loext:p draw:notify-on-update-of-ranges="Sheet1.H3:Sheet1.H49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time_stamp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v_</text:p>
          </table:table-cell>
          <table:table-cell office:value-type="string" calcext:value-type="string">
            <text:p>yaw_angle</text:p>
          </table:table-cell>
          <table:table-cell office:value-type="string" calcext:value-type="string">
            <text:p>yaw_rate</text:p>
          </table:table-cell>
          <table:table-cell office:value-type="string" calcext:value-type="string">
            <text:p>sensor_type</text:p>
          </table:table-cell>
          <table:table-cell office:value-type="string" calcext:value-type="string">
            <text:p>NIS</text:p>
          </table:table-cell>
          <table:table-cell office:value-type="string" calcext:value-type="string">
            <text:p>px_RMSE</text:p>
          </table:table-cell>
          <table:table-cell office:value-type="string" calcext:value-type="string">
            <text:p>py_RMSE</text:p>
          </table:table-cell>
          <table:table-cell office:value-type="string" calcext:value-type="string">
            <text:p>vx_RMSE</text:p>
          </table:table-cell>
          <table:table-cell office:value-type="string" calcext:value-type="string">
            <text:p>vy_RMSE</text:p>
          </table:table-cell>
        </table:table-row>
        <table:table-row table:style-name="ro1" table:visibility="filter">
          <table:table-cell office:value-type="float" office:value="1477010443000000" calcext:value-type="float">
            <text:p>1477010443000000</text:p>
          </table:table-cell>
          <table:table-cell office:value-type="float" office:value="0.3122" calcext:value-type="float">
            <text:p>0.3122</text:p>
          </table:table-cell>
          <table:table-cell office:value-type="float" office:value="0.5803" calcext:value-type="float">
            <text:p>0.58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0.2878" calcext:value-type="float">
            <text:p>0.2878</text:p>
          </table:table-cell>
          <table:table-cell office:value-type="float" office:value="0.0197" calcext:value-type="float">
            <text:p>0.0197</text:p>
          </table:table-cell>
          <table:table-cell office:value-type="float" office:value="4.6596" calcext:value-type="float">
            <text:p>4.6596</text:p>
          </table:table-cell>
          <table:table-cell office:value-type="float" office:value="0.8415" calcext:value-type="float">
            <text:p>0.8415</text:p>
          </table:table-cell>
        </table:table-row>
        <table:table-row table:style-name="ro1">
          <table:table-cell office:value-type="float" office:value="1477010443050000" calcext:value-type="float">
            <text:p>1477010443050000</text:p>
          </table:table-cell>
          <table:table-cell office:value-type="float" office:value="0.3287" calcext:value-type="float">
            <text:p>0.3287</text:p>
          </table:table-cell>
          <table:table-cell office:value-type="float" office:value="0.6062" calcext:value-type="float">
            <text:p>0.6062</text:p>
          </table:table-cell>
          <table:table-cell office:value-type="float" office:value="1" calcext:value-type="float">
            <text:p>1</text:p>
          </table:table-cell>
          <table:table-cell office:value-type="float" office:value="1.005" calcext:value-type="float">
            <text:p>1.00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</text:p>
          </table:table-cell>
          <table:table-cell office:value-type="float" office:value="16.483" calcext:value-type="float">
            <text:p>16.483</text:p>
          </table:table-cell>
          <table:table-cell office:value-type="float" office:value="0.4272" calcext:value-type="float">
            <text:p>0.4272</text:p>
          </table:table-cell>
          <table:table-cell office:value-type="float" office:value="0.0146" calcext:value-type="float">
            <text:p>0.0146</text:p>
          </table:table-cell>
          <table:table-cell office:value-type="float" office:value="4.6616" calcext:value-type="float">
            <text:p>4.6616</text:p>
          </table:table-cell>
          <table:table-cell office:value-type="float" office:value="0.8419" calcext:value-type="float">
            <text:p>0.8419</text:p>
          </table:table-cell>
        </table:table-row>
        <table:table-row table:style-name="ro1" table:visibility="filter">
          <table:table-cell office:value-type="float" office:value="1477010443100000" calcext:value-type="float">
            <text:p>1477010443100000</text:p>
          </table:table-cell>
          <table:table-cell office:value-type="float" office:value="1.0693" calcext:value-type="float">
            <text:p>1.0693</text:p>
          </table:table-cell>
          <table:table-cell office:value-type="float" office:value="0.5016" calcext:value-type="float">
            <text:p>0.5016</text:p>
          </table:table-cell>
          <table:table-cell office:value-type="float" office:value="1.174" calcext:value-type="float">
            <text:p>1.174</text:p>
          </table:table-cell>
          <table:table-cell office:value-type="float" office:value="0.7565" calcext:value-type="float">
            <text:p>0.7565</text:p>
          </table:table-cell>
          <table:table-cell office:value-type="float" office:value="0.0827" calcext:value-type="float">
            <text:p>0.0827</text:p>
          </table:table-cell>
          <table:table-cell office:value-type="string" calcext:value-type="string">
            <text:p>L</text:p>
          </table:table-cell>
          <table:table-cell office:value-type="float" office:value="3.9882" calcext:value-type="float">
            <text:p>3.9882</text:p>
          </table:table-cell>
          <table:table-cell office:value-type="float" office:value="0.3501" calcext:value-type="float">
            <text:p>0.3501</text:p>
          </table:table-cell>
          <table:table-cell office:value-type="float" office:value="0.0582" calcext:value-type="float">
            <text:p>0.0582</text:p>
          </table:table-cell>
          <table:table-cell office:value-type="float" office:value="4.5588" calcext:value-type="float">
            <text:p>4.5588</text:p>
          </table:table-cell>
          <table:table-cell office:value-type="float" office:value="0.8283" calcext:value-type="float">
            <text:p>0.8283</text:p>
          </table:table-cell>
        </table:table-row>
        <table:table-row table:style-name="ro1">
          <table:table-cell office:value-type="float" office:value="1477010443150000" calcext:value-type="float">
            <text:p>1477010443150000</text:p>
          </table:table-cell>
          <table:table-cell office:value-type="float" office:value="1.0954" calcext:value-type="float">
            <text:p>1.0954</text:p>
          </table:table-cell>
          <table:table-cell office:value-type="float" office:value="0.5263" calcext:value-type="float">
            <text:p>0.5263</text:p>
          </table:table-cell>
          <table:table-cell office:value-type="float" office:value="1.174" calcext:value-type="float">
            <text:p>1.174</text:p>
          </table:table-cell>
          <table:table-cell office:value-type="float" office:value="0.7607" calcext:value-type="float">
            <text:p>0.7607</text:p>
          </table:table-cell>
          <table:table-cell office:value-type="float" office:value="0.0827" calcext:value-type="float">
            <text:p>0.0827</text:p>
          </table:table-cell>
          <table:table-cell office:value-type="string" calcext:value-type="string">
            <text:p>R</text:p>
          </table:table-cell>
          <table:table-cell office:value-type="float" office:value="12.732" calcext:value-type="float">
            <text:p>12.732</text:p>
          </table:table-cell>
          <table:table-cell office:value-type="float" office:value="0.3349" calcext:value-type="float">
            <text:p>0.3349</text:p>
          </table:table-cell>
          <table:table-cell office:value-type="float" office:value="0.0626" calcext:value-type="float">
            <text:p>0.0626</text:p>
          </table:table-cell>
          <table:table-cell office:value-type="float" office:value="4.5071" calcext:value-type="float">
            <text:p>4.5071</text:p>
          </table:table-cell>
          <table:table-cell office:value-type="float" office:value="0.821" calcext:value-type="float">
            <text:p>0.821</text:p>
          </table:table-cell>
        </table:table-row>
        <table:table-row table:style-name="ro1" table:visibility="filter">
          <table:table-cell office:value-type="float" office:value="1477010443200000" calcext:value-type="float">
            <text:p>1477010443200000</text:p>
          </table:table-cell>
          <table:table-cell office:value-type="float" office:value="1.427" calcext:value-type="float">
            <text:p>1.427</text:p>
          </table:table-cell>
          <table:table-cell office:value-type="float" office:value="0.6049" calcext:value-type="float">
            <text:p>0.6049</text:p>
          </table:table-cell>
          <table:table-cell office:value-type="float" office:value="2.0066" calcext:value-type="float">
            <text:p>2.0066</text:p>
          </table:table-cell>
          <table:table-cell office:value-type="float" office:value="0.2641" calcext:value-type="float">
            <text:p>0.2641</text:p>
          </table:table-cell>
          <table:table-cell office:value-type="float" office:value="0.0062" calcext:value-type="float">
            <text:p>0.0062</text:p>
          </table:table-cell>
          <table:table-cell office:value-type="string" calcext:value-type="string">
            <text:p>L</text:p>
          </table:table-cell>
          <table:table-cell office:value-type="float" office:value="5.3341" calcext:value-type="float">
            <text:p>5.3341</text:p>
          </table:table-cell>
          <table:table-cell office:value-type="float" office:value="0.3143" calcext:value-type="float">
            <text:p>0.3143</text:p>
          </table:table-cell>
          <table:table-cell office:value-type="float" office:value="0.056" calcext:value-type="float">
            <text:p>0.056</text:p>
          </table:table-cell>
          <table:table-cell office:value-type="float" office:value="4.287" calcext:value-type="float">
            <text:p>4.287</text:p>
          </table:table-cell>
          <table:table-cell office:value-type="float" office:value="0.7684" calcext:value-type="float">
            <text:p>0.7684</text:p>
          </table:table-cell>
        </table:table-row>
        <table:table-row table:style-name="ro1">
          <table:table-cell office:value-type="float" office:value="1477010443250000" calcext:value-type="float">
            <text:p>1477010443250000</text:p>
          </table:table-cell>
          <table:table-cell office:value-type="float" office:value="1.4872" calcext:value-type="float">
            <text:p>1.4872</text:p>
          </table:table-cell>
          <table:table-cell office:value-type="float" office:value="0.6211" calcext:value-type="float">
            <text:p>0.6211</text:p>
          </table:table-cell>
          <table:table-cell office:value-type="float" office:value="2.0066" calcext:value-type="float">
            <text:p>2.0066</text:p>
          </table:table-cell>
          <table:table-cell office:value-type="float" office:value="0.2644" calcext:value-type="float">
            <text:p>0.2644</text:p>
          </table:table-cell>
          <table:table-cell office:value-type="float" office:value="0.0062" calcext:value-type="float">
            <text:p>0.0062</text:p>
          </table:table-cell>
          <table:table-cell office:value-type="string" calcext:value-type="string">
            <text:p>R</text:p>
          </table:table-cell>
          <table:table-cell office:value-type="float" office:value="12.0682" calcext:value-type="float">
            <text:p>12.0682</text:p>
          </table:table-cell>
          <table:table-cell office:value-type="float" office:value="0.3327" calcext:value-type="float">
            <text:p>0.3327</text:p>
          </table:table-cell>
          <table:table-cell office:value-type="float" office:value="0.0517" calcext:value-type="float">
            <text:p>0.0517</text:p>
          </table:table-cell>
          <table:table-cell office:value-type="float" office:value="4.1337" calcext:value-type="float">
            <text:p>4.1337</text:p>
          </table:table-cell>
          <table:table-cell office:value-type="float" office:value="0.7302" calcext:value-type="float">
            <text:p>0.7302</text:p>
          </table:table-cell>
        </table:table-row>
        <table:table-row table:style-name="ro1" table:visibility="filter">
          <table:table-cell office:value-type="float" office:value="1477010443300000" calcext:value-type="float">
            <text:p>1477010443300000</text:p>
          </table:table-cell>
          <table:table-cell office:value-type="float" office:value="1.9161" calcext:value-type="float">
            <text:p>1.9161</text:p>
          </table:table-cell>
          <table:table-cell office:value-type="float" office:value="0.6179" calcext:value-type="float">
            <text:p>0.6179</text:p>
          </table:table-cell>
          <table:table-cell office:value-type="float" office:value="3.3254" calcext:value-type="float">
            <text:p>3.3254</text:p>
          </table:table-cell>
          <table:table-cell office:value-type="float" office:value="-0.2949" calcext:value-type="float">
            <text:p>-0.2949</text:p>
          </table:table-cell>
          <table:table-cell office:value-type="float" office:value="-0.1073" calcext:value-type="float">
            <text:p>-0.1073</text:p>
          </table:table-cell>
          <table:table-cell office:value-type="string" calcext:value-type="string">
            <text:p>L</text:p>
          </table:table-cell>
          <table:table-cell office:value-type="float" office:value="7.8387" calcext:value-type="float">
            <text:p>7.8387</text:p>
          </table:table-cell>
          <table:table-cell office:value-type="float" office:value="0.3215" calcext:value-type="float">
            <text:p>0.3215</text:p>
          </table:table-cell>
          <table:table-cell office:value-type="float" office:value="0.0482" calcext:value-type="float">
            <text:p>0.0482</text:p>
          </table:table-cell>
          <table:table-cell office:value-type="float" office:value="3.9021" calcext:value-type="float">
            <text:p>3.9021</text:p>
          </table:table-cell>
          <table:table-cell office:value-type="float" office:value="0.7753" calcext:value-type="float">
            <text:p>0.7753</text:p>
          </table:table-cell>
        </table:table-row>
        <table:table-row table:style-name="ro1">
          <table:table-cell office:value-type="float" office:value="1477010443350000" calcext:value-type="float">
            <text:p>1477010443350000</text:p>
          </table:table-cell>
          <table:table-cell office:value-type="float" office:value="2.0352" calcext:value-type="float">
            <text:p>2.0352</text:p>
          </table:table-cell>
          <table:table-cell office:value-type="float" office:value="0.5801" calcext:value-type="float">
            <text:p>0.5801</text:p>
          </table:table-cell>
          <table:table-cell office:value-type="float" office:value="3.3254" calcext:value-type="float">
            <text:p>3.3254</text:p>
          </table:table-cell>
          <table:table-cell office:value-type="float" office:value="-0.3003" calcext:value-type="float">
            <text:p>-0.3003</text:p>
          </table:table-cell>
          <table:table-cell office:value-type="float" office:value="-0.1073" calcext:value-type="float">
            <text:p>-0.1073</text:p>
          </table:table-cell>
          <table:table-cell office:value-type="string" calcext:value-type="string">
            <text:p>R</text:p>
          </table:table-cell>
          <table:table-cell office:value-type="float" office:value="8.5198" calcext:value-type="float">
            <text:p>8.5198</text:p>
          </table:table-cell>
          <table:table-cell office:value-type="float" office:value="0.33" calcext:value-type="float">
            <text:p>0.33</text:p>
          </table:table-cell>
          <table:table-cell office:value-type="float" office:value="0.046" calcext:value-type="float">
            <text:p>0.046</text:p>
          </table:table-cell>
          <table:table-cell office:value-type="float" office:value="3.7193" calcext:value-type="float">
            <text:p>3.7193</text:p>
          </table:table-cell>
          <table:table-cell office:value-type="float" office:value="0.8122" calcext:value-type="float">
            <text:p>0.8122</text:p>
          </table:table-cell>
        </table:table-row>
        <table:table-row table:style-name="ro1" table:visibility="filter">
          <table:table-cell office:value-type="float" office:value="1477010443400000" calcext:value-type="float">
            <text:p>1477010443400000</text:p>
          </table:table-cell>
          <table:table-cell office:value-type="float" office:value="2.4311" calcext:value-type="float">
            <text:p>2.4311</text:p>
          </table:table-cell>
          <table:table-cell office:value-type="float" office:value="0.6542" calcext:value-type="float">
            <text:p>0.6542</text:p>
          </table:table-cell>
          <table:table-cell office:value-type="float" office:value="4.2629" calcext:value-type="float">
            <text:p>4.2629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0758" calcext:value-type="float">
            <text:p>0.0758</text:p>
          </table:table-cell>
          <table:table-cell office:value-type="string" calcext:value-type="string">
            <text:p>L</text:p>
          </table:table-cell>
          <table:table-cell office:value-type="float" office:value="5.0655" calcext:value-type="float">
            <text:p>5.0655</text:p>
          </table:table-cell>
          <table:table-cell office:value-type="float" office:value="0.322" calcext:value-type="float">
            <text:p>0.322</text:p>
          </table:table-cell>
          <table:table-cell office:value-type="float" office:value="0.0459" calcext:value-type="float">
            <text:p>0.0459</text:p>
          </table:table-cell>
          <table:table-cell office:value-type="float" office:value="3.5203" calcext:value-type="float">
            <text:p>3.5203</text:p>
          </table:table-cell>
          <table:table-cell office:value-type="float" office:value="0.7658" calcext:value-type="float">
            <text:p>0.7658</text:p>
          </table:table-cell>
        </table:table-row>
        <table:table-row table:style-name="ro1">
          <table:table-cell office:value-type="float" office:value="1477010443450000" calcext:value-type="float">
            <text:p>1477010443450000</text:p>
          </table:table-cell>
          <table:table-cell office:value-type="float" office:value="2.626" calcext:value-type="float">
            <text:p>2.626</text:p>
          </table:table-cell>
          <table:table-cell office:value-type="float" office:value="0.6574" calcext:value-type="float">
            <text:p>0.6574</text:p>
          </table:table-cell>
          <table:table-cell office:value-type="float" office:value="4.2629" calcext:value-type="float">
            <text:p>4.2629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0758" calcext:value-type="float">
            <text:p>0.0758</text:p>
          </table:table-cell>
          <table:table-cell office:value-type="string" calcext:value-type="string">
            <text:p>R</text:p>
          </table:table-cell>
          <table:table-cell office:value-type="float" office:value="3.7387" calcext:value-type="float">
            <text:p>3.7387</text:p>
          </table:table-cell>
          <table:table-cell office:value-type="float" office:value="0.3211" calcext:value-type="float">
            <text:p>0.3211</text:p>
          </table:table-cell>
          <table:table-cell office:value-type="float" office:value="0.0458" calcext:value-type="float">
            <text:p>0.0458</text:p>
          </table:table-cell>
          <table:table-cell office:value-type="float" office:value="3.3526" calcext:value-type="float">
            <text:p>3.3526</text:p>
          </table:table-cell>
          <table:table-cell office:value-type="float" office:value="0.7266" calcext:value-type="float">
            <text:p>0.7266</text:p>
          </table:table-cell>
        </table:table-row>
        <table:table-row table:style-name="ro1" table:visibility="filter">
          <table:table-cell office:value-type="float" office:value="1477010443500000" calcext:value-type="float">
            <text:p>1477010443500000</text:p>
          </table:table-cell>
          <table:table-cell office:value-type="float" office:value="2.9213" calcext:value-type="float">
            <text:p>2.9213</text:p>
          </table:table-cell>
          <table:table-cell office:value-type="float" office:value="0.6423" calcext:value-type="float">
            <text:p>0.6423</text:p>
          </table:table-cell>
          <table:table-cell office:value-type="float" office:value="4.597" calcext:value-type="float">
            <text:p>4.597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0.0563" calcext:value-type="float">
            <text:p>0.0563</text:p>
          </table:table-cell>
          <table:table-cell office:value-type="string" calcext:value-type="string">
            <text:p>L</text:p>
          </table:table-cell>
          <table:table-cell office:value-type="float" office:value="0.7853" calcext:value-type="float">
            <text:p>0.7853</text:p>
          </table:table-cell>
          <table:table-cell office:value-type="float" office:value="0.3174" calcext:value-type="float">
            <text:p>0.3174</text:p>
          </table:table-cell>
          <table:table-cell office:value-type="float" office:value="0.0443" calcext:value-type="float">
            <text:p>0.0443</text:p>
          </table:table-cell>
          <table:table-cell office:value-type="float" office:value="3.2016" calcext:value-type="float">
            <text:p>3.2016</text:p>
          </table:table-cell>
          <table:table-cell office:value-type="float" office:value="0.6934" calcext:value-type="float">
            <text:p>0.6934</text:p>
          </table:table-cell>
        </table:table-row>
        <table:table-row table:style-name="ro1">
          <table:table-cell office:value-type="float" office:value="1477010443550000" calcext:value-type="float">
            <text:p>1477010443550000</text:p>
          </table:table-cell>
          <table:table-cell office:value-type="float" office:value="3.1435" calcext:value-type="float">
            <text:p>3.1435</text:p>
          </table:table-cell>
          <table:table-cell office:value-type="float" office:value="0.6417" calcext:value-type="float">
            <text:p>0.6417</text:p>
          </table:table-cell>
          <table:table-cell office:value-type="float" office:value="4.597" calcext:value-type="float">
            <text:p>4.59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563" calcext:value-type="float">
            <text:p>0.0563</text:p>
          </table:table-cell>
          <table:table-cell office:value-type="string" calcext:value-type="string">
            <text:p>R</text:p>
          </table:table-cell>
          <table:table-cell office:value-type="float" office:value="3.7056" calcext:value-type="float">
            <text:p>3.7056</text:p>
          </table:table-cell>
          <table:table-cell office:value-type="float" office:value="0.3171" calcext:value-type="float">
            <text:p>0.3171</text:p>
          </table:table-cell>
          <table:table-cell office:value-type="float" office:value="0.0427" calcext:value-type="float">
            <text:p>0.0427</text:p>
          </table:table-cell>
          <table:table-cell office:value-type="float" office:value="3.0701" calcext:value-type="float">
            <text:p>3.0701</text:p>
          </table:table-cell>
          <table:table-cell office:value-type="float" office:value="0.6647" calcext:value-type="float">
            <text:p>0.6647</text:p>
          </table:table-cell>
        </table:table-row>
        <table:table-row table:style-name="ro1" table:visibility="filter">
          <table:table-cell office:value-type="float" office:value="1477010443600000" calcext:value-type="float">
            <text:p>1477010443600000</text:p>
          </table:table-cell>
          <table:table-cell office:value-type="float" office:value="3.6299" calcext:value-type="float">
            <text:p>3.6299</text:p>
          </table:table-cell>
          <table:table-cell office:value-type="float" office:value="0.4013" calcext:value-type="float">
            <text:p>0.4013</text:p>
          </table:table-cell>
          <table:table-cell office:value-type="float" office:value="5.3997" calcext:value-type="float">
            <text:p>5.3997</text:p>
          </table:table-cell>
          <table:table-cell office:value-type="float" office:value="-0.2764" calcext:value-type="float">
            <text:p>-0.2764</text:p>
          </table:table-cell>
          <table:table-cell office:value-type="float" office:value="-0.3204" calcext:value-type="float">
            <text:p>-0.3204</text:p>
          </table:table-cell>
          <table:table-cell office:value-type="string" calcext:value-type="string">
            <text:p>L</text:p>
          </table:table-cell>
          <table:table-cell office:value-type="float" office:value="7.5213" calcext:value-type="float">
            <text:p>7.5213</text:p>
          </table:table-cell>
          <table:table-cell office:value-type="float" office:value="0.3057" calcext:value-type="float">
            <text:p>0.3057</text:p>
          </table:table-cell>
          <table:table-cell office:value-type="float" office:value="0.0754" calcext:value-type="float">
            <text:p>0.0754</text:p>
          </table:table-cell>
          <table:table-cell office:value-type="float" office:value="2.9497" calcext:value-type="float">
            <text:p>2.9497</text:p>
          </table:table-cell>
          <table:table-cell office:value-type="float" office:value="0.7797" calcext:value-type="float">
            <text:p>0.7797</text:p>
          </table:table-cell>
        </table:table-row>
        <table:table-row table:style-name="ro1">
          <table:table-cell office:value-type="float" office:value="1477010443650000" calcext:value-type="float">
            <text:p>1477010443650000</text:p>
          </table:table-cell>
          <table:table-cell office:value-type="float" office:value="3.8831" calcext:value-type="float">
            <text:p>3.8831</text:p>
          </table:table-cell>
          <table:table-cell office:value-type="float" office:value="0.327" calcext:value-type="float">
            <text:p>0.327</text:p>
          </table:table-cell>
          <table:table-cell office:value-type="float" office:value="5.3997" calcext:value-type="float">
            <text:p>5.3997</text:p>
          </table:table-cell>
          <table:table-cell office:value-type="float" office:value="-0.2925" calcext:value-type="float">
            <text:p>-0.2925</text:p>
          </table:table-cell>
          <table:table-cell office:value-type="float" office:value="-0.3204" calcext:value-type="float">
            <text:p>-0.3204</text:p>
          </table:table-cell>
          <table:table-cell office:value-type="string" calcext:value-type="string">
            <text:p>R</text:p>
          </table:table-cell>
          <table:table-cell office:value-type="float" office:value="3.4464" calcext:value-type="float">
            <text:p>3.4464</text:p>
          </table:table-cell>
          <table:table-cell office:value-type="float" office:value="0.2956" calcext:value-type="float">
            <text:p>0.2956</text:p>
          </table:table-cell>
          <table:table-cell office:value-type="float" office:value="0.1101" calcext:value-type="float">
            <text:p>0.1101</text:p>
          </table:table-cell>
          <table:table-cell office:value-type="float" office:value="2.8424" calcext:value-type="float">
            <text:p>2.8424</text:p>
          </table:table-cell>
          <table:table-cell office:value-type="float" office:value="0.8808" calcext:value-type="float">
            <text:p>0.8808</text:p>
          </table:table-cell>
        </table:table-row>
        <table:table-row table:style-name="ro1" table:visibility="filter">
          <table:table-cell office:value-type="float" office:value="1477010443700000" calcext:value-type="float">
            <text:p>1477010443700000</text:p>
          </table:table-cell>
          <table:table-cell office:value-type="float" office:value="4.2273" calcext:value-type="float">
            <text:p>4.2273</text:p>
          </table:table-cell>
          <table:table-cell office:value-type="float" office:value="0.4827" calcext:value-type="float">
            <text:p>0.4827</text:p>
          </table:table-cell>
          <table:table-cell office:value-type="float" office:value="5.5348" calcext:value-type="float">
            <text:p>5.5348</text:p>
          </table:table-cell>
          <table:table-cell office:value-type="float" office:value="-0.0526" calcext:value-type="float">
            <text:p>-0.0526</text:p>
          </table:table-cell>
          <table:table-cell office:value-type="float" office:value="0.2417" calcext:value-type="float">
            <text:p>0.2417</text:p>
          </table:table-cell>
          <table:table-cell office:value-type="string" calcext:value-type="string">
            <text:p>L</text:p>
          </table:table-cell>
          <table:table-cell office:value-type="float" office:value="2.0461" calcext:value-type="float">
            <text:p>2.0461</text:p>
          </table:table-cell>
          <table:table-cell office:value-type="float" office:value="0.2856" calcext:value-type="float">
            <text:p>0.2856</text:p>
          </table:table-cell>
          <table:table-cell office:value-type="float" office:value="0.1144" calcext:value-type="float">
            <text:p>0.1144</text:p>
          </table:table-cell>
          <table:table-cell office:value-type="float" office:value="2.7474" calcext:value-type="float">
            <text:p>2.7474</text:p>
          </table:table-cell>
          <table:table-cell office:value-type="float" office:value="0.8598" calcext:value-type="float">
            <text:p>0.8598</text:p>
          </table:table-cell>
        </table:table-row>
        <table:table-row table:style-name="ro1">
          <table:table-cell office:value-type="float" office:value="1477010443750000" calcext:value-type="float">
            <text:p>1477010443750000</text:p>
          </table:table-cell>
          <table:table-cell office:value-type="float" office:value="4.4982" calcext:value-type="float">
            <text:p>4.4982</text:p>
          </table:table-cell>
          <table:table-cell office:value-type="float" office:value="0.4699" calcext:value-type="float">
            <text:p>0.4699</text:p>
          </table:table-cell>
          <table:table-cell office:value-type="float" office:value="5.5348" calcext:value-type="float">
            <text:p>5.5348</text:p>
          </table:table-cell>
          <table:table-cell office:value-type="float" office:value="-0.0405" calcext:value-type="float">
            <text:p>-0.0405</text:p>
          </table:table-cell>
          <table:table-cell office:value-type="float" office:value="0.2417" calcext:value-type="float">
            <text:p>0.2417</text:p>
          </table:table-cell>
          <table:table-cell office:value-type="string" calcext:value-type="string">
            <text:p>R</text:p>
          </table:table-cell>
          <table:table-cell office:value-type="float" office:value="1.524" calcext:value-type="float">
            <text:p>1.524</text:p>
          </table:table-cell>
          <table:table-cell office:value-type="float" office:value="0.2765" calcext:value-type="float">
            <text:p>0.2765</text:p>
          </table:table-cell>
          <table:table-cell office:value-type="float" office:value="0.1201" calcext:value-type="float">
            <text:p>0.1201</text:p>
          </table:table-cell>
          <table:table-cell office:value-type="float" office:value="2.6616" calcext:value-type="float">
            <text:p>2.6616</text:p>
          </table:table-cell>
          <table:table-cell office:value-type="float" office:value="0.8397" calcext:value-type="float">
            <text:p>0.8397</text:p>
          </table:table-cell>
        </table:table-row>
        <table:table-row table:style-name="ro1" table:visibility="filter">
          <table:table-cell office:value-type="float" office:value="1477010443800000" calcext:value-type="float">
            <text:p>1477010443800000</text:p>
          </table:table-cell>
          <table:table-cell office:value-type="float" office:value="4.5949" calcext:value-type="float">
            <text:p>4.5949</text:p>
          </table:table-cell>
          <table:table-cell office:value-type="float" office:value="0.752" calcext:value-type="float">
            <text:p>0.752</text:p>
          </table:table-cell>
          <table:table-cell office:value-type="float" office:value="5.0334" calcext:value-type="float">
            <text:p>5.0334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8568" calcext:value-type="float">
            <text:p>0.8568</text:p>
          </table:table-cell>
          <table:table-cell office:value-type="string" calcext:value-type="string">
            <text:p>L</text:p>
          </table:table-cell>
          <table:table-cell office:value-type="float" office:value="7.3716" calcext:value-type="float">
            <text:p>7.3716</text:p>
          </table:table-cell>
          <table:table-cell office:value-type="float" office:value="0.2711" calcext:value-type="float">
            <text:p>0.2711</text:p>
          </table:table-cell>
          <table:table-cell office:value-type="float" office:value="0.1183" calcext:value-type="float">
            <text:p>0.1183</text:p>
          </table:table-cell>
          <table:table-cell office:value-type="float" office:value="2.5831" calcext:value-type="float">
            <text:p>2.5831</text:p>
          </table:table-cell>
          <table:table-cell office:value-type="float" office:value="0.8486" calcext:value-type="float">
            <text:p>0.8486</text:p>
          </table:table-cell>
        </table:table-row>
        <table:table-row table:style-name="ro1">
          <table:table-cell office:value-type="float" office:value="1477010443850000" calcext:value-type="float">
            <text:p>1477010443850000</text:p>
          </table:table-cell>
          <table:table-cell office:value-type="float" office:value="4.8335" calcext:value-type="float">
            <text:p>4.8335</text:p>
          </table:table-cell>
          <table:table-cell office:value-type="float" office:value="0.8171" calcext:value-type="float">
            <text:p>0.8171</text:p>
          </table:table-cell>
          <table:table-cell office:value-type="float" office:value="5.0334" calcext:value-type="float">
            <text:p>5.0334</text:p>
          </table:table-cell>
          <table:table-cell office:value-type="float" office:value="0.2882" calcext:value-type="float">
            <text:p>0.2882</text:p>
          </table:table-cell>
          <table:table-cell office:value-type="float" office:value="0.8568" calcext:value-type="float">
            <text:p>0.8568</text:p>
          </table:table-cell>
          <table:table-cell office:value-type="string" calcext:value-type="string">
            <text:p>R</text:p>
          </table:table-cell>
          <table:table-cell office:value-type="float" office:value="2.4036" calcext:value-type="float">
            <text:p>2.4036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1194" calcext:value-type="float">
            <text:p>0.1194</text:p>
          </table:table-cell>
          <table:table-cell office:value-type="float" office:value="2.5117" calcext:value-type="float">
            <text:p>2.5117</text:p>
          </table:table-cell>
          <table:table-cell office:value-type="float" office:value="0.8687" calcext:value-type="float">
            <text:p>0.8687</text:p>
          </table:table-cell>
        </table:table-row>
        <table:table-row table:style-name="ro1" table:visibility="filter">
          <table:table-cell office:value-type="float" office:value="1477010443900000" calcext:value-type="float">
            <text:p>1477010443900000</text:p>
          </table:table-cell>
          <table:table-cell office:value-type="float" office:value="5.2603" calcext:value-type="float">
            <text:p>5.2603</text:p>
          </table:table-cell>
          <table:table-cell office:value-type="float" office:value="0.7215" calcext:value-type="float">
            <text:p>0.7215</text:p>
          </table:table-cell>
          <table:table-cell office:value-type="float" office:value="5.4444" calcext:value-type="float">
            <text:p>5.4444</text:p>
          </table:table-cell>
          <table:table-cell office:value-type="float" office:value="0.143" calcext:value-type="float">
            <text:p>0.143</text:p>
          </table:table-cell>
          <table:table-cell office:value-type="float" office:value="0.4184" calcext:value-type="float">
            <text:p>0.4184</text:p>
          </table:table-cell>
          <table:table-cell office:value-type="string" calcext:value-type="string">
            <text:p>L</text:p>
          </table:table-cell>
          <table:table-cell office:value-type="float" office:value="5.9794" calcext:value-type="float">
            <text:p>5.9794</text:p>
          </table:table-cell>
          <table:table-cell office:value-type="float" office:value="0.2597" calcext:value-type="float">
            <text:p>0.2597</text:p>
          </table:table-cell>
          <table:table-cell office:value-type="float" office:value="0.1164" calcext:value-type="float">
            <text:p>0.1164</text:p>
          </table:table-cell>
          <table:table-cell office:value-type="float" office:value="2.4452" calcext:value-type="float">
            <text:p>2.4452</text:p>
          </table:table-cell>
          <table:table-cell office:value-type="float" office:value="0.8524" calcext:value-type="float">
            <text:p>0.8524</text:p>
          </table:table-cell>
        </table:table-row>
        <table:table-row table:style-name="ro1">
          <table:table-cell office:value-type="float" office:value="1477010443950000" calcext:value-type="float">
            <text:p>1477010443950000</text:p>
          </table:table-cell>
          <table:table-cell office:value-type="float" office:value="5.5253" calcext:value-type="float">
            <text:p>5.5253</text:p>
          </table:table-cell>
          <table:table-cell office:value-type="float" office:value="0.7625" calcext:value-type="float">
            <text:p>0.7625</text:p>
          </table:table-cell>
          <table:table-cell office:value-type="float" office:value="5.4444" calcext:value-type="float">
            <text:p>5.4444</text:p>
          </table:table-cell>
          <table:table-cell office:value-type="float" office:value="0.1639" calcext:value-type="float">
            <text:p>0.1639</text:p>
          </table:table-cell>
          <table:table-cell office:value-type="float" office:value="0.4184" calcext:value-type="float">
            <text:p>0.4184</text:p>
          </table:table-cell>
          <table:table-cell office:value-type="string" calcext:value-type="string">
            <text:p>R</text:p>
          </table:table-cell>
          <table:table-cell office:value-type="float" office:value="1.1839" calcext:value-type="float">
            <text:p>1.1839</text:p>
          </table:table-cell>
          <table:table-cell office:value-type="float" office:value="0.2531" calcext:value-type="float">
            <text:p>0.2531</text:p>
          </table:table-cell>
          <table:table-cell office:value-type="float" office:value="0.1141" calcext:value-type="float">
            <text:p>0.1141</text:p>
          </table:table-cell>
          <table:table-cell office:value-type="float" office:value="2.3838" calcext:value-type="float">
            <text:p>2.3838</text:p>
          </table:table-cell>
          <table:table-cell office:value-type="float" office:value="0.8399" calcext:value-type="float">
            <text:p>0.8399</text:p>
          </table:table-cell>
        </table:table-row>
        <table:table-row table:style-name="ro1" table:visibility="filter">
          <table:table-cell office:value-type="float" office:value="1477010444000000" calcext:value-type="float">
            <text:p>1477010444000000</text:p>
          </table:table-cell>
          <table:table-cell office:value-type="float" office:value="5.8845" calcext:value-type="float">
            <text:p>5.8845</text:p>
          </table:table-cell>
          <table:table-cell office:value-type="float" office:value="0.7353" calcext:value-type="float">
            <text:p>0.7353</text:p>
          </table:table-cell>
          <table:table-cell office:value-type="float" office:value="5.6336" calcext:value-type="float">
            <text:p>5.6336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2531" calcext:value-type="float">
            <text:p>0.2531</text:p>
          </table:table-cell>
          <table:table-cell office:value-type="string" calcext:value-type="string">
            <text:p>L</text:p>
          </table:table-cell>
          <table:table-cell office:value-type="float" office:value="1.5483" calcext:value-type="float">
            <text:p>1.5483</text:p>
          </table:table-cell>
          <table:table-cell office:value-type="float" office:value="0.2479" calcext:value-type="float">
            <text:p>0.2479</text:p>
          </table:table-cell>
          <table:table-cell office:value-type="float" office:value="0.1113" calcext:value-type="float">
            <text:p>0.1113</text:p>
          </table:table-cell>
          <table:table-cell office:value-type="float" office:value="2.3283" calcext:value-type="float">
            <text:p>2.3283</text:p>
          </table:table-cell>
          <table:table-cell office:value-type="float" office:value="0.8211" calcext:value-type="float">
            <text:p>0.8211</text:p>
          </table:table-cell>
        </table:table-row>
        <table:table-row table:style-name="ro1">
          <table:table-cell office:value-type="float" office:value="1477010444050000" calcext:value-type="float">
            <text:p>1477010444050000</text:p>
          </table:table-cell>
          <table:table-cell office:value-type="float" office:value="6.1611" calcext:value-type="float">
            <text:p>6.1611</text:p>
          </table:table-cell>
          <table:table-cell office:value-type="float" office:value="0.7669" calcext:value-type="float">
            <text:p>0.7669</text:p>
          </table:table-cell>
          <table:table-cell office:value-type="float" office:value="5.6336" calcext:value-type="float">
            <text:p>5.6336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2531" calcext:value-type="float">
            <text:p>0.2531</text:p>
          </table:table-cell>
          <table:table-cell office:value-type="string" calcext:value-type="string">
            <text:p>R</text:p>
          </table:table-cell>
          <table:table-cell office:value-type="float" office:value="5.3467" calcext:value-type="float">
            <text:p>5.3467</text:p>
          </table:table-cell>
          <table:table-cell office:value-type="float" office:value="0.2434" calcext:value-type="float">
            <text:p>0.2434</text:p>
          </table:table-cell>
          <table:table-cell office:value-type="float" office:value="0.1088" calcext:value-type="float">
            <text:p>0.1088</text:p>
          </table:table-cell>
          <table:table-cell office:value-type="float" office:value="2.2767" calcext:value-type="float">
            <text:p>2.2767</text:p>
          </table:table-cell>
          <table:table-cell office:value-type="float" office:value="0.8042" calcext:value-type="float">
            <text:p>0.8042</text:p>
          </table:table-cell>
        </table:table-row>
        <table:table-row table:style-name="ro1" table:visibility="filter">
          <table:table-cell office:value-type="float" office:value="1477010444100000" calcext:value-type="float">
            <text:p>1477010444100000</text:p>
          </table:table-cell>
          <table:table-cell office:value-type="float" office:value="6.3959" calcext:value-type="float">
            <text:p>6.3959</text:p>
          </table:table-cell>
          <table:table-cell office:value-type="float" office:value="0.898" calcext:value-type="float">
            <text:p>0.898</text:p>
          </table:table-cell>
          <table:table-cell office:value-type="float" office:value="5.5759" calcext:value-type="float">
            <text:p>5.5759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4091" calcext:value-type="float">
            <text:p>0.4091</text:p>
          </table:table-cell>
          <table:table-cell office:value-type="string" calcext:value-type="string">
            <text:p>L</text:p>
          </table:table-cell>
          <table:table-cell office:value-type="float" office:value="0.5548" calcext:value-type="float">
            <text:p>0.5548</text:p>
          </table:table-cell>
          <table:table-cell office:value-type="float" office:value="0.2389" calcext:value-type="float">
            <text:p>0.2389</text:p>
          </table:table-cell>
          <table:table-cell office:value-type="float" office:value="0.1098" calcext:value-type="float">
            <text:p>0.1098</text:p>
          </table:table-cell>
          <table:table-cell office:value-type="float" office:value="2.2275" calcext:value-type="float">
            <text:p>2.2275</text:p>
          </table:table-cell>
          <table:table-cell office:value-type="float" office:value="0.8016" calcext:value-type="float">
            <text:p>0.8016</text:p>
          </table:table-cell>
        </table:table-row>
        <table:table-row table:style-name="ro1">
          <table:table-cell office:value-type="float" office:value="1477010444150000" calcext:value-type="float">
            <text:p>1477010444150000</text:p>
          </table:table-cell>
          <table:table-cell office:value-type="float" office:value="6.6653" calcext:value-type="float">
            <text:p>6.6653</text:p>
          </table:table-cell>
          <table:table-cell office:value-type="float" office:value="0.9598" calcext:value-type="float">
            <text:p>0.9598</text:p>
          </table:table-cell>
          <table:table-cell office:value-type="float" office:value="5.5759" calcext:value-type="float">
            <text:p>5.5759</text:p>
          </table:table-cell>
          <table:table-cell office:value-type="float" office:value="0.2353" calcext:value-type="float">
            <text:p>0.2353</text:p>
          </table:table-cell>
          <table:table-cell office:value-type="float" office:value="0.4091" calcext:value-type="float">
            <text:p>0.4091</text:p>
          </table:table-cell>
          <table:table-cell office:value-type="string" calcext:value-type="string">
            <text:p>R</text:p>
          </table:table-cell>
          <table:table-cell office:value-type="float" office:value="1.6351" calcext:value-type="float">
            <text:p>1.6351</text:p>
          </table:table-cell>
          <table:table-cell office:value-type="float" office:value="0.2348" calcext:value-type="float">
            <text:p>0.2348</text:p>
          </table:table-cell>
          <table:table-cell office:value-type="float" office:value="0.1128" calcext:value-type="float">
            <text:p>0.1128</text:p>
          </table:table-cell>
          <table:table-cell office:value-type="float" office:value="2.1814" calcext:value-type="float">
            <text:p>2.1814</text:p>
          </table:table-cell>
          <table:table-cell office:value-type="float" office:value="0.802" calcext:value-type="float">
            <text:p>0.802</text:p>
          </table:table-cell>
        </table:table-row>
        <table:table-row table:style-name="ro1" table:visibility="filter">
          <table:table-cell office:value-type="float" office:value="1477010444200000" calcext:value-type="float">
            <text:p>1477010444200000</text:p>
          </table:table-cell>
          <table:table-cell office:value-type="float" office:value="6.8885" calcext:value-type="float">
            <text:p>6.8885</text:p>
          </table:table-cell>
          <table:table-cell office:value-type="float" office:value="0.8453" calcext:value-type="float">
            <text:p>0.8453</text:p>
          </table:table-cell>
          <table:table-cell office:value-type="float" office:value="5.4088" calcext:value-type="float">
            <text:p>5.4088</text:p>
          </table:table-cell>
          <table:table-cell office:value-type="float" office:value="0.1262" calcext:value-type="float">
            <text:p>0.1262</text:p>
          </table:table-cell>
          <table:table-cell office:value-type="float" office:value="0.187" calcext:value-type="float">
            <text:p>0.187</text:p>
          </table:table-cell>
          <table:table-cell office:value-type="string" calcext:value-type="string">
            <text:p>L</text:p>
          </table:table-cell>
          <table:table-cell office:value-type="float" office:value="2.538" calcext:value-type="float">
            <text:p>2.538</text:p>
          </table:table-cell>
          <table:table-cell office:value-type="float" office:value="0.2305" calcext:value-type="float">
            <text:p>0.2305</text:p>
          </table:table-cell>
          <table:table-cell office:value-type="float" office:value="0.1106" calcext:value-type="float">
            <text:p>0.1106</text:p>
          </table:table-cell>
          <table:table-cell office:value-type="float" office:value="2.1378" calcext:value-type="float">
            <text:p>2.1378</text:p>
          </table:table-cell>
          <table:table-cell office:value-type="float" office:value="0.7864" calcext:value-type="float">
            <text:p>0.7864</text:p>
          </table:table-cell>
        </table:table-row>
        <table:table-row table:style-name="ro1">
          <table:table-cell office:value-type="float" office:value="1477010444250000" calcext:value-type="float">
            <text:p>1477010444250000</text:p>
          </table:table-cell>
          <table:table-cell office:value-type="float" office:value="7.1549" calcext:value-type="float">
            <text:p>7.1549</text:p>
          </table:table-cell>
          <table:table-cell office:value-type="float" office:value="0.8805" calcext:value-type="float">
            <text:p>0.8805</text:p>
          </table:table-cell>
          <table:table-cell office:value-type="float" office:value="5.4088" calcext:value-type="float">
            <text:p>5.4088</text:p>
          </table:table-cell>
          <table:table-cell office:value-type="float" office:value="0.1355" calcext:value-type="float">
            <text:p>0.1355</text:p>
          </table:table-cell>
          <table:table-cell office:value-type="float" office:value="0.187" calcext:value-type="float">
            <text:p>0.187</text:p>
          </table:table-cell>
          <table:table-cell office:value-type="string" calcext:value-type="string">
            <text:p>R</text:p>
          </table:table-cell>
          <table:table-cell office:value-type="float" office:value="4.2413" calcext:value-type="float">
            <text:p>4.2413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1087" calcext:value-type="float">
            <text:p>0.1087</text:p>
          </table:table-cell>
          <table:table-cell office:value-type="float" office:value="2.0968" calcext:value-type="float">
            <text:p>2.0968</text:p>
          </table:table-cell>
          <table:table-cell office:value-type="float" office:value="0.7717" calcext:value-type="float">
            <text:p>0.7717</text:p>
          </table:table-cell>
        </table:table-row>
        <table:table-row table:style-name="ro1" table:visibility="filter">
          <table:table-cell office:value-type="float" office:value="1477010444300000" calcext:value-type="float">
            <text:p>1477010444300000</text:p>
          </table:table-cell>
          <table:table-cell office:value-type="float" office:value="7.316" calcext:value-type="float">
            <text:p>7.316</text:p>
          </table:table-cell>
          <table:table-cell office:value-type="float" office:value="0.9481" calcext:value-type="float">
            <text:p>0.9481</text:p>
          </table:table-cell>
          <table:table-cell office:value-type="float" office:value="5.1988" calcext:value-type="float">
            <text:p>5.1988</text:p>
          </table:table-cell>
          <table:table-cell office:value-type="float" office:value="0.1745" calcext:value-type="float">
            <text:p>0.1745</text:p>
          </table:table-cell>
          <table:table-cell office:value-type="float" office:value="0.2323" calcext:value-type="float">
            <text:p>0.2323</text:p>
          </table:table-cell>
          <table:table-cell office:value-type="string" calcext:value-type="string">
            <text:p>L</text:p>
          </table:table-cell>
          <table:table-cell office:value-type="float" office:value="2.2647" calcext:value-type="float">
            <text:p>2.2647</text:p>
          </table:table-cell>
          <table:table-cell office:value-type="float" office:value="0.2223" calcext:value-type="float">
            <text:p>0.2223</text:p>
          </table:table-cell>
          <table:table-cell office:value-type="float" office:value="0.1076" calcext:value-type="float">
            <text:p>0.1076</text:p>
          </table:table-cell>
          <table:table-cell office:value-type="float" office:value="2.0576" calcext:value-type="float">
            <text:p>2.0576</text:p>
          </table:table-cell>
          <table:table-cell office:value-type="float" office:value="0.7593" calcext:value-type="float">
            <text:p>0.7593</text:p>
          </table:table-cell>
        </table:table-row>
        <table:table-row table:style-name="ro1">
          <table:table-cell office:value-type="float" office:value="1477010444350000" calcext:value-type="float">
            <text:p>1477010444350000</text:p>
          </table:table-cell>
          <table:table-cell office:value-type="float" office:value="7.5704" calcext:value-type="float">
            <text:p>7.5704</text:p>
          </table:table-cell>
          <table:table-cell office:value-type="float" office:value="0.9946" calcext:value-type="float">
            <text:p>0.9946</text:p>
          </table:table-cell>
          <table:table-cell office:value-type="float" office:value="5.1988" calcext:value-type="float">
            <text:p>5.1988</text:p>
          </table:table-cell>
          <table:table-cell office:value-type="float" office:value="0.1861" calcext:value-type="float">
            <text:p>0.1861</text:p>
          </table:table-cell>
          <table:table-cell office:value-type="float" office:value="0.2323" calcext:value-type="float">
            <text:p>0.2323</text:p>
          </table:table-cell>
          <table:table-cell office:value-type="string" calcext:value-type="string">
            <text:p>R</text:p>
          </table:table-cell>
          <table:table-cell office:value-type="float" office:value="3.2905" calcext:value-type="float">
            <text:p>3.2905</text:p>
          </table:table-cell>
          <table:table-cell office:value-type="float" office:value="0.2184" calcext:value-type="float">
            <text:p>0.2184</text:p>
          </table:table-cell>
          <table:table-cell office:value-type="float" office:value="0.1069" calcext:value-type="float">
            <text:p>0.1069</text:p>
          </table:table-cell>
          <table:table-cell office:value-type="float" office:value="2.0205" calcext:value-type="float">
            <text:p>2.0205</text:p>
          </table:table-cell>
          <table:table-cell office:value-type="float" office:value="0.7477" calcext:value-type="float">
            <text:p>0.7477</text:p>
          </table:table-cell>
        </table:table-row>
        <table:table-row table:style-name="ro1" table:visibility="filter">
          <table:table-cell office:value-type="float" office:value="1477010444400000" calcext:value-type="float">
            <text:p>1477010444400000</text:p>
          </table:table-cell>
          <table:table-cell office:value-type="float" office:value="7.8252" calcext:value-type="float">
            <text:p>7.8252</text:p>
          </table:table-cell>
          <table:table-cell office:value-type="float" office:value="0.8731" calcext:value-type="float">
            <text:p>0.8731</text:p>
          </table:table-cell>
          <table:table-cell office:value-type="float" office:value="5.1354" calcext:value-type="float">
            <text:p>5.1354</text:p>
          </table:table-cell>
          <table:table-cell office:value-type="float" office:value="0.0901" calcext:value-type="float">
            <text:p>0.0901</text:p>
          </table:table-cell>
          <table:table-cell office:value-type="float" office:value="0.0775" calcext:value-type="float">
            <text:p>0.0775</text:p>
          </table:table-cell>
          <table:table-cell office:value-type="string" calcext:value-type="string">
            <text:p>L</text:p>
          </table:table-cell>
          <table:table-cell office:value-type="float" office:value="2.2398" calcext:value-type="float">
            <text:p>2.2398</text:p>
          </table:table-cell>
          <table:table-cell office:value-type="float" office:value="0.2146" calcext:value-type="float">
            <text:p>0.2146</text:p>
          </table:table-cell>
          <table:table-cell office:value-type="float" office:value="0.1058" calcext:value-type="float">
            <text:p>0.1058</text:p>
          </table:table-cell>
          <table:table-cell office:value-type="float" office:value="1.9854" calcext:value-type="float">
            <text:p>1.9854</text:p>
          </table:table-cell>
          <table:table-cell office:value-type="float" office:value="0.7362" calcext:value-type="float">
            <text:p>0.7362</text:p>
          </table:table-cell>
        </table:table-row>
        <table:table-row table:style-name="ro1">
          <table:table-cell office:value-type="float" office:value="1477010444450000" calcext:value-type="float">
            <text:p>1477010444450000</text:p>
          </table:table-cell>
          <table:table-cell office:value-type="float" office:value="8.0799" calcext:value-type="float">
            <text:p>8.0799</text:p>
          </table:table-cell>
          <table:table-cell office:value-type="float" office:value="0.8967" calcext:value-type="float">
            <text:p>0.8967</text:p>
          </table:table-cell>
          <table:table-cell office:value-type="float" office:value="5.1354" calcext:value-type="float">
            <text:p>5.1354</text:p>
          </table:table-cell>
          <table:table-cell office:value-type="float" office:value="0.0939" calcext:value-type="float">
            <text:p>0.0939</text:p>
          </table:table-cell>
          <table:table-cell office:value-type="float" office:value="0.0775" calcext:value-type="float">
            <text:p>0.0775</text:p>
          </table:table-cell>
          <table:table-cell office:value-type="string" calcext:value-type="string">
            <text:p>R</text:p>
          </table:table-cell>
          <table:table-cell office:value-type="float" office:value="2.1146" calcext:value-type="float">
            <text:p>2.1146</text:p>
          </table:table-cell>
          <table:table-cell office:value-type="float" office:value="0.211" calcext:value-type="float">
            <text:p>0.211</text:p>
          </table:table-cell>
          <table:table-cell office:value-type="float" office:value="0.1051" calcext:value-type="float">
            <text:p>0.1051</text:p>
          </table:table-cell>
          <table:table-cell office:value-type="float" office:value="1.952" calcext:value-type="float">
            <text:p>1.952</text:p>
          </table:table-cell>
          <table:table-cell office:value-type="float" office:value="0.7256" calcext:value-type="float">
            <text:p>0.7256</text:p>
          </table:table-cell>
        </table:table-row>
        <table:table-row table:style-name="ro1" table:visibility="filter">
          <table:table-cell office:value-type="float" office:value="1477010444500000" calcext:value-type="float">
            <text:p>1477010444500000</text:p>
          </table:table-cell>
          <table:table-cell office:value-type="float" office:value="8.3048" calcext:value-type="float">
            <text:p>8.3048</text:p>
          </table:table-cell>
          <table:table-cell office:value-type="float" office:value="0.8823" calcext:value-type="float">
            <text:p>0.8823</text:p>
          </table:table-cell>
          <table:table-cell office:value-type="float" office:value="5.0602" calcext:value-type="float">
            <text:p>5.0602</text:p>
          </table:table-cell>
          <table:table-cell office:value-type="float" office:value="0.0769" calcext:value-type="float">
            <text:p>0.0769</text:p>
          </table:table-cell>
          <table:table-cell office:value-type="float" office:value="0.0493" calcext:value-type="float">
            <text:p>0.0493</text:p>
          </table:table-cell>
          <table:table-cell office:value-type="string" calcext:value-type="string">
            <text:p>L</text:p>
          </table:table-cell>
          <table:table-cell office:value-type="float" office:value="0.3687" calcext:value-type="float">
            <text:p>0.3687</text:p>
          </table:table-cell>
          <table:table-cell office:value-type="float" office:value="0.2077" calcext:value-type="float">
            <text:p>0.2077</text:p>
          </table:table-cell>
          <table:table-cell office:value-type="float" office:value="0.1063" calcext:value-type="float">
            <text:p>0.1063</text:p>
          </table:table-cell>
          <table:table-cell office:value-type="float" office:value="1.9203" calcext:value-type="float">
            <text:p>1.9203</text:p>
          </table:table-cell>
          <table:table-cell office:value-type="float" office:value="0.7178" calcext:value-type="float">
            <text:p>0.7178</text:p>
          </table:table-cell>
        </table:table-row>
        <table:table-row table:style-name="ro1">
          <table:table-cell office:value-type="float" office:value="1477010444550000" calcext:value-type="float">
            <text:p>1477010444550000</text:p>
          </table:table-cell>
          <table:table-cell office:value-type="float" office:value="8.5562" calcext:value-type="float">
            <text:p>8.5562</text:p>
          </table:table-cell>
          <table:table-cell office:value-type="float" office:value="0.902" calcext:value-type="float">
            <text:p>0.902</text:p>
          </table:table-cell>
          <table:table-cell office:value-type="float" office:value="5.0602" calcext:value-type="float">
            <text:p>5.0602</text:p>
          </table:table-cell>
          <table:table-cell office:value-type="float" office:value="0.0794" calcext:value-type="float">
            <text:p>0.0794</text:p>
          </table:table-cell>
          <table:table-cell office:value-type="float" office:value="0.0493" calcext:value-type="float">
            <text:p>0.0493</text:p>
          </table:table-cell>
          <table:table-cell office:value-type="string" calcext:value-type="string">
            <text:p>R</text:p>
          </table:table-cell>
          <table:table-cell office:value-type="float" office:value="4.8588" calcext:value-type="float">
            <text:p>4.8588</text:p>
          </table:table-cell>
          <table:table-cell office:value-type="float" office:value="0.2046" calcext:value-type="float">
            <text:p>0.2046</text:p>
          </table:table-cell>
          <table:table-cell office:value-type="float" office:value="0.1083" calcext:value-type="float">
            <text:p>0.1083</text:p>
          </table:table-cell>
          <table:table-cell office:value-type="float" office:value="1.89" calcext:value-type="float">
            <text:p>1.89</text:p>
          </table:table-cell>
          <table:table-cell office:value-type="float" office:value="0.7113" calcext:value-type="float">
            <text:p>0.7113</text:p>
          </table:table-cell>
        </table:table-row>
        <table:table-row table:style-name="ro1" table:visibility="filter">
          <table:table-cell office:value-type="float" office:value="1477010444600000" calcext:value-type="float">
            <text:p>1477010444600000</text:p>
          </table:table-cell>
          <table:table-cell office:value-type="float" office:value="8.7844" calcext:value-type="float">
            <text:p>8.7844</text:p>
          </table:table-cell>
          <table:table-cell office:value-type="float" office:value="0.9826" calcext:value-type="float">
            <text:p>0.9826</text:p>
          </table:table-cell>
          <table:table-cell office:value-type="float" office:value="5.0272" calcext:value-type="float">
            <text:p>5.0272</text:p>
          </table:table-cell>
          <table:table-cell office:value-type="float" office:value="0.1169" calcext:value-type="float">
            <text:p>0.1169</text:p>
          </table:table-cell>
          <table:table-cell office:value-type="float" office:value="0.0924" calcext:value-type="float">
            <text:p>0.0924</text:p>
          </table:table-cell>
          <table:table-cell office:value-type="string" calcext:value-type="string">
            <text:p>L</text:p>
          </table:table-cell>
          <table:table-cell office:value-type="float" office:value="0.4743" calcext:value-type="float">
            <text:p>0.4743</text:p>
          </table:table-cell>
          <table:table-cell office:value-type="float" office:value="0.2019" calcext:value-type="float">
            <text:p>0.2019</text:p>
          </table:table-cell>
          <table:table-cell office:value-type="float" office:value="0.1087" calcext:value-type="float">
            <text:p>0.1087</text:p>
          </table:table-cell>
          <table:table-cell office:value-type="float" office:value="1.8612" calcext:value-type="float">
            <text:p>1.8612</text:p>
          </table:table-cell>
          <table:table-cell office:value-type="float" office:value="0.7028" calcext:value-type="float">
            <text:p>0.7028</text:p>
          </table:table-cell>
        </table:table-row>
        <table:table-row table:style-name="ro1">
          <table:table-cell office:value-type="float" office:value="1477010444650000" calcext:value-type="float">
            <text:p>1477010444650000</text:p>
          </table:table-cell>
          <table:table-cell office:value-type="float" office:value="9.0333" calcext:value-type="float">
            <text:p>9.0333</text:p>
          </table:table-cell>
          <table:table-cell office:value-type="float" office:value="1.0124" calcext:value-type="float">
            <text:p>1.0124</text:p>
          </table:table-cell>
          <table:table-cell office:value-type="float" office:value="5.0272" calcext:value-type="float">
            <text:p>5.0272</text:p>
          </table:table-cell>
          <table:table-cell office:value-type="float" office:value="0.1215" calcext:value-type="float">
            <text:p>0.1215</text:p>
          </table:table-cell>
          <table:table-cell office:value-type="float" office:value="0.0924" calcext:value-type="float">
            <text:p>0.0924</text:p>
          </table:table-cell>
          <table:table-cell office:value-type="string" calcext:value-type="string">
            <text:p>R</text:p>
          </table:table-cell>
          <table:table-cell office:value-type="float" office:value="7.3555" calcext:value-type="float">
            <text:p>7.3555</text:p>
          </table:table-cell>
          <table:table-cell office:value-type="float" office:value="0.1994" calcext:value-type="float">
            <text:p>0.1994</text:p>
          </table:table-cell>
          <table:table-cell office:value-type="float" office:value="0.1097" calcext:value-type="float">
            <text:p>0.1097</text:p>
          </table:table-cell>
          <table:table-cell office:value-type="float" office:value="1.8337" calcext:value-type="float">
            <text:p>1.8337</text:p>
          </table:table-cell>
          <table:table-cell office:value-type="float" office:value="0.6952" calcext:value-type="float">
            <text:p>0.6952</text:p>
          </table:table-cell>
        </table:table-row>
        <table:table-row table:style-name="ro1" table:visibility="filter">
          <table:table-cell office:value-type="float" office:value="1477010444700000" calcext:value-type="float">
            <text:p>1477010444700000</text:p>
          </table:table-cell>
          <table:table-cell office:value-type="float" office:value="9.2727" calcext:value-type="float">
            <text:p>9.2727</text:p>
          </table:table-cell>
          <table:table-cell office:value-type="float" office:value="1.0462" calcext:value-type="float">
            <text:p>1.0462</text:p>
          </table:table-cell>
          <table:table-cell office:value-type="float" office:value="5.008" calcext:value-type="float">
            <text:p>5.008</text:p>
          </table:table-cell>
          <table:table-cell office:value-type="float" office:value="0.1281" calcext:value-type="float">
            <text:p>0.1281</text:p>
          </table:table-cell>
          <table:table-cell office:value-type="float" office:value="0.0947" calcext:value-type="float">
            <text:p>0.0947</text:p>
          </table:table-cell>
          <table:table-cell office:value-type="string" calcext:value-type="string">
            <text:p>L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1971" calcext:value-type="float">
            <text:p>0.1971</text:p>
          </table:table-cell>
          <table:table-cell office:value-type="float" office:value="0.1113" calcext:value-type="float">
            <text:p>0.1113</text:p>
          </table:table-cell>
          <table:table-cell office:value-type="float" office:value="1.8073" calcext:value-type="float">
            <text:p>1.8073</text:p>
          </table:table-cell>
          <table:table-cell office:value-type="float" office:value="0.6884" calcext:value-type="float">
            <text:p>0.6884</text:p>
          </table:table-cell>
        </table:table-row>
        <table:table-row table:style-name="ro1">
          <table:table-cell office:value-type="float" office:value="1477010444750000" calcext:value-type="float">
            <text:p>1477010444750000</text:p>
          </table:table-cell>
          <table:table-cell office:value-type="float" office:value="9.5204" calcext:value-type="float">
            <text:p>9.5204</text:p>
          </table:table-cell>
          <table:table-cell office:value-type="float" office:value="1.0787" calcext:value-type="float">
            <text:p>1.0787</text:p>
          </table:table-cell>
          <table:table-cell office:value-type="float" office:value="5.008" calcext:value-type="float">
            <text:p>5.008</text:p>
          </table:table-cell>
          <table:table-cell office:value-type="float" office:value="0.1328" calcext:value-type="float">
            <text:p>0.1328</text:p>
          </table:table-cell>
          <table:table-cell office:value-type="float" office:value="0.0947" calcext:value-type="float">
            <text:p>0.0947</text:p>
          </table:table-cell>
          <table:table-cell office:value-type="string" calcext:value-type="string">
            <text:p>R</text:p>
          </table:table-cell>
          <table:table-cell office:value-type="float" office:value="5.5079" calcext:value-type="float">
            <text:p>5.5079</text:p>
          </table:table-cell>
          <table:table-cell office:value-type="float" office:value="0.1949" calcext:value-type="float">
            <text:p>0.1949</text:p>
          </table:table-cell>
          <table:table-cell office:value-type="float" office:value="0.1136" calcext:value-type="float">
            <text:p>0.1136</text:p>
          </table:table-cell>
          <table:table-cell office:value-type="float" office:value="1.782" calcext:value-type="float">
            <text:p>1.782</text:p>
          </table:table-cell>
          <table:table-cell office:value-type="float" office:value="0.6825" calcext:value-type="float">
            <text:p>0.6825</text:p>
          </table:table-cell>
        </table:table-row>
        <table:table-row table:style-name="ro1" table:visibility="filter">
          <table:table-cell office:value-type="float" office:value="1477010444800000" calcext:value-type="float">
            <text:p>1477010444800000</text:p>
          </table:table-cell>
          <table:table-cell office:value-type="float" office:value="9.8646" calcext:value-type="float">
            <text:p>9.8646</text:p>
          </table:table-cell>
          <table:table-cell office:value-type="float" office:value="1.2541" calcext:value-type="float">
            <text:p>1.2541</text:p>
          </table:table-cell>
          <table:table-cell office:value-type="float" office:value="5.2531" calcext:value-type="float">
            <text:p>5.2531</text:p>
          </table:table-cell>
          <table:table-cell office:value-type="float" office:value="0.203" calcext:value-type="float">
            <text:p>0.203</text:p>
          </table:table-cell>
          <table:table-cell office:value-type="float" office:value="0.167" calcext:value-type="float">
            <text:p>0.167</text:p>
          </table:table-cell>
          <table:table-cell office:value-type="string" calcext:value-type="string">
            <text:p>L</text:p>
          </table:table-cell>
          <table:table-cell office:value-type="float" office:value="5.1371" calcext:value-type="float">
            <text:p>5.1371</text:p>
          </table:table-cell>
          <table:table-cell office:value-type="float" office:value="0.1923" calcext:value-type="float">
            <text:p>0.1923</text:p>
          </table:table-cell>
          <table:table-cell office:value-type="float" office:value="0.1125" calcext:value-type="float">
            <text:p>0.1125</text:p>
          </table:table-cell>
          <table:table-cell office:value-type="float" office:value="1.758" calcext:value-type="float">
            <text:p>1.758</text:p>
          </table:table-cell>
          <table:table-cell office:value-type="float" office:value="0.6733" calcext:value-type="float">
            <text:p>0.6733</text:p>
          </table:table-cell>
        </table:table-row>
        <table:table-row table:style-name="ro1">
          <table:table-cell office:value-type="float" office:value="1477010444850000" calcext:value-type="float">
            <text:p>1477010444850000</text:p>
          </table:table-cell>
          <table:table-cell office:value-type="float" office:value="10.1211" calcext:value-type="float">
            <text:p>10.1211</text:p>
          </table:table-cell>
          <table:table-cell office:value-type="float" office:value="1.308" calcext:value-type="float">
            <text:p>1.308</text:p>
          </table:table-cell>
          <table:table-cell office:value-type="float" office:value="5.2531" calcext:value-type="float">
            <text:p>5.2531</text:p>
          </table:table-cell>
          <table:table-cell office:value-type="float" office:value="0.2113" calcext:value-type="float">
            <text:p>0.2113</text:p>
          </table:table-cell>
          <table:table-cell office:value-type="float" office:value="0.167" calcext:value-type="float">
            <text:p>0.167</text:p>
          </table:table-cell>
          <table:table-cell office:value-type="string" calcext:value-type="string">
            <text:p>R</text:p>
          </table:table-cell>
          <table:table-cell office:value-type="float" office:value="4.8438" calcext:value-type="float">
            <text:p>4.8438</text:p>
          </table:table-cell>
          <table:table-cell office:value-type="float" office:value="0.1897" calcext:value-type="float">
            <text:p>0.1897</text:p>
          </table:table-cell>
          <table:table-cell office:value-type="float" office:value="0.1115" calcext:value-type="float">
            <text:p>0.1115</text:p>
          </table:table-cell>
          <table:table-cell office:value-type="float" office:value="1.7349" calcext:value-type="float">
            <text:p>1.7349</text:p>
          </table:table-cell>
          <table:table-cell office:value-type="float" office:value="0.6647" calcext:value-type="float">
            <text:p>0.6647</text:p>
          </table:table-cell>
        </table:table-row>
        <table:table-row table:style-name="ro1" table:visibility="filter">
          <table:table-cell office:value-type="float" office:value="1477010444900000" calcext:value-type="float">
            <text:p>1477010444900000</text:p>
          </table:table-cell>
          <table:table-cell office:value-type="float" office:value="10.3312" calcext:value-type="float">
            <text:p>10.3312</text:p>
          </table:table-cell>
          <table:table-cell office:value-type="float" office:value="1.4048" calcext:value-type="float">
            <text:p>1.4048</text:p>
          </table:table-cell>
          <table:table-cell office:value-type="float" office:value="5.1687" calcext:value-type="float">
            <text:p>5.1687</text:p>
          </table:table-cell>
          <table:table-cell office:value-type="float" office:value="0.242" calcext:value-type="float">
            <text:p>0.242</text:p>
          </table:table-cell>
          <table:table-cell office:value-type="float" office:value="0.1904" calcext:value-type="float">
            <text:p>0.1904</text:p>
          </table:table-cell>
          <table:table-cell office:value-type="string" calcext:value-type="string">
            <text:p>L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1873" calcext:value-type="float">
            <text:p>0.1873</text:p>
          </table:table-cell>
          <table:table-cell office:value-type="float" office:value="0.1101" calcext:value-type="float">
            <text:p>0.1101</text:p>
          </table:table-cell>
          <table:table-cell office:value-type="float" office:value="1.7125" calcext:value-type="float">
            <text:p>1.7125</text:p>
          </table:table-cell>
          <table:table-cell office:value-type="float" office:value="0.6561" calcext:value-type="float">
            <text:p>0.6561</text:p>
          </table:table-cell>
        </table:table-row>
        <table:table-row table:style-name="ro1">
          <table:table-cell office:value-type="float" office:value="1477010444950000" calcext:value-type="float">
            <text:p>1477010444950000</text:p>
          </table:table-cell>
          <table:table-cell office:value-type="float" office:value="10.5814" calcext:value-type="float">
            <text:p>10.5814</text:p>
          </table:table-cell>
          <table:table-cell office:value-type="float" office:value="1.4678" calcext:value-type="float">
            <text:p>1.4678</text:p>
          </table:table-cell>
          <table:table-cell office:value-type="float" office:value="5.1687" calcext:value-type="float">
            <text:p>5.1687</text:p>
          </table:table-cell>
          <table:table-cell office:value-type="float" office:value="0.2515" calcext:value-type="float">
            <text:p>0.2515</text:p>
          </table:table-cell>
          <table:table-cell office:value-type="float" office:value="0.1904" calcext:value-type="float">
            <text:p>0.1904</text:p>
          </table:table-cell>
          <table:table-cell office:value-type="string" calcext:value-type="string">
            <text:p>R</text:p>
          </table:table-cell>
          <table:table-cell office:value-type="float" office:value="3.856" calcext:value-type="float">
            <text:p>3.856</text:p>
          </table:table-cell>
          <table:table-cell office:value-type="float" office:value="0.185" calcext:value-type="float">
            <text:p>0.185</text:p>
          </table:table-cell>
          <table:table-cell office:value-type="float" office:value="0.1088" calcext:value-type="float">
            <text:p>0.1088</text:p>
          </table:table-cell>
          <table:table-cell office:value-type="float" office:value="1.691" calcext:value-type="float">
            <text:p>1.691</text:p>
          </table:table-cell>
          <table:table-cell office:value-type="float" office:value="0.6479" calcext:value-type="float">
            <text:p>0.6479</text:p>
          </table:table-cell>
        </table:table-row>
        <table:table-row table:style-name="ro1" table:visibility="filter">
          <table:table-cell office:value-type="float" office:value="1477010445000000" calcext:value-type="float">
            <text:p>1477010445000000</text:p>
          </table:table-cell>
          <table:table-cell office:value-type="float" office:value="10.7963" calcext:value-type="float">
            <text:p>10.7963</text:p>
          </table:table-cell>
          <table:table-cell office:value-type="float" office:value="1.5015" calcext:value-type="float">
            <text:p>1.5015</text:p>
          </table:table-cell>
          <table:table-cell office:value-type="float" office:value="5.0828" calcext:value-type="float">
            <text:p>5.0828</text:p>
          </table:table-cell>
          <table:table-cell office:value-type="float" office:value="0.2496" calcext:value-type="float">
            <text:p>0.2496</text:p>
          </table:table-cell>
          <table:table-cell office:value-type="float" office:value="0.179" calcext:value-type="float">
            <text:p>0.179</text:p>
          </table:table-cell>
          <table:table-cell office:value-type="string" calcext:value-type="string">
            <text:p>L</text:p>
          </table:table-cell>
          <table:table-cell office:value-type="float" office:value="0.4633" calcext:value-type="float">
            <text:p>0.4633</text:p>
          </table:table-cell>
          <table:table-cell office:value-type="float" office:value="0.183" calcext:value-type="float">
            <text:p>0.183</text:p>
          </table:table-cell>
          <table:table-cell office:value-type="float" office:value="0.1079" calcext:value-type="float">
            <text:p>0.1079</text:p>
          </table:table-cell>
          <table:table-cell office:value-type="float" office:value="1.6703" calcext:value-type="float">
            <text:p>1.6703</text:p>
          </table:table-cell>
          <table:table-cell office:value-type="float" office:value="0.6403" calcext:value-type="float">
            <text:p>0.6403</text:p>
          </table:table-cell>
        </table:table-row>
        <table:table-row table:style-name="ro1">
          <table:table-cell office:value-type="float" office:value="1477010445050000" calcext:value-type="float">
            <text:p>1477010445050000</text:p>
          </table:table-cell>
          <table:table-cell office:value-type="float" office:value="11.042" calcext:value-type="float">
            <text:p>11.042</text:p>
          </table:table-cell>
          <table:table-cell office:value-type="float" office:value="1.5653" calcext:value-type="float">
            <text:p>1.5653</text:p>
          </table:table-cell>
          <table:table-cell office:value-type="float" office:value="5.0828" calcext:value-type="float">
            <text:p>5.0828</text:p>
          </table:table-cell>
          <table:table-cell office:value-type="float" office:value="0.2586" calcext:value-type="float">
            <text:p>0.2586</text:p>
          </table:table-cell>
          <table:table-cell office:value-type="float" office:value="0.179" calcext:value-type="float">
            <text:p>0.179</text:p>
          </table:table-cell>
          <table:table-cell office:value-type="string" calcext:value-type="string">
            <text:p>R</text:p>
          </table:table-cell>
          <table:table-cell office:value-type="float" office:value="2.0077" calcext:value-type="float">
            <text:p>2.0077</text:p>
          </table:table-cell>
          <table:table-cell office:value-type="float" office:value="0.181" calcext:value-type="float">
            <text:p>0.181</text:p>
          </table:table-cell>
          <table:table-cell office:value-type="float" office:value="0.1072" calcext:value-type="float">
            <text:p>0.1072</text:p>
          </table:table-cell>
          <table:table-cell office:value-type="float" office:value="1.6503" calcext:value-type="float">
            <text:p>1.6503</text:p>
          </table:table-cell>
          <table:table-cell office:value-type="float" office:value="0.6331" calcext:value-type="float">
            <text:p>0.6331</text:p>
          </table:table-cell>
        </table:table-row>
        <table:table-row table:style-name="ro1" table:visibility="filter">
          <table:table-cell office:value-type="float" office:value="1477010445100000" calcext:value-type="float">
            <text:p>1477010445100000</text:p>
          </table:table-cell>
          <table:table-cell office:value-type="float" office:value="11.3929" calcext:value-type="float">
            <text:p>11.3929</text:p>
          </table:table-cell>
          <table:table-cell office:value-type="float" office:value="1.6231" calcext:value-type="float">
            <text:p>1.6231</text:p>
          </table:table-cell>
          <table:table-cell office:value-type="float" office:value="5.303" calcext:value-type="float">
            <text:p>5.303</text:p>
          </table:table-cell>
          <table:table-cell office:value-type="float" office:value="0.2548" calcext:value-type="float">
            <text:p>0.2548</text:p>
          </table:table-cell>
          <table:table-cell office:value-type="float" office:value="0.1663" calcext:value-type="float">
            <text:p>0.1663</text:p>
          </table:table-cell>
          <table:table-cell office:value-type="string" calcext:value-type="string">
            <text:p>L</text:p>
          </table:table-cell>
          <table:table-cell office:value-type="float" office:value="2.5942" calcext:value-type="float">
            <text:p>2.5942</text:p>
          </table:table-cell>
          <table:table-cell office:value-type="float" office:value="0.179" calcext:value-type="float">
            <text:p>0.179</text:p>
          </table:table-cell>
          <table:table-cell office:value-type="float" office:value="0.1068" calcext:value-type="float">
            <text:p>0.1068</text:p>
          </table:table-cell>
          <table:table-cell office:value-type="float" office:value="1.6315" calcext:value-type="float">
            <text:p>1.6315</text:p>
          </table:table-cell>
          <table:table-cell office:value-type="float" office:value="0.6264" calcext:value-type="float">
            <text:p>0.6264</text:p>
          </table:table-cell>
        </table:table-row>
        <table:table-row table:style-name="ro1">
          <table:table-cell office:value-type="float" office:value="1477010445150000" calcext:value-type="float">
            <text:p>1477010445150000</text:p>
          </table:table-cell>
          <table:table-cell office:value-type="float" office:value="11.6488" calcext:value-type="float">
            <text:p>11.6488</text:p>
          </table:table-cell>
          <table:table-cell office:value-type="float" office:value="1.6909" calcext:value-type="float">
            <text:p>1.6909</text:p>
          </table:table-cell>
          <table:table-cell office:value-type="float" office:value="5.303" calcext:value-type="float">
            <text:p>5.303</text:p>
          </table:table-cell>
          <table:table-cell office:value-type="float" office:value="0.2631" calcext:value-type="float">
            <text:p>0.2631</text:p>
          </table:table-cell>
          <table:table-cell office:value-type="float" office:value="0.1663" calcext:value-type="float">
            <text:p>0.1663</text:p>
          </table:table-cell>
          <table:table-cell office:value-type="string" calcext:value-type="string">
            <text:p>R</text:p>
          </table:table-cell>
          <table:table-cell office:value-type="float" office:value="1.1781" calcext:value-type="float">
            <text:p>1.1781</text:p>
          </table:table-cell>
          <table:table-cell office:value-type="float" office:value="0.1773" calcext:value-type="float">
            <text:p>0.1773</text:p>
          </table:table-cell>
          <table:table-cell office:value-type="float" office:value="0.1067" calcext:value-type="float">
            <text:p>0.1067</text:p>
          </table:table-cell>
          <table:table-cell office:value-type="float" office:value="1.6135" calcext:value-type="float">
            <text:p>1.6135</text:p>
          </table:table-cell>
          <table:table-cell office:value-type="float" office:value="0.6201" calcext:value-type="float">
            <text:p>0.6201</text:p>
          </table:table-cell>
        </table:table-row>
        <table:table-row table:style-name="ro1" table:visibility="filter">
          <table:table-cell office:value-type="float" office:value="1477010445200000" calcext:value-type="float">
            <text:p>1477010445200000</text:p>
          </table:table-cell>
          <table:table-cell office:value-type="float" office:value="11.86" calcext:value-type="float">
            <text:p>11.86</text:p>
          </table:table-cell>
          <table:table-cell office:value-type="float" office:value="1.7558" calcext:value-type="float">
            <text:p>1.7558</text:p>
          </table:table-cell>
          <table:table-cell office:value-type="float" office:value="5.2076" calcext:value-type="float">
            <text:p>5.2076</text:p>
          </table:table-cell>
          <table:table-cell office:value-type="float" office:value="0.2735" calcext:value-type="float">
            <text:p>0.2735</text:p>
          </table:table-cell>
          <table:table-cell office:value-type="float" office:value="0.1683" calcext:value-type="float">
            <text:p>0.1683</text:p>
          </table:table-cell>
          <table:table-cell office:value-type="string" calcext:value-type="string">
            <text:p>L</text:p>
          </table:table-cell>
          <table:table-cell office:value-type="float" office:value="0.4595" calcext:value-type="float">
            <text:p>0.4595</text:p>
          </table:table-cell>
          <table:table-cell office:value-type="float" office:value="0.1754" calcext:value-type="float">
            <text:p>0.1754</text:p>
          </table:table-cell>
          <table:table-cell office:value-type="float" office:value="0.1069" calcext:value-type="float">
            <text:p>0.1069</text:p>
          </table:table-cell>
          <table:table-cell office:value-type="float" office:value="1.5957" calcext:value-type="float">
            <text:p>1.5957</text:p>
          </table:table-cell>
          <table:table-cell office:value-type="float" office:value="0.6144" calcext:value-type="float">
            <text:p>0.6144</text:p>
          </table:table-cell>
        </table:table-row>
        <table:table-row table:style-name="ro1">
          <table:table-cell office:value-type="float" office:value="1477010445250000" calcext:value-type="float">
            <text:p>1477010445250000</text:p>
          </table:table-cell>
          <table:table-cell office:value-type="float" office:value="12.1101" calcext:value-type="float">
            <text:p>12.1101</text:p>
          </table:table-cell>
          <table:table-cell office:value-type="float" office:value="1.8271" calcext:value-type="float">
            <text:p>1.8271</text:p>
          </table:table-cell>
          <table:table-cell office:value-type="float" office:value="5.2076" calcext:value-type="float">
            <text:p>5.2076</text:p>
          </table:table-cell>
          <table:table-cell office:value-type="float" office:value="0.2819" calcext:value-type="float">
            <text:p>0.2819</text:p>
          </table:table-cell>
          <table:table-cell office:value-type="float" office:value="0.1683" calcext:value-type="float">
            <text:p>0.1683</text:p>
          </table:table-cell>
          <table:table-cell office:value-type="string" calcext:value-type="string">
            <text:p>R</text:p>
          </table:table-cell>
          <table:table-cell office:value-type="float" office:value="0.794" calcext:value-type="float">
            <text:p>0.794</text:p>
          </table:table-cell>
          <table:table-cell office:value-type="float" office:value="0.1736" calcext:value-type="float">
            <text:p>0.1736</text:p>
          </table:table-cell>
          <table:table-cell office:value-type="float" office:value="0.1074" calcext:value-type="float">
            <text:p>0.1074</text:p>
          </table:table-cell>
          <table:table-cell office:value-type="float" office:value="1.5786" calcext:value-type="float">
            <text:p>1.5786</text:p>
          </table:table-cell>
          <table:table-cell office:value-type="float" office:value="0.6091" calcext:value-type="float">
            <text:p>0.6091</text:p>
          </table:table-cell>
        </table:table-row>
        <table:table-row table:style-name="ro1" table:visibility="filter">
          <table:table-cell office:value-type="float" office:value="1477010445300000" calcext:value-type="float">
            <text:p>1477010445300000</text:p>
          </table:table-cell>
          <table:table-cell office:value-type="float" office:value="12.3469" calcext:value-type="float">
            <text:p>12.3469</text:p>
          </table:table-cell>
          <table:table-cell office:value-type="float" office:value="1.8577" calcext:value-type="float">
            <text:p>1.8577</text:p>
          </table:table-cell>
          <table:table-cell office:value-type="float" office:value="5.1591" calcext:value-type="float">
            <text:p>5.1591</text:p>
          </table:table-cell>
          <table:table-cell office:value-type="float" office:value="0.2748" calcext:value-type="float">
            <text:p>0.2748</text:p>
          </table:table-cell>
          <table:table-cell office:value-type="float" office:value="0.1538" calcext:value-type="float">
            <text:p>0.1538</text:p>
          </table:table-cell>
          <table:table-cell office:value-type="string" calcext:value-type="string">
            <text:p>L</text:p>
          </table:table-cell>
          <table:table-cell office:value-type="float" office:value="0.4253" calcext:value-type="float">
            <text:p>0.4253</text:p>
          </table:table-cell>
          <table:table-cell office:value-type="float" office:value="0.1718" calcext:value-type="float">
            <text:p>0.1718</text:p>
          </table:table-cell>
          <table:table-cell office:value-type="float" office:value="0.1097" calcext:value-type="float">
            <text:p>0.1097</text:p>
          </table:table-cell>
          <table:table-cell office:value-type="float" office:value="1.5621" calcext:value-type="float">
            <text:p>1.5621</text:p>
          </table:table-cell>
          <table:table-cell office:value-type="float" office:value="0.6055" calcext:value-type="float">
            <text:p>0.6055</text:p>
          </table:table-cell>
        </table:table-row>
        <table:table-row table:style-name="ro1">
          <table:table-cell office:value-type="float" office:value="1477010445350000" calcext:value-type="float">
            <text:p>1477010445350000</text:p>
          </table:table-cell>
          <table:table-cell office:value-type="float" office:value="12.5946" calcext:value-type="float">
            <text:p>12.5946</text:p>
          </table:table-cell>
          <table:table-cell office:value-type="float" office:value="1.9285" calcext:value-type="float">
            <text:p>1.9285</text:p>
          </table:table-cell>
          <table:table-cell office:value-type="float" office:value="5.1591" calcext:value-type="float">
            <text:p>5.1591</text:p>
          </table:table-cell>
          <table:table-cell office:value-type="float" office:value="0.2825" calcext:value-type="float">
            <text:p>0.2825</text:p>
          </table:table-cell>
          <table:table-cell office:value-type="float" office:value="0.1538" calcext:value-type="float">
            <text:p>0.1538</text:p>
          </table:table-cell>
          <table:table-cell office:value-type="string" calcext:value-type="string">
            <text:p>R</text:p>
          </table:table-cell>
          <table:table-cell office:value-type="float" office:value="0.4557" calcext:value-type="float">
            <text:p>0.4557</text:p>
          </table:table-cell>
          <table:table-cell office:value-type="float" office:value="0.1702" calcext:value-type="float">
            <text:p>0.1702</text:p>
          </table:table-cell>
          <table:table-cell office:value-type="float" office:value="0.1126" calcext:value-type="float">
            <text:p>0.1126</text:p>
          </table:table-cell>
          <table:table-cell office:value-type="float" office:value="1.5461" calcext:value-type="float">
            <text:p>1.5461</text:p>
          </table:table-cell>
          <table:table-cell office:value-type="float" office:value="0.6024" calcext:value-type="float">
            <text:p>0.6024</text:p>
          </table:table-cell>
        </table:table-row>
        <table:table-row table:style-name="ro1" table:visibility="filter">
          <table:table-cell office:value-type="float" office:value="1477010445400000" calcext:value-type="float">
            <text:p>1477010445400000</text:p>
          </table:table-cell>
          <table:table-cell office:value-type="float" office:value="12.7538" calcext:value-type="float">
            <text:p>12.7538</text:p>
          </table:table-cell>
          <table:table-cell office:value-type="float" office:value="2.0634" calcext:value-type="float">
            <text:p>2.0634</text:p>
          </table:table-cell>
          <table:table-cell office:value-type="float" office:value="5.0086" calcext:value-type="float">
            <text:p>5.0086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184" calcext:value-type="float">
            <text:p>0.184</text:p>
          </table:table-cell>
          <table:table-cell office:value-type="string" calcext:value-type="string">
            <text:p>L</text:p>
          </table:table-cell>
          <table:table-cell office:value-type="float" office:value="2.6515" calcext:value-type="float">
            <text:p>2.6515</text:p>
          </table:table-cell>
          <table:table-cell office:value-type="float" office:value="0.1685" calcext:value-type="float">
            <text:p>0.1685</text:p>
          </table:table-cell>
          <table:table-cell office:value-type="float" office:value="0.1141" calcext:value-type="float">
            <text:p>0.1141</text:p>
          </table:table-cell>
          <table:table-cell office:value-type="float" office:value="1.5303" calcext:value-type="float">
            <text:p>1.5303</text:p>
          </table:table-cell>
          <table:table-cell office:value-type="float" office:value="0.5984" calcext:value-type="float">
            <text:p>0.5984</text:p>
          </table:table-cell>
        </table:table-row>
        <table:table-row table:style-name="ro1">
          <table:table-cell office:value-type="float" office:value="1477010445450000" calcext:value-type="float">
            <text:p>1477010445450000</text:p>
          </table:table-cell>
          <table:table-cell office:value-type="float" office:value="12.9907" calcext:value-type="float">
            <text:p>12.9907</text:p>
          </table:table-cell>
          <table:table-cell office:value-type="float" office:value="2.1438" calcext:value-type="float">
            <text:p>2.1438</text:p>
          </table:table-cell>
          <table:table-cell office:value-type="float" office:value="5.0086" calcext:value-type="float">
            <text:p>5.0086</text:p>
          </table:table-cell>
          <table:table-cell office:value-type="float" office:value="0.3317" calcext:value-type="float">
            <text:p>0.3317</text:p>
          </table:table-cell>
          <table:table-cell office:value-type="float" office:value="0.184" calcext:value-type="float">
            <text:p>0.184</text:p>
          </table:table-cell>
          <table:table-cell office:value-type="string" calcext:value-type="string">
            <text:p>R</text:p>
          </table:table-cell>
          <table:table-cell office:value-type="float" office:value="3.4408" calcext:value-type="float">
            <text:p>3.4408</text:p>
          </table:table-cell>
          <table:table-cell office:value-type="float" office:value="0.1668" calcext:value-type="float">
            <text:p>0.1668</text:p>
          </table:table-cell>
          <table:table-cell office:value-type="float" office:value="0.116" calcext:value-type="float">
            <text:p>0.116</text:p>
          </table:table-cell>
          <table:table-cell office:value-type="float" office:value="1.515" calcext:value-type="float">
            <text:p>1.515</text:p>
          </table:table-cell>
          <table:table-cell office:value-type="float" office:value="0.5949" calcext:value-type="float">
            <text:p>0.5949</text:p>
          </table:table-cell>
        </table:table-row>
        <table:table-row table:style-name="ro1" table:visibility="filter">
          <table:table-cell office:value-type="float" office:value="1477010445500000" calcext:value-type="float">
            <text:p>1477010445500000</text:p>
          </table:table-cell>
          <table:table-cell office:value-type="float" office:value="13.1783" calcext:value-type="float">
            <text:p>13.1783</text:p>
          </table:table-cell>
          <table:table-cell office:value-type="float" office:value="2.2886" calcext:value-type="float">
            <text:p>2.2886</text:p>
          </table:table-cell>
          <table:table-cell office:value-type="float" office:value="4.9444" calcext:value-type="float">
            <text:p>4.9444</text:p>
          </table:table-cell>
          <table:table-cell office:value-type="float" office:value="0.3692" calcext:value-type="float">
            <text:p>0.3692</text:p>
          </table:table-cell>
          <table:table-cell office:value-type="float" office:value="0.2102" calcext:value-type="float">
            <text:p>0.2102</text:p>
          </table:table-cell>
          <table:table-cell office:value-type="string" calcext:value-type="string">
            <text:p>L</text:p>
          </table:table-cell>
          <table:table-cell office:value-type="float" office:value="1.5145" calcext:value-type="float">
            <text:p>1.5145</text:p>
          </table:table-cell>
          <table:table-cell office:value-type="float" office:value="0.1654" calcext:value-type="float">
            <text:p>0.1654</text:p>
          </table:table-cell>
          <table:table-cell office:value-type="float" office:value="0.1166" calcext:value-type="float">
            <text:p>0.1166</text:p>
          </table:table-cell>
          <table:table-cell office:value-type="float" office:value="1.5001" calcext:value-type="float">
            <text:p>1.5001</text:p>
          </table:table-cell>
          <table:table-cell office:value-type="float" office:value="0.5906" calcext:value-type="float">
            <text:p>0.5906</text:p>
          </table:table-cell>
        </table:table-row>
        <table:table-row table:style-name="ro1">
          <table:table-cell office:value-type="float" office:value="1477010445550000" calcext:value-type="float">
            <text:p>1477010445550000</text:p>
          </table:table-cell>
          <table:table-cell office:value-type="float" office:value="13.4081" calcext:value-type="float">
            <text:p>13.4081</text:p>
          </table:table-cell>
          <table:table-cell office:value-type="float" office:value="2.3789" calcext:value-type="float">
            <text:p>2.3789</text:p>
          </table:table-cell>
          <table:table-cell office:value-type="float" office:value="4.9444" calcext:value-type="float">
            <text:p>4.9444</text:p>
          </table:table-cell>
          <table:table-cell office:value-type="float" office:value="0.3798" calcext:value-type="float">
            <text:p>0.3798</text:p>
          </table:table-cell>
          <table:table-cell office:value-type="float" office:value="0.2102" calcext:value-type="float">
            <text:p>0.2102</text:p>
          </table:table-cell>
          <table:table-cell office:value-type="string" calcext:value-type="string">
            <text:p>R</text:p>
          </table:table-cell>
          <table:table-cell office:value-type="float" office:value="7.5831" calcext:value-type="float">
            <text:p>7.5831</text:p>
          </table:table-cell>
          <table:table-cell office:value-type="float" office:value="0.164" calcext:value-type="float">
            <text:p>0.164</text:p>
          </table:table-cell>
          <table:table-cell office:value-type="float" office:value="0.1177" calcext:value-type="float">
            <text:p>0.1177</text:p>
          </table:table-cell>
          <table:table-cell office:value-type="float" office:value="1.4856" calcext:value-type="float">
            <text:p>1.4856</text:p>
          </table:table-cell>
          <table:table-cell office:value-type="float" office:value="0.5867" calcext:value-type="float">
            <text:p>0.5867</text:p>
          </table:table-cell>
        </table:table-row>
        <table:table-row table:style-name="ro1" table:visibility="filter">
          <table:table-cell office:value-type="float" office:value="1477010445600000" calcext:value-type="float">
            <text:p>1477010445600000</text:p>
          </table:table-cell>
          <table:table-cell office:value-type="float" office:value="13.7074" calcext:value-type="float">
            <text:p>13.7074</text:p>
          </table:table-cell>
          <table:table-cell office:value-type="float" office:value="2.5243" calcext:value-type="float">
            <text:p>2.5243</text:p>
          </table:table-cell>
          <table:table-cell office:value-type="float" office:value="5.1236" calcext:value-type="float">
            <text:p>5.1236</text:p>
          </table:table-cell>
          <table:table-cell office:value-type="float" office:value="0.4013" calcext:value-type="float">
            <text:p>0.4013</text:p>
          </table:table-cell>
          <table:table-cell office:value-type="float" office:value="0.2203" calcext:value-type="float">
            <text:p>0.2203</text:p>
          </table:table-cell>
          <table:table-cell office:value-type="string" calcext:value-type="string">
            <text:p>L</text:p>
          </table:table-cell>
          <table:table-cell office:value-type="float" office:value="1.8205" calcext:value-type="float">
            <text:p>1.8205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1178" calcext:value-type="float">
            <text:p>0.1178</text:p>
          </table:table-cell>
          <table:table-cell office:value-type="float" office:value="1.4717" calcext:value-type="float">
            <text:p>1.4717</text:p>
          </table:table-cell>
          <table:table-cell office:value-type="float" office:value="0.582" calcext:value-type="float">
            <text:p>0.582</text:p>
          </table:table-cell>
        </table:table-row>
        <table:table-row table:style-name="ro1">
          <table:table-cell office:value-type="float" office:value="1477010445650000" calcext:value-type="float">
            <text:p>1477010445650000</text:p>
          </table:table-cell>
          <table:table-cell office:value-type="float" office:value="13.9425" calcext:value-type="float">
            <text:p>13.9425</text:p>
          </table:table-cell>
          <table:table-cell office:value-type="float" office:value="2.6256" calcext:value-type="float">
            <text:p>2.6256</text:p>
          </table:table-cell>
          <table:table-cell office:value-type="float" office:value="5.1236" calcext:value-type="float">
            <text:p>5.1236</text:p>
          </table:table-cell>
          <table:table-cell office:value-type="float" office:value="0.4123" calcext:value-type="float">
            <text:p>0.4123</text:p>
          </table:table-cell>
          <table:table-cell office:value-type="float" office:value="0.2203" calcext:value-type="float">
            <text:p>0.2203</text:p>
          </table:table-cell>
          <table:table-cell office:value-type="string" calcext:value-type="string">
            <text:p>R</text:p>
          </table:table-cell>
          <table:table-cell office:value-type="float" office:value="0.3248" calcext:value-type="float">
            <text:p>0.3248</text:p>
          </table:table-cell>
          <table:table-cell office:value-type="float" office:value="0.161" calcext:value-type="float">
            <text:p>0.161</text:p>
          </table:table-cell>
          <table:table-cell office:value-type="float" office:value="0.1183" calcext:value-type="float">
            <text:p>0.1183</text:p>
          </table:table-cell>
          <table:table-cell office:value-type="float" office:value="1.4583" calcext:value-type="float">
            <text:p>1.4583</text:p>
          </table:table-cell>
          <table:table-cell office:value-type="float" office:value="0.5777" calcext:value-type="float">
            <text:p>0.5777</text:p>
          </table:table-cell>
        </table:table-row>
        <table:table-row table:style-name="ro1" table:visibility="filter">
          <table:table-cell office:value-type="float" office:value="1477010445700000" calcext:value-type="float">
            <text:p>1477010445700000</text:p>
          </table:table-cell>
          <table:table-cell office:value-type="float" office:value="14.1897" calcext:value-type="float">
            <text:p>14.1897</text:p>
          </table:table-cell>
          <table:table-cell office:value-type="float" office:value="2.8007" calcext:value-type="float">
            <text:p>2.8007</text:p>
          </table:table-cell>
          <table:table-cell office:value-type="float" office:value="5.2022" calcext:value-type="float">
            <text:p>5.2022</text:p>
          </table:table-cell>
          <table:table-cell office:value-type="float" office:value="0.4472" calcext:value-type="float">
            <text:p>0.4472</text:p>
          </table:table-cell>
          <table:table-cell office:value-type="float" office:value="0.2424" calcext:value-type="float">
            <text:p>0.2424</text:p>
          </table:table-cell>
          <table:table-cell office:value-type="string" calcext:value-type="string">
            <text:p>L</text:p>
          </table:table-cell>
          <table:table-cell office:value-type="float" office:value="1.3676" calcext:value-type="float">
            <text:p>1.3676</text:p>
          </table:table-cell>
          <table:table-cell office:value-type="float" office:value="0.1596" calcext:value-type="float">
            <text:p>0.1596</text:p>
          </table:table-cell>
          <table:table-cell office:value-type="float" office:value="0.1177" calcext:value-type="float">
            <text:p>0.1177</text:p>
          </table:table-cell>
          <table:table-cell office:value-type="float" office:value="1.4454" calcext:value-type="float">
            <text:p>1.4454</text:p>
          </table:table-cell>
          <table:table-cell office:value-type="float" office:value="0.5727" calcext:value-type="float">
            <text:p>0.5727</text:p>
          </table:table-cell>
        </table:table-row>
        <table:table-row table:style-name="ro1">
          <table:table-cell office:value-type="float" office:value="1477010445750000" calcext:value-type="float">
            <text:p>1477010445750000</text:p>
          </table:table-cell>
          <table:table-cell office:value-type="float" office:value="14.4234" calcext:value-type="float">
            <text:p>14.4234</text:p>
          </table:table-cell>
          <table:table-cell office:value-type="float" office:value="2.9145" calcext:value-type="float">
            <text:p>2.9145</text:p>
          </table:table-cell>
          <table:table-cell office:value-type="float" office:value="5.2022" calcext:value-type="float">
            <text:p>5.2022</text:p>
          </table:table-cell>
          <table:table-cell office:value-type="float" office:value="0.4593" calcext:value-type="float">
            <text:p>0.4593</text:p>
          </table:table-cell>
          <table:table-cell office:value-type="float" office:value="0.2424" calcext:value-type="float">
            <text:p>0.2424</text:p>
          </table:table-cell>
          <table:table-cell office:value-type="string" calcext:value-type="string">
            <text:p>R</text:p>
          </table:table-cell>
          <table:table-cell office:value-type="float" office:value="0.3642" calcext:value-type="float">
            <text:p>0.3642</text:p>
          </table:table-cell>
          <table:table-cell office:value-type="float" office:value="0.1584" calcext:value-type="float">
            <text:p>0.1584</text:p>
          </table:table-cell>
          <table:table-cell office:value-type="float" office:value="0.1172" calcext:value-type="float">
            <text:p>0.1172</text:p>
          </table:table-cell>
          <table:table-cell office:value-type="float" office:value="1.4329" calcext:value-type="float">
            <text:p>1.4329</text:p>
          </table:table-cell>
          <table:table-cell office:value-type="float" office:value="0.5679" calcext:value-type="float">
            <text:p>0.5679</text:p>
          </table:table-cell>
        </table:table-row>
        <table:table-row table:style-name="ro1" table:visibility="filter">
          <table:table-cell office:value-type="float" office:value="1477010445800000" calcext:value-type="float">
            <text:p>1477010445800000</text:p>
          </table:table-cell>
          <table:table-cell office:value-type="float" office:value="14.5871" calcext:value-type="float">
            <text:p>14.5871</text:p>
          </table:table-cell>
          <table:table-cell office:value-type="float" office:value="2.9884" calcext:value-type="float">
            <text:p>2.9884</text:p>
          </table:table-cell>
          <table:table-cell office:value-type="float" office:value="5.0307" calcext:value-type="float">
            <text:p>5.0307</text:p>
          </table:table-cell>
          <table:table-cell office:value-type="float" office:value="0.4659" calcext:value-type="float">
            <text:p>0.4659</text:p>
          </table:table-cell>
          <table:table-cell office:value-type="float" office:value="0.2375" calcext:value-type="float">
            <text:p>0.2375</text:p>
          </table:table-cell>
          <table:table-cell office:value-type="string" calcext:value-type="string">
            <text:p>L</text:p>
          </table:table-cell>
          <table:table-cell office:value-type="float" office:value="1.5271" calcext:value-type="float">
            <text:p>1.5271</text:p>
          </table:table-cell>
          <table:table-cell office:value-type="float" office:value="0.157" calcext:value-type="float">
            <text:p>0.157</text:p>
          </table:table-cell>
          <table:table-cell office:value-type="float" office:value="0.1177" calcext:value-type="float">
            <text:p>0.1177</text:p>
          </table:table-cell>
          <table:table-cell office:value-type="float" office:value="1.4204" calcext:value-type="float">
            <text:p>1.4204</text:p>
          </table:table-cell>
          <table:table-cell office:value-type="float" office:value="0.5641" calcext:value-type="float">
            <text:p>0.5641</text:p>
          </table:table-cell>
        </table:table-row>
        <table:table-row table:style-name="ro1">
          <table:table-cell office:value-type="float" office:value="1477010445850000" calcext:value-type="float">
            <text:p>1477010445850000</text:p>
          </table:table-cell>
          <table:table-cell office:value-type="float" office:value="14.8109" calcext:value-type="float">
            <text:p>14.8109</text:p>
          </table:table-cell>
          <table:table-cell office:value-type="float" office:value="3.1026" calcext:value-type="float">
            <text:p>3.1026</text:p>
          </table:table-cell>
          <table:table-cell office:value-type="float" office:value="5.0307" calcext:value-type="float">
            <text:p>5.0307</text:p>
          </table:table-cell>
          <table:table-cell office:value-type="float" office:value="0.4778" calcext:value-type="float">
            <text:p>0.4778</text:p>
          </table:table-cell>
          <table:table-cell office:value-type="float" office:value="0.2375" calcext:value-type="float">
            <text:p>0.2375</text:p>
          </table:table-cell>
          <table:table-cell office:value-type="string" calcext:value-type="string">
            <text:p>R</text:p>
          </table:table-cell>
          <table:table-cell office:value-type="float" office:value="4.0245" calcext:value-type="float">
            <text:p>4.0245</text:p>
          </table:table-cell>
          <table:table-cell office:value-type="float" office:value="0.1556" calcext:value-type="float">
            <text:p>0.1556</text:p>
          </table:table-cell>
          <table:table-cell office:value-type="float" office:value="0.1184" calcext:value-type="float">
            <text:p>0.1184</text:p>
          </table:table-cell>
          <table:table-cell office:value-type="float" office:value="1.4083" calcext:value-type="float">
            <text:p>1.4083</text:p>
          </table:table-cell>
          <table:table-cell office:value-type="float" office:value="0.5606" calcext:value-type="float">
            <text:p>0.5606</text:p>
          </table:table-cell>
        </table:table-row>
        <table:table-row table:style-name="ro1" table:visibility="filter">
          <table:table-cell office:value-type="float" office:value="1477010445900000" calcext:value-type="float">
            <text:p>1477010445900000</text:p>
          </table:table-cell>
          <table:table-cell office:value-type="float" office:value="15.0337" calcext:value-type="float">
            <text:p>15.0337</text:p>
          </table:table-cell>
          <table:table-cell office:value-type="float" office:value="3.3141" calcext:value-type="float">
            <text:p>3.3141</text:p>
          </table:table-cell>
          <table:table-cell office:value-type="float" office:value="5.1126" calcext:value-type="float">
            <text:p>5.1126</text:p>
          </table:table-cell>
          <table:table-cell office:value-type="float" office:value="0.5224" calcext:value-type="float">
            <text:p>0.5224</text:p>
          </table:table-cell>
          <table:table-cell office:value-type="float" office:value="0.2682" calcext:value-type="float">
            <text:p>0.2682</text:p>
          </table:table-cell>
          <table:table-cell office:value-type="string" calcext:value-type="string">
            <text:p>L</text:p>
          </table:table-cell>
          <table:table-cell office:value-type="float" office:value="2.462" calcext:value-type="float">
            <text:p>2.462</text:p>
          </table:table-cell>
          <table:table-cell office:value-type="float" office:value="0.1543" calcext:value-type="float">
            <text:p>0.1543</text:p>
          </table:table-cell>
          <table:table-cell office:value-type="float" office:value="0.1178" calcext:value-type="float">
            <text:p>0.1178</text:p>
          </table:table-cell>
          <table:table-cell office:value-type="float" office:value="1.3966" calcext:value-type="float">
            <text:p>1.3966</text:p>
          </table:table-cell>
          <table:table-cell office:value-type="float" office:value="0.5561" calcext:value-type="float">
            <text:p>0.5561</text:p>
          </table:table-cell>
        </table:table-row>
        <table:table-row table:style-name="ro1">
          <table:table-cell office:value-type="float" office:value="1477010445950000" calcext:value-type="float">
            <text:p>1477010445950000</text:p>
          </table:table-cell>
          <table:table-cell office:value-type="float" office:value="15.2542" calcext:value-type="float">
            <text:p>15.2542</text:p>
          </table:table-cell>
          <table:table-cell office:value-type="float" office:value="3.443" calcext:value-type="float">
            <text:p>3.443</text:p>
          </table:table-cell>
          <table:table-cell office:value-type="float" office:value="5.1126" calcext:value-type="float">
            <text:p>5.1126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2682" calcext:value-type="float">
            <text:p>0.2682</text:p>
          </table:table-cell>
          <table:table-cell office:value-type="string" calcext:value-type="string">
            <text:p>R</text:p>
          </table:table-cell>
          <table:table-cell office:value-type="float" office:value="2.996" calcext:value-type="float">
            <text:p>2.996</text:p>
          </table:table-cell>
          <table:table-cell office:value-type="float" office:value="0.1531" calcext:value-type="float">
            <text:p>0.1531</text:p>
          </table:table-cell>
          <table:table-cell office:value-type="float" office:value="0.1173" calcext:value-type="float">
            <text:p>0.1173</text:p>
          </table:table-cell>
          <table:table-cell office:value-type="float" office:value="1.3852" calcext:value-type="float">
            <text:p>1.3852</text:p>
          </table:table-cell>
          <table:table-cell office:value-type="float" office:value="0.5518" calcext:value-type="float">
            <text:p>0.5518</text:p>
          </table:table-cell>
        </table:table-row>
        <table:table-row table:style-name="ro1" table:visibility="filter">
          <table:table-cell office:value-type="float" office:value="1477010446000000" calcext:value-type="float">
            <text:p>1477010446000000</text:p>
          </table:table-cell>
          <table:table-cell office:value-type="float" office:value="15.4933" calcext:value-type="float">
            <text:p>15.4933</text:p>
          </table:table-cell>
          <table:table-cell office:value-type="float" office:value="3.6591" calcext:value-type="float">
            <text:p>3.6591</text:p>
          </table:table-cell>
          <table:table-cell office:value-type="float" office:value="5.2313" calcext:value-type="float">
            <text:p>5.2313</text:p>
          </table:table-cell>
          <table:table-cell office:value-type="float" office:value="0.5746" calcext:value-type="float">
            <text:p>0.5746</text:p>
          </table:table-cell>
          <table:table-cell office:value-type="float" office:value="0.2922" calcext:value-type="float">
            <text:p>0.2922</text:p>
          </table:table-cell>
          <table:table-cell office:value-type="string" calcext:value-type="string">
            <text:p>L</text:p>
          </table:table-cell>
          <table:table-cell office:value-type="float" office:value="1.9941" calcext:value-type="float">
            <text:p>1.9941</text:p>
          </table:table-cell>
          <table:table-cell office:value-type="float" office:value="0.1521" calcext:value-type="float">
            <text:p>0.1521</text:p>
          </table:table-cell>
          <table:table-cell office:value-type="float" office:value="0.1163" calcext:value-type="float">
            <text:p>0.1163</text:p>
          </table:table-cell>
          <table:table-cell office:value-type="float" office:value="1.3742" calcext:value-type="float">
            <text:p>1.3742</text:p>
          </table:table-cell>
          <table:table-cell office:value-type="float" office:value="0.5473" calcext:value-type="float">
            <text:p>0.5473</text:p>
          </table:table-cell>
        </table:table-row>
        <table:table-row table:style-name="ro1">
          <table:table-cell office:value-type="float" office:value="1477010446050000" calcext:value-type="float">
            <text:p>1477010446050000</text:p>
          </table:table-cell>
          <table:table-cell office:value-type="float" office:value="15.7116" calcext:value-type="float">
            <text:p>15.7116</text:p>
          </table:table-cell>
          <table:table-cell office:value-type="float" office:value="3.8028" calcext:value-type="float">
            <text:p>3.8028</text:p>
          </table:table-cell>
          <table:table-cell office:value-type="float" office:value="5.2313" calcext:value-type="float">
            <text:p>5.2313</text:p>
          </table:table-cell>
          <table:table-cell office:value-type="float" office:value="0.5892" calcext:value-type="float">
            <text:p>0.5892</text:p>
          </table:table-cell>
          <table:table-cell office:value-type="float" office:value="0.2922" calcext:value-type="float">
            <text:p>0.2922</text:p>
          </table:table-cell>
          <table:table-cell office:value-type="string" calcext:value-type="string">
            <text:p>R</text:p>
          </table:table-cell>
          <table:table-cell office:value-type="float" office:value="0.7325" calcext:value-type="float">
            <text:p>0.7325</text:p>
          </table:table-cell>
          <table:table-cell office:value-type="float" office:value="0.1511" calcext:value-type="float">
            <text:p>0.1511</text:p>
          </table:table-cell>
          <table:table-cell office:value-type="float" office:value="0.1154" calcext:value-type="float">
            <text:p>0.1154</text:p>
          </table:table-cell>
          <table:table-cell office:value-type="float" office:value="1.3635" calcext:value-type="float">
            <text:p>1.3635</text:p>
          </table:table-cell>
          <table:table-cell office:value-type="float" office:value="0.5428" calcext:value-type="float">
            <text:p>0.5428</text:p>
          </table:table-cell>
        </table:table-row>
        <table:table-row table:style-name="ro1" table:visibility="filter">
          <table:table-cell office:value-type="float" office:value="1477010446100000" calcext:value-type="float">
            <text:p>1477010446100000</text:p>
          </table:table-cell>
          <table:table-cell office:value-type="float" office:value="15.9455" calcext:value-type="float">
            <text:p>15.9455</text:p>
          </table:table-cell>
          <table:table-cell office:value-type="float" office:value="3.9671" calcext:value-type="float">
            <text:p>3.9671</text:p>
          </table:table-cell>
          <table:table-cell office:value-type="float" office:value="5.283" calcext:value-type="float">
            <text:p>5.283</text:p>
          </table:table-cell>
          <table:table-cell office:value-type="float" office:value="0.6065" calcext:value-type="float">
            <text:p>0.6065</text:p>
          </table:table-cell>
          <table:table-cell office:value-type="float" office:value="0.2947" calcext:value-type="float">
            <text:p>0.2947</text:p>
          </table:table-cell>
          <table:table-cell office:value-type="string" calcext:value-type="string">
            <text:p>L</text:p>
          </table:table-cell>
          <table:table-cell office:value-type="float" office:value="0.1479" calcext:value-type="float">
            <text:p>0.1479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1145" calcext:value-type="float">
            <text:p>0.1145</text:p>
          </table:table-cell>
          <table:table-cell office:value-type="float" office:value="1.3533" calcext:value-type="float">
            <text:p>1.3533</text:p>
          </table:table-cell>
          <table:table-cell office:value-type="float" office:value="0.5385" calcext:value-type="float">
            <text:p>0.5385</text:p>
          </table:table-cell>
        </table:table-row>
        <table:table-row table:style-name="ro1">
          <table:table-cell office:value-type="float" office:value="1477010446150000" calcext:value-type="float">
            <text:p>1477010446150000</text:p>
          </table:table-cell>
          <table:table-cell office:value-type="float" office:value="16.1612" calcext:value-type="float">
            <text:p>16.1612</text:p>
          </table:table-cell>
          <table:table-cell office:value-type="float" office:value="4.1191" calcext:value-type="float">
            <text:p>4.1191</text:p>
          </table:table-cell>
          <table:table-cell office:value-type="float" office:value="5.283" calcext:value-type="float">
            <text:p>5.283</text:p>
          </table:table-cell>
          <table:table-cell office:value-type="float" office:value="0.6213" calcext:value-type="float">
            <text:p>0.6213</text:p>
          </table:table-cell>
          <table:table-cell office:value-type="float" office:value="0.2947" calcext:value-type="float">
            <text:p>0.2947</text:p>
          </table:table-cell>
          <table:table-cell office:value-type="string" calcext:value-type="string">
            <text:p>R</text:p>
          </table:table-cell>
          <table:table-cell office:value-type="float" office:value="2.1259" calcext:value-type="float">
            <text:p>2.1259</text:p>
          </table:table-cell>
          <table:table-cell office:value-type="float" office:value="0.1502" calcext:value-type="float">
            <text:p>0.1502</text:p>
          </table:table-cell>
          <table:table-cell office:value-type="float" office:value="0.1136" calcext:value-type="float">
            <text:p>0.1136</text:p>
          </table:table-cell>
          <table:table-cell office:value-type="float" office:value="1.3434" calcext:value-type="float">
            <text:p>1.3434</text:p>
          </table:table-cell>
          <table:table-cell office:value-type="float" office:value="0.5343" calcext:value-type="float">
            <text:p>0.5343</text:p>
          </table:table-cell>
        </table:table-row>
        <table:table-row table:style-name="ro1" table:visibility="filter">
          <table:table-cell office:value-type="float" office:value="1477010446200000" calcext:value-type="float">
            <text:p>1477010446200000</text:p>
          </table:table-cell>
          <table:table-cell office:value-type="float" office:value="16.3617" calcext:value-type="float">
            <text:p>16.3617</text:p>
          </table:table-cell>
          <table:table-cell office:value-type="float" office:value="4.3305" calcext:value-type="float">
            <text:p>4.3305</text:p>
          </table:table-cell>
          <table:table-cell office:value-type="float" office:value="5.3207" calcext:value-type="float">
            <text:p>5.3207</text:p>
          </table:table-cell>
          <table:table-cell office:value-type="float" office:value="0.6567" calcext:value-type="float">
            <text:p>0.6567</text:p>
          </table:table-cell>
          <table:table-cell office:value-type="float" office:value="0.3145" calcext:value-type="float">
            <text:p>0.3145</text:p>
          </table:table-cell>
          <table:table-cell office:value-type="string" calcext:value-type="string">
            <text:p>L</text:p>
          </table:table-cell>
          <table:table-cell office:value-type="float" office:value="0.9275" calcext:value-type="float">
            <text:p>0.9275</text:p>
          </table:table-cell>
          <table:table-cell office:value-type="float" office:value="0.1499" calcext:value-type="float">
            <text:p>0.1499</text:p>
          </table:table-cell>
          <table:table-cell office:value-type="float" office:value="0.113" calcext:value-type="float">
            <text:p>0.113</text:p>
          </table:table-cell>
          <table:table-cell office:value-type="float" office:value="1.3337" calcext:value-type="float">
            <text:p>1.3337</text:p>
          </table:table-cell>
          <table:table-cell office:value-type="float" office:value="0.5303" calcext:value-type="float">
            <text:p>0.5303</text:p>
          </table:table-cell>
        </table:table-row>
        <table:table-row table:style-name="ro1">
          <table:table-cell office:value-type="float" office:value="1477010446250000" calcext:value-type="float">
            <text:p>1477010446250000</text:p>
          </table:table-cell>
          <table:table-cell office:value-type="float" office:value="16.5709" calcext:value-type="float">
            <text:p>16.5709</text:p>
          </table:table-cell>
          <table:table-cell office:value-type="float" office:value="4.4944" calcext:value-type="float">
            <text:p>4.4944</text:p>
          </table:table-cell>
          <table:table-cell office:value-type="float" office:value="5.3207" calcext:value-type="float">
            <text:p>5.3207</text:p>
          </table:table-cell>
          <table:table-cell office:value-type="float" office:value="0.6724" calcext:value-type="float">
            <text:p>0.6724</text:p>
          </table:table-cell>
          <table:table-cell office:value-type="float" office:value="0.3145" calcext:value-type="float">
            <text:p>0.3145</text:p>
          </table:table-cell>
          <table:table-cell office:value-type="string" calcext:value-type="string">
            <text:p>R</text:p>
          </table:table-cell>
          <table:table-cell office:value-type="float" office:value="0.546" calcext:value-type="float">
            <text:p>0.546</text:p>
          </table:table-cell>
          <table:table-cell office:value-type="float" office:value="0.1498" calcext:value-type="float">
            <text:p>0.1498</text:p>
          </table:table-cell>
          <table:table-cell office:value-type="float" office:value="0.1125" calcext:value-type="float">
            <text:p>0.1125</text:p>
          </table:table-cell>
          <table:table-cell office:value-type="float" office:value="1.3243" calcext:value-type="float">
            <text:p>1.3243</text:p>
          </table:table-cell>
          <table:table-cell office:value-type="float" office:value="0.5265" calcext:value-type="float">
            <text:p>0.5265</text:p>
          </table:table-cell>
        </table:table-row>
        <table:table-row table:style-name="ro1" table:visibility="filter">
          <table:table-cell office:value-type="float" office:value="1477010446300000" calcext:value-type="float">
            <text:p>1477010446300000</text:p>
          </table:table-cell>
          <table:table-cell office:value-type="float" office:value="16.7181" calcext:value-type="float">
            <text:p>16.7181</text:p>
          </table:table-cell>
          <table:table-cell office:value-type="float" office:value="4.6635" calcext:value-type="float">
            <text:p>4.6635</text:p>
          </table:table-cell>
          <table:table-cell office:value-type="float" office:value="5.2152" calcext:value-type="float">
            <text:p>5.2152</text:p>
          </table:table-cell>
          <table:table-cell office:value-type="float" office:value="0.7009" calcext:value-type="float">
            <text:p>0.7009</text:p>
          </table:table-cell>
          <table:table-cell office:value-type="float" office:value="0.3269" calcext:value-type="float">
            <text:p>0.3269</text:p>
          </table:table-cell>
          <table:table-cell office:value-type="string" calcext:value-type="string">
            <text:p>L</text:p>
          </table:table-cell>
          <table:table-cell office:value-type="float" office:value="0.8863" calcext:value-type="float">
            <text:p>0.8863</text:p>
          </table:table-cell>
          <table:table-cell office:value-type="float" office:value="0.1493" calcext:value-type="float">
            <text:p>0.1493</text:p>
          </table:table-cell>
          <table:table-cell office:value-type="float" office:value="0.1121" calcext:value-type="float">
            <text:p>0.1121</text:p>
          </table:table-cell>
          <table:table-cell office:value-type="float" office:value="1.3147" calcext:value-type="float">
            <text:p>1.3147</text:p>
          </table:table-cell>
          <table:table-cell office:value-type="float" office:value="0.5226" calcext:value-type="float">
            <text:p>0.5226</text:p>
          </table:table-cell>
        </table:table-row>
        <table:table-row table:style-name="ro1">
          <table:table-cell office:value-type="float" office:value="1477010446350000" calcext:value-type="float">
            <text:p>1477010446350000</text:p>
          </table:table-cell>
          <table:table-cell office:value-type="float" office:value="16.9158" calcext:value-type="float">
            <text:p>16.9158</text:p>
          </table:table-cell>
          <table:table-cell office:value-type="float" office:value="4.8331" calcext:value-type="float">
            <text:p>4.8331</text:p>
          </table:table-cell>
          <table:table-cell office:value-type="float" office:value="5.2152" calcext:value-type="float">
            <text:p>5.2152</text:p>
          </table:table-cell>
          <table:table-cell office:value-type="float" office:value="0.7172" calcext:value-type="float">
            <text:p>0.7172</text:p>
          </table:table-cell>
          <table:table-cell office:value-type="float" office:value="0.3269" calcext:value-type="float">
            <text:p>0.3269</text:p>
          </table:table-cell>
          <table:table-cell office:value-type="string" calcext:value-type="string">
            <text:p>R</text:p>
          </table:table-cell>
          <table:table-cell office:value-type="float" office:value="4.2489" calcext:value-type="float">
            <text:p>4.2489</text:p>
          </table:table-cell>
          <table:table-cell office:value-type="float" office:value="0.1489" calcext:value-type="float">
            <text:p>0.1489</text:p>
          </table:table-cell>
          <table:table-cell office:value-type="float" office:value="0.1117" calcext:value-type="float">
            <text:p>0.1117</text:p>
          </table:table-cell>
          <table:table-cell office:value-type="float" office:value="1.3054" calcext:value-type="float">
            <text:p>1.3054</text:p>
          </table:table-cell>
          <table:table-cell office:value-type="float" office:value="0.5188" calcext:value-type="float">
            <text:p>0.5188</text:p>
          </table:table-cell>
        </table:table-row>
        <table:table-row table:style-name="ro1" table:visibility="filter">
          <table:table-cell office:value-type="float" office:value="1477010446400000" calcext:value-type="float">
            <text:p>1477010446400000</text:p>
          </table:table-cell>
          <table:table-cell office:value-type="float" office:value="17.0739" calcext:value-type="float">
            <text:p>17.0739</text:p>
          </table:table-cell>
          <table:table-cell office:value-type="float" office:value="5.073" calcext:value-type="float">
            <text:p>5.073</text:p>
          </table:table-cell>
          <table:table-cell office:value-type="float" office:value="5.2348" calcext:value-type="float">
            <text:p>5.2348</text:p>
          </table:table-cell>
          <table:table-cell office:value-type="float" office:value="0.762" calcext:value-type="float">
            <text:p>0.762</text:p>
          </table:table-cell>
          <table:table-cell office:value-type="float" office:value="0.3544" calcext:value-type="float">
            <text:p>0.3544</text:p>
          </table:table-cell>
          <table:table-cell office:value-type="string" calcext:value-type="string">
            <text:p>L</text:p>
          </table:table-cell>
          <table:table-cell office:value-type="float" office:value="1.6592" calcext:value-type="float">
            <text:p>1.6592</text:p>
          </table:table-cell>
          <table:table-cell office:value-type="float" office:value="0.1482" calcext:value-type="float">
            <text:p>0.1482</text:p>
          </table:table-cell>
          <table:table-cell office:value-type="float" office:value="0.1124" calcext:value-type="float">
            <text:p>0.1124</text:p>
          </table:table-cell>
          <table:table-cell office:value-type="float" office:value="1.2961" calcext:value-type="float">
            <text:p>1.2961</text:p>
          </table:table-cell>
          <table:table-cell office:value-type="float" office:value="0.5155" calcext:value-type="float">
            <text:p>0.5155</text:p>
          </table:table-cell>
        </table:table-row>
        <table:table-row table:style-name="ro1">
          <table:table-cell office:value-type="float" office:value="1477010446450000" calcext:value-type="float">
            <text:p>1477010446450000</text:p>
          </table:table-cell>
          <table:table-cell office:value-type="float" office:value="17.2615" calcext:value-type="float">
            <text:p>17.2615</text:p>
          </table:table-cell>
          <table:table-cell office:value-type="float" office:value="5.2552" calcext:value-type="float">
            <text:p>5.2552</text:p>
          </table:table-cell>
          <table:table-cell office:value-type="float" office:value="5.2348" calcext:value-type="float">
            <text:p>5.2348</text:p>
          </table:table-cell>
          <table:table-cell office:value-type="float" office:value="0.7798" calcext:value-type="float">
            <text:p>0.7798</text:p>
          </table:table-cell>
          <table:table-cell office:value-type="float" office:value="0.3544" calcext:value-type="float">
            <text:p>0.3544</text:p>
          </table:table-cell>
          <table:table-cell office:value-type="string" calcext:value-type="string">
            <text:p>R</text:p>
          </table:table-cell>
          <table:table-cell office:value-type="float" office:value="2.1491" calcext:value-type="float">
            <text:p>2.1491</text:p>
          </table:table-cell>
          <table:table-cell office:value-type="float" office:value="0.1477" calcext:value-type="float">
            <text:p>0.1477</text:p>
          </table:table-cell>
          <table:table-cell office:value-type="float" office:value="0.1132" calcext:value-type="float">
            <text:p>0.1132</text:p>
          </table:table-cell>
          <table:table-cell office:value-type="float" office:value="1.287" calcext:value-type="float">
            <text:p>1.287</text:p>
          </table:table-cell>
          <table:table-cell office:value-type="float" office:value="0.5123" calcext:value-type="float">
            <text:p>0.5123</text:p>
          </table:table-cell>
        </table:table-row>
        <table:table-row table:style-name="ro1" table:visibility="filter">
          <table:table-cell office:value-type="float" office:value="1477010446500000" calcext:value-type="float">
            <text:p>1477010446500000</text:p>
          </table:table-cell>
          <table:table-cell office:value-type="float" office:value="17.3925" calcext:value-type="float">
            <text:p>17.3925</text:p>
          </table:table-cell>
          <table:table-cell office:value-type="float" office:value="5.4369" calcext:value-type="float">
            <text:p>5.4369</text:p>
          </table:table-cell>
          <table:table-cell office:value-type="float" office:value="5.1394" calcext:value-type="float">
            <text:p>5.1394</text:p>
          </table:table-cell>
          <table:table-cell office:value-type="float" office:value="0.8087" calcext:value-type="float">
            <text:p>0.8087</text:p>
          </table:table-cell>
          <table:table-cell office:value-type="float" office:value="0.3653" calcext:value-type="float">
            <text:p>0.3653</text:p>
          </table:table-cell>
          <table:table-cell office:value-type="string" calcext:value-type="string">
            <text:p>L</text:p>
          </table:table-cell>
          <table:table-cell office:value-type="float" office:value="0.7169" calcext:value-type="float">
            <text:p>0.7169</text:p>
          </table:table-cell>
          <table:table-cell office:value-type="float" office:value="0.1468" calcext:value-type="float">
            <text:p>0.1468</text:p>
          </table:table-cell>
          <table:table-cell office:value-type="float" office:value="0.1141" calcext:value-type="float">
            <text:p>0.1141</text:p>
          </table:table-cell>
          <table:table-cell office:value-type="float" office:value="1.278" calcext:value-type="float">
            <text:p>1.278</text:p>
          </table:table-cell>
          <table:table-cell office:value-type="float" office:value="0.509" calcext:value-type="float">
            <text:p>0.509</text:p>
          </table:table-cell>
        </table:table-row>
        <table:table-row table:style-name="ro1">
          <table:table-cell office:value-type="float" office:value="1477010446550000" calcext:value-type="float">
            <text:p>1477010446550000</text:p>
          </table:table-cell>
          <table:table-cell office:value-type="float" office:value="17.5681" calcext:value-type="float">
            <text:p>17.5681</text:p>
          </table:table-cell>
          <table:table-cell office:value-type="float" office:value="5.6242" calcext:value-type="float">
            <text:p>5.6242</text:p>
          </table:table-cell>
          <table:table-cell office:value-type="float" office:value="5.1394" calcext:value-type="float">
            <text:p>5.1394</text:p>
          </table:table-cell>
          <table:table-cell office:value-type="float" office:value="0.827" calcext:value-type="float">
            <text:p>0.827</text:p>
          </table:table-cell>
          <table:table-cell office:value-type="float" office:value="0.3653" calcext:value-type="float">
            <text:p>0.3653</text:p>
          </table:table-cell>
          <table:table-cell office:value-type="string" calcext:value-type="string">
            <text:p>R</text:p>
          </table:table-cell>
          <table:table-cell office:value-type="float" office:value="3.4913" calcext:value-type="float">
            <text:p>3.4913</text:p>
          </table:table-cell>
          <table:table-cell office:value-type="float" office:value="0.146" calcext:value-type="float">
            <text:p>0.146</text:p>
          </table:table-cell>
          <table:table-cell office:value-type="float" office:value="0.1152" calcext:value-type="float">
            <text:p>0.1152</text:p>
          </table:table-cell>
          <table:table-cell office:value-type="float" office:value="1.2692" calcext:value-type="float">
            <text:p>1.2692</text:p>
          </table:table-cell>
          <table:table-cell office:value-type="float" office:value="0.5057" calcext:value-type="float">
            <text:p>0.5057</text:p>
          </table:table-cell>
        </table:table-row>
        <table:table-row table:style-name="ro1" table:visibility="filter">
          <table:table-cell office:value-type="float" office:value="1477010446600000" calcext:value-type="float">
            <text:p>1477010446600000</text:p>
          </table:table-cell>
          <table:table-cell office:value-type="float" office:value="17.7527" calcext:value-type="float">
            <text:p>17.7527</text:p>
          </table:table-cell>
          <table:table-cell office:value-type="float" office:value="5.7517" calcext:value-type="float">
            <text:p>5.7517</text:p>
          </table:table-cell>
          <table:table-cell office:value-type="float" office:value="5.0699" calcext:value-type="float">
            <text:p>5.0699</text:p>
          </table:table-cell>
          <table:table-cell office:value-type="float" office:value="0.8244" calcext:value-type="float">
            <text:p>0.8244</text:p>
          </table:table-cell>
          <table:table-cell office:value-type="float" office:value="0.3452" calcext:value-type="float">
            <text:p>0.3452</text:p>
          </table:table-cell>
          <table:table-cell office:value-type="string" calcext:value-type="string">
            <text:p>L</text:p>
          </table:table-cell>
          <table:table-cell office:value-type="float" office:value="1.1366" calcext:value-type="float">
            <text:p>1.1366</text:p>
          </table:table-cell>
          <table:table-cell office:value-type="float" office:value="0.1453" calcext:value-type="float">
            <text:p>0.1453</text:p>
          </table:table-cell>
          <table:table-cell office:value-type="float" office:value="0.1152" calcext:value-type="float">
            <text:p>0.1152</text:p>
          </table:table-cell>
          <table:table-cell office:value-type="float" office:value="1.2606" calcext:value-type="float">
            <text:p>1.2606</text:p>
          </table:table-cell>
          <table:table-cell office:value-type="float" office:value="0.5022" calcext:value-type="float">
            <text:p>0.5022</text:p>
          </table:table-cell>
        </table:table-row>
        <table:table-row table:style-name="ro1">
          <table:table-cell office:value-type="float" office:value="1477010446650000" calcext:value-type="float">
            <text:p>1477010446650000</text:p>
          </table:table-cell>
          <table:table-cell office:value-type="float" office:value="17.9231" calcext:value-type="float">
            <text:p>17.9231</text:p>
          </table:table-cell>
          <table:table-cell office:value-type="float" office:value="5.9391" calcext:value-type="float">
            <text:p>5.9391</text:p>
          </table:table-cell>
          <table:table-cell office:value-type="float" office:value="5.0699" calcext:value-type="float">
            <text:p>5.0699</text:p>
          </table:table-cell>
          <table:table-cell office:value-type="float" office:value="0.8416" calcext:value-type="float">
            <text:p>0.8416</text:p>
          </table:table-cell>
          <table:table-cell office:value-type="float" office:value="0.3452" calcext:value-type="float">
            <text:p>0.3452</text:p>
          </table:table-cell>
          <table:table-cell office:value-type="string" calcext:value-type="string">
            <text:p>R</text:p>
          </table:table-cell>
          <table:table-cell office:value-type="float" office:value="1.7839" calcext:value-type="float">
            <text:p>1.7839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1152" calcext:value-type="float">
            <text:p>0.1152</text:p>
          </table:table-cell>
          <table:table-cell office:value-type="float" office:value="1.2522" calcext:value-type="float">
            <text:p>1.2522</text:p>
          </table:table-cell>
          <table:table-cell office:value-type="float" office:value="0.4988" calcext:value-type="float">
            <text:p>0.4988</text:p>
          </table:table-cell>
        </table:table-row>
        <table:table-row table:style-name="ro1" table:visibility="filter">
          <table:table-cell office:value-type="float" office:value="1477010446700000" calcext:value-type="float">
            <text:p>1477010446700000</text:p>
          </table:table-cell>
          <table:table-cell office:value-type="float" office:value="18.1029" calcext:value-type="float">
            <text:p>18.1029</text:p>
          </table:table-cell>
          <table:table-cell office:value-type="float" office:value="6.1435" calcext:value-type="float">
            <text:p>6.1435</text:p>
          </table:table-cell>
          <table:table-cell office:value-type="float" office:value="5.111" calcext:value-type="float">
            <text:p>5.111</text:p>
          </table:table-cell>
          <table:table-cell office:value-type="float" office:value="0.8594" calcext:value-type="float">
            <text:p>0.8594</text:p>
          </table:table-cell>
          <table:table-cell office:value-type="float" office:value="0.3457" calcext:value-type="float">
            <text:p>0.3457</text:p>
          </table:table-cell>
          <table:table-cell office:value-type="string" calcext:value-type="string">
            <text:p>L</text:p>
          </table:table-cell>
          <table:table-cell office:value-type="float" office:value="0.0849" calcext:value-type="float">
            <text:p>0.0849</text:p>
          </table:table-cell>
          <table:table-cell office:value-type="float" office:value="0.1444" calcext:value-type="float">
            <text:p>0.1444</text:p>
          </table:table-cell>
          <table:table-cell office:value-type="float" office:value="0.1154" calcext:value-type="float">
            <text:p>0.1154</text:p>
          </table:table-cell>
          <table:table-cell office:value-type="float" office:value="1.2442" calcext:value-type="float">
            <text:p>1.2442</text:p>
          </table:table-cell>
          <table:table-cell office:value-type="float" office:value="0.4955" calcext:value-type="float">
            <text:p>0.4955</text:p>
          </table:table-cell>
        </table:table-row>
        <table:table-row table:style-name="ro1">
          <table:table-cell office:value-type="float" office:value="1477010446750000" calcext:value-type="float">
            <text:p>1477010446750000</text:p>
          </table:table-cell>
          <table:table-cell office:value-type="float" office:value="18.268" calcext:value-type="float">
            <text:p>18.268</text:p>
          </table:table-cell>
          <table:table-cell office:value-type="float" office:value="6.3383" calcext:value-type="float">
            <text:p>6.3383</text:p>
          </table:table-cell>
          <table:table-cell office:value-type="float" office:value="5.111" calcext:value-type="float">
            <text:p>5.111</text:p>
          </table:table-cell>
          <table:table-cell office:value-type="float" office:value="0.8767" calcext:value-type="float">
            <text:p>0.8767</text:p>
          </table:table-cell>
          <table:table-cell office:value-type="float" office:value="0.3457" calcext:value-type="float">
            <text:p>0.3457</text:p>
          </table:table-cell>
          <table:table-cell office:value-type="string" calcext:value-type="string">
            <text:p>R</text:p>
          </table:table-cell>
          <table:table-cell office:value-type="float" office:value="1.184" calcext:value-type="float">
            <text:p>1.184</text:p>
          </table:table-cell>
          <table:table-cell office:value-type="float" office:value="0.1442" calcext:value-type="float">
            <text:p>0.1442</text:p>
          </table:table-cell>
          <table:table-cell office:value-type="float" office:value="0.1157" calcext:value-type="float">
            <text:p>0.1157</text:p>
          </table:table-cell>
          <table:table-cell office:value-type="float" office:value="1.2363" calcext:value-type="float">
            <text:p>1.2363</text:p>
          </table:table-cell>
          <table:table-cell office:value-type="float" office:value="0.4922" calcext:value-type="float">
            <text:p>0.4922</text:p>
          </table:table-cell>
        </table:table-row>
        <table:table-row table:style-name="ro1" table:visibility="filter">
          <table:table-cell office:value-type="float" office:value="1477010446800000" calcext:value-type="float">
            <text:p>1477010446800000</text:p>
          </table:table-cell>
          <table:table-cell office:value-type="float" office:value="18.3602" calcext:value-type="float">
            <text:p>18.3602</text:p>
          </table:table-cell>
          <table:table-cell office:value-type="float" office:value="6.5748" calcext:value-type="float">
            <text:p>6.5748</text:p>
          </table:table-cell>
          <table:table-cell office:value-type="float" office:value="5.0654" calcext:value-type="float">
            <text:p>5.0654</text:p>
          </table:table-cell>
          <table:table-cell office:value-type="float" office:value="0.923" calcext:value-type="float">
            <text:p>0.923</text:p>
          </table:table-cell>
          <table:table-cell office:value-type="float" office:value="0.3737" calcext:value-type="float">
            <text:p>0.3737</text:p>
          </table:table-cell>
          <table:table-cell office:value-type="string" calcext:value-type="string">
            <text:p>L</text:p>
          </table:table-cell>
          <table:table-cell office:value-type="float" office:value="1.8446" calcext:value-type="float">
            <text:p>1.8446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1165" calcext:value-type="float">
            <text:p>0.1165</text:p>
          </table:table-cell>
          <table:table-cell office:value-type="float" office:value="1.2283" calcext:value-type="float">
            <text:p>1.2283</text:p>
          </table:table-cell>
          <table:table-cell office:value-type="float" office:value="0.4891" calcext:value-type="float">
            <text:p>0.4891</text:p>
          </table:table-cell>
        </table:table-row>
        <table:table-row table:style-name="ro1">
          <table:table-cell office:value-type="float" office:value="1477010446850000" calcext:value-type="float">
            <text:p>1477010446850000</text:p>
          </table:table-cell>
          <table:table-cell office:value-type="float" office:value="18.511" calcext:value-type="float">
            <text:p>18.511</text:p>
          </table:table-cell>
          <table:table-cell office:value-type="float" office:value="6.7779" calcext:value-type="float">
            <text:p>6.7779</text:p>
          </table:table-cell>
          <table:table-cell office:value-type="float" office:value="5.0654" calcext:value-type="float">
            <text:p>5.0654</text:p>
          </table:table-cell>
          <table:table-cell office:value-type="float" office:value="0.9416" calcext:value-type="float">
            <text:p>0.9416</text:p>
          </table:table-cell>
          <table:table-cell office:value-type="float" office:value="0.3737" calcext:value-type="float">
            <text:p>0.3737</text:p>
          </table:table-cell>
          <table:table-cell office:value-type="string" calcext:value-type="string">
            <text:p>R</text:p>
          </table:table-cell>
          <table:table-cell office:value-type="float" office:value="0.8379" calcext:value-type="float">
            <text:p>0.8379</text:p>
          </table:table-cell>
          <table:table-cell office:value-type="float" office:value="0.1428" calcext:value-type="float">
            <text:p>0.1428</text:p>
          </table:table-cell>
          <table:table-cell office:value-type="float" office:value="0.1175" calcext:value-type="float">
            <text:p>0.1175</text:p>
          </table:table-cell>
          <table:table-cell office:value-type="float" office:value="1.2205" calcext:value-type="float">
            <text:p>1.2205</text:p>
          </table:table-cell>
          <table:table-cell office:value-type="float" office:value="0.486" calcext:value-type="float">
            <text:p>0.486</text:p>
          </table:table-cell>
        </table:table-row>
        <table:table-row table:style-name="ro1" table:visibility="filter">
          <table:table-cell office:value-type="float" office:value="1477010446900000" calcext:value-type="float">
            <text:p>1477010446900000</text:p>
          </table:table-cell>
          <table:table-cell office:value-type="float" office:value="18.6159" calcext:value-type="float">
            <text:p>18.6159</text:p>
          </table:table-cell>
          <table:table-cell office:value-type="float" office:value="6.9066" calcext:value-type="float">
            <text:p>6.9066</text:p>
          </table:table-cell>
          <table:table-cell office:value-type="float" office:value="4.8801" calcext:value-type="float">
            <text:p>4.8801</text:p>
          </table:table-cell>
          <table:table-cell office:value-type="float" office:value="0.9527" calcext:value-type="float">
            <text:p>0.9527</text:p>
          </table:table-cell>
          <table:table-cell office:value-type="float" office:value="0.3664" calcext:value-type="float">
            <text:p>0.3664</text:p>
          </table:table-cell>
          <table:table-cell office:value-type="string" calcext:value-type="string">
            <text:p>L</text:p>
          </table:table-cell>
          <table:table-cell office:value-type="float" office:value="1.8357" calcext:value-type="float">
            <text:p>1.8357</text:p>
          </table:table-cell>
          <table:table-cell office:value-type="float" office:value="0.142" calcext:value-type="float">
            <text:p>0.142</text:p>
          </table:table-cell>
          <table:table-cell office:value-type="float" office:value="0.1173" calcext:value-type="float">
            <text:p>0.1173</text:p>
          </table:table-cell>
          <table:table-cell office:value-type="float" office:value="1.2128" calcext:value-type="float">
            <text:p>1.2128</text:p>
          </table:table-cell>
          <table:table-cell office:value-type="float" office:value="0.4831" calcext:value-type="float">
            <text:p>0.4831</text:p>
          </table:table-cell>
        </table:table-row>
        <table:table-row table:style-name="ro1">
          <table:table-cell office:value-type="float" office:value="1477010446950000" calcext:value-type="float">
            <text:p>1477010446950000</text:p>
          </table:table-cell>
          <table:table-cell office:value-type="float" office:value="18.7553" calcext:value-type="float">
            <text:p>18.7553</text:p>
          </table:table-cell>
          <table:table-cell office:value-type="float" office:value="7.1066" calcext:value-type="float">
            <text:p>7.1066</text:p>
          </table:table-cell>
          <table:table-cell office:value-type="float" office:value="4.8801" calcext:value-type="float">
            <text:p>4.8801</text:p>
          </table:table-cell>
          <table:table-cell office:value-type="float" office:value="0.971" calcext:value-type="float">
            <text:p>0.971</text:p>
          </table:table-cell>
          <table:table-cell office:value-type="float" office:value="0.3664" calcext:value-type="float">
            <text:p>0.3664</text:p>
          </table:table-cell>
          <table:table-cell office:value-type="string" calcext:value-type="string">
            <text:p>R</text:p>
          </table:table-cell>
          <table:table-cell office:value-type="float" office:value="0.1805" calcext:value-type="float">
            <text:p>0.1805</text:p>
          </table:table-cell>
          <table:table-cell office:value-type="float" office:value="0.1412" calcext:value-type="float">
            <text:p>0.1412</text:p>
          </table:table-cell>
          <table:table-cell office:value-type="float" office:value="0.117" calcext:value-type="float">
            <text:p>0.117</text:p>
          </table:table-cell>
          <table:table-cell office:value-type="float" office:value="1.2053" calcext:value-type="float">
            <text:p>1.2053</text:p>
          </table:table-cell>
          <table:table-cell office:value-type="float" office:value="0.4802" calcext:value-type="float">
            <text:p>0.4802</text:p>
          </table:table-cell>
        </table:table-row>
        <table:table-row table:style-name="ro1" table:visibility="filter">
          <table:table-cell office:value-type="float" office:value="1477010447000000" calcext:value-type="float">
            <text:p>1477010447000000</text:p>
          </table:table-cell>
          <table:table-cell office:value-type="float" office:value="18.9723" calcext:value-type="float">
            <text:p>18.9723</text:p>
          </table:table-cell>
          <table:table-cell office:value-type="float" office:value="7.2711" calcext:value-type="float">
            <text:p>7.2711</text:p>
          </table:table-cell>
          <table:table-cell office:value-type="float" office:value="4.9288" calcext:value-type="float">
            <text:p>4.9288</text:p>
          </table:table-cell>
          <table:table-cell office:value-type="float" office:value="0.9563" calcext:value-type="float">
            <text:p>0.9563</text:p>
          </table:table-cell>
          <table:table-cell office:value-type="float" office:value="0.3346" calcext:value-type="float">
            <text:p>0.3346</text:p>
          </table:table-cell>
          <table:table-cell office:value-type="string" calcext:value-type="string">
            <text:p>L</text:p>
          </table:table-cell>
          <table:table-cell office:value-type="float" office:value="2.4215" calcext:value-type="float">
            <text:p>2.4215</text:p>
          </table:table-cell>
          <table:table-cell office:value-type="float" office:value="0.1412" calcext:value-type="float">
            <text:p>0.1412</text:p>
          </table:table-cell>
          <table:table-cell office:value-type="float" office:value="0.1164" calcext:value-type="float">
            <text:p>0.1164</text:p>
          </table:table-cell>
          <table:table-cell office:value-type="float" office:value="1.1983" calcext:value-type="float">
            <text:p>1.1983</text:p>
          </table:table-cell>
          <table:table-cell office:value-type="float" office:value="0.4777" calcext:value-type="float">
            <text:p>0.4777</text:p>
          </table:table-cell>
        </table:table-row>
        <table:table-row table:style-name="ro1">
          <table:table-cell office:value-type="float" office:value="1477010447050000" calcext:value-type="float">
            <text:p>1477010447050000</text:p>
          </table:table-cell>
          <table:table-cell office:value-type="float" office:value="19.1126" calcext:value-type="float">
            <text:p>19.1126</text:p>
          </table:table-cell>
          <table:table-cell office:value-type="float" office:value="7.4734" calcext:value-type="float">
            <text:p>7.4734</text:p>
          </table:table-cell>
          <table:table-cell office:value-type="float" office:value="4.9288" calcext:value-type="float">
            <text:p>4.9288</text:p>
          </table:table-cell>
          <table:table-cell office:value-type="float" office:value="0.973" calcext:value-type="float">
            <text:p>0.973</text:p>
          </table:table-cell>
          <table:table-cell office:value-type="float" office:value="0.3346" calcext:value-type="float">
            <text:p>0.3346</text:p>
          </table:table-cell>
          <table:table-cell office:value-type="string" calcext:value-type="string">
            <text:p>R</text:p>
          </table:table-cell>
          <table:table-cell office:value-type="float" office:value="4.3297" calcext:value-type="float">
            <text:p>4.3297</text:p>
          </table:table-cell>
          <table:table-cell office:value-type="float" office:value="0.1413" calcext:value-type="float">
            <text:p>0.1413</text:p>
          </table:table-cell>
          <table:table-cell office:value-type="float" office:value="0.1158" calcext:value-type="float">
            <text:p>0.1158</text:p>
          </table:table-cell>
          <table:table-cell office:value-type="float" office:value="1.1916" calcext:value-type="float">
            <text:p>1.1916</text:p>
          </table:table-cell>
          <table:table-cell office:value-type="float" office:value="0.4752" calcext:value-type="float">
            <text:p>0.4752</text:p>
          </table:table-cell>
        </table:table-row>
        <table:table-row table:style-name="ro1" table:visibility="filter">
          <table:table-cell office:value-type="float" office:value="1477010447100000" calcext:value-type="float">
            <text:p>1477010447100000</text:p>
          </table:table-cell>
          <table:table-cell office:value-type="float" office:value="19.1754" calcext:value-type="float">
            <text:p>19.1754</text:p>
          </table:table-cell>
          <table:table-cell office:value-type="float" office:value="7.7384" calcext:value-type="float">
            <text:p>7.7384</text:p>
          </table:table-cell>
          <table:table-cell office:value-type="float" office:value="4.9329" calcext:value-type="float">
            <text:p>4.9329</text:p>
          </table:table-cell>
          <table:table-cell office:value-type="float" office:value="1.0263" calcext:value-type="float">
            <text:p>1.0263</text:p>
          </table:table-cell>
          <table:table-cell office:value-type="float" office:value="0.3697" calcext:value-type="float">
            <text:p>0.3697</text:p>
          </table:table-cell>
          <table:table-cell office:value-type="string" calcext:value-type="string">
            <text:p>L</text:p>
          </table:table-cell>
          <table:table-cell office:value-type="float" office:value="2.799" calcext:value-type="float">
            <text:p>2.799</text:p>
          </table:table-cell>
          <table:table-cell office:value-type="float" office:value="0.1408" calcext:value-type="float">
            <text:p>0.1408</text:p>
          </table:table-cell>
          <table:table-cell office:value-type="float" office:value="0.1155" calcext:value-type="float">
            <text:p>0.1155</text:p>
          </table:table-cell>
          <table:table-cell office:value-type="float" office:value="1.1846" calcext:value-type="float">
            <text:p>1.1846</text:p>
          </table:table-cell>
          <table:table-cell office:value-type="float" office:value="0.4724" calcext:value-type="float">
            <text:p>0.4724</text:p>
          </table:table-cell>
        </table:table-row>
        <table:table-row table:style-name="ro1">
          <table:table-cell office:value-type="float" office:value="1477010447150000" calcext:value-type="float">
            <text:p>1477010447150000</text:p>
          </table:table-cell>
          <table:table-cell office:value-type="float" office:value="19.3011" calcext:value-type="float">
            <text:p>19.3011</text:p>
          </table:table-cell>
          <table:table-cell office:value-type="float" office:value="7.9503" calcext:value-type="float">
            <text:p>7.9503</text:p>
          </table:table-cell>
          <table:table-cell office:value-type="float" office:value="4.9329" calcext:value-type="float">
            <text:p>4.9329</text:p>
          </table:table-cell>
          <table:table-cell office:value-type="float" office:value="1.0448" calcext:value-type="float">
            <text:p>1.0448</text:p>
          </table:table-cell>
          <table:table-cell office:value-type="float" office:value="0.3697" calcext:value-type="float">
            <text:p>0.3697</text:p>
          </table:table-cell>
          <table:table-cell office:value-type="string" calcext:value-type="string">
            <text:p>R</text:p>
          </table:table-cell>
          <table:table-cell office:value-type="float" office:value="0.3299" calcext:value-type="float">
            <text:p>0.3299</text:p>
          </table:table-cell>
          <table:table-cell office:value-type="float" office:value="0.1405" calcext:value-type="float">
            <text:p>0.1405</text:p>
          </table:table-cell>
          <table:table-cell office:value-type="float" office:value="0.1152" calcext:value-type="float">
            <text:p>0.1152</text:p>
          </table:table-cell>
          <table:table-cell office:value-type="float" office:value="1.1779" calcext:value-type="float">
            <text:p>1.1779</text:p>
          </table:table-cell>
          <table:table-cell office:value-type="float" office:value="0.4697" calcext:value-type="float">
            <text:p>0.4697</text:p>
          </table:table-cell>
        </table:table-row>
        <table:table-row table:style-name="ro1" table:visibility="filter">
          <table:table-cell office:value-type="float" office:value="1477010447200000" calcext:value-type="float">
            <text:p>1477010447200000</text:p>
          </table:table-cell>
          <table:table-cell office:value-type="float" office:value="19.3272" calcext:value-type="float">
            <text:p>19.3272</text:p>
          </table:table-cell>
          <table:table-cell office:value-type="float" office:value="8.1473" calcext:value-type="float">
            <text:p>8.1473</text:p>
          </table:table-cell>
          <table:table-cell office:value-type="float" office:value="4.7824" calcext:value-type="float">
            <text:p>4.7824</text:p>
          </table:table-cell>
          <table:table-cell office:value-type="float" office:value="1.0894" calcext:value-type="float">
            <text:p>1.0894</text:p>
          </table:table-cell>
          <table:table-cell office:value-type="float" office:value="0.3947" calcext:value-type="float">
            <text:p>0.3947</text:p>
          </table:table-cell>
          <table:table-cell office:value-type="string" calcext:value-type="string">
            <text:p>L</text:p>
          </table:table-cell>
          <table:table-cell office:value-type="float" office:value="2.5527" calcext:value-type="float">
            <text:p>2.5527</text:p>
          </table:table-cell>
          <table:table-cell office:value-type="float" office:value="0.1397" calcext:value-type="float">
            <text:p>0.1397</text:p>
          </table:table-cell>
          <table:table-cell office:value-type="float" office:value="0.1148" calcext:value-type="float">
            <text:p>0.1148</text:p>
          </table:table-cell>
          <table:table-cell office:value-type="float" office:value="1.1709" calcext:value-type="float">
            <text:p>1.1709</text:p>
          </table:table-cell>
          <table:table-cell office:value-type="float" office:value="0.4673" calcext:value-type="float">
            <text:p>0.4673</text:p>
          </table:table-cell>
        </table:table-row>
        <table:table-row table:style-name="ro1">
          <table:table-cell office:value-type="float" office:value="1477010447250000" calcext:value-type="float">
            <text:p>1477010447250000</text:p>
          </table:table-cell>
          <table:table-cell office:value-type="float" office:value="19.4357" calcext:value-type="float">
            <text:p>19.4357</text:p>
          </table:table-cell>
          <table:table-cell office:value-type="float" office:value="8.3601" calcext:value-type="float">
            <text:p>8.3601</text:p>
          </table:table-cell>
          <table:table-cell office:value-type="float" office:value="4.7824" calcext:value-type="float">
            <text:p>4.7824</text:p>
          </table:table-cell>
          <table:table-cell office:value-type="float" office:value="1.1091" calcext:value-type="float">
            <text:p>1.1091</text:p>
          </table:table-cell>
          <table:table-cell office:value-type="float" office:value="0.3947" calcext:value-type="float">
            <text:p>0.3947</text:p>
          </table:table-cell>
          <table:table-cell office:value-type="string" calcext:value-type="string">
            <text:p>R</text:p>
          </table:table-cell>
          <table:table-cell office:value-type="float" office:value="2.3564" calcext:value-type="float">
            <text:p>2.3564</text:p>
          </table:table-cell>
          <table:table-cell office:value-type="float" office:value="0.1389" calcext:value-type="float">
            <text:p>0.1389</text:p>
          </table:table-cell>
          <table:table-cell office:value-type="float" office:value="0.1142" calcext:value-type="float">
            <text:p>0.1142</text:p>
          </table:table-cell>
          <table:table-cell office:value-type="float" office:value="1.1642" calcext:value-type="float">
            <text:p>1.1642</text:p>
          </table:table-cell>
          <table:table-cell office:value-type="float" office:value="0.4649" calcext:value-type="float">
            <text:p>0.4649</text:p>
          </table:table-cell>
        </table:table-row>
        <table:table-row table:style-name="ro1" table:visibility="filter">
          <table:table-cell office:value-type="float" office:value="1477010447300000" calcext:value-type="float">
            <text:p>1477010447300000</text:p>
          </table:table-cell>
          <table:table-cell office:value-type="float" office:value="19.473" calcext:value-type="float">
            <text:p>19.473</text:p>
          </table:table-cell>
          <table:table-cell office:value-type="float" office:value="8.4806" calcext:value-type="float">
            <text:p>8.4806</text:p>
          </table:table-cell>
          <table:table-cell office:value-type="float" office:value="4.5324" calcext:value-type="float">
            <text:p>4.5324</text:p>
          </table:table-cell>
          <table:table-cell office:value-type="float" office:value="1.1308" calcext:value-type="float">
            <text:p>1.1308</text:p>
          </table:table-cell>
          <table:table-cell office:value-type="float" office:value="0.3967" calcext:value-type="float">
            <text:p>0.3967</text:p>
          </table:table-cell>
          <table:table-cell office:value-type="string" calcext:value-type="string">
            <text:p>L</text:p>
          </table:table-cell>
          <table:table-cell office:value-type="float" office:value="3.1412" calcext:value-type="float">
            <text:p>3.1412</text:p>
          </table:table-cell>
          <table:table-cell office:value-type="float" office:value="0.1381" calcext:value-type="float">
            <text:p>0.1381</text:p>
          </table:table-cell>
          <table:table-cell office:value-type="float" office:value="0.1137" calcext:value-type="float">
            <text:p>0.1137</text:p>
          </table:table-cell>
          <table:table-cell office:value-type="float" office:value="1.1575" calcext:value-type="float">
            <text:p>1.1575</text:p>
          </table:table-cell>
          <table:table-cell office:value-type="float" office:value="0.4642" calcext:value-type="float">
            <text:p>0.4642</text:p>
          </table:table-cell>
        </table:table-row>
        <table:table-row table:style-name="ro1">
          <table:table-cell office:value-type="float" office:value="1477010447350000" calcext:value-type="float">
            <text:p>1477010447350000</text:p>
          </table:table-cell>
          <table:table-cell office:value-type="float" office:value="19.5674" calcext:value-type="float">
            <text:p>19.5674</text:p>
          </table:table-cell>
          <table:table-cell office:value-type="float" office:value="8.6864" calcext:value-type="float">
            <text:p>8.6864</text:p>
          </table:table-cell>
          <table:table-cell office:value-type="float" office:value="4.5324" calcext:value-type="float">
            <text:p>4.5324</text:p>
          </table:table-cell>
          <table:table-cell office:value-type="float" office:value="1.1507" calcext:value-type="float">
            <text:p>1.1507</text:p>
          </table:table-cell>
          <table:table-cell office:value-type="float" office:value="0.3967" calcext:value-type="float">
            <text:p>0.3967</text:p>
          </table:table-cell>
          <table:table-cell office:value-type="string" calcext:value-type="string">
            <text:p>R</text:p>
          </table:table-cell>
          <table:table-cell office:value-type="float" office:value="0.2942" calcext:value-type="float">
            <text:p>0.2942</text:p>
          </table:table-cell>
          <table:table-cell office:value-type="float" office:value="0.1374" calcext:value-type="float">
            <text:p>0.1374</text:p>
          </table:table-cell>
          <table:table-cell office:value-type="float" office:value="0.1133" calcext:value-type="float">
            <text:p>0.1133</text:p>
          </table:table-cell>
          <table:table-cell office:value-type="float" office:value="1.1509" calcext:value-type="float">
            <text:p>1.1509</text:p>
          </table:table-cell>
          <table:table-cell office:value-type="float" office:value="0.4636" calcext:value-type="float">
            <text:p>0.4636</text:p>
          </table:table-cell>
        </table:table-row>
        <table:table-row table:style-name="ro1" table:visibility="filter">
          <table:table-cell office:value-type="float" office:value="1477010447400000" calcext:value-type="float">
            <text:p>1477010447400000</text:p>
          </table:table-cell>
          <table:table-cell office:value-type="float" office:value="19.7676" calcext:value-type="float">
            <text:p>19.7676</text:p>
          </table:table-cell>
          <table:table-cell office:value-type="float" office:value="8.8992" calcext:value-type="float">
            <text:p>8.8992</text:p>
          </table:table-cell>
          <table:table-cell office:value-type="float" office:value="4.6612" calcext:value-type="float">
            <text:p>4.6612</text:p>
          </table:table-cell>
          <table:table-cell office:value-type="float" office:value="1.1343" calcext:value-type="float">
            <text:p>1.1343</text:p>
          </table:table-cell>
          <table:table-cell office:value-type="float" office:value="0.3623" calcext:value-type="float">
            <text:p>0.3623</text:p>
          </table:table-cell>
          <table:table-cell office:value-type="string" calcext:value-type="string">
            <text:p>L</text:p>
          </table:table-cell>
          <table:table-cell office:value-type="float" office:value="3.6372" calcext:value-type="float">
            <text:p>3.6372</text:p>
          </table:table-cell>
          <table:table-cell office:value-type="float" office:value="0.1369" calcext:value-type="float">
            <text:p>0.1369</text:p>
          </table:table-cell>
          <table:table-cell office:value-type="float" office:value="0.113" calcext:value-type="float">
            <text:p>0.113</text:p>
          </table:table-cell>
          <table:table-cell office:value-type="float" office:value="1.1448" calcext:value-type="float">
            <text:p>1.1448</text:p>
          </table:table-cell>
          <table:table-cell office:value-type="float" office:value="0.4625" calcext:value-type="float">
            <text:p>0.4625</text:p>
          </table:table-cell>
        </table:table-row>
        <table:table-row table:style-name="ro1">
          <table:table-cell office:value-type="float" office:value="1477010447450000" calcext:value-type="float">
            <text:p>1477010447450000</text:p>
          </table:table-cell>
          <table:table-cell office:value-type="float" office:value="19.8641" calcext:value-type="float">
            <text:p>19.8641</text:p>
          </table:table-cell>
          <table:table-cell office:value-type="float" office:value="9.1111" calcext:value-type="float">
            <text:p>9.1111</text:p>
          </table:table-cell>
          <table:table-cell office:value-type="float" office:value="4.6612" calcext:value-type="float">
            <text:p>4.6612</text:p>
          </table:table-cell>
          <table:table-cell office:value-type="float" office:value="1.1524" calcext:value-type="float">
            <text:p>1.1524</text:p>
          </table:table-cell>
          <table:table-cell office:value-type="float" office:value="0.3623" calcext:value-type="float">
            <text:p>0.3623</text:p>
          </table:table-cell>
          <table:table-cell office:value-type="string" calcext:value-type="string">
            <text:p>R</text:p>
          </table:table-cell>
          <table:table-cell office:value-type="float" office:value="0.9389" calcext:value-type="float">
            <text:p>0.9389</text:p>
          </table:table-cell>
          <table:table-cell office:value-type="float" office:value="0.1366" calcext:value-type="float">
            <text:p>0.1366</text:p>
          </table:table-cell>
          <table:table-cell office:value-type="float" office:value="0.1129" calcext:value-type="float">
            <text:p>0.1129</text:p>
          </table:table-cell>
          <table:table-cell office:value-type="float" office:value="1.139" calcext:value-type="float">
            <text:p>1.139</text:p>
          </table:table-cell>
          <table:table-cell office:value-type="float" office:value="0.4614" calcext:value-type="float">
            <text:p>0.4614</text:p>
          </table:table-cell>
        </table:table-row>
        <table:table-row table:style-name="ro1" table:visibility="filter">
          <table:table-cell office:value-type="float" office:value="1477010447500000" calcext:value-type="float">
            <text:p>1477010447500000</text:p>
          </table:table-cell>
          <table:table-cell office:value-type="float" office:value="20.0227" calcext:value-type="float">
            <text:p>20.0227</text:p>
          </table:table-cell>
          <table:table-cell office:value-type="float" office:value="9.3744" calcext:value-type="float">
            <text:p>9.3744</text:p>
          </table:table-cell>
          <table:table-cell office:value-type="float" office:value="4.8234" calcext:value-type="float">
            <text:p>4.8234</text:p>
          </table:table-cell>
          <table:table-cell office:value-type="float" office:value="1.1568" calcext:value-type="float">
            <text:p>1.1568</text:p>
          </table:table-cell>
          <table:table-cell office:value-type="float" office:value="0.3492" calcext:value-type="float">
            <text:p>0.3492</text:p>
          </table:table-cell>
          <table:table-cell office:value-type="string" calcext:value-type="string">
            <text:p>L</text:p>
          </table:table-cell>
          <table:table-cell office:value-type="float" office:value="1.7111" calcext:value-type="float">
            <text:p>1.7111</text:p>
          </table:table-cell>
          <table:table-cell office:value-type="float" office:value="0.1371" calcext:value-type="float">
            <text:p>0.1371</text:p>
          </table:table-cell>
          <table:table-cell office:value-type="float" office:value="0.1125" calcext:value-type="float">
            <text:p>0.1125</text:p>
          </table:table-cell>
          <table:table-cell office:value-type="float" office:value="1.1339" calcext:value-type="float">
            <text:p>1.1339</text:p>
          </table:table-cell>
          <table:table-cell office:value-type="float" office:value="0.4595" calcext:value-type="float">
            <text:p>0.4595</text:p>
          </table:table-cell>
        </table:table-row>
        <table:table-row table:style-name="ro1">
          <table:table-cell office:value-type="float" office:value="1477010447550000" calcext:value-type="float">
            <text:p>1477010447550000</text:p>
          </table:table-cell>
          <table:table-cell office:value-type="float" office:value="20.1176" calcext:value-type="float">
            <text:p>20.1176</text:p>
          </table:table-cell>
          <table:table-cell office:value-type="float" office:value="9.5958" calcext:value-type="float">
            <text:p>9.5958</text:p>
          </table:table-cell>
          <table:table-cell office:value-type="float" office:value="4.8234" calcext:value-type="float">
            <text:p>4.8234</text:p>
          </table:table-cell>
          <table:table-cell office:value-type="float" office:value="1.1743" calcext:value-type="float">
            <text:p>1.1743</text:p>
          </table:table-cell>
          <table:table-cell office:value-type="float" office:value="0.3492" calcext:value-type="float">
            <text:p>0.3492</text:p>
          </table:table-cell>
          <table:table-cell office:value-type="string" calcext:value-type="string">
            <text:p>R</text:p>
          </table:table-cell>
          <table:table-cell office:value-type="float" office:value="3.665" calcext:value-type="float">
            <text:p>3.665</text:p>
          </table:table-cell>
          <table:table-cell office:value-type="float" office:value="0.1381" calcext:value-type="float">
            <text:p>0.1381</text:p>
          </table:table-cell>
          <table:table-cell office:value-type="float" office:value="0.1122" calcext:value-type="float">
            <text:p>0.1122</text:p>
          </table:table-cell>
          <table:table-cell office:value-type="float" office:value="1.1291" calcext:value-type="float">
            <text:p>1.1291</text:p>
          </table:table-cell>
          <table:table-cell office:value-type="float" office:value="0.4577" calcext:value-type="float">
            <text:p>0.4577</text:p>
          </table:table-cell>
        </table:table-row>
        <table:table-row table:style-name="ro1" table:visibility="filter">
          <table:table-cell office:value-type="float" office:value="1477010447600000" calcext:value-type="float">
            <text:p>1477010447600000</text:p>
          </table:table-cell>
          <table:table-cell office:value-type="float" office:value="20.1938" calcext:value-type="float">
            <text:p>20.1938</text:p>
          </table:table-cell>
          <table:table-cell office:value-type="float" office:value="9.8489" calcext:value-type="float">
            <text:p>9.8489</text:p>
          </table:table-cell>
          <table:table-cell office:value-type="float" office:value="4.867" calcext:value-type="float">
            <text:p>4.867</text:p>
          </table:table-cell>
          <table:table-cell office:value-type="float" office:value="1.2024" calcext:value-type="float">
            <text:p>1.2024</text:p>
          </table:table-cell>
          <table:table-cell office:value-type="float" office:value="0.3593" calcext:value-type="float">
            <text:p>0.3593</text:p>
          </table:table-cell>
          <table:table-cell office:value-type="string" calcext:value-type="string">
            <text:p>L</text:p>
          </table:table-cell>
          <table:table-cell office:value-type="float" office:value="0.3228" calcext:value-type="float">
            <text:p>0.3228</text:p>
          </table:table-cell>
          <table:table-cell office:value-type="float" office:value="0.1393" calcext:value-type="float">
            <text:p>0.1393</text:p>
          </table:table-cell>
          <table:table-cell office:value-type="float" office:value="0.1118" calcext:value-type="float">
            <text:p>0.1118</text:p>
          </table:table-cell>
          <table:table-cell office:value-type="float" office:value="1.1244" calcext:value-type="float">
            <text:p>1.1244</text:p>
          </table:table-cell>
          <table:table-cell office:value-type="float" office:value="0.4555" calcext:value-type="float">
            <text:p>0.4555</text:p>
          </table:table-cell>
        </table:table-row>
        <table:table-row table:style-name="ro1">
          <table:table-cell office:value-type="float" office:value="1477010447650000" calcext:value-type="float">
            <text:p>1477010447650000</text:p>
          </table:table-cell>
          <table:table-cell office:value-type="float" office:value="20.2794" calcext:value-type="float">
            <text:p>20.2794</text:p>
          </table:table-cell>
          <table:table-cell office:value-type="float" office:value="10.0765" calcext:value-type="float">
            <text:p>10.0765</text:p>
          </table:table-cell>
          <table:table-cell office:value-type="float" office:value="4.867" calcext:value-type="float">
            <text:p>4.867</text:p>
          </table:table-cell>
          <table:table-cell office:value-type="float" office:value="1.2203" calcext:value-type="float">
            <text:p>1.2203</text:p>
          </table:table-cell>
          <table:table-cell office:value-type="float" office:value="0.3593" calcext:value-type="float">
            <text:p>0.3593</text:p>
          </table:table-cell>
          <table:table-cell office:value-type="string" calcext:value-type="string">
            <text:p>R</text:p>
          </table:table-cell>
          <table:table-cell office:value-type="float" office:value="7.7879" calcext:value-type="float">
            <text:p>7.7879</text:p>
          </table:table-cell>
          <table:table-cell office:value-type="float" office:value="0.1409" calcext:value-type="float">
            <text:p>0.1409</text:p>
          </table:table-cell>
          <table:table-cell office:value-type="float" office:value="0.1115" calcext:value-type="float">
            <text:p>0.1115</text:p>
          </table:table-cell>
          <table:table-cell office:value-type="float" office:value="1.12" calcext:value-type="float">
            <text:p>1.12</text:p>
          </table:table-cell>
          <table:table-cell office:value-type="float" office:value="0.4534" calcext:value-type="float">
            <text:p>0.4534</text:p>
          </table:table-cell>
        </table:table-row>
        <table:table-row table:style-name="ro1" table:visibility="filter">
          <table:table-cell office:value-type="float" office:value="1477010447700000" calcext:value-type="float">
            <text:p>1477010447700000</text:p>
          </table:table-cell>
          <table:table-cell office:value-type="float" office:value="20.3008" calcext:value-type="float">
            <text:p>20.3008</text:p>
          </table:table-cell>
          <table:table-cell office:value-type="float" office:value="10.359" calcext:value-type="float">
            <text:p>10.359</text:p>
          </table:table-cell>
          <table:table-cell office:value-type="float" office:value="4.9182" calcext:value-type="float">
            <text:p>4.9182</text:p>
          </table:table-cell>
          <table:table-cell office:value-type="float" office:value="1.2687" calcext:value-type="float">
            <text:p>1.2687</text:p>
          </table:table-cell>
          <table:table-cell office:value-type="float" office:value="0.3881" calcext:value-type="float">
            <text:p>0.3881</text:p>
          </table:table-cell>
          <table:table-cell office:value-type="string" calcext:value-type="string">
            <text:p>L</text:p>
          </table:table-cell>
          <table:table-cell office:value-type="float" office:value="1.9631" calcext:value-type="float">
            <text:p>1.9631</text:p>
          </table:table-cell>
          <table:table-cell office:value-type="float" office:value="0.1419" calcext:value-type="float">
            <text:p>0.1419</text:p>
          </table:table-cell>
          <table:table-cell office:value-type="float" office:value="0.1109" calcext:value-type="float">
            <text:p>0.1109</text:p>
          </table:table-cell>
          <table:table-cell office:value-type="float" office:value="1.1153" calcext:value-type="float">
            <text:p>1.1153</text:p>
          </table:table-cell>
          <table:table-cell office:value-type="float" office:value="0.4511" calcext:value-type="float">
            <text:p>0.4511</text:p>
          </table:table-cell>
        </table:table-row>
        <table:table-row table:style-name="ro1">
          <table:table-cell office:value-type="float" office:value="1477010447750000" calcext:value-type="float">
            <text:p>1477010447750000</text:p>
          </table:table-cell>
          <table:table-cell office:value-type="float" office:value="20.3717" calcext:value-type="float">
            <text:p>20.3717</text:p>
          </table:table-cell>
          <table:table-cell office:value-type="float" office:value="10.5943" calcext:value-type="float">
            <text:p>10.5943</text:p>
          </table:table-cell>
          <table:table-cell office:value-type="float" office:value="4.9182" calcext:value-type="float">
            <text:p>4.9182</text:p>
          </table:table-cell>
          <table:table-cell office:value-type="float" office:value="1.2881" calcext:value-type="float">
            <text:p>1.2881</text:p>
          </table:table-cell>
          <table:table-cell office:value-type="float" office:value="0.3881" calcext:value-type="float">
            <text:p>0.3881</text:p>
          </table:table-cell>
          <table:table-cell office:value-type="string" calcext:value-type="string">
            <text:p>R</text:p>
          </table:table-cell>
          <table:table-cell office:value-type="float" office:value="4.9286" calcext:value-type="float">
            <text:p>4.9286</text:p>
          </table:table-cell>
          <table:table-cell office:value-type="float" office:value="0.1434" calcext:value-type="float">
            <text:p>0.1434</text:p>
          </table:table-cell>
          <table:table-cell office:value-type="float" office:value="0.1104" calcext:value-type="float">
            <text:p>0.1104</text:p>
          </table:table-cell>
          <table:table-cell office:value-type="float" office:value="1.1107" calcext:value-type="float">
            <text:p>1.1107</text:p>
          </table:table-cell>
          <table:table-cell office:value-type="float" office:value="0.4487" calcext:value-type="float">
            <text:p>0.4487</text:p>
          </table:table-cell>
        </table:table-row>
        <table:table-row table:style-name="ro1" table:visibility="filter">
          <table:table-cell office:value-type="float" office:value="1477010447800000" calcext:value-type="float">
            <text:p>1477010447800000</text:p>
          </table:table-cell>
          <table:table-cell office:value-type="float" office:value="20.4187" calcext:value-type="float">
            <text:p>20.4187</text:p>
          </table:table-cell>
          <table:table-cell office:value-type="float" office:value="10.8923" calcext:value-type="float">
            <text:p>10.8923</text:p>
          </table:table-cell>
          <table:table-cell office:value-type="float" office:value="5.0261" calcext:value-type="float">
            <text:p>5.0261</text:p>
          </table:table-cell>
          <table:table-cell office:value-type="float" office:value="1.3237" calcext:value-type="float">
            <text:p>1.3237</text:p>
          </table:table-cell>
          <table:table-cell office:value-type="float" office:value="0.4034" calcext:value-type="float">
            <text:p>0.4034</text:p>
          </table:table-cell>
          <table:table-cell office:value-type="string" calcext:value-type="string">
            <text:p>L</text:p>
          </table:table-cell>
          <table:table-cell office:value-type="float" office:value="1.09" calcext:value-type="float">
            <text:p>1.09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1098" calcext:value-type="float">
            <text:p>0.1098</text:p>
          </table:table-cell>
          <table:table-cell office:value-type="float" office:value="1.1062" calcext:value-type="float">
            <text:p>1.1062</text:p>
          </table:table-cell>
          <table:table-cell office:value-type="float" office:value="0.4465" calcext:value-type="float">
            <text:p>0.4465</text:p>
          </table:table-cell>
        </table:table-row>
        <table:table-row table:style-name="ro1">
          <table:table-cell office:value-type="float" office:value="1477010447850000" calcext:value-type="float">
            <text:p>1477010447850000</text:p>
          </table:table-cell>
          <table:table-cell office:value-type="float" office:value="20.4776" calcext:value-type="float">
            <text:p>20.4776</text:p>
          </table:table-cell>
          <table:table-cell office:value-type="float" office:value="11.1364" calcext:value-type="float">
            <text:p>11.1364</text:p>
          </table:table-cell>
          <table:table-cell office:value-type="float" office:value="5.0261" calcext:value-type="float">
            <text:p>5.0261</text:p>
          </table:table-cell>
          <table:table-cell office:value-type="float" office:value="1.3438" calcext:value-type="float">
            <text:p>1.3438</text:p>
          </table:table-cell>
          <table:table-cell office:value-type="float" office:value="0.4034" calcext:value-type="float">
            <text:p>0.4034</text:p>
          </table:table-cell>
          <table:table-cell office:value-type="string" calcext:value-type="string">
            <text:p>R</text:p>
          </table:table-cell>
          <table:table-cell office:value-type="float" office:value="6.2785" calcext:value-type="float">
            <text:p>6.2785</text:p>
          </table:table-cell>
          <table:table-cell office:value-type="float" office:value="0.1469" calcext:value-type="float">
            <text:p>0.1469</text:p>
          </table:table-cell>
          <table:table-cell office:value-type="float" office:value="0.1093" calcext:value-type="float">
            <text:p>0.1093</text:p>
          </table:table-cell>
          <table:table-cell office:value-type="float" office:value="1.1019" calcext:value-type="float">
            <text:p>1.1019</text:p>
          </table:table-cell>
          <table:table-cell office:value-type="float" office:value="0.4443" calcext:value-type="float">
            <text:p>0.4443</text:p>
          </table:table-cell>
        </table:table-row>
        <table:table-row table:style-name="ro1" table:visibility="filter">
          <table:table-cell office:value-type="float" office:value="1477010447900000" calcext:value-type="float">
            <text:p>1477010447900000</text:p>
          </table:table-cell>
          <table:table-cell office:value-type="float" office:value="20.462" calcext:value-type="float">
            <text:p>20.462</text:p>
          </table:table-cell>
          <table:table-cell office:value-type="float" office:value="11.3679" calcext:value-type="float">
            <text:p>11.3679</text:p>
          </table:table-cell>
          <table:table-cell office:value-type="float" office:value="4.949" calcext:value-type="float">
            <text:p>4.949</text:p>
          </table:table-cell>
          <table:table-cell office:value-type="float" office:value="1.3881" calcext:value-type="float">
            <text:p>1.3881</text:p>
          </table:table-cell>
          <table:table-cell office:value-type="float" office:value="0.4263" calcext:value-type="float">
            <text:p>0.4263</text:p>
          </table:table-cell>
          <table:table-cell office:value-type="string" calcext:value-type="string">
            <text:p>L</text:p>
          </table:table-cell>
          <table:table-cell office:value-type="float" office:value="1.4211" calcext:value-type="float">
            <text:p>1.4211</text:p>
          </table:table-cell>
          <table:table-cell office:value-type="float" office:value="0.1481" calcext:value-type="float">
            <text:p>0.1481</text:p>
          </table:table-cell>
          <table:table-cell office:value-type="float" office:value="0.1088" calcext:value-type="float">
            <text:p>0.1088</text:p>
          </table:table-cell>
          <table:table-cell office:value-type="float" office:value="1.0971" calcext:value-type="float">
            <text:p>1.0971</text:p>
          </table:table-cell>
          <table:table-cell office:value-type="float" office:value="0.4421" calcext:value-type="float">
            <text:p>0.4421</text:p>
          </table:table-cell>
        </table:table-row>
        <table:table-row table:style-name="ro1">
          <table:table-cell office:value-type="float" office:value="1477010447950000" calcext:value-type="float">
            <text:p>1477010447950000</text:p>
          </table:table-cell>
          <table:table-cell office:value-type="float" office:value="20.5043" calcext:value-type="float">
            <text:p>20.5043</text:p>
          </table:table-cell>
          <table:table-cell office:value-type="float" office:value="11.6114" calcext:value-type="float">
            <text:p>11.6114</text:p>
          </table:table-cell>
          <table:table-cell office:value-type="float" office:value="4.949" calcext:value-type="float">
            <text:p>4.949</text:p>
          </table:table-cell>
          <table:table-cell office:value-type="float" office:value="1.4094" calcext:value-type="float">
            <text:p>1.4094</text:p>
          </table:table-cell>
          <table:table-cell office:value-type="float" office:value="0.4263" calcext:value-type="float">
            <text:p>0.4263</text:p>
          </table:table-cell>
          <table:table-cell office:value-type="string" calcext:value-type="string">
            <text:p>R</text:p>
          </table:table-cell>
          <table:table-cell office:value-type="float" office:value="14.0604" calcext:value-type="float">
            <text:p>14.0604</text:p>
          </table:table-cell>
          <table:table-cell office:value-type="float" office:value="0.1496" calcext:value-type="float">
            <text:p>0.1496</text:p>
          </table:table-cell>
          <table:table-cell office:value-type="float" office:value="0.1083" calcext:value-type="float">
            <text:p>0.1083</text:p>
          </table:table-cell>
          <table:table-cell office:value-type="float" office:value="1.0925" calcext:value-type="float">
            <text:p>1.0925</text:p>
          </table:table-cell>
          <table:table-cell office:value-type="float" office:value="0.4399" calcext:value-type="float">
            <text:p>0.4399</text:p>
          </table:table-cell>
        </table:table-row>
        <table:table-row table:style-name="ro1" table:visibility="filter">
          <table:table-cell office:value-type="float" office:value="1477010448000000" calcext:value-type="float">
            <text:p>1477010448000000</text:p>
          </table:table-cell>
          <table:table-cell office:value-type="float" office:value="20.5655" calcext:value-type="float">
            <text:p>20.5655</text:p>
          </table:table-cell>
          <table:table-cell office:value-type="float" office:value="11.8865" calcext:value-type="float">
            <text:p>11.8865</text:p>
          </table:table-cell>
          <table:table-cell office:value-type="float" office:value="5.0271" calcext:value-type="float">
            <text:p>5.0271</text:p>
          </table:table-cell>
          <table:table-cell office:value-type="float" office:value="1.4251" calcext:value-type="float">
            <text:p>1.4251</text:p>
          </table:table-cell>
          <table:table-cell office:value-type="float" office:value="0.4208" calcext:value-type="float">
            <text:p>0.4208</text:p>
          </table:table-cell>
          <table:table-cell office:value-type="string" calcext:value-type="string">
            <text:p>L</text:p>
          </table:table-cell>
          <table:table-cell office:value-type="float" office:value="0.3707" calcext:value-type="float">
            <text:p>0.3707</text:p>
          </table:table-cell>
          <table:table-cell office:value-type="float" office:value="0.1519" calcext:value-type="float">
            <text:p>0.1519</text:p>
          </table:table-cell>
          <table:table-cell office:value-type="float" office:value="0.1079" calcext:value-type="float">
            <text:p>0.1079</text:p>
          </table:table-cell>
          <table:table-cell office:value-type="float" office:value="1.0883" calcext:value-type="float">
            <text:p>1.0883</text:p>
          </table:table-cell>
          <table:table-cell office:value-type="float" office:value="0.4379" calcext:value-type="float">
            <text:p>0.4379</text:p>
          </table:table-cell>
        </table:table-row>
        <table:table-row table:style-name="ro1">
          <table:table-cell office:value-type="float" office:value="1477010448050000" calcext:value-type="float">
            <text:p>1477010448050000</text:p>
          </table:table-cell>
          <table:table-cell office:value-type="float" office:value="20.5993" calcext:value-type="float">
            <text:p>20.5993</text:p>
          </table:table-cell>
          <table:table-cell office:value-type="float" office:value="12.1353" calcext:value-type="float">
            <text:p>12.1353</text:p>
          </table:table-cell>
          <table:table-cell office:value-type="float" office:value="5.0271" calcext:value-type="float">
            <text:p>5.0271</text:p>
          </table:table-cell>
          <table:table-cell office:value-type="float" office:value="1.4461" calcext:value-type="float">
            <text:p>1.4461</text:p>
          </table:table-cell>
          <table:table-cell office:value-type="float" office:value="0.4208" calcext:value-type="float">
            <text:p>0.4208</text:p>
          </table:table-cell>
          <table:table-cell office:value-type="string" calcext:value-type="string">
            <text:p>R</text:p>
          </table:table-cell>
          <table:table-cell office:value-type="float" office:value="4.0858" calcext:value-type="float">
            <text:p>4.0858</text:p>
          </table:table-cell>
          <table:table-cell office:value-type="float" office:value="0.1546" calcext:value-type="float">
            <text:p>0.1546</text:p>
          </table:table-cell>
          <table:table-cell office:value-type="float" office:value="0.1076" calcext:value-type="float">
            <text:p>0.1076</text:p>
          </table:table-cell>
          <table:table-cell office:value-type="float" office:value="1.0842" calcext:value-type="float">
            <text:p>1.0842</text:p>
          </table:table-cell>
          <table:table-cell office:value-type="float" office:value="0.4361" calcext:value-type="float">
            <text:p>0.4361</text:p>
          </table:table-cell>
        </table:table-row>
        <table:table-row table:style-name="ro1" table:visibility="filter">
          <table:table-cell office:value-type="float" office:value="1477010448100000" calcext:value-type="float">
            <text:p>1477010448100000</text:p>
          </table:table-cell>
          <table:table-cell office:value-type="float" office:value="20.5316" calcext:value-type="float">
            <text:p>20.5316</text:p>
          </table:table-cell>
          <table:table-cell office:value-type="float" office:value="12.4219" calcext:value-type="float">
            <text:p>12.4219</text:p>
          </table:table-cell>
          <table:table-cell office:value-type="float" office:value="5.0576" calcext:value-type="float">
            <text:p>5.0576</text:p>
          </table:table-cell>
          <table:table-cell office:value-type="float" office:value="1.5069" calcext:value-type="float">
            <text:p>1.5069</text:p>
          </table:table-cell>
          <table:table-cell office:value-type="float" office:value="0.4585" calcext:value-type="float">
            <text:p>0.4585</text:p>
          </table:table-cell>
          <table:table-cell office:value-type="string" calcext:value-type="string">
            <text:p>L</text:p>
          </table:table-cell>
          <table:table-cell office:value-type="float" office:value="3.1245" calcext:value-type="float">
            <text:p>3.1245</text:p>
          </table:table-cell>
          <table:table-cell office:value-type="float" office:value="0.156" calcext:value-type="float">
            <text:p>0.156</text:p>
          </table:table-cell>
          <table:table-cell office:value-type="float" office:value="0.1076" calcext:value-type="float">
            <text:p>0.1076</text:p>
          </table:table-cell>
          <table:table-cell office:value-type="float" office:value="1.0795" calcext:value-type="float">
            <text:p>1.0795</text:p>
          </table:table-cell>
          <table:table-cell office:value-type="float" office:value="0.4345" calcext:value-type="float">
            <text:p>0.4345</text:p>
          </table:table-cell>
        </table:table-row>
        <table:table-row table:style-name="ro1">
          <table:table-cell office:value-type="float" office:value="1477010448150000" calcext:value-type="float">
            <text:p>1477010448150000</text:p>
          </table:table-cell>
          <table:table-cell office:value-type="float" office:value="20.5449" calcext:value-type="float">
            <text:p>20.5449</text:p>
          </table:table-cell>
          <table:table-cell office:value-type="float" office:value="12.6742" calcext:value-type="float">
            <text:p>12.6742</text:p>
          </table:table-cell>
          <table:table-cell office:value-type="float" office:value="5.0576" calcext:value-type="float">
            <text:p>5.0576</text:p>
          </table:table-cell>
          <table:table-cell office:value-type="float" office:value="1.5299" calcext:value-type="float">
            <text:p>1.5299</text:p>
          </table:table-cell>
          <table:table-cell office:value-type="float" office:value="0.4585" calcext:value-type="float">
            <text:p>0.4585</text:p>
          </table:table-cell>
          <table:table-cell office:value-type="string" calcext:value-type="string">
            <text:p>R</text:p>
          </table:table-cell>
          <table:table-cell office:value-type="float" office:value="6.8645" calcext:value-type="float">
            <text:p>6.8645</text:p>
          </table:table-cell>
          <table:table-cell office:value-type="float" office:value="0.1577" calcext:value-type="float">
            <text:p>0.1577</text:p>
          </table:table-cell>
          <table:table-cell office:value-type="float" office:value="0.1078" calcext:value-type="float">
            <text:p>0.1078</text:p>
          </table:table-cell>
          <table:table-cell office:value-type="float" office:value="1.0749" calcext:value-type="float">
            <text:p>1.0749</text:p>
          </table:table-cell>
          <table:table-cell office:value-type="float" office:value="0.433" calcext:value-type="float">
            <text:p>0.433</text:p>
          </table:table-cell>
        </table:table-row>
        <table:table-row table:style-name="ro1" table:visibility="filter">
          <table:table-cell office:value-type="float" office:value="1477010448200000" calcext:value-type="float">
            <text:p>1477010448200000</text:p>
          </table:table-cell>
          <table:table-cell office:value-type="float" office:value="20.5347" calcext:value-type="float">
            <text:p>20.5347</text:p>
          </table:table-cell>
          <table:table-cell office:value-type="float" office:value="12.9145" calcext:value-type="float">
            <text:p>12.9145</text:p>
          </table:table-cell>
          <table:table-cell office:value-type="float" office:value="5.025" calcext:value-type="float">
            <text:p>5.025</text:p>
          </table:table-cell>
          <table:table-cell office:value-type="float" office:value="1.5587" calcext:value-type="float">
            <text:p>1.5587</text:p>
          </table:table-cell>
          <table:table-cell office:value-type="float" office:value="0.4641" calcext:value-type="float">
            <text:p>0.4641</text:p>
          </table:table-cell>
          <table:table-cell office:value-type="string" calcext:value-type="string">
            <text:p>L</text:p>
          </table:table-cell>
          <table:table-cell office:value-type="float" office:value="0.1222" calcext:value-type="float">
            <text:p>0.1222</text:p>
          </table:table-cell>
          <table:table-cell office:value-type="float" office:value="0.1593" calcext:value-type="float">
            <text:p>0.1593</text:p>
          </table:table-cell>
          <table:table-cell office:value-type="float" office:value="0.1079" calcext:value-type="float">
            <text:p>0.1079</text:p>
          </table:table-cell>
          <table:table-cell office:value-type="float" office:value="1.0703" calcext:value-type="float">
            <text:p>1.0703</text:p>
          </table:table-cell>
          <table:table-cell office:value-type="float" office:value="0.4314" calcext:value-type="float">
            <text:p>0.4314</text:p>
          </table:table-cell>
        </table:table-row>
        <table:table-row table:style-name="ro1">
          <table:table-cell office:value-type="float" office:value="1477010448250000" calcext:value-type="float">
            <text:p>1477010448250000</text:p>
          </table:table-cell>
          <table:table-cell office:value-type="float" office:value="20.5349" calcext:value-type="float">
            <text:p>20.5349</text:p>
          </table:table-cell>
          <table:table-cell office:value-type="float" office:value="13.1655" calcext:value-type="float">
            <text:p>13.1655</text:p>
          </table:table-cell>
          <table:table-cell office:value-type="float" office:value="5.025" calcext:value-type="float">
            <text:p>5.025</text:p>
          </table:table-cell>
          <table:table-cell office:value-type="float" office:value="1.5819" calcext:value-type="float">
            <text:p>1.5819</text:p>
          </table:table-cell>
          <table:table-cell office:value-type="float" office:value="0.4641" calcext:value-type="float">
            <text:p>0.4641</text:p>
          </table:table-cell>
          <table:table-cell office:value-type="string" calcext:value-type="string">
            <text:p>R</text:p>
          </table:table-cell>
          <table:table-cell office:value-type="float" office:value="3.4681" calcext:value-type="float">
            <text:p>3.4681</text:p>
          </table:table-cell>
          <table:table-cell office:value-type="float" office:value="0.1612" calcext:value-type="float">
            <text:p>0.1612</text:p>
          </table:table-cell>
          <table:table-cell office:value-type="float" office:value="0.1081" calcext:value-type="float">
            <text:p>0.1081</text:p>
          </table:table-cell>
          <table:table-cell office:value-type="float" office:value="1.0659" calcext:value-type="float">
            <text:p>1.0659</text:p>
          </table:table-cell>
          <table:table-cell office:value-type="float" office:value="0.4299" calcext:value-type="float">
            <text:p>0.4299</text:p>
          </table:table-cell>
        </table:table-row>
        <table:table-row table:style-name="ro1" table:visibility="filter">
          <table:table-cell office:value-type="float" office:value="1477010448300000" calcext:value-type="float">
            <text:p>1477010448300000</text:p>
          </table:table-cell>
          <table:table-cell office:value-type="float" office:value="20.4212" calcext:value-type="float">
            <text:p>20.4212</text:p>
          </table:table-cell>
          <table:table-cell office:value-type="float" office:value="13.3288" calcext:value-type="float">
            <text:p>13.3288</text:p>
          </table:table-cell>
          <table:table-cell office:value-type="float" office:value="4.8094" calcext:value-type="float">
            <text:p>4.8094</text:p>
          </table:table-cell>
          <table:table-cell office:value-type="float" office:value="1.6425" calcext:value-type="float">
            <text:p>1.6425</text:p>
          </table:table-cell>
          <table:table-cell office:value-type="float" office:value="0.4998" calcext:value-type="float">
            <text:p>0.4998</text:p>
          </table:table-cell>
          <table:table-cell office:value-type="string" calcext:value-type="string">
            <text:p>L</text:p>
          </table:table-cell>
          <table:table-cell office:value-type="float" office:value="5.1376" calcext:value-type="float">
            <text:p>5.1376</text:p>
          </table:table-cell>
          <table:table-cell office:value-type="float" office:value="0.1617" calcext:value-type="float">
            <text:p>0.1617</text:p>
          </table:table-cell>
          <table:table-cell office:value-type="float" office:value="0.1078" calcext:value-type="float">
            <text:p>0.1078</text:p>
          </table:table-cell>
          <table:table-cell office:value-type="float" office:value="1.061" calcext:value-type="float">
            <text:p>1.061</text:p>
          </table:table-cell>
          <table:table-cell office:value-type="float" office:value="0.4279" calcext:value-type="float">
            <text:p>0.4279</text:p>
          </table:table-cell>
        </table:table-row>
        <table:table-row table:style-name="ro1">
          <table:table-cell office:value-type="float" office:value="1477010448350000" calcext:value-type="float">
            <text:p>1477010448350000</text:p>
          </table:table-cell>
          <table:table-cell office:value-type="float" office:value="20.401" calcext:value-type="float">
            <text:p>20.401</text:p>
          </table:table-cell>
          <table:table-cell office:value-type="float" office:value="13.5682" calcext:value-type="float">
            <text:p>13.5682</text:p>
          </table:table-cell>
          <table:table-cell office:value-type="float" office:value="4.8094" calcext:value-type="float">
            <text:p>4.8094</text:p>
          </table:table-cell>
          <table:table-cell office:value-type="float" office:value="1.6675" calcext:value-type="float">
            <text:p>1.6675</text:p>
          </table:table-cell>
          <table:table-cell office:value-type="float" office:value="0.4998" calcext:value-type="float">
            <text:p>0.4998</text:p>
          </table:table-cell>
          <table:table-cell office:value-type="string" calcext:value-type="string">
            <text:p>R</text:p>
          </table:table-cell>
          <table:table-cell office:value-type="float" office:value="2.4298" calcext:value-type="float">
            <text:p>2.4298</text:p>
          </table:table-cell>
          <table:table-cell office:value-type="float" office:value="0.1623" calcext:value-type="float">
            <text:p>0.1623</text:p>
          </table:table-cell>
          <table:table-cell office:value-type="float" office:value="0.1074" calcext:value-type="float">
            <text:p>0.1074</text:p>
          </table:table-cell>
          <table:table-cell office:value-type="float" office:value="1.0563" calcext:value-type="float">
            <text:p>1.0563</text:p>
          </table:table-cell>
          <table:table-cell office:value-type="float" office:value="0.4259" calcext:value-type="float">
            <text:p>0.4259</text:p>
          </table:table-cell>
        </table:table-row>
        <table:table-row table:style-name="ro1" table:visibility="filter">
          <table:table-cell office:value-type="float" office:value="1477010448400000" calcext:value-type="float">
            <text:p>1477010448400000</text:p>
          </table:table-cell>
          <table:table-cell office:value-type="float" office:value="20.359" calcext:value-type="float">
            <text:p>20.359</text:p>
          </table:table-cell>
          <table:table-cell office:value-type="float" office:value="13.8359" calcext:value-type="float">
            <text:p>13.8359</text:p>
          </table:table-cell>
          <table:table-cell office:value-type="float" office:value="4.8703" calcext:value-type="float">
            <text:p>4.8703</text:p>
          </table:table-cell>
          <table:table-cell office:value-type="float" office:value="1.6992" calcext:value-type="float">
            <text:p>1.6992</text:p>
          </table:table-cell>
          <table:table-cell office:value-type="float" office:value="0.5061" calcext:value-type="float">
            <text:p>0.5061</text:p>
          </table:table-cell>
          <table:table-cell office:value-type="string" calcext:value-type="string">
            <text:p>L</text:p>
          </table:table-cell>
          <table:table-cell office:value-type="float" office:value="0.2746" calcext:value-type="float">
            <text:p>0.2746</text:p>
          </table:table-cell>
          <table:table-cell office:value-type="float" office:value="0.1629" calcext:value-type="float">
            <text:p>0.1629</text:p>
          </table:table-cell>
          <table:table-cell office:value-type="float" office:value="0.1072" calcext:value-type="float">
            <text:p>0.1072</text:p>
          </table:table-cell>
          <table:table-cell office:value-type="float" office:value="1.0516" calcext:value-type="float">
            <text:p>1.0516</text:p>
          </table:table-cell>
          <table:table-cell office:value-type="float" office:value="0.424" calcext:value-type="float">
            <text:p>0.424</text:p>
          </table:table-cell>
        </table:table-row>
        <table:table-row table:style-name="ro1">
          <table:table-cell office:value-type="float" office:value="1477010448450000" calcext:value-type="float">
            <text:p>1477010448450000</text:p>
          </table:table-cell>
          <table:table-cell office:value-type="float" office:value="20.3248" calcext:value-type="float">
            <text:p>20.3248</text:p>
          </table:table-cell>
          <table:table-cell office:value-type="float" office:value="14.0767" calcext:value-type="float">
            <text:p>14.0767</text:p>
          </table:table-cell>
          <table:table-cell office:value-type="float" office:value="4.8703" calcext:value-type="float">
            <text:p>4.8703</text:p>
          </table:table-cell>
          <table:table-cell office:value-type="float" office:value="1.7245" calcext:value-type="float">
            <text:p>1.7245</text:p>
          </table:table-cell>
          <table:table-cell office:value-type="float" office:value="0.5061" calcext:value-type="float">
            <text:p>0.5061</text:p>
          </table:table-cell>
          <table:table-cell office:value-type="string" calcext:value-type="string">
            <text:p>R</text:p>
          </table:table-cell>
          <table:table-cell office:value-type="float" office:value="1.9982" calcext:value-type="float">
            <text:p>1.9982</text:p>
          </table:table-cell>
          <table:table-cell office:value-type="float" office:value="0.1635" calcext:value-type="float">
            <text:p>0.1635</text:p>
          </table:table-cell>
          <table:table-cell office:value-type="float" office:value="0.1071" calcext:value-type="float">
            <text:p>0.1071</text:p>
          </table:table-cell>
          <table:table-cell office:value-type="float" office:value="1.0469" calcext:value-type="float">
            <text:p>1.0469</text:p>
          </table:table-cell>
          <table:table-cell office:value-type="float" office:value="0.4221" calcext:value-type="float">
            <text:p>0.4221</text:p>
          </table:table-cell>
        </table:table-row>
        <table:table-row table:style-name="ro1" table:visibility="filter">
          <table:table-cell office:value-type="float" office:value="1477010448500000" calcext:value-type="float">
            <text:p>1477010448500000</text:p>
          </table:table-cell>
          <table:table-cell office:value-type="float" office:value="20.2333" calcext:value-type="float">
            <text:p>20.2333</text:p>
          </table:table-cell>
          <table:table-cell office:value-type="float" office:value="14.324" calcext:value-type="float">
            <text:p>14.324</text:p>
          </table:table-cell>
          <table:table-cell office:value-type="float" office:value="4.8877" calcext:value-type="float">
            <text:p>4.8877</text:p>
          </table:table-cell>
          <table:table-cell office:value-type="float" office:value="1.7696" calcext:value-type="float">
            <text:p>1.7696</text:p>
          </table:table-cell>
          <table:table-cell office:value-type="float" office:value="0.5249" calcext:value-type="float">
            <text:p>0.5249</text:p>
          </table:table-cell>
          <table:table-cell office:value-type="string" calcext:value-type="string">
            <text:p>L</text:p>
          </table:table-cell>
          <table:table-cell office:value-type="float" office:value="0.8213" calcext:value-type="float">
            <text:p>0.8213</text:p>
          </table:table-cell>
          <table:table-cell office:value-type="float" office:value="0.1637" calcext:value-type="float">
            <text:p>0.1637</text:p>
          </table:table-cell>
          <table:table-cell office:value-type="float" office:value="0.107" calcext:value-type="float">
            <text:p>0.107</text:p>
          </table:table-cell>
          <table:table-cell office:value-type="float" office:value="1.0423" calcext:value-type="float">
            <text:p>1.0423</text:p>
          </table:table-cell>
          <table:table-cell office:value-type="float" office:value="0.4203" calcext:value-type="float">
            <text:p>0.4203</text:p>
          </table:table-cell>
        </table:table-row>
        <table:table-row table:style-name="ro1">
          <table:table-cell office:value-type="float" office:value="1477010448550000" calcext:value-type="float">
            <text:p>1477010448550000</text:p>
          </table:table-cell>
          <table:table-cell office:value-type="float" office:value="20.182" calcext:value-type="float">
            <text:p>20.182</text:p>
          </table:table-cell>
          <table:table-cell office:value-type="float" office:value="14.5627" calcext:value-type="float">
            <text:p>14.5627</text:p>
          </table:table-cell>
          <table:table-cell office:value-type="float" office:value="4.8877" calcext:value-type="float">
            <text:p>4.8877</text:p>
          </table:table-cell>
          <table:table-cell office:value-type="float" office:value="1.7959" calcext:value-type="float">
            <text:p>1.7959</text:p>
          </table:table-cell>
          <table:table-cell office:value-type="float" office:value="0.5249" calcext:value-type="float">
            <text:p>0.5249</text:p>
          </table:table-cell>
          <table:table-cell office:value-type="string" calcext:value-type="string">
            <text:p>R</text:p>
          </table:table-cell>
          <table:table-cell office:value-type="float" office:value="2.698" calcext:value-type="float">
            <text:p>2.698</text:p>
          </table:table-cell>
          <table:table-cell office:value-type="float" office:value="0.1639" calcext:value-type="float">
            <text:p>0.1639</text:p>
          </table:table-cell>
          <table:table-cell office:value-type="float" office:value="0.107" calcext:value-type="float">
            <text:p>0.107</text:p>
          </table:table-cell>
          <table:table-cell office:value-type="float" office:value="1.0376" calcext:value-type="float">
            <text:p>1.0376</text:p>
          </table:table-cell>
          <table:table-cell office:value-type="float" office:value="0.4186" calcext:value-type="float">
            <text:p>0.4186</text:p>
          </table:table-cell>
        </table:table-row>
        <table:table-row table:style-name="ro1" table:visibility="filter">
          <table:table-cell office:value-type="float" office:value="1477010448600000" calcext:value-type="float">
            <text:p>1477010448600000</text:p>
          </table:table-cell>
          <table:table-cell office:value-type="float" office:value="20.0166" calcext:value-type="float">
            <text:p>20.0166</text:p>
          </table:table-cell>
          <table:table-cell office:value-type="float" office:value="14.7918" calcext:value-type="float">
            <text:p>14.7918</text:p>
          </table:table-cell>
          <table:table-cell office:value-type="float" office:value="4.8884" calcext:value-type="float">
            <text:p>4.8884</text:p>
          </table:table-cell>
          <table:table-cell office:value-type="float" office:value="1.8641" calcext:value-type="float">
            <text:p>1.8641</text:p>
          </table:table-cell>
          <table:table-cell office:value-type="float" office:value="0.5648" calcext:value-type="float">
            <text:p>0.5648</text:p>
          </table:table-cell>
          <table:table-cell office:value-type="string" calcext:value-type="string">
            <text:p>L</text:p>
          </table:table-cell>
          <table:table-cell office:value-type="float" office:value="3.6196" calcext:value-type="float">
            <text:p>3.6196</text:p>
          </table:table-cell>
          <table:table-cell office:value-type="float" office:value="0.1634" calcext:value-type="float">
            <text:p>0.1634</text:p>
          </table:table-cell>
          <table:table-cell office:value-type="float" office:value="0.1069" calcext:value-type="float">
            <text:p>0.1069</text:p>
          </table:table-cell>
          <table:table-cell office:value-type="float" office:value="1.0331" calcext:value-type="float">
            <text:p>1.0331</text:p>
          </table:table-cell>
          <table:table-cell office:value-type="float" office:value="0.4167" calcext:value-type="float">
            <text:p>0.4167</text:p>
          </table:table-cell>
        </table:table-row>
        <table:table-row table:style-name="ro1">
          <table:table-cell office:value-type="float" office:value="1477010448650000" calcext:value-type="float">
            <text:p>1477010448650000</text:p>
          </table:table-cell>
          <table:table-cell office:value-type="float" office:value="19.9428" calcext:value-type="float">
            <text:p>19.9428</text:p>
          </table:table-cell>
          <table:table-cell office:value-type="float" office:value="15.0246" calcext:value-type="float">
            <text:p>15.0246</text:p>
          </table:table-cell>
          <table:table-cell office:value-type="float" office:value="4.8884" calcext:value-type="float">
            <text:p>4.8884</text:p>
          </table:table-cell>
          <table:table-cell office:value-type="float" office:value="1.8924" calcext:value-type="float">
            <text:p>1.8924</text:p>
          </table:table-cell>
          <table:table-cell office:value-type="float" office:value="0.5648" calcext:value-type="float">
            <text:p>0.5648</text:p>
          </table:table-cell>
          <table:table-cell office:value-type="string" calcext:value-type="string">
            <text:p>R</text:p>
          </table:table-cell>
          <table:table-cell office:value-type="float" office:value="3.9543" calcext:value-type="float">
            <text:p>3.9543</text:p>
          </table:table-cell>
          <table:table-cell office:value-type="float" office:value="0.1628" calcext:value-type="float">
            <text:p>0.1628</text:p>
          </table:table-cell>
          <table:table-cell office:value-type="float" office:value="0.1069" calcext:value-type="float">
            <text:p>0.1069</text:p>
          </table:table-cell>
          <table:table-cell office:value-type="float" office:value="1.0286" calcext:value-type="float">
            <text:p>1.0286</text:p>
          </table:table-cell>
          <table:table-cell office:value-type="float" office:value="0.4149" calcext:value-type="float">
            <text:p>0.4149</text:p>
          </table:table-cell>
        </table:table-row>
        <table:table-row table:style-name="ro1" table:visibility="filter">
          <table:table-cell office:value-type="float" office:value="1477010448700000" calcext:value-type="float">
            <text:p>1477010448700000</text:p>
          </table:table-cell>
          <table:table-cell office:value-type="float" office:value="19.9125" calcext:value-type="float">
            <text:p>19.9125</text:p>
          </table:table-cell>
          <table:table-cell office:value-type="float" office:value="15.2367" calcext:value-type="float">
            <text:p>15.2367</text:p>
          </table:table-cell>
          <table:table-cell office:value-type="float" office:value="4.8322" calcext:value-type="float">
            <text:p>4.8322</text:p>
          </table:table-cell>
          <table:table-cell office:value-type="float" office:value="1.9024" calcext:value-type="float">
            <text:p>1.9024</text:p>
          </table:table-cell>
          <table:table-cell office:value-type="float" office:value="0.5475" calcext:value-type="float">
            <text:p>0.5475</text:p>
          </table:table-cell>
          <table:table-cell office:value-type="string" calcext:value-type="string">
            <text:p>L</text:p>
          </table:table-cell>
          <table:table-cell office:value-type="float" office:value="0.8328" calcext:value-type="float">
            <text:p>0.8328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1068" calcext:value-type="float">
            <text:p>0.1068</text:p>
          </table:table-cell>
          <table:table-cell office:value-type="float" office:value="1.0241" calcext:value-type="float">
            <text:p>1.0241</text:p>
          </table:table-cell>
          <table:table-cell office:value-type="float" office:value="0.4131" calcext:value-type="float">
            <text:p>0.4131</text:p>
          </table:table-cell>
        </table:table-row>
        <table:table-row table:style-name="ro1">
          <table:table-cell office:value-type="float" office:value="1477010448750000" calcext:value-type="float">
            <text:p>1477010448750000</text:p>
          </table:table-cell>
          <table:table-cell office:value-type="float" office:value="19.8308" calcext:value-type="float">
            <text:p>19.8308</text:p>
          </table:table-cell>
          <table:table-cell office:value-type="float" office:value="15.4639" calcext:value-type="float">
            <text:p>15.4639</text:p>
          </table:table-cell>
          <table:table-cell office:value-type="float" office:value="4.8322" calcext:value-type="float">
            <text:p>4.8322</text:p>
          </table:table-cell>
          <table:table-cell office:value-type="float" office:value="1.9297" calcext:value-type="float">
            <text:p>1.9297</text:p>
          </table:table-cell>
          <table:table-cell office:value-type="float" office:value="0.5475" calcext:value-type="float">
            <text:p>0.5475</text:p>
          </table:table-cell>
          <table:table-cell office:value-type="string" calcext:value-type="string">
            <text:p>R</text:p>
          </table:table-cell>
          <table:table-cell office:value-type="float" office:value="6.9793" calcext:value-type="float">
            <text:p>6.9793</text:p>
          </table:table-cell>
          <table:table-cell office:value-type="float" office:value="0.1622" calcext:value-type="float">
            <text:p>0.1622</text:p>
          </table:table-cell>
          <table:table-cell office:value-type="float" office:value="0.1066" calcext:value-type="float">
            <text:p>0.1066</text:p>
          </table:table-cell>
          <table:table-cell office:value-type="float" office:value="1.0197" calcext:value-type="float">
            <text:p>1.0197</text:p>
          </table:table-cell>
          <table:table-cell office:value-type="float" office:value="0.4114" calcext:value-type="float">
            <text:p>0.4114</text:p>
          </table:table-cell>
        </table:table-row>
        <table:table-row table:style-name="ro1" table:visibility="filter">
          <table:table-cell office:value-type="float" office:value="1477010448800000" calcext:value-type="float">
            <text:p>1477010448800000</text:p>
          </table:table-cell>
          <table:table-cell office:value-type="float" office:value="19.7976" calcext:value-type="float">
            <text:p>19.7976</text:p>
          </table:table-cell>
          <table:table-cell office:value-type="float" office:value="15.6404" calcext:value-type="float">
            <text:p>15.6404</text:p>
          </table:table-cell>
          <table:table-cell office:value-type="float" office:value="4.7042" calcext:value-type="float">
            <text:p>4.7042</text:p>
          </table:table-cell>
          <table:table-cell office:value-type="float" office:value="1.9403" calcext:value-type="float">
            <text:p>1.9403</text:p>
          </table:table-cell>
          <table:table-cell office:value-type="float" office:value="0.5317" calcext:value-type="float">
            <text:p>0.5317</text:p>
          </table:table-cell>
          <table:table-cell office:value-type="string" calcext:value-type="string">
            <text:p>L</text:p>
          </table:table-cell>
          <table:table-cell office:value-type="float" office:value="1.3899" calcext:value-type="float">
            <text:p>1.3899</text:p>
          </table:table-cell>
          <table:table-cell office:value-type="float" office:value="0.1623" calcext:value-type="float">
            <text:p>0.1623</text:p>
          </table:table-cell>
          <table:table-cell office:value-type="float" office:value="0.1062" calcext:value-type="float">
            <text:p>0.1062</text:p>
          </table:table-cell>
          <table:table-cell office:value-type="float" office:value="1.0154" calcext:value-type="float">
            <text:p>1.0154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>
          <table:table-cell office:value-type="float" office:value="1477010448850000" calcext:value-type="float">
            <text:p>1477010448850000</text:p>
          </table:table-cell>
          <table:table-cell office:value-type="float" office:value="19.7099" calcext:value-type="float">
            <text:p>19.7099</text:p>
          </table:table-cell>
          <table:table-cell office:value-type="float" office:value="15.8584" calcext:value-type="float">
            <text:p>15.8584</text:p>
          </table:table-cell>
          <table:table-cell office:value-type="float" office:value="4.7042" calcext:value-type="float">
            <text:p>4.7042</text:p>
          </table:table-cell>
          <table:table-cell office:value-type="float" office:value="1.9669" calcext:value-type="float">
            <text:p>1.9669</text:p>
          </table:table-cell>
          <table:table-cell office:value-type="float" office:value="0.5317" calcext:value-type="float">
            <text:p>0.5317</text:p>
          </table:table-cell>
          <table:table-cell office:value-type="string" calcext:value-type="string">
            <text:p>R</text:p>
          </table:table-cell>
          <table:table-cell office:value-type="float" office:value="1.9476" calcext:value-type="float">
            <text:p>1.9476</text:p>
          </table:table-cell>
          <table:table-cell office:value-type="float" office:value="0.1624" calcext:value-type="float">
            <text:p>0.1624</text:p>
          </table:table-cell>
          <table:table-cell office:value-type="float" office:value="0.1059" calcext:value-type="float">
            <text:p>0.1059</text:p>
          </table:table-cell>
          <table:table-cell office:value-type="float" office:value="1.0111" calcext:value-type="float">
            <text:p>1.0111</text:p>
          </table:table-cell>
          <table:table-cell office:value-type="float" office:value="0.4079" calcext:value-type="float">
            <text:p>0.4079</text:p>
          </table:table-cell>
        </table:table-row>
        <table:table-row table:style-name="ro1" table:visibility="filter">
          <table:table-cell office:value-type="float" office:value="1477010448900000" calcext:value-type="float">
            <text:p>1477010448900000</text:p>
          </table:table-cell>
          <table:table-cell office:value-type="float" office:value="19.5726" calcext:value-type="float">
            <text:p>19.5726</text:p>
          </table:table-cell>
          <table:table-cell office:value-type="float" office:value="16.0532" calcext:value-type="float">
            <text:p>16.0532</text:p>
          </table:table-cell>
          <table:table-cell office:value-type="float" office:value="4.6862" calcext:value-type="float">
            <text:p>4.6862</text:p>
          </table:table-cell>
          <table:table-cell office:value-type="float" office:value="2.0123" calcext:value-type="float">
            <text:p>2.0123</text:p>
          </table:table-cell>
          <table:table-cell office:value-type="float" office:value="0.5495" calcext:value-type="float">
            <text:p>0.5495</text:p>
          </table:table-cell>
          <table:table-cell office:value-type="string" calcext:value-type="string">
            <text:p>L</text:p>
          </table:table-cell>
          <table:table-cell office:value-type="float" office:value="0.7389" calcext:value-type="float">
            <text:p>0.7389</text:p>
          </table:table-cell>
          <table:table-cell office:value-type="float" office:value="0.1623" calcext:value-type="float">
            <text:p>0.1623</text:p>
          </table:table-cell>
          <table:table-cell office:value-type="float" office:value="0.1054" calcext:value-type="float">
            <text:p>0.1054</text:p>
          </table:table-cell>
          <table:table-cell office:value-type="float" office:value="1.0068" calcext:value-type="float">
            <text:p>1.0068</text:p>
          </table:table-cell>
          <table:table-cell office:value-type="float" office:value="0.4063" calcext:value-type="float">
            <text:p>0.4063</text:p>
          </table:table-cell>
        </table:table-row>
        <table:table-row table:style-name="ro1">
          <table:table-cell office:value-type="float" office:value="1477010448950000" calcext:value-type="float">
            <text:p>1477010448950000</text:p>
          </table:table-cell>
          <table:table-cell office:value-type="float" office:value="19.4697" calcext:value-type="float">
            <text:p>19.4697</text:p>
          </table:table-cell>
          <table:table-cell office:value-type="float" office:value="16.2635" calcext:value-type="float">
            <text:p>16.2635</text:p>
          </table:table-cell>
          <table:table-cell office:value-type="float" office:value="4.6862" calcext:value-type="float">
            <text:p>4.6862</text:p>
          </table:table-cell>
          <table:table-cell office:value-type="float" office:value="2.0398" calcext:value-type="float">
            <text:p>2.0398</text:p>
          </table:table-cell>
          <table:table-cell office:value-type="float" office:value="0.5495" calcext:value-type="float">
            <text:p>0.5495</text:p>
          </table:table-cell>
          <table:table-cell office:value-type="string" calcext:value-type="string">
            <text:p>R</text:p>
          </table:table-cell>
          <table:table-cell office:value-type="float" office:value="2.0651" calcext:value-type="float">
            <text:p>2.0651</text:p>
          </table:table-cell>
          <table:table-cell office:value-type="float" office:value="0.1621" calcext:value-type="float">
            <text:p>0.1621</text:p>
          </table:table-cell>
          <table:table-cell office:value-type="float" office:value="0.105" calcext:value-type="float">
            <text:p>0.105</text:p>
          </table:table-cell>
          <table:table-cell office:value-type="float" office:value="1.0026" calcext:value-type="float">
            <text:p>1.0026</text:p>
          </table:table-cell>
          <table:table-cell office:value-type="float" office:value="0.4048" calcext:value-type="float">
            <text:p>0.4048</text:p>
          </table:table-cell>
        </table:table-row>
        <table:table-row table:style-name="ro1" table:visibility="filter">
          <table:table-cell office:value-type="float" office:value="1477010449000000" calcext:value-type="float">
            <text:p>1477010449000000</text:p>
          </table:table-cell>
          <table:table-cell office:value-type="float" office:value="19.3251" calcext:value-type="float">
            <text:p>19.3251</text:p>
          </table:table-cell>
          <table:table-cell office:value-type="float" office:value="16.4036" calcext:value-type="float">
            <text:p>16.4036</text:p>
          </table:table-cell>
          <table:table-cell office:value-type="float" office:value="4.5738" calcext:value-type="float">
            <text:p>4.5738</text:p>
          </table:table-cell>
          <table:table-cell office:value-type="float" office:value="2.0895" calcext:value-type="float">
            <text:p>2.0895</text:p>
          </table:table-cell>
          <table:table-cell office:value-type="float" office:value="0.5706" calcext:value-type="float">
            <text:p>0.5706</text:p>
          </table:table-cell>
          <table:table-cell office:value-type="string" calcext:value-type="string">
            <text:p>L</text:p>
          </table:table-cell>
          <table:table-cell office:value-type="float" office:value="1.6412" calcext:value-type="float">
            <text:p>1.6412</text:p>
          </table:table-cell>
          <table:table-cell office:value-type="float" office:value="0.1618" calcext:value-type="float">
            <text:p>0.1618</text:p>
          </table:table-cell>
          <table:table-cell office:value-type="float" office:value="0.1047" calcext:value-type="float">
            <text:p>0.1047</text:p>
          </table:table-cell>
          <table:table-cell office:value-type="float" office:value="0.9985" calcext:value-type="float">
            <text:p>0.9985</text:p>
          </table:table-cell>
          <table:table-cell office:value-type="float" office:value="0.4038" calcext:value-type="float">
            <text:p>0.4038</text:p>
          </table:table-cell>
        </table:table-row>
        <table:table-row table:style-name="ro1">
          <table:table-cell office:value-type="float" office:value="1477010449050000" calcext:value-type="float">
            <text:p>1477010449050000</text:p>
          </table:table-cell>
          <table:table-cell office:value-type="float" office:value="19.209" calcext:value-type="float">
            <text:p>19.209</text:p>
          </table:table-cell>
          <table:table-cell office:value-type="float" office:value="16.6004" calcext:value-type="float">
            <text:p>16.6004</text:p>
          </table:table-cell>
          <table:table-cell office:value-type="float" office:value="4.5738" calcext:value-type="float">
            <text:p>4.5738</text:p>
          </table:table-cell>
          <table:table-cell office:value-type="float" office:value="2.118" calcext:value-type="float">
            <text:p>2.118</text:p>
          </table:table-cell>
          <table:table-cell office:value-type="float" office:value="0.5706" calcext:value-type="float">
            <text:p>0.5706</text:p>
          </table:table-cell>
          <table:table-cell office:value-type="string" calcext:value-type="string">
            <text:p>R</text:p>
          </table:table-cell>
          <table:table-cell office:value-type="float" office:value="0.246" calcext:value-type="float">
            <text:p>0.246</text:p>
          </table:table-cell>
          <table:table-cell office:value-type="float" office:value="0.1614" calcext:value-type="float">
            <text:p>0.1614</text:p>
          </table:table-cell>
          <table:table-cell office:value-type="float" office:value="0.1045" calcext:value-type="float">
            <text:p>0.1045</text:p>
          </table:table-cell>
          <table:table-cell office:value-type="float" office:value="0.9944" calcext:value-type="float">
            <text:p>0.9944</text:p>
          </table:table-cell>
          <table:table-cell office:value-type="float" office:value="0.4028" calcext:value-type="float">
            <text:p>0.4028</text:p>
          </table:table-cell>
        </table:table-row>
        <table:table-row table:style-name="ro1" table:visibility="filter">
          <table:table-cell office:value-type="float" office:value="1477010449100000" calcext:value-type="float">
            <text:p>1477010449100000</text:p>
          </table:table-cell>
          <table:table-cell office:value-type="float" office:value="19.0601" calcext:value-type="float">
            <text:p>19.0601</text:p>
          </table:table-cell>
          <table:table-cell office:value-type="float" office:value="16.8106" calcext:value-type="float">
            <text:p>16.8106</text:p>
          </table:table-cell>
          <table:table-cell office:value-type="float" office:value="4.6303" calcext:value-type="float">
            <text:p>4.6303</text:p>
          </table:table-cell>
          <table:table-cell office:value-type="float" office:value="2.154" calcext:value-type="float">
            <text:p>2.154</text:p>
          </table:table-cell>
          <table:table-cell office:value-type="float" office:value="0.5776" calcext:value-type="float">
            <text:p>0.5776</text:p>
          </table:table-cell>
          <table:table-cell office:value-type="string" calcext:value-type="string">
            <text:p>L</text:p>
          </table:table-cell>
          <table:table-cell office:value-type="float" office:value="0.271" calcext:value-type="float">
            <text:p>0.271</text:p>
          </table:table-cell>
          <table:table-cell office:value-type="float" office:value="0.1609" calcext:value-type="float">
            <text:p>0.1609</text:p>
          </table:table-cell>
          <table:table-cell office:value-type="float" office:value="0.1043" calcext:value-type="float">
            <text:p>0.1043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4017" calcext:value-type="float">
            <text:p>0.4017</text:p>
          </table:table-cell>
        </table:table-row>
        <table:table-row table:style-name="ro1">
          <table:table-cell office:value-type="float" office:value="1477010449150000" calcext:value-type="float">
            <text:p>1477010449150000</text:p>
          </table:table-cell>
          <table:table-cell office:value-type="float" office:value="18.93" calcext:value-type="float">
            <text:p>18.93</text:p>
          </table:table-cell>
          <table:table-cell office:value-type="float" office:value="17.0018" calcext:value-type="float">
            <text:p>17.0018</text:p>
          </table:table-cell>
          <table:table-cell office:value-type="float" office:value="4.6303" calcext:value-type="float">
            <text:p>4.6303</text:p>
          </table:table-cell>
          <table:table-cell office:value-type="float" office:value="2.1829" calcext:value-type="float">
            <text:p>2.1829</text:p>
          </table:table-cell>
          <table:table-cell office:value-type="float" office:value="0.5776" calcext:value-type="float">
            <text:p>0.5776</text:p>
          </table:table-cell>
          <table:table-cell office:value-type="string" calcext:value-type="string">
            <text:p>R</text:p>
          </table:table-cell>
          <table:table-cell office:value-type="float" office:value="5.7741" calcext:value-type="float">
            <text:p>5.7741</text:p>
          </table:table-cell>
          <table:table-cell office:value-type="float" office:value="0.1605" calcext:value-type="float">
            <text:p>0.1605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9864" calcext:value-type="float">
            <text:p>0.9864</text:p>
          </table:table-cell>
          <table:table-cell office:value-type="float" office:value="0.4006" calcext:value-type="float">
            <text:p>0.4006</text:p>
          </table:table-cell>
        </table:table-row>
        <table:table-row table:style-name="ro1" table:visibility="filter">
          <table:table-cell office:value-type="float" office:value="1477010449200000" calcext:value-type="float">
            <text:p>1477010449200000</text:p>
          </table:table-cell>
          <table:table-cell office:value-type="float" office:value="18.7343" calcext:value-type="float">
            <text:p>18.7343</text:p>
          </table:table-cell>
          <table:table-cell office:value-type="float" office:value="17.2584" calcext:value-type="float">
            <text:p>17.2584</text:p>
          </table:table-cell>
          <table:table-cell office:value-type="float" office:value="4.8234" calcext:value-type="float">
            <text:p>4.8234</text:p>
          </table:table-cell>
          <table:table-cell office:value-type="float" office:value="2.2209" calcext:value-type="float">
            <text:p>2.2209</text:p>
          </table:table-cell>
          <table:table-cell office:value-type="float" office:value="0.5861" calcext:value-type="float">
            <text:p>0.5861</text:p>
          </table:table-cell>
          <table:table-cell office:value-type="string" calcext:value-type="string">
            <text:p>L</text:p>
          </table:table-cell>
          <table:table-cell office:value-type="float" office:value="2.03" calcext:value-type="float">
            <text:p>2.03</text:p>
          </table:table-cell>
          <table:table-cell office:value-type="float" office:value="0.1598" calcext:value-type="float">
            <text:p>0.1598</text:p>
          </table:table-cell>
          <table:table-cell office:value-type="float" office:value="0.1038" calcext:value-type="float">
            <text:p>0.1038</text:p>
          </table:table-cell>
          <table:table-cell office:value-type="float" office:value="0.9826" calcext:value-type="float">
            <text:p>0.9826</text:p>
          </table:table-cell>
          <table:table-cell office:value-type="float" office:value="0.3991" calcext:value-type="float">
            <text:p>0.3991</text:p>
          </table:table-cell>
        </table:table-row>
        <table:table-row table:style-name="ro1">
          <table:table-cell office:value-type="float" office:value="1477010449250000" calcext:value-type="float">
            <text:p>1477010449250000</text:p>
          </table:table-cell>
          <table:table-cell office:value-type="float" office:value="18.5857" calcext:value-type="float">
            <text:p>18.5857</text:p>
          </table:table-cell>
          <table:table-cell office:value-type="float" office:value="17.448" calcext:value-type="float">
            <text:p>17.448</text:p>
          </table:table-cell>
          <table:table-cell office:value-type="float" office:value="4.8234" calcext:value-type="float">
            <text:p>4.8234</text:p>
          </table:table-cell>
          <table:table-cell office:value-type="float" office:value="2.2502" calcext:value-type="float">
            <text:p>2.2502</text:p>
          </table:table-cell>
          <table:table-cell office:value-type="float" office:value="0.5861" calcext:value-type="float">
            <text:p>0.5861</text:p>
          </table:table-cell>
          <table:table-cell office:value-type="string" calcext:value-type="string">
            <text:p>R</text:p>
          </table:table-cell>
          <table:table-cell office:value-type="float" office:value="4.3363" calcext:value-type="float">
            <text:p>4.3363</text:p>
          </table:table-cell>
          <table:table-cell office:value-type="float" office:value="0.1592" calcext:value-type="float">
            <text:p>0.1592</text:p>
          </table:table-cell>
          <table:table-cell office:value-type="float" office:value="0.1034" calcext:value-type="float">
            <text:p>0.1034</text:p>
          </table:table-cell>
          <table:table-cell office:value-type="float" office:value="0.9788" calcext:value-type="float">
            <text:p>0.9788</text:p>
          </table:table-cell>
          <table:table-cell office:value-type="float" office:value="0.3977" calcext:value-type="float">
            <text:p>0.3977</text:p>
          </table:table-cell>
        </table:table-row>
        <table:table-row table:style-name="ro1" table:visibility="filter">
          <table:table-cell office:value-type="float" office:value="1477010449300000" calcext:value-type="float">
            <text:p>1477010449300000</text:p>
          </table:table-cell>
          <table:table-cell office:value-type="float" office:value="18.3273" calcext:value-type="float">
            <text:p>18.3273</text:p>
          </table:table-cell>
          <table:table-cell office:value-type="float" office:value="17.6117" calcext:value-type="float">
            <text:p>17.6117</text:p>
          </table:table-cell>
          <table:table-cell office:value-type="float" office:value="4.8981" calcext:value-type="float">
            <text:p>4.8981</text:p>
          </table:table-cell>
          <table:table-cell office:value-type="float" office:value="2.32" calcext:value-type="float">
            <text:p>2.32</text:p>
          </table:table-cell>
          <table:table-cell office:value-type="float" office:value="0.6243" calcext:value-type="float">
            <text:p>0.6243</text:p>
          </table:table-cell>
          <table:table-cell office:value-type="string" calcext:value-type="string">
            <text:p>L</text:p>
          </table:table-cell>
          <table:table-cell office:value-type="float" office:value="3.5041" calcext:value-type="float">
            <text:p>3.5041</text:p>
          </table:table-cell>
          <table:table-cell office:value-type="float" office:value="0.1588" calcext:value-type="float">
            <text:p>0.1588</text:p>
          </table:table-cell>
          <table:table-cell office:value-type="float" office:value="0.1031" calcext:value-type="float">
            <text:p>0.1031</text:p>
          </table:table-cell>
          <table:table-cell office:value-type="float" office:value="0.9756" calcext:value-type="float">
            <text:p>0.9756</text:p>
          </table:table-cell>
          <table:table-cell office:value-type="float" office:value="0.3966" calcext:value-type="float">
            <text:p>0.3966</text:p>
          </table:table-cell>
        </table:table-row>
        <table:table-row table:style-name="ro1">
          <table:table-cell office:value-type="float" office:value="1477010449350000" calcext:value-type="float">
            <text:p>1477010449350000</text:p>
          </table:table-cell>
          <table:table-cell office:value-type="float" office:value="18.158" calcext:value-type="float">
            <text:p>18.158</text:p>
          </table:table-cell>
          <table:table-cell office:value-type="float" office:value="17.7882" calcext:value-type="float">
            <text:p>17.7882</text:p>
          </table:table-cell>
          <table:table-cell office:value-type="float" office:value="4.8981" calcext:value-type="float">
            <text:p>4.8981</text:p>
          </table:table-cell>
          <table:table-cell office:value-type="float" office:value="2.3513" calcext:value-type="float">
            <text:p>2.3513</text:p>
          </table:table-cell>
          <table:table-cell office:value-type="float" office:value="0.6243" calcext:value-type="float">
            <text:p>0.6243</text:p>
          </table:table-cell>
          <table:table-cell office:value-type="string" calcext:value-type="string">
            <text:p>R</text:p>
          </table:table-cell>
          <table:table-cell office:value-type="float" office:value="4.0881" calcext:value-type="float">
            <text:p>4.0881</text:p>
          </table:table-cell>
          <table:table-cell office:value-type="float" office:value="0.1586" calcext:value-type="float">
            <text:p>0.1586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9724" calcext:value-type="float">
            <text:p>0.9724</text:p>
          </table:table-cell>
          <table:table-cell office:value-type="float" office:value="0.3955" calcext:value-type="float">
            <text:p>0.3955</text:p>
          </table:table-cell>
        </table:table-row>
        <table:table-row table:style-name="ro1" table:visibility="filter">
          <table:table-cell office:value-type="float" office:value="1477010449400000" calcext:value-type="float">
            <text:p>1477010449400000</text:p>
          </table:table-cell>
          <table:table-cell office:value-type="float" office:value="18.0553" calcext:value-type="float">
            <text:p>18.0553</text:p>
          </table:table-cell>
          <table:table-cell office:value-type="float" office:value="17.9848" calcext:value-type="float">
            <text:p>17.9848</text:p>
          </table:table-cell>
          <table:table-cell office:value-type="float" office:value="4.8533" calcext:value-type="float">
            <text:p>4.8533</text:p>
          </table:table-cell>
          <table:table-cell office:value-type="float" office:value="2.3529" calcext:value-type="float">
            <text:p>2.3529</text:p>
          </table:table-cell>
          <table:table-cell office:value-type="float" office:value="0.5964" calcext:value-type="float">
            <text:p>0.5964</text:p>
          </table:table-cell>
          <table:table-cell office:value-type="string" calcext:value-type="string">
            <text:p>L</text:p>
          </table:table-cell>
          <table:table-cell office:value-type="float" office:value="1.7852" calcext:value-type="float">
            <text:p>1.7852</text:p>
          </table:table-cell>
          <table:table-cell office:value-type="float" office:value="0.1581" calcext:value-type="float">
            <text:p>0.1581</text:p>
          </table:table-cell>
          <table:table-cell office:value-type="float" office:value="0.1027" calcext:value-type="float">
            <text:p>0.1027</text:p>
          </table:table-cell>
          <table:table-cell office:value-type="float" office:value="0.969" calcext:value-type="float">
            <text:p>0.969</text:p>
          </table:table-cell>
          <table:table-cell office:value-type="float" office:value="0.3943" calcext:value-type="float">
            <text:p>0.3943</text:p>
          </table:table-cell>
        </table:table-row>
        <table:table-row table:style-name="ro1">
          <table:table-cell office:value-type="float" office:value="1477010449450000" calcext:value-type="float">
            <text:p>1477010449450000</text:p>
          </table:table-cell>
          <table:table-cell office:value-type="float" office:value="17.8819" calcext:value-type="float">
            <text:p>17.8819</text:p>
          </table:table-cell>
          <table:table-cell office:value-type="float" office:value="18.1542" calcext:value-type="float">
            <text:p>18.1542</text:p>
          </table:table-cell>
          <table:table-cell office:value-type="float" office:value="4.8533" calcext:value-type="float">
            <text:p>4.8533</text:p>
          </table:table-cell>
          <table:table-cell office:value-type="float" office:value="2.3827" calcext:value-type="float">
            <text:p>2.3827</text:p>
          </table:table-cell>
          <table:table-cell office:value-type="float" office:value="0.5964" calcext:value-type="float">
            <text:p>0.5964</text:p>
          </table:table-cell>
          <table:table-cell office:value-type="string" calcext:value-type="string">
            <text:p>R</text:p>
          </table:table-cell>
          <table:table-cell office:value-type="float" office:value="1.2523" calcext:value-type="float">
            <text:p>1.2523</text:p>
          </table:table-cell>
          <table:table-cell office:value-type="float" office:value="0.1577" calcext:value-type="float">
            <text:p>0.1577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9655" calcext:value-type="float">
            <text:p>0.9655</text:p>
          </table:table-cell>
          <table:table-cell office:value-type="float" office:value="0.3932" calcext:value-type="float">
            <text:p>0.3932</text:p>
          </table:table-cell>
        </table:table-row>
        <table:table-row table:style-name="ro1" table:visibility="filter">
          <table:table-cell office:value-type="float" office:value="1477010449500000" calcext:value-type="float">
            <text:p>1477010449500000</text:p>
          </table:table-cell>
          <table:table-cell office:value-type="float" office:value="17.7705" calcext:value-type="float">
            <text:p>17.7705</text:p>
          </table:table-cell>
          <table:table-cell office:value-type="float" office:value="18.2814" calcext:value-type="float">
            <text:p>18.2814</text:p>
          </table:table-cell>
          <table:table-cell office:value-type="float" office:value="4.6998" calcext:value-type="float">
            <text:p>4.6998</text:p>
          </table:table-cell>
          <table:table-cell office:value-type="float" office:value="2.4008" calcext:value-type="float">
            <text:p>2.4008</text:p>
          </table:table-cell>
          <table:table-cell office:value-type="float" office:value="0.5855" calcext:value-type="float">
            <text:p>0.5855</text:p>
          </table:table-cell>
          <table:table-cell office:value-type="string" calcext:value-type="string">
            <text:p>L</text:p>
          </table:table-cell>
          <table:table-cell office:value-type="float" office:value="1.4374" calcext:value-type="float">
            <text:p>1.4374</text:p>
          </table:table-cell>
          <table:table-cell office:value-type="float" office:value="0.1571" calcext:value-type="float">
            <text:p>0.1571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9619" calcext:value-type="float">
            <text:p>0.9619</text:p>
          </table:table-cell>
          <table:table-cell office:value-type="float" office:value="0.3925" calcext:value-type="float">
            <text:p>0.3925</text:p>
          </table:table-cell>
        </table:table-row>
        <table:table-row table:style-name="ro1">
          <table:table-cell office:value-type="float" office:value="1477010449550000" calcext:value-type="float">
            <text:p>1477010449550000</text:p>
          </table:table-cell>
          <table:table-cell office:value-type="float" office:value="17.5949" calcext:value-type="float">
            <text:p>17.5949</text:p>
          </table:table-cell>
          <table:table-cell office:value-type="float" office:value="18.4373" calcext:value-type="float">
            <text:p>18.4373</text:p>
          </table:table-cell>
          <table:table-cell office:value-type="float" office:value="4.6998" calcext:value-type="float">
            <text:p>4.6998</text:p>
          </table:table-cell>
          <table:table-cell office:value-type="float" office:value="2.4301" calcext:value-type="float">
            <text:p>2.4301</text:p>
          </table:table-cell>
          <table:table-cell office:value-type="float" office:value="0.5855" calcext:value-type="float">
            <text:p>0.5855</text:p>
          </table:table-cell>
          <table:table-cell office:value-type="string" calcext:value-type="string">
            <text:p>R</text:p>
          </table:table-cell>
          <table:table-cell office:value-type="float" office:value="7.231" calcext:value-type="float">
            <text:p>7.231</text:p>
          </table:table-cell>
          <table:table-cell office:value-type="float" office:value="0.1565" calcext:value-type="float">
            <text:p>0.1565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9583" calcext:value-type="float">
            <text:p>0.9583</text:p>
          </table:table-cell>
          <table:table-cell office:value-type="float" office:value="0.3918" calcext:value-type="float">
            <text:p>0.3918</text:p>
          </table:table-cell>
        </table:table-row>
        <table:table-row table:style-name="ro1" table:visibility="filter">
          <table:table-cell office:value-type="float" office:value="1477010449600000" calcext:value-type="float">
            <text:p>1477010449600000</text:p>
          </table:table-cell>
          <table:table-cell office:value-type="float" office:value="17.4028" calcext:value-type="float">
            <text:p>17.4028</text:p>
          </table:table-cell>
          <table:table-cell office:value-type="float" office:value="18.6272" calcext:value-type="float">
            <text:p>18.6272</text:p>
          </table:table-cell>
          <table:table-cell office:value-type="float" office:value="4.781" calcext:value-type="float">
            <text:p>4.781</text:p>
          </table:table-cell>
          <table:table-cell office:value-type="float" office:value="2.4525" calcext:value-type="float">
            <text:p>2.4525</text:p>
          </table:table-cell>
          <table:table-cell office:value-type="float" office:value="0.5791" calcext:value-type="float">
            <text:p>0.5791</text:p>
          </table:table-cell>
          <table:table-cell office:value-type="string" calcext:value-type="string">
            <text:p>L</text:p>
          </table:table-cell>
          <table:table-cell office:value-type="float" office:value="0.42" calcext:value-type="float">
            <text:p>0.42</text:p>
          </table:table-cell>
          <table:table-cell office:value-type="float" office:value="0.156" calcext:value-type="float">
            <text:p>0.156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9548" calcext:value-type="float">
            <text:p>0.9548</text:p>
          </table:table-cell>
          <table:table-cell office:value-type="float" office:value="0.3908" calcext:value-type="float">
            <text:p>0.3908</text:p>
          </table:table-cell>
        </table:table-row>
        <table:table-row table:style-name="ro1">
          <table:table-cell office:value-type="float" office:value="1477010449650000" calcext:value-type="float">
            <text:p>1477010449650000</text:p>
          </table:table-cell>
          <table:table-cell office:value-type="float" office:value="17.2163" calcext:value-type="float">
            <text:p>17.2163</text:p>
          </table:table-cell>
          <table:table-cell office:value-type="float" office:value="18.7764" calcext:value-type="float">
            <text:p>18.7764</text:p>
          </table:table-cell>
          <table:table-cell office:value-type="float" office:value="4.781" calcext:value-type="float">
            <text:p>4.781</text:p>
          </table:table-cell>
          <table:table-cell office:value-type="float" office:value="2.4815" calcext:value-type="float">
            <text:p>2.4815</text:p>
          </table:table-cell>
          <table:table-cell office:value-type="float" office:value="0.5791" calcext:value-type="float">
            <text:p>0.5791</text:p>
          </table:table-cell>
          <table:table-cell office:value-type="string" calcext:value-type="string">
            <text:p>R</text:p>
          </table:table-cell>
          <table:table-cell office:value-type="float" office:value="1.6547" calcext:value-type="float">
            <text:p>1.6547</text:p>
          </table:table-cell>
          <table:table-cell office:value-type="float" office:value="0.1555" calcext:value-type="float">
            <text:p>0.1555</text:p>
          </table:table-cell>
          <table:table-cell office:value-type="float" office:value="0.103" calcext:value-type="float">
            <text:p>0.103</text:p>
          </table:table-cell>
          <table:table-cell office:value-type="float" office:value="0.9514" calcext:value-type="float">
            <text:p>0.9514</text:p>
          </table:table-cell>
          <table:table-cell office:value-type="float" office:value="0.3899" calcext:value-type="float">
            <text:p>0.3899</text:p>
          </table:table-cell>
        </table:table-row>
        <table:table-row table:style-name="ro1" table:visibility="filter">
          <table:table-cell office:value-type="float" office:value="1477010449700000" calcext:value-type="float">
            <text:p>1477010449700000</text:p>
          </table:table-cell>
          <table:table-cell office:value-type="float" office:value="17.0763" calcext:value-type="float">
            <text:p>17.0763</text:p>
          </table:table-cell>
          <table:table-cell office:value-type="float" office:value="18.9061" calcext:value-type="float">
            <text:p>18.9061</text:p>
          </table:table-cell>
          <table:table-cell office:value-type="float" office:value="4.6818" calcext:value-type="float">
            <text:p>4.6818</text:p>
          </table:table-cell>
          <table:table-cell office:value-type="float" office:value="2.5001" calcext:value-type="float">
            <text:p>2.5001</text:p>
          </table:table-cell>
          <table:table-cell office:value-type="float" office:value="0.5694" calcext:value-type="float">
            <text:p>0.5694</text:p>
          </table:table-cell>
          <table:table-cell office:value-type="string" calcext:value-type="string">
            <text:p>L</text:p>
          </table:table-cell>
          <table:table-cell office:value-type="float" office:value="0.6982" calcext:value-type="float">
            <text:p>0.6982</text:p>
          </table:table-cell>
          <table:table-cell office:value-type="float" office:value="0.155" calcext:value-type="float">
            <text:p>0.155</text:p>
          </table:table-cell>
          <table:table-cell office:value-type="float" office:value="0.1034" calcext:value-type="float">
            <text:p>0.1034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3891" calcext:value-type="float">
            <text:p>0.3891</text:p>
          </table:table-cell>
        </table:table-row>
        <table:table-row table:style-name="ro1">
          <table:table-cell office:value-type="float" office:value="1477010449750000" calcext:value-type="float">
            <text:p>1477010449750000</text:p>
          </table:table-cell>
          <table:table-cell office:value-type="float" office:value="16.887" calcext:value-type="float">
            <text:p>16.887</text:p>
          </table:table-cell>
          <table:table-cell office:value-type="float" office:value="19.0434" calcext:value-type="float">
            <text:p>19.0434</text:p>
          </table:table-cell>
          <table:table-cell office:value-type="float" office:value="4.6818" calcext:value-type="float">
            <text:p>4.6818</text:p>
          </table:table-cell>
          <table:table-cell office:value-type="float" office:value="2.5286" calcext:value-type="float">
            <text:p>2.5286</text:p>
          </table:table-cell>
          <table:table-cell office:value-type="float" office:value="0.5694" calcext:value-type="float">
            <text:p>0.5694</text:p>
          </table:table-cell>
          <table:table-cell office:value-type="string" calcext:value-type="string">
            <text:p>R</text:p>
          </table:table-cell>
          <table:table-cell office:value-type="float" office:value="3.9401" calcext:value-type="float">
            <text:p>3.9401</text:p>
          </table:table-cell>
          <table:table-cell office:value-type="float" office:value="0.1544" calcext:value-type="float">
            <text:p>0.1544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9444" calcext:value-type="float">
            <text:p>0.9444</text:p>
          </table:table-cell>
          <table:table-cell office:value-type="float" office:value="0.3884" calcext:value-type="float">
            <text:p>0.3884</text:p>
          </table:table-cell>
        </table:table-row>
        <table:table-row table:style-name="ro1" table:visibility="filter">
          <table:table-cell office:value-type="float" office:value="1477010449800000" calcext:value-type="float">
            <text:p>1477010449800000</text:p>
          </table:table-cell>
          <table:table-cell office:value-type="float" office:value="16.6559" calcext:value-type="float">
            <text:p>16.6559</text:p>
          </table:table-cell>
          <table:table-cell office:value-type="float" office:value="19.1369" calcext:value-type="float">
            <text:p>19.1369</text:p>
          </table:table-cell>
          <table:table-cell office:value-type="float" office:value="4.6871" calcext:value-type="float">
            <text:p>4.6871</text:p>
          </table:table-cell>
          <table:table-cell office:value-type="float" office:value="2.5785" calcext:value-type="float">
            <text:p>2.5785</text:p>
          </table:table-cell>
          <table:table-cell office:value-type="float" office:value="0.5895" calcext:value-type="float">
            <text:p>0.5895</text:p>
          </table:table-cell>
          <table:table-cell office:value-type="string" calcext:value-type="string">
            <text:p>L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1539" calcext:value-type="float">
            <text:p>0.1539</text:p>
          </table:table-cell>
          <table:table-cell office:value-type="float" office:value="0.1051" calcext:value-type="float">
            <text:p>0.1051</text:p>
          </table:table-cell>
          <table:table-cell office:value-type="float" office:value="0.9409" calcext:value-type="float">
            <text:p>0.9409</text:p>
          </table:table-cell>
          <table:table-cell office:value-type="float" office:value="0.3882" calcext:value-type="float">
            <text:p>0.3882</text:p>
          </table:table-cell>
        </table:table-row>
        <table:table-row table:style-name="ro1">
          <table:table-cell office:value-type="float" office:value="1477010449850000" calcext:value-type="float">
            <text:p>1477010449850000</text:p>
          </table:table-cell>
          <table:table-cell office:value-type="float" office:value="16.4562" calcext:value-type="float">
            <text:p>16.4562</text:p>
          </table:table-cell>
          <table:table-cell office:value-type="float" office:value="19.2589" calcext:value-type="float">
            <text:p>19.2589</text:p>
          </table:table-cell>
          <table:table-cell office:value-type="float" office:value="4.6871" calcext:value-type="float">
            <text:p>4.6871</text:p>
          </table:table-cell>
          <table:table-cell office:value-type="float" office:value="2.608" calcext:value-type="float">
            <text:p>2.608</text:p>
          </table:table-cell>
          <table:table-cell office:value-type="float" office:value="0.5895" calcext:value-type="float">
            <text:p>0.5895</text:p>
          </table:table-cell>
          <table:table-cell office:value-type="string" calcext:value-type="string">
            <text:p>R</text:p>
          </table:table-cell>
          <table:table-cell office:value-type="float" office:value="4.5834" calcext:value-type="float">
            <text:p>4.5834</text:p>
          </table:table-cell>
          <table:table-cell office:value-type="float" office:value="0.1535" calcext:value-type="float">
            <text:p>0.1535</text:p>
          </table:table-cell>
          <table:table-cell office:value-type="float" office:value="0.1066" calcext:value-type="float">
            <text:p>0.1066</text:p>
          </table:table-cell>
          <table:table-cell office:value-type="float" office:value="0.9376" calcext:value-type="float">
            <text:p>0.9376</text:p>
          </table:table-cell>
          <table:table-cell office:value-type="float" office:value="0.3881" calcext:value-type="float">
            <text:p>0.3881</text:p>
          </table:table-cell>
        </table:table-row>
        <table:table-row table:style-name="ro1" table:visibility="filter">
          <table:table-cell office:value-type="float" office:value="1477010449900000" calcext:value-type="float">
            <text:p>1477010449900000</text:p>
          </table:table-cell>
          <table:table-cell office:value-type="float" office:value="16.242" calcext:value-type="float">
            <text:p>16.242</text:p>
          </table:table-cell>
          <table:table-cell office:value-type="float" office:value="19.4544" calcext:value-type="float">
            <text:p>19.4544</text:p>
          </table:table-cell>
          <table:table-cell office:value-type="float" office:value="4.8128" calcext:value-type="float">
            <text:p>4.8128</text:p>
          </table:table-cell>
          <table:table-cell office:value-type="float" office:value="2.6153" calcext:value-type="float">
            <text:p>2.6153</text:p>
          </table:table-cell>
          <table:table-cell office:value-type="float" office:value="0.5688" calcext:value-type="float">
            <text:p>0.5688</text:p>
          </table:table-cell>
          <table:table-cell office:value-type="string" calcext:value-type="string">
            <text:p>L</text:p>
          </table:table-cell>
          <table:table-cell office:value-type="float" office:value="1.7565" calcext:value-type="float">
            <text:p>1.7565</text:p>
          </table:table-cell>
          <table:table-cell office:value-type="float" office:value="0.1531" calcext:value-type="float">
            <text:p>0.1531</text:p>
          </table:table-cell>
          <table:table-cell office:value-type="float" office:value="0.1072" calcext:value-type="float">
            <text:p>0.1072</text:p>
          </table:table-cell>
          <table:table-cell office:value-type="float" office:value="0.9343" calcext:value-type="float">
            <text:p>0.9343</text:p>
          </table:table-cell>
          <table:table-cell office:value-type="float" office:value="0.3873" calcext:value-type="float">
            <text:p>0.3873</text:p>
          </table:table-cell>
        </table:table-row>
        <table:table-row table:style-name="ro1">
          <table:table-cell office:value-type="float" office:value="1477010449950000" calcext:value-type="float">
            <text:p>1477010449950000</text:p>
          </table:table-cell>
          <table:table-cell office:value-type="float" office:value="16.0324" calcext:value-type="float">
            <text:p>16.0324</text:p>
          </table:table-cell>
          <table:table-cell office:value-type="float" office:value="19.5722" calcext:value-type="float">
            <text:p>19.5722</text:p>
          </table:table-cell>
          <table:table-cell office:value-type="float" office:value="4.8128" calcext:value-type="float">
            <text:p>4.8128</text:p>
          </table:table-cell>
          <table:table-cell office:value-type="float" office:value="2.6438" calcext:value-type="float">
            <text:p>2.6438</text:p>
          </table:table-cell>
          <table:table-cell office:value-type="float" office:value="0.5688" calcext:value-type="float">
            <text:p>0.5688</text:p>
          </table:table-cell>
          <table:table-cell office:value-type="string" calcext:value-type="string">
            <text:p>R</text:p>
          </table:table-cell>
          <table:table-cell office:value-type="float" office:value="7.7878" calcext:value-type="float">
            <text:p>7.7878</text:p>
          </table:table-cell>
          <table:table-cell office:value-type="float" office:value="0.1528" calcext:value-type="float">
            <text:p>0.1528</text:p>
          </table:table-cell>
          <table:table-cell office:value-type="float" office:value="0.1079" calcext:value-type="float">
            <text:p>0.1079</text:p>
          </table:table-cell>
          <table:table-cell office:value-type="float" office:value="0.931" calcext:value-type="float">
            <text:p>0.931</text:p>
          </table:table-cell>
          <table:table-cell office:value-type="float" office:value="0.3864" calcext:value-type="float">
            <text:p>0.3864</text:p>
          </table:table-cell>
        </table:table-row>
        <table:table-row table:style-name="ro1" table:visibility="filter">
          <table:table-cell office:value-type="float" office:value="1477010450000000" calcext:value-type="float">
            <text:p>1477010450000000</text:p>
          </table:table-cell>
          <table:table-cell office:value-type="float" office:value="15.8518" calcext:value-type="float">
            <text:p>15.8518</text:p>
          </table:table-cell>
          <table:table-cell office:value-type="float" office:value="19.7428" calcext:value-type="float">
            <text:p>19.7428</text:p>
          </table:table-cell>
          <table:table-cell office:value-type="float" office:value="4.83" calcext:value-type="float">
            <text:p>4.83</text:p>
          </table:table-cell>
          <table:table-cell office:value-type="float" office:value="2.6456" calcext:value-type="float">
            <text:p>2.6456</text:p>
          </table:table-cell>
          <table:table-cell office:value-type="float" office:value="0.5439" calcext:value-type="float">
            <text:p>0.5439</text:p>
          </table:table-cell>
          <table:table-cell office:value-type="string" calcext:value-type="string">
            <text:p>L</text:p>
          </table:table-cell>
          <table:table-cell office:value-type="float" office:value="1.3927" calcext:value-type="float">
            <text:p>1.3927</text:p>
          </table:table-cell>
          <table:table-cell office:value-type="float" office:value="0.1523" calcext:value-type="float">
            <text:p>0.1523</text:p>
          </table:table-cell>
          <table:table-cell office:value-type="float" office:value="0.1081" calcext:value-type="float">
            <text:p>0.1081</text:p>
          </table:table-cell>
          <table:table-cell office:value-type="float" office:value="0.9277" calcext:value-type="float">
            <text:p>0.9277</text:p>
          </table:table-cell>
          <table:table-cell office:value-type="float" office:value="0.3852" calcext:value-type="float">
            <text:p>0.3852</text:p>
          </table:table-cell>
        </table:table-row>
        <table:table-row table:style-name="ro1">
          <table:table-cell office:value-type="float" office:value="1477010450050000" calcext:value-type="float">
            <text:p>1477010450050000</text:p>
          </table:table-cell>
          <table:table-cell office:value-type="float" office:value="15.638" calcext:value-type="float">
            <text:p>15.638</text:p>
          </table:table-cell>
          <table:table-cell office:value-type="float" office:value="19.8548" calcext:value-type="float">
            <text:p>19.8548</text:p>
          </table:table-cell>
          <table:table-cell office:value-type="float" office:value="4.83" calcext:value-type="float">
            <text:p>4.83</text:p>
          </table:table-cell>
          <table:table-cell office:value-type="float" office:value="2.6728" calcext:value-type="float">
            <text:p>2.6728</text:p>
          </table:table-cell>
          <table:table-cell office:value-type="float" office:value="0.5439" calcext:value-type="float">
            <text:p>0.5439</text:p>
          </table:table-cell>
          <table:table-cell office:value-type="string" calcext:value-type="string">
            <text:p>R</text:p>
          </table:table-cell>
          <table:table-cell office:value-type="float" office:value="3.6228" calcext:value-type="float">
            <text:p>3.6228</text:p>
          </table:table-cell>
          <table:table-cell office:value-type="float" office:value="0.1519" calcext:value-type="float">
            <text:p>0.1519</text:p>
          </table:table-cell>
          <table:table-cell office:value-type="float" office:value="0.1084" calcext:value-type="float">
            <text:p>0.1084</text:p>
          </table:table-cell>
          <table:table-cell office:value-type="float" office:value="0.9245" calcext:value-type="float">
            <text:p>0.9245</text:p>
          </table:table-cell>
          <table:table-cell office:value-type="float" office:value="0.384" calcext:value-type="float">
            <text:p>0.384</text:p>
          </table:table-cell>
        </table:table-row>
        <table:table-row table:style-name="ro1" table:visibility="filter">
          <table:table-cell office:value-type="float" office:value="1477010450100000" calcext:value-type="float">
            <text:p>1477010450100000</text:p>
          </table:table-cell>
          <table:table-cell office:value-type="float" office:value="15.4218" calcext:value-type="float">
            <text:p>15.4218</text:p>
          </table:table-cell>
          <table:table-cell office:value-type="float" office:value="20.0331" calcext:value-type="float">
            <text:p>20.0331</text:p>
          </table:table-cell>
          <table:table-cell office:value-type="float" office:value="4.9143" calcext:value-type="float">
            <text:p>4.9143</text:p>
          </table:table-cell>
          <table:table-cell office:value-type="float" office:value="2.6757" calcext:value-type="float">
            <text:p>2.6757</text:p>
          </table:table-cell>
          <table:table-cell office:value-type="float" office:value="0.5212" calcext:value-type="float">
            <text:p>0.5212</text:p>
          </table:table-cell>
          <table:table-cell office:value-type="string" calcext:value-type="string">
            <text:p>L</text:p>
          </table:table-cell>
          <table:table-cell office:value-type="float" office:value="1.4958" calcext:value-type="float">
            <text:p>1.4958</text:p>
          </table:table-cell>
          <table:table-cell office:value-type="float" office:value="0.1515" calcext:value-type="float">
            <text:p>0.1515</text:p>
          </table:table-cell>
          <table:table-cell office:value-type="float" office:value="0.1082" calcext:value-type="float">
            <text:p>0.1082</text:p>
          </table:table-cell>
          <table:table-cell office:value-type="float" office:value="0.9213" calcext:value-type="float">
            <text:p>0.9213</text:p>
          </table:table-cell>
          <table:table-cell office:value-type="float" office:value="0.3827" calcext:value-type="float">
            <text:p>0.3827</text:p>
          </table:table-cell>
        </table:table-row>
        <table:table-row table:style-name="ro1">
          <table:table-cell office:value-type="float" office:value="1477010450150000" calcext:value-type="float">
            <text:p>1477010450150000</text:p>
          </table:table-cell>
          <table:table-cell office:value-type="float" office:value="15.201" calcext:value-type="float">
            <text:p>15.201</text:p>
          </table:table-cell>
          <table:table-cell office:value-type="float" office:value="20.1406" calcext:value-type="float">
            <text:p>20.1406</text:p>
          </table:table-cell>
          <table:table-cell office:value-type="float" office:value="4.9143" calcext:value-type="float">
            <text:p>4.9143</text:p>
          </table:table-cell>
          <table:table-cell office:value-type="float" office:value="2.7017" calcext:value-type="float">
            <text:p>2.7017</text:p>
          </table:table-cell>
          <table:table-cell office:value-type="float" office:value="0.5212" calcext:value-type="float">
            <text:p>0.5212</text:p>
          </table:table-cell>
          <table:table-cell office:value-type="string" calcext:value-type="string">
            <text:p>R</text:p>
          </table:table-cell>
          <table:table-cell office:value-type="float" office:value="5.8818" calcext:value-type="float">
            <text:p>5.8818</text:p>
          </table:table-cell>
          <table:table-cell office:value-type="float" office:value="0.1511" calcext:value-type="float">
            <text:p>0.1511</text:p>
          </table:table-cell>
          <table:table-cell office:value-type="float" office:value="0.108" calcext:value-type="float">
            <text:p>0.108</text:p>
          </table:table-cell>
          <table:table-cell office:value-type="float" office:value="0.9181" calcext:value-type="float">
            <text:p>0.9181</text:p>
          </table:table-cell>
          <table:table-cell office:value-type="float" office:value="0.3814" calcext:value-type="float">
            <text:p>0.3814</text:p>
          </table:table-cell>
        </table:table-row>
        <table:table-row table:style-name="ro1" table:visibility="filter">
          <table:table-cell office:value-type="float" office:value="1477010450200000" calcext:value-type="float">
            <text:p>1477010450200000</text:p>
          </table:table-cell>
          <table:table-cell office:value-type="float" office:value="15.0514" calcext:value-type="float">
            <text:p>15.0514</text:p>
          </table:table-cell>
          <table:table-cell office:value-type="float" office:value="20.3029" calcext:value-type="float">
            <text:p>20.3029</text:p>
          </table:table-cell>
          <table:table-cell office:value-type="float" office:value="4.8435" calcext:value-type="float">
            <text:p>4.8435</text:p>
          </table:table-cell>
          <table:table-cell office:value-type="float" office:value="2.6923" calcext:value-type="float">
            <text:p>2.6923</text:p>
          </table:table-cell>
          <table:table-cell office:value-type="float" office:value="0.4878" calcext:value-type="float">
            <text:p>0.4878</text:p>
          </table:table-cell>
          <table:table-cell office:value-type="string" calcext:value-type="string">
            <text:p>L</text:p>
          </table:table-cell>
          <table:table-cell office:value-type="float" office:value="2.6796" calcext:value-type="float">
            <text:p>2.6796</text:p>
          </table:table-cell>
          <table:table-cell office:value-type="float" office:value="0.1506" calcext:value-type="float">
            <text:p>0.1506</text:p>
          </table:table-cell>
          <table:table-cell office:value-type="float" office:value="0.1077" calcext:value-type="float">
            <text:p>0.1077</text:p>
          </table:table-cell>
          <table:table-cell office:value-type="float" office:value="0.915" calcext:value-type="float">
            <text:p>0.915</text:p>
          </table:table-cell>
          <table:table-cell office:value-type="float" office:value="0.3802" calcext:value-type="float">
            <text:p>0.3802</text:p>
          </table:table-cell>
        </table:table-row>
        <table:table-row table:style-name="ro1">
          <table:table-cell office:value-type="float" office:value="1477010450250000" calcext:value-type="float">
            <text:p>1477010450250000</text:p>
          </table:table-cell>
          <table:table-cell office:value-type="float" office:value="14.8322" calcext:value-type="float">
            <text:p>14.8322</text:p>
          </table:table-cell>
          <table:table-cell office:value-type="float" office:value="20.4053" calcext:value-type="float">
            <text:p>20.4053</text:p>
          </table:table-cell>
          <table:table-cell office:value-type="float" office:value="4.8435" calcext:value-type="float">
            <text:p>4.8435</text:p>
          </table:table-cell>
          <table:table-cell office:value-type="float" office:value="2.7167" calcext:value-type="float">
            <text:p>2.7167</text:p>
          </table:table-cell>
          <table:table-cell office:value-type="float" office:value="0.4878" calcext:value-type="float">
            <text:p>0.4878</text:p>
          </table:table-cell>
          <table:table-cell office:value-type="string" calcext:value-type="string">
            <text:p>R</text:p>
          </table:table-cell>
          <table:table-cell office:value-type="float" office:value="1.7861" calcext:value-type="float">
            <text:p>1.7861</text:p>
          </table:table-cell>
          <table:table-cell office:value-type="float" office:value="0.1501" calcext:value-type="float">
            <text:p>0.1501</text:p>
          </table:table-cell>
          <table:table-cell office:value-type="float" office:value="0.1073" calcext:value-type="float">
            <text:p>0.1073</text:p>
          </table:table-cell>
          <table:table-cell office:value-type="float" office:value="0.9118" calcext:value-type="float">
            <text:p>0.9118</text:p>
          </table:table-cell>
          <table:table-cell office:value-type="float" office:value="0.3791" calcext:value-type="float">
            <text:p>0.3791</text:p>
          </table:table-cell>
        </table:table-row>
        <table:table-row table:style-name="ro1" table:visibility="filter">
          <table:table-cell office:value-type="float" office:value="1477010450300000" calcext:value-type="float">
            <text:p>1477010450300000</text:p>
          </table:table-cell>
          <table:table-cell office:value-type="float" office:value="14.6283" calcext:value-type="float">
            <text:p>14.6283</text:p>
          </table:table-cell>
          <table:table-cell office:value-type="float" office:value="20.5362" calcext:value-type="float">
            <text:p>20.5362</text:p>
          </table:table-cell>
          <table:table-cell office:value-type="float" office:value="4.8452" calcext:value-type="float">
            <text:p>4.8452</text:p>
          </table:table-cell>
          <table:table-cell office:value-type="float" office:value="2.726" calcext:value-type="float">
            <text:p>2.726</text:p>
          </table:table-cell>
          <table:table-cell office:value-type="float" office:value="0.4737" calcext:value-type="float">
            <text:p>0.4737</text:p>
          </table:table-cell>
          <table:table-cell office:value-type="string" calcext:value-type="string">
            <text:p>L</text:p>
          </table:table-cell>
          <table:table-cell office:value-type="float" office:value="0.4384" calcext:value-type="float">
            <text:p>0.4384</text:p>
          </table:table-cell>
          <table:table-cell office:value-type="float" office:value="0.1496" calcext:value-type="float">
            <text:p>0.1496</text:p>
          </table:table-cell>
          <table:table-cell office:value-type="float" office:value="0.107" calcext:value-type="float">
            <text:p>0.107</text:p>
          </table:table-cell>
          <table:table-cell office:value-type="float" office:value="0.9087" calcext:value-type="float">
            <text:p>0.9087</text:p>
          </table:table-cell>
          <table:table-cell office:value-type="float" office:value="0.3782" calcext:value-type="float">
            <text:p>0.3782</text:p>
          </table:table-cell>
        </table:table-row>
        <table:table-row table:style-name="ro1">
          <table:table-cell office:value-type="float" office:value="1477010450350000" calcext:value-type="float">
            <text:p>1477010450350000</text:p>
          </table:table-cell>
          <table:table-cell office:value-type="float" office:value="14.4057" calcext:value-type="float">
            <text:p>14.4057</text:p>
          </table:table-cell>
          <table:table-cell office:value-type="float" office:value="20.6313" calcext:value-type="float">
            <text:p>20.6313</text:p>
          </table:table-cell>
          <table:table-cell office:value-type="float" office:value="4.8452" calcext:value-type="float">
            <text:p>4.8452</text:p>
          </table:table-cell>
          <table:table-cell office:value-type="float" office:value="2.7497" calcext:value-type="float">
            <text:p>2.7497</text:p>
          </table:table-cell>
          <table:table-cell office:value-type="float" office:value="0.4737" calcext:value-type="float">
            <text:p>0.4737</text:p>
          </table:table-cell>
          <table:table-cell office:value-type="string" calcext:value-type="string">
            <text:p>R</text:p>
          </table:table-cell>
          <table:table-cell office:value-type="float" office:value="1.2498" calcext:value-type="float">
            <text:p>1.2498</text:p>
          </table:table-cell>
          <table:table-cell office:value-type="float" office:value="0.1491" calcext:value-type="float">
            <text:p>0.1491</text:p>
          </table:table-cell>
          <table:table-cell office:value-type="float" office:value="0.1067" calcext:value-type="float">
            <text:p>0.1067</text:p>
          </table:table-cell>
          <table:table-cell office:value-type="float" office:value="0.9057" calcext:value-type="float">
            <text:p>0.9057</text:p>
          </table:table-cell>
          <table:table-cell office:value-type="float" office:value="0.3774" calcext:value-type="float">
            <text:p>0.3774</text:p>
          </table:table-cell>
        </table:table-row>
        <table:table-row table:style-name="ro1" table:visibility="filter">
          <table:table-cell office:value-type="float" office:value="1477010450400000" calcext:value-type="float">
            <text:p>1477010450400000</text:p>
          </table:table-cell>
          <table:table-cell office:value-type="float" office:value="14.1384" calcext:value-type="float">
            <text:p>14.1384</text:p>
          </table:table-cell>
          <table:table-cell office:value-type="float" office:value="20.6811" calcext:value-type="float">
            <text:p>20.6811</text:p>
          </table:table-cell>
          <table:table-cell office:value-type="float" office:value="4.8884" calcext:value-type="float">
            <text:p>4.8884</text:p>
          </table:table-cell>
          <table:table-cell office:value-type="float" office:value="2.795" calcext:value-type="float">
            <text:p>2.795</text:p>
          </table:table-cell>
          <table:table-cell office:value-type="float" office:value="0.494" calcext:value-type="float">
            <text:p>0.494</text:p>
          </table:table-cell>
          <table:table-cell office:value-type="string" calcext:value-type="string">
            <text:p>L</text:p>
          </table:table-cell>
          <table:table-cell office:value-type="float" office:value="1.0021" calcext:value-type="float">
            <text:p>1.0021</text:p>
          </table:table-cell>
          <table:table-cell office:value-type="float" office:value="0.1486" calcext:value-type="float">
            <text:p>0.1486</text:p>
          </table:table-cell>
          <table:table-cell office:value-type="float" office:value="0.1063" calcext:value-type="float">
            <text:p>0.1063</text:p>
          </table:table-cell>
          <table:table-cell office:value-type="float" office:value="0.9026" calcext:value-type="float">
            <text:p>0.9026</text:p>
          </table:table-cell>
          <table:table-cell office:value-type="float" office:value="0.3763" calcext:value-type="float">
            <text:p>0.3763</text:p>
          </table:table-cell>
        </table:table-row>
        <table:table-row table:style-name="ro1">
          <table:table-cell office:value-type="float" office:value="1477010450450000" calcext:value-type="float">
            <text:p>1477010450450000</text:p>
          </table:table-cell>
          <table:table-cell office:value-type="float" office:value="13.9077" calcext:value-type="float">
            <text:p>13.9077</text:p>
          </table:table-cell>
          <table:table-cell office:value-type="float" office:value="20.7612" calcext:value-type="float">
            <text:p>20.7612</text:p>
          </table:table-cell>
          <table:table-cell office:value-type="float" office:value="4.8884" calcext:value-type="float">
            <text:p>4.8884</text:p>
          </table:table-cell>
          <table:table-cell office:value-type="float" office:value="2.8197" calcext:value-type="float">
            <text:p>2.8197</text:p>
          </table:table-cell>
          <table:table-cell office:value-type="float" office:value="0.494" calcext:value-type="float">
            <text:p>0.494</text:p>
          </table:table-cell>
          <table:table-cell office:value-type="string" calcext:value-type="string">
            <text:p>R</text:p>
          </table:table-cell>
          <table:table-cell office:value-type="float" office:value="0.3682" calcext:value-type="float">
            <text:p>0.3682</text:p>
          </table:table-cell>
          <table:table-cell office:value-type="float" office:value="0.1481" calcext:value-type="float">
            <text:p>0.1481</text:p>
          </table:table-cell>
          <table:table-cell office:value-type="float" office:value="0.106" calcext:value-type="float">
            <text:p>0.106</text:p>
          </table:table-cell>
          <table:table-cell office:value-type="float" office:value="0.8996" calcext:value-type="float">
            <text:p>0.8996</text:p>
          </table:table-cell>
          <table:table-cell office:value-type="float" office:value="0.3753" calcext:value-type="float">
            <text:p>0.3753</text:p>
          </table:table-cell>
        </table:table-row>
        <table:table-row table:style-name="ro1" table:visibility="filter">
          <table:table-cell office:value-type="float" office:value="1477010450500000" calcext:value-type="float">
            <text:p>1477010450500000</text:p>
          </table:table-cell>
          <table:table-cell office:value-type="float" office:value="13.6052" calcext:value-type="float">
            <text:p>13.6052</text:p>
          </table:table-cell>
          <table:table-cell office:value-type="float" office:value="20.8026" calcext:value-type="float">
            <text:p>20.8026</text:p>
          </table:table-cell>
          <table:table-cell office:value-type="float" office:value="4.9971" calcext:value-type="float">
            <text:p>4.9971</text:p>
          </table:table-cell>
          <table:table-cell office:value-type="float" office:value="2.8674" calcext:value-type="float">
            <text:p>2.8674</text:p>
          </table:table-cell>
          <table:table-cell office:value-type="float" office:value="0.5157" calcext:value-type="float">
            <text:p>0.5157</text:p>
          </table:table-cell>
          <table:table-cell office:value-type="string" calcext:value-type="string">
            <text:p>L</text:p>
          </table:table-cell>
          <table:table-cell office:value-type="float" office:value="1.6325" calcext:value-type="float">
            <text:p>1.6325</text:p>
          </table:table-cell>
          <table:table-cell office:value-type="float" office:value="0.1478" calcext:value-type="float">
            <text:p>0.1478</text:p>
          </table:table-cell>
          <table:table-cell office:value-type="float" office:value="0.1056" calcext:value-type="float">
            <text:p>0.1056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3741" calcext:value-type="float">
            <text:p>0.3741</text:p>
          </table:table-cell>
        </table:table-row>
        <table:table-row table:style-name="ro1">
          <table:table-cell office:value-type="float" office:value="1477010450550000" calcext:value-type="float">
            <text:p>1477010450550000</text:p>
          </table:table-cell>
          <table:table-cell office:value-type="float" office:value="13.3641" calcext:value-type="float">
            <text:p>13.3641</text:p>
          </table:table-cell>
          <table:table-cell office:value-type="float" office:value="20.8671" calcext:value-type="float">
            <text:p>20.8671</text:p>
          </table:table-cell>
          <table:table-cell office:value-type="float" office:value="4.9971" calcext:value-type="float">
            <text:p>4.9971</text:p>
          </table:table-cell>
          <table:table-cell office:value-type="float" office:value="2.8932" calcext:value-type="float">
            <text:p>2.8932</text:p>
          </table:table-cell>
          <table:table-cell office:value-type="float" office:value="0.5157" calcext:value-type="float">
            <text:p>0.5157</text:p>
          </table:table-cell>
          <table:table-cell office:value-type="string" calcext:value-type="string">
            <text:p>R</text:p>
          </table:table-cell>
          <table:table-cell office:value-type="float" office:value="2.0818" calcext:value-type="float">
            <text:p>2.0818</text:p>
          </table:table-cell>
          <table:table-cell office:value-type="float" office:value="0.1475" calcext:value-type="float">
            <text:p>0.1475</text:p>
          </table:table-cell>
          <table:table-cell office:value-type="float" office:value="0.1053" calcext:value-type="float">
            <text:p>0.1053</text:p>
          </table:table-cell>
          <table:table-cell office:value-type="float" office:value="0.8938" calcext:value-type="float">
            <text:p>0.8938</text:p>
          </table:table-cell>
          <table:table-cell office:value-type="float" office:value="0.3729" calcext:value-type="float">
            <text:p>0.3729</text:p>
          </table:table-cell>
        </table:table-row>
        <table:table-row table:style-name="ro1" table:visibility="filter">
          <table:table-cell office:value-type="float" office:value="1477010450600000" calcext:value-type="float">
            <text:p>1477010450600000</text:p>
          </table:table-cell>
          <table:table-cell office:value-type="float" office:value="13.1175" calcext:value-type="float">
            <text:p>13.1175</text:p>
          </table:table-cell>
          <table:table-cell office:value-type="float" office:value="20.8945" calcext:value-type="float">
            <text:p>20.8945</text:p>
          </table:table-cell>
          <table:table-cell office:value-type="float" office:value="4.9811" calcext:value-type="float">
            <text:p>4.9811</text:p>
          </table:table-cell>
          <table:table-cell office:value-type="float" office:value="2.9308" calcext:value-type="float">
            <text:p>2.9308</text:p>
          </table:table-cell>
          <table:table-cell office:value-type="float" office:value="0.5269" calcext:value-type="float">
            <text:p>0.5269</text:p>
          </table:table-cell>
          <table:table-cell office:value-type="string" calcext:value-type="string">
            <text:p>L</text:p>
          </table:table-cell>
          <table:table-cell office:value-type="float" office:value="0.2839" calcext:value-type="float">
            <text:p>0.2839</text:p>
          </table:table-cell>
          <table:table-cell office:value-type="float" office:value="0.1473" calcext:value-type="float">
            <text:p>0.1473</text:p>
          </table:table-cell>
          <table:table-cell office:value-type="float" office:value="0.1049" calcext:value-type="float">
            <text:p>0.1049</text:p>
          </table:table-cell>
          <table:table-cell office:value-type="float" office:value="0.891" calcext:value-type="float">
            <text:p>0.891</text:p>
          </table:table-cell>
          <table:table-cell office:value-type="float" office:value="0.3717" calcext:value-type="float">
            <text:p>0.3717</text:p>
          </table:table-cell>
        </table:table-row>
        <table:table-row table:style-name="ro1">
          <table:table-cell office:value-type="float" office:value="1477010450650000" calcext:value-type="float">
            <text:p>1477010450650000</text:p>
          </table:table-cell>
          <table:table-cell office:value-type="float" office:value="12.8735" calcext:value-type="float">
            <text:p>12.8735</text:p>
          </table:table-cell>
          <table:table-cell office:value-type="float" office:value="20.9434" calcext:value-type="float">
            <text:p>20.9434</text:p>
          </table:table-cell>
          <table:table-cell office:value-type="float" office:value="4.9811" calcext:value-type="float">
            <text:p>4.9811</text:p>
          </table:table-cell>
          <table:table-cell office:value-type="float" office:value="2.9571" calcext:value-type="float">
            <text:p>2.9571</text:p>
          </table:table-cell>
          <table:table-cell office:value-type="float" office:value="0.5269" calcext:value-type="float">
            <text:p>0.5269</text:p>
          </table:table-cell>
          <table:table-cell office:value-type="string" calcext:value-type="string">
            <text:p>R</text:p>
          </table:table-cell>
          <table:table-cell office:value-type="float" office:value="1.7252" calcext:value-type="float">
            <text:p>1.7252</text:p>
          </table:table-cell>
          <table:table-cell office:value-type="float" office:value="0.1471" calcext:value-type="float">
            <text:p>0.1471</text:p>
          </table:table-cell>
          <table:table-cell office:value-type="float" office:value="0.1046" calcext:value-type="float">
            <text:p>0.1046</text:p>
          </table:table-cell>
          <table:table-cell office:value-type="float" office:value="0.8881" calcext:value-type="float">
            <text:p>0.8881</text:p>
          </table:table-cell>
          <table:table-cell office:value-type="float" office:value="0.3705" calcext:value-type="float">
            <text:p>0.3705</text:p>
          </table:table-cell>
        </table:table-row>
        <table:table-row table:style-name="ro1" table:visibility="filter">
          <table:table-cell office:value-type="float" office:value="1477010450700000" calcext:value-type="float">
            <text:p>1477010450700000</text:p>
          </table:table-cell>
          <table:table-cell office:value-type="float" office:value="12.7128" calcext:value-type="float">
            <text:p>12.7128</text:p>
          </table:table-cell>
          <table:table-cell office:value-type="float" office:value="21.0073" calcext:value-type="float">
            <text:p>21.0073</text:p>
          </table:table-cell>
          <table:table-cell office:value-type="float" office:value="4.8212" calcext:value-type="float">
            <text:p>4.8212</text:p>
          </table:table-cell>
          <table:table-cell office:value-type="float" office:value="2.9654" calcext:value-type="float">
            <text:p>2.9654</text:p>
          </table:table-cell>
          <table:table-cell office:value-type="float" office:value="0.5099" calcext:value-type="float">
            <text:p>0.5099</text:p>
          </table:table-cell>
          <table:table-cell office:value-type="string" calcext:value-type="string">
            <text:p>L</text:p>
          </table:table-cell>
          <table:table-cell office:value-type="float" office:value="1.9097" calcext:value-type="float">
            <text:p>1.9097</text:p>
          </table:table-cell>
          <table:table-cell office:value-type="float" office:value="0.1467" calcext:value-type="float">
            <text:p>0.1467</text:p>
          </table:table-cell>
          <table:table-cell office:value-type="float" office:value="0.1043" calcext:value-type="float">
            <text:p>0.1043</text:p>
          </table:table-cell>
          <table:table-cell office:value-type="float" office:value="0.8853" calcext:value-type="float">
            <text:p>0.8853</text:p>
          </table:table-cell>
          <table:table-cell office:value-type="float" office:value="0.3694" calcext:value-type="float">
            <text:p>0.3694</text:p>
          </table:table-cell>
        </table:table-row>
        <table:table-row table:style-name="ro1">
          <table:table-cell office:value-type="float" office:value="1477010450750000" calcext:value-type="float">
            <text:p>1477010450750000</text:p>
          </table:table-cell>
          <table:table-cell office:value-type="float" office:value="12.4751" calcext:value-type="float">
            <text:p>12.4751</text:p>
          </table:table-cell>
          <table:table-cell office:value-type="float" office:value="21.0465" calcext:value-type="float">
            <text:p>21.0465</text:p>
          </table:table-cell>
          <table:table-cell office:value-type="float" office:value="4.8212" calcext:value-type="float">
            <text:p>4.8212</text:p>
          </table:table-cell>
          <table:table-cell office:value-type="float" office:value="2.9909" calcext:value-type="float">
            <text:p>2.9909</text:p>
          </table:table-cell>
          <table:table-cell office:value-type="float" office:value="0.5099" calcext:value-type="float">
            <text:p>0.5099</text:p>
          </table:table-cell>
          <table:table-cell office:value-type="string" calcext:value-type="string">
            <text:p>R</text:p>
          </table:table-cell>
          <table:table-cell office:value-type="float" office:value="2.8279" calcext:value-type="float">
            <text:p>2.8279</text:p>
          </table:table-cell>
          <table:table-cell office:value-type="float" office:value="0.1462" calcext:value-type="float">
            <text:p>0.1462</text:p>
          </table:table-cell>
          <table:table-cell office:value-type="float" office:value="0.104" calcext:value-type="float">
            <text:p>0.104</text:p>
          </table:table-cell>
          <table:table-cell office:value-type="float" office:value="0.8824" calcext:value-type="float">
            <text:p>0.8824</text:p>
          </table:table-cell>
          <table:table-cell office:value-type="float" office:value="0.3682" calcext:value-type="float">
            <text:p>0.3682</text:p>
          </table:table-cell>
        </table:table-row>
        <table:table-row table:style-name="ro1" table:visibility="filter">
          <table:table-cell office:value-type="float" office:value="1477010450800000" calcext:value-type="float">
            <text:p>1477010450800000</text:p>
          </table:table-cell>
          <table:table-cell office:value-type="float" office:value="12.2258" calcext:value-type="float">
            <text:p>12.2258</text:p>
          </table:table-cell>
          <table:table-cell office:value-type="float" office:value="21.0895" calcext:value-type="float">
            <text:p>21.0895</text:p>
          </table:table-cell>
          <table:table-cell office:value-type="float" office:value="4.8495" calcext:value-type="float">
            <text:p>4.8495</text:p>
          </table:table-cell>
          <table:table-cell office:value-type="float" office:value="3.0137" calcext:value-type="float">
            <text:p>3.0137</text:p>
          </table:table-cell>
          <table:table-cell office:value-type="float" office:value="0.5074" calcext:value-type="float">
            <text:p>0.5074</text:p>
          </table:table-cell>
          <table:table-cell office:value-type="string" calcext:value-type="string">
            <text:p>L</text:p>
          </table:table-cell>
          <table:table-cell office:value-type="float" office:value="0.0542" calcext:value-type="float">
            <text:p>0.0542</text:p>
          </table:table-cell>
          <table:table-cell office:value-type="float" office:value="0.1458" calcext:value-type="float">
            <text:p>0.1458</text:p>
          </table:table-cell>
          <table:table-cell office:value-type="float" office:value="0.1036" calcext:value-type="float">
            <text:p>0.1036</text:p>
          </table:table-cell>
          <table:table-cell office:value-type="float" office:value="0.8796" calcext:value-type="float">
            <text:p>0.8796</text:p>
          </table:table-cell>
          <table:table-cell office:value-type="float" office:value="0.3671" calcext:value-type="float">
            <text:p>0.3671</text:p>
          </table:table-cell>
        </table:table-row>
        <table:table-row table:style-name="ro1">
          <table:table-cell office:value-type="float" office:value="1477010450850000" calcext:value-type="float">
            <text:p>1477010450850000</text:p>
          </table:table-cell>
          <table:table-cell office:value-type="float" office:value="11.9852" calcext:value-type="float">
            <text:p>11.9852</text:p>
          </table:table-cell>
          <table:table-cell office:value-type="float" office:value="21.1174" calcext:value-type="float">
            <text:p>21.1174</text:p>
          </table:table-cell>
          <table:table-cell office:value-type="float" office:value="4.8495" calcext:value-type="float">
            <text:p>4.8495</text:p>
          </table:table-cell>
          <table:table-cell office:value-type="float" office:value="3.0391" calcext:value-type="float">
            <text:p>3.0391</text:p>
          </table:table-cell>
          <table:table-cell office:value-type="float" office:value="0.5074" calcext:value-type="float">
            <text:p>0.5074</text:p>
          </table:table-cell>
          <table:table-cell office:value-type="string" calcext:value-type="string">
            <text:p>R</text:p>
          </table:table-cell>
          <table:table-cell office:value-type="float" office:value="1.3762" calcext:value-type="float">
            <text:p>1.3762</text:p>
          </table:table-cell>
          <table:table-cell office:value-type="float" office:value="0.1454" calcext:value-type="float">
            <text:p>0.1454</text:p>
          </table:table-cell>
          <table:table-cell office:value-type="float" office:value="0.1033" calcext:value-type="float">
            <text:p>0.1033</text:p>
          </table:table-cell>
          <table:table-cell office:value-type="float" office:value="0.8768" calcext:value-type="float">
            <text:p>0.8768</text:p>
          </table:table-cell>
          <table:table-cell office:value-type="float" office:value="0.366" calcext:value-type="float">
            <text:p>0.366</text:p>
          </table:table-cell>
        </table:table-row>
        <table:table-row table:style-name="ro1" table:visibility="filter">
          <table:table-cell office:value-type="float" office:value="1477010450900000" calcext:value-type="float">
            <text:p>1477010450900000</text:p>
          </table:table-cell>
          <table:table-cell office:value-type="float" office:value="11.7239" calcext:value-type="float">
            <text:p>11.7239</text:p>
          </table:table-cell>
          <table:table-cell office:value-type="float" office:value="21.0527" calcext:value-type="float">
            <text:p>21.0527</text:p>
          </table:table-cell>
          <table:table-cell office:value-type="float" office:value="4.8524" calcext:value-type="float">
            <text:p>4.8524</text:p>
          </table:table-cell>
          <table:table-cell office:value-type="float" office:value="3.0991" calcext:value-type="float">
            <text:p>3.0991</text:p>
          </table:table-cell>
          <table:table-cell office:value-type="float" office:value="0.5401" calcext:value-type="float">
            <text:p>0.5401</text:p>
          </table:table-cell>
          <table:table-cell office:value-type="string" calcext:value-type="string">
            <text:p>L</text:p>
          </table:table-cell>
          <table:table-cell office:value-type="float" office:value="2.4024" calcext:value-type="float">
            <text:p>2.4024</text:p>
          </table:table-cell>
          <table:table-cell office:value-type="float" office:value="0.145" calcext:value-type="float">
            <text:p>0.145</text:p>
          </table:table-cell>
          <table:table-cell office:value-type="float" office:value="0.1031" calcext:value-type="float">
            <text:p>0.1031</text:p>
          </table:table-cell>
          <table:table-cell office:value-type="float" office:value="0.8741" calcext:value-type="float">
            <text:p>0.8741</text:p>
          </table:table-cell>
          <table:table-cell office:value-type="float" office:value="0.3649" calcext:value-type="float">
            <text:p>0.3649</text:p>
          </table:table-cell>
        </table:table-row>
        <table:table-row table:style-name="ro1">
          <table:table-cell office:value-type="float" office:value="1477010450950000" calcext:value-type="float">
            <text:p>1477010450950000</text:p>
          </table:table-cell>
          <table:table-cell office:value-type="float" office:value="11.4816" calcext:value-type="float">
            <text:p>11.4816</text:p>
          </table:table-cell>
          <table:table-cell office:value-type="float" office:value="21.0598" calcext:value-type="float">
            <text:p>21.0598</text:p>
          </table:table-cell>
          <table:table-cell office:value-type="float" office:value="4.8524" calcext:value-type="float">
            <text:p>4.8524</text:p>
          </table:table-cell>
          <table:table-cell office:value-type="float" office:value="3.1261" calcext:value-type="float">
            <text:p>3.1261</text:p>
          </table:table-cell>
          <table:table-cell office:value-type="float" office:value="0.5401" calcext:value-type="float">
            <text:p>0.5401</text:p>
          </table:table-cell>
          <table:table-cell office:value-type="string" calcext:value-type="string">
            <text:p>R</text:p>
          </table:table-cell>
          <table:table-cell office:value-type="float" office:value="1.1929" calcext:value-type="float">
            <text:p>1.1929</text:p>
          </table:table-cell>
          <table:table-cell office:value-type="float" office:value="0.1446" calcext:value-type="float">
            <text:p>0.1446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8713" calcext:value-type="float">
            <text:p>0.8713</text:p>
          </table:table-cell>
          <table:table-cell office:value-type="float" office:value="0.3638" calcext:value-type="float">
            <text:p>0.3638</text:p>
          </table:table-cell>
        </table:table-row>
        <table:table-row table:style-name="ro1" table:visibility="filter">
          <table:table-cell office:value-type="float" office:value="1477010451000000" calcext:value-type="float">
            <text:p>1477010451000000</text:p>
          </table:table-cell>
          <table:table-cell office:value-type="float" office:value="11.2825" calcext:value-type="float">
            <text:p>11.2825</text:p>
          </table:table-cell>
          <table:table-cell office:value-type="float" office:value="21.0624" calcext:value-type="float">
            <text:p>21.0624</text:p>
          </table:table-cell>
          <table:table-cell office:value-type="float" office:value="4.7605" calcext:value-type="float">
            <text:p>4.7605</text:p>
          </table:table-cell>
          <table:table-cell office:value-type="float" office:value="3.1497" calcext:value-type="float">
            <text:p>3.1497</text:p>
          </table:table-cell>
          <table:table-cell office:value-type="float" office:value="0.5369" calcext:value-type="float">
            <text:p>0.5369</text:p>
          </table:table-cell>
          <table:table-cell office:value-type="string" calcext:value-type="string">
            <text:p>L</text:p>
          </table:table-cell>
          <table:table-cell office:value-type="float" office:value="0.4453" calcext:value-type="float">
            <text:p>0.4453</text:p>
          </table:table-cell>
          <table:table-cell office:value-type="float" office:value="0.1442" calcext:value-type="float">
            <text:p>0.1442</text:p>
          </table:table-cell>
          <table:table-cell office:value-type="float" office:value="0.1028" calcext:value-type="float">
            <text:p>0.1028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3628" calcext:value-type="float">
            <text:p>0.3628</text:p>
          </table:table-cell>
        </table:table-row>
        <table:table-row table:style-name="ro1">
          <table:table-cell office:value-type="float" office:value="1477010451050000" calcext:value-type="float">
            <text:p>1477010451050000</text:p>
          </table:table-cell>
          <table:table-cell office:value-type="float" office:value="11.0447" calcext:value-type="float">
            <text:p>11.0447</text:p>
          </table:table-cell>
          <table:table-cell office:value-type="float" office:value="21.0573" calcext:value-type="float">
            <text:p>21.0573</text:p>
          </table:table-cell>
          <table:table-cell office:value-type="float" office:value="4.7605" calcext:value-type="float">
            <text:p>4.7605</text:p>
          </table:table-cell>
          <table:table-cell office:value-type="float" office:value="3.1765" calcext:value-type="float">
            <text:p>3.1765</text:p>
          </table:table-cell>
          <table:table-cell office:value-type="float" office:value="0.5369" calcext:value-type="float">
            <text:p>0.5369</text:p>
          </table:table-cell>
          <table:table-cell office:value-type="string" calcext:value-type="string">
            <text:p>R</text:p>
          </table:table-cell>
          <table:table-cell office:value-type="float" office:value="4.7641" calcext:value-type="float">
            <text:p>4.7641</text:p>
          </table:table-cell>
          <table:table-cell office:value-type="float" office:value="0.1437" calcext:value-type="float">
            <text:p>0.1437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866" calcext:value-type="float">
            <text:p>0.866</text:p>
          </table:table-cell>
          <table:table-cell office:value-type="float" office:value="0.3617" calcext:value-type="float">
            <text:p>0.3617</text:p>
          </table:table-cell>
        </table:table-row>
        <table:table-row table:style-name="ro1" table:visibility="filter">
          <table:table-cell office:value-type="float" office:value="1477010451100000" calcext:value-type="float">
            <text:p>1477010451100000</text:p>
          </table:table-cell>
          <table:table-cell office:value-type="float" office:value="10.8366" calcext:value-type="float">
            <text:p>10.8366</text:p>
          </table:table-cell>
          <table:table-cell office:value-type="float" office:value="21.0084" calcext:value-type="float">
            <text:p>21.0084</text:p>
          </table:table-cell>
          <table:table-cell office:value-type="float" office:value="4.6894" calcext:value-type="float">
            <text:p>4.6894</text:p>
          </table:table-cell>
          <table:table-cell office:value-type="float" office:value="3.2169" calcext:value-type="float">
            <text:p>3.2169</text:p>
          </table:table-cell>
          <table:table-cell office:value-type="float" office:value="0.5498" calcext:value-type="float">
            <text:p>0.5498</text:p>
          </table:table-cell>
          <table:table-cell office:value-type="string" calcext:value-type="string">
            <text:p>L</text:p>
          </table:table-cell>
          <table:table-cell office:value-type="float" office:value="0.6282" calcext:value-type="float">
            <text:p>0.6282</text:p>
          </table:table-cell>
          <table:table-cell office:value-type="float" office:value="0.1433" calcext:value-type="float">
            <text:p>0.1433</text:p>
          </table:table-cell>
          <table:table-cell office:value-type="float" office:value="0.1027" calcext:value-type="float">
            <text:p>0.1027</text:p>
          </table:table-cell>
          <table:table-cell office:value-type="float" office:value="0.8635" calcext:value-type="float">
            <text:p>0.8635</text:p>
          </table:table-cell>
          <table:table-cell office:value-type="float" office:value="0.3608" calcext:value-type="float">
            <text:p>0.3608</text:p>
          </table:table-cell>
        </table:table-row>
        <table:table-row table:style-name="ro1">
          <table:table-cell office:value-type="float" office:value="1477010451150000" calcext:value-type="float">
            <text:p>1477010451150000</text:p>
          </table:table-cell>
          <table:table-cell office:value-type="float" office:value="10.6033" calcext:value-type="float">
            <text:p>10.6033</text:p>
          </table:table-cell>
          <table:table-cell office:value-type="float" office:value="20.9876" calcext:value-type="float">
            <text:p>20.9876</text:p>
          </table:table-cell>
          <table:table-cell office:value-type="float" office:value="4.6894" calcext:value-type="float">
            <text:p>4.6894</text:p>
          </table:table-cell>
          <table:table-cell office:value-type="float" office:value="3.2444" calcext:value-type="float">
            <text:p>3.2444</text:p>
          </table:table-cell>
          <table:table-cell office:value-type="float" office:value="0.5498" calcext:value-type="float">
            <text:p>0.5498</text:p>
          </table:table-cell>
          <table:table-cell office:value-type="string" calcext:value-type="string">
            <text:p>R</text:p>
          </table:table-cell>
          <table:table-cell office:value-type="float" office:value="4.4015" calcext:value-type="float">
            <text:p>4.4015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8611" calcext:value-type="float">
            <text:p>0.8611</text:p>
          </table:table-cell>
          <table:table-cell office:value-type="float" office:value="0.3599" calcext:value-type="float">
            <text:p>0.3599</text:p>
          </table:table-cell>
        </table:table-row>
        <table:table-row table:style-name="ro1" table:visibility="filter">
          <table:table-cell office:value-type="float" office:value="1477010451200000" calcext:value-type="float">
            <text:p>1477010451200000</text:p>
          </table:table-cell>
          <table:table-cell office:value-type="float" office:value="10.307" calcext:value-type="float">
            <text:p>10.307</text:p>
          </table:table-cell>
          <table:table-cell office:value-type="float" office:value="21.0376" calcext:value-type="float">
            <text:p>21.0376</text:p>
          </table:table-cell>
          <table:table-cell office:value-type="float" office:value="4.8332" calcext:value-type="float">
            <text:p>4.8332</text:p>
          </table:table-cell>
          <table:table-cell office:value-type="float" office:value="3.2422" calcext:value-type="float">
            <text:p>3.2422</text:p>
          </table:table-cell>
          <table:table-cell office:value-type="float" office:value="0.5217" calcext:value-type="float">
            <text:p>0.5217</text:p>
          </table:table-cell>
          <table:table-cell office:value-type="string" calcext:value-type="string">
            <text:p>L</text:p>
          </table:table-cell>
          <table:table-cell office:value-type="float" office:value="2.8458" calcext:value-type="float">
            <text:p>2.8458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8585" calcext:value-type="float">
            <text:p>0.8585</text:p>
          </table:table-cell>
          <table:table-cell office:value-type="float" office:value="0.3589" calcext:value-type="float">
            <text:p>0.3589</text:p>
          </table:table-cell>
        </table:table-row>
        <table:table-row table:style-name="ro1">
          <table:table-cell office:value-type="float" office:value="1477010451250000" calcext:value-type="float">
            <text:p>1477010451250000</text:p>
          </table:table-cell>
          <table:table-cell office:value-type="float" office:value="10.0671" calcext:value-type="float">
            <text:p>10.0671</text:p>
          </table:table-cell>
          <table:table-cell office:value-type="float" office:value="21.0103" calcext:value-type="float">
            <text:p>21.0103</text:p>
          </table:table-cell>
          <table:table-cell office:value-type="float" office:value="4.8332" calcext:value-type="float">
            <text:p>4.8332</text:p>
          </table:table-cell>
          <table:table-cell office:value-type="float" office:value="3.2683" calcext:value-type="float">
            <text:p>3.2683</text:p>
          </table:table-cell>
          <table:table-cell office:value-type="float" office:value="0.5217" calcext:value-type="float">
            <text:p>0.5217</text:p>
          </table:table-cell>
          <table:table-cell office:value-type="string" calcext:value-type="string">
            <text:p>R</text:p>
          </table:table-cell>
          <table:table-cell office:value-type="float" office:value="0.6547" calcext:value-type="float">
            <text:p>0.6547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1024" calcext:value-type="float">
            <text:p>0.1024</text:p>
          </table:table-cell>
          <table:table-cell office:value-type="float" office:value="0.8559" calcext:value-type="float">
            <text:p>0.8559</text:p>
          </table:table-cell>
          <table:table-cell office:value-type="float" office:value="0.3578" calcext:value-type="float">
            <text:p>0.3578</text:p>
          </table:table-cell>
        </table:table-row>
        <table:table-row table:style-name="ro1" table:visibility="filter">
          <table:table-cell office:value-type="float" office:value="1477010451300000" calcext:value-type="float">
            <text:p>1477010451300000</text:p>
          </table:table-cell>
          <table:table-cell office:value-type="float" office:value="9.8871" calcext:value-type="float">
            <text:p>9.8871</text:p>
          </table:table-cell>
          <table:table-cell office:value-type="float" office:value="20.9778" calcext:value-type="float">
            <text:p>20.9778</text:p>
          </table:table-cell>
          <table:table-cell office:value-type="float" office:value="4.7052" calcext:value-type="float">
            <text:p>4.7052</text:p>
          </table:table-cell>
          <table:table-cell office:value-type="float" office:value="3.2944" calcext:value-type="float">
            <text:p>3.2944</text:p>
          </table:table-cell>
          <table:table-cell office:value-type="float" office:value="0.5217" calcext:value-type="float">
            <text:p>0.5217</text:p>
          </table:table-cell>
          <table:table-cell office:value-type="string" calcext:value-type="string">
            <text:p>L</text:p>
          </table:table-cell>
          <table:table-cell office:value-type="float" office:value="0.8177" calcext:value-type="float">
            <text:p>0.8177</text:p>
          </table:table-cell>
          <table:table-cell office:value-type="float" office:value="0.1417" calcext:value-type="float">
            <text:p>0.1417</text:p>
          </table:table-cell>
          <table:table-cell office:value-type="float" office:value="0.1022" calcext:value-type="float">
            <text:p>0.1022</text:p>
          </table:table-cell>
          <table:table-cell office:value-type="float" office:value="0.8535" calcext:value-type="float">
            <text:p>0.8535</text:p>
          </table:table-cell>
          <table:table-cell office:value-type="float" office:value="0.3568" calcext:value-type="float">
            <text:p>0.3568</text:p>
          </table:table-cell>
        </table:table-row>
        <table:table-row table:style-name="ro1">
          <table:table-cell office:value-type="float" office:value="1477010451350000" calcext:value-type="float">
            <text:p>1477010451350000</text:p>
          </table:table-cell>
          <table:table-cell office:value-type="float" office:value="9.6552" calcext:value-type="float">
            <text:p>9.6552</text:p>
          </table:table-cell>
          <table:table-cell office:value-type="float" office:value="20.939" calcext:value-type="float">
            <text:p>20.939</text:p>
          </table:table-cell>
          <table:table-cell office:value-type="float" office:value="4.7052" calcext:value-type="float">
            <text:p>4.7052</text:p>
          </table:table-cell>
          <table:table-cell office:value-type="float" office:value="3.3205" calcext:value-type="float">
            <text:p>3.3205</text:p>
          </table:table-cell>
          <table:table-cell office:value-type="float" office:value="0.5217" calcext:value-type="float">
            <text:p>0.5217</text:p>
          </table:table-cell>
          <table:table-cell office:value-type="string" calcext:value-type="string">
            <text:p>R</text:p>
          </table:table-cell>
          <table:table-cell office:value-type="float" office:value="1.0286" calcext:value-type="float">
            <text:p>1.0286</text:p>
          </table:table-cell>
          <table:table-cell office:value-type="float" office:value="0.1413" calcext:value-type="float">
            <text:p>0.1413</text:p>
          </table:table-cell>
          <table:table-cell office:value-type="float" office:value="0.1021" calcext:value-type="float">
            <text:p>0.1021</text:p>
          </table:table-cell>
          <table:table-cell office:value-type="float" office:value="0.8511" calcext:value-type="float">
            <text:p>0.8511</text:p>
          </table:table-cell>
          <table:table-cell office:value-type="float" office:value="0.3557" calcext:value-type="float">
            <text:p>0.3557</text:p>
          </table:table-cell>
        </table:table-row>
        <table:table-row table:style-name="ro1" table:visibility="filter">
          <table:table-cell office:value-type="float" office:value="1477010451400000" calcext:value-type="float">
            <text:p>1477010451400000</text:p>
          </table:table-cell>
          <table:table-cell office:value-type="float" office:value="9.4647" calcext:value-type="float">
            <text:p>9.4647</text:p>
          </table:table-cell>
          <table:table-cell office:value-type="float" office:value="20.889" calcext:value-type="float">
            <text:p>20.889</text:p>
          </table:table-cell>
          <table:table-cell office:value-type="float" office:value="4.6192" calcext:value-type="float">
            <text:p>4.6192</text:p>
          </table:table-cell>
          <table:table-cell office:value-type="float" office:value="3.3497" calcext:value-type="float">
            <text:p>3.3497</text:p>
          </table:table-cell>
          <table:table-cell office:value-type="float" office:value="0.5247" calcext:value-type="float">
            <text:p>0.5247</text:p>
          </table:table-cell>
          <table:table-cell office:value-type="string" calcext:value-type="string">
            <text:p>L</text:p>
          </table:table-cell>
          <table:table-cell office:value-type="float" office:value="0.3899" calcext:value-type="float">
            <text:p>0.3899</text:p>
          </table:table-cell>
          <table:table-cell office:value-type="float" office:value="0.1412" calcext:value-type="float">
            <text:p>0.1412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8489" calcext:value-type="float">
            <text:p>0.8489</text:p>
          </table:table-cell>
          <table:table-cell office:value-type="float" office:value="0.3547" calcext:value-type="float">
            <text:p>0.3547</text:p>
          </table:table-cell>
        </table:table-row>
        <table:table-row table:style-name="ro1">
          <table:table-cell office:value-type="float" office:value="1477010451450000" calcext:value-type="float">
            <text:p>1477010451450000</text:p>
          </table:table-cell>
          <table:table-cell office:value-type="float" office:value="9.2396" calcext:value-type="float">
            <text:p>9.2396</text:p>
          </table:table-cell>
          <table:table-cell office:value-type="float" office:value="20.8384" calcext:value-type="float">
            <text:p>20.8384</text:p>
          </table:table-cell>
          <table:table-cell office:value-type="float" office:value="4.6192" calcext:value-type="float">
            <text:p>4.6192</text:p>
          </table:table-cell>
          <table:table-cell office:value-type="float" office:value="3.376" calcext:value-type="float">
            <text:p>3.376</text:p>
          </table:table-cell>
          <table:table-cell office:value-type="float" office:value="0.5247" calcext:value-type="float">
            <text:p>0.5247</text:p>
          </table:table-cell>
          <table:table-cell office:value-type="string" calcext:value-type="string">
            <text:p>R</text:p>
          </table:table-cell>
          <table:table-cell office:value-type="float" office:value="1.0798" calcext:value-type="float">
            <text:p>1.0798</text:p>
          </table:table-cell>
          <table:table-cell office:value-type="float" office:value="0.1411" calcext:value-type="float">
            <text:p>0.1411</text:p>
          </table:table-cell>
          <table:table-cell office:value-type="float" office:value="0.1018" calcext:value-type="float">
            <text:p>0.1018</text:p>
          </table:table-cell>
          <table:table-cell office:value-type="float" office:value="0.8467" calcext:value-type="float">
            <text:p>0.8467</text:p>
          </table:table-cell>
          <table:table-cell office:value-type="float" office:value="0.3537" calcext:value-type="float">
            <text:p>0.3537</text:p>
          </table:table-cell>
        </table:table-row>
        <table:table-row table:style-name="ro1" table:visibility="filter">
          <table:table-cell office:value-type="float" office:value="1477010451500000" calcext:value-type="float">
            <text:p>1477010451500000</text:p>
          </table:table-cell>
          <table:table-cell office:value-type="float" office:value="8.9067" calcext:value-type="float">
            <text:p>8.9067</text:p>
          </table:table-cell>
          <table:table-cell office:value-type="float" office:value="20.7927" calcext:value-type="float">
            <text:p>20.7927</text:p>
          </table:table-cell>
          <table:table-cell office:value-type="float" office:value="4.8515" calcext:value-type="float">
            <text:p>4.8515</text:p>
          </table:table-cell>
          <table:table-cell office:value-type="float" office:value="3.3927" calcext:value-type="float">
            <text:p>3.3927</text:p>
          </table:table-cell>
          <table:table-cell office:value-type="float" office:value="0.5157" calcext:value-type="float">
            <text:p>0.5157</text:p>
          </table:table-cell>
          <table:table-cell office:value-type="string" calcext:value-type="string">
            <text:p>L</text:p>
          </table:table-cell>
          <table:table-cell office:value-type="float" office:value="2.8777" calcext:value-type="float">
            <text:p>2.8777</text:p>
          </table:table-cell>
          <table:table-cell office:value-type="float" office:value="0.1407" calcext:value-type="float">
            <text:p>0.1407</text:p>
          </table:table-cell>
          <table:table-cell office:value-type="float" office:value="0.1016" calcext:value-type="float">
            <text:p>0.1016</text:p>
          </table:table-cell>
          <table:table-cell office:value-type="float" office:value="0.8443" calcext:value-type="float">
            <text:p>0.8443</text:p>
          </table:table-cell>
          <table:table-cell office:value-type="float" office:value="0.3527" calcext:value-type="float">
            <text:p>0.3527</text:p>
          </table:table-cell>
        </table:table-row>
        <table:table-row table:style-name="ro1">
          <table:table-cell office:value-type="float" office:value="1477010451550000" calcext:value-type="float">
            <text:p>1477010451550000</text:p>
          </table:table-cell>
          <table:table-cell office:value-type="float" office:value="8.6727" calcext:value-type="float">
            <text:p>8.6727</text:p>
          </table:table-cell>
          <table:table-cell office:value-type="float" office:value="20.7295" calcext:value-type="float">
            <text:p>20.7295</text:p>
          </table:table-cell>
          <table:table-cell office:value-type="float" office:value="4.8515" calcext:value-type="float">
            <text:p>4.8515</text:p>
          </table:table-cell>
          <table:table-cell office:value-type="float" office:value="3.4185" calcext:value-type="float">
            <text:p>3.4185</text:p>
          </table:table-cell>
          <table:table-cell office:value-type="float" office:value="0.5157" calcext:value-type="float">
            <text:p>0.5157</text:p>
          </table:table-cell>
          <table:table-cell office:value-type="string" calcext:value-type="string">
            <text:p>R</text:p>
          </table:table-cell>
          <table:table-cell office:value-type="float" office:value="4.3708" calcext:value-type="float">
            <text:p>4.3708</text:p>
          </table:table-cell>
          <table:table-cell office:value-type="float" office:value="0.1403" calcext:value-type="float">
            <text:p>0.1403</text:p>
          </table:table-cell>
          <table:table-cell office:value-type="float" office:value="0.1014" calcext:value-type="float">
            <text:p>0.1014</text:p>
          </table:table-cell>
          <table:table-cell office:value-type="float" office:value="0.8419" calcext:value-type="float">
            <text:p>0.8419</text:p>
          </table:table-cell>
          <table:table-cell office:value-type="float" office:value="0.3517" calcext:value-type="float">
            <text:p>0.3517</text:p>
          </table:table-cell>
        </table:table-row>
        <table:table-row table:style-name="ro1" table:visibility="filter">
          <table:table-cell office:value-type="float" office:value="1477010451600000" calcext:value-type="float">
            <text:p>1477010451600000</text:p>
          </table:table-cell>
          <table:table-cell office:value-type="float" office:value="8.3632" calcext:value-type="float">
            <text:p>8.3632</text:p>
          </table:table-cell>
          <table:table-cell office:value-type="float" office:value="20.6035" calcext:value-type="float">
            <text:p>20.6035</text:p>
          </table:table-cell>
          <table:table-cell office:value-type="float" office:value="5.0369" calcext:value-type="float">
            <text:p>5.0369</text:p>
          </table:table-cell>
          <table:table-cell office:value-type="float" office:value="3.4614" calcext:value-type="float">
            <text:p>3.4614</text:p>
          </table:table-cell>
          <table:table-cell office:value-type="float" office:value="0.5319" calcext:value-type="float">
            <text:p>0.5319</text:p>
          </table:table-cell>
          <table:table-cell office:value-type="string" calcext:value-type="string">
            <text:p>L</text:p>
          </table:table-cell>
          <table:table-cell office:value-type="float" office:value="2.2972" calcext:value-type="float">
            <text:p>2.2972</text:p>
          </table:table-cell>
          <table:table-cell office:value-type="float" office:value="0.14" calcext:value-type="float">
            <text:p>0.14</text:p>
          </table:table-cell>
          <table:table-cell office:value-type="float" office:value="0.1016" calcext:value-type="float">
            <text:p>0.1016</text:p>
          </table:table-cell>
          <table:table-cell office:value-type="float" office:value="0.8394" calcext:value-type="float">
            <text:p>0.8394</text:p>
          </table:table-cell>
          <table:table-cell office:value-type="float" office:value="0.3512" calcext:value-type="float">
            <text:p>0.3512</text:p>
          </table:table-cell>
        </table:table-row>
        <table:table-row table:style-name="ro1">
          <table:table-cell office:value-type="float" office:value="1477010451650000" calcext:value-type="float">
            <text:p>1477010451650000</text:p>
          </table:table-cell>
          <table:table-cell office:value-type="float" office:value="8.1254" calcext:value-type="float">
            <text:p>8.1254</text:p>
          </table:table-cell>
          <table:table-cell office:value-type="float" office:value="20.5213" calcext:value-type="float">
            <text:p>20.5213</text:p>
          </table:table-cell>
          <table:table-cell office:value-type="float" office:value="5.0369" calcext:value-type="float">
            <text:p>5.0369</text:p>
          </table:table-cell>
          <table:table-cell office:value-type="float" office:value="3.488" calcext:value-type="float">
            <text:p>3.488</text:p>
          </table:table-cell>
          <table:table-cell office:value-type="float" office:value="0.5319" calcext:value-type="float">
            <text:p>0.5319</text:p>
          </table:table-cell>
          <table:table-cell office:value-type="string" calcext:value-type="string">
            <text:p>R</text:p>
          </table:table-cell>
          <table:table-cell office:value-type="float" office:value="0.1682" calcext:value-type="float">
            <text:p>0.1682</text:p>
          </table:table-cell>
          <table:table-cell office:value-type="float" office:value="0.1396" calcext:value-type="float">
            <text:p>0.1396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837" calcext:value-type="float">
            <text:p>0.837</text:p>
          </table:table-cell>
          <table:table-cell office:value-type="float" office:value="0.3507" calcext:value-type="float">
            <text:p>0.3507</text:p>
          </table:table-cell>
        </table:table-row>
        <table:table-row table:style-name="ro1" table:visibility="filter">
          <table:table-cell office:value-type="float" office:value="1477010451700000" calcext:value-type="float">
            <text:p>1477010451700000</text:p>
          </table:table-cell>
          <table:table-cell office:value-type="float" office:value="7.8887" calcext:value-type="float">
            <text:p>7.8887</text:p>
          </table:table-cell>
          <table:table-cell office:value-type="float" office:value="20.4382" calcext:value-type="float">
            <text:p>20.4382</text:p>
          </table:table-cell>
          <table:table-cell office:value-type="float" office:value="5.037" calcext:value-type="float">
            <text:p>5.037</text:p>
          </table:table-cell>
          <table:table-cell office:value-type="float" office:value="3.5124" calcext:value-type="float">
            <text:p>3.5124</text:p>
          </table:table-cell>
          <table:table-cell office:value-type="float" office:value="0.5298" calcext:value-type="float">
            <text:p>0.5298</text:p>
          </table:table-cell>
          <table:table-cell office:value-type="string" calcext:value-type="string">
            <text:p>L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1392" calcext:value-type="float">
            <text:p>0.1392</text:p>
          </table:table-cell>
          <table:table-cell office:value-type="float" office:value="0.1023" calcext:value-type="float">
            <text:p>0.1023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3503" calcext:value-type="float">
            <text:p>0.3503</text:p>
          </table:table-cell>
        </table:table-row>
        <table:table-row table:style-name="ro1">
          <table:table-cell office:value-type="float" office:value="1477010451750000" calcext:value-type="float">
            <text:p>1477010451750000</text:p>
          </table:table-cell>
          <table:table-cell office:value-type="float" office:value="7.6554" calcext:value-type="float">
            <text:p>7.6554</text:p>
          </table:table-cell>
          <table:table-cell office:value-type="float" office:value="20.344" calcext:value-type="float">
            <text:p>20.344</text:p>
          </table:table-cell>
          <table:table-cell office:value-type="float" office:value="5.037" calcext:value-type="float">
            <text:p>5.037</text:p>
          </table:table-cell>
          <table:table-cell office:value-type="float" office:value="3.5388" calcext:value-type="float">
            <text:p>3.5388</text:p>
          </table:table-cell>
          <table:table-cell office:value-type="float" office:value="0.5298" calcext:value-type="float">
            <text:p>0.5298</text:p>
          </table:table-cell>
          <table:table-cell office:value-type="string" calcext:value-type="string">
            <text:p>R</text:p>
          </table:table-cell>
          <table:table-cell office:value-type="float" office:value="3.4182" calcext:value-type="float">
            <text:p>3.4182</text:p>
          </table:table-cell>
          <table:table-cell office:value-type="float" office:value="0.1388" calcext:value-type="float">
            <text:p>0.1388</text:p>
          </table:table-cell>
          <table:table-cell office:value-type="float" office:value="0.1028" calcext:value-type="float">
            <text:p>0.1028</text:p>
          </table:table-cell>
          <table:table-cell office:value-type="float" office:value="0.8322" calcext:value-type="float">
            <text:p>0.8322</text:p>
          </table:table-cell>
          <table:table-cell office:value-type="float" office:value="0.3499" calcext:value-type="float">
            <text:p>0.3499</text:p>
          </table:table-cell>
        </table:table-row>
        <table:table-row table:style-name="ro1" table:visibility="filter">
          <table:table-cell office:value-type="float" office:value="1477010451800000" calcext:value-type="float">
            <text:p>1477010451800000</text:p>
          </table:table-cell>
          <table:table-cell office:value-type="float" office:value="7.3407" calcext:value-type="float">
            <text:p>7.3407</text:p>
          </table:table-cell>
          <table:table-cell office:value-type="float" office:value="20.2896" calcext:value-type="float">
            <text:p>20.2896</text:p>
          </table:table-cell>
          <table:table-cell office:value-type="float" office:value="5.1846" calcext:value-type="float">
            <text:p>5.1846</text:p>
          </table:table-cell>
          <table:table-cell office:value-type="float" office:value="3.5389" calcext:value-type="float">
            <text:p>3.5389</text:p>
          </table:table-cell>
          <table:table-cell office:value-type="float" office:value="0.5047" calcext:value-type="float">
            <text:p>0.5047</text:p>
          </table:table-cell>
          <table:table-cell office:value-type="string" calcext:value-type="string">
            <text:p>L</text:p>
          </table:table-cell>
          <table:table-cell office:value-type="float" office:value="2.4186" calcext:value-type="float">
            <text:p>2.4186</text:p>
          </table:table-cell>
          <table:table-cell office:value-type="float" office:value="0.1387" calcext:value-type="float">
            <text:p>0.1387</text:p>
          </table:table-cell>
          <table:table-cell office:value-type="float" office:value="0.103" calcext:value-type="float">
            <text:p>0.103</text:p>
          </table:table-cell>
          <table:table-cell office:value-type="float" office:value="0.83" calcext:value-type="float">
            <text:p>0.83</text:p>
          </table:table-cell>
          <table:table-cell office:value-type="float" office:value="0.3494" calcext:value-type="float">
            <text:p>0.3494</text:p>
          </table:table-cell>
        </table:table-row>
        <table:table-row table:style-name="ro1">
          <table:table-cell office:value-type="float" office:value="1477010451850000" calcext:value-type="float">
            <text:p>1477010451850000</text:p>
          </table:table-cell>
          <table:table-cell office:value-type="float" office:value="7.1032" calcext:value-type="float">
            <text:p>7.1032</text:p>
          </table:table-cell>
          <table:table-cell office:value-type="float" office:value="20.1864" calcext:value-type="float">
            <text:p>20.1864</text:p>
          </table:table-cell>
          <table:table-cell office:value-type="float" office:value="5.1846" calcext:value-type="float">
            <text:p>5.1846</text:p>
          </table:table-cell>
          <table:table-cell office:value-type="float" office:value="3.5641" calcext:value-type="float">
            <text:p>3.5641</text:p>
          </table:table-cell>
          <table:table-cell office:value-type="float" office:value="0.5047" calcext:value-type="float">
            <text:p>0.5047</text:p>
          </table:table-cell>
          <table:table-cell office:value-type="string" calcext:value-type="string">
            <text:p>R</text:p>
          </table:table-cell>
          <table:table-cell office:value-type="float" office:value="0.4696" calcext:value-type="float">
            <text:p>0.4696</text:p>
          </table:table-cell>
          <table:table-cell office:value-type="float" office:value="0.1387" calcext:value-type="float">
            <text:p>0.1387</text:p>
          </table:table-cell>
          <table:table-cell office:value-type="float" office:value="0.1033" calcext:value-type="float">
            <text:p>0.1033</text:p>
          </table:table-cell>
          <table:table-cell office:value-type="float" office:value="0.8277" calcext:value-type="float">
            <text:p>0.8277</text:p>
          </table:table-cell>
          <table:table-cell office:value-type="float" office:value="0.3489" calcext:value-type="float">
            <text:p>0.3489</text:p>
          </table:table-cell>
        </table:table-row>
        <table:table-row table:style-name="ro1" table:visibility="filter">
          <table:table-cell office:value-type="float" office:value="1477010451900000" calcext:value-type="float">
            <text:p>1477010451900000</text:p>
          </table:table-cell>
          <table:table-cell office:value-type="float" office:value="6.8508" calcext:value-type="float">
            <text:p>6.8508</text:p>
          </table:table-cell>
          <table:table-cell office:value-type="float" office:value="20.1124" calcext:value-type="float">
            <text:p>20.1124</text:p>
          </table:table-cell>
          <table:table-cell office:value-type="float" office:value="5.1966" calcext:value-type="float">
            <text:p>5.1966</text:p>
          </table:table-cell>
          <table:table-cell office:value-type="float" office:value="3.5742" calcext:value-type="float">
            <text:p>3.5742</text:p>
          </table:table-cell>
          <table:table-cell office:value-type="float" office:value="0.4904" calcext:value-type="float">
            <text:p>0.4904</text:p>
          </table:table-cell>
          <table:table-cell office:value-type="string" calcext:value-type="string">
            <text:p>L</text:p>
          </table:table-cell>
          <table:table-cell office:value-type="float" office:value="0.4385" calcext:value-type="float">
            <text:p>0.4385</text:p>
          </table:table-cell>
          <table:table-cell office:value-type="float" office:value="0.1387" calcext:value-type="float">
            <text:p>0.1387</text:p>
          </table:table-cell>
          <table:table-cell office:value-type="float" office:value="0.1034" calcext:value-type="float">
            <text:p>0.1034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3482" calcext:value-type="float">
            <text:p>0.3482</text:p>
          </table:table-cell>
        </table:table-row>
        <table:table-row table:style-name="ro1">
          <table:table-cell office:value-type="float" office:value="1477010451950000" calcext:value-type="float">
            <text:p>1477010451950000</text:p>
          </table:table-cell>
          <table:table-cell office:value-type="float" office:value="6.6165" calcext:value-type="float">
            <text:p>6.6165</text:p>
          </table:table-cell>
          <table:table-cell office:value-type="float" office:value="20.0007" calcext:value-type="float">
            <text:p>20.0007</text:p>
          </table:table-cell>
          <table:table-cell office:value-type="float" office:value="5.1966" calcext:value-type="float">
            <text:p>5.1966</text:p>
          </table:table-cell>
          <table:table-cell office:value-type="float" office:value="3.5987" calcext:value-type="float">
            <text:p>3.5987</text:p>
          </table:table-cell>
          <table:table-cell office:value-type="float" office:value="0.4904" calcext:value-type="float">
            <text:p>0.4904</text:p>
          </table:table-cell>
          <table:table-cell office:value-type="string" calcext:value-type="string">
            <text:p>R</text:p>
          </table:table-cell>
          <table:table-cell office:value-type="float" office:value="1.0008" calcext:value-type="float">
            <text:p>1.0008</text:p>
          </table:table-cell>
          <table:table-cell office:value-type="float" office:value="0.1389" calcext:value-type="float">
            <text:p>0.1389</text:p>
          </table:table-cell>
          <table:table-cell office:value-type="float" office:value="0.1036" calcext:value-type="float">
            <text:p>0.1036</text:p>
          </table:table-cell>
          <table:table-cell office:value-type="float" office:value="0.8233" calcext:value-type="float">
            <text:p>0.8233</text:p>
          </table:table-cell>
          <table:table-cell office:value-type="float" office:value="0.3477" calcext:value-type="float">
            <text:p>0.3477</text:p>
          </table:table-cell>
        </table:table-row>
        <table:table-row table:style-name="ro1" table:visibility="filter">
          <table:table-cell office:value-type="float" office:value="1477010452000000" calcext:value-type="float">
            <text:p>1477010452000000</text:p>
          </table:table-cell>
          <table:table-cell office:value-type="float" office:value="6.3875" calcext:value-type="float">
            <text:p>6.3875</text:p>
          </table:table-cell>
          <table:table-cell office:value-type="float" office:value="19.9263" calcext:value-type="float">
            <text:p>19.9263</text:p>
          </table:table-cell>
          <table:table-cell office:value-type="float" office:value="5.1584" calcext:value-type="float">
            <text:p>5.1584</text:p>
          </table:table-cell>
          <table:table-cell office:value-type="float" office:value="3.6081" calcext:value-type="float">
            <text:p>3.6081</text:p>
          </table:table-cell>
          <table:table-cell office:value-type="float" office:value="0.476" calcext:value-type="float">
            <text:p>0.476</text:p>
          </table:table-cell>
          <table:table-cell office:value-type="string" calcext:value-type="string">
            <text:p>L</text:p>
          </table:table-cell>
          <table:table-cell office:value-type="float" office:value="0.5066" calcext:value-type="float">
            <text:p>0.5066</text:p>
          </table:table-cell>
          <table:table-cell office:value-type="float" office:value="0.139" calcext:value-type="float">
            <text:p>0.139</text:p>
          </table:table-cell>
          <table:table-cell office:value-type="float" office:value="0.1036" calcext:value-type="float">
            <text:p>0.1036</text:p>
          </table:table-cell>
          <table:table-cell office:value-type="float" office:value="0.8211" calcext:value-type="float">
            <text:p>0.8211</text:p>
          </table:table-cell>
          <table:table-cell office:value-type="float" office:value="0.3469" calcext:value-type="float">
            <text:p>0.3469</text:p>
          </table:table-cell>
        </table:table-row>
        <table:table-row table:style-name="ro1">
          <table:table-cell office:value-type="float" office:value="1477010452050000" calcext:value-type="float">
            <text:p>1477010452050000</text:p>
          </table:table-cell>
          <table:table-cell office:value-type="float" office:value="6.1587" calcext:value-type="float">
            <text:p>6.1587</text:p>
          </table:table-cell>
          <table:table-cell office:value-type="float" office:value="19.8077" calcext:value-type="float">
            <text:p>19.8077</text:p>
          </table:table-cell>
          <table:table-cell office:value-type="float" office:value="5.1584" calcext:value-type="float">
            <text:p>5.1584</text:p>
          </table:table-cell>
          <table:table-cell office:value-type="float" office:value="3.6319" calcext:value-type="float">
            <text:p>3.6319</text:p>
          </table:table-cell>
          <table:table-cell office:value-type="float" office:value="0.476" calcext:value-type="float">
            <text:p>0.476</text:p>
          </table:table-cell>
          <table:table-cell office:value-type="string" calcext:value-type="string">
            <text:p>R</text:p>
          </table:table-cell>
          <table:table-cell office:value-type="float" office:value="3.3412" calcext:value-type="float">
            <text:p>3.3412</text:p>
          </table:table-cell>
          <table:table-cell office:value-type="float" office:value="0.1392" calcext:value-type="float">
            <text:p>0.1392</text:p>
          </table:table-cell>
          <table:table-cell office:value-type="float" office:value="0.1036" calcext:value-type="float">
            <text:p>0.1036</text:p>
          </table:table-cell>
          <table:table-cell office:value-type="float" office:value="0.8189" calcext:value-type="float">
            <text:p>0.8189</text:p>
          </table:table-cell>
          <table:table-cell office:value-type="float" office:value="0.3461" calcext:value-type="float">
            <text:p>0.3461</text:p>
          </table:table-cell>
        </table:table-row>
        <table:table-row table:style-name="ro1" table:visibility="filter">
          <table:table-cell office:value-type="float" office:value="1477010452100000" calcext:value-type="float">
            <text:p>1477010452100000</text:p>
          </table:table-cell>
          <table:table-cell office:value-type="float" office:value="5.9093" calcext:value-type="float">
            <text:p>5.9093</text:p>
          </table:table-cell>
          <table:table-cell office:value-type="float" office:value="19.7315" calcext:value-type="float">
            <text:p>19.7315</text:p>
          </table:table-cell>
          <table:table-cell office:value-type="float" office:value="5.1649" calcext:value-type="float">
            <text:p>5.1649</text:p>
          </table:table-cell>
          <table:table-cell office:value-type="float" office:value="3.6353" calcext:value-type="float">
            <text:p>3.6353</text:p>
          </table:table-cell>
          <table:table-cell office:value-type="float" office:value="0.4568" calcext:value-type="float">
            <text:p>0.4568</text:p>
          </table:table-cell>
          <table:table-cell office:value-type="string" calcext:value-type="string">
            <text:p>L</text:p>
          </table:table-cell>
          <table:table-cell office:value-type="float" office:value="0.8004" calcext:value-type="float">
            <text:p>0.8004</text:p>
          </table:table-cell>
          <table:table-cell office:value-type="float" office:value="0.1396" calcext:value-type="float">
            <text:p>0.1396</text:p>
          </table:table-cell>
          <table:table-cell office:value-type="float" office:value="0.1035" calcext:value-type="float">
            <text:p>0.1035</text:p>
          </table:table-cell>
          <table:table-cell office:value-type="float" office:value="0.8167" calcext:value-type="float">
            <text:p>0.8167</text:p>
          </table:table-cell>
          <table:table-cell office:value-type="float" office:value="0.3452" calcext:value-type="float">
            <text:p>0.3452</text:p>
          </table:table-cell>
        </table:table-row>
        <table:table-row table:style-name="ro1">
          <table:table-cell office:value-type="float" office:value="1477010452150000" calcext:value-type="float">
            <text:p>1477010452150000</text:p>
          </table:table-cell>
          <table:table-cell office:value-type="float" office:value="5.6835" calcext:value-type="float">
            <text:p>5.6835</text:p>
          </table:table-cell>
          <table:table-cell office:value-type="float" office:value="19.6067" calcext:value-type="float">
            <text:p>19.6067</text:p>
          </table:table-cell>
          <table:table-cell office:value-type="float" office:value="5.1649" calcext:value-type="float">
            <text:p>5.1649</text:p>
          </table:table-cell>
          <table:table-cell office:value-type="float" office:value="3.6582" calcext:value-type="float">
            <text:p>3.6582</text:p>
          </table:table-cell>
          <table:table-cell office:value-type="float" office:value="0.4568" calcext:value-type="float">
            <text:p>0.4568</text:p>
          </table:table-cell>
          <table:table-cell office:value-type="string" calcext:value-type="string">
            <text:p>R</text:p>
          </table:table-cell>
          <table:table-cell office:value-type="float" office:value="0.8823" calcext:value-type="float">
            <text:p>0.8823</text:p>
          </table:table-cell>
          <table:table-cell office:value-type="float" office:value="0.14" calcext:value-type="float">
            <text:p>0.14</text:p>
          </table:table-cell>
          <table:table-cell office:value-type="float" office:value="0.1034" calcext:value-type="float">
            <text:p>0.1034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3444" calcext:value-type="float">
            <text:p>0.3444</text:p>
          </table:table-cell>
        </table:table-row>
        <table:table-row table:style-name="ro1" table:visibility="filter">
          <table:table-cell office:value-type="float" office:value="1477010452200000" calcext:value-type="float">
            <text:p>1477010452200000</text:p>
          </table:table-cell>
          <table:table-cell office:value-type="float" office:value="5.5415" calcext:value-type="float">
            <text:p>5.5415</text:p>
          </table:table-cell>
          <table:table-cell office:value-type="float" office:value="19.5116" calcext:value-type="float">
            <text:p>19.5116</text:p>
          </table:table-cell>
          <table:table-cell office:value-type="float" office:value="4.9746" calcext:value-type="float">
            <text:p>4.9746</text:p>
          </table:table-cell>
          <table:table-cell office:value-type="float" office:value="3.6821" calcext:value-type="float">
            <text:p>3.6821</text:p>
          </table:table-cell>
          <table:table-cell office:value-type="float" office:value="0.4577" calcext:value-type="float">
            <text:p>0.4577</text:p>
          </table:table-cell>
          <table:table-cell office:value-type="string" calcext:value-type="string">
            <text:p>L</text:p>
          </table:table-cell>
          <table:table-cell office:value-type="float" office:value="1.8096" calcext:value-type="float">
            <text:p>1.8096</text:p>
          </table:table-cell>
          <table:table-cell office:value-type="float" office:value="0.14" calcext:value-type="float">
            <text:p>0.14</text:p>
          </table:table-cell>
          <table:table-cell office:value-type="float" office:value="0.1031" calcext:value-type="float">
            <text:p>0.1031</text:p>
          </table:table-cell>
          <table:table-cell office:value-type="float" office:value="0.8124" calcext:value-type="float">
            <text:p>0.8124</text:p>
          </table:table-cell>
          <table:table-cell office:value-type="float" office:value="0.3435" calcext:value-type="float">
            <text:p>0.3435</text:p>
          </table:table-cell>
        </table:table-row>
        <table:table-row table:style-name="ro1">
          <table:table-cell office:value-type="float" office:value="1477010452250000" calcext:value-type="float">
            <text:p>1477010452250000</text:p>
          </table:table-cell>
          <table:table-cell office:value-type="float" office:value="5.3299" calcext:value-type="float">
            <text:p>5.3299</text:p>
          </table:table-cell>
          <table:table-cell office:value-type="float" office:value="19.3813" calcext:value-type="float">
            <text:p>19.3813</text:p>
          </table:table-cell>
          <table:table-cell office:value-type="float" office:value="4.9746" calcext:value-type="float">
            <text:p>4.9746</text:p>
          </table:table-cell>
          <table:table-cell office:value-type="float" office:value="3.705" calcext:value-type="float">
            <text:p>3.705</text:p>
          </table:table-cell>
          <table:table-cell office:value-type="float" office:value="0.4577" calcext:value-type="float">
            <text:p>0.4577</text:p>
          </table:table-cell>
          <table:table-cell office:value-type="string" calcext:value-type="string">
            <text:p>R</text:p>
          </table:table-cell>
          <table:table-cell office:value-type="float" office:value="1.8396" calcext:value-type="float">
            <text:p>1.8396</text:p>
          </table:table-cell>
          <table:table-cell office:value-type="float" office:value="0.14" calcext:value-type="float">
            <text:p>0.14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8102" calcext:value-type="float">
            <text:p>0.8102</text:p>
          </table:table-cell>
          <table:table-cell office:value-type="float" office:value="0.3425" calcext:value-type="float">
            <text:p>0.3425</text:p>
          </table:table-cell>
        </table:table-row>
        <table:table-row table:style-name="ro1" table:visibility="filter">
          <table:table-cell office:value-type="float" office:value="1477010452300000" calcext:value-type="float">
            <text:p>1477010452300000</text:p>
          </table:table-cell>
          <table:table-cell office:value-type="float" office:value="5.1405" calcext:value-type="float">
            <text:p>5.1405</text:p>
          </table:table-cell>
          <table:table-cell office:value-type="float" office:value="19.3103" calcext:value-type="float">
            <text:p>19.3103</text:p>
          </table:table-cell>
          <table:table-cell office:value-type="float" office:value="4.8743" calcext:value-type="float">
            <text:p>4.8743</text:p>
          </table:table-cell>
          <table:table-cell office:value-type="float" office:value="3.7097" calcext:value-type="float">
            <text:p>3.7097</text:p>
          </table:table-cell>
          <table:table-cell office:value-type="float" office:value="0.4404" calcext:value-type="float">
            <text:p>0.4404</text:p>
          </table:table-cell>
          <table:table-cell office:value-type="string" calcext:value-type="string">
            <text:p>L</text:p>
          </table:table-cell>
          <table:table-cell office:value-type="float" office:value="1.1771" calcext:value-type="float">
            <text:p>1.1771</text:p>
          </table:table-cell>
          <table:table-cell office:value-type="float" office:value="0.1398" calcext:value-type="float">
            <text:p>0.1398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808" calcext:value-type="float">
            <text:p>0.808</text:p>
          </table:table-cell>
          <table:table-cell office:value-type="float" office:value="0.3417" calcext:value-type="float">
            <text:p>0.3417</text:p>
          </table:table-cell>
        </table:table-row>
        <table:table-row table:style-name="ro1">
          <table:table-cell office:value-type="float" office:value="1477010452350000" calcext:value-type="float">
            <text:p>1477010452350000</text:p>
          </table:table-cell>
          <table:table-cell office:value-type="float" office:value="4.9367" calcext:value-type="float">
            <text:p>4.9367</text:p>
          </table:table-cell>
          <table:table-cell office:value-type="float" office:value="19.177" calcext:value-type="float">
            <text:p>19.177</text:p>
          </table:table-cell>
          <table:table-cell office:value-type="float" office:value="4.8743" calcext:value-type="float">
            <text:p>4.8743</text:p>
          </table:table-cell>
          <table:table-cell office:value-type="float" office:value="3.7317" calcext:value-type="float">
            <text:p>3.7317</text:p>
          </table:table-cell>
          <table:table-cell office:value-type="float" office:value="0.4404" calcext:value-type="float">
            <text:p>0.4404</text:p>
          </table:table-cell>
          <table:table-cell office:value-type="string" calcext:value-type="string">
            <text:p>R</text:p>
          </table:table-cell>
          <table:table-cell office:value-type="float" office:value="3.4461" calcext:value-type="float">
            <text:p>3.4461</text:p>
          </table:table-cell>
          <table:table-cell office:value-type="float" office:value="0.1396" calcext:value-type="float">
            <text:p>0.1396</text:p>
          </table:table-cell>
          <table:table-cell office:value-type="float" office:value="0.1024" calcext:value-type="float">
            <text:p>0.1024</text:p>
          </table:table-cell>
          <table:table-cell office:value-type="float" office:value="0.8059" calcext:value-type="float">
            <text:p>0.8059</text:p>
          </table:table-cell>
          <table:table-cell office:value-type="float" office:value="0.3408" calcext:value-type="float">
            <text:p>0.3408</text:p>
          </table:table-cell>
        </table:table-row>
        <table:table-row table:style-name="ro1" table:visibility="filter">
          <table:table-cell office:value-type="float" office:value="1477010452400000" calcext:value-type="float">
            <text:p>1477010452400000</text:p>
          </table:table-cell>
          <table:table-cell office:value-type="float" office:value="4.7885" calcext:value-type="float">
            <text:p>4.7885</text:p>
          </table:table-cell>
          <table:table-cell office:value-type="float" office:value="19.0229" calcext:value-type="float">
            <text:p>19.0229</text:p>
          </table:table-cell>
          <table:table-cell office:value-type="float" office:value="4.7925" calcext:value-type="float">
            <text:p>4.7925</text:p>
          </table:table-cell>
          <table:table-cell office:value-type="float" office:value="3.7689" calcext:value-type="float">
            <text:p>3.7689</text:p>
          </table:table-cell>
          <table:table-cell office:value-type="float" office:value="0.4548" calcext:value-type="float">
            <text:p>0.4548</text:p>
          </table:table-cell>
          <table:table-cell office:value-type="string" calcext:value-type="string">
            <text:p>L</text:p>
          </table:table-cell>
          <table:table-cell office:value-type="float" office:value="0.8164" calcext:value-type="float">
            <text:p>0.8164</text:p>
          </table:table-cell>
          <table:table-cell office:value-type="float" office:value="0.1393" calcext:value-type="float">
            <text:p>0.1393</text:p>
          </table:table-cell>
          <table:table-cell office:value-type="float" office:value="0.1021" calcext:value-type="float">
            <text:p>0.1021</text:p>
          </table:table-cell>
          <table:table-cell office:value-type="float" office:value="0.8039" calcext:value-type="float">
            <text:p>0.8039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477010452450000" calcext:value-type="float">
            <text:p>1477010452450000</text:p>
          </table:table-cell>
          <table:table-cell office:value-type="float" office:value="4.5963" calcext:value-type="float">
            <text:p>4.5963</text:p>
          </table:table-cell>
          <table:table-cell office:value-type="float" office:value="18.8802" calcext:value-type="float">
            <text:p>18.8802</text:p>
          </table:table-cell>
          <table:table-cell office:value-type="float" office:value="4.7925" calcext:value-type="float">
            <text:p>4.7925</text:p>
          </table:table-cell>
          <table:table-cell office:value-type="float" office:value="3.7917" calcext:value-type="float">
            <text:p>3.7917</text:p>
          </table:table-cell>
          <table:table-cell office:value-type="float" office:value="0.4548" calcext:value-type="float">
            <text:p>0.4548</text:p>
          </table:table-cell>
          <table:table-cell office:value-type="string" calcext:value-type="string">
            <text:p>R</text:p>
          </table:table-cell>
          <table:table-cell office:value-type="float" office:value="1.6211" calcext:value-type="float">
            <text:p>1.6211</text:p>
          </table:table-cell>
          <table:table-cell office:value-type="float" office:value="0.139" calcext:value-type="float">
            <text:p>0.139</text:p>
          </table:table-cell>
          <table:table-cell office:value-type="float" office:value="0.1018" calcext:value-type="float">
            <text:p>0.1018</text:p>
          </table:table-cell>
          <table:table-cell office:value-type="float" office:value="0.802" calcext:value-type="float">
            <text:p>0.802</text:p>
          </table:table-cell>
          <table:table-cell office:value-type="float" office:value="0.3391" calcext:value-type="float">
            <text:p>0.3391</text:p>
          </table:table-cell>
        </table:table-row>
        <table:table-row table:style-name="ro1" table:visibility="filter">
          <table:table-cell office:value-type="float" office:value="1477010452500000" calcext:value-type="float">
            <text:p>1477010452500000</text:p>
          </table:table-cell>
          <table:table-cell office:value-type="float" office:value="4.4299" calcext:value-type="float">
            <text:p>4.4299</text:p>
          </table:table-cell>
          <table:table-cell office:value-type="float" office:value="18.7669" calcext:value-type="float">
            <text:p>18.7669</text:p>
          </table:table-cell>
          <table:table-cell office:value-type="float" office:value="4.7128" calcext:value-type="float">
            <text:p>4.7128</text:p>
          </table:table-cell>
          <table:table-cell office:value-type="float" office:value="3.808" calcext:value-type="float">
            <text:p>3.808</text:p>
          </table:table-cell>
          <table:table-cell office:value-type="float" office:value="0.4487" calcext:value-type="float">
            <text:p>0.4487</text:p>
          </table:table-cell>
          <table:table-cell office:value-type="string" calcext:value-type="string">
            <text:p>L</text:p>
          </table:table-cell>
          <table:table-cell office:value-type="float" office:value="0.4052" calcext:value-type="float">
            <text:p>0.4052</text:p>
          </table:table-cell>
          <table:table-cell office:value-type="float" office:value="0.1386" calcext:value-type="float">
            <text:p>0.1386</text:p>
          </table:table-cell>
          <table:table-cell office:value-type="float" office:value="0.1016" calcext:value-type="float">
            <text:p>0.1016</text:p>
          </table:table-cell>
          <table:table-cell office:value-type="float" office:value="0.8002" calcext:value-type="float">
            <text:p>0.8002</text:p>
          </table:table-cell>
          <table:table-cell office:value-type="float" office:value="0.3384" calcext:value-type="float">
            <text:p>0.3384</text:p>
          </table:table-cell>
        </table:table-row>
        <table:table-row table:style-name="ro1">
          <table:table-cell office:value-type="float" office:value="1477010452550000" calcext:value-type="float">
            <text:p>1477010452550000</text:p>
          </table:table-cell>
          <table:table-cell office:value-type="float" office:value="4.2465" calcext:value-type="float">
            <text:p>4.2465</text:p>
          </table:table-cell>
          <table:table-cell office:value-type="float" office:value="18.6193" calcext:value-type="float">
            <text:p>18.6193</text:p>
          </table:table-cell>
          <table:table-cell office:value-type="float" office:value="4.7128" calcext:value-type="float">
            <text:p>4.7128</text:p>
          </table:table-cell>
          <table:table-cell office:value-type="float" office:value="3.8304" calcext:value-type="float">
            <text:p>3.8304</text:p>
          </table:table-cell>
          <table:table-cell office:value-type="float" office:value="0.4487" calcext:value-type="float">
            <text:p>0.4487</text:p>
          </table:table-cell>
          <table:table-cell office:value-type="string" calcext:value-type="string">
            <text:p>R</text:p>
          </table:table-cell>
          <table:table-cell office:value-type="float" office:value="0.7312" calcext:value-type="float">
            <text:p>0.7312</text:p>
          </table:table-cell>
          <table:table-cell office:value-type="float" office:value="0.1383" calcext:value-type="float">
            <text:p>0.1383</text:p>
          </table:table-cell>
          <table:table-cell office:value-type="float" office:value="0.1014" calcext:value-type="float">
            <text:p>0.1014</text:p>
          </table:table-cell>
          <table:table-cell office:value-type="float" office:value="0.7984" calcext:value-type="float">
            <text:p>0.7984</text:p>
          </table:table-cell>
          <table:table-cell office:value-type="float" office:value="0.3376" calcext:value-type="float">
            <text:p>0.3376</text:p>
          </table:table-cell>
        </table:table-row>
        <table:table-row table:style-name="ro1" table:visibility="filter">
          <table:table-cell office:value-type="float" office:value="1477010452600000" calcext:value-type="float">
            <text:p>1477010452600000</text:p>
          </table:table-cell>
          <table:table-cell office:value-type="float" office:value="4.133" calcext:value-type="float">
            <text:p>4.133</text:p>
          </table:table-cell>
          <table:table-cell office:value-type="float" office:value="18.4757" calcext:value-type="float">
            <text:p>18.4757</text:p>
          </table:table-cell>
          <table:table-cell office:value-type="float" office:value="4.5839" calcext:value-type="float">
            <text:p>4.5839</text:p>
          </table:table-cell>
          <table:table-cell office:value-type="float" office:value="3.8647" calcext:value-type="float">
            <text:p>3.8647</text:p>
          </table:table-cell>
          <table:table-cell office:value-type="float" office:value="0.4599" calcext:value-type="float">
            <text:p>0.4599</text:p>
          </table:table-cell>
          <table:table-cell office:value-type="string" calcext:value-type="string">
            <text:p>L</text:p>
          </table:table-cell>
          <table:table-cell office:value-type="float" office:value="1.1345" calcext:value-type="float">
            <text:p>1.1345</text:p>
          </table:table-cell>
          <table:table-cell office:value-type="float" office:value="0.1381" calcext:value-type="float">
            <text:p>0.1381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3369" calcext:value-type="float">
            <text:p>0.3369</text:p>
          </table:table-cell>
        </table:table-row>
        <table:table-row table:style-name="ro1">
          <table:table-cell office:value-type="float" office:value="1477010452650000" calcext:value-type="float">
            <text:p>1477010452650000</text:p>
          </table:table-cell>
          <table:table-cell office:value-type="float" office:value="3.963" calcext:value-type="float">
            <text:p>3.963</text:p>
          </table:table-cell>
          <table:table-cell office:value-type="float" office:value="18.3223" calcext:value-type="float">
            <text:p>18.3223</text:p>
          </table:table-cell>
          <table:table-cell office:value-type="float" office:value="4.5839" calcext:value-type="float">
            <text:p>4.5839</text:p>
          </table:table-cell>
          <table:table-cell office:value-type="float" office:value="3.8877" calcext:value-type="float">
            <text:p>3.8877</text:p>
          </table:table-cell>
          <table:table-cell office:value-type="float" office:value="0.4599" calcext:value-type="float">
            <text:p>0.4599</text:p>
          </table:table-cell>
          <table:table-cell office:value-type="string" calcext:value-type="string">
            <text:p>R</text:p>
          </table:table-cell>
          <table:table-cell office:value-type="float" office:value="7.3767" calcext:value-type="float">
            <text:p>7.3767</text:p>
          </table:table-cell>
          <table:table-cell office:value-type="float" office:value="0.138" calcext:value-type="float">
            <text:p>0.138</text:p>
          </table:table-cell>
          <table:table-cell office:value-type="float" office:value="0.1012" calcext:value-type="float">
            <text:p>0.1012</text:p>
          </table:table-cell>
          <table:table-cell office:value-type="float" office:value="0.7956" calcext:value-type="float">
            <text:p>0.7956</text:p>
          </table:table-cell>
          <table:table-cell office:value-type="float" office:value="0.3362" calcext:value-type="float">
            <text:p>0.3362</text:p>
          </table:table-cell>
        </table:table-row>
        <table:table-row table:style-name="ro1" table:visibility="filter">
          <table:table-cell office:value-type="float" office:value="1477010452700000" calcext:value-type="float">
            <text:p>1477010452700000</text:p>
          </table:table-cell>
          <table:table-cell office:value-type="float" office:value="3.6839" calcext:value-type="float">
            <text:p>3.6839</text:p>
          </table:table-cell>
          <table:table-cell office:value-type="float" office:value="18.1584" calcext:value-type="float">
            <text:p>18.1584</text:p>
          </table:table-cell>
          <table:table-cell office:value-type="float" office:value="4.7878" calcext:value-type="float">
            <text:p>4.7878</text:p>
          </table:table-cell>
          <table:table-cell office:value-type="float" office:value="3.8863" calcext:value-type="float">
            <text:p>3.8863</text:p>
          </table:table-cell>
          <table:table-cell office:value-type="float" office:value="0.4368" calcext:value-type="float">
            <text:p>0.4368</text:p>
          </table:table-cell>
          <table:table-cell office:value-type="string" calcext:value-type="string">
            <text:p>L</text:p>
          </table:table-cell>
          <table:table-cell office:value-type="float" office:value="3.3713" calcext:value-type="float">
            <text:p>3.3713</text:p>
          </table:table-cell>
          <table:table-cell office:value-type="float" office:value="0.1376" calcext:value-type="float">
            <text:p>0.1376</text:p>
          </table:table-cell>
          <table:table-cell office:value-type="float" office:value="0.1011" calcext:value-type="float">
            <text:p>0.1011</text:p>
          </table:table-cell>
          <table:table-cell office:value-type="float" office:value="0.7937" calcext:value-type="float">
            <text:p>0.7937</text:p>
          </table:table-cell>
          <table:table-cell office:value-type="float" office:value="0.3354" calcext:value-type="float">
            <text:p>0.3354</text:p>
          </table:table-cell>
        </table:table-row>
        <table:table-row table:style-name="ro1">
          <table:table-cell office:value-type="float" office:value="1477010452750000" calcext:value-type="float">
            <text:p>1477010452750000</text:p>
          </table:table-cell>
          <table:table-cell office:value-type="float" office:value="3.5098" calcext:value-type="float">
            <text:p>3.5098</text:p>
          </table:table-cell>
          <table:table-cell office:value-type="float" office:value="17.9944" calcext:value-type="float">
            <text:p>17.9944</text:p>
          </table:table-cell>
          <table:table-cell office:value-type="float" office:value="4.7878" calcext:value-type="float">
            <text:p>4.7878</text:p>
          </table:table-cell>
          <table:table-cell office:value-type="float" office:value="3.9082" calcext:value-type="float">
            <text:p>3.9082</text:p>
          </table:table-cell>
          <table:table-cell office:value-type="float" office:value="0.4368" calcext:value-type="float">
            <text:p>0.4368</text:p>
          </table:table-cell>
          <table:table-cell office:value-type="string" calcext:value-type="string">
            <text:p>R</text:p>
          </table:table-cell>
          <table:table-cell office:value-type="float" office:value="2.2075" calcext:value-type="float">
            <text:p>2.2075</text:p>
          </table:table-cell>
          <table:table-cell office:value-type="float" office:value="0.1373" calcext:value-type="float">
            <text:p>0.1373</text:p>
          </table:table-cell>
          <table:table-cell office:value-type="float" office:value="0.101" calcext:value-type="float">
            <text:p>0.101</text:p>
          </table:table-cell>
          <table:table-cell office:value-type="float" office:value="0.7919" calcext:value-type="float">
            <text:p>0.7919</text:p>
          </table:table-cell>
          <table:table-cell office:value-type="float" office:value="0.3346" calcext:value-type="float">
            <text:p>0.3346</text:p>
          </table:table-cell>
        </table:table-row>
        <table:table-row table:style-name="ro1" table:visibility="filter">
          <table:table-cell office:value-type="float" office:value="1477010452800000" calcext:value-type="float">
            <text:p>1477010452800000</text:p>
          </table:table-cell>
          <table:table-cell office:value-type="float" office:value="3.2663" calcext:value-type="float">
            <text:p>3.2663</text:p>
          </table:table-cell>
          <table:table-cell office:value-type="float" office:value="17.797" calcext:value-type="float">
            <text:p>17.797</text:p>
          </table:table-cell>
          <table:table-cell office:value-type="float" office:value="4.9511" calcext:value-type="float">
            <text:p>4.9511</text:p>
          </table:table-cell>
          <table:table-cell office:value-type="float" office:value="3.921" calcext:value-type="float">
            <text:p>3.921</text:p>
          </table:table-cell>
          <table:table-cell office:value-type="float" office:value="0.4281" calcext:value-type="float">
            <text:p>0.4281</text:p>
          </table:table-cell>
          <table:table-cell office:value-type="string" calcext:value-type="string">
            <text:p>L</text:p>
          </table:table-cell>
          <table:table-cell office:value-type="float" office:value="1.5058" calcext:value-type="float">
            <text:p>1.5058</text:p>
          </table:table-cell>
          <table:table-cell office:value-type="float" office:value="0.137" calcext:value-type="float">
            <text:p>0.137</text:p>
          </table:table-cell>
          <table:table-cell office:value-type="float" office:value="0.1008" calcext:value-type="float">
            <text:p>0.1008</text:p>
          </table:table-cell>
          <table:table-cell office:value-type="float" office:value="0.79" calcext:value-type="float">
            <text:p>0.79</text:p>
          </table:table-cell>
          <table:table-cell office:value-type="float" office:value="0.3338" calcext:value-type="float">
            <text:p>0.3338</text:p>
          </table:table-cell>
        </table:table-row>
        <table:table-row table:style-name="ro1">
          <table:table-cell office:value-type="float" office:value="1477010452850000" calcext:value-type="float">
            <text:p>1477010452850000</text:p>
          </table:table-cell>
          <table:table-cell office:value-type="float" office:value="3.0922" calcext:value-type="float">
            <text:p>3.0922</text:p>
          </table:table-cell>
          <table:table-cell office:value-type="float" office:value="17.6213" calcext:value-type="float">
            <text:p>17.6213</text:p>
          </table:table-cell>
          <table:table-cell office:value-type="float" office:value="4.9511" calcext:value-type="float">
            <text:p>4.9511</text:p>
          </table:table-cell>
          <table:table-cell office:value-type="float" office:value="3.9424" calcext:value-type="float">
            <text:p>3.9424</text:p>
          </table:table-cell>
          <table:table-cell office:value-type="float" office:value="0.4281" calcext:value-type="float">
            <text:p>0.4281</text:p>
          </table:table-cell>
          <table:table-cell office:value-type="string" calcext:value-type="string">
            <text:p>R</text:p>
          </table:table-cell>
          <table:table-cell office:value-type="float" office:value="1.9334" calcext:value-type="float">
            <text:p>1.9334</text:p>
          </table:table-cell>
          <table:table-cell office:value-type="float" office:value="0.1366" calcext:value-type="float">
            <text:p>0.1366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7881" calcext:value-type="float">
            <text:p>0.7881</text:p>
          </table:table-cell>
          <table:table-cell office:value-type="float" office:value="0.3329" calcext:value-type="float">
            <text:p>0.3329</text:p>
          </table:table-cell>
        </table:table-row>
        <table:table-row table:style-name="ro1" table:visibility="filter">
          <table:table-cell office:value-type="float" office:value="1477010452900000" calcext:value-type="float">
            <text:p>1477010452900000</text:p>
          </table:table-cell>
          <table:table-cell office:value-type="float" office:value="2.9367" calcext:value-type="float">
            <text:p>2.9367</text:p>
          </table:table-cell>
          <table:table-cell office:value-type="float" office:value="17.5655" calcext:value-type="float">
            <text:p>17.5655</text:p>
          </table:table-cell>
          <table:table-cell office:value-type="float" office:value="4.7513" calcext:value-type="float">
            <text:p>4.7513</text:p>
          </table:table-cell>
          <table:table-cell office:value-type="float" office:value="3.9309" calcext:value-type="float">
            <text:p>3.9309</text:p>
          </table:table-cell>
          <table:table-cell office:value-type="float" office:value="0.3968" calcext:value-type="float">
            <text:p>0.3968</text:p>
          </table:table-cell>
          <table:table-cell office:value-type="string" calcext:value-type="string">
            <text:p>L</text:p>
          </table:table-cell>
          <table:table-cell office:value-type="float" office:value="4.1549" calcext:value-type="float">
            <text:p>4.1549</text:p>
          </table:table-cell>
          <table:table-cell office:value-type="float" office:value="0.1363" calcext:value-type="float">
            <text:p>0.1363</text:p>
          </table:table-cell>
          <table:table-cell office:value-type="float" office:value="0.1012" calcext:value-type="float">
            <text:p>0.1012</text:p>
          </table:table-cell>
          <table:table-cell office:value-type="float" office:value="0.7862" calcext:value-type="float">
            <text:p>0.7862</text:p>
          </table:table-cell>
          <table:table-cell office:value-type="float" office:value="0.3325" calcext:value-type="float">
            <text:p>0.3325</text:p>
          </table:table-cell>
        </table:table-row>
        <table:table-row table:style-name="ro1">
          <table:table-cell office:value-type="float" office:value="1477010452950000" calcext:value-type="float">
            <text:p>1477010452950000</text:p>
          </table:table-cell>
          <table:table-cell office:value-type="float" office:value="2.7712" calcext:value-type="float">
            <text:p>2.7712</text:p>
          </table:table-cell>
          <table:table-cell office:value-type="float" office:value="17.3954" calcext:value-type="float">
            <text:p>17.3954</text:p>
          </table:table-cell>
          <table:table-cell office:value-type="float" office:value="4.7513" calcext:value-type="float">
            <text:p>4.7513</text:p>
          </table:table-cell>
          <table:table-cell office:value-type="float" office:value="3.9507" calcext:value-type="float">
            <text:p>3.9507</text:p>
          </table:table-cell>
          <table:table-cell office:value-type="float" office:value="0.3968" calcext:value-type="float">
            <text:p>0.3968</text:p>
          </table:table-cell>
          <table:table-cell office:value-type="string" calcext:value-type="string">
            <text:p>R</text:p>
          </table:table-cell>
          <table:table-cell office:value-type="float" office:value="4.1798" calcext:value-type="float">
            <text:p>4.1798</text:p>
          </table:table-cell>
          <table:table-cell office:value-type="float" office:value="0.1359" calcext:value-type="float">
            <text:p>0.1359</text:p>
          </table:table-cell>
          <table:table-cell office:value-type="float" office:value="0.1018" calcext:value-type="float">
            <text:p>0.1018</text:p>
          </table:table-cell>
          <table:table-cell office:value-type="float" office:value="0.7844" calcext:value-type="float">
            <text:p>0.7844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 table:visibility="filter">
          <table:table-cell office:value-type="float" office:value="1477010453000000" calcext:value-type="float">
            <text:p>1477010453000000</text:p>
          </table:table-cell>
          <table:table-cell office:value-type="float" office:value="2.5882" calcext:value-type="float">
            <text:p>2.5882</text:p>
          </table:table-cell>
          <table:table-cell office:value-type="float" office:value="17.1758" calcext:value-type="float">
            <text:p>17.1758</text:p>
          </table:table-cell>
          <table:table-cell office:value-type="float" office:value="4.8525" calcext:value-type="float">
            <text:p>4.8525</text:p>
          </table:table-cell>
          <table:table-cell office:value-type="float" office:value="3.9784" calcext:value-type="float">
            <text:p>3.9784</text:p>
          </table:table-cell>
          <table:table-cell office:value-type="float" office:value="0.4042" calcext:value-type="float">
            <text:p>0.4042</text:p>
          </table:table-cell>
          <table:table-cell office:value-type="string" calcext:value-type="string">
            <text:p>L</text:p>
          </table:table-cell>
          <table:table-cell office:value-type="float" office:value="0.6331" calcext:value-type="float">
            <text:p>0.6331</text:p>
          </table:table-cell>
          <table:table-cell office:value-type="float" office:value="0.1356" calcext:value-type="float">
            <text:p>0.1356</text:p>
          </table:table-cell>
          <table:table-cell office:value-type="float" office:value="0.1022" calcext:value-type="float">
            <text:p>0.1022</text:p>
          </table:table-cell>
          <table:table-cell office:value-type="float" office:value="0.7826" calcext:value-type="float">
            <text:p>0.7826</text:p>
          </table:table-cell>
          <table:table-cell office:value-type="float" office:value="0.3313" calcext:value-type="float">
            <text:p>0.3313</text:p>
          </table:table-cell>
        </table:table-row>
        <table:table-row table:style-name="ro1">
          <table:table-cell office:value-type="float" office:value="1477010453050000" calcext:value-type="float">
            <text:p>1477010453050000</text:p>
          </table:table-cell>
          <table:table-cell office:value-type="float" office:value="2.4276" calcext:value-type="float">
            <text:p>2.4276</text:p>
          </table:table-cell>
          <table:table-cell office:value-type="float" office:value="16.9942" calcext:value-type="float">
            <text:p>16.9942</text:p>
          </table:table-cell>
          <table:table-cell office:value-type="float" office:value="4.8525" calcext:value-type="float">
            <text:p>4.8525</text:p>
          </table:table-cell>
          <table:table-cell office:value-type="float" office:value="3.9986" calcext:value-type="float">
            <text:p>3.9986</text:p>
          </table:table-cell>
          <table:table-cell office:value-type="float" office:value="0.4042" calcext:value-type="float">
            <text:p>0.4042</text:p>
          </table:table-cell>
          <table:table-cell office:value-type="string" calcext:value-type="string">
            <text:p>R</text:p>
          </table:table-cell>
          <table:table-cell office:value-type="float" office:value="0.5777" calcext:value-type="float">
            <text:p>0.5777</text:p>
          </table:table-cell>
          <table:table-cell office:value-type="float" office:value="0.1353" calcext:value-type="float">
            <text:p>0.1353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7808" calcext:value-type="float">
            <text:p>0.7808</text:p>
          </table:table-cell>
          <table:table-cell office:value-type="float" office:value="0.3306" calcext:value-type="float">
            <text:p>0.3306</text:p>
          </table:table-cell>
        </table:table-row>
        <table:table-row table:style-name="ro1" table:visibility="filter">
          <table:table-cell office:value-type="float" office:value="1477010453100000" calcext:value-type="float">
            <text:p>1477010453100000</text:p>
          </table:table-cell>
          <table:table-cell office:value-type="float" office:value="2.2655" calcext:value-type="float">
            <text:p>2.2655</text:p>
          </table:table-cell>
          <table:table-cell office:value-type="float" office:value="16.8171" calcext:value-type="float">
            <text:p>16.8171</text:p>
          </table:table-cell>
          <table:table-cell office:value-type="float" office:value="4.8489" calcext:value-type="float">
            <text:p>4.8489</text:p>
          </table:table-cell>
          <table:table-cell office:value-type="float" office:value="4.0152" calcext:value-type="float">
            <text:p>4.0152</text:p>
          </table:table-cell>
          <table:table-cell office:value-type="float" office:value="0.4008" calcext:value-type="float">
            <text:p>0.4008</text:p>
          </table:table-cell>
          <table:table-cell office:value-type="string" calcext:value-type="string">
            <text:p>L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135" calcext:value-type="float">
            <text:p>0.135</text:p>
          </table:table-cell>
          <table:table-cell office:value-type="float" office:value="0.103" calcext:value-type="float">
            <text:p>0.103</text:p>
          </table:table-cell>
          <table:table-cell office:value-type="float" office:value="0.779" calcext:value-type="float">
            <text:p>0.779</text:p>
          </table:table-cell>
          <table:table-cell office:value-type="float" office:value="0.3299" calcext:value-type="float">
            <text:p>0.3299</text:p>
          </table:table-cell>
        </table:table-row>
        <table:table-row table:style-name="ro1">
          <table:table-cell office:value-type="float" office:value="1477010453150000" calcext:value-type="float">
            <text:p>1477010453150000</text:p>
          </table:table-cell>
          <table:table-cell office:value-type="float" office:value="2.1119" calcext:value-type="float">
            <text:p>2.1119</text:p>
          </table:table-cell>
          <table:table-cell office:value-type="float" office:value="16.6299" calcext:value-type="float">
            <text:p>16.6299</text:p>
          </table:table-cell>
          <table:table-cell office:value-type="float" office:value="4.8489" calcext:value-type="float">
            <text:p>4.8489</text:p>
          </table:table-cell>
          <table:table-cell office:value-type="float" office:value="4.0352" calcext:value-type="float">
            <text:p>4.0352</text:p>
          </table:table-cell>
          <table:table-cell office:value-type="float" office:value="0.4008" calcext:value-type="float">
            <text:p>0.4008</text:p>
          </table:table-cell>
          <table:table-cell office:value-type="string" calcext:value-type="string">
            <text:p>R</text:p>
          </table:table-cell>
          <table:table-cell office:value-type="float" office:value="5.4943" calcext:value-type="float">
            <text:p>5.4943</text:p>
          </table:table-cell>
          <table:table-cell office:value-type="float" office:value="0.1347" calcext:value-type="float">
            <text:p>0.1347</text:p>
          </table:table-cell>
          <table:table-cell office:value-type="float" office:value="0.1035" calcext:value-type="float">
            <text:p>0.1035</text:p>
          </table:table-cell>
          <table:table-cell office:value-type="float" office:value="0.7772" calcext:value-type="float">
            <text:p>0.7772</text:p>
          </table:table-cell>
          <table:table-cell office:value-type="float" office:value="0.3292" calcext:value-type="float">
            <text:p>0.3292</text:p>
          </table:table-cell>
        </table:table-row>
        <table:table-row table:style-name="ro1" table:visibility="filter">
          <table:table-cell office:value-type="float" office:value="1477010453200000" calcext:value-type="float">
            <text:p>1477010453200000</text:p>
          </table:table-cell>
          <table:table-cell office:value-type="float" office:value="1.932" calcext:value-type="float">
            <text:p>1.932</text:p>
          </table:table-cell>
          <table:table-cell office:value-type="float" office:value="16.3265" calcext:value-type="float">
            <text:p>16.3265</text:p>
          </table:table-cell>
          <table:table-cell office:value-type="float" office:value="5.0713" calcext:value-type="float">
            <text:p>5.0713</text:p>
          </table:table-cell>
          <table:table-cell office:value-type="float" office:value="4.0773" calcext:value-type="float">
            <text:p>4.0773</text:p>
          </table:table-cell>
          <table:table-cell office:value-type="float" office:value="0.4217" calcext:value-type="float">
            <text:p>0.4217</text:p>
          </table:table-cell>
          <table:table-cell office:value-type="string" calcext:value-type="string">
            <text:p>L</text:p>
          </table:table-cell>
          <table:table-cell office:value-type="float" office:value="3.42" calcext:value-type="float">
            <text:p>3.42</text:p>
          </table:table-cell>
          <table:table-cell office:value-type="float" office:value="0.1343" calcext:value-type="float">
            <text:p>0.1343</text:p>
          </table:table-cell>
          <table:table-cell office:value-type="float" office:value="0.1034" calcext:value-type="float">
            <text:p>0.1034</text:p>
          </table:table-cell>
          <table:table-cell office:value-type="float" office:value="0.7755" calcext:value-type="float">
            <text:p>0.7755</text:p>
          </table:table-cell>
          <table:table-cell office:value-type="float" office:value="0.3285" calcext:value-type="float">
            <text:p>0.3285</text:p>
          </table:table-cell>
        </table:table-row>
        <table:table-row table:style-name="ro1">
          <table:table-cell office:value-type="float" office:value="1477010453250000" calcext:value-type="float">
            <text:p>1477010453250000</text:p>
          </table:table-cell>
          <table:table-cell office:value-type="float" office:value="1.7839" calcext:value-type="float">
            <text:p>1.7839</text:p>
          </table:table-cell>
          <table:table-cell office:value-type="float" office:value="16.121" calcext:value-type="float">
            <text:p>16.121</text:p>
          </table:table-cell>
          <table:table-cell office:value-type="float" office:value="5.0713" calcext:value-type="float">
            <text:p>5.0713</text:p>
          </table:table-cell>
          <table:table-cell office:value-type="float" office:value="4.0983" calcext:value-type="float">
            <text:p>4.0983</text:p>
          </table:table-cell>
          <table:table-cell office:value-type="float" office:value="0.4217" calcext:value-type="float">
            <text:p>0.4217</text:p>
          </table:table-cell>
          <table:table-cell office:value-type="string" calcext:value-type="string">
            <text:p>R</text:p>
          </table:table-cell>
          <table:table-cell office:value-type="float" office:value="1.1916" calcext:value-type="float">
            <text:p>1.1916</text:p>
          </table:table-cell>
          <table:table-cell office:value-type="float" office:value="0.134" calcext:value-type="float">
            <text:p>0.134</text:p>
          </table:table-cell>
          <table:table-cell office:value-type="float" office:value="0.1033" calcext:value-type="float">
            <text:p>0.1033</text:p>
          </table:table-cell>
          <table:table-cell office:value-type="float" office:value="0.7737" calcext:value-type="float">
            <text:p>0.7737</text:p>
          </table:table-cell>
          <table:table-cell office:value-type="float" office:value="0.3279" calcext:value-type="float">
            <text:p>0.3279</text:p>
          </table:table-cell>
        </table:table-row>
        <table:table-row table:style-name="ro1" table:visibility="filter">
          <table:table-cell office:value-type="float" office:value="1477010453300000" calcext:value-type="float">
            <text:p>1477010453300000</text:p>
          </table:table-cell>
          <table:table-cell office:value-type="float" office:value="1.5786" calcext:value-type="float">
            <text:p>1.5786</text:p>
          </table:table-cell>
          <table:table-cell office:value-type="float" office:value="15.9678" calcext:value-type="float">
            <text:p>15.9678</text:p>
          </table:table-cell>
          <table:table-cell office:value-type="float" office:value="5.0671" calcext:value-type="float">
            <text:p>5.0671</text:p>
          </table:table-cell>
          <table:table-cell office:value-type="float" office:value="4.0869" calcext:value-type="float">
            <text:p>4.0869</text:p>
          </table:table-cell>
          <table:table-cell office:value-type="float" office:value="0.3909" calcext:value-type="float">
            <text:p>0.3909</text:p>
          </table:table-cell>
          <table:table-cell office:value-type="string" calcext:value-type="string">
            <text:p>L</text:p>
          </table:table-cell>
          <table:table-cell office:value-type="float" office:value="2.0256" calcext:value-type="float">
            <text:p>2.0256</text:p>
          </table:table-cell>
          <table:table-cell office:value-type="float" office:value="0.1337" calcext:value-type="float">
            <text:p>0.1337</text:p>
          </table:table-cell>
          <table:table-cell office:value-type="float" office:value="0.1033" calcext:value-type="float">
            <text:p>0.1033</text:p>
          </table:table-cell>
          <table:table-cell office:value-type="float" office:value="0.7719" calcext:value-type="float">
            <text:p>0.7719</text:p>
          </table:table-cell>
          <table:table-cell office:value-type="float" office:value="0.3271" calcext:value-type="float">
            <text:p>0.3271</text:p>
          </table:table-cell>
        </table:table-row>
        <table:table-row table:style-name="ro1">
          <table:table-cell office:value-type="float" office:value="1477010453350000" calcext:value-type="float">
            <text:p>1477010453350000</text:p>
          </table:table-cell>
          <table:table-cell office:value-type="float" office:value="1.4324" calcext:value-type="float">
            <text:p>1.4324</text:p>
          </table:table-cell>
          <table:table-cell office:value-type="float" office:value="15.7612" calcext:value-type="float">
            <text:p>15.7612</text:p>
          </table:table-cell>
          <table:table-cell office:value-type="float" office:value="5.0671" calcext:value-type="float">
            <text:p>5.0671</text:p>
          </table:table-cell>
          <table:table-cell office:value-type="float" office:value="4.1065" calcext:value-type="float">
            <text:p>4.1065</text:p>
          </table:table-cell>
          <table:table-cell office:value-type="float" office:value="0.3909" calcext:value-type="float">
            <text:p>0.3909</text:p>
          </table:table-cell>
          <table:table-cell office:value-type="string" calcext:value-type="string">
            <text:p>R</text:p>
          </table:table-cell>
          <table:table-cell office:value-type="float" office:value="0.8295" calcext:value-type="float">
            <text:p>0.8295</text:p>
          </table:table-cell>
          <table:table-cell office:value-type="float" office:value="0.1334" calcext:value-type="float">
            <text:p>0.1334</text:p>
          </table:table-cell>
          <table:table-cell office:value-type="float" office:value="0.1033" calcext:value-type="float">
            <text:p>0.1033</text:p>
          </table:table-cell>
          <table:table-cell office:value-type="float" office:value="0.7701" calcext:value-type="float">
            <text:p>0.7701</text:p>
          </table:table-cell>
          <table:table-cell office:value-type="float" office:value="0.3264" calcext:value-type="float">
            <text:p>0.3264</text:p>
          </table:table-cell>
        </table:table-row>
        <table:table-row table:style-name="ro1" table:visibility="filter">
          <table:table-cell office:value-type="float" office:value="1477010453400000" calcext:value-type="float">
            <text:p>1477010453400000</text:p>
          </table:table-cell>
          <table:table-cell office:value-type="float" office:value="1.2531" calcext:value-type="float">
            <text:p>1.2531</text:p>
          </table:table-cell>
          <table:table-cell office:value-type="float" office:value="15.5083" calcext:value-type="float">
            <text:p>15.5083</text:p>
          </table:table-cell>
          <table:table-cell office:value-type="float" office:value="5.1908" calcext:value-type="float">
            <text:p>5.1908</text:p>
          </table:table-cell>
          <table:table-cell office:value-type="float" office:value="4.1254" calcext:value-type="float">
            <text:p>4.1254</text:p>
          </table:table-cell>
          <table:table-cell office:value-type="float" office:value="0.3902" calcext:value-type="float">
            <text:p>0.3902</text:p>
          </table:table-cell>
          <table:table-cell office:value-type="string" calcext:value-type="string">
            <text:p>L</text:p>
          </table:table-cell>
          <table:table-cell office:value-type="float" office:value="0.7653" calcext:value-type="float">
            <text:p>0.7653</text:p>
          </table:table-cell>
          <table:table-cell office:value-type="float" office:value="0.1331" calcext:value-type="float">
            <text:p>0.1331</text:p>
          </table:table-cell>
          <table:table-cell office:value-type="float" office:value="0.1032" calcext:value-type="float">
            <text:p>0.1032</text:p>
          </table:table-cell>
          <table:table-cell office:value-type="float" office:value="0.7683" calcext:value-type="float">
            <text:p>0.7683</text:p>
          </table:table-cell>
          <table:table-cell office:value-type="float" office:value="0.3259" calcext:value-type="float">
            <text:p>0.3259</text:p>
          </table:table-cell>
        </table:table-row>
        <table:table-row table:style-name="ro1">
          <table:table-cell office:value-type="float" office:value="1477010453450000" calcext:value-type="float">
            <text:p>1477010453450000</text:p>
          </table:table-cell>
          <table:table-cell office:value-type="float" office:value="1.1116" calcext:value-type="float">
            <text:p>1.1116</text:p>
          </table:table-cell>
          <table:table-cell office:value-type="float" office:value="15.2911" calcext:value-type="float">
            <text:p>15.2911</text:p>
          </table:table-cell>
          <table:table-cell office:value-type="float" office:value="5.1908" calcext:value-type="float">
            <text:p>5.1908</text:p>
          </table:table-cell>
          <table:table-cell office:value-type="float" office:value="4.1449" calcext:value-type="float">
            <text:p>4.1449</text:p>
          </table:table-cell>
          <table:table-cell office:value-type="float" office:value="0.3902" calcext:value-type="float">
            <text:p>0.3902</text:p>
          </table:table-cell>
          <table:table-cell office:value-type="string" calcext:value-type="string">
            <text:p>R</text:p>
          </table:table-cell>
          <table:table-cell office:value-type="float" office:value="1.2358" calcext:value-type="float">
            <text:p>1.2358</text:p>
          </table:table-cell>
          <table:table-cell office:value-type="float" office:value="0.1328" calcext:value-type="float">
            <text:p>0.1328</text:p>
          </table:table-cell>
          <table:table-cell office:value-type="float" office:value="0.103" calcext:value-type="float">
            <text:p>0.103</text:p>
          </table:table-cell>
          <table:table-cell office:value-type="float" office:value="0.7666" calcext:value-type="float">
            <text:p>0.7666</text:p>
          </table:table-cell>
          <table:table-cell office:value-type="float" office:value="0.3254" calcext:value-type="float">
            <text:p>0.3254</text:p>
          </table:table-cell>
        </table:table-row>
        <table:table-row table:style-name="ro1" table:visibility="filter">
          <table:table-cell office:value-type="float" office:value="1477010453500000" calcext:value-type="float">
            <text:p>1477010453500000</text:p>
          </table:table-cell>
          <table:table-cell office:value-type="float" office:value="0.8894" calcext:value-type="float">
            <text:p>0.8894</text:p>
          </table:table-cell>
          <table:table-cell office:value-type="float" office:value="15.0462" calcext:value-type="float">
            <text:p>15.0462</text:p>
          </table:table-cell>
          <table:table-cell office:value-type="float" office:value="5.3441" calcext:value-type="float">
            <text:p>5.3441</text:p>
          </table:table-cell>
          <table:table-cell office:value-type="float" office:value="4.1439" calcext:value-type="float">
            <text:p>4.1439</text:p>
          </table:table-cell>
          <table:table-cell office:value-type="float" office:value="0.3708" calcext:value-type="float">
            <text:p>0.3708</text:p>
          </table:table-cell>
          <table:table-cell office:value-type="string" calcext:value-type="string">
            <text:p>L</text:p>
          </table:table-cell>
          <table:table-cell office:value-type="float" office:value="1.9731" calcext:value-type="float">
            <text:p>1.9731</text:p>
          </table:table-cell>
          <table:table-cell office:value-type="float" office:value="0.1327" calcext:value-type="float">
            <text:p>0.1327</text:p>
          </table:table-cell>
          <table:table-cell office:value-type="float" office:value="0.1028" calcext:value-type="float">
            <text:p>0.1028</text:p>
          </table:table-cell>
          <table:table-cell office:value-type="float" office:value="0.7648" calcext:value-type="float">
            <text:p>0.7648</text:p>
          </table:table-cell>
          <table:table-cell office:value-type="float" office:value="0.3252" calcext:value-type="float">
            <text:p>0.3252</text:p>
          </table:table-cell>
        </table:table-row>
        <table:table-row table:style-name="ro1">
          <table:table-cell office:value-type="float" office:value="1477010453550000" calcext:value-type="float">
            <text:p>1477010453550000</text:p>
          </table:table-cell>
          <table:table-cell office:value-type="float" office:value="0.7477" calcext:value-type="float">
            <text:p>0.7477</text:p>
          </table:table-cell>
          <table:table-cell office:value-type="float" office:value="14.8199" calcext:value-type="float">
            <text:p>14.8199</text:p>
          </table:table-cell>
          <table:table-cell office:value-type="float" office:value="5.3441" calcext:value-type="float">
            <text:p>5.3441</text:p>
          </table:table-cell>
          <table:table-cell office:value-type="float" office:value="4.1625" calcext:value-type="float">
            <text:p>4.1625</text:p>
          </table:table-cell>
          <table:table-cell office:value-type="float" office:value="0.3708" calcext:value-type="float">
            <text:p>0.3708</text:p>
          </table:table-cell>
          <table:table-cell office:value-type="string" calcext:value-type="string">
            <text:p>R</text:p>
          </table:table-cell>
          <table:table-cell office:value-type="float" office:value="3.8263" calcext:value-type="float">
            <text:p>3.8263</text:p>
          </table:table-cell>
          <table:table-cell office:value-type="float" office:value="0.1326" calcext:value-type="float">
            <text:p>0.1326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763" calcext:value-type="float">
            <text:p>0.763</text:p>
          </table:table-cell>
          <table:table-cell office:value-type="float" office:value="0.3251" calcext:value-type="float">
            <text:p>0.3251</text:p>
          </table:table-cell>
        </table:table-row>
        <table:table-row table:style-name="ro1" table:visibility="filter">
          <table:table-cell office:value-type="float" office:value="1477010453600000" calcext:value-type="float">
            <text:p>1477010453600000</text:p>
          </table:table-cell>
          <table:table-cell office:value-type="float" office:value="0.6543" calcext:value-type="float">
            <text:p>0.6543</text:p>
          </table:table-cell>
          <table:table-cell office:value-type="float" office:value="14.6315" calcext:value-type="float">
            <text:p>14.6315</text:p>
          </table:table-cell>
          <table:table-cell office:value-type="float" office:value="5.218" calcext:value-type="float">
            <text:p>5.218</text:p>
          </table:table-cell>
          <table:table-cell office:value-type="float" office:value="4.1858" calcext:value-type="float">
            <text:p>4.1858</text:p>
          </table:table-cell>
          <table:table-cell office:value-type="float" office:value="0.3754" calcext:value-type="float">
            <text:p>0.3754</text:p>
          </table:table-cell>
          <table:table-cell office:value-type="string" calcext:value-type="string">
            <text:p>L</text:p>
          </table:table-cell>
          <table:table-cell office:value-type="float" office:value="0.8384" calcext:value-type="float">
            <text:p>0.8384</text:p>
          </table:table-cell>
          <table:table-cell office:value-type="float" office:value="0.1323" calcext:value-type="float">
            <text:p>0.1323</text:p>
          </table:table-cell>
          <table:table-cell office:value-type="float" office:value="0.1023" calcext:value-type="float">
            <text:p>0.1023</text:p>
          </table:table-cell>
          <table:table-cell office:value-type="float" office:value="0.7612" calcext:value-type="float">
            <text:p>0.7612</text:p>
          </table:table-cell>
          <table:table-cell office:value-type="float" office:value="0.3246" calcext:value-type="float">
            <text:p>0.3246</text:p>
          </table:table-cell>
        </table:table-row>
        <table:table-row table:style-name="ro1">
          <table:table-cell office:value-type="float" office:value="1477010453650000" calcext:value-type="float">
            <text:p>1477010453650000</text:p>
          </table:table-cell>
          <table:table-cell office:value-type="float" office:value="0.5254" calcext:value-type="float">
            <text:p>0.5254</text:p>
          </table:table-cell>
          <table:table-cell office:value-type="float" office:value="14.4049" calcext:value-type="float">
            <text:p>14.4049</text:p>
          </table:table-cell>
          <table:table-cell office:value-type="float" office:value="5.218" calcext:value-type="float">
            <text:p>5.218</text:p>
          </table:table-cell>
          <table:table-cell office:value-type="float" office:value="4.2046" calcext:value-type="float">
            <text:p>4.2046</text:p>
          </table:table-cell>
          <table:table-cell office:value-type="float" office:value="0.3754" calcext:value-type="float">
            <text:p>0.3754</text:p>
          </table:table-cell>
          <table:table-cell office:value-type="string" calcext:value-type="string">
            <text:p>R</text:p>
          </table:table-cell>
          <table:table-cell office:value-type="float" office:value="0.4507" calcext:value-type="float">
            <text:p>0.4507</text:p>
          </table:table-cell>
          <table:table-cell office:value-type="float" office:value="0.1321" calcext:value-type="float">
            <text:p>0.1321</text:p>
          </table:table-cell>
          <table:table-cell office:value-type="float" office:value="0.1021" calcext:value-type="float">
            <text:p>0.1021</text:p>
          </table:table-cell>
          <table:table-cell office:value-type="float" office:value="0.7596" calcext:value-type="float">
            <text:p>0.7596</text:p>
          </table:table-cell>
          <table:table-cell office:value-type="float" office:value="0.3242" calcext:value-type="float">
            <text:p>0.3242</text:p>
          </table:table-cell>
        </table:table-row>
        <table:table-row table:style-name="ro1" table:visibility="filter">
          <table:table-cell office:value-type="float" office:value="1477010453700000" calcext:value-type="float">
            <text:p>1477010453700000</text:p>
          </table:table-cell>
          <table:table-cell office:value-type="float" office:value="0.3517" calcext:value-type="float">
            <text:p>0.3517</text:p>
          </table:table-cell>
          <table:table-cell office:value-type="float" office:value="14.1837" calcext:value-type="float">
            <text:p>14.1837</text:p>
          </table:table-cell>
          <table:table-cell office:value-type="float" office:value="5.2625" calcext:value-type="float">
            <text:p>5.2625</text:p>
          </table:table-cell>
          <table:table-cell office:value-type="float" office:value="4.2063" calcext:value-type="float">
            <text:p>4.2063</text:p>
          </table:table-cell>
          <table:table-cell office:value-type="float" office:value="0.3591" calcext:value-type="float">
            <text:p>0.3591</text:p>
          </table:table-cell>
          <table:table-cell office:value-type="string" calcext:value-type="string">
            <text:p>L</text:p>
          </table:table-cell>
          <table:table-cell office:value-type="float" office:value="0.6664" calcext:value-type="float">
            <text:p>0.6664</text:p>
          </table:table-cell>
          <table:table-cell office:value-type="float" office:value="0.1319" calcext:value-type="float">
            <text:p>0.1319</text:p>
          </table:table-cell>
          <table:table-cell office:value-type="float" office:value="0.1018" calcext:value-type="float">
            <text:p>0.1018</text:p>
          </table:table-cell>
          <table:table-cell office:value-type="float" office:value="0.7579" calcext:value-type="float">
            <text:p>0.7579</text:p>
          </table:table-cell>
          <table:table-cell office:value-type="float" office:value="0.3238" calcext:value-type="float">
            <text:p>0.3238</text:p>
          </table:table-cell>
        </table:table-row>
        <table:table-row table:style-name="ro1">
          <table:table-cell office:value-type="float" office:value="1477010453750000" calcext:value-type="float">
            <text:p>1477010453750000</text:p>
          </table:table-cell>
          <table:table-cell office:value-type="float" office:value="0.2263" calcext:value-type="float">
            <text:p>0.2263</text:p>
          </table:table-cell>
          <table:table-cell office:value-type="float" office:value="13.9526" calcext:value-type="float">
            <text:p>13.9526</text:p>
          </table:table-cell>
          <table:table-cell office:value-type="float" office:value="5.2625" calcext:value-type="float">
            <text:p>5.2625</text:p>
          </table:table-cell>
          <table:table-cell office:value-type="float" office:value="4.2242" calcext:value-type="float">
            <text:p>4.2242</text:p>
          </table:table-cell>
          <table:table-cell office:value-type="float" office:value="0.3591" calcext:value-type="float">
            <text:p>0.3591</text:p>
          </table:table-cell>
          <table:table-cell office:value-type="string" calcext:value-type="string">
            <text:p>R</text:p>
          </table:table-cell>
          <table:table-cell office:value-type="float" office:value="1.0921" calcext:value-type="float">
            <text:p>1.0921</text:p>
          </table:table-cell>
          <table:table-cell office:value-type="float" office:value="0.1317" calcext:value-type="float">
            <text:p>0.1317</text:p>
          </table:table-cell>
          <table:table-cell office:value-type="float" office:value="0.1016" calcext:value-type="float">
            <text:p>0.1016</text:p>
          </table:table-cell>
          <table:table-cell office:value-type="float" office:value="0.7562" calcext:value-type="float">
            <text:p>0.7562</text:p>
          </table:table-cell>
          <table:table-cell office:value-type="float" office:value="0.3235" calcext:value-type="float">
            <text:p>0.3235</text:p>
          </table:table-cell>
        </table:table-row>
        <table:table-row table:style-name="ro1" table:visibility="filter">
          <table:table-cell office:value-type="float" office:value="1477010453800000" calcext:value-type="float">
            <text:p>1477010453800000</text:p>
          </table:table-cell>
          <table:table-cell office:value-type="float" office:value="0.2231" calcext:value-type="float">
            <text:p>0.2231</text:p>
          </table:table-cell>
          <table:table-cell office:value-type="float" office:value="13.7115" calcext:value-type="float">
            <text:p>13.7115</text:p>
          </table:table-cell>
          <table:table-cell office:value-type="float" office:value="5.143" calcext:value-type="float">
            <text:p>5.143</text:p>
          </table:table-cell>
          <table:table-cell office:value-type="float" office:value="4.2814" calcext:value-type="float">
            <text:p>4.2814</text:p>
          </table:table-cell>
          <table:table-cell office:value-type="float" office:value="0.3965" calcext:value-type="float">
            <text:p>0.3965</text:p>
          </table:table-cell>
          <table:table-cell office:value-type="string" calcext:value-type="string">
            <text:p>L</text:p>
          </table:table-cell>
          <table:table-cell office:value-type="float" office:value="3.7541" calcext:value-type="float">
            <text:p>3.7541</text:p>
          </table:table-cell>
          <table:table-cell office:value-type="float" office:value="0.1314" calcext:value-type="float">
            <text:p>0.1314</text:p>
          </table:table-cell>
          <table:table-cell office:value-type="float" office:value="0.1014" calcext:value-type="float">
            <text:p>0.1014</text:p>
          </table:table-cell>
          <table:table-cell office:value-type="float" office:value="0.755" calcext:value-type="float">
            <text:p>0.755</text:p>
          </table:table-cell>
          <table:table-cell office:value-type="float" office:value="0.3232" calcext:value-type="float">
            <text:p>0.3232</text:p>
          </table:table-cell>
        </table:table-row>
        <table:table-row table:style-name="ro1">
          <table:table-cell office:value-type="float" office:value="1477010453850000" calcext:value-type="float">
            <text:p>1477010453850000</text:p>
          </table:table-cell>
          <table:table-cell office:value-type="float" office:value="0.118" calcext:value-type="float">
            <text:p>0.118</text:p>
          </table:table-cell>
          <table:table-cell office:value-type="float" office:value="13.477" calcext:value-type="float">
            <text:p>13.477</text:p>
          </table:table-cell>
          <table:table-cell office:value-type="float" office:value="5.143" calcext:value-type="float">
            <text:p>5.143</text:p>
          </table:table-cell>
          <table:table-cell office:value-type="float" office:value="4.3012" calcext:value-type="float">
            <text:p>4.3012</text:p>
          </table:table-cell>
          <table:table-cell office:value-type="float" office:value="0.3965" calcext:value-type="float">
            <text:p>0.3965</text:p>
          </table:table-cell>
          <table:table-cell office:value-type="string" calcext:value-type="string">
            <text:p>R</text:p>
          </table:table-cell>
          <table:table-cell office:value-type="float" office:value="0.7992" calcext:value-type="float">
            <text:p>0.7992</text:p>
          </table:table-cell>
          <table:table-cell office:value-type="float" office:value="0.1312" calcext:value-type="float">
            <text:p>0.1312</text:p>
          </table:table-cell>
          <table:table-cell office:value-type="float" office:value="0.1012" calcext:value-type="float">
            <text:p>0.1012</text:p>
          </table:table-cell>
          <table:table-cell office:value-type="float" office:value="0.754" calcext:value-type="float">
            <text:p>0.754</text:p>
          </table:table-cell>
          <table:table-cell office:value-type="float" office:value="0.3228" calcext:value-type="float">
            <text:p>0.3228</text:p>
          </table:table-cell>
        </table:table-row>
        <table:table-row table:style-name="ro1" table:visibility="filter">
          <table:table-cell office:value-type="float" office:value="1477010453900000" calcext:value-type="float">
            <text:p>1477010453900000</text:p>
          </table:table-cell>
          <table:table-cell office:value-type="float" office:value="-0.0506" calcext:value-type="float">
            <text:p>-0.0506</text:p>
          </table:table-cell>
          <table:table-cell office:value-type="float" office:value="13.2538" calcext:value-type="float">
            <text:p>13.2538</text:p>
          </table:table-cell>
          <table:table-cell office:value-type="float" office:value="5.1899" calcext:value-type="float">
            <text:p>5.1899</text:p>
          </table:table-cell>
          <table:table-cell office:value-type="float" office:value="4.2963" calcext:value-type="float">
            <text:p>4.2963</text:p>
          </table:table-cell>
          <table:table-cell office:value-type="float" office:value="0.3729" calcext:value-type="float">
            <text:p>0.3729</text:p>
          </table:table-cell>
          <table:table-cell office:value-type="string" calcext:value-type="string">
            <text:p>L</text:p>
          </table:table-cell>
          <table:table-cell office:value-type="float" office:value="1.3558" calcext:value-type="float">
            <text:p>1.3558</text:p>
          </table:table-cell>
          <table:table-cell office:value-type="float" office:value="0.1309" calcext:value-type="float">
            <text:p>0.1309</text:p>
          </table:table-cell>
          <table:table-cell office:value-type="float" office:value="0.1009" calcext:value-type="float">
            <text:p>0.1009</text:p>
          </table:table-cell>
          <table:table-cell office:value-type="float" office:value="0.7527" calcext:value-type="float">
            <text:p>0.7527</text:p>
          </table:table-cell>
          <table:table-cell office:value-type="float" office:value="0.3225" calcext:value-type="float">
            <text:p>0.3225</text:p>
          </table:table-cell>
        </table:table-row>
        <table:table-row table:style-name="ro1">
          <table:table-cell office:value-type="float" office:value="1477010453950000" calcext:value-type="float">
            <text:p>1477010453950000</text:p>
          </table:table-cell>
          <table:table-cell office:value-type="float" office:value="-0.1532" calcext:value-type="float">
            <text:p>-0.1532</text:p>
          </table:table-cell>
          <table:table-cell office:value-type="float" office:value="13.0156" calcext:value-type="float">
            <text:p>13.0156</text:p>
          </table:table-cell>
          <table:table-cell office:value-type="float" office:value="5.1899" calcext:value-type="float">
            <text:p>5.1899</text:p>
          </table:table-cell>
          <table:table-cell office:value-type="float" office:value="4.315" calcext:value-type="float">
            <text:p>4.315</text:p>
          </table:table-cell>
          <table:table-cell office:value-type="float" office:value="0.3729" calcext:value-type="float">
            <text:p>0.3729</text:p>
          </table:table-cell>
          <table:table-cell office:value-type="string" calcext:value-type="string">
            <text:p>R</text:p>
          </table:table-cell>
          <table:table-cell office:value-type="float" office:value="0.702" calcext:value-type="float">
            <text:p>0.702</text:p>
          </table:table-cell>
          <table:table-cell office:value-type="float" office:value="0.1307" calcext:value-type="float">
            <text:p>0.1307</text:p>
          </table:table-cell>
          <table:table-cell office:value-type="float" office:value="0.1007" calcext:value-type="float">
            <text:p>0.1007</text:p>
          </table:table-cell>
          <table:table-cell office:value-type="float" office:value="0.7516" calcext:value-type="float">
            <text:p>0.7516</text:p>
          </table:table-cell>
          <table:table-cell office:value-type="float" office:value="0.3223" calcext:value-type="float">
            <text:p>0.3223</text:p>
          </table:table-cell>
        </table:table-row>
        <table:table-row table:style-name="ro1" table:visibility="filter">
          <table:table-cell office:value-type="float" office:value="1477010454000000" calcext:value-type="float">
            <text:p>1477010454000000</text:p>
          </table:table-cell>
          <table:table-cell office:value-type="float" office:value="-0.1517" calcext:value-type="float">
            <text:p>-0.1517</text:p>
          </table:table-cell>
          <table:table-cell office:value-type="float" office:value="12.8324" calcext:value-type="float">
            <text:p>12.8324</text:p>
          </table:table-cell>
          <table:table-cell office:value-type="float" office:value="4.9826" calcext:value-type="float">
            <text:p>4.9826</text:p>
          </table:table-cell>
          <table:table-cell office:value-type="float" office:value="4.357" calcext:value-type="float">
            <text:p>4.357</text:p>
          </table:table-cell>
          <table:table-cell office:value-type="float" office:value="0.3954" calcext:value-type="float">
            <text:p>0.3954</text:p>
          </table:table-cell>
          <table:table-cell office:value-type="string" calcext:value-type="string">
            <text:p>L</text:p>
          </table:table-cell>
          <table:table-cell office:value-type="float" office:value="3.2879" calcext:value-type="float">
            <text:p>3.2879</text:p>
          </table:table-cell>
          <table:table-cell office:value-type="float" office:value="0.1309" calcext:value-type="float">
            <text:p>0.1309</text:p>
          </table:table-cell>
          <table:table-cell office:value-type="float" office:value="0.1005" calcext:value-type="float">
            <text:p>0.1005</text:p>
          </table:table-cell>
          <table:table-cell office:value-type="float" office:value="0.7512" calcext:value-type="float">
            <text:p>0.7512</text:p>
          </table:table-cell>
          <table:table-cell office:value-type="float" office:value="0.3216" calcext:value-type="float">
            <text:p>0.3216</text:p>
          </table:table-cell>
        </table:table-row>
        <table:table-row table:style-name="ro1">
          <table:table-cell office:value-type="float" office:value="1477010454050000" calcext:value-type="float">
            <text:p>1477010454050000</text:p>
          </table:table-cell>
          <table:table-cell office:value-type="float" office:value="-0.236" calcext:value-type="float">
            <text:p>-0.236</text:p>
          </table:table-cell>
          <table:table-cell office:value-type="float" office:value="12.5982" calcext:value-type="float">
            <text:p>12.5982</text:p>
          </table:table-cell>
          <table:table-cell office:value-type="float" office:value="4.9826" calcext:value-type="float">
            <text:p>4.9826</text:p>
          </table:table-cell>
          <table:table-cell office:value-type="float" office:value="4.3768" calcext:value-type="float">
            <text:p>4.3768</text:p>
          </table:table-cell>
          <table:table-cell office:value-type="float" office:value="0.3954" calcext:value-type="float">
            <text:p>0.3954</text:p>
          </table:table-cell>
          <table:table-cell office:value-type="string" calcext:value-type="string">
            <text:p>R</text:p>
          </table:table-cell>
          <table:table-cell office:value-type="float" office:value="2.8115" calcext:value-type="float">
            <text:p>2.8115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1003" calcext:value-type="float">
            <text:p>0.1003</text:p>
          </table:table-cell>
          <table:table-cell office:value-type="float" office:value="0.751" calcext:value-type="float">
            <text:p>0.751</text:p>
          </table:table-cell>
          <table:table-cell office:value-type="float" office:value="0.321" calcext:value-type="float">
            <text:p>0.321</text:p>
          </table:table-cell>
        </table:table-row>
        <table:table-row table:style-name="ro1" table:visibility="filter">
          <table:table-cell office:value-type="float" office:value="1477010454100000" calcext:value-type="float">
            <text:p>1477010454100000</text:p>
          </table:table-cell>
          <table:table-cell office:value-type="float" office:value="-0.3678" calcext:value-type="float">
            <text:p>-0.3678</text:p>
          </table:table-cell>
          <table:table-cell office:value-type="float" office:value="12.3608" calcext:value-type="float">
            <text:p>12.3608</text:p>
          </table:table-cell>
          <table:table-cell office:value-type="float" office:value="5.0328" calcext:value-type="float">
            <text:p>5.0328</text:p>
          </table:table-cell>
          <table:table-cell office:value-type="float" office:value="4.3791" calcext:value-type="float">
            <text:p>4.3791</text:p>
          </table:table-cell>
          <table:table-cell office:value-type="float" office:value="0.3786" calcext:value-type="float">
            <text:p>0.3786</text:p>
          </table:table-cell>
          <table:table-cell office:value-type="string" calcext:value-type="string">
            <text:p>L</text:p>
          </table:table-cell>
          <table:table-cell office:value-type="float" office:value="0.777" calcext:value-type="float">
            <text:p>0.777</text:p>
          </table:table-cell>
          <table:table-cell office:value-type="float" office:value="0.1316" calcext:value-type="float">
            <text:p>0.1316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7507" calcext:value-type="float">
            <text:p>0.7507</text:p>
          </table:table-cell>
          <table:table-cell office:value-type="float" office:value="0.3204" calcext:value-type="float">
            <text:p>0.3204</text:p>
          </table:table-cell>
        </table:table-row>
        <table:table-row table:style-name="ro1">
          <table:table-cell office:value-type="float" office:value="1477010454150000" calcext:value-type="float">
            <text:p>1477010454150000</text:p>
          </table:table-cell>
          <table:table-cell office:value-type="float" office:value="-0.4478" calcext:value-type="float">
            <text:p>-0.4478</text:p>
          </table:table-cell>
          <table:table-cell office:value-type="float" office:value="12.1225" calcext:value-type="float">
            <text:p>12.1225</text:p>
          </table:table-cell>
          <table:table-cell office:value-type="float" office:value="5.0328" calcext:value-type="float">
            <text:p>5.0328</text:p>
          </table:table-cell>
          <table:table-cell office:value-type="float" office:value="4.398" calcext:value-type="float">
            <text:p>4.398</text:p>
          </table:table-cell>
          <table:table-cell office:value-type="float" office:value="0.3786" calcext:value-type="float">
            <text:p>0.3786</text:p>
          </table:table-cell>
          <table:table-cell office:value-type="string" calcext:value-type="string">
            <text:p>R</text:p>
          </table:table-cell>
          <table:table-cell office:value-type="float" office:value="3.8085" calcext:value-type="float">
            <text:p>3.8085</text:p>
          </table:table-cell>
          <table:table-cell office:value-type="float" office:value="0.1321" calcext:value-type="float">
            <text:p>0.1321</text:p>
          </table:table-cell>
          <table:table-cell office:value-type="float" office:value="0.0999" calcext:value-type="float">
            <text:p>0.0999</text:p>
          </table:table-cell>
          <table:table-cell office:value-type="float" office:value="0.7505" calcext:value-type="float">
            <text:p>0.7505</text:p>
          </table:table-cell>
          <table:table-cell office:value-type="float" office:value="0.3199" calcext:value-type="float">
            <text:p>0.3199</text:p>
          </table:table-cell>
        </table:table-row>
        <table:table-row table:style-name="ro1" table:visibility="filter">
          <table:table-cell office:value-type="float" office:value="1477010454200000" calcext:value-type="float">
            <text:p>1477010454200000</text:p>
          </table:table-cell>
          <table:table-cell office:value-type="float" office:value="-0.5406" calcext:value-type="float">
            <text:p>-0.5406</text:p>
          </table:table-cell>
          <table:table-cell office:value-type="float" office:value="11.9361" calcext:value-type="float">
            <text:p>11.9361</text:p>
          </table:table-cell>
          <table:table-cell office:value-type="float" office:value="4.9408" calcext:value-type="float">
            <text:p>4.9408</text:p>
          </table:table-cell>
          <table:table-cell office:value-type="float" office:value="4.4032" calcext:value-type="float">
            <text:p>4.4032</text:p>
          </table:table-cell>
          <table:table-cell office:value-type="float" office:value="0.3654" calcext:value-type="float">
            <text:p>0.3654</text:p>
          </table:table-cell>
          <table:table-cell office:value-type="string" calcext:value-type="string">
            <text:p>L</text:p>
          </table:table-cell>
          <table:table-cell office:value-type="float" office:value="0.821" calcext:value-type="float">
            <text:p>0.821</text:p>
          </table:table-cell>
          <table:table-cell office:value-type="float" office:value="0.1328" calcext:value-type="float">
            <text:p>0.1328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7504" calcext:value-type="float">
            <text:p>0.7504</text:p>
          </table:table-cell>
          <table:table-cell office:value-type="float" office:value="0.3192" calcext:value-type="float">
            <text:p>0.3192</text:p>
          </table:table-cell>
        </table:table-row>
        <table:table-row table:style-name="ro1">
          <table:table-cell office:value-type="float" office:value="1477010454250000" calcext:value-type="float">
            <text:p>1477010454250000</text:p>
          </table:table-cell>
          <table:table-cell office:value-type="float" office:value="-0.6136" calcext:value-type="float">
            <text:p>-0.6136</text:p>
          </table:table-cell>
          <table:table-cell office:value-type="float" office:value="11.7003" calcext:value-type="float">
            <text:p>11.7003</text:p>
          </table:table-cell>
          <table:table-cell office:value-type="float" office:value="4.9408" calcext:value-type="float">
            <text:p>4.9408</text:p>
          </table:table-cell>
          <table:table-cell office:value-type="float" office:value="4.4214" calcext:value-type="float">
            <text:p>4.4214</text:p>
          </table:table-cell>
          <table:table-cell office:value-type="float" office:value="0.3654" calcext:value-type="float">
            <text:p>0.3654</text:p>
          </table:table-cell>
          <table:table-cell office:value-type="string" calcext:value-type="string">
            <text:p>R</text:p>
          </table:table-cell>
          <table:table-cell office:value-type="float" office:value="3.4773" calcext:value-type="float">
            <text:p>3.4773</text:p>
          </table:table-cell>
          <table:table-cell office:value-type="float" office:value="0.1338" calcext:value-type="float">
            <text:p>0.1338</text:p>
          </table:table-cell>
          <table:table-cell office:value-type="float" office:value="0.0994" calcext:value-type="float">
            <text:p>0.0994</text:p>
          </table:table-cell>
          <table:table-cell office:value-type="float" office:value="0.7505" calcext:value-type="float">
            <text:p>0.7505</text:p>
          </table:table-cell>
          <table:table-cell office:value-type="float" office:value="0.3185" calcext:value-type="float">
            <text:p>0.3185</text:p>
          </table:table-cell>
        </table:table-row>
        <table:table-row table:style-name="ro1" table:visibility="filter">
          <table:table-cell office:value-type="float" office:value="1477010454300000" calcext:value-type="float">
            <text:p>1477010454300000</text:p>
          </table:table-cell>
          <table:table-cell office:value-type="float" office:value="-0.8396" calcext:value-type="float">
            <text:p>-0.8396</text:p>
          </table:table-cell>
          <table:table-cell office:value-type="float" office:value="11.4352" calcext:value-type="float">
            <text:p>11.4352</text:p>
          </table:table-cell>
          <table:table-cell office:value-type="float" office:value="5.1187" calcext:value-type="float">
            <text:p>5.1187</text:p>
          </table:table-cell>
          <table:table-cell office:value-type="float" office:value="4.3877" calcext:value-type="float">
            <text:p>4.3877</text:p>
          </table:table-cell>
          <table:table-cell office:value-type="float" office:value="0.3153" calcext:value-type="float">
            <text:p>0.3153</text:p>
          </table:table-cell>
          <table:table-cell office:value-type="string" calcext:value-type="string">
            <text:p>L</text:p>
          </table:table-cell>
          <table:table-cell office:value-type="float" office:value="7.3434" calcext:value-type="float">
            <text:p>7.3434</text:p>
          </table:table-cell>
          <table:table-cell office:value-type="float" office:value="0.1339" calcext:value-type="float">
            <text:p>0.1339</text:p>
          </table:table-cell>
          <table:table-cell office:value-type="float" office:value="0.0992" calcext:value-type="float">
            <text:p>0.0992</text:p>
          </table:table-cell>
          <table:table-cell office:value-type="float" office:value="0.7497" calcext:value-type="float">
            <text:p>0.7497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1">
          <table:table-cell office:value-type="float" office:value="1477010454350000" calcext:value-type="float">
            <text:p>1477010454350000</text:p>
          </table:table-cell>
          <table:table-cell office:value-type="float" office:value="-0.9193" calcext:value-type="float">
            <text:p>-0.9193</text:p>
          </table:table-cell>
          <table:table-cell office:value-type="float" office:value="11.1922" calcext:value-type="float">
            <text:p>11.1922</text:p>
          </table:table-cell>
          <table:table-cell office:value-type="float" office:value="5.1187" calcext:value-type="float">
            <text:p>5.1187</text:p>
          </table:table-cell>
          <table:table-cell office:value-type="float" office:value="4.4034" calcext:value-type="float">
            <text:p>4.4034</text:p>
          </table:table-cell>
          <table:table-cell office:value-type="float" office:value="0.3153" calcext:value-type="float">
            <text:p>0.3153</text:p>
          </table:table-cell>
          <table:table-cell office:value-type="string" calcext:value-type="string">
            <text:p>R</text:p>
          </table:table-cell>
          <table:table-cell office:value-type="float" office:value="3.198" calcext:value-type="float">
            <text:p>3.198</text:p>
          </table:table-cell>
          <table:table-cell office:value-type="float" office:value="0.1342" calcext:value-type="float">
            <text:p>0.1342</text:p>
          </table:table-cell>
          <table:table-cell office:value-type="float" office:value="0.099" calcext:value-type="float">
            <text:p>0.099</text:p>
          </table:table-cell>
          <table:table-cell office:value-type="float" office:value="0.749" calcext:value-type="float">
            <text:p>0.749</text:p>
          </table:table-cell>
          <table:table-cell office:value-type="float" office:value="0.3175" calcext:value-type="float">
            <text:p>0.3175</text:p>
          </table:table-cell>
        </table:table-row>
        <table:table-row table:style-name="ro1" table:visibility="filter">
          <table:table-cell office:value-type="float" office:value="1477010454400000" calcext:value-type="float">
            <text:p>1477010454400000</text:p>
          </table:table-cell>
          <table:table-cell office:value-type="float" office:value="-1.1221" calcext:value-type="float">
            <text:p>-1.1221</text:p>
          </table:table-cell>
          <table:table-cell office:value-type="float" office:value="10.9766" calcext:value-type="float">
            <text:p>10.9766</text:p>
          </table:table-cell>
          <table:table-cell office:value-type="float" office:value="5.1546" calcext:value-type="float">
            <text:p>5.1546</text:p>
          </table:table-cell>
          <table:table-cell office:value-type="float" office:value="4.3701" calcext:value-type="float">
            <text:p>4.3701</text:p>
          </table:table-cell>
          <table:table-cell office:value-type="float" office:value="0.268" calcext:value-type="float">
            <text:p>0.268</text:p>
          </table:table-cell>
          <table:table-cell office:value-type="string" calcext:value-type="string">
            <text:p>L</text:p>
          </table:table-cell>
          <table:table-cell office:value-type="float" office:value="5.0633" calcext:value-type="float">
            <text:p>5.0633</text:p>
          </table:table-cell>
          <table:table-cell office:value-type="float" office:value="0.1341" calcext:value-type="float">
            <text:p>0.1341</text:p>
          </table:table-cell>
          <table:table-cell office:value-type="float" office:value="0.0988" calcext:value-type="float">
            <text:p>0.0988</text:p>
          </table:table-cell>
          <table:table-cell office:value-type="float" office:value="0.7477" calcext:value-type="float">
            <text:p>0.7477</text:p>
          </table:table-cell>
          <table:table-cell office:value-type="float" office:value="0.3169" calcext:value-type="float">
            <text:p>0.3169</text:p>
          </table:table-cell>
        </table:table-row>
        <table:table-row table:style-name="ro1">
          <table:table-cell office:value-type="float" office:value="1477010454450000" calcext:value-type="float">
            <text:p>1477010454450000</text:p>
          </table:table-cell>
          <table:table-cell office:value-type="float" office:value="-1.2069" calcext:value-type="float">
            <text:p>-1.2069</text:p>
          </table:table-cell>
          <table:table-cell office:value-type="float" office:value="10.7335" calcext:value-type="float">
            <text:p>10.7335</text:p>
          </table:table-cell>
          <table:table-cell office:value-type="float" office:value="5.1546" calcext:value-type="float">
            <text:p>5.1546</text:p>
          </table:table-cell>
          <table:table-cell office:value-type="float" office:value="4.3835" calcext:value-type="float">
            <text:p>4.3835</text:p>
          </table:table-cell>
          <table:table-cell office:value-type="float" office:value="0.268" calcext:value-type="float">
            <text:p>0.268</text:p>
          </table:table-cell>
          <table:table-cell office:value-type="string" calcext:value-type="string">
            <text:p>R</text:p>
          </table:table-cell>
          <table:table-cell office:value-type="float" office:value="0.4802" calcext:value-type="float">
            <text:p>0.4802</text:p>
          </table:table-cell>
          <table:table-cell office:value-type="float" office:value="0.134" calcext:value-type="float">
            <text:p>0.134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7465" calcext:value-type="float">
            <text:p>0.7465</text:p>
          </table:table-cell>
          <table:table-cell office:value-type="float" office:value="0.3163" calcext:value-type="float">
            <text:p>0.3163</text:p>
          </table:table-cell>
        </table:table-row>
        <table:table-row table:style-name="ro1" table:visibility="filter">
          <table:table-cell office:value-type="float" office:value="1477010454500000" calcext:value-type="float">
            <text:p>1477010454500000</text:p>
          </table:table-cell>
          <table:table-cell office:value-type="float" office:value="-1.3566" calcext:value-type="float">
            <text:p>-1.3566</text:p>
          </table:table-cell>
          <table:table-cell office:value-type="float" office:value="10.463" calcext:value-type="float">
            <text:p>10.463</text:p>
          </table:table-cell>
          <table:table-cell office:value-type="float" office:value="5.2579" calcext:value-type="float">
            <text:p>5.2579</text:p>
          </table:table-cell>
          <table:table-cell office:value-type="float" office:value="4.3757" calcext:value-type="float">
            <text:p>4.3757</text:p>
          </table:table-cell>
          <table:table-cell office:value-type="float" office:value="0.2477" calcext:value-type="float">
            <text:p>0.2477</text:p>
          </table:table-cell>
          <table:table-cell office:value-type="string" calcext:value-type="string">
            <text:p>L</text:p>
          </table:table-cell>
          <table:table-cell office:value-type="float" office:value="1.4327" calcext:value-type="float">
            <text:p>1.4327</text:p>
          </table:table-cell>
          <table:table-cell office:value-type="float" office:value="0.1338" calcext:value-type="float">
            <text:p>0.1338</text:p>
          </table:table-cell>
          <table:table-cell office:value-type="float" office:value="0.0984" calcext:value-type="float">
            <text:p>0.0984</text:p>
          </table:table-cell>
          <table:table-cell office:value-type="float" office:value="0.7451" calcext:value-type="float">
            <text:p>0.7451</text:p>
          </table:table-cell>
          <table:table-cell office:value-type="float" office:value="0.3159" calcext:value-type="float">
            <text:p>0.3159</text:p>
          </table:table-cell>
        </table:table-row>
        <table:table-row table:style-name="ro1">
          <table:table-cell office:value-type="float" office:value="1477010454550000" calcext:value-type="float">
            <text:p>1477010454550000</text:p>
          </table:table-cell>
          <table:table-cell office:value-type="float" office:value="-1.4418" calcext:value-type="float">
            <text:p>-1.4418</text:p>
          </table:table-cell>
          <table:table-cell office:value-type="float" office:value="10.2145" calcext:value-type="float">
            <text:p>10.2145</text:p>
          </table:table-cell>
          <table:table-cell office:value-type="float" office:value="5.2579" calcext:value-type="float">
            <text:p>5.2579</text:p>
          </table:table-cell>
          <table:table-cell office:value-type="float" office:value="4.3881" calcext:value-type="float">
            <text:p>4.3881</text:p>
          </table:table-cell>
          <table:table-cell office:value-type="float" office:value="0.2477" calcext:value-type="float">
            <text:p>0.2477</text:p>
          </table:table-cell>
          <table:table-cell office:value-type="string" calcext:value-type="string">
            <text:p>R</text:p>
          </table:table-cell>
          <table:table-cell office:value-type="float" office:value="0.5972" calcext:value-type="float">
            <text:p>0.5972</text:p>
          </table:table-cell>
          <table:table-cell office:value-type="float" office:value="0.1336" calcext:value-type="float">
            <text:p>0.1336</text:p>
          </table:table-cell>
          <table:table-cell office:value-type="float" office:value="0.0982" calcext:value-type="float">
            <text:p>0.0982</text:p>
          </table:table-cell>
          <table:table-cell office:value-type="float" office:value="0.7438" calcext:value-type="float">
            <text:p>0.7438</text:p>
          </table:table-cell>
          <table:table-cell office:value-type="float" office:value="0.3155" calcext:value-type="float">
            <text:p>0.3155</text:p>
          </table:table-cell>
        </table:table-row>
        <table:table-row table:style-name="ro1" table:visibility="filter">
          <table:table-cell office:value-type="float" office:value="1477010454600000" calcext:value-type="float">
            <text:p>1477010454600000</text:p>
          </table:table-cell>
          <table:table-cell office:value-type="float" office:value="-1.5524" calcext:value-type="float">
            <text:p>-1.5524</text:p>
          </table:table-cell>
          <table:table-cell office:value-type="float" office:value="10.0591" calcext:value-type="float">
            <text:p>10.0591</text:p>
          </table:table-cell>
          <table:table-cell office:value-type="float" office:value="5.0871" calcext:value-type="float">
            <text:p>5.0871</text:p>
          </table:table-cell>
          <table:table-cell office:value-type="float" office:value="4.3787" calcext:value-type="float">
            <text:p>4.3787</text:p>
          </table:table-cell>
          <table:table-cell office:value-type="float" office:value="0.2264" calcext:value-type="float">
            <text:p>0.2264</text:p>
          </table:table-cell>
          <table:table-cell office:value-type="string" calcext:value-type="string">
            <text:p>L</text:p>
          </table:table-cell>
          <table:table-cell office:value-type="float" office:value="2.4368" calcext:value-type="float">
            <text:p>2.4368</text:p>
          </table:table-cell>
          <table:table-cell office:value-type="float" office:value="0.1333" calcext:value-type="float">
            <text:p>0.1333</text:p>
          </table:table-cell>
          <table:table-cell office:value-type="float" office:value="0.098" calcext:value-type="float">
            <text:p>0.098</text:p>
          </table:table-cell>
          <table:table-cell office:value-type="float" office:value="0.7425" calcext:value-type="float">
            <text:p>0.7425</text:p>
          </table:table-cell>
          <table:table-cell office:value-type="float" office:value="0.3148" calcext:value-type="float">
            <text:p>0.3148</text:p>
          </table:table-cell>
        </table:table-row>
        <table:table-row table:style-name="ro1">
          <table:table-cell office:value-type="float" office:value="1477010454650000" calcext:value-type="float">
            <text:p>1477010454650000</text:p>
          </table:table-cell>
          <table:table-cell office:value-type="float" office:value="-1.6343" calcext:value-type="float">
            <text:p>-1.6343</text:p>
          </table:table-cell>
          <table:table-cell office:value-type="float" office:value="9.8185" calcext:value-type="float">
            <text:p>9.8185</text:p>
          </table:table-cell>
          <table:table-cell office:value-type="float" office:value="5.0871" calcext:value-type="float">
            <text:p>5.0871</text:p>
          </table:table-cell>
          <table:table-cell office:value-type="float" office:value="4.39" calcext:value-type="float">
            <text:p>4.39</text:p>
          </table:table-cell>
          <table:table-cell office:value-type="float" office:value="0.2264" calcext:value-type="float">
            <text:p>0.2264</text:p>
          </table:table-cell>
          <table:table-cell office:value-type="string" calcext:value-type="string">
            <text:p>R</text:p>
          </table:table-cell>
          <table:table-cell office:value-type="float" office:value="0.3099" calcext:value-type="float">
            <text:p>0.3099</text:p>
          </table:table-cell>
          <table:table-cell office:value-type="float" office:value="0.1332" calcext:value-type="float">
            <text:p>0.1332</text:p>
          </table:table-cell>
          <table:table-cell office:value-type="float" office:value="0.0979" calcext:value-type="float">
            <text:p>0.0979</text:p>
          </table:table-cell>
          <table:table-cell office:value-type="float" office:value="0.7412" calcext:value-type="float">
            <text:p>0.7412</text:p>
          </table:table-cell>
          <table:table-cell office:value-type="float" office:value="0.3141" calcext:value-type="float">
            <text:p>0.3141</text:p>
          </table:table-cell>
        </table:table-row>
        <table:table-row table:style-name="ro1" table:visibility="filter">
          <table:table-cell office:value-type="float" office:value="1477010454700000" calcext:value-type="float">
            <text:p>1477010454700000</text:p>
          </table:table-cell>
          <table:table-cell office:value-type="float" office:value="-1.7187" calcext:value-type="float">
            <text:p>-1.7187</text:p>
          </table:table-cell>
          <table:table-cell office:value-type="float" office:value="9.6244" calcext:value-type="float">
            <text:p>9.6244</text:p>
          </table:table-cell>
          <table:table-cell office:value-type="float" office:value="4.9944" calcext:value-type="float">
            <text:p>4.9944</text:p>
          </table:table-cell>
          <table:table-cell office:value-type="float" office:value="4.3937" calcext:value-type="float">
            <text:p>4.3937</text:p>
          </table:table-cell>
          <table:table-cell office:value-type="float" office:value="0.2189" calcext:value-type="float">
            <text:p>0.2189</text:p>
          </table:table-cell>
          <table:table-cell office:value-type="string" calcext:value-type="string">
            <text:p>L</text:p>
          </table:table-cell>
          <table:table-cell office:value-type="float" office:value="0.5536" calcext:value-type="float">
            <text:p>0.5536</text:p>
          </table:table-cell>
          <table:table-cell office:value-type="float" office:value="0.133" calcext:value-type="float">
            <text:p>0.133</text:p>
          </table:table-cell>
          <table:table-cell office:value-type="float" office:value="0.0978" calcext:value-type="float">
            <text:p>0.0978</text:p>
          </table:table-cell>
          <table:table-cell office:value-type="float" office:value="0.7399" calcext:value-type="float">
            <text:p>0.7399</text:p>
          </table:table-cell>
          <table:table-cell office:value-type="float" office:value="0.3135" calcext:value-type="float">
            <text:p>0.3135</text:p>
          </table:table-cell>
        </table:table-row>
        <table:table-row table:style-name="ro1">
          <table:table-cell office:value-type="float" office:value="1477010454750000" calcext:value-type="float">
            <text:p>1477010454750000</text:p>
          </table:table-cell>
          <table:table-cell office:value-type="float" office:value="-1.7956" calcext:value-type="float">
            <text:p>-1.7956</text:p>
          </table:table-cell>
          <table:table-cell office:value-type="float" office:value="9.3871" calcext:value-type="float">
            <text:p>9.3871</text:p>
          </table:table-cell>
          <table:table-cell office:value-type="float" office:value="4.9944" calcext:value-type="float">
            <text:p>4.9944</text:p>
          </table:table-cell>
          <table:table-cell office:value-type="float" office:value="4.4046" calcext:value-type="float">
            <text:p>4.4046</text:p>
          </table:table-cell>
          <table:table-cell office:value-type="float" office:value="0.2189" calcext:value-type="float">
            <text:p>0.2189</text:p>
          </table:table-cell>
          <table:table-cell office:value-type="string" calcext:value-type="string">
            <text:p>R</text:p>
          </table:table-cell>
          <table:table-cell office:value-type="float" office:value="2.9047" calcext:value-type="float">
            <text:p>2.9047</text:p>
          </table:table-cell>
          <table:table-cell office:value-type="float" office:value="0.1329" calcext:value-type="float">
            <text:p>0.1329</text:p>
          </table:table-cell>
          <table:table-cell office:value-type="float" office:value="0.0978" calcext:value-type="float">
            <text:p>0.0978</text:p>
          </table:table-cell>
          <table:table-cell office:value-type="float" office:value="0.7388" calcext:value-type="float">
            <text:p>0.7388</text:p>
          </table:table-cell>
          <table:table-cell office:value-type="float" office:value="0.3129" calcext:value-type="float">
            <text:p>0.3129</text:p>
          </table:table-cell>
        </table:table-row>
        <table:table-row table:style-name="ro1" table:visibility="filter">
          <table:table-cell office:value-type="float" office:value="1477010454800000" calcext:value-type="float">
            <text:p>1477010454800000</text:p>
          </table:table-cell>
          <table:table-cell office:value-type="float" office:value="-1.8958" calcext:value-type="float">
            <text:p>-1.8958</text:p>
          </table:table-cell>
          <table:table-cell office:value-type="float" office:value="9.0163" calcext:value-type="float">
            <text:p>9.0163</text:p>
          </table:table-cell>
          <table:table-cell office:value-type="float" office:value="5.2832" calcext:value-type="float">
            <text:p>5.2832</text:p>
          </table:table-cell>
          <table:table-cell office:value-type="float" office:value="4.4222" calcext:value-type="float">
            <text:p>4.4222</text:p>
          </table:table-cell>
          <table:table-cell office:value-type="float" office:value="0.2256" calcext:value-type="float">
            <text:p>0.2256</text:p>
          </table:table-cell>
          <table:table-cell office:value-type="string" calcext:value-type="string">
            <text:p>L</text:p>
          </table:table-cell>
          <table:table-cell office:value-type="float" office:value="4.2685" calcext:value-type="float">
            <text:p>4.2685</text:p>
          </table:table-cell>
          <table:table-cell office:value-type="float" office:value="0.1328" calcext:value-type="float">
            <text:p>0.1328</text:p>
          </table:table-cell>
          <table:table-cell office:value-type="float" office:value="0.0976" calcext:value-type="float">
            <text:p>0.0976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3125" calcext:value-type="float">
            <text:p>0.3125</text:p>
          </table:table-cell>
        </table:table-row>
        <table:table-row table:style-name="ro1">
          <table:table-cell office:value-type="float" office:value="1477010454850000" calcext:value-type="float">
            <text:p>1477010454850000</text:p>
          </table:table-cell>
          <table:table-cell office:value-type="float" office:value="-1.9699" calcext:value-type="float">
            <text:p>-1.9699</text:p>
          </table:table-cell>
          <table:table-cell office:value-type="float" office:value="8.763" calcext:value-type="float">
            <text:p>8.763</text:p>
          </table:table-cell>
          <table:table-cell office:value-type="float" office:value="5.2832" calcext:value-type="float">
            <text:p>5.2832</text:p>
          </table:table-cell>
          <table:table-cell office:value-type="float" office:value="4.4335" calcext:value-type="float">
            <text:p>4.4335</text:p>
          </table:table-cell>
          <table:table-cell office:value-type="float" office:value="0.2256" calcext:value-type="float">
            <text:p>0.2256</text:p>
          </table:table-cell>
          <table:table-cell office:value-type="string" calcext:value-type="string">
            <text:p>R</text:p>
          </table:table-cell>
          <table:table-cell office:value-type="float" office:value="2.1187" calcext:value-type="float">
            <text:p>2.1187</text:p>
          </table:table-cell>
          <table:table-cell office:value-type="float" office:value="0.1328" calcext:value-type="float">
            <text:p>0.1328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7364" calcext:value-type="float">
            <text:p>0.7364</text:p>
          </table:table-cell>
          <table:table-cell office:value-type="float" office:value="0.3122" calcext:value-type="float">
            <text:p>0.3122</text:p>
          </table:table-cell>
        </table:table-row>
        <table:table-row table:style-name="ro1" table:visibility="filter">
          <table:table-cell office:value-type="float" office:value="1477010454900000" calcext:value-type="float">
            <text:p>1477010454900000</text:p>
          </table:table-cell>
          <table:table-cell office:value-type="float" office:value="-2.0851" calcext:value-type="float">
            <text:p>-2.0851</text:p>
          </table:table-cell>
          <table:table-cell office:value-type="float" office:value="8.5189" calcext:value-type="float">
            <text:p>8.5189</text:p>
          </table:table-cell>
          <table:table-cell office:value-type="float" office:value="5.2914" calcext:value-type="float">
            <text:p>5.2914</text:p>
          </table:table-cell>
          <table:table-cell office:value-type="float" office:value="4.4278" calcext:value-type="float">
            <text:p>4.4278</text:p>
          </table:table-cell>
          <table:table-cell office:value-type="float" office:value="0.2093" calcext:value-type="float">
            <text:p>0.2093</text:p>
          </table:table-cell>
          <table:table-cell office:value-type="string" calcext:value-type="string">
            <text:p>L</text:p>
          </table:table-cell>
          <table:table-cell office:value-type="float" office:value="0.5844" calcext:value-type="float">
            <text:p>0.5844</text:p>
          </table:table-cell>
          <table:table-cell office:value-type="float" office:value="0.1327" calcext:value-type="float">
            <text:p>0.1327</text:p>
          </table:table-cell>
          <table:table-cell office:value-type="float" office:value="0.0973" calcext:value-type="float">
            <text:p>0.0973</text:p>
          </table:table-cell>
          <table:table-cell office:value-type="float" office:value="0.7352" calcext:value-type="float">
            <text:p>0.7352</text:p>
          </table:table-cell>
          <table:table-cell office:value-type="float" office:value="0.3119" calcext:value-type="float">
            <text:p>0.3119</text:p>
          </table:table-cell>
        </table:table-row>
        <table:table-row table:style-name="ro1">
          <table:table-cell office:value-type="float" office:value="1477010454950000" calcext:value-type="float">
            <text:p>1477010454950000</text:p>
          </table:table-cell>
          <table:table-cell office:value-type="float" office:value="-2.158" calcext:value-type="float">
            <text:p>-2.158</text:p>
          </table:table-cell>
          <table:table-cell office:value-type="float" office:value="8.2649" calcext:value-type="float">
            <text:p>8.2649</text:p>
          </table:table-cell>
          <table:table-cell office:value-type="float" office:value="5.2914" calcext:value-type="float">
            <text:p>5.2914</text:p>
          </table:table-cell>
          <table:table-cell office:value-type="float" office:value="4.4383" calcext:value-type="float">
            <text:p>4.4383</text:p>
          </table:table-cell>
          <table:table-cell office:value-type="float" office:value="0.2093" calcext:value-type="float">
            <text:p>0.2093</text:p>
          </table:table-cell>
          <table:table-cell office:value-type="string" calcext:value-type="string">
            <text:p>R</text:p>
          </table:table-cell>
          <table:table-cell office:value-type="float" office:value="3.6842" calcext:value-type="float">
            <text:p>3.6842</text:p>
          </table:table-cell>
          <table:table-cell office:value-type="float" office:value="0.1326" calcext:value-type="float">
            <text:p>0.1326</text:p>
          </table:table-cell>
          <table:table-cell office:value-type="float" office:value="0.0972" calcext:value-type="float">
            <text:p>0.0972</text:p>
          </table:table-cell>
          <table:table-cell office:value-type="float" office:value="0.7341" calcext:value-type="float">
            <text:p>0.7341</text:p>
          </table:table-cell>
          <table:table-cell office:value-type="float" office:value="0.3115" calcext:value-type="float">
            <text:p>0.3115</text:p>
          </table:table-cell>
        </table:table-row>
        <table:table-row table:style-name="ro1" table:visibility="filter">
          <table:table-cell office:value-type="float" office:value="1477010455000000" calcext:value-type="float">
            <text:p>1477010455000000</text:p>
          </table:table-cell>
          <table:table-cell office:value-type="float" office:value="-2.224" calcext:value-type="float">
            <text:p>-2.224</text:p>
          </table:table-cell>
          <table:table-cell office:value-type="float" office:value="8.0602" calcext:value-type="float">
            <text:p>8.0602</text:p>
          </table:table-cell>
          <table:table-cell office:value-type="float" office:value="5.1853" calcext:value-type="float">
            <text:p>5.1853</text:p>
          </table:table-cell>
          <table:table-cell office:value-type="float" office:value="4.4447" calcext:value-type="float">
            <text:p>4.4447</text:p>
          </table:table-cell>
          <table:table-cell office:value-type="float" office:value="0.2053" calcext:value-type="float">
            <text:p>0.2053</text:p>
          </table:table-cell>
          <table:table-cell office:value-type="string" calcext:value-type="string">
            <text:p>L</text:p>
          </table:table-cell>
          <table:table-cell office:value-type="float" office:value="0.5958" calcext:value-type="float">
            <text:p>0.5958</text:p>
          </table:table-cell>
          <table:table-cell office:value-type="float" office:value="0.1326" calcext:value-type="float">
            <text:p>0.1326</text:p>
          </table:table-cell>
          <table:table-cell office:value-type="float" office:value="0.097" calcext:value-type="float">
            <text:p>0.097</text:p>
          </table:table-cell>
          <table:table-cell office:value-type="float" office:value="0.733" calcext:value-type="float">
            <text:p>0.733</text:p>
          </table:table-cell>
          <table:table-cell office:value-type="float" office:value="0.311" calcext:value-type="float">
            <text:p>0.311</text:p>
          </table:table-cell>
        </table:table-row>
        <table:table-row table:style-name="ro1">
          <table:table-cell office:value-type="float" office:value="1477010455050000" calcext:value-type="float">
            <text:p>1477010455050000</text:p>
          </table:table-cell>
          <table:table-cell office:value-type="float" office:value="-2.2913" calcext:value-type="float">
            <text:p>-2.2913</text:p>
          </table:table-cell>
          <table:table-cell office:value-type="float" office:value="7.8101" calcext:value-type="float">
            <text:p>7.8101</text:p>
          </table:table-cell>
          <table:table-cell office:value-type="float" office:value="5.1853" calcext:value-type="float">
            <text:p>5.1853</text:p>
          </table:table-cell>
          <table:table-cell office:value-type="float" office:value="4.4549" calcext:value-type="float">
            <text:p>4.4549</text:p>
          </table:table-cell>
          <table:table-cell office:value-type="float" office:value="0.2053" calcext:value-type="float">
            <text:p>0.2053</text:p>
          </table:table-cell>
          <table:table-cell office:value-type="string" calcext:value-type="string">
            <text:p>R</text:p>
          </table:table-cell>
          <table:table-cell office:value-type="float" office:value="5.3327" calcext:value-type="float">
            <text:p>5.3327</text:p>
          </table:table-cell>
          <table:table-cell office:value-type="float" office:value="0.1328" calcext:value-type="float">
            <text:p>0.1328</text:p>
          </table:table-cell>
          <table:table-cell office:value-type="float" office:value="0.0968" calcext:value-type="float">
            <text:p>0.0968</text:p>
          </table:table-cell>
          <table:table-cell office:value-type="float" office:value="0.7321" calcext:value-type="float">
            <text:p>0.7321</text:p>
          </table:table-cell>
          <table:table-cell office:value-type="float" office:value="0.3105" calcext:value-type="float">
            <text:p>0.3105</text:p>
          </table:table-cell>
        </table:table-row>
        <table:table-row table:style-name="ro1" table:visibility="filter">
          <table:table-cell office:value-type="float" office:value="1477010455100000" calcext:value-type="float">
            <text:p>1477010455100000</text:p>
          </table:table-cell>
          <table:table-cell office:value-type="float" office:value="-2.4342" calcext:value-type="float">
            <text:p>-2.4342</text:p>
          </table:table-cell>
          <table:table-cell office:value-type="float" office:value="7.5727" calcext:value-type="float">
            <text:p>7.5727</text:p>
          </table:table-cell>
          <table:table-cell office:value-type="float" office:value="5.205" calcext:value-type="float">
            <text:p>5.205</text:p>
          </table:table-cell>
          <table:table-cell office:value-type="float" office:value="4.4357" calcext:value-type="float">
            <text:p>4.4357</text:p>
          </table:table-cell>
          <table:table-cell office:value-type="float" office:value="0.1768" calcext:value-type="float">
            <text:p>0.1768</text:p>
          </table:table-cell>
          <table:table-cell office:value-type="string" calcext:value-type="string">
            <text:p>L</text:p>
          </table:table-cell>
          <table:table-cell office:value-type="float" office:value="1.7976" calcext:value-type="float">
            <text:p>1.7976</text:p>
          </table:table-cell>
          <table:table-cell office:value-type="float" office:value="0.1327" calcext:value-type="float">
            <text:p>0.1327</text:p>
          </table:table-cell>
          <table:table-cell office:value-type="float" office:value="0.0966" calcext:value-type="float">
            <text:p>0.0966</text:p>
          </table:table-cell>
          <table:table-cell office:value-type="float" office:value="0.7309" calcext:value-type="float">
            <text:p>0.7309</text:p>
          </table:table-cell>
          <table:table-cell office:value-type="float" office:value="0.3099" calcext:value-type="float">
            <text:p>0.3099</text:p>
          </table:table-cell>
        </table:table-row>
        <table:table-row table:style-name="ro1">
          <table:table-cell office:value-type="float" office:value="1477010455150000" calcext:value-type="float">
            <text:p>1477010455150000</text:p>
          </table:table-cell>
          <table:table-cell office:value-type="float" office:value="-2.5042" calcext:value-type="float">
            <text:p>-2.5042</text:p>
          </table:table-cell>
          <table:table-cell office:value-type="float" office:value="7.3223" calcext:value-type="float">
            <text:p>7.3223</text:p>
          </table:table-cell>
          <table:table-cell office:value-type="float" office:value="5.205" calcext:value-type="float">
            <text:p>5.205</text:p>
          </table:table-cell>
          <table:table-cell office:value-type="float" office:value="4.4445" calcext:value-type="float">
            <text:p>4.4445</text:p>
          </table:table-cell>
          <table:table-cell office:value-type="float" office:value="0.1768" calcext:value-type="float">
            <text:p>0.1768</text:p>
          </table:table-cell>
          <table:table-cell office:value-type="string" calcext:value-type="string">
            <text:p>R</text:p>
          </table:table-cell>
          <table:table-cell office:value-type="float" office:value="7.069" calcext:value-type="float">
            <text:p>7.069</text:p>
          </table:table-cell>
          <table:table-cell office:value-type="float" office:value="0.1326" calcext:value-type="float">
            <text:p>0.1326</text:p>
          </table:table-cell>
          <table:table-cell office:value-type="float" office:value="0.0964" calcext:value-type="float">
            <text:p>0.0964</text:p>
          </table:table-cell>
          <table:table-cell office:value-type="float" office:value="0.7298" calcext:value-type="float">
            <text:p>0.7298</text:p>
          </table:table-cell>
          <table:table-cell office:value-type="float" office:value="0.3094" calcext:value-type="float">
            <text:p>0.3094</text:p>
          </table:table-cell>
        </table:table-row>
        <table:table-row table:style-name="ro1" table:visibility="filter">
          <table:table-cell office:value-type="float" office:value="1477010455200000" calcext:value-type="float">
            <text:p>1477010455200000</text:p>
          </table:table-cell>
          <table:table-cell office:value-type="float" office:value="-2.6459" calcext:value-type="float">
            <text:p>-2.6459</text:p>
          </table:table-cell>
          <table:table-cell office:value-type="float" office:value="7.0671" calcext:value-type="float">
            <text:p>7.0671</text:p>
          </table:table-cell>
          <table:table-cell office:value-type="float" office:value="5.2579" calcext:value-type="float">
            <text:p>5.2579</text:p>
          </table:table-cell>
          <table:table-cell office:value-type="float" office:value="4.4272" calcext:value-type="float">
            <text:p>4.4272</text:p>
          </table:table-cell>
          <table:table-cell office:value-type="float" office:value="0.1517" calcext:value-type="float">
            <text:p>0.1517</text:p>
          </table:table-cell>
          <table:table-cell office:value-type="string" calcext:value-type="string">
            <text:p>L</text:p>
          </table:table-cell>
          <table:table-cell office:value-type="float" office:value="1.5409" calcext:value-type="float">
            <text:p>1.5409</text:p>
          </table:table-cell>
          <table:table-cell office:value-type="float" office:value="0.1325" calcext:value-type="float">
            <text:p>0.132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7285" calcext:value-type="float">
            <text:p>0.7285</text:p>
          </table:table-cell>
          <table:table-cell office:value-type="float" office:value="0.3089" calcext:value-type="float">
            <text:p>0.3089</text:p>
          </table:table-cell>
        </table:table-row>
        <table:table-row table:style-name="ro1">
          <table:table-cell office:value-type="float" office:value="1477010455250000" calcext:value-type="float">
            <text:p>1477010455250000</text:p>
          </table:table-cell>
          <table:table-cell office:value-type="float" office:value="-2.7188" calcext:value-type="float">
            <text:p>-2.7188</text:p>
          </table:table-cell>
          <table:table-cell office:value-type="float" office:value="6.8147" calcext:value-type="float">
            <text:p>6.8147</text:p>
          </table:table-cell>
          <table:table-cell office:value-type="float" office:value="5.2579" calcext:value-type="float">
            <text:p>5.2579</text:p>
          </table:table-cell>
          <table:table-cell office:value-type="float" office:value="4.4348" calcext:value-type="float">
            <text:p>4.4348</text:p>
          </table:table-cell>
          <table:table-cell office:value-type="float" office:value="0.1517" calcext:value-type="float">
            <text:p>0.1517</text:p>
          </table:table-cell>
          <table:table-cell office:value-type="string" calcext:value-type="string">
            <text:p>R</text:p>
          </table:table-cell>
          <table:table-cell office:value-type="float" office:value="1.6515" calcext:value-type="float">
            <text:p>1.6515</text:p>
          </table:table-cell>
          <table:table-cell office:value-type="float" office:value="0.1323" calcext:value-type="float">
            <text:p>0.1323</text:p>
          </table:table-cell>
          <table:table-cell office:value-type="float" office:value="0.0961" calcext:value-type="float">
            <text:p>0.0961</text:p>
          </table:table-cell>
          <table:table-cell office:value-type="float" office:value="0.7272" calcext:value-type="float">
            <text:p>0.7272</text:p>
          </table:table-cell>
          <table:table-cell office:value-type="float" office:value="0.3084" calcext:value-type="float">
            <text:p>0.3084</text:p>
          </table:table-cell>
        </table:table-row>
        <table:table-row table:style-name="ro1" table:visibility="filter">
          <table:table-cell office:value-type="float" office:value="1477010455300000" calcext:value-type="float">
            <text:p>1477010455300000</text:p>
          </table:table-cell>
          <table:table-cell office:value-type="float" office:value="-2.7734" calcext:value-type="float">
            <text:p>-2.7734</text:p>
          </table:table-cell>
          <table:table-cell office:value-type="float" office:value="6.6696" calcext:value-type="float">
            <text:p>6.6696</text:p>
          </table:table-cell>
          <table:table-cell office:value-type="float" office:value="5.0251" calcext:value-type="float">
            <text:p>5.0251</text:p>
          </table:table-cell>
          <table:table-cell office:value-type="float" office:value="4.4372" calcext:value-type="float">
            <text:p>4.4372</text:p>
          </table:table-cell>
          <table:table-cell office:value-type="float" office:value="0.1466" calcext:value-type="float">
            <text:p>0.1466</text:p>
          </table:table-cell>
          <table:table-cell office:value-type="string" calcext:value-type="string">
            <text:p>L</text:p>
          </table:table-cell>
          <table:table-cell office:value-type="float" office:value="2.7664" calcext:value-type="float">
            <text:p>2.7664</text:p>
          </table:table-cell>
          <table:table-cell office:value-type="float" office:value="0.1322" calcext:value-type="float">
            <text:p>0.1322</text:p>
          </table:table-cell>
          <table:table-cell office:value-type="float" office:value="0.096" calcext:value-type="float">
            <text:p>0.096</text:p>
          </table:table-cell>
          <table:table-cell office:value-type="float" office:value="0.7261" calcext:value-type="float">
            <text:p>0.7261</text:p>
          </table:table-cell>
          <table:table-cell office:value-type="float" office:value="0.3078" calcext:value-type="float">
            <text:p>0.3078</text:p>
          </table:table-cell>
        </table:table-row>
        <table:table-row table:style-name="ro1">
          <table:table-cell office:value-type="float" office:value="1477010455350000" calcext:value-type="float">
            <text:p>1477010455350000</text:p>
          </table:table-cell>
          <table:table-cell office:value-type="float" office:value="-2.8408" calcext:value-type="float">
            <text:p>-2.8408</text:p>
          </table:table-cell>
          <table:table-cell office:value-type="float" office:value="6.4277" calcext:value-type="float">
            <text:p>6.4277</text:p>
          </table:table-cell>
          <table:table-cell office:value-type="float" office:value="5.0251" calcext:value-type="float">
            <text:p>5.0251</text:p>
          </table:table-cell>
          <table:table-cell office:value-type="float" office:value="4.4445" calcext:value-type="float">
            <text:p>4.4445</text:p>
          </table:table-cell>
          <table:table-cell office:value-type="float" office:value="0.1466" calcext:value-type="float">
            <text:p>0.1466</text:p>
          </table:table-cell>
          <table:table-cell office:value-type="string" calcext:value-type="string">
            <text:p>R</text:p>
          </table:table-cell>
          <table:table-cell office:value-type="float" office:value="3.2062" calcext:value-type="float">
            <text:p>3.2062</text:p>
          </table:table-cell>
          <table:table-cell office:value-type="float" office:value="0.1322" calcext:value-type="float">
            <text:p>0.1322</text:p>
          </table:table-cell>
          <table:table-cell office:value-type="float" office:value="0.0959" calcext:value-type="float">
            <text:p>0.0959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3072" calcext:value-type="float">
            <text:p>0.3072</text:p>
          </table:table-cell>
        </table:table-row>
        <table:table-row table:style-name="ro1" table:visibility="filter">
          <table:table-cell office:value-type="float" office:value="1477010455400000" calcext:value-type="float">
            <text:p>1477010455400000</text:p>
          </table:table-cell>
          <table:table-cell office:value-type="float" office:value="-2.9046" calcext:value-type="float">
            <text:p>-2.9046</text:p>
          </table:table-cell>
          <table:table-cell office:value-type="float" office:value="6.201" calcext:value-type="float">
            <text:p>6.201</text:p>
          </table:table-cell>
          <table:table-cell office:value-type="float" office:value="4.9917" calcext:value-type="float">
            <text:p>4.9917</text:p>
          </table:table-cell>
          <table:table-cell office:value-type="float" office:value="4.4509" calcext:value-type="float">
            <text:p>4.4509</text:p>
          </table:table-cell>
          <table:table-cell office:value-type="float" office:value="0.1456" calcext:value-type="float">
            <text:p>0.1456</text:p>
          </table:table-cell>
          <table:table-cell office:value-type="string" calcext:value-type="string">
            <text:p>L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1324" calcext:value-type="float">
            <text:p>0.1324</text:p>
          </table:table-cell>
          <table:table-cell office:value-type="float" office:value="0.0958" calcext:value-type="float">
            <text:p>0.0958</text:p>
          </table:table-cell>
          <table:table-cell office:value-type="float" office:value="0.7241" calcext:value-type="float">
            <text:p>0.7241</text:p>
          </table:table-cell>
          <table:table-cell office:value-type="float" office:value="0.3067" calcext:value-type="float">
            <text:p>0.3067</text:p>
          </table:table-cell>
        </table:table-row>
        <table:table-row table:style-name="ro1">
          <table:table-cell office:value-type="float" office:value="1477010455450000" calcext:value-type="float">
            <text:p>1477010455450000</text:p>
          </table:table-cell>
          <table:table-cell office:value-type="float" office:value="-2.9682" calcext:value-type="float">
            <text:p>-2.9682</text:p>
          </table:table-cell>
          <table:table-cell office:value-type="float" office:value="5.9599" calcext:value-type="float">
            <text:p>5.9599</text:p>
          </table:table-cell>
          <table:table-cell office:value-type="float" office:value="4.9917" calcext:value-type="float">
            <text:p>4.9917</text:p>
          </table:table-cell>
          <table:table-cell office:value-type="float" office:value="4.4582" calcext:value-type="float">
            <text:p>4.4582</text:p>
          </table:table-cell>
          <table:table-cell office:value-type="float" office:value="0.1456" calcext:value-type="float">
            <text:p>0.1456</text:p>
          </table:table-cell>
          <table:table-cell office:value-type="string" calcext:value-type="string">
            <text:p>R</text:p>
          </table:table-cell>
          <table:table-cell office:value-type="float" office:value="4.6067" calcext:value-type="float">
            <text:p>4.6067</text:p>
          </table:table-cell>
          <table:table-cell office:value-type="float" office:value="0.1326" calcext:value-type="float">
            <text:p>0.1326</text:p>
          </table:table-cell>
          <table:table-cell office:value-type="float" office:value="0.0958" calcext:value-type="float">
            <text:p>0.0958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3061" calcext:value-type="float">
            <text:p>0.3061</text:p>
          </table:table-cell>
        </table:table-row>
        <table:table-row table:style-name="ro1" table:visibility="filter">
          <table:table-cell office:value-type="float" office:value="1477010455500000" calcext:value-type="float">
            <text:p>1477010455500000</text:p>
          </table:table-cell>
          <table:table-cell office:value-type="float" office:value="-3.079" calcext:value-type="float">
            <text:p>-3.079</text:p>
          </table:table-cell>
          <table:table-cell office:value-type="float" office:value="5.6516" calcext:value-type="float">
            <text:p>5.6516</text:p>
          </table:table-cell>
          <table:table-cell office:value-type="float" office:value="5.1587" calcext:value-type="float">
            <text:p>5.1587</text:p>
          </table:table-cell>
          <table:table-cell office:value-type="float" office:value="4.4544" calcext:value-type="float">
            <text:p>4.4544</text:p>
          </table:table-cell>
          <table:table-cell office:value-type="float" office:value="0.135" calcext:value-type="float">
            <text:p>0.135</text:p>
          </table:table-cell>
          <table:table-cell office:value-type="string" calcext:value-type="string">
            <text:p>L</text:p>
          </table:table-cell>
          <table:table-cell office:value-type="float" office:value="1.6524" calcext:value-type="float">
            <text:p>1.6524</text:p>
          </table:table-cell>
          <table:table-cell office:value-type="float" office:value="0.1327" calcext:value-type="float">
            <text:p>0.1327</text:p>
          </table:table-cell>
          <table:table-cell office:value-type="float" office:value="0.0956" calcext:value-type="float">
            <text:p>0.0956</text:p>
          </table:table-cell>
          <table:table-cell office:value-type="float" office:value="0.7222" calcext:value-type="float">
            <text:p>0.7222</text:p>
          </table:table-cell>
          <table:table-cell office:value-type="float" office:value="0.3055" calcext:value-type="float">
            <text:p>0.3055</text:p>
          </table:table-cell>
        </table:table-row>
        <table:table-row table:style-name="ro1">
          <table:table-cell office:value-type="float" office:value="1477010455550000" calcext:value-type="float">
            <text:p>1477010455550000</text:p>
          </table:table-cell>
          <table:table-cell office:value-type="float" office:value="-3.1439" calcext:value-type="float">
            <text:p>-3.1439</text:p>
          </table:table-cell>
          <table:table-cell office:value-type="float" office:value="5.4022" calcext:value-type="float">
            <text:p>5.4022</text:p>
          </table:table-cell>
          <table:table-cell office:value-type="float" office:value="5.1587" calcext:value-type="float">
            <text:p>5.1587</text:p>
          </table:table-cell>
          <table:table-cell office:value-type="float" office:value="4.4611" calcext:value-type="float">
            <text:p>4.4611</text:p>
          </table:table-cell>
          <table:table-cell office:value-type="float" office:value="0.135" calcext:value-type="float">
            <text:p>0.135</text:p>
          </table:table-cell>
          <table:table-cell office:value-type="string" calcext:value-type="string">
            <text:p>R</text:p>
          </table:table-cell>
          <table:table-cell office:value-type="float" office:value="3.84" calcext:value-type="float">
            <text:p>3.84</text:p>
          </table:table-cell>
          <table:table-cell office:value-type="float" office:value="0.1329" calcext:value-type="float">
            <text:p>0.1329</text:p>
          </table:table-cell>
          <table:table-cell office:value-type="float" office:value="0.0954" calcext:value-type="float">
            <text:p>0.0954</text:p>
          </table:table-cell>
          <table:table-cell office:value-type="float" office:value="0.7213" calcext:value-type="float">
            <text:p>0.7213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 table:visibility="filter">
          <table:table-cell office:value-type="float" office:value="1477010455600000" calcext:value-type="float">
            <text:p>1477010455600000</text:p>
          </table:table-cell>
          <table:table-cell office:value-type="float" office:value="-3.2793" calcext:value-type="float">
            <text:p>-3.2793</text:p>
          </table:table-cell>
          <table:table-cell office:value-type="float" office:value="5.134" calcext:value-type="float">
            <text:p>5.134</text:p>
          </table:table-cell>
          <table:table-cell office:value-type="float" office:value="5.2375" calcext:value-type="float">
            <text:p>5.2375</text:p>
          </table:table-cell>
          <table:table-cell office:value-type="float" office:value="4.4435" calcext:value-type="float">
            <text:p>4.4435</text:p>
          </table:table-cell>
          <table:table-cell office:value-type="float" office:value="0.1115" calcext:value-type="float">
            <text:p>0.1115</text:p>
          </table:table-cell>
          <table:table-cell office:value-type="string" calcext:value-type="string">
            <text:p>L</text:p>
          </table:table-cell>
          <table:table-cell office:value-type="float" office:value="1.5583" calcext:value-type="float">
            <text:p>1.5583</text:p>
          </table:table-cell>
          <table:table-cell office:value-type="float" office:value="0.1328" calcext:value-type="float">
            <text:p>0.1328</text:p>
          </table:table-cell>
          <table:table-cell office:value-type="float" office:value="0.0952" calcext:value-type="float">
            <text:p>0.0952</text:p>
          </table:table-cell>
          <table:table-cell office:value-type="float" office:value="0.7202" calcext:value-type="float">
            <text:p>0.7202</text:p>
          </table:table-cell>
          <table:table-cell office:value-type="float" office:value="0.3045" calcext:value-type="float">
            <text:p>0.3045</text:p>
          </table:table-cell>
        </table:table-row>
        <table:table-row table:style-name="ro1">
          <table:table-cell office:value-type="float" office:value="1477010455650000" calcext:value-type="float">
            <text:p>1477010455650000</text:p>
          </table:table-cell>
          <table:table-cell office:value-type="float" office:value="-3.3481" calcext:value-type="float">
            <text:p>-3.3481</text:p>
          </table:table-cell>
          <table:table-cell office:value-type="float" office:value="4.8815" calcext:value-type="float">
            <text:p>4.8815</text:p>
          </table:table-cell>
          <table:table-cell office:value-type="float" office:value="5.2375" calcext:value-type="float">
            <text:p>5.2375</text:p>
          </table:table-cell>
          <table:table-cell office:value-type="float" office:value="4.4491" calcext:value-type="float">
            <text:p>4.4491</text:p>
          </table:table-cell>
          <table:table-cell office:value-type="float" office:value="0.1115" calcext:value-type="float">
            <text:p>0.1115</text:p>
          </table:table-cell>
          <table:table-cell office:value-type="string" calcext:value-type="string">
            <text:p>R</text:p>
          </table:table-cell>
          <table:table-cell office:value-type="float" office:value="0.3247" calcext:value-type="float">
            <text:p>0.3247</text:p>
          </table:table-cell>
          <table:table-cell office:value-type="float" office:value="0.1329" calcext:value-type="float">
            <text:p>0.1329</text:p>
          </table:table-cell>
          <table:table-cell office:value-type="float" office:value="0.095" calcext:value-type="float">
            <text:p>0.095</text:p>
          </table:table-cell>
          <table:table-cell office:value-type="float" office:value="0.7191" calcext:value-type="float">
            <text:p>0.7191</text:p>
          </table:table-cell>
          <table:table-cell office:value-type="float" office:value="0.304" calcext:value-type="float">
            <text:p>0.304</text:p>
          </table:table-cell>
        </table:table-row>
        <table:table-row table:style-name="ro1" table:visibility="filter">
          <table:table-cell office:value-type="float" office:value="1477010455700000" calcext:value-type="float">
            <text:p>1477010455700000</text:p>
          </table:table-cell>
          <table:table-cell office:value-type="float" office:value="-3.5066" calcext:value-type="float">
            <text:p>-3.5066</text:p>
          </table:table-cell>
          <table:table-cell office:value-type="float" office:value="4.5892" calcext:value-type="float">
            <text:p>4.5892</text:p>
          </table:table-cell>
          <table:table-cell office:value-type="float" office:value="5.3711" calcext:value-type="float">
            <text:p>5.3711</text:p>
          </table:table-cell>
          <table:table-cell office:value-type="float" office:value="4.4255" calcext:value-type="float">
            <text:p>4.4255</text:p>
          </table:table-cell>
          <table:table-cell office:value-type="float" office:value="0.0833" calcext:value-type="float">
            <text:p>0.0833</text:p>
          </table:table-cell>
          <table:table-cell office:value-type="string" calcext:value-type="string">
            <text:p>L</text:p>
          </table:table-cell>
          <table:table-cell office:value-type="float" office:value="2.6464" calcext:value-type="float">
            <text:p>2.6464</text:p>
          </table:table-cell>
          <table:table-cell office:value-type="float" office:value="0.1327" calcext:value-type="float">
            <text:p>0.1327</text:p>
          </table:table-cell>
          <table:table-cell office:value-type="float" office:value="0.0949" calcext:value-type="float">
            <text:p>0.0949</text:p>
          </table:table-cell>
          <table:table-cell office:value-type="float" office:value="0.7178" calcext:value-type="float">
            <text:p>0.7178</text:p>
          </table:table-cell>
          <table:table-cell office:value-type="float" office:value="0.3038" calcext:value-type="float">
            <text:p>0.3038</text:p>
          </table:table-cell>
        </table:table-row>
        <table:table-row table:style-name="ro1">
          <table:table-cell office:value-type="float" office:value="1477010455750000" calcext:value-type="float">
            <text:p>1477010455750000</text:p>
          </table:table-cell>
          <table:table-cell office:value-type="float" office:value="-3.582" calcext:value-type="float">
            <text:p>-3.582</text:p>
          </table:table-cell>
          <table:table-cell office:value-type="float" office:value="4.3317" calcext:value-type="float">
            <text:p>4.3317</text:p>
          </table:table-cell>
          <table:table-cell office:value-type="float" office:value="5.3711" calcext:value-type="float">
            <text:p>5.3711</text:p>
          </table:table-cell>
          <table:table-cell office:value-type="float" office:value="4.4296" calcext:value-type="float">
            <text:p>4.4296</text:p>
          </table:table-cell>
          <table:table-cell office:value-type="float" office:value="0.0833" calcext:value-type="float">
            <text:p>0.0833</text:p>
          </table:table-cell>
          <table:table-cell office:value-type="string" calcext:value-type="string">
            <text:p>R</text:p>
          </table:table-cell>
          <table:table-cell office:value-type="float" office:value="3.2676" calcext:value-type="float">
            <text:p>3.2676</text:p>
          </table:table-cell>
          <table:table-cell office:value-type="float" office:value="0.1325" calcext:value-type="float">
            <text:p>0.1325</text:p>
          </table:table-cell>
          <table:table-cell office:value-type="float" office:value="0.0948" calcext:value-type="float">
            <text:p>0.0948</text:p>
          </table:table-cell>
          <table:table-cell office:value-type="float" office:value="0.7166" calcext:value-type="float">
            <text:p>0.7166</text:p>
          </table:table-cell>
          <table:table-cell office:value-type="float" office:value="0.3037" calcext:value-type="float">
            <text:p>0.3037</text:p>
          </table:table-cell>
        </table:table-row>
        <table:table-row table:style-name="ro1" table:visibility="filter">
          <table:table-cell office:value-type="float" office:value="1477010455800000" calcext:value-type="float">
            <text:p>1477010455800000</text:p>
          </table:table-cell>
          <table:table-cell office:value-type="float" office:value="-3.7696" calcext:value-type="float">
            <text:p>-3.7696</text:p>
          </table:table-cell>
          <table:table-cell office:value-type="float" office:value="4.062" calcext:value-type="float">
            <text:p>4.062</text:p>
          </table:table-cell>
          <table:table-cell office:value-type="float" office:value="5.4613" calcext:value-type="float">
            <text:p>5.4613</text:p>
          </table:table-cell>
          <table:table-cell office:value-type="float" office:value="4.3941" calcext:value-type="float">
            <text:p>4.3941</text:p>
          </table:table-cell>
          <table:table-cell office:value-type="float" office:value="0.0448" calcext:value-type="float">
            <text:p>0.0448</text:p>
          </table:table-cell>
          <table:table-cell office:value-type="string" calcext:value-type="string">
            <text:p>L</text:p>
          </table:table-cell>
          <table:table-cell office:value-type="float" office:value="3.5984" calcext:value-type="float">
            <text:p>3.5984</text:p>
          </table:table-cell>
          <table:table-cell office:value-type="float" office:value="0.1323" calcext:value-type="float">
            <text:p>0.1323</text:p>
          </table:table-cell>
          <table:table-cell office:value-type="float" office:value="0.0948" calcext:value-type="float">
            <text:p>0.0948</text:p>
          </table:table-cell>
          <table:table-cell office:value-type="float" office:value="0.7152" calcext:value-type="float">
            <text:p>0.7152</text:p>
          </table:table-cell>
          <table:table-cell office:value-type="float" office:value="0.3036" calcext:value-type="float">
            <text:p>0.3036</text:p>
          </table:table-cell>
        </table:table-row>
        <table:table-row table:style-name="ro1">
          <table:table-cell office:value-type="float" office:value="1477010455850000" calcext:value-type="float">
            <text:p>1477010455850000</text:p>
          </table:table-cell>
          <table:table-cell office:value-type="float" office:value="-3.8547" calcext:value-type="float">
            <text:p>-3.8547</text:p>
          </table:table-cell>
          <table:table-cell office:value-type="float" office:value="3.8028" calcext:value-type="float">
            <text:p>3.8028</text:p>
          </table:table-cell>
          <table:table-cell office:value-type="float" office:value="5.4613" calcext:value-type="float">
            <text:p>5.4613</text:p>
          </table:table-cell>
          <table:table-cell office:value-type="float" office:value="4.3964" calcext:value-type="float">
            <text:p>4.3964</text:p>
          </table:table-cell>
          <table:table-cell office:value-type="float" office:value="0.0448" calcext:value-type="float">
            <text:p>0.0448</text:p>
          </table:table-cell>
          <table:table-cell office:value-type="string" calcext:value-type="string">
            <text:p>R</text:p>
          </table:table-cell>
          <table:table-cell office:value-type="float" office:value="1.4649" calcext:value-type="float">
            <text:p>1.4649</text:p>
          </table:table-cell>
          <table:table-cell office:value-type="float" office:value="0.132" calcext:value-type="float">
            <text:p>0.132</text:p>
          </table:table-cell>
          <table:table-cell office:value-type="float" office:value="0.0949" calcext:value-type="float">
            <text:p>0.0949</text:p>
          </table:table-cell>
          <table:table-cell office:value-type="float" office:value="0.7138" calcext:value-type="float">
            <text:p>0.7138</text:p>
          </table:table-cell>
          <table:table-cell office:value-type="float" office:value="0.3036" calcext:value-type="float">
            <text:p>0.3036</text:p>
          </table:table-cell>
        </table:table-row>
        <table:table-row table:style-name="ro1" table:visibility="filter">
          <table:table-cell office:value-type="float" office:value="1477010455900000" calcext:value-type="float">
            <text:p>1477010455900000</text:p>
          </table:table-cell>
          <table:table-cell office:value-type="float" office:value="-3.9185" calcext:value-type="float">
            <text:p>-3.9185</text:p>
          </table:table-cell>
          <table:table-cell office:value-type="float" office:value="3.6167" calcext:value-type="float">
            <text:p>3.6167</text:p>
          </table:table-cell>
          <table:table-cell office:value-type="float" office:value="5.2971" calcext:value-type="float">
            <text:p>5.2971</text:p>
          </table:table-cell>
          <table:table-cell office:value-type="float" office:value="4.3984" calcext:value-type="float">
            <text:p>4.3984</text:p>
          </table:table-cell>
          <table:table-cell office:value-type="float" office:value="0.0445" calcext:value-type="float">
            <text:p>0.0445</text:p>
          </table:table-cell>
          <table:table-cell office:value-type="string" calcext:value-type="string">
            <text:p>L</text:p>
          </table:table-cell>
          <table:table-cell office:value-type="float" office:value="1.3494" calcext:value-type="float">
            <text:p>1.3494</text:p>
          </table:table-cell>
          <table:table-cell office:value-type="float" office:value="0.1318" calcext:value-type="float">
            <text:p>0.1318</text:p>
          </table:table-cell>
          <table:table-cell office:value-type="float" office:value="0.0948" calcext:value-type="float">
            <text:p>0.0948</text:p>
          </table:table-cell>
          <table:table-cell office:value-type="float" office:value="0.7125" calcext:value-type="float">
            <text:p>0.7125</text:p>
          </table:table-cell>
          <table:table-cell office:value-type="float" office:value="0.3032" calcext:value-type="float">
            <text:p>0.3032</text:p>
          </table:table-cell>
        </table:table-row>
        <table:table-row table:style-name="ro1">
          <table:table-cell office:value-type="float" office:value="1477010455950000" calcext:value-type="float">
            <text:p>1477010455950000</text:p>
          </table:table-cell>
          <table:table-cell office:value-type="float" office:value="-3.9999" calcext:value-type="float">
            <text:p>-3.9999</text:p>
          </table:table-cell>
          <table:table-cell office:value-type="float" office:value="3.3649" calcext:value-type="float">
            <text:p>3.3649</text:p>
          </table:table-cell>
          <table:table-cell office:value-type="float" office:value="5.2971" calcext:value-type="float">
            <text:p>5.2971</text:p>
          </table:table-cell>
          <table:table-cell office:value-type="float" office:value="4.4007" calcext:value-type="float">
            <text:p>4.4007</text:p>
          </table:table-cell>
          <table:table-cell office:value-type="float" office:value="0.0445" calcext:value-type="float">
            <text:p>0.0445</text:p>
          </table:table-cell>
          <table:table-cell office:value-type="string" calcext:value-type="string">
            <text:p>R</text:p>
          </table:table-cell>
          <table:table-cell office:value-type="float" office:value="5.3269" calcext:value-type="float">
            <text:p>5.3269</text:p>
          </table:table-cell>
          <table:table-cell office:value-type="float" office:value="0.1315" calcext:value-type="float">
            <text:p>0.1315</text:p>
          </table:table-cell>
          <table:table-cell office:value-type="float" office:value="0.0947" calcext:value-type="float">
            <text:p>0.0947</text:p>
          </table:table-cell>
          <table:table-cell office:value-type="float" office:value="0.7112" calcext:value-type="float">
            <text:p>0.7112</text:p>
          </table:table-cell>
          <table:table-cell office:value-type="float" office:value="0.3028" calcext:value-type="float">
            <text:p>0.3028</text:p>
          </table:table-cell>
        </table:table-row>
        <table:table-row table:style-name="ro1" table:visibility="filter">
          <table:table-cell office:value-type="float" office:value="1477010456000000" calcext:value-type="float">
            <text:p>1477010456000000</text:p>
          </table:table-cell>
          <table:table-cell office:value-type="float" office:value="-4.1032" calcext:value-type="float">
            <text:p>-4.1032</text:p>
          </table:table-cell>
          <table:table-cell office:value-type="float" office:value="3.1498" calcext:value-type="float">
            <text:p>3.1498</text:p>
          </table:table-cell>
          <table:table-cell office:value-type="float" office:value="5.2352" calcext:value-type="float">
            <text:p>5.2352</text:p>
          </table:table-cell>
          <table:table-cell office:value-type="float" office:value="4.391" calcext:value-type="float">
            <text:p>4.391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L</text:p>
          </table:table-cell>
          <table:table-cell office:value-type="float" office:value="0.4814" calcext:value-type="float">
            <text:p>0.4814</text:p>
          </table:table-cell>
          <table:table-cell office:value-type="float" office:value="0.1312" calcext:value-type="float">
            <text:p>0.1312</text:p>
          </table:table-cell>
          <table:table-cell office:value-type="float" office:value="0.0945" calcext:value-type="float">
            <text:p>0.0945</text:p>
          </table:table-cell>
          <table:table-cell office:value-type="float" office:value="0.7099" calcext:value-type="float">
            <text:p>0.7099</text:p>
          </table:table-cell>
          <table:table-cell office:value-type="float" office:value="0.3023" calcext:value-type="float">
            <text:p>0.3023</text:p>
          </table:table-cell>
        </table:table-row>
        <table:table-row table:style-name="ro1">
          <table:table-cell office:value-type="float" office:value="1477010456050000" calcext:value-type="float">
            <text:p>1477010456050000</text:p>
          </table:table-cell>
          <table:table-cell office:value-type="float" office:value="-4.1856" calcext:value-type="float">
            <text:p>-4.1856</text:p>
          </table:table-cell>
          <table:table-cell office:value-type="float" office:value="2.9016" calcext:value-type="float">
            <text:p>2.9016</text:p>
          </table:table-cell>
          <table:table-cell office:value-type="float" office:value="5.2352" calcext:value-type="float">
            <text:p>5.2352</text:p>
          </table:table-cell>
          <table:table-cell office:value-type="float" office:value="4.3927" calcext:value-type="float">
            <text:p>4.3927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R</text:p>
          </table:table-cell>
          <table:table-cell office:value-type="float" office:value="1.3632" calcext:value-type="float">
            <text:p>1.3632</text:p>
          </table:table-cell>
          <table:table-cell office:value-type="float" office:value="0.131" calcext:value-type="float">
            <text:p>0.131</text:p>
          </table:table-cell>
          <table:table-cell office:value-type="float" office:value="0.0944" calcext:value-type="float">
            <text:p>0.0944</text:p>
          </table:table-cell>
          <table:table-cell office:value-type="float" office:value="0.7086" calcext:value-type="float">
            <text:p>0.7086</text:p>
          </table:table-cell>
          <table:table-cell office:value-type="float" office:value="0.3018" calcext:value-type="float">
            <text:p>0.3018</text:p>
          </table:table-cell>
        </table:table-row>
        <table:table-row table:style-name="ro1" table:visibility="filter">
          <table:table-cell office:value-type="float" office:value="1477010456100000" calcext:value-type="float">
            <text:p>1477010456100000</text:p>
          </table:table-cell>
          <table:table-cell office:value-type="float" office:value="-4.2871" calcext:value-type="float">
            <text:p>-4.2871</text:p>
          </table:table-cell>
          <table:table-cell office:value-type="float" office:value="2.6169" calcext:value-type="float">
            <text:p>2.6169</text:p>
          </table:table-cell>
          <table:table-cell office:value-type="float" office:value="5.3226" calcext:value-type="float">
            <text:p>5.3226</text:p>
          </table:table-cell>
          <table:table-cell office:value-type="float" office:value="4.3915" calcext:value-type="float">
            <text:p>4.3915</text:p>
          </table:table-cell>
          <table:table-cell office:value-type="float" office:value="0.0302" calcext:value-type="float">
            <text:p>0.0302</text:p>
          </table:table-cell>
          <table:table-cell office:value-type="string" calcext:value-type="string">
            <text:p>L</text:p>
          </table:table-cell>
          <table:table-cell office:value-type="float" office:value="0.3991" calcext:value-type="float">
            <text:p>0.3991</text:p>
          </table:table-cell>
          <table:table-cell office:value-type="float" office:value="0.1307" calcext:value-type="float">
            <text:p>0.1307</text:p>
          </table:table-cell>
          <table:table-cell office:value-type="float" office:value="0.0943" calcext:value-type="float">
            <text:p>0.0943</text:p>
          </table:table-cell>
          <table:table-cell office:value-type="float" office:value="0.7073" calcext:value-type="float">
            <text:p>0.7073</text:p>
          </table:table-cell>
          <table:table-cell office:value-type="float" office:value="0.3014" calcext:value-type="float">
            <text:p>0.3014</text:p>
          </table:table-cell>
        </table:table-row>
        <table:table-row table:style-name="ro1">
          <table:table-cell office:value-type="float" office:value="1477010456150000" calcext:value-type="float">
            <text:p>1477010456150000</text:p>
          </table:table-cell>
          <table:table-cell office:value-type="float" office:value="-4.3708" calcext:value-type="float">
            <text:p>-4.3708</text:p>
          </table:table-cell>
          <table:table-cell office:value-type="float" office:value="2.3645" calcext:value-type="float">
            <text:p>2.3645</text:p>
          </table:table-cell>
          <table:table-cell office:value-type="float" office:value="5.3226" calcext:value-type="float">
            <text:p>5.3226</text:p>
          </table:table-cell>
          <table:table-cell office:value-type="float" office:value="4.393" calcext:value-type="float">
            <text:p>4.393</text:p>
          </table:table-cell>
          <table:table-cell office:value-type="float" office:value="0.0302" calcext:value-type="float">
            <text:p>0.0302</text:p>
          </table:table-cell>
          <table:table-cell office:value-type="string" calcext:value-type="string">
            <text:p>R</text:p>
          </table:table-cell>
          <table:table-cell office:value-type="float" office:value="0.1921" calcext:value-type="float">
            <text:p>0.1921</text:p>
          </table:table-cell>
          <table:table-cell office:value-type="float" office:value="0.1305" calcext:value-type="float">
            <text:p>0.1305</text:p>
          </table:table-cell>
          <table:table-cell office:value-type="float" office:value="0.0943" calcext:value-type="float">
            <text:p>0.0943</text:p>
          </table:table-cell>
          <table:table-cell office:value-type="float" office:value="0.7061" calcext:value-type="float">
            <text:p>0.7061</text:p>
          </table:table-cell>
          <table:table-cell office:value-type="float" office:value="0.3012" calcext:value-type="float">
            <text:p>0.3012</text:p>
          </table:table-cell>
        </table:table-row>
        <table:table-row table:style-name="ro1" table:visibility="filter">
          <table:table-cell office:value-type="float" office:value="1477010456200000" calcext:value-type="float">
            <text:p>1477010456200000</text:p>
          </table:table-cell>
          <table:table-cell office:value-type="float" office:value="-4.5061" calcext:value-type="float">
            <text:p>-4.5061</text:p>
          </table:table-cell>
          <table:table-cell office:value-type="float" office:value="2.1037" calcext:value-type="float">
            <text:p>2.1037</text:p>
          </table:table-cell>
          <table:table-cell office:value-type="float" office:value="5.3735" calcext:value-type="float">
            <text:p>5.3735</text:p>
          </table:table-cell>
          <table:table-cell office:value-type="float" office:value="4.3771" calcext:value-type="float">
            <text:p>4.3771</text:p>
          </table:table-cell>
          <table:table-cell office:value-type="float" office:value="0.0134" calcext:value-type="float">
            <text:p>0.0134</text:p>
          </table:table-cell>
          <table:table-cell office:value-type="string" calcext:value-type="string">
            <text:p>L</text:p>
          </table:table-cell>
          <table:table-cell office:value-type="float" office:value="0.7568" calcext:value-type="float">
            <text:p>0.7568</text:p>
          </table:table-cell>
          <table:table-cell office:value-type="float" office:value="0.1303" calcext:value-type="float">
            <text:p>0.1303</text:p>
          </table:table-cell>
          <table:table-cell office:value-type="float" office:value="0.0944" calcext:value-type="float">
            <text:p>0.0944</text:p>
          </table:table-cell>
          <table:table-cell office:value-type="float" office:value="0.7048" calcext:value-type="float">
            <text:p>0.7048</text:p>
          </table:table-cell>
          <table:table-cell office:value-type="float" office:value="0.301" calcext:value-type="float">
            <text:p>0.301</text:p>
          </table:table-cell>
        </table:table-row>
        <table:table-row table:style-name="ro1">
          <table:table-cell office:value-type="float" office:value="1477010456250000" calcext:value-type="float">
            <text:p>1477010456250000</text:p>
          </table:table-cell>
          <table:table-cell office:value-type="float" office:value="-4.5943" calcext:value-type="float">
            <text:p>-4.5943</text:p>
          </table:table-cell>
          <table:table-cell office:value-type="float" office:value="1.8502" calcext:value-type="float">
            <text:p>1.8502</text:p>
          </table:table-cell>
          <table:table-cell office:value-type="float" office:value="5.3735" calcext:value-type="float">
            <text:p>5.3735</text:p>
          </table:table-cell>
          <table:table-cell office:value-type="float" office:value="4.3778" calcext:value-type="float">
            <text:p>4.3778</text:p>
          </table:table-cell>
          <table:table-cell office:value-type="float" office:value="0.0134" calcext:value-type="float">
            <text:p>0.0134</text:p>
          </table:table-cell>
          <table:table-cell office:value-type="string" calcext:value-type="string">
            <text:p>R</text:p>
          </table:table-cell>
          <table:table-cell office:value-type="float" office:value="5.4139" calcext:value-type="float">
            <text:p>5.4139</text:p>
          </table:table-cell>
          <table:table-cell office:value-type="float" office:value="0.13" calcext:value-type="float">
            <text:p>0.13</text:p>
          </table:table-cell>
          <table:table-cell office:value-type="float" office:value="0.0945" calcext:value-type="float">
            <text:p>0.0945</text:p>
          </table:table-cell>
          <table:table-cell office:value-type="float" office:value="0.7035" calcext:value-type="float">
            <text:p>0.7035</text:p>
          </table:table-cell>
          <table:table-cell office:value-type="float" office:value="0.3008" calcext:value-type="float">
            <text:p>0.3008</text:p>
          </table:table-cell>
        </table:table-row>
        <table:table-row table:style-name="ro1" table:visibility="filter">
          <table:table-cell office:value-type="float" office:value="1477010456300000" calcext:value-type="float">
            <text:p>1477010456300000</text:p>
          </table:table-cell>
          <table:table-cell office:value-type="float" office:value="-4.744" calcext:value-type="float">
            <text:p>-4.744</text:p>
          </table:table-cell>
          <table:table-cell office:value-type="float" office:value="1.5734" calcext:value-type="float">
            <text:p>1.5734</text:p>
          </table:table-cell>
          <table:table-cell office:value-type="float" office:value="5.4622" calcext:value-type="float">
            <text:p>5.4622</text:p>
          </table:table-cell>
          <table:table-cell office:value-type="float" office:value="4.3596" calcext:value-type="float">
            <text:p>4.3596</text:p>
          </table:table-cell>
          <table:table-cell office:value-type="float" office:value="-0.0049" calcext:value-type="float">
            <text:p>-0.0049</text:p>
          </table:table-cell>
          <table:table-cell office:value-type="string" calcext:value-type="string">
            <text:p>L</text:p>
          </table:table-cell>
          <table:table-cell office:value-type="float" office:value="1.1352" calcext:value-type="float">
            <text:p>1.1352</text:p>
          </table:table-cell>
          <table:table-cell office:value-type="float" office:value="0.1299" calcext:value-type="float">
            <text:p>0.1299</text:p>
          </table:table-cell>
          <table:table-cell office:value-type="float" office:value="0.0948" calcext:value-type="float">
            <text:p>0.0948</text:p>
          </table:table-cell>
          <table:table-cell office:value-type="float" office:value="0.7022" calcext:value-type="float">
            <text:p>0.7022</text:p>
          </table:table-cell>
          <table:table-cell office:value-type="float" office:value="0.3009" calcext:value-type="float">
            <text:p>0.3009</text:p>
          </table:table-cell>
        </table:table-row>
        <table:table-row table:style-name="ro1">
          <table:table-cell office:value-type="float" office:value="1477010456350000" calcext:value-type="float">
            <text:p>1477010456350000</text:p>
          </table:table-cell>
          <table:table-cell office:value-type="float" office:value="-4.8383" calcext:value-type="float">
            <text:p>-4.8383</text:p>
          </table:table-cell>
          <table:table-cell office:value-type="float" office:value="1.3174" calcext:value-type="float">
            <text:p>1.3174</text:p>
          </table:table-cell>
          <table:table-cell office:value-type="float" office:value="5.4622" calcext:value-type="float">
            <text:p>5.4622</text:p>
          </table:table-cell>
          <table:table-cell office:value-type="float" office:value="4.3593" calcext:value-type="float">
            <text:p>4.3593</text:p>
          </table:table-cell>
          <table:table-cell office:value-type="float" office:value="-0.0049" calcext:value-type="float">
            <text:p>-0.0049</text:p>
          </table:table-cell>
          <table:table-cell office:value-type="string" calcext:value-type="string">
            <text:p>R</text:p>
          </table:table-cell>
          <table:table-cell office:value-type="float" office:value="1.4569" calcext:value-type="float">
            <text:p>1.4569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0952" calcext:value-type="float">
            <text:p>0.0952</text:p>
          </table:table-cell>
          <table:table-cell office:value-type="float" office:value="0.7009" calcext:value-type="float">
            <text:p>0.7009</text:p>
          </table:table-cell>
          <table:table-cell office:value-type="float" office:value="0.301" calcext:value-type="float">
            <text:p>0.301</text:p>
          </table:table-cell>
        </table:table-row>
        <table:table-row table:style-name="ro1" table:visibility="filter">
          <table:table-cell office:value-type="float" office:value="1477010456400000" calcext:value-type="float">
            <text:p>1477010456400000</text:p>
          </table:table-cell>
          <table:table-cell office:value-type="float" office:value="-4.8435" calcext:value-type="float">
            <text:p>-4.8435</text:p>
          </table:table-cell>
          <table:table-cell office:value-type="float" office:value="1.142" calcext:value-type="float">
            <text:p>1.142</text:p>
          </table:table-cell>
          <table:table-cell office:value-type="float" office:value="5.2358" calcext:value-type="float">
            <text:p>5.2358</text:p>
          </table:table-cell>
          <table:table-cell office:value-type="float" office:value="4.3805" calcext:value-type="float">
            <text:p>4.3805</text:p>
          </table:table-cell>
          <table:table-cell office:value-type="float" office:value="0.0159" calcext:value-type="float">
            <text:p>0.0159</text:p>
          </table:table-cell>
          <table:table-cell office:value-type="string" calcext:value-type="string">
            <text:p>L</text:p>
          </table:table-cell>
          <table:table-cell office:value-type="float" office:value="3.513" calcext:value-type="float">
            <text:p>3.513</text:p>
          </table:table-cell>
          <table:table-cell office:value-type="float" office:value="0.1295" calcext:value-type="float">
            <text:p>0.1295</text:p>
          </table:table-cell>
          <table:table-cell office:value-type="float" office:value="0.0952" calcext:value-type="float">
            <text:p>0.0952</text:p>
          </table:table-cell>
          <table:table-cell office:value-type="float" office:value="0.6998" calcext:value-type="float">
            <text:p>0.6998</text:p>
          </table:table-cell>
          <table:table-cell office:value-type="float" office:value="0.3006" calcext:value-type="float">
            <text:p>0.3006</text:p>
          </table:table-cell>
        </table:table-row>
        <table:table-row table:style-name="ro1">
          <table:table-cell office:value-type="float" office:value="1477010456450000" calcext:value-type="float">
            <text:p>1477010456450000</text:p>
          </table:table-cell>
          <table:table-cell office:value-type="float" office:value="-4.9286" calcext:value-type="float">
            <text:p>-4.9286</text:p>
          </table:table-cell>
          <table:table-cell office:value-type="float" office:value="0.8947" calcext:value-type="float">
            <text:p>0.8947</text:p>
          </table:table-cell>
          <table:table-cell office:value-type="float" office:value="5.2358" calcext:value-type="float">
            <text:p>5.2358</text:p>
          </table:table-cell>
          <table:table-cell office:value-type="float" office:value="4.3813" calcext:value-type="float">
            <text:p>4.3813</text:p>
          </table:table-cell>
          <table:table-cell office:value-type="float" office:value="0.0159" calcext:value-type="float">
            <text:p>0.0159</text:p>
          </table:table-cell>
          <table:table-cell office:value-type="string" calcext:value-type="string">
            <text:p>R</text:p>
          </table:table-cell>
          <table:table-cell office:value-type="float" office:value="2.0266" calcext:value-type="float">
            <text:p>2.0266</text:p>
          </table:table-cell>
          <table:table-cell office:value-type="float" office:value="0.1293" calcext:value-type="float">
            <text:p>0.1293</text:p>
          </table:table-cell>
          <table:table-cell office:value-type="float" office:value="0.0953" calcext:value-type="float">
            <text:p>0.0953</text:p>
          </table:table-cell>
          <table:table-cell office:value-type="float" office:value="0.6988" calcext:value-type="float">
            <text:p>0.6988</text:p>
          </table:table-cell>
          <table:table-cell office:value-type="float" office:value="0.3003" calcext:value-type="float">
            <text:p>0.3003</text:p>
          </table:table-cell>
        </table:table-row>
        <table:table-row table:style-name="ro1" table:visibility="filter">
          <table:table-cell office:value-type="float" office:value="1477010456500000" calcext:value-type="float">
            <text:p>1477010456500000</text:p>
          </table:table-cell>
          <table:table-cell office:value-type="float" office:value="-4.9601" calcext:value-type="float">
            <text:p>-4.9601</text:p>
          </table:table-cell>
          <table:table-cell office:value-type="float" office:value="0.7109" calcext:value-type="float">
            <text:p>0.7109</text:p>
          </table:table-cell>
          <table:table-cell office:value-type="float" office:value="5.0689" calcext:value-type="float">
            <text:p>5.0689</text:p>
          </table:table-cell>
          <table:table-cell office:value-type="float" office:value="4.3931" calcext:value-type="float">
            <text:p>4.3931</text:p>
          </table:table-cell>
          <table:table-cell office:value-type="float" office:value="0.0266" calcext:value-type="float">
            <text:p>0.0266</text:p>
          </table:table-cell>
          <table:table-cell office:value-type="string" calcext:value-type="string">
            <text:p>L</text:p>
          </table:table-cell>
          <table:table-cell office:value-type="float" office:value="1.6505" calcext:value-type="float">
            <text:p>1.6505</text:p>
          </table:table-cell>
          <table:table-cell office:value-type="float" office:value="0.1292" calcext:value-type="float">
            <text:p>0.1292</text:p>
          </table:table-cell>
          <table:table-cell office:value-type="float" office:value="0.0952" calcext:value-type="float">
            <text:p>0.0952</text:p>
          </table:table-cell>
          <table:table-cell office:value-type="float" office:value="0.6981" calcext:value-type="float">
            <text:p>0.6981</text:p>
          </table:table-cell>
          <table:table-cell office:value-type="float" office:value="0.2997" calcext:value-type="float">
            <text:p>0.2997</text:p>
          </table:table-cell>
        </table:table-row>
        <table:table-row table:style-name="ro1">
          <table:table-cell office:value-type="float" office:value="1477010456550000" calcext:value-type="float">
            <text:p>1477010456550000</text:p>
          </table:table-cell>
          <table:table-cell office:value-type="float" office:value="-5.0394" calcext:value-type="float">
            <text:p>-5.0394</text:p>
          </table:table-cell>
          <table:table-cell office:value-type="float" office:value="0.4704" calcext:value-type="float">
            <text:p>0.4704</text:p>
          </table:table-cell>
          <table:table-cell office:value-type="float" office:value="5.0689" calcext:value-type="float">
            <text:p>5.0689</text:p>
          </table:table-cell>
          <table:table-cell office:value-type="float" office:value="4.3944" calcext:value-type="float">
            <text:p>4.3944</text:p>
          </table:table-cell>
          <table:table-cell office:value-type="float" office:value="0.0266" calcext:value-type="float">
            <text:p>0.0266</text:p>
          </table:table-cell>
          <table:table-cell office:value-type="string" calcext:value-type="string">
            <text:p>R</text:p>
          </table:table-cell>
          <table:table-cell office:value-type="float" office:value="5.1455" calcext:value-type="float">
            <text:p>5.1455</text:p>
          </table:table-cell>
          <table:table-cell office:value-type="float" office:value="0.1292" calcext:value-type="float">
            <text:p>0.1292</text:p>
          </table:table-cell>
          <table:table-cell office:value-type="float" office:value="0.0951" calcext:value-type="float">
            <text:p>0.0951</text:p>
          </table:table-cell>
          <table:table-cell office:value-type="float" office:value="0.6974" calcext:value-type="float">
            <text:p>0.6974</text:p>
          </table:table-cell>
          <table:table-cell office:value-type="float" office:value="0.2992" calcext:value-type="float">
            <text:p>0.2992</text:p>
          </table:table-cell>
        </table:table-row>
        <table:table-row table:style-name="ro1" table:visibility="filter">
          <table:table-cell office:value-type="float" office:value="1477010456600000" calcext:value-type="float">
            <text:p>1477010456600000</text:p>
          </table:table-cell>
          <table:table-cell office:value-type="float" office:value="-5.1197" calcext:value-type="float">
            <text:p>-5.1197</text:p>
          </table:table-cell>
          <table:table-cell office:value-type="float" office:value="0.2394" calcext:value-type="float">
            <text:p>0.2394</text:p>
          </table:table-cell>
          <table:table-cell office:value-type="float" office:value="5.0503" calcext:value-type="float">
            <text:p>5.0503</text:p>
          </table:table-cell>
          <table:table-cell office:value-type="float" office:value="4.3942" calcext:value-type="float">
            <text:p>4.394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L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1293" calcext:value-type="float">
            <text:p>0.1293</text:p>
          </table:table-cell>
          <table:table-cell office:value-type="float" office:value="0.095" calcext:value-type="float">
            <text:p>0.095</text:p>
          </table:table-cell>
          <table:table-cell office:value-type="float" office:value="0.6969" calcext:value-type="float">
            <text:p>0.6969</text:p>
          </table:table-cell>
          <table:table-cell office:value-type="float" office:value="0.2987" calcext:value-type="float">
            <text:p>0.2987</text:p>
          </table:table-cell>
        </table:table-row>
        <table:table-row table:style-name="ro1">
          <table:table-cell office:value-type="float" office:value="1477010456650000" calcext:value-type="float">
            <text:p>1477010456650000</text:p>
          </table:table-cell>
          <table:table-cell office:value-type="float" office:value="-5.1985" calcext:value-type="float">
            <text:p>-5.1985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5.0503" calcext:value-type="float">
            <text:p>5.0503</text:p>
          </table:table-cell>
          <table:table-cell office:value-type="float" office:value="4.3954" calcext:value-type="float">
            <text:p>4.395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R</text:p>
          </table:table-cell>
          <table:table-cell office:value-type="float" office:value="7.6853" calcext:value-type="float">
            <text:p>7.6853</text:p>
          </table:table-cell>
          <table:table-cell office:value-type="float" office:value="0.1295" calcext:value-type="float">
            <text:p>0.1295</text:p>
          </table:table-cell>
          <table:table-cell office:value-type="float" office:value="0.095" calcext:value-type="float">
            <text:p>0.095</text:p>
          </table:table-cell>
          <table:table-cell office:value-type="float" office:value="0.6965" calcext:value-type="float">
            <text:p>0.6965</text:p>
          </table:table-cell>
          <table:table-cell office:value-type="float" office:value="0.2982" calcext:value-type="float">
            <text:p>0.2982</text:p>
          </table:table-cell>
        </table:table-row>
        <table:table-row table:style-name="ro1" table:visibility="filter">
          <table:table-cell office:value-type="float" office:value="1477010456700000" calcext:value-type="float">
            <text:p>1477010456700000</text:p>
          </table:table-cell>
          <table:table-cell office:value-type="float" office:value="-5.284" calcext:value-type="float">
            <text:p>-5.284</text:p>
          </table:table-cell>
          <table:table-cell office:value-type="float" office:value="-0.2308" calcext:value-type="float">
            <text:p>-0.2308</text:p>
          </table:table-cell>
          <table:table-cell office:value-type="float" office:value="5.0362" calcext:value-type="float">
            <text:p>5.0362</text:p>
          </table:table-cell>
          <table:table-cell office:value-type="float" office:value="4.3931" calcext:value-type="float">
            <text:p>4.3931</text:p>
          </table:table-cell>
          <table:table-cell office:value-type="float" office:value="0.0216" calcext:value-type="float">
            <text:p>0.0216</text:p>
          </table:table-cell>
          <table:table-cell office:value-type="string" calcext:value-type="string">
            <text:p>L</text:p>
          </table:table-cell>
          <table:table-cell office:value-type="float" office:value="0.0374" calcext:value-type="float">
            <text:p>0.0374</text:p>
          </table:table-cell>
          <table:table-cell office:value-type="float" office:value="0.1298" calcext:value-type="float">
            <text:p>0.1298</text:p>
          </table:table-cell>
          <table:table-cell office:value-type="float" office:value="0.0949" calcext:value-type="float">
            <text:p>0.0949</text:p>
          </table:table-cell>
          <table:table-cell office:value-type="float" office:value="0.6962" calcext:value-type="float">
            <text:p>0.6962</text:p>
          </table:table-cell>
          <table:table-cell office:value-type="float" office:value="0.2978" calcext:value-type="float">
            <text:p>0.2978</text:p>
          </table:table-cell>
        </table:table-row>
        <table:table-row table:style-name="ro1">
          <table:table-cell office:value-type="float" office:value="1477010456750000" calcext:value-type="float">
            <text:p>1477010456750000</text:p>
          </table:table-cell>
          <table:table-cell office:value-type="float" office:value="-5.3628" calcext:value-type="float">
            <text:p>-5.3628</text:p>
          </table:table-cell>
          <table:table-cell office:value-type="float" office:value="-0.4698" calcext:value-type="float">
            <text:p>-0.4698</text:p>
          </table:table-cell>
          <table:table-cell office:value-type="float" office:value="5.0362" calcext:value-type="float">
            <text:p>5.0362</text:p>
          </table:table-cell>
          <table:table-cell office:value-type="float" office:value="4.3942" calcext:value-type="float">
            <text:p>4.3942</text:p>
          </table:table-cell>
          <table:table-cell office:value-type="float" office:value="0.0216" calcext:value-type="float">
            <text:p>0.0216</text:p>
          </table:table-cell>
          <table:table-cell office:value-type="string" calcext:value-type="string">
            <text:p>R</text:p>
          </table:table-cell>
          <table:table-cell office:value-type="float" office:value="5.9669" calcext:value-type="float">
            <text:p>5.9669</text:p>
          </table:table-cell>
          <table:table-cell office:value-type="float" office:value="0.1304" calcext:value-type="float">
            <text:p>0.1304</text:p>
          </table:table-cell>
          <table:table-cell office:value-type="float" office:value="0.0948" calcext:value-type="float">
            <text:p>0.0948</text:p>
          </table:table-cell>
          <table:table-cell office:value-type="float" office:value="0.6961" calcext:value-type="float">
            <text:p>0.6961</text:p>
          </table:table-cell>
          <table:table-cell office:value-type="float" office:value="0.2973" calcext:value-type="float">
            <text:p>0.2973</text:p>
          </table:table-cell>
        </table:table-row>
        <table:table-row table:style-name="ro1" table:visibility="filter">
          <table:table-cell office:value-type="float" office:value="1477010456800000" calcext:value-type="float">
            <text:p>1477010456800000</text:p>
          </table:table-cell>
          <table:table-cell office:value-type="float" office:value="-5.5705" calcext:value-type="float">
            <text:p>-5.5705</text:p>
          </table:table-cell>
          <table:table-cell office:value-type="float" office:value="-0.6213" calcext:value-type="float">
            <text:p>-0.6213</text:p>
          </table:table-cell>
          <table:table-cell office:value-type="float" office:value="4.9452" calcext:value-type="float">
            <text:p>4.9452</text:p>
          </table:table-cell>
          <table:table-cell office:value-type="float" office:value="4.3392" calcext:value-type="float">
            <text:p>4.3392</text:p>
          </table:table-cell>
          <table:table-cell office:value-type="float" office:value="-0.0328" calcext:value-type="float">
            <text:p>-0.0328</text:p>
          </table:table-cell>
          <table:table-cell office:value-type="string" calcext:value-type="string">
            <text:p>L</text:p>
          </table:table-cell>
          <table:table-cell office:value-type="float" office:value="7.2364" calcext:value-type="float">
            <text:p>7.2364</text:p>
          </table:table-cell>
          <table:table-cell office:value-type="float" office:value="0.1304" calcext:value-type="float">
            <text:p>0.1304</text:p>
          </table:table-cell>
          <table:table-cell office:value-type="float" office:value="0.0946" calcext:value-type="float">
            <text:p>0.0946</text:p>
          </table:table-cell>
          <table:table-cell office:value-type="float" office:value="0.6954" calcext:value-type="float">
            <text:p>0.6954</text:p>
          </table:table-cell>
          <table:table-cell office:value-type="float" office:value="0.2968" calcext:value-type="float">
            <text:p>0.2968</text:p>
          </table:table-cell>
        </table:table-row>
        <table:table-row table:style-name="ro1">
          <table:table-cell office:value-type="float" office:value="1477010456850000" calcext:value-type="float">
            <text:p>1477010456850000</text:p>
          </table:table-cell>
          <table:table-cell office:value-type="float" office:value="-5.6608" calcext:value-type="float">
            <text:p>-5.6608</text:p>
          </table:table-cell>
          <table:table-cell office:value-type="float" office:value="-0.8513" calcext:value-type="float">
            <text:p>-0.8513</text:p>
          </table:table-cell>
          <table:table-cell office:value-type="float" office:value="4.9452" calcext:value-type="float">
            <text:p>4.9452</text:p>
          </table:table-cell>
          <table:table-cell office:value-type="float" office:value="4.3375" calcext:value-type="float">
            <text:p>4.3375</text:p>
          </table:table-cell>
          <table:table-cell office:value-type="float" office:value="-0.0328" calcext:value-type="float">
            <text:p>-0.0328</text:p>
          </table:table-cell>
          <table:table-cell office:value-type="string" calcext:value-type="string">
            <text:p>R</text:p>
          </table:table-cell>
          <table:table-cell office:value-type="float" office:value="7.027" calcext:value-type="float">
            <text:p>7.027</text:p>
          </table:table-cell>
          <table:table-cell office:value-type="float" office:value="0.1305" calcext:value-type="float">
            <text:p>0.1305</text:p>
          </table:table-cell>
          <table:table-cell office:value-type="float" office:value="0.0944" calcext:value-type="float">
            <text:p>0.0944</text:p>
          </table:table-cell>
          <table:table-cell office:value-type="float" office:value="0.6948" calcext:value-type="float">
            <text:p>0.6948</text:p>
          </table:table-cell>
          <table:table-cell office:value-type="float" office:value="0.2963" calcext:value-type="float">
            <text:p>0.2963</text:p>
          </table:table-cell>
        </table:table-row>
        <table:table-row table:style-name="ro1" table:visibility="filter">
          <table:table-cell office:value-type="float" office:value="1477010456900000" calcext:value-type="float">
            <text:p>1477010456900000</text:p>
          </table:table-cell>
          <table:table-cell office:value-type="float" office:value="-5.7941" calcext:value-type="float">
            <text:p>-5.7941</text:p>
          </table:table-cell>
          <table:table-cell office:value-type="float" office:value="-1.1478" calcext:value-type="float">
            <text:p>-1.1478</text:p>
          </table:table-cell>
          <table:table-cell office:value-type="float" office:value="5.1115" calcext:value-type="float">
            <text:p>5.1115</text:p>
          </table:table-cell>
          <table:table-cell office:value-type="float" office:value="4.329" calcext:value-type="float">
            <text:p>4.329</text:p>
          </table:table-cell>
          <table:table-cell office:value-type="float" office:value="-0.0395" calcext:value-type="float">
            <text:p>-0.0395</text:p>
          </table:table-cell>
          <table:table-cell office:value-type="string" calcext:value-type="string">
            <text:p>L</text:p>
          </table:table-cell>
          <table:table-cell office:value-type="float" office:value="1.4824" calcext:value-type="float">
            <text:p>1.4824</text:p>
          </table:table-cell>
          <table:table-cell office:value-type="float" office:value="0.1306" calcext:value-type="float">
            <text:p>0.1306</text:p>
          </table:table-cell>
          <table:table-cell office:value-type="float" office:value="0.0943" calcext:value-type="float">
            <text:p>0.0943</text:p>
          </table:table-cell>
          <table:table-cell office:value-type="float" office:value="0.694" calcext:value-type="float">
            <text:p>0.694</text:p>
          </table:table-cell>
          <table:table-cell office:value-type="float" office:value="0.2959" calcext:value-type="float">
            <text:p>0.2959</text:p>
          </table:table-cell>
        </table:table-row>
        <table:table-row table:style-name="ro1">
          <table:table-cell office:value-type="float" office:value="1477010456950000" calcext:value-type="float">
            <text:p>1477010456950000</text:p>
          </table:table-cell>
          <table:table-cell office:value-type="float" office:value="-5.8898" calcext:value-type="float">
            <text:p>-5.8898</text:p>
          </table:table-cell>
          <table:table-cell office:value-type="float" office:value="-1.3845" calcext:value-type="float">
            <text:p>-1.3845</text:p>
          </table:table-cell>
          <table:table-cell office:value-type="float" office:value="5.1115" calcext:value-type="float">
            <text:p>5.1115</text:p>
          </table:table-cell>
          <table:table-cell office:value-type="float" office:value="4.327" calcext:value-type="float">
            <text:p>4.327</text:p>
          </table:table-cell>
          <table:table-cell office:value-type="float" office:value="-0.0395" calcext:value-type="float">
            <text:p>-0.0395</text:p>
          </table:table-cell>
          <table:table-cell office:value-type="string" calcext:value-type="string">
            <text:p>R</text:p>
          </table:table-cell>
          <table:table-cell office:value-type="float" office:value="1.7145" calcext:value-type="float">
            <text:p>1.7145</text:p>
          </table:table-cell>
          <table:table-cell office:value-type="float" office:value="0.1307" calcext:value-type="float">
            <text:p>0.1307</text:p>
          </table:table-cell>
          <table:table-cell office:value-type="float" office:value="0.0942" calcext:value-type="float">
            <text:p>0.0942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2956" calcext:value-type="float">
            <text:p>0.2956</text:p>
          </table:table-cell>
        </table:table-row>
        <table:table-row table:style-name="ro1" table:visibility="filter">
          <table:table-cell office:value-type="float" office:value="1477010457000000" calcext:value-type="float">
            <text:p>1477010457000000</text:p>
          </table:table-cell>
          <table:table-cell office:value-type="float" office:value="-6.0767" calcext:value-type="float">
            <text:p>-6.0767</text:p>
          </table:table-cell>
          <table:table-cell office:value-type="float" office:value="-1.5855" calcext:value-type="float">
            <text:p>-1.5855</text:p>
          </table:table-cell>
          <table:table-cell office:value-type="float" office:value="5.1077" calcext:value-type="float">
            <text:p>5.1077</text:p>
          </table:table-cell>
          <table:table-cell office:value-type="float" office:value="4.2882" calcext:value-type="float">
            <text:p>4.2882</text:p>
          </table:table-cell>
          <table:table-cell office:value-type="float" office:value="-0.0752" calcext:value-type="float">
            <text:p>-0.0752</text:p>
          </table:table-cell>
          <table:table-cell office:value-type="string" calcext:value-type="string">
            <text:p>L</text:p>
          </table:table-cell>
          <table:table-cell office:value-type="float" office:value="2.8735" calcext:value-type="float">
            <text:p>2.8735</text:p>
          </table:table-cell>
          <table:table-cell office:value-type="float" office:value="0.1307" calcext:value-type="float">
            <text:p>0.1307</text:p>
          </table:table-cell>
          <table:table-cell office:value-type="float" office:value="0.0941" calcext:value-type="float">
            <text:p>0.0941</text:p>
          </table:table-cell>
          <table:table-cell office:value-type="float" office:value="0.6924" calcext:value-type="float">
            <text:p>0.6924</text:p>
          </table:table-cell>
          <table:table-cell office:value-type="float" office:value="0.2951" calcext:value-type="float">
            <text:p>0.2951</text:p>
          </table:table-cell>
        </table:table-row>
        <table:table-row table:style-name="ro1">
          <table:table-cell office:value-type="float" office:value="1477010457050000" calcext:value-type="float">
            <text:p>1477010457050000</text:p>
          </table:table-cell>
          <table:table-cell office:value-type="float" office:value="-6.1822" calcext:value-type="float">
            <text:p>-6.1822</text:p>
          </table:table-cell>
          <table:table-cell office:value-type="float" office:value="-1.8179" calcext:value-type="float">
            <text:p>-1.8179</text:p>
          </table:table-cell>
          <table:table-cell office:value-type="float" office:value="5.1077" calcext:value-type="float">
            <text:p>5.1077</text:p>
          </table:table-cell>
          <table:table-cell office:value-type="float" office:value="4.2845" calcext:value-type="float">
            <text:p>4.2845</text:p>
          </table:table-cell>
          <table:table-cell office:value-type="float" office:value="-0.0752" calcext:value-type="float">
            <text:p>-0.0752</text:p>
          </table:table-cell>
          <table:table-cell office:value-type="string" calcext:value-type="string">
            <text:p>R</text:p>
          </table:table-cell>
          <table:table-cell office:value-type="float" office:value="4.7887" calcext:value-type="float">
            <text:p>4.7887</text:p>
          </table:table-cell>
          <table:table-cell office:value-type="float" office:value="0.1306" calcext:value-type="float">
            <text:p>0.1306</text:p>
          </table:table-cell>
          <table:table-cell office:value-type="float" office:value="0.0939" calcext:value-type="float">
            <text:p>0.0939</text:p>
          </table:table-cell>
          <table:table-cell office:value-type="float" office:value="0.6916" calcext:value-type="float">
            <text:p>0.6916</text:p>
          </table:table-cell>
          <table:table-cell office:value-type="float" office:value="0.2947" calcext:value-type="float">
            <text:p>0.2947</text:p>
          </table:table-cell>
        </table:table-row>
        <table:table-row table:style-name="ro1" table:visibility="filter">
          <table:table-cell office:value-type="float" office:value="1477010457100000" calcext:value-type="float">
            <text:p>1477010457100000</text:p>
          </table:table-cell>
          <table:table-cell office:value-type="float" office:value="-6.3062" calcext:value-type="float">
            <text:p>-6.3062</text:p>
          </table:table-cell>
          <table:table-cell office:value-type="float" office:value="-2.0806" calcext:value-type="float">
            <text:p>-2.0806</text:p>
          </table:table-cell>
          <table:table-cell office:value-type="float" office:value="5.1835" calcext:value-type="float">
            <text:p>5.1835</text:p>
          </table:table-cell>
          <table:table-cell office:value-type="float" office:value="4.2787" calcext:value-type="float">
            <text:p>4.2787</text:p>
          </table:table-cell>
          <table:table-cell office:value-type="float" office:value="-0.077" calcext:value-type="float">
            <text:p>-0.077</text:p>
          </table:table-cell>
          <table:table-cell office:value-type="string" calcext:value-type="string">
            <text:p>L</text:p>
          </table:table-cell>
          <table:table-cell office:value-type="float" office:value="0.2953" calcext:value-type="float">
            <text:p>0.2953</text:p>
          </table:table-cell>
          <table:table-cell office:value-type="float" office:value="0.1306" calcext:value-type="float">
            <text:p>0.1306</text:p>
          </table:table-cell>
          <table:table-cell office:value-type="float" office:value="0.0939" calcext:value-type="float">
            <text:p>0.0939</text:p>
          </table:table-cell>
          <table:table-cell office:value-type="float" office:value="0.6907" calcext:value-type="float">
            <text:p>0.6907</text:p>
          </table:table-cell>
          <table:table-cell office:value-type="float" office:value="0.2946" calcext:value-type="float">
            <text:p>0.2946</text:p>
          </table:table-cell>
        </table:table-row>
        <table:table-row table:style-name="ro1">
          <table:table-cell office:value-type="float" office:value="1477010457150000" calcext:value-type="float">
            <text:p>1477010457150000</text:p>
          </table:table-cell>
          <table:table-cell office:value-type="float" office:value="-6.4154" calcext:value-type="float">
            <text:p>-6.4154</text:p>
          </table:table-cell>
          <table:table-cell office:value-type="float" office:value="-2.3154" calcext:value-type="float">
            <text:p>-2.3154</text:p>
          </table:table-cell>
          <table:table-cell office:value-type="float" office:value="5.1835" calcext:value-type="float">
            <text:p>5.1835</text:p>
          </table:table-cell>
          <table:table-cell office:value-type="float" office:value="4.2749" calcext:value-type="float">
            <text:p>4.2749</text:p>
          </table:table-cell>
          <table:table-cell office:value-type="float" office:value="-0.077" calcext:value-type="float">
            <text:p>-0.077</text:p>
          </table:table-cell>
          <table:table-cell office:value-type="string" calcext:value-type="string">
            <text:p>R</text:p>
          </table:table-cell>
          <table:table-cell office:value-type="float" office:value="4.5438" calcext:value-type="float">
            <text:p>4.5438</text:p>
          </table:table-cell>
          <table:table-cell office:value-type="float" office:value="0.1306" calcext:value-type="float">
            <text:p>0.1306</text:p>
          </table:table-cell>
          <table:table-cell office:value-type="float" office:value="0.0939" calcext:value-type="float">
            <text:p>0.0939</text:p>
          </table:table-cell>
          <table:table-cell office:value-type="float" office:value="0.6898" calcext:value-type="float">
            <text:p>0.6898</text:p>
          </table:table-cell>
          <table:table-cell office:value-type="float" office:value="0.2944" calcext:value-type="float">
            <text:p>0.2944</text:p>
          </table:table-cell>
        </table:table-row>
        <table:table-row table:style-name="ro1" table:visibility="filter">
          <table:table-cell office:value-type="float" office:value="1477010457200000" calcext:value-type="float">
            <text:p>1477010457200000</text:p>
          </table:table-cell>
          <table:table-cell office:value-type="float" office:value="-6.6113" calcext:value-type="float">
            <text:p>-6.6113</text:p>
          </table:table-cell>
          <table:table-cell office:value-type="float" office:value="-2.5167" calcext:value-type="float">
            <text:p>-2.5167</text:p>
          </table:table-cell>
          <table:table-cell office:value-type="float" office:value="5.1896" calcext:value-type="float">
            <text:p>5.1896</text:p>
          </table:table-cell>
          <table:table-cell office:value-type="float" office:value="4.2362" calcext:value-type="float">
            <text:p>4.2362</text:p>
          </table:table-cell>
          <table:table-cell office:value-type="float" office:value="-0.1107" calcext:value-type="float">
            <text:p>-0.1107</text:p>
          </table:table-cell>
          <table:table-cell office:value-type="string" calcext:value-type="string">
            <text:p>L</text:p>
          </table:table-cell>
          <table:table-cell office:value-type="float" office:value="2.4843" calcext:value-type="float">
            <text:p>2.4843</text:p>
          </table:table-cell>
          <table:table-cell office:value-type="float" office:value="0.1305" calcext:value-type="float">
            <text:p>0.1305</text:p>
          </table:table-cell>
          <table:table-cell office:value-type="float" office:value="0.0938" calcext:value-type="float">
            <text:p>0.0938</text:p>
          </table:table-cell>
          <table:table-cell office:value-type="float" office:value="0.6888" calcext:value-type="float">
            <text:p>0.6888</text:p>
          </table:table-cell>
          <table:table-cell office:value-type="float" office:value="0.2942" calcext:value-type="float">
            <text:p>0.2942</text:p>
          </table:table-cell>
        </table:table-row>
        <table:table-row table:style-name="ro1">
          <table:table-cell office:value-type="float" office:value="1477010457250000" calcext:value-type="float">
            <text:p>1477010457250000</text:p>
          </table:table-cell>
          <table:table-cell office:value-type="float" office:value="-6.7308" calcext:value-type="float">
            <text:p>-6.7308</text:p>
          </table:table-cell>
          <table:table-cell office:value-type="float" office:value="-2.7468" calcext:value-type="float">
            <text:p>-2.7468</text:p>
          </table:table-cell>
          <table:table-cell office:value-type="float" office:value="5.1896" calcext:value-type="float">
            <text:p>5.1896</text:p>
          </table:table-cell>
          <table:table-cell office:value-type="float" office:value="4.2307" calcext:value-type="float">
            <text:p>4.2307</text:p>
          </table:table-cell>
          <table:table-cell office:value-type="float" office:value="-0.1107" calcext:value-type="float">
            <text:p>-0.1107</text:p>
          </table:table-cell>
          <table:table-cell office:value-type="string" calcext:value-type="string">
            <text:p>R</text:p>
          </table:table-cell>
          <table:table-cell office:value-type="float" office:value="2.4508" calcext:value-type="float">
            <text:p>2.4508</text:p>
          </table:table-cell>
          <table:table-cell office:value-type="float" office:value="0.1304" calcext:value-type="float">
            <text:p>0.1304</text:p>
          </table:table-cell>
          <table:table-cell office:value-type="float" office:value="0.0938" calcext:value-type="float">
            <text:p>0.0938</text:p>
          </table:table-cell>
          <table:table-cell office:value-type="float" office:value="0.6877" calcext:value-type="float">
            <text:p>0.6877</text:p>
          </table:table-cell>
          <table:table-cell office:value-type="float" office:value="0.294" calcext:value-type="float">
            <text:p>0.294</text:p>
          </table:table-cell>
        </table:table-row>
        <table:table-row table:style-name="ro1" table:visibility="filter">
          <table:table-cell office:value-type="float" office:value="1477010457300000" calcext:value-type="float">
            <text:p>1477010457300000</text:p>
          </table:table-cell>
          <table:table-cell office:value-type="float" office:value="-6.8362" calcext:value-type="float">
            <text:p>-6.8362</text:p>
          </table:table-cell>
          <table:table-cell office:value-type="float" office:value="-3.0188" calcext:value-type="float">
            <text:p>-3.0188</text:p>
          </table:table-cell>
          <table:table-cell office:value-type="float" office:value="5.2597" calcext:value-type="float">
            <text:p>5.2597</text:p>
          </table:table-cell>
          <table:table-cell office:value-type="float" office:value="4.237" calcext:value-type="float">
            <text:p>4.237</text:p>
          </table:table-cell>
          <table:table-cell office:value-type="float" office:value="-0.0991" calcext:value-type="float">
            <text:p>-0.0991</text:p>
          </table:table-cell>
          <table:table-cell office:value-type="string" calcext:value-type="string">
            <text:p>L</text:p>
          </table:table-cell>
          <table:table-cell office:value-type="float" office:value="0.5365" calcext:value-type="float">
            <text:p>0.5365</text:p>
          </table:table-cell>
          <table:table-cell office:value-type="float" office:value="0.1303" calcext:value-type="float">
            <text:p>0.1303</text:p>
          </table:table-cell>
          <table:table-cell office:value-type="float" office:value="0.094" calcext:value-type="float">
            <text:p>0.094</text:p>
          </table:table-cell>
          <table:table-cell office:value-type="float" office:value="0.6868" calcext:value-type="float">
            <text:p>0.6868</text:p>
          </table:table-cell>
          <table:table-cell office:value-type="float" office:value="0.2942" calcext:value-type="float">
            <text:p>0.2942</text:p>
          </table:table-cell>
        </table:table-row>
        <table:table-row table:style-name="ro1">
          <table:table-cell office:value-type="float" office:value="1477010457350000" calcext:value-type="float">
            <text:p>1477010457350000</text:p>
          </table:table-cell>
          <table:table-cell office:value-type="float" office:value="-6.957" calcext:value-type="float">
            <text:p>-6.957</text:p>
          </table:table-cell>
          <table:table-cell office:value-type="float" office:value="-3.2521" calcext:value-type="float">
            <text:p>-3.2521</text:p>
          </table:table-cell>
          <table:table-cell office:value-type="float" office:value="5.2597" calcext:value-type="float">
            <text:p>5.2597</text:p>
          </table:table-cell>
          <table:table-cell office:value-type="float" office:value="4.2321" calcext:value-type="float">
            <text:p>4.2321</text:p>
          </table:table-cell>
          <table:table-cell office:value-type="float" office:value="-0.0991" calcext:value-type="float">
            <text:p>-0.0991</text:p>
          </table:table-cell>
          <table:table-cell office:value-type="string" calcext:value-type="string">
            <text:p>R</text:p>
          </table:table-cell>
          <table:table-cell office:value-type="float" office:value="0.4104" calcext:value-type="float">
            <text:p>0.4104</text:p>
          </table:table-cell>
          <table:table-cell office:value-type="float" office:value="0.1304" calcext:value-type="float">
            <text:p>0.1304</text:p>
          </table:table-cell>
          <table:table-cell office:value-type="float" office:value="0.0943" calcext:value-type="float">
            <text:p>0.0943</text:p>
          </table:table-cell>
          <table:table-cell office:value-type="float" office:value="0.6859" calcext:value-type="float">
            <text:p>0.6859</text:p>
          </table:table-cell>
          <table:table-cell office:value-type="float" office:value="0.2945" calcext:value-type="float">
            <text:p>0.2945</text:p>
          </table:table-cell>
        </table:table-row>
        <table:table-row table:style-name="ro1" table:visibility="filter">
          <table:table-cell office:value-type="float" office:value="1477010457400000" calcext:value-type="float">
            <text:p>1477010457400000</text:p>
          </table:table-cell>
          <table:table-cell office:value-type="float" office:value="-7.0904" calcext:value-type="float">
            <text:p>-7.0904</text:p>
          </table:table-cell>
          <table:table-cell office:value-type="float" office:value="-3.4089" calcext:value-type="float">
            <text:p>-3.4089</text:p>
          </table:table-cell>
          <table:table-cell office:value-type="float" office:value="5.1221" calcext:value-type="float">
            <text:p>5.1221</text:p>
          </table:table-cell>
          <table:table-cell office:value-type="float" office:value="4.211" calcext:value-type="float">
            <text:p>4.211</text:p>
          </table:table-cell>
          <table:table-cell office:value-type="float" office:value="-0.1148" calcext:value-type="float">
            <text:p>-0.1148</text:p>
          </table:table-cell>
          <table:table-cell office:value-type="string" calcext:value-type="string">
            <text:p>L</text:p>
          </table:table-cell>
          <table:table-cell office:value-type="float" office:value="1.4741" calcext:value-type="float">
            <text:p>1.4741</text:p>
          </table:table-cell>
          <table:table-cell office:value-type="float" office:value="0.1304" calcext:value-type="float">
            <text:p>0.1304</text:p>
          </table:table-cell>
          <table:table-cell office:value-type="float" office:value="0.0943" calcext:value-type="float">
            <text:p>0.0943</text:p>
          </table:table-cell>
          <table:table-cell office:value-type="float" office:value="0.6851" calcext:value-type="float">
            <text:p>0.6851</text:p>
          </table:table-cell>
          <table:table-cell office:value-type="float" office:value="0.2943" calcext:value-type="float">
            <text:p>0.2943</text:p>
          </table:table-cell>
        </table:table-row>
        <table:table-row table:style-name="ro1">
          <table:table-cell office:value-type="float" office:value="1477010457450000" calcext:value-type="float">
            <text:p>1477010457450000</text:p>
          </table:table-cell>
          <table:table-cell office:value-type="float" office:value="-7.2141" calcext:value-type="float">
            <text:p>-7.2141</text:p>
          </table:table-cell>
          <table:table-cell office:value-type="float" office:value="-3.6329" calcext:value-type="float">
            <text:p>-3.6329</text:p>
          </table:table-cell>
          <table:table-cell office:value-type="float" office:value="5.1221" calcext:value-type="float">
            <text:p>5.1221</text:p>
          </table:table-cell>
          <table:table-cell office:value-type="float" office:value="4.2053" calcext:value-type="float">
            <text:p>4.2053</text:p>
          </table:table-cell>
          <table:table-cell office:value-type="float" office:value="-0.1148" calcext:value-type="float">
            <text:p>-0.1148</text:p>
          </table:table-cell>
          <table:table-cell office:value-type="string" calcext:value-type="string">
            <text:p>R</text:p>
          </table:table-cell>
          <table:table-cell office:value-type="float" office:value="5.2899" calcext:value-type="float">
            <text:p>5.2899</text:p>
          </table:table-cell>
          <table:table-cell office:value-type="float" office:value="0.1305" calcext:value-type="float">
            <text:p>0.1305</text:p>
          </table:table-cell>
          <table:table-cell office:value-type="float" office:value="0.0943" calcext:value-type="float">
            <text:p>0.0943</text:p>
          </table:table-cell>
          <table:table-cell office:value-type="float" office:value="0.6843" calcext:value-type="float">
            <text:p>0.6843</text:p>
          </table:table-cell>
          <table:table-cell office:value-type="float" office:value="0.2942" calcext:value-type="float">
            <text:p>0.2942</text:p>
          </table:table-cell>
        </table:table-row>
        <table:table-row table:style-name="ro1" table:visibility="filter">
          <table:table-cell office:value-type="float" office:value="1477010457500000" calcext:value-type="float">
            <text:p>1477010457500000</text:p>
          </table:table-cell>
          <table:table-cell office:value-type="float" office:value="-7.3843" calcext:value-type="float">
            <text:p>-7.3843</text:p>
          </table:table-cell>
          <table:table-cell office:value-type="float" office:value="-3.7317" calcext:value-type="float">
            <text:p>-3.7317</text:p>
          </table:table-cell>
          <table:table-cell office:value-type="float" office:value="4.925" calcext:value-type="float">
            <text:p>4.925</text:p>
          </table:table-cell>
          <table:table-cell office:value-type="float" office:value="4.1634" calcext:value-type="float">
            <text:p>4.1634</text:p>
          </table:table-cell>
          <table:table-cell office:value-type="float" office:value="-0.1498" calcext:value-type="float">
            <text:p>-0.1498</text:p>
          </table:table-cell>
          <table:table-cell office:value-type="string" calcext:value-type="string">
            <text:p>L</text:p>
          </table:table-cell>
          <table:table-cell office:value-type="float" office:value="4.6228" calcext:value-type="float">
            <text:p>4.6228</text:p>
          </table:table-cell>
          <table:table-cell office:value-type="float" office:value="0.1306" calcext:value-type="float">
            <text:p>0.1306</text:p>
          </table:table-cell>
          <table:table-cell office:value-type="float" office:value="0.0942" calcext:value-type="float">
            <text:p>0.0942</text:p>
          </table:table-cell>
          <table:table-cell office:value-type="float" office:value="0.6834" calcext:value-type="float">
            <text:p>0.6834</text:p>
          </table:table-cell>
          <table:table-cell office:value-type="float" office:value="0.2937" calcext:value-type="float">
            <text:p>0.2937</text:p>
          </table:table-cell>
        </table:table-row>
        <table:table-row table:style-name="ro1">
          <table:table-cell office:value-type="float" office:value="1477010457550000" calcext:value-type="float">
            <text:p>1477010457550000</text:p>
          </table:table-cell>
          <table:table-cell office:value-type="float" office:value="-7.5135" calcext:value-type="float">
            <text:p>-7.5135</text:p>
          </table:table-cell>
          <table:table-cell office:value-type="float" office:value="-3.9411" calcext:value-type="float">
            <text:p>-3.9411</text:p>
          </table:table-cell>
          <table:table-cell office:value-type="float" office:value="4.925" calcext:value-type="float">
            <text:p>4.925</text:p>
          </table:table-cell>
          <table:table-cell office:value-type="float" office:value="4.156" calcext:value-type="float">
            <text:p>4.156</text:p>
          </table:table-cell>
          <table:table-cell office:value-type="float" office:value="-0.1498" calcext:value-type="float">
            <text:p>-0.1498</text:p>
          </table:table-cell>
          <table:table-cell office:value-type="string" calcext:value-type="string">
            <text:p>R</text:p>
          </table:table-cell>
          <table:table-cell office:value-type="float" office:value="1.046" calcext:value-type="float">
            <text:p>1.046</text:p>
          </table:table-cell>
          <table:table-cell office:value-type="float" office:value="0.1306" calcext:value-type="float">
            <text:p>0.1306</text:p>
          </table:table-cell>
          <table:table-cell office:value-type="float" office:value="0.094" calcext:value-type="float">
            <text:p>0.094</text:p>
          </table:table-cell>
          <table:table-cell office:value-type="float" office:value="0.6827" calcext:value-type="float">
            <text:p>0.6827</text:p>
          </table:table-cell>
          <table:table-cell office:value-type="float" office:value="0.2932" calcext:value-type="float">
            <text:p>0.2932</text:p>
          </table:table-cell>
        </table:table-row>
        <table:table-row table:style-name="ro1" table:visibility="filter">
          <table:table-cell office:value-type="float" office:value="1477010457600000" calcext:value-type="float">
            <text:p>1477010457600000</text:p>
          </table:table-cell>
          <table:table-cell office:value-type="float" office:value="-7.7233" calcext:value-type="float">
            <text:p>-7.7233</text:p>
          </table:table-cell>
          <table:table-cell office:value-type="float" office:value="-4.2038" calcext:value-type="float">
            <text:p>-4.2038</text:p>
          </table:table-cell>
          <table:table-cell office:value-type="float" office:value="5.1089" calcext:value-type="float">
            <text:p>5.1089</text:p>
          </table:table-cell>
          <table:table-cell office:value-type="float" office:value="4.1317" calcext:value-type="float">
            <text:p>4.1317</text:p>
          </table:table-cell>
          <table:table-cell office:value-type="float" office:value="-0.1657" calcext:value-type="float">
            <text:p>-0.1657</text:p>
          </table:table-cell>
          <table:table-cell office:value-type="string" calcext:value-type="string">
            <text:p>L</text:p>
          </table:table-cell>
          <table:table-cell office:value-type="float" office:value="2.2702" calcext:value-type="float">
            <text:p>2.2702</text:p>
          </table:table-cell>
          <table:table-cell office:value-type="float" office:value="0.1306" calcext:value-type="float">
            <text:p>0.1306</text:p>
          </table:table-cell>
          <table:table-cell office:value-type="float" office:value="0.0939" calcext:value-type="float">
            <text:p>0.0939</text:p>
          </table:table-cell>
          <table:table-cell office:value-type="float" office:value="0.6816" calcext:value-type="float">
            <text:p>0.6816</text:p>
          </table:table-cell>
          <table:table-cell office:value-type="float" office:value="0.2929" calcext:value-type="float">
            <text:p>0.2929</text:p>
          </table:table-cell>
        </table:table-row>
        <table:table-row table:style-name="ro1">
          <table:table-cell office:value-type="float" office:value="1477010457650000" calcext:value-type="float">
            <text:p>1477010457650000</text:p>
          </table:table-cell>
          <table:table-cell office:value-type="float" office:value="-7.8642" calcext:value-type="float">
            <text:p>-7.8642</text:p>
          </table:table-cell>
          <table:table-cell office:value-type="float" office:value="-4.4166" calcext:value-type="float">
            <text:p>-4.4166</text:p>
          </table:table-cell>
          <table:table-cell office:value-type="float" office:value="5.1089" calcext:value-type="float">
            <text:p>5.1089</text:p>
          </table:table-cell>
          <table:table-cell office:value-type="float" office:value="4.1235" calcext:value-type="float">
            <text:p>4.1235</text:p>
          </table:table-cell>
          <table:table-cell office:value-type="float" office:value="-0.1657" calcext:value-type="float">
            <text:p>-0.1657</text:p>
          </table:table-cell>
          <table:table-cell office:value-type="string" calcext:value-type="string">
            <text:p>R</text:p>
          </table:table-cell>
          <table:table-cell office:value-type="float" office:value="0.7627" calcext:value-type="float">
            <text:p>0.7627</text:p>
          </table:table-cell>
          <table:table-cell office:value-type="float" office:value="0.1305" calcext:value-type="float">
            <text:p>0.1305</text:p>
          </table:table-cell>
          <table:table-cell office:value-type="float" office:value="0.0938" calcext:value-type="float">
            <text:p>0.0938</text:p>
          </table:table-cell>
          <table:table-cell office:value-type="float" office:value="0.6806" calcext:value-type="float">
            <text:p>0.6806</text:p>
          </table:table-cell>
          <table:table-cell office:value-type="float" office:value="0.2927" calcext:value-type="float">
            <text:p>0.2927</text:p>
          </table:table-cell>
        </table:table-row>
        <table:table-row table:style-name="ro1" table:visibility="filter">
          <table:table-cell office:value-type="float" office:value="1477010457700000" calcext:value-type="float">
            <text:p>1477010457700000</text:p>
          </table:table-cell>
          <table:table-cell office:value-type="float" office:value="-8.0807" calcext:value-type="float">
            <text:p>-8.0807</text:p>
          </table:table-cell>
          <table:table-cell office:value-type="float" office:value="-4.6897" calcext:value-type="float">
            <text:p>-4.6897</text:p>
          </table:table-cell>
          <table:table-cell office:value-type="float" office:value="5.3033" calcext:value-type="float">
            <text:p>5.3033</text:p>
          </table:table-cell>
          <table:table-cell office:value-type="float" office:value="4.1025" calcext:value-type="float">
            <text:p>4.1025</text:p>
          </table:table-cell>
          <table:table-cell office:value-type="float" office:value="-0.1777" calcext:value-type="float">
            <text:p>-0.1777</text:p>
          </table:table-cell>
          <table:table-cell office:value-type="string" calcext:value-type="string">
            <text:p>L</text:p>
          </table:table-cell>
          <table:table-cell office:value-type="float" office:value="2.2168" calcext:value-type="float">
            <text:p>2.2168</text:p>
          </table:table-cell>
          <table:table-cell office:value-type="float" office:value="0.1303" calcext:value-type="float">
            <text:p>0.1303</text:p>
          </table:table-cell>
          <table:table-cell office:value-type="float" office:value="0.094" calcext:value-type="float">
            <text:p>0.094</text:p>
          </table:table-cell>
          <table:table-cell office:value-type="float" office:value="0.6795" calcext:value-type="float">
            <text:p>0.6795</text:p>
          </table:table-cell>
          <table:table-cell office:value-type="float" office:value="0.2929" calcext:value-type="float">
            <text:p>0.2929</text:p>
          </table:table-cell>
        </table:table-row>
        <table:table-row table:style-name="ro1">
          <table:table-cell office:value-type="float" office:value="1477010457750000" calcext:value-type="float">
            <text:p>1477010457750000</text:p>
          </table:table-cell>
          <table:table-cell office:value-type="float" office:value="-8.2334" calcext:value-type="float">
            <text:p>-8.2334</text:p>
          </table:table-cell>
          <table:table-cell office:value-type="float" office:value="-4.9062" calcext:value-type="float">
            <text:p>-4.9062</text:p>
          </table:table-cell>
          <table:table-cell office:value-type="float" office:value="5.3033" calcext:value-type="float">
            <text:p>5.3033</text:p>
          </table:table-cell>
          <table:table-cell office:value-type="float" office:value="4.0936" calcext:value-type="float">
            <text:p>4.0936</text:p>
          </table:table-cell>
          <table:table-cell office:value-type="float" office:value="-0.1777" calcext:value-type="float">
            <text:p>-0.1777</text:p>
          </table:table-cell>
          <table:table-cell office:value-type="string" calcext:value-type="string">
            <text:p>R</text:p>
          </table:table-cell>
          <table:table-cell office:value-type="float" office:value="2.3894" calcext:value-type="float">
            <text:p>2.3894</text:p>
          </table:table-cell>
          <table:table-cell office:value-type="float" office:value="0.1301" calcext:value-type="float">
            <text:p>0.1301</text:p>
          </table:table-cell>
          <table:table-cell office:value-type="float" office:value="0.0943" calcext:value-type="float">
            <text:p>0.0943</text:p>
          </table:table-cell>
          <table:table-cell office:value-type="float" office:value="0.6784" calcext:value-type="float">
            <text:p>0.6784</text:p>
          </table:table-cell>
          <table:table-cell office:value-type="float" office:value="0.2932" calcext:value-type="float">
            <text:p>0.2932</text:p>
          </table:table-cell>
        </table:table-row>
        <table:table-row table:style-name="ro1" table:visibility="filter">
          <table:table-cell office:value-type="float" office:value="1477010457800000" calcext:value-type="float">
            <text:p>1477010457800000</text:p>
          </table:table-cell>
          <table:table-cell office:value-type="float" office:value="-8.3704" calcext:value-type="float">
            <text:p>-8.3704</text:p>
          </table:table-cell>
          <table:table-cell office:value-type="float" office:value="-5.1153" calcext:value-type="float">
            <text:p>-5.1153</text:p>
          </table:table-cell>
          <table:table-cell office:value-type="float" office:value="5.2725" calcext:value-type="float">
            <text:p>5.2725</text:p>
          </table:table-cell>
          <table:table-cell office:value-type="float" office:value="4.0892" calcext:value-type="float">
            <text:p>4.0892</text:p>
          </table:table-cell>
          <table:table-cell office:value-type="float" office:value="-0.1734" calcext:value-type="float">
            <text:p>-0.1734</text:p>
          </table:table-cell>
          <table:table-cell office:value-type="string" calcext:value-type="string">
            <text:p>L</text:p>
          </table:table-cell>
          <table:table-cell office:value-type="float" office:value="0.0878" calcext:value-type="float">
            <text:p>0.0878</text:p>
          </table:table-cell>
          <table:table-cell office:value-type="float" office:value="0.13" calcext:value-type="float">
            <text:p>0.13</text:p>
          </table:table-cell>
          <table:table-cell office:value-type="float" office:value="0.0947" calcext:value-type="float">
            <text:p>0.0947</text:p>
          </table:table-cell>
          <table:table-cell office:value-type="float" office:value="0.6774" calcext:value-type="float">
            <text:p>0.6774</text:p>
          </table:table-cell>
          <table:table-cell office:value-type="float" office:value="0.2936" calcext:value-type="float">
            <text:p>0.2936</text:p>
          </table:table-cell>
        </table:table-row>
        <table:table-row table:style-name="ro1">
          <table:table-cell office:value-type="float" office:value="1477010457850000" calcext:value-type="float">
            <text:p>1477010457850000</text:p>
          </table:table-cell>
          <table:table-cell office:value-type="float" office:value="-8.5251" calcext:value-type="float">
            <text:p>-8.5251</text:p>
          </table:table-cell>
          <table:table-cell office:value-type="float" office:value="-5.3285" calcext:value-type="float">
            <text:p>-5.3285</text:p>
          </table:table-cell>
          <table:table-cell office:value-type="float" office:value="5.2725" calcext:value-type="float">
            <text:p>5.2725</text:p>
          </table:table-cell>
          <table:table-cell office:value-type="float" office:value="4.0805" calcext:value-type="float">
            <text:p>4.0805</text:p>
          </table:table-cell>
          <table:table-cell office:value-type="float" office:value="-0.1734" calcext:value-type="float">
            <text:p>-0.1734</text:p>
          </table:table-cell>
          <table:table-cell office:value-type="string" calcext:value-type="string">
            <text:p>R</text:p>
          </table:table-cell>
          <table:table-cell office:value-type="float" office:value="3.9218" calcext:value-type="float">
            <text:p>3.9218</text:p>
          </table:table-cell>
          <table:table-cell office:value-type="float" office:value="0.1299" calcext:value-type="float">
            <text:p>0.1299</text:p>
          </table:table-cell>
          <table:table-cell office:value-type="float" office:value="0.0952" calcext:value-type="float">
            <text:p>0.0952</text:p>
          </table:table-cell>
          <table:table-cell office:value-type="float" office:value="0.6763" calcext:value-type="float">
            <text:p>0.6763</text:p>
          </table:table-cell>
          <table:table-cell office:value-type="float" office:value="0.2942" calcext:value-type="float">
            <text:p>0.2942</text:p>
          </table:table-cell>
        </table:table-row>
        <table:table-row table:style-name="ro1" table:visibility="filter">
          <table:table-cell office:value-type="float" office:value="1477010457900000" calcext:value-type="float">
            <text:p>1477010457900000</text:p>
          </table:table-cell>
          <table:table-cell office:value-type="float" office:value="-8.7588" calcext:value-type="float">
            <text:p>-8.7588</text:p>
          </table:table-cell>
          <table:table-cell office:value-type="float" office:value="-5.5355" calcext:value-type="float">
            <text:p>-5.5355</text:p>
          </table:table-cell>
          <table:table-cell office:value-type="float" office:value="5.3546" calcext:value-type="float">
            <text:p>5.3546</text:p>
          </table:table-cell>
          <table:table-cell office:value-type="float" office:value="4.0466" calcext:value-type="float">
            <text:p>4.0466</text:p>
          </table:table-cell>
          <table:table-cell office:value-type="float" office:value="-0.1978" calcext:value-type="float">
            <text:p>-0.1978</text:p>
          </table:table-cell>
          <table:table-cell office:value-type="string" calcext:value-type="string">
            <text:p>L</text:p>
          </table:table-cell>
          <table:table-cell office:value-type="float" office:value="1.6354" calcext:value-type="float">
            <text:p>1.6354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0958" calcext:value-type="float">
            <text:p>0.0958</text:p>
          </table:table-cell>
          <table:table-cell office:value-type="float" office:value="0.6752" calcext:value-type="float">
            <text:p>0.6752</text:p>
          </table:table-cell>
          <table:table-cell office:value-type="float" office:value="0.2947" calcext:value-type="float">
            <text:p>0.2947</text:p>
          </table:table-cell>
        </table:table-row>
        <table:table-row table:style-name="ro1">
          <table:table-cell office:value-type="float" office:value="1477010457950000" calcext:value-type="float">
            <text:p>1477010457950000</text:p>
          </table:table-cell>
          <table:table-cell office:value-type="float" office:value="-8.925" calcext:value-type="float">
            <text:p>-8.925</text:p>
          </table:table-cell>
          <table:table-cell office:value-type="float" office:value="-5.745" calcext:value-type="float">
            <text:p>-5.745</text:p>
          </table:table-cell>
          <table:table-cell office:value-type="float" office:value="5.3546" calcext:value-type="float">
            <text:p>5.3546</text:p>
          </table:table-cell>
          <table:table-cell office:value-type="float" office:value="4.0367" calcext:value-type="float">
            <text:p>4.0367</text:p>
          </table:table-cell>
          <table:table-cell office:value-type="float" office:value="-0.1978" calcext:value-type="float">
            <text:p>-0.1978</text:p>
          </table:table-cell>
          <table:table-cell office:value-type="string" calcext:value-type="string">
            <text:p>R</text:p>
          </table:table-cell>
          <table:table-cell office:value-type="float" office:value="1.013" calcext:value-type="float">
            <text:p>1.013</text:p>
          </table:table-cell>
          <table:table-cell office:value-type="float" office:value="0.1295" calcext:value-type="float">
            <text:p>0.1295</text:p>
          </table:table-cell>
          <table:table-cell office:value-type="float" office:value="0.0966" calcext:value-type="float">
            <text:p>0.0966</text:p>
          </table:table-cell>
          <table:table-cell office:value-type="float" office:value="0.6741" calcext:value-type="float">
            <text:p>0.6741</text:p>
          </table:table-cell>
          <table:table-cell office:value-type="float" office:value="0.2954" calcext:value-type="float">
            <text:p>0.2954</text:p>
          </table:table-cell>
        </table:table-row>
        <table:table-row table:style-name="ro1" table:visibility="filter">
          <table:table-cell office:value-type="float" office:value="1477010458000000" calcext:value-type="float">
            <text:p>1477010458000000</text:p>
          </table:table-cell>
          <table:table-cell office:value-type="float" office:value="-9.0716" calcext:value-type="float">
            <text:p>-9.0716</text:p>
          </table:table-cell>
          <table:table-cell office:value-type="float" office:value="-5.9006" calcext:value-type="float">
            <text:p>-5.9006</text:p>
          </table:table-cell>
          <table:table-cell office:value-type="float" office:value="5.2352" calcext:value-type="float">
            <text:p>5.2352</text:p>
          </table:table-cell>
          <table:table-cell office:value-type="float" office:value="4.0223" calcext:value-type="float">
            <text:p>4.0223</text:p>
          </table:table-cell>
          <table:table-cell office:value-type="float" office:value="-0.2022" calcext:value-type="float">
            <text:p>-0.2022</text:p>
          </table:table-cell>
          <table:table-cell office:value-type="string" calcext:value-type="string">
            <text:p>L</text:p>
          </table:table-cell>
          <table:table-cell office:value-type="float" office:value="0.7539" calcext:value-type="float">
            <text:p>0.7539</text:p>
          </table:table-cell>
          <table:table-cell office:value-type="float" office:value="0.1293" calcext:value-type="float">
            <text:p>0.1293</text:p>
          </table:table-cell>
          <table:table-cell office:value-type="float" office:value="0.0971" calcext:value-type="float">
            <text:p>0.0971</text:p>
          </table:table-cell>
          <table:table-cell office:value-type="float" office:value="0.673" calcext:value-type="float">
            <text:p>0.673</text:p>
          </table:table-cell>
          <table:table-cell office:value-type="float" office:value="0.2958" calcext:value-type="float">
            <text:p>0.2958</text:p>
          </table:table-cell>
        </table:table-row>
        <table:table-row table:style-name="ro1">
          <table:table-cell office:value-type="float" office:value="1477010458050000" calcext:value-type="float">
            <text:p>1477010458050000</text:p>
          </table:table-cell>
          <table:table-cell office:value-type="float" office:value="-9.2391" calcext:value-type="float">
            <text:p>-9.2391</text:p>
          </table:table-cell>
          <table:table-cell office:value-type="float" office:value="-6.1015" calcext:value-type="float">
            <text:p>-6.1015</text:p>
          </table:table-cell>
          <table:table-cell office:value-type="float" office:value="5.2352" calcext:value-type="float">
            <text:p>5.2352</text:p>
          </table:table-cell>
          <table:table-cell office:value-type="float" office:value="4.0122" calcext:value-type="float">
            <text:p>4.0122</text:p>
          </table:table-cell>
          <table:table-cell office:value-type="float" office:value="-0.2022" calcext:value-type="float">
            <text:p>-0.2022</text:p>
          </table:table-cell>
          <table:table-cell office:value-type="string" calcext:value-type="string">
            <text:p>R</text:p>
          </table:table-cell>
          <table:table-cell office:value-type="float" office:value="6.7289" calcext:value-type="float">
            <text:p>6.7289</text:p>
          </table:table-cell>
          <table:table-cell office:value-type="float" office:value="0.1291" calcext:value-type="float">
            <text:p>0.1291</text:p>
          </table:table-cell>
          <table:table-cell office:value-type="float" office:value="0.0978" calcext:value-type="float">
            <text:p>0.0978</text:p>
          </table:table-cell>
          <table:table-cell office:value-type="float" office:value="0.672" calcext:value-type="float">
            <text:p>0.672</text:p>
          </table:table-cell>
          <table:table-cell office:value-type="float" office:value="0.2962" calcext:value-type="float">
            <text:p>0.2962</text:p>
          </table:table-cell>
        </table:table-row>
        <table:table-row table:style-name="ro1" table:visibility="filter">
          <table:table-cell office:value-type="float" office:value="1477010458100000" calcext:value-type="float">
            <text:p>1477010458100000</text:p>
          </table:table-cell>
          <table:table-cell office:value-type="float" office:value="-9.3689" calcext:value-type="float">
            <text:p>-9.3689</text:p>
          </table:table-cell>
          <table:table-cell office:value-type="float" office:value="-6.1362" calcext:value-type="float">
            <text:p>-6.1362</text:p>
          </table:table-cell>
          <table:table-cell office:value-type="float" office:value="4.8987" calcext:value-type="float">
            <text:p>4.8987</text:p>
          </table:table-cell>
          <table:table-cell office:value-type="float" office:value="3.9777" calcext:value-type="float">
            <text:p>3.9777</text:p>
          </table:table-cell>
          <table:table-cell office:value-type="float" office:value="-0.226" calcext:value-type="float">
            <text:p>-0.226</text:p>
          </table:table-cell>
          <table:table-cell office:value-type="string" calcext:value-type="string">
            <text:p>L</text:p>
          </table:table-cell>
          <table:table-cell office:value-type="float" office:value="6.8972" calcext:value-type="float">
            <text:p>6.8972</text:p>
          </table:table-cell>
          <table:table-cell office:value-type="float" office:value="0.1291" calcext:value-type="float">
            <text:p>0.1291</text:p>
          </table:table-cell>
          <table:table-cell office:value-type="float" office:value="0.0977" calcext:value-type="float">
            <text:p>0.0977</text:p>
          </table:table-cell>
          <table:table-cell office:value-type="float" office:value="0.6711" calcext:value-type="float">
            <text:p>0.6711</text:p>
          </table:table-cell>
          <table:table-cell office:value-type="float" office:value="0.2958" calcext:value-type="float">
            <text:p>0.2958</text:p>
          </table:table-cell>
        </table:table-row>
        <table:table-row table:style-name="ro1">
          <table:table-cell office:value-type="float" office:value="1477010458150000" calcext:value-type="float">
            <text:p>1477010458150000</text:p>
          </table:table-cell>
          <table:table-cell office:value-type="float" office:value="-9.534" calcext:value-type="float">
            <text:p>-9.534</text:p>
          </table:table-cell>
          <table:table-cell office:value-type="float" office:value="-6.3169" calcext:value-type="float">
            <text:p>-6.3169</text:p>
          </table:table-cell>
          <table:table-cell office:value-type="float" office:value="4.8987" calcext:value-type="float">
            <text:p>4.8987</text:p>
          </table:table-cell>
          <table:table-cell office:value-type="float" office:value="3.9664" calcext:value-type="float">
            <text:p>3.9664</text:p>
          </table:table-cell>
          <table:table-cell office:value-type="float" office:value="-0.226" calcext:value-type="float">
            <text:p>-0.226</text:p>
          </table:table-cell>
          <table:table-cell office:value-type="string" calcext:value-type="string">
            <text:p>R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1291" calcext:value-type="float">
            <text:p>0.1291</text:p>
          </table:table-cell>
          <table:table-cell office:value-type="float" office:value="0.0977" calcext:value-type="float">
            <text:p>0.0977</text:p>
          </table:table-cell>
          <table:table-cell office:value-type="float" office:value="0.6703" calcext:value-type="float">
            <text:p>0.6703</text:p>
          </table:table-cell>
          <table:table-cell office:value-type="float" office:value="0.2954" calcext:value-type="float">
            <text:p>0.2954</text:p>
          </table:table-cell>
        </table:table-row>
        <table:table-row table:style-name="ro1" table:visibility="filter">
          <table:table-cell office:value-type="float" office:value="1477010458200000" calcext:value-type="float">
            <text:p>1477010458200000</text:p>
          </table:table-cell>
          <table:table-cell office:value-type="float" office:value="-9.677" calcext:value-type="float">
            <text:p>-9.677</text:p>
          </table:table-cell>
          <table:table-cell office:value-type="float" office:value="-6.5161" calcext:value-type="float">
            <text:p>-6.5161</text:p>
          </table:table-cell>
          <table:table-cell office:value-type="float" office:value="4.901" calcext:value-type="float">
            <text:p>4.901</text:p>
          </table:table-cell>
          <table:table-cell office:value-type="float" office:value="3.9669" calcext:value-type="float">
            <text:p>3.9669</text:p>
          </table:table-cell>
          <table:table-cell office:value-type="float" office:value="-0.2146" calcext:value-type="float">
            <text:p>-0.2146</text:p>
          </table:table-cell>
          <table:table-cell office:value-type="string" calcext:value-type="string">
            <text:p>L</text:p>
          </table:table-cell>
          <table:table-cell office:value-type="float" office:value="0.2967" calcext:value-type="float">
            <text:p>0.2967</text:p>
          </table:table-cell>
          <table:table-cell office:value-type="float" office:value="0.1292" calcext:value-type="float">
            <text:p>0.1292</text:p>
          </table:table-cell>
          <table:table-cell office:value-type="float" office:value="0.0977" calcext:value-type="float">
            <text:p>0.0977</text:p>
          </table:table-cell>
          <table:table-cell office:value-type="float" office:value="0.6696" calcext:value-type="float">
            <text:p>0.6696</text:p>
          </table:table-cell>
          <table:table-cell office:value-type="float" office:value="0.2951" calcext:value-type="float">
            <text:p>0.2951</text:p>
          </table:table-cell>
        </table:table-row>
        <table:table-row table:style-name="ro1">
          <table:table-cell office:value-type="float" office:value="1477010458250000" calcext:value-type="float">
            <text:p>1477010458250000</text:p>
          </table:table-cell>
          <table:table-cell office:value-type="float" office:value="-9.844" calcext:value-type="float">
            <text:p>-9.844</text:p>
          </table:table-cell>
          <table:table-cell office:value-type="float" office:value="-6.6951" calcext:value-type="float">
            <text:p>-6.6951</text:p>
          </table:table-cell>
          <table:table-cell office:value-type="float" office:value="4.901" calcext:value-type="float">
            <text:p>4.901</text:p>
          </table:table-cell>
          <table:table-cell office:value-type="float" office:value="3.9561" calcext:value-type="float">
            <text:p>3.9561</text:p>
          </table:table-cell>
          <table:table-cell office:value-type="float" office:value="-0.2146" calcext:value-type="float">
            <text:p>-0.2146</text:p>
          </table:table-cell>
          <table:table-cell office:value-type="string" calcext:value-type="string">
            <text:p>R</text:p>
          </table:table-cell>
          <table:table-cell office:value-type="float" office:value="6.6625" calcext:value-type="float">
            <text:p>6.6625</text:p>
          </table:table-cell>
          <table:table-cell office:value-type="float" office:value="0.1295" calcext:value-type="float">
            <text:p>0.1295</text:p>
          </table:table-cell>
          <table:table-cell office:value-type="float" office:value="0.0978" calcext:value-type="float">
            <text:p>0.0978</text:p>
          </table:table-cell>
          <table:table-cell office:value-type="float" office:value="0.6689" calcext:value-type="float">
            <text:p>0.6689</text:p>
          </table:table-cell>
          <table:table-cell office:value-type="float" office:value="0.2949" calcext:value-type="float">
            <text:p>0.2949</text:p>
          </table:table-cell>
        </table:table-row>
        <table:table-row table:style-name="ro1" table:visibility="filter">
          <table:table-cell office:value-type="float" office:value="1477010458300000" calcext:value-type="float">
            <text:p>1477010458300000</text:p>
          </table:table-cell>
          <table:table-cell office:value-type="float" office:value="-10.0823" calcext:value-type="float">
            <text:p>-10.0823</text:p>
          </table:table-cell>
          <table:table-cell office:value-type="float" office:value="-6.8632" calcext:value-type="float">
            <text:p>-6.8632</text:p>
          </table:table-cell>
          <table:table-cell office:value-type="float" office:value="4.9819" calcext:value-type="float">
            <text:p>4.9819</text:p>
          </table:table-cell>
          <table:table-cell office:value-type="float" office:value="3.9232" calcext:value-type="float">
            <text:p>3.9232</text:p>
          </table:table-cell>
          <table:table-cell office:value-type="float" office:value="-0.236" calcext:value-type="float">
            <text:p>-0.236</text:p>
          </table:table-cell>
          <table:table-cell office:value-type="string" calcext:value-type="string">
            <text:p>L</text:p>
          </table:table-cell>
          <table:table-cell office:value-type="float" office:value="1.3878" calcext:value-type="float">
            <text:p>1.3878</text:p>
          </table:table-cell>
          <table:table-cell office:value-type="float" office:value="0.1296" calcext:value-type="float">
            <text:p>0.1296</text:p>
          </table:table-cell>
          <table:table-cell office:value-type="float" office:value="0.0979" calcext:value-type="float">
            <text:p>0.0979</text:p>
          </table:table-cell>
          <table:table-cell office:value-type="float" office:value="0.668" calcext:value-type="float">
            <text:p>0.668</text:p>
          </table:table-cell>
          <table:table-cell office:value-type="float" office:value="0.2948" calcext:value-type="float">
            <text:p>0.2948</text:p>
          </table:table-cell>
        </table:table-row>
        <table:table-row table:style-name="ro1">
          <table:table-cell office:value-type="float" office:value="1477010458350000" calcext:value-type="float">
            <text:p>1477010458350000</text:p>
          </table:table-cell>
          <table:table-cell office:value-type="float" office:value="-10.26" calcext:value-type="float">
            <text:p>-10.26</text:p>
          </table:table-cell>
          <table:table-cell office:value-type="float" office:value="-7.0375" calcext:value-type="float">
            <text:p>-7.0375</text:p>
          </table:table-cell>
          <table:table-cell office:value-type="float" office:value="4.9819" calcext:value-type="float">
            <text:p>4.9819</text:p>
          </table:table-cell>
          <table:table-cell office:value-type="float" office:value="3.9114" calcext:value-type="float">
            <text:p>3.9114</text:p>
          </table:table-cell>
          <table:table-cell office:value-type="float" office:value="-0.236" calcext:value-type="float">
            <text:p>-0.236</text:p>
          </table:table-cell>
          <table:table-cell office:value-type="string" calcext:value-type="string">
            <text:p>R</text:p>
          </table:table-cell>
          <table:table-cell office:value-type="float" office:value="1.113" calcext:value-type="float">
            <text:p>1.113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098" calcext:value-type="float">
            <text:p>0.098</text:p>
          </table:table-cell>
          <table:table-cell office:value-type="float" office:value="0.6671" calcext:value-type="float">
            <text:p>0.6671</text:p>
          </table:table-cell>
          <table:table-cell office:value-type="float" office:value="0.2947" calcext:value-type="float">
            <text:p>0.2947</text:p>
          </table:table-cell>
        </table:table-row>
        <table:table-row table:style-name="ro1" table:visibility="filter">
          <table:table-cell office:value-type="float" office:value="1477010458400000" calcext:value-type="float">
            <text:p>1477010458400000</text:p>
          </table:table-cell>
          <table:table-cell office:value-type="float" office:value="-10.5479" calcext:value-type="float">
            <text:p>-10.5479</text:p>
          </table:table-cell>
          <table:table-cell office:value-type="float" office:value="-7.2429" calcext:value-type="float">
            <text:p>-7.2429</text:p>
          </table:table-cell>
          <table:table-cell office:value-type="float" office:value="5.1913" calcext:value-type="float">
            <text:p>5.1913</text:p>
          </table:table-cell>
          <table:table-cell office:value-type="float" office:value="3.8774" calcext:value-type="float">
            <text:p>3.8774</text:p>
          </table:table-cell>
          <table:table-cell office:value-type="float" office:value="-0.2573" calcext:value-type="float">
            <text:p>-0.2573</text:p>
          </table:table-cell>
          <table:table-cell office:value-type="string" calcext:value-type="string">
            <text:p>L</text:p>
          </table:table-cell>
          <table:table-cell office:value-type="float" office:value="3.2358" calcext:value-type="float">
            <text:p>3.2358</text:p>
          </table:table-cell>
          <table:table-cell office:value-type="float" office:value="0.1295" calcext:value-type="float">
            <text:p>0.1295</text:p>
          </table:table-cell>
          <table:table-cell office:value-type="float" office:value="0.0984" calcext:value-type="float">
            <text:p>0.0984</text:p>
          </table:table-cell>
          <table:table-cell office:value-type="float" office:value="0.6661" calcext:value-type="float">
            <text:p>0.6661</text:p>
          </table:table-cell>
          <table:table-cell office:value-type="float" office:value="0.295" calcext:value-type="float">
            <text:p>0.295</text:p>
          </table:table-cell>
        </table:table-row>
        <table:table-row table:style-name="ro1">
          <table:table-cell office:value-type="float" office:value="1477010458450000" calcext:value-type="float">
            <text:p>1477010458450000</text:p>
          </table:table-cell>
          <table:table-cell office:value-type="float" office:value="-10.7412" calcext:value-type="float">
            <text:p>-10.7412</text:p>
          </table:table-cell>
          <table:table-cell office:value-type="float" office:value="-7.4158" calcext:value-type="float">
            <text:p>-7.4158</text:p>
          </table:table-cell>
          <table:table-cell office:value-type="float" office:value="5.1913" calcext:value-type="float">
            <text:p>5.1913</text:p>
          </table:table-cell>
          <table:table-cell office:value-type="float" office:value="3.8645" calcext:value-type="float">
            <text:p>3.8645</text:p>
          </table:table-cell>
          <table:table-cell office:value-type="float" office:value="-0.2573" calcext:value-type="float">
            <text:p>-0.2573</text:p>
          </table:table-cell>
          <table:table-cell office:value-type="string" calcext:value-type="string">
            <text:p>R</text:p>
          </table:table-cell>
          <table:table-cell office:value-type="float" office:value="2.4103" calcext:value-type="float">
            <text:p>2.4103</text:p>
          </table:table-cell>
          <table:table-cell office:value-type="float" office:value="0.1294" calcext:value-type="float">
            <text:p>0.1294</text:p>
          </table:table-cell>
          <table:table-cell office:value-type="float" office:value="0.099" calcext:value-type="float">
            <text:p>0.099</text:p>
          </table:table-cell>
          <table:table-cell office:value-type="float" office:value="0.665" calcext:value-type="float">
            <text:p>0.665</text:p>
          </table:table-cell>
          <table:table-cell office:value-type="float" office:value="0.2954" calcext:value-type="float">
            <text:p>0.2954</text:p>
          </table:table-cell>
        </table:table-row>
        <table:table-row table:style-name="ro1" table:visibility="filter">
          <table:table-cell office:value-type="float" office:value="1477010458500000" calcext:value-type="float">
            <text:p>1477010458500000</text:p>
          </table:table-cell>
          <table:table-cell office:value-type="float" office:value="-11.0318" calcext:value-type="float">
            <text:p>-11.0318</text:p>
          </table:table-cell>
          <table:table-cell office:value-type="float" office:value="-7.5854" calcext:value-type="float">
            <text:p>-7.5854</text:p>
          </table:table-cell>
          <table:table-cell office:value-type="float" office:value="5.3327" calcext:value-type="float">
            <text:p>5.3327</text:p>
          </table:table-cell>
          <table:table-cell office:value-type="float" office:value="3.8255" calcext:value-type="float">
            <text:p>3.8255</text:p>
          </table:table-cell>
          <table:table-cell office:value-type="float" office:value="-0.2825" calcext:value-type="float">
            <text:p>-0.2825</text:p>
          </table:table-cell>
          <table:table-cell office:value-type="string" calcext:value-type="string">
            <text:p>L</text:p>
          </table:table-cell>
          <table:table-cell office:value-type="float" office:value="2.4202" calcext:value-type="float">
            <text:p>2.4202</text:p>
          </table:table-cell>
          <table:table-cell office:value-type="float" office:value="0.1292" calcext:value-type="float">
            <text:p>0.1292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664" calcext:value-type="float">
            <text:p>0.664</text:p>
          </table:table-cell>
          <table:table-cell office:value-type="float" office:value="0.2958" calcext:value-type="float">
            <text:p>0.2958</text:p>
          </table:table-cell>
        </table:table-row>
        <table:table-row table:style-name="ro1">
          <table:table-cell office:value-type="float" office:value="1477010458550000" calcext:value-type="float">
            <text:p>1477010458550000</text:p>
          </table:table-cell>
          <table:table-cell office:value-type="float" office:value="-11.2395" calcext:value-type="float">
            <text:p>-11.2395</text:p>
          </table:table-cell>
          <table:table-cell office:value-type="float" office:value="-7.7522" calcext:value-type="float">
            <text:p>-7.7522</text:p>
          </table:table-cell>
          <table:table-cell office:value-type="float" office:value="5.3327" calcext:value-type="float">
            <text:p>5.3327</text:p>
          </table:table-cell>
          <table:table-cell office:value-type="float" office:value="3.8113" calcext:value-type="float">
            <text:p>3.8113</text:p>
          </table:table-cell>
          <table:table-cell office:value-type="float" office:value="-0.2825" calcext:value-type="float">
            <text:p>-0.2825</text:p>
          </table:table-cell>
          <table:table-cell office:value-type="string" calcext:value-type="string">
            <text:p>R</text:p>
          </table:table-cell>
          <table:table-cell office:value-type="float" office:value="2.5525" calcext:value-type="float">
            <text:p>2.5525</text:p>
          </table:table-cell>
          <table:table-cell office:value-type="float" office:value="0.129" calcext:value-type="float">
            <text:p>0.129</text:p>
          </table:table-cell>
          <table:table-cell office:value-type="float" office:value="0.1004" calcext:value-type="float">
            <text:p>0.1004</text:p>
          </table:table-cell>
          <table:table-cell office:value-type="float" office:value="0.6629" calcext:value-type="float">
            <text:p>0.6629</text:p>
          </table:table-cell>
          <table:table-cell office:value-type="float" office:value="0.2963" calcext:value-type="float">
            <text:p>0.2963</text:p>
          </table:table-cell>
        </table:table-row>
        <table:table-row table:style-name="ro1" table:visibility="filter">
          <table:table-cell office:value-type="float" office:value="1477010458600000" calcext:value-type="float">
            <text:p>1477010458600000</text:p>
          </table:table-cell>
          <table:table-cell office:value-type="float" office:value="-11.3258" calcext:value-type="float">
            <text:p>-11.3258</text:p>
          </table:table-cell>
          <table:table-cell office:value-type="float" office:value="-7.8309" calcext:value-type="float">
            <text:p>-7.8309</text:p>
          </table:table-cell>
          <table:table-cell office:value-type="float" office:value="5.0121" calcext:value-type="float">
            <text:p>5.0121</text:p>
          </table:table-cell>
          <table:table-cell office:value-type="float" office:value="3.8063" calcext:value-type="float">
            <text:p>3.8063</text:p>
          </table:table-cell>
          <table:table-cell office:value-type="float" office:value="-0.274" calcext:value-type="float">
            <text:p>-0.274</text:p>
          </table:table-cell>
          <table:table-cell office:value-type="string" calcext:value-type="string">
            <text:p>L</text:p>
          </table:table-cell>
          <table:table-cell office:value-type="float" office:value="5.302" calcext:value-type="float">
            <text:p>5.302</text:p>
          </table:table-cell>
          <table:table-cell office:value-type="float" office:value="0.1289" calcext:value-type="float">
            <text:p>0.1289</text:p>
          </table:table-cell>
          <table:table-cell office:value-type="float" office:value="0.1008" calcext:value-type="float">
            <text:p>0.1008</text:p>
          </table:table-cell>
          <table:table-cell office:value-type="float" office:value="0.662" calcext:value-type="float">
            <text:p>0.662</text:p>
          </table:table-cell>
          <table:table-cell office:value-type="float" office:value="0.2963" calcext:value-type="float">
            <text:p>0.2963</text:p>
          </table:table-cell>
        </table:table-row>
        <table:table-row table:style-name="ro1">
          <table:table-cell office:value-type="float" office:value="1477010458650000" calcext:value-type="float">
            <text:p>1477010458650000</text:p>
          </table:table-cell>
          <table:table-cell office:value-type="float" office:value="-11.524" calcext:value-type="float">
            <text:p>-11.524</text:p>
          </table:table-cell>
          <table:table-cell office:value-type="float" office:value="-7.984" calcext:value-type="float">
            <text:p>-7.984</text:p>
          </table:table-cell>
          <table:table-cell office:value-type="float" office:value="5.0121" calcext:value-type="float">
            <text:p>5.0121</text:p>
          </table:table-cell>
          <table:table-cell office:value-type="float" office:value="3.7926" calcext:value-type="float">
            <text:p>3.7926</text:p>
          </table:table-cell>
          <table:table-cell office:value-type="float" office:value="-0.274" calcext:value-type="float">
            <text:p>-0.274</text:p>
          </table:table-cell>
          <table:table-cell office:value-type="string" calcext:value-type="string">
            <text:p>R</text:p>
          </table:table-cell>
          <table:table-cell office:value-type="float" office:value="2.215" calcext:value-type="float">
            <text:p>2.215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1012" calcext:value-type="float">
            <text:p>0.1012</text:p>
          </table:table-cell>
          <table:table-cell office:value-type="float" office:value="0.661" calcext:value-type="float">
            <text:p>0.661</text:p>
          </table:table-cell>
          <table:table-cell office:value-type="float" office:value="0.2964" calcext:value-type="float">
            <text:p>0.2964</text:p>
          </table:table-cell>
        </table:table-row>
        <table:table-row table:style-name="ro1" table:visibility="filter">
          <table:table-cell office:value-type="float" office:value="1477010458700000" calcext:value-type="float">
            <text:p>1477010458700000</text:p>
          </table:table-cell>
          <table:table-cell office:value-type="float" office:value="-11.6527" calcext:value-type="float">
            <text:p>-11.6527</text:p>
          </table:table-cell>
          <table:table-cell office:value-type="float" office:value="-8.027" calcext:value-type="float">
            <text:p>-8.027</text:p>
          </table:table-cell>
          <table:table-cell office:value-type="float" office:value="4.7424" calcext:value-type="float">
            <text:p>4.7424</text:p>
          </table:table-cell>
          <table:table-cell office:value-type="float" office:value="3.7666" calcext:value-type="float">
            <text:p>3.7666</text:p>
          </table:table-cell>
          <table:table-cell office:value-type="float" office:value="-0.286" calcext:value-type="float">
            <text:p>-0.286</text:p>
          </table:table-cell>
          <table:table-cell office:value-type="string" calcext:value-type="string">
            <text:p>L</text:p>
          </table:table-cell>
          <table:table-cell office:value-type="float" office:value="3.959" calcext:value-type="float">
            <text:p>3.959</text:p>
          </table:table-cell>
          <table:table-cell office:value-type="float" office:value="0.129" calcext:value-type="float">
            <text:p>0.129</text:p>
          </table:table-cell>
          <table:table-cell office:value-type="float" office:value="0.1012" calcext:value-type="float">
            <text:p>0.1012</text:p>
          </table:table-cell>
          <table:table-cell office:value-type="float" office:value="0.6603" calcext:value-type="float">
            <text:p>0.6603</text:p>
          </table:table-cell>
          <table:table-cell office:value-type="float" office:value="0.296" calcext:value-type="float">
            <text:p>0.296</text:p>
          </table:table-cell>
        </table:table-row>
        <table:table-row table:style-name="ro1">
          <table:table-cell office:value-type="float" office:value="1477010458750000" calcext:value-type="float">
            <text:p>1477010458750000</text:p>
          </table:table-cell>
          <table:table-cell office:value-type="float" office:value="-11.8458" calcext:value-type="float">
            <text:p>-11.8458</text:p>
          </table:table-cell>
          <table:table-cell office:value-type="float" office:value="-8.1642" calcext:value-type="float">
            <text:p>-8.1642</text:p>
          </table:table-cell>
          <table:table-cell office:value-type="float" office:value="4.7424" calcext:value-type="float">
            <text:p>4.7424</text:p>
          </table:table-cell>
          <table:table-cell office:value-type="float" office:value="3.7523" calcext:value-type="float">
            <text:p>3.7523</text:p>
          </table:table-cell>
          <table:table-cell office:value-type="float" office:value="-0.286" calcext:value-type="float">
            <text:p>-0.286</text:p>
          </table:table-cell>
          <table:table-cell office:value-type="string" calcext:value-type="string">
            <text:p>R</text:p>
          </table:table-cell>
          <table:table-cell office:value-type="float" office:value="0.7619" calcext:value-type="float">
            <text:p>0.7619</text:p>
          </table:table-cell>
          <table:table-cell office:value-type="float" office:value="0.1294" calcext:value-type="float">
            <text:p>0.1294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6597" calcext:value-type="float">
            <text:p>0.6597</text:p>
          </table:table-cell>
          <table:table-cell office:value-type="float" office:value="0.2957" calcext:value-type="float">
            <text:p>0.2957</text:p>
          </table:table-cell>
        </table:table-row>
        <table:table-row table:style-name="ro1" table:visibility="filter">
          <table:table-cell office:value-type="float" office:value="1477010458800000" calcext:value-type="float">
            <text:p>1477010458800000</text:p>
          </table:table-cell>
          <table:table-cell office:value-type="float" office:value="-12.0536" calcext:value-type="float">
            <text:p>-12.0536</text:p>
          </table:table-cell>
          <table:table-cell office:value-type="float" office:value="-8.2304" calcext:value-type="float">
            <text:p>-8.2304</text:p>
          </table:table-cell>
          <table:table-cell office:value-type="float" office:value="4.6695" calcext:value-type="float">
            <text:p>4.6695</text:p>
          </table:table-cell>
          <table:table-cell office:value-type="float" office:value="3.7148" calcext:value-type="float">
            <text:p>3.7148</text:p>
          </table:table-cell>
          <table:table-cell office:value-type="float" office:value="-0.3083" calcext:value-type="float">
            <text:p>-0.3083</text:p>
          </table:table-cell>
          <table:table-cell office:value-type="string" calcext:value-type="string">
            <text:p>L</text:p>
          </table:table-cell>
          <table:table-cell office:value-type="float" office:value="1.4081" calcext:value-type="float">
            <text:p>1.4081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011" calcext:value-type="float">
            <text:p>0.1011</text:p>
          </table:table-cell>
          <table:table-cell office:value-type="float" office:value="0.659" calcext:value-type="float">
            <text:p>0.659</text:p>
          </table:table-cell>
          <table:table-cell office:value-type="float" office:value="0.2953" calcext:value-type="float">
            <text:p>0.2953</text:p>
          </table:table-cell>
        </table:table-row>
        <table:table-row table:style-name="ro1">
          <table:table-cell office:value-type="float" office:value="1477010458850000" calcext:value-type="float">
            <text:p>1477010458850000</text:p>
          </table:table-cell>
          <table:table-cell office:value-type="float" office:value="-12.2505" calcext:value-type="float">
            <text:p>-12.2505</text:p>
          </table:table-cell>
          <table:table-cell office:value-type="float" office:value="-8.3554" calcext:value-type="float">
            <text:p>-8.3554</text:p>
          </table:table-cell>
          <table:table-cell office:value-type="float" office:value="4.6695" calcext:value-type="float">
            <text:p>4.6695</text:p>
          </table:table-cell>
          <table:table-cell office:value-type="float" office:value="3.6994" calcext:value-type="float">
            <text:p>3.6994</text:p>
          </table:table-cell>
          <table:table-cell office:value-type="float" office:value="-0.3083" calcext:value-type="float">
            <text:p>-0.3083</text:p>
          </table:table-cell>
          <table:table-cell office:value-type="string" calcext:value-type="string">
            <text:p>R</text:p>
          </table:table-cell>
          <table:table-cell office:value-type="float" office:value="2.9074" calcext:value-type="float">
            <text:p>2.9074</text:p>
          </table:table-cell>
          <table:table-cell office:value-type="float" office:value="0.1302" calcext:value-type="float">
            <text:p>0.1302</text:p>
          </table:table-cell>
          <table:table-cell office:value-type="float" office:value="0.101" calcext:value-type="float">
            <text:p>0.101</text:p>
          </table:table-cell>
          <table:table-cell office:value-type="float" office:value="0.6584" calcext:value-type="float">
            <text:p>0.6584</text:p>
          </table:table-cell>
          <table:table-cell office:value-type="float" office:value="0.2949" calcext:value-type="float">
            <text:p>0.2949</text:p>
          </table:table-cell>
        </table:table-row>
        <table:table-row table:style-name="ro1" table:visibility="filter">
          <table:table-cell office:value-type="float" office:value="1477010458900000" calcext:value-type="float">
            <text:p>1477010458900000</text:p>
          </table:table-cell>
          <table:table-cell office:value-type="float" office:value="-12.4362" calcext:value-type="float">
            <text:p>-12.4362</text:p>
          </table:table-cell>
          <table:table-cell office:value-type="float" office:value="-8.4063" calcext:value-type="float">
            <text:p>-8.4063</text:p>
          </table:table-cell>
          <table:table-cell office:value-type="float" office:value="4.5539" calcext:value-type="float">
            <text:p>4.5539</text:p>
          </table:table-cell>
          <table:table-cell office:value-type="float" office:value="3.6653" calcext:value-type="float">
            <text:p>3.6653</text:p>
          </table:table-cell>
          <table:table-cell office:value-type="float" office:value="-0.3262" calcext:value-type="float">
            <text:p>-0.3262</text:p>
          </table:table-cell>
          <table:table-cell office:value-type="string" calcext:value-type="string">
            <text:p>L</text:p>
          </table:table-cell>
          <table:table-cell office:value-type="float" office:value="1.4296" calcext:value-type="float">
            <text:p>1.4296</text:p>
          </table:table-cell>
          <table:table-cell office:value-type="float" office:value="0.1309" calcext:value-type="float">
            <text:p>0.1309</text:p>
          </table:table-cell>
          <table:table-cell office:value-type="float" office:value="0.1009" calcext:value-type="float">
            <text:p>0.1009</text:p>
          </table:table-cell>
          <table:table-cell office:value-type="float" office:value="0.6579" calcext:value-type="float">
            <text:p>0.6579</text:p>
          </table:table-cell>
          <table:table-cell office:value-type="float" office:value="0.2945" calcext:value-type="float">
            <text:p>0.2945</text:p>
          </table:table-cell>
        </table:table-row>
        <table:table-row table:style-name="ro1">
          <table:table-cell office:value-type="float" office:value="1477010458950000" calcext:value-type="float">
            <text:p>1477010458950000</text:p>
          </table:table-cell>
          <table:table-cell office:value-type="float" office:value="-12.6342" calcext:value-type="float">
            <text:p>-12.6342</text:p>
          </table:table-cell>
          <table:table-cell office:value-type="float" office:value="-8.5184" calcext:value-type="float">
            <text:p>-8.5184</text:p>
          </table:table-cell>
          <table:table-cell office:value-type="float" office:value="4.5539" calcext:value-type="float">
            <text:p>4.5539</text:p>
          </table:table-cell>
          <table:table-cell office:value-type="float" office:value="3.6489" calcext:value-type="float">
            <text:p>3.6489</text:p>
          </table:table-cell>
          <table:table-cell office:value-type="float" office:value="-0.3262" calcext:value-type="float">
            <text:p>-0.3262</text:p>
          </table:table-cell>
          <table:table-cell office:value-type="string" calcext:value-type="string">
            <text:p>R</text:p>
          </table:table-cell>
          <table:table-cell office:value-type="float" office:value="0.5933" calcext:value-type="float">
            <text:p>0.5933</text:p>
          </table:table-cell>
          <table:table-cell office:value-type="float" office:value="0.1317" calcext:value-type="float">
            <text:p>0.1317</text:p>
          </table:table-cell>
          <table:table-cell office:value-type="float" office:value="0.1007" calcext:value-type="float">
            <text:p>0.1007</text:p>
          </table:table-cell>
          <table:table-cell office:value-type="float" office:value="0.6574" calcext:value-type="float">
            <text:p>0.6574</text:p>
          </table:table-cell>
          <table:table-cell office:value-type="float" office:value="0.294" calcext:value-type="float">
            <text:p>0.294</text:p>
          </table:table-cell>
        </table:table-row>
        <table:table-row table:style-name="ro1" table:visibility="filter">
          <table:table-cell office:value-type="float" office:value="1477010459000000" calcext:value-type="float">
            <text:p>1477010459000000</text:p>
          </table:table-cell>
          <table:table-cell office:value-type="float" office:value="-12.9884" calcext:value-type="float">
            <text:p>-12.9884</text:p>
          </table:table-cell>
          <table:table-cell office:value-type="float" office:value="-8.6428" calcext:value-type="float">
            <text:p>-8.6428</text:p>
          </table:table-cell>
          <table:table-cell office:value-type="float" office:value="4.8476" calcext:value-type="float">
            <text:p>4.8476</text:p>
          </table:table-cell>
          <table:table-cell office:value-type="float" office:value="3.6031" calcext:value-type="float">
            <text:p>3.6031</text:p>
          </table:table-cell>
          <table:table-cell office:value-type="float" office:value="-0.3541" calcext:value-type="float">
            <text:p>-0.3541</text:p>
          </table:table-cell>
          <table:table-cell office:value-type="string" calcext:value-type="string">
            <text:p>L</text:p>
          </table:table-cell>
          <table:table-cell office:value-type="float" office:value="6.1534" calcext:value-type="float">
            <text:p>6.1534</text:p>
          </table:table-cell>
          <table:table-cell office:value-type="float" office:value="0.1319" calcext:value-type="float">
            <text:p>0.1319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6565" calcext:value-type="float">
            <text:p>0.6565</text:p>
          </table:table-cell>
          <table:table-cell office:value-type="float" office:value="0.2936" calcext:value-type="float">
            <text:p>0.2936</text:p>
          </table:table-cell>
        </table:table-row>
        <table:table-row table:style-name="ro1">
          <table:table-cell office:value-type="float" office:value="1477010459050000" calcext:value-type="float">
            <text:p>1477010459050000</text:p>
          </table:table-cell>
          <table:table-cell office:value-type="float" office:value="-13.2062" calcext:value-type="float">
            <text:p>-13.2062</text:p>
          </table:table-cell>
          <table:table-cell office:value-type="float" office:value="-8.7487" calcext:value-type="float">
            <text:p>-8.7487</text:p>
          </table:table-cell>
          <table:table-cell office:value-type="float" office:value="4.8476" calcext:value-type="float">
            <text:p>4.8476</text:p>
          </table:table-cell>
          <table:table-cell office:value-type="float" office:value="3.5854" calcext:value-type="float">
            <text:p>3.5854</text:p>
          </table:table-cell>
          <table:table-cell office:value-type="float" office:value="-0.3541" calcext:value-type="float">
            <text:p>-0.3541</text:p>
          </table:table-cell>
          <table:table-cell office:value-type="string" calcext:value-type="string">
            <text:p>R</text:p>
          </table:table-cell>
          <table:table-cell office:value-type="float" office:value="2.5873" calcext:value-type="float">
            <text:p>2.587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004" calcext:value-type="float">
            <text:p>0.1004</text:p>
          </table:table-cell>
          <table:table-cell office:value-type="float" office:value="0.6555" calcext:value-type="float">
            <text:p>0.6555</text:p>
          </table:table-cell>
          <table:table-cell office:value-type="float" office:value="0.2932" calcext:value-type="float">
            <text:p>0.2932</text:p>
          </table:table-cell>
        </table:table-row>
        <table:table-row table:style-name="ro1" table:visibility="filter">
          <table:table-cell office:value-type="float" office:value="1477010459100000" calcext:value-type="float">
            <text:p>1477010459100000</text:p>
          </table:table-cell>
          <table:table-cell office:value-type="float" office:value="-13.4065" calcext:value-type="float">
            <text:p>-13.4065</text:p>
          </table:table-cell>
          <table:table-cell office:value-type="float" office:value="-8.7621" calcext:value-type="float">
            <text:p>-8.7621</text:p>
          </table:table-cell>
          <table:table-cell office:value-type="float" office:value="4.711" calcext:value-type="float">
            <text:p>4.711</text:p>
          </table:table-cell>
          <table:table-cell office:value-type="float" office:value="3.5421" calcext:value-type="float">
            <text:p>3.5421</text:p>
          </table:table-cell>
          <table:table-cell office:value-type="float" office:value="-0.3786" calcext:value-type="float">
            <text:p>-0.3786</text:p>
          </table:table-cell>
          <table:table-cell office:value-type="string" calcext:value-type="string">
            <text:p>L</text:p>
          </table:table-cell>
          <table:table-cell office:value-type="float" office:value="2.3178" calcext:value-type="float">
            <text:p>2.3178</text:p>
          </table:table-cell>
          <table:table-cell office:value-type="float" office:value="0.1323" calcext:value-type="float">
            <text:p>0.1323</text:p>
          </table:table-cell>
          <table:table-cell office:value-type="float" office:value="0.1003" calcext:value-type="float">
            <text:p>0.1003</text:p>
          </table:table-cell>
          <table:table-cell office:value-type="float" office:value="0.6547" calcext:value-type="float">
            <text:p>0.6547</text:p>
          </table:table-cell>
          <table:table-cell office:value-type="float" office:value="0.2928" calcext:value-type="float">
            <text:p>0.2928</text:p>
          </table:table-cell>
        </table:table-row>
        <table:table-row table:style-name="ro1">
          <table:table-cell office:value-type="float" office:value="1477010459150000" calcext:value-type="float">
            <text:p>1477010459150000</text:p>
          </table:table-cell>
          <table:table-cell office:value-type="float" office:value="-13.624" calcext:value-type="float">
            <text:p>-13.624</text:p>
          </table:table-cell>
          <table:table-cell office:value-type="float" office:value="-8.8518" calcext:value-type="float">
            <text:p>-8.8518</text:p>
          </table:table-cell>
          <table:table-cell office:value-type="float" office:value="4.711" calcext:value-type="float">
            <text:p>4.711</text:p>
          </table:table-cell>
          <table:table-cell office:value-type="float" office:value="3.5232" calcext:value-type="float">
            <text:p>3.5232</text:p>
          </table:table-cell>
          <table:table-cell office:value-type="float" office:value="-0.3786" calcext:value-type="float">
            <text:p>-0.3786</text:p>
          </table:table-cell>
          <table:table-cell office:value-type="string" calcext:value-type="string">
            <text:p>R</text:p>
          </table:table-cell>
          <table:table-cell office:value-type="float" office:value="2.3649" calcext:value-type="float">
            <text:p>2.3649</text:p>
          </table:table-cell>
          <table:table-cell office:value-type="float" office:value="0.1326" calcext:value-type="float">
            <text:p>0.1326</text:p>
          </table:table-cell>
          <table:table-cell office:value-type="float" office:value="0.1002" calcext:value-type="float">
            <text:p>0.1002</text:p>
          </table:table-cell>
          <table:table-cell office:value-type="float" office:value="0.6538" calcext:value-type="float">
            <text:p>0.6538</text:p>
          </table:table-cell>
          <table:table-cell office:value-type="float" office:value="0.2923" calcext:value-type="float">
            <text:p>0.2923</text:p>
          </table:table-cell>
        </table:table-row>
        <table:table-row table:style-name="ro1" table:visibility="filter">
          <table:table-cell office:value-type="float" office:value="1477010459200000" calcext:value-type="float">
            <text:p>1477010459200000</text:p>
          </table:table-cell>
          <table:table-cell office:value-type="float" office:value="-13.8963" calcext:value-type="float">
            <text:p>-13.8963</text:p>
          </table:table-cell>
          <table:table-cell office:value-type="float" office:value="-8.9576" calcext:value-type="float">
            <text:p>-8.9576</text:p>
          </table:table-cell>
          <table:table-cell office:value-type="float" office:value="4.8328" calcext:value-type="float">
            <text:p>4.8328</text:p>
          </table:table-cell>
          <table:table-cell office:value-type="float" office:value="3.5011" calcext:value-type="float">
            <text:p>3.5011</text:p>
          </table:table-cell>
          <table:table-cell office:value-type="float" office:value="-0.3815" calcext:value-type="float">
            <text:p>-0.3815</text:p>
          </table:table-cell>
          <table:table-cell office:value-type="string" calcext:value-type="string">
            <text:p>L</text:p>
          </table:table-cell>
          <table:table-cell office:value-type="float" office:value="0.7621" calcext:value-type="float">
            <text:p>0.7621</text:p>
          </table:table-cell>
          <table:table-cell office:value-type="float" office:value="0.1328" calcext:value-type="float">
            <text:p>0.1328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6528" calcext:value-type="float">
            <text:p>0.6528</text:p>
          </table:table-cell>
          <table:table-cell office:value-type="float" office:value="0.2919" calcext:value-type="float">
            <text:p>0.2919</text:p>
          </table:table-cell>
        </table:table-row>
        <table:table-row table:style-name="ro1">
          <table:table-cell office:value-type="float" office:value="1477010459250000" calcext:value-type="float">
            <text:p>1477010459250000</text:p>
          </table:table-cell>
          <table:table-cell office:value-type="float" office:value="-14.1231" calcext:value-type="float">
            <text:p>-14.1231</text:p>
          </table:table-cell>
          <table:table-cell office:value-type="float" office:value="-9.0404" calcext:value-type="float">
            <text:p>-9.0404</text:p>
          </table:table-cell>
          <table:table-cell office:value-type="float" office:value="4.8328" calcext:value-type="float">
            <text:p>4.8328</text:p>
          </table:table-cell>
          <table:table-cell office:value-type="float" office:value="3.4821" calcext:value-type="float">
            <text:p>3.4821</text:p>
          </table:table-cell>
          <table:table-cell office:value-type="float" office:value="-0.3815" calcext:value-type="float">
            <text:p>-0.3815</text:p>
          </table:table-cell>
          <table:table-cell office:value-type="string" calcext:value-type="string">
            <text:p>R</text:p>
          </table:table-cell>
          <table:table-cell office:value-type="float" office:value="1.7373" calcext:value-type="float">
            <text:p>1.7373</text:p>
          </table:table-cell>
          <table:table-cell office:value-type="float" office:value="0.1329" calcext:value-type="float">
            <text:p>0.1329</text:p>
          </table:table-cell>
          <table:table-cell office:value-type="float" office:value="0.1" calcext:value-type="float">
            <text:p>0.1</text:p>
          </table:table-cell>
          <table:table-cell office:value-type="float" office:value="0.6518" calcext:value-type="float">
            <text:p>0.6518</text:p>
          </table:table-cell>
          <table:table-cell office:value-type="float" office:value="0.2914" calcext:value-type="float">
            <text:p>0.2914</text:p>
          </table:table-cell>
        </table:table-row>
        <table:table-row table:style-name="ro1" table:visibility="filter">
          <table:table-cell office:value-type="float" office:value="1477010459300000" calcext:value-type="float">
            <text:p>1477010459300000</text:p>
          </table:table-cell>
          <table:table-cell office:value-type="float" office:value="-14.3785" calcext:value-type="float">
            <text:p>-14.3785</text:p>
          </table:table-cell>
          <table:table-cell office:value-type="float" office:value="-9.1418" calcext:value-type="float">
            <text:p>-9.1418</text:p>
          </table:table-cell>
          <table:table-cell office:value-type="float" office:value="4.9074" calcext:value-type="float">
            <text:p>4.9074</text:p>
          </table:table-cell>
          <table:table-cell office:value-type="float" office:value="3.4665" calcext:value-type="float">
            <text:p>3.4665</text:p>
          </table:table-cell>
          <table:table-cell office:value-type="float" office:value="-0.3781" calcext:value-type="float">
            <text:p>-0.3781</text:p>
          </table:table-cell>
          <table:table-cell office:value-type="string" calcext:value-type="string">
            <text:p>L</text:p>
          </table:table-cell>
          <table:table-cell office:value-type="float" office:value="0.3041" calcext:value-type="float">
            <text:p>0.3041</text:p>
          </table:table-cell>
          <table:table-cell office:value-type="float" office:value="0.133" calcext:value-type="float">
            <text:p>0.133</text:p>
          </table:table-cell>
          <table:table-cell office:value-type="float" office:value="0.0998" calcext:value-type="float">
            <text:p>0.0998</text:p>
          </table:table-cell>
          <table:table-cell office:value-type="float" office:value="0.6509" calcext:value-type="float">
            <text:p>0.6509</text:p>
          </table:table-cell>
          <table:table-cell office:value-type="float" office:value="0.291" calcext:value-type="float">
            <text:p>0.291</text:p>
          </table:table-cell>
        </table:table-row>
        <table:table-row table:style-name="ro1">
          <table:table-cell office:value-type="float" office:value="1477010459350000" calcext:value-type="float">
            <text:p>1477010459350000</text:p>
          </table:table-cell>
          <table:table-cell office:value-type="float" office:value="-14.6115" calcext:value-type="float">
            <text:p>-14.6115</text:p>
          </table:table-cell>
          <table:table-cell office:value-type="float" office:value="-9.2179" calcext:value-type="float">
            <text:p>-9.2179</text:p>
          </table:table-cell>
          <table:table-cell office:value-type="float" office:value="4.9074" calcext:value-type="float">
            <text:p>4.9074</text:p>
          </table:table-cell>
          <table:table-cell office:value-type="float" office:value="3.4476" calcext:value-type="float">
            <text:p>3.4476</text:p>
          </table:table-cell>
          <table:table-cell office:value-type="float" office:value="-0.3781" calcext:value-type="float">
            <text:p>-0.3781</text:p>
          </table:table-cell>
          <table:table-cell office:value-type="string" calcext:value-type="string">
            <text:p>R</text:p>
          </table:table-cell>
          <table:table-cell office:value-type="float" office:value="0.2003" calcext:value-type="float">
            <text:p>0.2003</text:p>
          </table:table-cell>
          <table:table-cell office:value-type="float" office:value="0.1331" calcext:value-type="float">
            <text:p>0.1331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6499" calcext:value-type="float">
            <text:p>0.6499</text:p>
          </table:table-cell>
          <table:table-cell office:value-type="float" office:value="0.2907" calcext:value-type="float">
            <text:p>0.2907</text:p>
          </table:table-cell>
        </table:table-row>
        <table:table-row table:style-name="ro1" table:visibility="filter">
          <table:table-cell office:value-type="float" office:value="1477010459400000" calcext:value-type="float">
            <text:p>1477010459400000</text:p>
          </table:table-cell>
          <table:table-cell office:value-type="float" office:value="-14.9174" calcext:value-type="float">
            <text:p>-14.9174</text:p>
          </table:table-cell>
          <table:table-cell office:value-type="float" office:value="-9.2139" calcext:value-type="float">
            <text:p>-9.2139</text:p>
          </table:table-cell>
          <table:table-cell office:value-type="float" office:value="4.9847" calcext:value-type="float">
            <text:p>4.9847</text:p>
          </table:table-cell>
          <table:table-cell office:value-type="float" office:value="3.3899" calcext:value-type="float">
            <text:p>3.3899</text:p>
          </table:table-cell>
          <table:table-cell office:value-type="float" office:value="-0.4148" calcext:value-type="float">
            <text:p>-0.4148</text:p>
          </table:table-cell>
          <table:table-cell office:value-type="string" calcext:value-type="string">
            <text:p>L</text:p>
          </table:table-cell>
          <table:table-cell office:value-type="float" office:value="3.2436" calcext:value-type="float">
            <text:p>3.2436</text:p>
          </table:table-cell>
          <table:table-cell office:value-type="float" office:value="0.133" calcext:value-type="float">
            <text:p>0.133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6489" calcext:value-type="float">
            <text:p>0.6489</text:p>
          </table:table-cell>
          <table:table-cell office:value-type="float" office:value="0.2902" calcext:value-type="float">
            <text:p>0.2902</text:p>
          </table:table-cell>
        </table:table-row>
        <table:table-row table:style-name="ro1">
          <table:table-cell office:value-type="float" office:value="1477010459450000" calcext:value-type="float">
            <text:p>1477010459450000</text:p>
          </table:table-cell>
          <table:table-cell office:value-type="float" office:value="-15.1593" calcext:value-type="float">
            <text:p>-15.1593</text:p>
          </table:table-cell>
          <table:table-cell office:value-type="float" office:value="-9.2726" calcext:value-type="float">
            <text:p>-9.2726</text:p>
          </table:table-cell>
          <table:table-cell office:value-type="float" office:value="4.9847" calcext:value-type="float">
            <text:p>4.9847</text:p>
          </table:table-cell>
          <table:table-cell office:value-type="float" office:value="3.3692" calcext:value-type="float">
            <text:p>3.3692</text:p>
          </table:table-cell>
          <table:table-cell office:value-type="float" office:value="-0.4148" calcext:value-type="float">
            <text:p>-0.4148</text:p>
          </table:table-cell>
          <table:table-cell office:value-type="string" calcext:value-type="string">
            <text:p>R</text:p>
          </table:table-cell>
          <table:table-cell office:value-type="float" office:value="3.9642" calcext:value-type="float">
            <text:p>3.9642</text:p>
          </table:table-cell>
          <table:table-cell office:value-type="float" office:value="0.1329" calcext:value-type="float">
            <text:p>0.1329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6479" calcext:value-type="float">
            <text:p>0.6479</text:p>
          </table:table-cell>
          <table:table-cell office:value-type="float" office:value="0.2898" calcext:value-type="float">
            <text:p>0.2898</text:p>
          </table:table-cell>
        </table:table-row>
        <table:table-row table:style-name="ro1" table:visibility="filter">
          <table:table-cell office:value-type="float" office:value="1477010459500000" calcext:value-type="float">
            <text:p>1477010459500000</text:p>
          </table:table-cell>
          <table:table-cell office:value-type="float" office:value="-15.4972" calcext:value-type="float">
            <text:p>-15.4972</text:p>
          </table:table-cell>
          <table:table-cell office:value-type="float" office:value="-9.4065" calcext:value-type="float">
            <text:p>-9.4065</text:p>
          </table:table-cell>
          <table:table-cell office:value-type="float" office:value="5.2372" calcext:value-type="float">
            <text:p>5.2372</text:p>
          </table:table-cell>
          <table:table-cell office:value-type="float" office:value="3.3653" calcext:value-type="float">
            <text:p>3.3653</text:p>
          </table:table-cell>
          <table:table-cell office:value-type="float" office:value="-0.3985" calcext:value-type="float">
            <text:p>-0.3985</text:p>
          </table:table-cell>
          <table:table-cell office:value-type="string" calcext:value-type="string">
            <text:p>L</text:p>
          </table:table-cell>
          <table:table-cell office:value-type="float" office:value="3.7465" calcext:value-type="float">
            <text:p>3.7465</text:p>
          </table:table-cell>
          <table:table-cell office:value-type="float" office:value="0.1327" calcext:value-type="float">
            <text:p>0.1327</text:p>
          </table:table-cell>
          <table:table-cell office:value-type="float" office:value="0.0994" calcext:value-type="float">
            <text:p>0.0994</text:p>
          </table:table-cell>
          <table:table-cell office:value-type="float" office:value="0.6472" calcext:value-type="float">
            <text:p>0.6472</text:p>
          </table:table-cell>
          <table:table-cell office:value-type="float" office:value="0.2895" calcext:value-type="float">
            <text:p>0.2895</text:p>
          </table:table-cell>
        </table:table-row>
        <table:table-row table:style-name="ro1">
          <table:table-cell office:value-type="float" office:value="1477010459550000" calcext:value-type="float">
            <text:p>1477010459550000</text:p>
          </table:table-cell>
          <table:table-cell office:value-type="float" office:value="-15.7528" calcext:value-type="float">
            <text:p>-15.7528</text:p>
          </table:table-cell>
          <table:table-cell office:value-type="float" office:value="-9.462" calcext:value-type="float">
            <text:p>-9.462</text:p>
          </table:table-cell>
          <table:table-cell office:value-type="float" office:value="5.2372" calcext:value-type="float">
            <text:p>5.2372</text:p>
          </table:table-cell>
          <table:table-cell office:value-type="float" office:value="3.3454" calcext:value-type="float">
            <text:p>3.3454</text:p>
          </table:table-cell>
          <table:table-cell office:value-type="float" office:value="-0.3985" calcext:value-type="float">
            <text:p>-0.3985</text:p>
          </table:table-cell>
          <table:table-cell office:value-type="string" calcext:value-type="string">
            <text:p>R</text:p>
          </table:table-cell>
          <table:table-cell office:value-type="float" office:value="2.8102" calcext:value-type="float">
            <text:p>2.8102</text:p>
          </table:table-cell>
          <table:table-cell office:value-type="float" office:value="0.1325" calcext:value-type="float">
            <text:p>0.1325</text:p>
          </table:table-cell>
          <table:table-cell office:value-type="float" office:value="0.0993" calcext:value-type="float">
            <text:p>0.0993</text:p>
          </table:table-cell>
          <table:table-cell office:value-type="float" office:value="0.6464" calcext:value-type="float">
            <text:p>0.6464</text:p>
          </table:table-cell>
          <table:table-cell office:value-type="float" office:value="0.2892" calcext:value-type="float">
            <text:p>0.2892</text:p>
          </table:table-cell>
        </table:table-row>
        <table:table-row table:style-name="ro1" table:visibility="filter">
          <table:table-cell office:value-type="float" office:value="1477010459600000" calcext:value-type="float">
            <text:p>1477010459600000</text:p>
          </table:table-cell>
          <table:table-cell office:value-type="float" office:value="-16.0369" calcext:value-type="float">
            <text:p>-16.0369</text:p>
          </table:table-cell>
          <table:table-cell office:value-type="float" office:value="-9.5409" calcext:value-type="float">
            <text:p>-9.5409</text:p>
          </table:table-cell>
          <table:table-cell office:value-type="float" office:value="5.3123" calcext:value-type="float">
            <text:p>5.3123</text:p>
          </table:table-cell>
          <table:table-cell office:value-type="float" office:value="3.3329" calcext:value-type="float">
            <text:p>3.3329</text:p>
          </table:table-cell>
          <table:table-cell office:value-type="float" office:value="-0.3914" calcext:value-type="float">
            <text:p>-0.3914</text:p>
          </table:table-cell>
          <table:table-cell office:value-type="string" calcext:value-type="string">
            <text:p>L</text:p>
          </table:table-cell>
          <table:table-cell office:value-type="float" office:value="0.3864" calcext:value-type="float">
            <text:p>0.3864</text:p>
          </table:table-cell>
          <table:table-cell office:value-type="float" office:value="0.1324" calcext:value-type="float">
            <text:p>0.1324</text:p>
          </table:table-cell>
          <table:table-cell office:value-type="float" office:value="0.0992" calcext:value-type="float">
            <text:p>0.0992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289" calcext:value-type="float">
            <text:p>0.289</text:p>
          </table:table-cell>
        </table:table-row>
        <table:table-row table:style-name="ro1">
          <table:table-cell office:value-type="float" office:value="1477010459650000" calcext:value-type="float">
            <text:p>1477010459650000</text:p>
          </table:table-cell>
          <table:table-cell office:value-type="float" office:value="-16.2979" calcext:value-type="float">
            <text:p>-16.2979</text:p>
          </table:table-cell>
          <table:table-cell office:value-type="float" office:value="-9.5889" calcext:value-type="float">
            <text:p>-9.5889</text:p>
          </table:table-cell>
          <table:table-cell office:value-type="float" office:value="5.3123" calcext:value-type="float">
            <text:p>5.3123</text:p>
          </table:table-cell>
          <table:table-cell office:value-type="float" office:value="3.3133" calcext:value-type="float">
            <text:p>3.3133</text:p>
          </table:table-cell>
          <table:table-cell office:value-type="float" office:value="-0.3914" calcext:value-type="float">
            <text:p>-0.3914</text:p>
          </table:table-cell>
          <table:table-cell office:value-type="string" calcext:value-type="string">
            <text:p>R</text:p>
          </table:table-cell>
          <table:table-cell office:value-type="float" office:value="3.8285" calcext:value-type="float">
            <text:p>3.8285</text:p>
          </table:table-cell>
          <table:table-cell office:value-type="float" office:value="0.1323" calcext:value-type="float">
            <text:p>0.1323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6451" calcext:value-type="float">
            <text:p>0.6451</text:p>
          </table:table-cell>
          <table:table-cell office:value-type="float" office:value="0.2889" calcext:value-type="float">
            <text:p>0.2889</text:p>
          </table:table-cell>
        </table:table-row>
        <table:table-row table:style-name="ro1" table:visibility="filter">
          <table:table-cell office:value-type="float" office:value="1477010459700000" calcext:value-type="float">
            <text:p>1477010459700000</text:p>
          </table:table-cell>
          <table:table-cell office:value-type="float" office:value="-16.5104" calcext:value-type="float">
            <text:p>-16.5104</text:p>
          </table:table-cell>
          <table:table-cell office:value-type="float" office:value="-9.5448" calcext:value-type="float">
            <text:p>-9.5448</text:p>
          </table:table-cell>
          <table:table-cell office:value-type="float" office:value="5.1599" calcext:value-type="float">
            <text:p>5.1599</text:p>
          </table:table-cell>
          <table:table-cell office:value-type="float" office:value="3.2664" calcext:value-type="float">
            <text:p>3.2664</text:p>
          </table:table-cell>
          <table:table-cell office:value-type="float" office:value="-0.4175" calcext:value-type="float">
            <text:p>-0.4175</text:p>
          </table:table-cell>
          <table:table-cell office:value-type="string" calcext:value-type="string">
            <text:p>L</text:p>
          </table:table-cell>
          <table:table-cell office:value-type="float" office:value="2.5595" calcext:value-type="float">
            <text:p>2.5595</text:p>
          </table:table-cell>
          <table:table-cell office:value-type="float" office:value="0.1321" calcext:value-type="float">
            <text:p>0.1321</text:p>
          </table:table-cell>
          <table:table-cell office:value-type="float" office:value="0.0989" calcext:value-type="float">
            <text:p>0.0989</text:p>
          </table:table-cell>
          <table:table-cell office:value-type="float" office:value="0.6443" calcext:value-type="float">
            <text:p>0.6443</text:p>
          </table:table-cell>
          <table:table-cell office:value-type="float" office:value="0.2885" calcext:value-type="float">
            <text:p>0.2885</text:p>
          </table:table-cell>
        </table:table-row>
        <table:table-row table:style-name="ro1">
          <table:table-cell office:value-type="float" office:value="1477010459750000" calcext:value-type="float">
            <text:p>1477010459750000</text:p>
          </table:table-cell>
          <table:table-cell office:value-type="float" office:value="-16.7664" calcext:value-type="float">
            <text:p>-16.7664</text:p>
          </table:table-cell>
          <table:table-cell office:value-type="float" office:value="-9.5742" calcext:value-type="float">
            <text:p>-9.5742</text:p>
          </table:table-cell>
          <table:table-cell office:value-type="float" office:value="5.1599" calcext:value-type="float">
            <text:p>5.1599</text:p>
          </table:table-cell>
          <table:table-cell office:value-type="float" office:value="3.2455" calcext:value-type="float">
            <text:p>3.2455</text:p>
          </table:table-cell>
          <table:table-cell office:value-type="float" office:value="-0.4175" calcext:value-type="float">
            <text:p>-0.4175</text:p>
          </table:table-cell>
          <table:table-cell office:value-type="string" calcext:value-type="string">
            <text:p>R</text:p>
          </table:table-cell>
          <table:table-cell office:value-type="float" office:value="6.6308" calcext:value-type="float">
            <text:p>6.6308</text:p>
          </table:table-cell>
          <table:table-cell office:value-type="float" office:value="0.1319" calcext:value-type="float">
            <text:p>0.1319</text:p>
          </table:table-cell>
          <table:table-cell office:value-type="float" office:value="0.0988" calcext:value-type="float">
            <text:p>0.0988</text:p>
          </table:table-cell>
          <table:table-cell office:value-type="float" office:value="0.6435" calcext:value-type="float">
            <text:p>0.6435</text:p>
          </table:table-cell>
          <table:table-cell office:value-type="float" office:value="0.2881" calcext:value-type="float">
            <text:p>0.2881</text:p>
          </table:table-cell>
        </table:table-row>
        <table:table-row table:style-name="ro1" table:visibility="filter">
          <table:table-cell office:value-type="float" office:value="1477010459800000" calcext:value-type="float">
            <text:p>1477010459800000</text:p>
          </table:table-cell>
          <table:table-cell office:value-type="float" office:value="-17.0537" calcext:value-type="float">
            <text:p>-17.0537</text:p>
          </table:table-cell>
          <table:table-cell office:value-type="float" office:value="-9.5437" calcext:value-type="float">
            <text:p>-9.5437</text:p>
          </table:table-cell>
          <table:table-cell office:value-type="float" office:value="5.1998" calcext:value-type="float">
            <text:p>5.1998</text:p>
          </table:table-cell>
          <table:table-cell office:value-type="float" office:value="3.2018" calcext:value-type="float">
            <text:p>3.2018</text:p>
          </table:table-cell>
          <table:table-cell office:value-type="float" office:value="-0.4392" calcext:value-type="float">
            <text:p>-0.4392</text:p>
          </table:table-cell>
          <table:table-cell office:value-type="string" calcext:value-type="string">
            <text:p>L</text:p>
          </table:table-cell>
          <table:table-cell office:value-type="float" office:value="1.0834" calcext:value-type="float">
            <text:p>1.0834</text:p>
          </table:table-cell>
          <table:table-cell office:value-type="float" office:value="0.1319" calcext:value-type="float">
            <text:p>0.1319</text:p>
          </table:table-cell>
          <table:table-cell office:value-type="float" office:value="0.0987" calcext:value-type="float">
            <text:p>0.0987</text:p>
          </table:table-cell>
          <table:table-cell office:value-type="float" office:value="0.6428" calcext:value-type="float">
            <text:p>0.6428</text:p>
          </table:table-cell>
          <table:table-cell office:value-type="float" office:value="0.2877" calcext:value-type="float">
            <text:p>0.2877</text:p>
          </table:table-cell>
        </table:table-row>
        <table:table-row table:style-name="ro1">
          <table:table-cell office:value-type="float" office:value="1477010459850000" calcext:value-type="float">
            <text:p>1477010459850000</text:p>
          </table:table-cell>
          <table:table-cell office:value-type="float" office:value="-17.3132" calcext:value-type="float">
            <text:p>-17.3132</text:p>
          </table:table-cell>
          <table:table-cell office:value-type="float" office:value="-9.5565" calcext:value-type="float">
            <text:p>-9.5565</text:p>
          </table:table-cell>
          <table:table-cell office:value-type="float" office:value="5.1998" calcext:value-type="float">
            <text:p>5.1998</text:p>
          </table:table-cell>
          <table:table-cell office:value-type="float" office:value="3.1798" calcext:value-type="float">
            <text:p>3.1798</text:p>
          </table:table-cell>
          <table:table-cell office:value-type="float" office:value="-0.4392" calcext:value-type="float">
            <text:p>-0.4392</text:p>
          </table:table-cell>
          <table:table-cell office:value-type="string" calcext:value-type="string">
            <text:p>R</text:p>
          </table:table-cell>
          <table:table-cell office:value-type="float" office:value="5.9375" calcext:value-type="float">
            <text:p>5.9375</text:p>
          </table:table-cell>
          <table:table-cell office:value-type="float" office:value="0.1319" calcext:value-type="float">
            <text:p>0.1319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6421" calcext:value-type="float">
            <text:p>0.6421</text:p>
          </table:table-cell>
          <table:table-cell office:value-type="float" office:value="0.2873" calcext:value-type="float">
            <text:p>0.2873</text:p>
          </table:table-cell>
        </table:table-row>
        <table:table-row table:style-name="ro1" table:visibility="filter">
          <table:table-cell office:value-type="float" office:value="1477010459900000" calcext:value-type="float">
            <text:p>1477010459900000</text:p>
          </table:table-cell>
          <table:table-cell office:value-type="float" office:value="-17.563" calcext:value-type="float">
            <text:p>-17.563</text:p>
          </table:table-cell>
          <table:table-cell office:value-type="float" office:value="-9.5672" calcext:value-type="float">
            <text:p>-9.5672</text:p>
          </table:table-cell>
          <table:table-cell office:value-type="float" office:value="5.1801" calcext:value-type="float">
            <text:p>5.1801</text:p>
          </table:table-cell>
          <table:table-cell office:value-type="float" office:value="3.1598" calcext:value-type="float">
            <text:p>3.1598</text:p>
          </table:table-cell>
          <table:table-cell office:value-type="float" office:value="-0.4374" calcext:value-type="float">
            <text:p>-0.4374</text:p>
          </table:table-cell>
          <table:table-cell office:value-type="string" calcext:value-type="string">
            <text:p>L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1318" calcext:value-type="float">
            <text:p>0.1318</text:p>
          </table:table-cell>
          <table:table-cell office:value-type="float" office:value="0.0985" calcext:value-type="float">
            <text:p>0.0985</text:p>
          </table:table-cell>
          <table:table-cell office:value-type="float" office:value="0.6413" calcext:value-type="float">
            <text:p>0.6413</text:p>
          </table:table-cell>
          <table:table-cell office:value-type="float" office:value="0.2868" calcext:value-type="float">
            <text:p>0.2868</text:p>
          </table:table-cell>
        </table:table-row>
        <table:table-row table:style-name="ro1">
          <table:table-cell office:value-type="float" office:value="1477010459950000" calcext:value-type="float">
            <text:p>1477010459950000</text:p>
          </table:table-cell>
          <table:table-cell office:value-type="float" office:value="-17.8218" calcext:value-type="float">
            <text:p>-17.8218</text:p>
          </table:table-cell>
          <table:table-cell office:value-type="float" office:value="-9.5691" calcext:value-type="float">
            <text:p>-9.5691</text:p>
          </table:table-cell>
          <table:table-cell office:value-type="float" office:value="5.1801" calcext:value-type="float">
            <text:p>5.1801</text:p>
          </table:table-cell>
          <table:table-cell office:value-type="float" office:value="3.1379" calcext:value-type="float">
            <text:p>3.1379</text:p>
          </table:table-cell>
          <table:table-cell office:value-type="float" office:value="-0.4374" calcext:value-type="float">
            <text:p>-0.4374</text:p>
          </table:table-cell>
          <table:table-cell office:value-type="string" calcext:value-type="string">
            <text:p>R</text:p>
          </table:table-cell>
          <table:table-cell office:value-type="float" office:value="1.6348" calcext:value-type="float">
            <text:p>1.6348</text:p>
          </table:table-cell>
          <table:table-cell office:value-type="float" office:value="0.1319" calcext:value-type="float">
            <text:p>0.1319</text:p>
          </table:table-cell>
          <table:table-cell office:value-type="float" office:value="0.0984" calcext:value-type="float">
            <text:p>0.0984</text:p>
          </table:table-cell>
          <table:table-cell office:value-type="float" office:value="0.6406" calcext:value-type="float">
            <text:p>0.6406</text:p>
          </table:table-cell>
          <table:table-cell office:value-type="float" office:value="0.2864" calcext:value-type="float">
            <text:p>0.2864</text:p>
          </table:table-cell>
        </table:table-row>
        <table:table-row table:style-name="ro1" table:visibility="filter">
          <table:table-cell office:value-type="float" office:value="1477010460000000" calcext:value-type="float">
            <text:p>1477010460000000</text:p>
          </table:table-cell>
          <table:table-cell office:value-type="float" office:value="-18.0423" calcext:value-type="float">
            <text:p>-18.0423</text:p>
          </table:table-cell>
          <table:table-cell office:value-type="float" office:value="-9.5188" calcext:value-type="float">
            <text:p>-9.5188</text:p>
          </table:table-cell>
          <table:table-cell office:value-type="float" office:value="5.0869" calcext:value-type="float">
            <text:p>5.0869</text:p>
          </table:table-cell>
          <table:table-cell office:value-type="float" office:value="3.1002" calcext:value-type="float">
            <text:p>3.1002</text:p>
          </table:table-cell>
          <table:table-cell office:value-type="float" office:value="-0.4526" calcext:value-type="float">
            <text:p>-0.4526</text:p>
          </table:table-cell>
          <table:table-cell office:value-type="string" calcext:value-type="string">
            <text:p>L</text:p>
          </table:table-cell>
          <table:table-cell office:value-type="float" office:value="0.9415" calcext:value-type="float">
            <text:p>0.9415</text:p>
          </table:table-cell>
          <table:table-cell office:value-type="float" office:value="0.1319" calcext:value-type="float">
            <text:p>0.1319</text:p>
          </table:table-cell>
          <table:table-cell office:value-type="float" office:value="0.0984" calcext:value-type="float">
            <text:p>0.0984</text:p>
          </table:table-cell>
          <table:table-cell office:value-type="float" office:value="0.6398" calcext:value-type="float">
            <text:p>0.6398</text:p>
          </table:table-cell>
          <table:table-cell office:value-type="float" office:value="0.286" calcext:value-type="float">
            <text:p>0.286</text:p>
          </table:table-cell>
        </table:table-row>
        <table:table-row table:style-name="ro1">
          <table:table-cell office:value-type="float" office:value="1477010460050000" calcext:value-type="float">
            <text:p>1477010460050000</text:p>
          </table:table-cell>
          <table:table-cell office:value-type="float" office:value="-18.296" calcext:value-type="float">
            <text:p>-18.296</text:p>
          </table:table-cell>
          <table:table-cell office:value-type="float" office:value="-9.5054" calcext:value-type="float">
            <text:p>-9.5054</text:p>
          </table:table-cell>
          <table:table-cell office:value-type="float" office:value="5.0869" calcext:value-type="float">
            <text:p>5.0869</text:p>
          </table:table-cell>
          <table:table-cell office:value-type="float" office:value="3.0776" calcext:value-type="float">
            <text:p>3.0776</text:p>
          </table:table-cell>
          <table:table-cell office:value-type="float" office:value="-0.4526" calcext:value-type="float">
            <text:p>-0.4526</text:p>
          </table:table-cell>
          <table:table-cell office:value-type="string" calcext:value-type="string">
            <text:p>R</text:p>
          </table:table-cell>
          <table:table-cell office:value-type="float" office:value="1.037" calcext:value-type="float">
            <text:p>1.037</text:p>
          </table:table-cell>
          <table:table-cell office:value-type="float" office:value="0.1318" calcext:value-type="float">
            <text:p>0.1318</text:p>
          </table:table-cell>
          <table:table-cell office:value-type="float" office:value="0.0984" calcext:value-type="float">
            <text:p>0.0984</text:p>
          </table:table-cell>
          <table:table-cell office:value-type="float" office:value="0.639" calcext:value-type="float">
            <text:p>0.639</text:p>
          </table:table-cell>
          <table:table-cell office:value-type="float" office:value="0.2856" calcext:value-type="float">
            <text:p>0.2856</text:p>
          </table:table-cell>
        </table:table-row>
        <table:table-row table:style-name="ro1" table:visibility="filter">
          <table:table-cell office:value-type="float" office:value="1477010460100000" calcext:value-type="float">
            <text:p>1477010460100000</text:p>
          </table:table-cell>
          <table:table-cell office:value-type="float" office:value="-18.4538" calcext:value-type="float">
            <text:p>-18.4538</text:p>
          </table:table-cell>
          <table:table-cell office:value-type="float" office:value="-9.5259" calcext:value-type="float">
            <text:p>-9.5259</text:p>
          </table:table-cell>
          <table:table-cell office:value-type="float" office:value="4.8849" calcext:value-type="float">
            <text:p>4.8849</text:p>
          </table:table-cell>
          <table:table-cell office:value-type="float" office:value="3.0718" calcext:value-type="float">
            <text:p>3.0718</text:p>
          </table:table-cell>
          <table:table-cell office:value-type="float" office:value="-0.4366" calcext:value-type="float">
            <text:p>-0.4366</text:p>
          </table:table-cell>
          <table:table-cell office:value-type="string" calcext:value-type="string">
            <text:p>L</text:p>
          </table:table-cell>
          <table:table-cell office:value-type="float" office:value="2.6173" calcext:value-type="float">
            <text:p>2.6173</text:p>
          </table:table-cell>
          <table:table-cell office:value-type="float" office:value="0.1317" calcext:value-type="float">
            <text:p>0.1317</text:p>
          </table:table-cell>
          <table:table-cell office:value-type="float" office:value="0.0984" calcext:value-type="float">
            <text:p>0.0984</text:p>
          </table:table-cell>
          <table:table-cell office:value-type="float" office:value="0.638" calcext:value-type="float">
            <text:p>0.638</text:p>
          </table:table-cell>
          <table:table-cell office:value-type="float" office:value="0.2852" calcext:value-type="float">
            <text:p>0.2852</text:p>
          </table:table-cell>
        </table:table-row>
        <table:table-row table:style-name="ro1">
          <table:table-cell office:value-type="float" office:value="1477010460150000" calcext:value-type="float">
            <text:p>1477010460150000</text:p>
          </table:table-cell>
          <table:table-cell office:value-type="float" office:value="-18.697" calcext:value-type="float">
            <text:p>-18.697</text:p>
          </table:table-cell>
          <table:table-cell office:value-type="float" office:value="-9.5062" calcext:value-type="float">
            <text:p>-9.5062</text:p>
          </table:table-cell>
          <table:table-cell office:value-type="float" office:value="4.8849" calcext:value-type="float">
            <text:p>4.8849</text:p>
          </table:table-cell>
          <table:table-cell office:value-type="float" office:value="3.05" calcext:value-type="float">
            <text:p>3.05</text:p>
          </table:table-cell>
          <table:table-cell office:value-type="float" office:value="-0.4366" calcext:value-type="float">
            <text:p>-0.4366</text:p>
          </table:table-cell>
          <table:table-cell office:value-type="string" calcext:value-type="string">
            <text:p>R</text:p>
          </table:table-cell>
          <table:table-cell office:value-type="float" office:value="1.9028" calcext:value-type="float">
            <text:p>1.9028</text:p>
          </table:table-cell>
          <table:table-cell office:value-type="float" office:value="0.1315" calcext:value-type="float">
            <text:p>0.1315</text:p>
          </table:table-cell>
          <table:table-cell office:value-type="float" office:value="0.0983" calcext:value-type="float">
            <text:p>0.0983</text:p>
          </table:table-cell>
          <table:table-cell office:value-type="float" office:value="0.6371" calcext:value-type="float">
            <text:p>0.6371</text:p>
          </table:table-cell>
          <table:table-cell office:value-type="float" office:value="0.2848" calcext:value-type="float">
            <text:p>0.2848</text:p>
          </table:table-cell>
        </table:table-row>
        <table:table-row table:style-name="ro1" table:visibility="filter">
          <table:table-cell office:value-type="float" office:value="1477010460200000" calcext:value-type="float">
            <text:p>1477010460200000</text:p>
          </table:table-cell>
          <table:table-cell office:value-type="float" office:value="-18.9449" calcext:value-type="float">
            <text:p>-18.9449</text:p>
          </table:table-cell>
          <table:table-cell office:value-type="float" office:value="-9.4921" calcext:value-type="float">
            <text:p>-9.4921</text:p>
          </table:table-cell>
          <table:table-cell office:value-type="float" office:value="4.8963" calcext:value-type="float">
            <text:p>4.8963</text:p>
          </table:table-cell>
          <table:table-cell office:value-type="float" office:value="3.0322" calcext:value-type="float">
            <text:p>3.0322</text:p>
          </table:table-cell>
          <table:table-cell office:value-type="float" office:value="-0.4327" calcext:value-type="float">
            <text:p>-0.4327</text:p>
          </table:table-cell>
          <table:table-cell office:value-type="string" calcext:value-type="string">
            <text:p>L</text:p>
          </table:table-cell>
          <table:table-cell office:value-type="float" office:value="0.0418" calcext:value-type="float">
            <text:p>0.0418</text:p>
          </table:table-cell>
          <table:table-cell office:value-type="float" office:value="0.1314" calcext:value-type="float">
            <text:p>0.1314</text:p>
          </table:table-cell>
          <table:table-cell office:value-type="float" office:value="0.0982" calcext:value-type="float">
            <text:p>0.0982</text:p>
          </table:table-cell>
          <table:table-cell office:value-type="float" office:value="0.6362" calcext:value-type="float">
            <text:p>0.6362</text:p>
          </table:table-cell>
          <table:table-cell office:value-type="float" office:value="0.2845" calcext:value-type="float">
            <text:p>0.2845</text:p>
          </table:table-cell>
        </table:table-row>
        <table:table-row table:style-name="ro1">
          <table:table-cell office:value-type="float" office:value="1477010460250000" calcext:value-type="float">
            <text:p>1477010460250000</text:p>
          </table:table-cell>
          <table:table-cell office:value-type="float" office:value="-19.1877" calcext:value-type="float">
            <text:p>-19.1877</text:p>
          </table:table-cell>
          <table:table-cell office:value-type="float" office:value="-9.4628" calcext:value-type="float">
            <text:p>-9.4628</text:p>
          </table:table-cell>
          <table:table-cell office:value-type="float" office:value="4.8963" calcext:value-type="float">
            <text:p>4.8963</text:p>
          </table:table-cell>
          <table:table-cell office:value-type="float" office:value="3.0106" calcext:value-type="float">
            <text:p>3.0106</text:p>
          </table:table-cell>
          <table:table-cell office:value-type="float" office:value="-0.4327" calcext:value-type="float">
            <text:p>-0.4327</text:p>
          </table:table-cell>
          <table:table-cell office:value-type="string" calcext:value-type="string">
            <text:p>R</text:p>
          </table:table-cell>
          <table:table-cell office:value-type="float" office:value="4.4975" calcext:value-type="float">
            <text:p>4.4975</text:p>
          </table:table-cell>
          <table:table-cell office:value-type="float" office:value="0.1312" calcext:value-type="float">
            <text:p>0.1312</text:p>
          </table:table-cell>
          <table:table-cell office:value-type="float" office:value="0.0981" calcext:value-type="float">
            <text:p>0.0981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2842" calcext:value-type="float">
            <text:p>0.2842</text:p>
          </table:table-cell>
        </table:table-row>
        <table:table-row table:style-name="ro1" table:visibility="filter">
          <table:table-cell office:value-type="float" office:value="1477010460300000" calcext:value-type="float">
            <text:p>1477010460300000</text:p>
          </table:table-cell>
          <table:table-cell office:value-type="float" office:value="-19.3843" calcext:value-type="float">
            <text:p>-19.3843</text:p>
          </table:table-cell>
          <table:table-cell office:value-type="float" office:value="-9.3248" calcext:value-type="float">
            <text:p>-9.3248</text:p>
          </table:table-cell>
          <table:table-cell office:value-type="float" office:value="4.8048" calcext:value-type="float">
            <text:p>4.8048</text:p>
          </table:table-cell>
          <table:table-cell office:value-type="float" office:value="2.949" calcext:value-type="float">
            <text:p>2.949</text:p>
          </table:table-cell>
          <table:table-cell office:value-type="float" office:value="-0.4709" calcext:value-type="float">
            <text:p>-0.4709</text:p>
          </table:table-cell>
          <table:table-cell office:value-type="string" calcext:value-type="string">
            <text:p>L</text:p>
          </table:table-cell>
          <table:table-cell office:value-type="float" office:value="3.8144" calcext:value-type="float">
            <text:p>3.8144</text:p>
          </table:table-cell>
          <table:table-cell office:value-type="float" office:value="0.131" calcext:value-type="float">
            <text:p>0.131</text:p>
          </table:table-cell>
          <table:table-cell office:value-type="float" office:value="0.0982" calcext:value-type="float">
            <text:p>0.0982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2838" calcext:value-type="float">
            <text:p>0.2838</text:p>
          </table:table-cell>
        </table:table-row>
        <table:table-row table:style-name="ro1">
          <table:table-cell office:value-type="float" office:value="1477010460350000" calcext:value-type="float">
            <text:p>1477010460350000</text:p>
          </table:table-cell>
          <table:table-cell office:value-type="float" office:value="-19.6193" calcext:value-type="float">
            <text:p>-19.6193</text:p>
          </table:table-cell>
          <table:table-cell office:value-type="float" office:value="-9.2761" calcext:value-type="float">
            <text:p>-9.2761</text:p>
          </table:table-cell>
          <table:table-cell office:value-type="float" office:value="4.8048" calcext:value-type="float">
            <text:p>4.8048</text:p>
          </table:table-cell>
          <table:table-cell office:value-type="float" office:value="2.9254" calcext:value-type="float">
            <text:p>2.9254</text:p>
          </table:table-cell>
          <table:table-cell office:value-type="float" office:value="-0.4709" calcext:value-type="float">
            <text:p>-0.4709</text:p>
          </table:table-cell>
          <table:table-cell office:value-type="string" calcext:value-type="string">
            <text:p>R</text:p>
          </table:table-cell>
          <table:table-cell office:value-type="float" office:value="0.7663" calcext:value-type="float">
            <text:p>0.7663</text:p>
          </table:table-cell>
          <table:table-cell office:value-type="float" office:value="0.1308" calcext:value-type="float">
            <text:p>0.1308</text:p>
          </table:table-cell>
          <table:table-cell office:value-type="float" office:value="0.0983" calcext:value-type="float">
            <text:p>0.0983</text:p>
          </table:table-cell>
          <table:table-cell office:value-type="float" office:value="0.6335" calcext:value-type="float">
            <text:p>0.6335</text:p>
          </table:table-cell>
          <table:table-cell office:value-type="float" office:value="0.2834" calcext:value-type="float">
            <text:p>0.2834</text:p>
          </table:table-cell>
        </table:table-row>
        <table:table-row table:style-name="ro1" table:visibility="filter">
          <table:table-cell office:value-type="float" office:value="1477010460400000" calcext:value-type="float">
            <text:p>1477010460400000</text:p>
          </table:table-cell>
          <table:table-cell office:value-type="float" office:value="-19.8612" calcext:value-type="float">
            <text:p>-19.8612</text:p>
          </table:table-cell>
          <table:table-cell office:value-type="float" office:value="-9.1414" calcext:value-type="float">
            <text:p>-9.141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.8714" calcext:value-type="float">
            <text:p>2.8714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L</text:p>
          </table:table-cell>
          <table:table-cell office:value-type="float" office:value="2.04" calcext:value-type="float">
            <text:p>2.04</text:p>
          </table:table-cell>
          <table:table-cell office:value-type="float" office:value="0.1306" calcext:value-type="float">
            <text:p>0.1306</text:p>
          </table:table-cell>
          <table:table-cell office:value-type="float" office:value="0.0989" calcext:value-type="float">
            <text:p>0.0989</text:p>
          </table:table-cell>
          <table:table-cell office:value-type="float" office:value="0.6326" calcext:value-type="float">
            <text:p>0.6326</text:p>
          </table:table-cell>
          <table:table-cell office:value-type="float" office:value="0.2831" calcext:value-type="float">
            <text:p>0.2831</text:p>
          </table:table-cell>
        </table:table-row>
        <table:table-row table:style-name="ro1">
          <table:table-cell office:value-type="float" office:value="1477010460450000" calcext:value-type="float">
            <text:p>1477010460450000</text:p>
          </table:table-cell>
          <table:table-cell office:value-type="float" office:value="-20.0932" calcext:value-type="float">
            <text:p>-20.0932</text:p>
          </table:table-cell>
          <table:table-cell office:value-type="float" office:value="-9.074" calcext:value-type="float">
            <text:p>-9.074</text:p>
          </table:table-cell>
          <table:table-cell office:value-type="float" office:value="4.8378" calcext:value-type="float">
            <text:p>4.8378</text:p>
          </table:table-cell>
          <table:table-cell office:value-type="float" office:value="2.8464" calcext:value-type="float">
            <text:p>2.8464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R</text:p>
          </table:table-cell>
          <table:table-cell office:value-type="float" office:value="5.2554" calcext:value-type="float">
            <text:p>5.2554</text:p>
          </table:table-cell>
          <table:table-cell office:value-type="float" office:value="0.1305" calcext:value-type="float">
            <text:p>0.1305</text:p>
          </table:table-cell>
          <table:table-cell office:value-type="float" office:value="0.0995" calcext:value-type="float">
            <text:p>0.0995</text:p>
          </table:table-cell>
          <table:table-cell office:value-type="float" office:value="0.6317" calcext:value-type="float">
            <text:p>0.6317</text:p>
          </table:table-cell>
          <table:table-cell office:value-type="float" office:value="0.2828" calcext:value-type="float">
            <text:p>0.2828</text:p>
          </table:table-cell>
        </table:table-row>
        <table:table-row table:style-name="ro1" table:visibility="filter">
          <table:table-cell office:value-type="float" office:value="1477010460500000" calcext:value-type="float">
            <text:p>1477010460500000</text:p>
          </table:table-cell>
          <table:table-cell office:value-type="float" office:value="-20.2627" calcext:value-type="float">
            <text:p>-20.2627</text:p>
          </table:table-cell>
          <table:table-cell office:value-type="float" office:value="-9.1876" calcext:value-type="float">
            <text:p>-9.1876</text:p>
          </table:table-cell>
          <table:table-cell office:value-type="float" office:value="4.6454" calcext:value-type="float">
            <text:p>4.6454</text:p>
          </table:table-cell>
          <table:table-cell office:value-type="float" office:value="2.8893" calcext:value-type="float">
            <text:p>2.8893</text:p>
          </table:table-cell>
          <table:table-cell office:value-type="float" office:value="-0.4352" calcext:value-type="float">
            <text:p>-0.4352</text:p>
          </table:table-cell>
          <table:table-cell office:value-type="string" calcext:value-type="string">
            <text:p>L</text:p>
          </table:table-cell>
          <table:table-cell office:value-type="float" office:value="11.5697" calcext:value-type="float">
            <text:p>11.5697</text:p>
          </table:table-cell>
          <table:table-cell office:value-type="float" office:value="0.1303" calcext:value-type="float">
            <text:p>0.1303</text:p>
          </table:table-cell>
          <table:table-cell office:value-type="float" office:value="0.0994" calcext:value-type="float">
            <text:p>0.0994</text:p>
          </table:table-cell>
          <table:table-cell office:value-type="float" office:value="0.6308" calcext:value-type="float">
            <text:p>0.6308</text:p>
          </table:table-cell>
          <table:table-cell office:value-type="float" office:value="0.2826" calcext:value-type="float">
            <text:p>0.2826</text:p>
          </table:table-cell>
        </table:table-row>
        <table:table-row table:style-name="ro1">
          <table:table-cell office:value-type="float" office:value="1477010460550000" calcext:value-type="float">
            <text:p>1477010460550000</text:p>
          </table:table-cell>
          <table:table-cell office:value-type="float" office:value="-20.4868" calcext:value-type="float">
            <text:p>-20.4868</text:p>
          </table:table-cell>
          <table:table-cell office:value-type="float" office:value="-9.1272" calcext:value-type="float">
            <text:p>-9.1272</text:p>
          </table:table-cell>
          <table:table-cell office:value-type="float" office:value="4.6454" calcext:value-type="float">
            <text:p>4.6454</text:p>
          </table:table-cell>
          <table:table-cell office:value-type="float" office:value="2.8676" calcext:value-type="float">
            <text:p>2.8676</text:p>
          </table:table-cell>
          <table:table-cell office:value-type="float" office:value="-0.4352" calcext:value-type="float">
            <text:p>-0.4352</text:p>
          </table:table-cell>
          <table:table-cell office:value-type="string" calcext:value-type="string">
            <text:p>R</text:p>
          </table:table-cell>
          <table:table-cell office:value-type="float" office:value="1.4581" calcext:value-type="float">
            <text:p>1.4581</text:p>
          </table:table-cell>
          <table:table-cell office:value-type="float" office:value="0.1301" calcext:value-type="float">
            <text:p>0.1301</text:p>
          </table:table-cell>
          <table:table-cell office:value-type="float" office:value="0.0993" calcext:value-type="float">
            <text:p>0.0993</text:p>
          </table:table-cell>
          <table:table-cell office:value-type="float" office:value="0.6299" calcext:value-type="float">
            <text:p>0.6299</text:p>
          </table:table-cell>
          <table:table-cell office:value-type="float" office:value="0.2825" calcext:value-type="float">
            <text:p>0.2825</text:p>
          </table:table-cell>
        </table:table-row>
        <table:table-row table:style-name="ro1" table:visibility="filter">
          <table:table-cell office:value-type="float" office:value="1477010460600000" calcext:value-type="float">
            <text:p>1477010460600000</text:p>
          </table:table-cell>
          <table:table-cell office:value-type="float" office:value="-20.6933" calcext:value-type="float">
            <text:p>-20.6933</text:p>
          </table:table-cell>
          <table:table-cell office:value-type="float" office:value="-9.017" calcext:value-type="float">
            <text:p>-9.017</text:p>
          </table:table-cell>
          <table:table-cell office:value-type="float" office:value="4.6293" calcext:value-type="float">
            <text:p>4.6293</text:p>
          </table:table-cell>
          <table:table-cell office:value-type="float" office:value="2.8273" calcext:value-type="float">
            <text:p>2.8273</text:p>
          </table:table-cell>
          <table:table-cell office:value-type="float" office:value="-0.4529" calcext:value-type="float">
            <text:p>-0.4529</text:p>
          </table:table-cell>
          <table:table-cell office:value-type="string" calcext:value-type="string">
            <text:p>L</text:p>
          </table:table-cell>
          <table:table-cell office:value-type="float" office:value="0.7383" calcext:value-type="float">
            <text:p>0.7383</text:p>
          </table:table-cell>
          <table:table-cell office:value-type="float" office:value="0.13" calcext:value-type="float">
            <text:p>0.13</text:p>
          </table:table-cell>
          <table:table-cell office:value-type="float" office:value="0.0992" calcext:value-type="float">
            <text:p>0.0992</text:p>
          </table:table-cell>
          <table:table-cell office:value-type="float" office:value="0.6291" calcext:value-type="float">
            <text:p>0.6291</text:p>
          </table:table-cell>
          <table:table-cell office:value-type="float" office:value="0.2823" calcext:value-type="float">
            <text:p>0.2823</text:p>
          </table:table-cell>
        </table:table-row>
        <table:table-row table:style-name="ro1">
          <table:table-cell office:value-type="float" office:value="1477010460650000" calcext:value-type="float">
            <text:p>1477010460650000</text:p>
          </table:table-cell>
          <table:table-cell office:value-type="float" office:value="-20.9124" calcext:value-type="float">
            <text:p>-20.9124</text:p>
          </table:table-cell>
          <table:table-cell office:value-type="float" office:value="-8.943" calcext:value-type="float">
            <text:p>-8.943</text:p>
          </table:table-cell>
          <table:table-cell office:value-type="float" office:value="4.6293" calcext:value-type="float">
            <text:p>4.6293</text:p>
          </table:table-cell>
          <table:table-cell office:value-type="float" office:value="2.8046" calcext:value-type="float">
            <text:p>2.8046</text:p>
          </table:table-cell>
          <table:table-cell office:value-type="float" office:value="-0.4529" calcext:value-type="float">
            <text:p>-0.4529</text:p>
          </table:table-cell>
          <table:table-cell office:value-type="string" calcext:value-type="string">
            <text:p>R</text:p>
          </table:table-cell>
          <table:table-cell office:value-type="float" office:value="2.7202" calcext:value-type="float">
            <text:p>2.7202</text:p>
          </table:table-cell>
          <table:table-cell office:value-type="float" office:value="0.1299" calcext:value-type="float">
            <text:p>0.1299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6282" calcext:value-type="float">
            <text:p>0.6282</text:p>
          </table:table-cell>
          <table:table-cell office:value-type="float" office:value="0.2821" calcext:value-type="float">
            <text:p>0.2821</text:p>
          </table:table-cell>
        </table:table-row>
        <table:table-row table:style-name="ro1" table:visibility="filter">
          <table:table-cell office:value-type="float" office:value="1477010460700000" calcext:value-type="float">
            <text:p>1477010460700000</text:p>
          </table:table-cell>
          <table:table-cell office:value-type="float" office:value="-21.0915" calcext:value-type="float">
            <text:p>-21.0915</text:p>
          </table:table-cell>
          <table:table-cell office:value-type="float" office:value="-8.8612" calcext:value-type="float">
            <text:p>-8.8612</text:p>
          </table:table-cell>
          <table:table-cell office:value-type="float" office:value="4.5502" calcext:value-type="float">
            <text:p>4.5502</text:p>
          </table:table-cell>
          <table:table-cell office:value-type="float" office:value="2.7773" calcext:value-type="float">
            <text:p>2.7773</text:p>
          </table:table-cell>
          <table:table-cell office:value-type="float" office:value="-0.4574" calcext:value-type="float">
            <text:p>-0.4574</text:p>
          </table:table-cell>
          <table:table-cell office:value-type="string" calcext:value-type="string">
            <text:p>L</text:p>
          </table:table-cell>
          <table:table-cell office:value-type="float" office:value="0.3584" calcext:value-type="float">
            <text:p>0.3584</text:p>
          </table:table-cell>
          <table:table-cell office:value-type="float" office:value="0.1299" calcext:value-type="float">
            <text:p>0.1299</text:p>
          </table:table-cell>
          <table:table-cell office:value-type="float" office:value="0.099" calcext:value-type="float">
            <text:p>0.099</text:p>
          </table:table-cell>
          <table:table-cell office:value-type="float" office:value="0.6274" calcext:value-type="float">
            <text:p>0.6274</text:p>
          </table:table-cell>
          <table:table-cell office:value-type="float" office:value="0.282" calcext:value-type="float">
            <text:p>0.282</text:p>
          </table:table-cell>
        </table:table-row>
        <table:table-row table:style-name="ro1">
          <table:table-cell office:value-type="float" office:value="1477010460750000" calcext:value-type="float">
            <text:p>1477010460750000</text:p>
          </table:table-cell>
          <table:table-cell office:value-type="float" office:value="-21.3029" calcext:value-type="float">
            <text:p>-21.3029</text:p>
          </table:table-cell>
          <table:table-cell office:value-type="float" office:value="-8.7778" calcext:value-type="float">
            <text:p>-8.7778</text:p>
          </table:table-cell>
          <table:table-cell office:value-type="float" office:value="4.5502" calcext:value-type="float">
            <text:p>4.5502</text:p>
          </table:table-cell>
          <table:table-cell office:value-type="float" office:value="2.7544" calcext:value-type="float">
            <text:p>2.7544</text:p>
          </table:table-cell>
          <table:table-cell office:value-type="float" office:value="-0.4574" calcext:value-type="float">
            <text:p>-0.4574</text:p>
          </table:table-cell>
          <table:table-cell office:value-type="string" calcext:value-type="string">
            <text:p>R</text:p>
          </table:table-cell>
          <table:table-cell office:value-type="float" office:value="2.4296" calcext:value-type="float">
            <text:p>2.4296</text:p>
          </table:table-cell>
          <table:table-cell office:value-type="float" office:value="0.1299" calcext:value-type="float">
            <text:p>0.1299</text:p>
          </table:table-cell>
          <table:table-cell office:value-type="float" office:value="0.0989" calcext:value-type="float">
            <text:p>0.0989</text:p>
          </table:table-cell>
          <table:table-cell office:value-type="float" office:value="0.6266" calcext:value-type="float">
            <text:p>0.6266</text:p>
          </table:table-cell>
          <table:table-cell office:value-type="float" office:value="0.2819" calcext:value-type="float">
            <text:p>0.2819</text:p>
          </table:table-cell>
        </table:table-row>
        <table:table-row table:style-name="ro1" table:visibility="filter">
          <table:table-cell office:value-type="float" office:value="1477010460800000" calcext:value-type="float">
            <text:p>1477010460800000</text:p>
          </table:table-cell>
          <table:table-cell office:value-type="float" office:value="-21.5068" calcext:value-type="float">
            <text:p>-21.5068</text:p>
          </table:table-cell>
          <table:table-cell office:value-type="float" office:value="-8.7461" calcext:value-type="float">
            <text:p>-8.7461</text:p>
          </table:table-cell>
          <table:table-cell office:value-type="float" office:value="4.5046" calcext:value-type="float">
            <text:p>4.5046</text:p>
          </table:table-cell>
          <table:table-cell office:value-type="float" office:value="2.7526" calcext:value-type="float">
            <text:p>2.7526</text:p>
          </table:table-cell>
          <table:table-cell office:value-type="float" office:value="-0.4374" calcext:value-type="float">
            <text:p>-0.4374</text:p>
          </table:table-cell>
          <table:table-cell office:value-type="string" calcext:value-type="string">
            <text:p>L</text:p>
          </table:table-cell>
          <table:table-cell office:value-type="float" office:value="1.0214" calcext:value-type="float">
            <text:p>1.0214</text:p>
          </table:table-cell>
          <table:table-cell office:value-type="float" office:value="0.13" calcext:value-type="float">
            <text:p>0.13</text:p>
          </table:table-cell>
          <table:table-cell office:value-type="float" office:value="0.0987" calcext:value-type="float">
            <text:p>0.0987</text:p>
          </table:table-cell>
          <table:table-cell office:value-type="float" office:value="0.6258" calcext:value-type="float">
            <text:p>0.6258</text:p>
          </table:table-cell>
          <table:table-cell office:value-type="float" office:value="0.2823" calcext:value-type="float">
            <text:p>0.2823</text:p>
          </table:table-cell>
        </table:table-row>
        <table:table-row table:style-name="ro1">
          <table:table-cell office:value-type="float" office:value="1477010460850000" calcext:value-type="float">
            <text:p>1477010460850000</text:p>
          </table:table-cell>
          <table:table-cell office:value-type="float" office:value="-21.714" calcext:value-type="float">
            <text:p>-21.714</text:p>
          </table:table-cell>
          <table:table-cell office:value-type="float" office:value="-8.6585" calcext:value-type="float">
            <text:p>-8.6585</text:p>
          </table:table-cell>
          <table:table-cell office:value-type="float" office:value="4.5046" calcext:value-type="float">
            <text:p>4.5046</text:p>
          </table:table-cell>
          <table:table-cell office:value-type="float" office:value="2.7307" calcext:value-type="float">
            <text:p>2.7307</text:p>
          </table:table-cell>
          <table:table-cell office:value-type="float" office:value="-0.4374" calcext:value-type="float">
            <text:p>-0.4374</text:p>
          </table:table-cell>
          <table:table-cell office:value-type="string" calcext:value-type="string">
            <text:p>R</text:p>
          </table:table-cell>
          <table:table-cell office:value-type="float" office:value="4.4288" calcext:value-type="float">
            <text:p>4.4288</text:p>
          </table:table-cell>
          <table:table-cell office:value-type="float" office:value="0.1301" calcext:value-type="float">
            <text:p>0.1301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625" calcext:value-type="float">
            <text:p>0.625</text:p>
          </table:table-cell>
          <table:table-cell office:value-type="float" office:value="0.2827" calcext:value-type="float">
            <text:p>0.2827</text:p>
          </table:table-cell>
        </table:table-row>
        <table:table-row table:style-name="ro1" table:visibility="filter">
          <table:table-cell office:value-type="float" office:value="1477010460900000" calcext:value-type="float">
            <text:p>1477010460900000</text:p>
          </table:table-cell>
          <table:table-cell office:value-type="float" office:value="-21.94" calcext:value-type="float">
            <text:p>-21.94</text:p>
          </table:table-cell>
          <table:table-cell office:value-type="float" office:value="-8.5669" calcext:value-type="float">
            <text:p>-8.5669</text:p>
          </table:table-cell>
          <table:table-cell office:value-type="float" office:value="4.5468" calcext:value-type="float">
            <text:p>4.5468</text:p>
          </table:table-cell>
          <table:table-cell office:value-type="float" office:value="2.7117" calcext:value-type="float">
            <text:p>2.7117</text:p>
          </table:table-cell>
          <table:table-cell office:value-type="float" office:value="-0.4347" calcext:value-type="float">
            <text:p>-0.4347</text:p>
          </table:table-cell>
          <table:table-cell office:value-type="string" calcext:value-type="string">
            <text:p>L</text:p>
          </table:table-cell>
          <table:table-cell office:value-type="float" office:value="0.1057" calcext:value-type="float">
            <text:p>0.1057</text:p>
          </table:table-cell>
          <table:table-cell office:value-type="float" office:value="0.1302" calcext:value-type="float">
            <text:p>0.1302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6242" calcext:value-type="float">
            <text:p>0.6242</text:p>
          </table:table-cell>
          <table:table-cell office:value-type="float" office:value="0.2832" calcext:value-type="float">
            <text:p>0.2832</text:p>
          </table:table-cell>
        </table:table-row>
        <table:table-row table:style-name="ro1">
          <table:table-cell office:value-type="float" office:value="1477010460950000" calcext:value-type="float">
            <text:p>1477010460950000</text:p>
          </table:table-cell>
          <table:table-cell office:value-type="float" office:value="-22.1455" calcext:value-type="float">
            <text:p>-22.1455</text:p>
          </table:table-cell>
          <table:table-cell office:value-type="float" office:value="-8.47" calcext:value-type="float">
            <text:p>-8.47</text:p>
          </table:table-cell>
          <table:table-cell office:value-type="float" office:value="4.5468" calcext:value-type="float">
            <text:p>4.5468</text:p>
          </table:table-cell>
          <table:table-cell office:value-type="float" office:value="2.69" calcext:value-type="float">
            <text:p>2.69</text:p>
          </table:table-cell>
          <table:table-cell office:value-type="float" office:value="-0.4347" calcext:value-type="float">
            <text:p>-0.4347</text:p>
          </table:table-cell>
          <table:table-cell office:value-type="string" calcext:value-type="string">
            <text:p>R</text:p>
          </table:table-cell>
          <table:table-cell office:value-type="float" office:value="1.9022" calcext:value-type="float">
            <text:p>1.9022</text:p>
          </table:table-cell>
          <table:table-cell office:value-type="float" office:value="0.1302" calcext:value-type="float">
            <text:p>0.1302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6233" calcext:value-type="float">
            <text:p>0.6233</text:p>
          </table:table-cell>
          <table:table-cell office:value-type="float" office:value="0.2838" calcext:value-type="float">
            <text:p>0.2838</text:p>
          </table:table-cell>
        </table:table-row>
        <table:table-row table:style-name="ro1" table:visibility="filter">
          <table:table-cell office:value-type="float" office:value="1477010461000000" calcext:value-type="float">
            <text:p>1477010461000000</text:p>
          </table:table-cell>
          <table:table-cell office:value-type="float" office:value="-22.4301" calcext:value-type="float">
            <text:p>-22.4301</text:p>
          </table:table-cell>
          <table:table-cell office:value-type="float" office:value="-8.3602" calcext:value-type="float">
            <text:p>-8.3602</text:p>
          </table:table-cell>
          <table:table-cell office:value-type="float" office:value="4.7182" calcext:value-type="float">
            <text:p>4.7182</text:p>
          </table:table-cell>
          <table:table-cell office:value-type="float" office:value="2.6768" calcext:value-type="float">
            <text:p>2.6768</text:p>
          </table:table-cell>
          <table:table-cell office:value-type="float" office:value="-0.4268" calcext:value-type="float">
            <text:p>-0.4268</text:p>
          </table:table-cell>
          <table:table-cell office:value-type="string" calcext:value-type="string">
            <text:p>L</text:p>
          </table:table-cell>
          <table:table-cell office:value-type="float" office:value="1.6107" calcext:value-type="float">
            <text:p>1.6107</text:p>
          </table:table-cell>
          <table:table-cell office:value-type="float" office:value="0.1301" calcext:value-type="float">
            <text:p>0.1301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6225" calcext:value-type="float">
            <text:p>0.6225</text:p>
          </table:table-cell>
          <table:table-cell office:value-type="float" office:value="0.2843" calcext:value-type="float">
            <text:p>0.2843</text:p>
          </table:table-cell>
        </table:table-row>
        <table:table-row table:style-name="ro1">
          <table:table-cell office:value-type="float" office:value="1477010461050000" calcext:value-type="float">
            <text:p>1477010461050000</text:p>
          </table:table-cell>
          <table:table-cell office:value-type="float" office:value="-22.6397" calcext:value-type="float">
            <text:p>-22.6397</text:p>
          </table:table-cell>
          <table:table-cell office:value-type="float" office:value="-8.2523" calcext:value-type="float">
            <text:p>-8.2523</text:p>
          </table:table-cell>
          <table:table-cell office:value-type="float" office:value="4.7182" calcext:value-type="float">
            <text:p>4.7182</text:p>
          </table:table-cell>
          <table:table-cell office:value-type="float" office:value="2.6554" calcext:value-type="float">
            <text:p>2.6554</text:p>
          </table:table-cell>
          <table:table-cell office:value-type="float" office:value="-0.4268" calcext:value-type="float">
            <text:p>-0.4268</text:p>
          </table:table-cell>
          <table:table-cell office:value-type="string" calcext:value-type="string">
            <text:p>R</text:p>
          </table:table-cell>
          <table:table-cell office:value-type="float" office:value="0.9937" calcext:value-type="float">
            <text:p>0.9937</text:p>
          </table:table-cell>
          <table:table-cell office:value-type="float" office:value="0.13" calcext:value-type="float">
            <text:p>0.13</text:p>
          </table:table-cell>
          <table:table-cell office:value-type="float" office:value="0.0987" calcext:value-type="float">
            <text:p>0.0987</text:p>
          </table:table-cell>
          <table:table-cell office:value-type="float" office:value="0.6217" calcext:value-type="float">
            <text:p>0.6217</text:p>
          </table:table-cell>
          <table:table-cell office:value-type="float" office:value="0.2849" calcext:value-type="float">
            <text:p>0.2849</text:p>
          </table:table-cell>
        </table:table-row>
        <table:table-row table:style-name="ro1" table:visibility="filter">
          <table:table-cell office:value-type="float" office:value="1477010461100000" calcext:value-type="float">
            <text:p>1477010461100000</text:p>
          </table:table-cell>
          <table:table-cell office:value-type="float" office:value="-22.9019" calcext:value-type="float">
            <text:p>-22.9019</text:p>
          </table:table-cell>
          <table:table-cell office:value-type="float" office:value="-7.9904" calcext:value-type="float">
            <text:p>-7.9904</text:p>
          </table:table-cell>
          <table:table-cell office:value-type="float" office:value="4.9539" calcext:value-type="float">
            <text:p>4.9539</text:p>
          </table:table-cell>
          <table:table-cell office:value-type="float" office:value="2.5869" calcext:value-type="float">
            <text:p>2.5869</text:p>
          </table:table-cell>
          <table:table-cell office:value-type="float" office:value="-0.4712" calcext:value-type="float">
            <text:p>-0.4712</text:p>
          </table:table-cell>
          <table:table-cell office:value-type="string" calcext:value-type="string">
            <text:p>L</text:p>
          </table:table-cell>
          <table:table-cell office:value-type="float" office:value="7.1299" calcext:value-type="float">
            <text:p>7.1299</text:p>
          </table:table-cell>
          <table:table-cell office:value-type="float" office:value="0.1298" calcext:value-type="float">
            <text:p>0.1298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621" calcext:value-type="float">
            <text:p>0.621</text:p>
          </table:table-cell>
          <table:table-cell office:value-type="float" office:value="0.2846" calcext:value-type="float">
            <text:p>0.2846</text:p>
          </table:table-cell>
        </table:table-row>
        <table:table-row table:style-name="ro1">
          <table:table-cell office:value-type="float" office:value="1477010461150000" calcext:value-type="float">
            <text:p>1477010461150000</text:p>
          </table:table-cell>
          <table:table-cell office:value-type="float" office:value="-23.1107" calcext:value-type="float">
            <text:p>-23.1107</text:p>
          </table:table-cell>
          <table:table-cell office:value-type="float" office:value="-7.8576" calcext:value-type="float">
            <text:p>-7.8576</text:p>
          </table:table-cell>
          <table:table-cell office:value-type="float" office:value="4.9539" calcext:value-type="float">
            <text:p>4.9539</text:p>
          </table:table-cell>
          <table:table-cell office:value-type="float" office:value="2.5633" calcext:value-type="float">
            <text:p>2.5633</text:p>
          </table:table-cell>
          <table:table-cell office:value-type="float" office:value="-0.4712" calcext:value-type="float">
            <text:p>-0.4712</text:p>
          </table:table-cell>
          <table:table-cell office:value-type="string" calcext:value-type="string">
            <text:p>R</text:p>
          </table:table-cell>
          <table:table-cell office:value-type="float" office:value="4.6773" calcext:value-type="float">
            <text:p>4.6773</text:p>
          </table:table-cell>
          <table:table-cell office:value-type="float" office:value="0.1296" calcext:value-type="float">
            <text:p>0.1296</text:p>
          </table:table-cell>
          <table:table-cell office:value-type="float" office:value="0.0985" calcext:value-type="float">
            <text:p>0.0985</text:p>
          </table:table-cell>
          <table:table-cell office:value-type="float" office:value="0.6203" calcext:value-type="float">
            <text:p>0.6203</text:p>
          </table:table-cell>
          <table:table-cell office:value-type="float" office:value="0.2843" calcext:value-type="float">
            <text:p>0.2843</text:p>
          </table:table-cell>
        </table:table-row>
        <table:table-row table:style-name="ro1" table:visibility="filter">
          <table:table-cell office:value-type="float" office:value="1477010461200000" calcext:value-type="float">
            <text:p>1477010461200000</text:p>
          </table:table-cell>
          <table:table-cell office:value-type="float" office:value="-23.374" calcext:value-type="float">
            <text:p>-23.374</text:p>
          </table:table-cell>
          <table:table-cell office:value-type="float" office:value="-7.6681" calcext:value-type="float">
            <text:p>-7.6681</text:p>
          </table:table-cell>
          <table:table-cell office:value-type="float" office:value="5.1154" calcext:value-type="float">
            <text:p>5.1154</text:p>
          </table:table-cell>
          <table:table-cell office:value-type="float" office:value="2.5312" calcext:value-type="float">
            <text:p>2.5312</text:p>
          </table:table-cell>
          <table:table-cell office:value-type="float" office:value="-0.4792" calcext:value-type="float">
            <text:p>-0.4792</text:p>
          </table:table-cell>
          <table:table-cell office:value-type="string" calcext:value-type="string">
            <text:p>L</text:p>
          </table:table-cell>
          <table:table-cell office:value-type="float" office:value="1.4445" calcext:value-type="float">
            <text:p>1.4445</text:p>
          </table:table-cell>
          <table:table-cell office:value-type="float" office:value="0.1295" calcext:value-type="float">
            <text:p>0.1295</text:p>
          </table:table-cell>
          <table:table-cell office:value-type="float" office:value="0.0984" calcext:value-type="float">
            <text:p>0.0984</text:p>
          </table:table-cell>
          <table:table-cell office:value-type="float" office:value="0.6198" calcext:value-type="float">
            <text:p>0.6198</text:p>
          </table:table-cell>
          <table:table-cell office:value-type="float" office:value="0.2839" calcext:value-type="float">
            <text:p>0.2839</text:p>
          </table:table-cell>
        </table:table-row>
        <table:table-row table:style-name="ro1">
          <table:table-cell office:value-type="float" office:value="1477010461250000" calcext:value-type="float">
            <text:p>1477010461250000</text:p>
          </table:table-cell>
          <table:table-cell office:value-type="float" office:value="-23.5816" calcext:value-type="float">
            <text:p>-23.5816</text:p>
          </table:table-cell>
          <table:table-cell office:value-type="float" office:value="-7.5191" calcext:value-type="float">
            <text:p>-7.5191</text:p>
          </table:table-cell>
          <table:table-cell office:value-type="float" office:value="5.1154" calcext:value-type="float">
            <text:p>5.1154</text:p>
          </table:table-cell>
          <table:table-cell office:value-type="float" office:value="2.5072" calcext:value-type="float">
            <text:p>2.5072</text:p>
          </table:table-cell>
          <table:table-cell office:value-type="float" office:value="-0.4792" calcext:value-type="float">
            <text:p>-0.4792</text:p>
          </table:table-cell>
          <table:table-cell office:value-type="string" calcext:value-type="string">
            <text:p>R</text:p>
          </table:table-cell>
          <table:table-cell office:value-type="float" office:value="0.9922" calcext:value-type="float">
            <text:p>0.9922</text:p>
          </table:table-cell>
          <table:table-cell office:value-type="float" office:value="0.1294" calcext:value-type="float">
            <text:p>0.1294</text:p>
          </table:table-cell>
          <table:table-cell office:value-type="float" office:value="0.0982" calcext:value-type="float">
            <text:p>0.0982</text:p>
          </table:table-cell>
          <table:table-cell office:value-type="float" office:value="0.6194" calcext:value-type="float">
            <text:p>0.6194</text:p>
          </table:table-cell>
          <table:table-cell office:value-type="float" office:value="0.2836" calcext:value-type="float">
            <text:p>0.2836</text:p>
          </table:table-cell>
        </table:table-row>
        <table:table-row table:style-name="ro1" table:visibility="filter">
          <table:table-cell office:value-type="float" office:value="1477010461300000" calcext:value-type="float">
            <text:p>1477010461300000</text:p>
          </table:table-cell>
          <table:table-cell office:value-type="float" office:value="-23.7015" calcext:value-type="float">
            <text:p>-23.7015</text:p>
          </table:table-cell>
          <table:table-cell office:value-type="float" office:value="-7.3668" calcext:value-type="float">
            <text:p>-7.3668</text:p>
          </table:table-cell>
          <table:table-cell office:value-type="float" office:value="4.9554" calcext:value-type="float">
            <text:p>4.9554</text:p>
          </table:table-cell>
          <table:table-cell office:value-type="float" office:value="2.4674" calcext:value-type="float">
            <text:p>2.4674</text:p>
          </table:table-cell>
          <table:table-cell office:value-type="float" office:value="-0.4942" calcext:value-type="float">
            <text:p>-0.4942</text:p>
          </table:table-cell>
          <table:table-cell office:value-type="string" calcext:value-type="string">
            <text:p>L</text:p>
          </table:table-cell>
          <table:table-cell office:value-type="float" office:value="1.7499" calcext:value-type="float">
            <text:p>1.7499</text:p>
          </table:table-cell>
          <table:table-cell office:value-type="float" office:value="0.1293" calcext:value-type="float">
            <text:p>0.1293</text:p>
          </table:table-cell>
          <table:table-cell office:value-type="float" office:value="0.0981" calcext:value-type="float">
            <text:p>0.0981</text:p>
          </table:table-cell>
          <table:table-cell office:value-type="float" office:value="0.6187" calcext:value-type="float">
            <text:p>0.6187</text:p>
          </table:table-cell>
          <table:table-cell office:value-type="float" office:value="0.2832" calcext:value-type="float">
            <text:p>0.2832</text:p>
          </table:table-cell>
        </table:table-row>
        <table:table-row table:style-name="ro1">
          <table:table-cell office:value-type="float" office:value="1477010461350000" calcext:value-type="float">
            <text:p>1477010461350000</text:p>
          </table:table-cell>
          <table:table-cell office:value-type="float" office:value="-23.893" calcext:value-type="float">
            <text:p>-23.893</text:p>
          </table:table-cell>
          <table:table-cell office:value-type="float" office:value="-7.2099" calcext:value-type="float">
            <text:p>-7.2099</text:p>
          </table:table-cell>
          <table:table-cell office:value-type="float" office:value="4.9554" calcext:value-type="float">
            <text:p>4.9554</text:p>
          </table:table-cell>
          <table:table-cell office:value-type="float" office:value="2.4427" calcext:value-type="float">
            <text:p>2.4427</text:p>
          </table:table-cell>
          <table:table-cell office:value-type="float" office:value="-0.4942" calcext:value-type="float">
            <text:p>-0.4942</text:p>
          </table:table-cell>
          <table:table-cell office:value-type="string" calcext:value-type="string">
            <text:p>R</text:p>
          </table:table-cell>
          <table:table-cell office:value-type="float" office:value="0.8001" calcext:value-type="float">
            <text:p>0.8001</text:p>
          </table:table-cell>
          <table:table-cell office:value-type="float" office:value="0.1291" calcext:value-type="float">
            <text:p>0.1291</text:p>
          </table:table-cell>
          <table:table-cell office:value-type="float" office:value="0.098" calcext:value-type="float">
            <text:p>0.098</text:p>
          </table:table-cell>
          <table:table-cell office:value-type="float" office:value="0.618" calcext:value-type="float">
            <text:p>0.618</text:p>
          </table:table-cell>
          <table:table-cell office:value-type="float" office:value="0.2828" calcext:value-type="float">
            <text:p>0.2828</text:p>
          </table:table-cell>
        </table:table-row>
        <table:table-row table:style-name="ro1" table:visibility="filter">
          <table:table-cell office:value-type="float" office:value="1477010461400000" calcext:value-type="float">
            <text:p>1477010461400000</text:p>
          </table:table-cell>
          <table:table-cell office:value-type="float" office:value="-24.0291" calcext:value-type="float">
            <text:p>-24.0291</text:p>
          </table:table-cell>
          <table:table-cell office:value-type="float" office:value="-7.1207" calcext:value-type="float">
            <text:p>-7.1207</text:p>
          </table:table-cell>
          <table:table-cell office:value-type="float" office:value="4.7769" calcext:value-type="float">
            <text:p>4.7769</text:p>
          </table:table-cell>
          <table:table-cell office:value-type="float" office:value="2.4312" calcext:value-type="float">
            <text:p>2.4312</text:p>
          </table:table-cell>
          <table:table-cell office:value-type="float" office:value="-0.482" calcext:value-type="float">
            <text:p>-0.482</text:p>
          </table:table-cell>
          <table:table-cell office:value-type="string" calcext:value-type="string">
            <text:p>L</text:p>
          </table:table-cell>
          <table:table-cell office:value-type="float" office:value="1.9103" calcext:value-type="float">
            <text:p>1.9103</text:p>
          </table:table-cell>
          <table:table-cell office:value-type="float" office:value="0.129" calcext:value-type="float">
            <text:p>0.129</text:p>
          </table:table-cell>
          <table:table-cell office:value-type="float" office:value="0.0979" calcext:value-type="float">
            <text:p>0.0979</text:p>
          </table:table-cell>
          <table:table-cell office:value-type="float" office:value="0.6172" calcext:value-type="float">
            <text:p>0.6172</text:p>
          </table:table-cell>
          <table:table-cell office:value-type="float" office:value="0.2827" calcext:value-type="float">
            <text:p>0.2827</text:p>
          </table:table-cell>
        </table:table-row>
        <table:table-row table:style-name="ro1">
          <table:table-cell office:value-type="float" office:value="1477010461450000" calcext:value-type="float">
            <text:p>1477010461450000</text:p>
          </table:table-cell>
          <table:table-cell office:value-type="float" office:value="-24.2081" calcext:value-type="float">
            <text:p>-24.2081</text:p>
          </table:table-cell>
          <table:table-cell office:value-type="float" office:value="-6.9629" calcext:value-type="float">
            <text:p>-6.9629</text:p>
          </table:table-cell>
          <table:table-cell office:value-type="float" office:value="4.7769" calcext:value-type="float">
            <text:p>4.7769</text:p>
          </table:table-cell>
          <table:table-cell office:value-type="float" office:value="2.4071" calcext:value-type="float">
            <text:p>2.4071</text:p>
          </table:table-cell>
          <table:table-cell office:value-type="float" office:value="-0.482" calcext:value-type="float">
            <text:p>-0.482</text:p>
          </table:table-cell>
          <table:table-cell office:value-type="string" calcext:value-type="string">
            <text:p>R</text:p>
          </table:table-cell>
          <table:table-cell office:value-type="float" office:value="2.3271" calcext:value-type="float">
            <text:p>2.3271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0978" calcext:value-type="float">
            <text:p>0.0978</text:p>
          </table:table-cell>
          <table:table-cell office:value-type="float" office:value="0.6165" calcext:value-type="float">
            <text:p>0.6165</text:p>
          </table:table-cell>
          <table:table-cell office:value-type="float" office:value="0.2827" calcext:value-type="float">
            <text:p>0.2827</text:p>
          </table:table-cell>
        </table:table-row>
        <table:table-row table:style-name="ro1" table:visibility="filter">
          <table:table-cell office:value-type="float" office:value="1477010461500000" calcext:value-type="float">
            <text:p>1477010461500000</text:p>
          </table:table-cell>
          <table:table-cell office:value-type="float" office:value="-24.3461" calcext:value-type="float">
            <text:p>-24.3461</text:p>
          </table:table-cell>
          <table:table-cell office:value-type="float" office:value="-6.6821" calcext:value-type="float">
            <text:p>-6.6821</text:p>
          </table:table-cell>
          <table:table-cell office:value-type="float" office:value="4.8614" calcext:value-type="float">
            <text:p>4.8614</text:p>
          </table:table-cell>
          <table:table-cell office:value-type="float" office:value="2.3365" calcext:value-type="float">
            <text:p>2.3365</text:p>
          </table:table-cell>
          <table:table-cell office:value-type="float" office:value="-0.5255" calcext:value-type="float">
            <text:p>-0.5255</text:p>
          </table:table-cell>
          <table:table-cell office:value-type="string" calcext:value-type="string">
            <text:p>L</text:p>
          </table:table-cell>
          <table:table-cell office:value-type="float" office:value="4.5105" calcext:value-type="float">
            <text:p>4.5105</text:p>
          </table:table-cell>
          <table:table-cell office:value-type="float" office:value="0.1286" calcext:value-type="float">
            <text:p>0.1286</text:p>
          </table:table-cell>
          <table:table-cell office:value-type="float" office:value="0.0977" calcext:value-type="float">
            <text:p>0.0977</text:p>
          </table:table-cell>
          <table:table-cell office:value-type="float" office:value="0.6157" calcext:value-type="float">
            <text:p>0.6157</text:p>
          </table:table-cell>
          <table:table-cell office:value-type="float" office:value="0.2823" calcext:value-type="float">
            <text:p>0.2823</text:p>
          </table:table-cell>
        </table:table-row>
        <table:table-row table:style-name="ro1">
          <table:table-cell office:value-type="float" office:value="1477010461550000" calcext:value-type="float">
            <text:p>1477010461550000</text:p>
          </table:table-cell>
          <table:table-cell office:value-type="float" office:value="-24.5121" calcext:value-type="float">
            <text:p>-24.5121</text:p>
          </table:table-cell>
          <table:table-cell office:value-type="float" office:value="-6.5049" calcext:value-type="float">
            <text:p>-6.5049</text:p>
          </table:table-cell>
          <table:table-cell office:value-type="float" office:value="4.8614" calcext:value-type="float">
            <text:p>4.8614</text:p>
          </table:table-cell>
          <table:table-cell office:value-type="float" office:value="2.3102" calcext:value-type="float">
            <text:p>2.3102</text:p>
          </table:table-cell>
          <table:table-cell office:value-type="float" office:value="-0.5255" calcext:value-type="float">
            <text:p>-0.5255</text:p>
          </table:table-cell>
          <table:table-cell office:value-type="string" calcext:value-type="string">
            <text:p>R</text:p>
          </table:table-cell>
          <table:table-cell office:value-type="float" office:value="3.6337" calcext:value-type="float">
            <text:p>3.6337</text:p>
          </table:table-cell>
          <table:table-cell office:value-type="float" office:value="0.1285" calcext:value-type="float">
            <text:p>0.1285</text:p>
          </table:table-cell>
          <table:table-cell office:value-type="float" office:value="0.0976" calcext:value-type="float">
            <text:p>0.0976</text:p>
          </table:table-cell>
          <table:table-cell office:value-type="float" office:value="0.6149" calcext:value-type="float">
            <text:p>0.6149</text:p>
          </table:table-cell>
          <table:table-cell office:value-type="float" office:value="0.2819" calcext:value-type="float">
            <text:p>0.2819</text:p>
          </table:table-cell>
        </table:table-row>
        <table:table-row table:style-name="ro1" table:visibility="filter">
          <table:table-cell office:value-type="float" office:value="1477010461600000" calcext:value-type="float">
            <text:p>1477010461600000</text:p>
          </table:table-cell>
          <table:table-cell office:value-type="float" office:value="-24.5463" calcext:value-type="float">
            <text:p>-24.5463</text:p>
          </table:table-cell>
          <table:table-cell office:value-type="float" office:value="-6.3674" calcext:value-type="float">
            <text:p>-6.3674</text:p>
          </table:table-cell>
          <table:table-cell office:value-type="float" office:value="4.5876" calcext:value-type="float">
            <text:p>4.5876</text:p>
          </table:table-cell>
          <table:table-cell office:value-type="float" office:value="2.2658" calcext:value-type="float">
            <text:p>2.2658</text:p>
          </table:table-cell>
          <table:table-cell office:value-type="float" office:value="-0.5428" calcext:value-type="float">
            <text:p>-0.5428</text:p>
          </table:table-cell>
          <table:table-cell office:value-type="string" calcext:value-type="string">
            <text:p>L</text:p>
          </table:table-cell>
          <table:table-cell office:value-type="float" office:value="4.4261" calcext:value-type="float">
            <text:p>4.4261</text:p>
          </table:table-cell>
          <table:table-cell office:value-type="float" office:value="0.1284" calcext:value-type="float">
            <text:p>0.1284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6141" calcext:value-type="float">
            <text:p>0.6141</text:p>
          </table:table-cell>
          <table:table-cell office:value-type="float" office:value="0.2817" calcext:value-type="float">
            <text:p>0.2817</text:p>
          </table:table-cell>
        </table:table-row>
        <table:table-row table:style-name="ro1">
          <table:table-cell office:value-type="float" office:value="1477010461650000" calcext:value-type="float">
            <text:p>1477010461650000</text:p>
          </table:table-cell>
          <table:table-cell office:value-type="float" office:value="-24.6906" calcext:value-type="float">
            <text:p>-24.6906</text:p>
          </table:table-cell>
          <table:table-cell office:value-type="float" office:value="-6.1894" calcext:value-type="float">
            <text:p>-6.1894</text:p>
          </table:table-cell>
          <table:table-cell office:value-type="float" office:value="4.5876" calcext:value-type="float">
            <text:p>4.5876</text:p>
          </table:table-cell>
          <table:table-cell office:value-type="float" office:value="2.2386" calcext:value-type="float">
            <text:p>2.2386</text:p>
          </table:table-cell>
          <table:table-cell office:value-type="float" office:value="-0.5428" calcext:value-type="float">
            <text:p>-0.5428</text:p>
          </table:table-cell>
          <table:table-cell office:value-type="string" calcext:value-type="string">
            <text:p>R</text:p>
          </table:table-cell>
          <table:table-cell office:value-type="float" office:value="0.1968" calcext:value-type="float">
            <text:p>0.1968</text:p>
          </table:table-cell>
          <table:table-cell office:value-type="float" office:value="0.1284" calcext:value-type="float">
            <text:p>0.1284</text:p>
          </table:table-cell>
          <table:table-cell office:value-type="float" office:value="0.0973" calcext:value-type="float">
            <text:p>0.0973</text:p>
          </table:table-cell>
          <table:table-cell office:value-type="float" office:value="0.6133" calcext:value-type="float">
            <text:p>0.6133</text:p>
          </table:table-cell>
          <table:table-cell office:value-type="float" office:value="0.2815" calcext:value-type="float">
            <text:p>0.2815</text:p>
          </table:table-cell>
        </table:table-row>
        <table:table-row table:style-name="ro1" table:visibility="filter">
          <table:table-cell office:value-type="float" office:value="1477010461700000" calcext:value-type="float">
            <text:p>1477010461700000</text:p>
          </table:table-cell>
          <table:table-cell office:value-type="float" office:value="-24.9362" calcext:value-type="float">
            <text:p>-24.9362</text:p>
          </table:table-cell>
          <table:table-cell office:value-type="float" office:value="-5.9723" calcext:value-type="float">
            <text:p>-5.9723</text:p>
          </table:table-cell>
          <table:table-cell office:value-type="float" office:value="4.8082" calcext:value-type="float">
            <text:p>4.8082</text:p>
          </table:table-cell>
          <table:table-cell office:value-type="float" office:value="2.2299" calcext:value-type="float">
            <text:p>2.2299</text:p>
          </table:table-cell>
          <table:table-cell office:value-type="float" office:value="-0.5254" calcext:value-type="float">
            <text:p>-0.5254</text:p>
          </table:table-cell>
          <table:table-cell office:value-type="string" calcext:value-type="string">
            <text:p>L</text:p>
          </table:table-cell>
          <table:table-cell office:value-type="float" office:value="3.1537" calcext:value-type="float">
            <text:p>3.1537</text:p>
          </table:table-cell>
          <table:table-cell office:value-type="float" office:value="0.1282" calcext:value-type="float">
            <text:p>0.1282</text:p>
          </table:table-cell>
          <table:table-cell office:value-type="float" office:value="0.0972" calcext:value-type="float">
            <text:p>0.0972</text:p>
          </table:table-cell>
          <table:table-cell office:value-type="float" office:value="0.6125" calcext:value-type="float">
            <text:p>0.6125</text:p>
          </table:table-cell>
          <table:table-cell office:value-type="float" office:value="0.2812" calcext:value-type="float">
            <text:p>0.2812</text:p>
          </table:table-cell>
        </table:table-row>
        <table:table-row table:style-name="ro1">
          <table:table-cell office:value-type="float" office:value="1477010461750000" calcext:value-type="float">
            <text:p>1477010461750000</text:p>
          </table:table-cell>
          <table:table-cell office:value-type="float" office:value="-25.0808" calcext:value-type="float">
            <text:p>-25.0808</text:p>
          </table:table-cell>
          <table:table-cell office:value-type="float" office:value="-5.7805" calcext:value-type="float">
            <text:p>-5.7805</text:p>
          </table:table-cell>
          <table:table-cell office:value-type="float" office:value="4.8082" calcext:value-type="float">
            <text:p>4.8082</text:p>
          </table:table-cell>
          <table:table-cell office:value-type="float" office:value="2.2036" calcext:value-type="float">
            <text:p>2.2036</text:p>
          </table:table-cell>
          <table:table-cell office:value-type="float" office:value="-0.5254" calcext:value-type="float">
            <text:p>-0.5254</text:p>
          </table:table-cell>
          <table:table-cell office:value-type="string" calcext:value-type="string">
            <text:p>R</text:p>
          </table:table-cell>
          <table:table-cell office:value-type="float" office:value="2.0005" calcext:value-type="float">
            <text:p>2.0005</text:p>
          </table:table-cell>
          <table:table-cell office:value-type="float" office:value="0.1281" calcext:value-type="float">
            <text:p>0.1281</text:p>
          </table:table-cell>
          <table:table-cell office:value-type="float" office:value="0.0971" calcext:value-type="float">
            <text:p>0.0971</text:p>
          </table:table-cell>
          <table:table-cell office:value-type="float" office:value="0.6117" calcext:value-type="float">
            <text:p>0.6117</text:p>
          </table:table-cell>
          <table:table-cell office:value-type="float" office:value="0.2808" calcext:value-type="float">
            <text:p>0.2808</text:p>
          </table:table-cell>
        </table:table-row>
        <table:table-row table:style-name="ro1" table:visibility="filter">
          <table:table-cell office:value-type="float" office:value="1477010461800000" calcext:value-type="float">
            <text:p>1477010461800000</text:p>
          </table:table-cell>
          <table:table-cell office:value-type="float" office:value="-25.2106" calcext:value-type="float">
            <text:p>-25.2106</text:p>
          </table:table-cell>
          <table:table-cell office:value-type="float" office:value="-5.6051" calcext:value-type="float">
            <text:p>-5.6051</text:p>
          </table:table-cell>
          <table:table-cell office:value-type="float" office:value="4.7621" calcext:value-type="float">
            <text:p>4.7621</text:p>
          </table:table-cell>
          <table:table-cell office:value-type="float" office:value="2.18" calcext:value-type="float">
            <text:p>2.18</text:p>
          </table:table-cell>
          <table:table-cell office:value-type="float" office:value="-0.5229" calcext:value-type="float">
            <text:p>-0.5229</text:p>
          </table:table-cell>
          <table:table-cell office:value-type="string" calcext:value-type="string">
            <text:p>L</text:p>
          </table:table-cell>
          <table:table-cell office:value-type="float" office:value="0.1201" calcext:value-type="float">
            <text:p>0.1201</text:p>
          </table:table-cell>
          <table:table-cell office:value-type="float" office:value="0.1279" calcext:value-type="float">
            <text:p>0.1279</text:p>
          </table:table-cell>
          <table:table-cell office:value-type="float" office:value="0.097" calcext:value-type="float">
            <text:p>0.097</text:p>
          </table:table-cell>
          <table:table-cell office:value-type="float" office:value="0.6109" calcext:value-type="float">
            <text:p>0.6109</text:p>
          </table:table-cell>
          <table:table-cell office:value-type="float" office:value="0.2805" calcext:value-type="float">
            <text:p>0.2805</text:p>
          </table:table-cell>
        </table:table-row>
        <table:table-row table:style-name="ro1">
          <table:table-cell office:value-type="float" office:value="1477010461850000" calcext:value-type="float">
            <text:p>1477010461850000</text:p>
          </table:table-cell>
          <table:table-cell office:value-type="float" office:value="-25.3441" calcext:value-type="float">
            <text:p>-25.3441</text:p>
          </table:table-cell>
          <table:table-cell office:value-type="float" office:value="-5.4082" calcext:value-type="float">
            <text:p>-5.4082</text:p>
          </table:table-cell>
          <table:table-cell office:value-type="float" office:value="4.7621" calcext:value-type="float">
            <text:p>4.7621</text:p>
          </table:table-cell>
          <table:table-cell office:value-type="float" office:value="2.1538" calcext:value-type="float">
            <text:p>2.1538</text:p>
          </table:table-cell>
          <table:table-cell office:value-type="float" office:value="-0.5229" calcext:value-type="float">
            <text:p>-0.5229</text:p>
          </table:table-cell>
          <table:table-cell office:value-type="string" calcext:value-type="string">
            <text:p>R</text:p>
          </table:table-cell>
          <table:table-cell office:value-type="float" office:value="0.5389" calcext:value-type="float">
            <text:p>0.5389</text:p>
          </table:table-cell>
          <table:table-cell office:value-type="float" office:value="0.1277" calcext:value-type="float">
            <text:p>0.1277</text:p>
          </table:table-cell>
          <table:table-cell office:value-type="float" office:value="0.0968" calcext:value-type="float">
            <text:p>0.0968</text:p>
          </table:table-cell>
          <table:table-cell office:value-type="float" office:value="0.6102" calcext:value-type="float">
            <text:p>0.6102</text:p>
          </table:table-cell>
          <table:table-cell office:value-type="float" office:value="0.2802" calcext:value-type="float">
            <text:p>0.2802</text:p>
          </table:table-cell>
        </table:table-row>
        <table:table-row table:style-name="ro1" table:visibility="filter">
          <table:table-cell office:value-type="float" office:value="1477010461900000" calcext:value-type="float">
            <text:p>1477010461900000</text:p>
          </table:table-cell>
          <table:table-cell office:value-type="float" office:value="-25.5068" calcext:value-type="float">
            <text:p>-25.5068</text:p>
          </table:table-cell>
          <table:table-cell office:value-type="float" office:value="-5.1708" calcext:value-type="float">
            <text:p>-5.1708</text:p>
          </table:table-cell>
          <table:table-cell office:value-type="float" office:value="4.872" calcext:value-type="float">
            <text:p>4.872</text:p>
          </table:table-cell>
          <table:table-cell office:value-type="float" office:value="2.1285" calcext:value-type="float">
            <text:p>2.1285</text:p>
          </table:table-cell>
          <table:table-cell office:value-type="float" office:value="-0.5221" calcext:value-type="float">
            <text:p>-0.5221</text:p>
          </table:table-cell>
          <table:table-cell office:value-type="string" calcext:value-type="string">
            <text:p>L</text:p>
          </table:table-cell>
          <table:table-cell office:value-type="float" office:value="0.6036" calcext:value-type="float">
            <text:p>0.6036</text:p>
          </table:table-cell>
          <table:table-cell office:value-type="float" office:value="0.1276" calcext:value-type="float">
            <text:p>0.1276</text:p>
          </table:table-cell>
          <table:table-cell office:value-type="float" office:value="0.0967" calcext:value-type="float">
            <text:p>0.0967</text:p>
          </table:table-cell>
          <table:table-cell office:value-type="float" office:value="0.6094" calcext:value-type="float">
            <text:p>0.6094</text:p>
          </table:table-cell>
          <table:table-cell office:value-type="float" office:value="0.2798" calcext:value-type="float">
            <text:p>0.2798</text:p>
          </table:table-cell>
        </table:table-row>
        <table:table-row table:style-name="ro1">
          <table:table-cell office:value-type="float" office:value="1477010461950000" calcext:value-type="float">
            <text:p>1477010461950000</text:p>
          </table:table-cell>
          <table:table-cell office:value-type="float" office:value="-25.6329" calcext:value-type="float">
            <text:p>-25.6329</text:p>
          </table:table-cell>
          <table:table-cell office:value-type="float" office:value="-4.9626" calcext:value-type="float">
            <text:p>-4.9626</text:p>
          </table:table-cell>
          <table:table-cell office:value-type="float" office:value="4.872" calcext:value-type="float">
            <text:p>4.872</text:p>
          </table:table-cell>
          <table:table-cell office:value-type="float" office:value="2.1024" calcext:value-type="float">
            <text:p>2.1024</text:p>
          </table:table-cell>
          <table:table-cell office:value-type="float" office:value="-0.5221" calcext:value-type="float">
            <text:p>-0.5221</text:p>
          </table:table-cell>
          <table:table-cell office:value-type="string" calcext:value-type="string">
            <text:p>R</text:p>
          </table:table-cell>
          <table:table-cell office:value-type="float" office:value="6.0924" calcext:value-type="float">
            <text:p>6.0924</text:p>
          </table:table-cell>
          <table:table-cell office:value-type="float" office:value="0.1274" calcext:value-type="float">
            <text:p>0.1274</text:p>
          </table:table-cell>
          <table:table-cell office:value-type="float" office:value="0.0966" calcext:value-type="float">
            <text:p>0.0966</text:p>
          </table:table-cell>
          <table:table-cell office:value-type="float" office:value="0.6087" calcext:value-type="float">
            <text:p>0.6087</text:p>
          </table:table-cell>
          <table:table-cell office:value-type="float" office:value="0.2795" calcext:value-type="float">
            <text:p>0.2795</text:p>
          </table:table-cell>
        </table:table-row>
        <table:table-row table:style-name="ro1" table:visibility="filter">
          <table:table-cell office:value-type="float" office:value="1477010462000000" calcext:value-type="float">
            <text:p>1477010462000000</text:p>
          </table:table-cell>
          <table:table-cell office:value-type="float" office:value="-25.7318" calcext:value-type="float">
            <text:p>-25.7318</text:p>
          </table:table-cell>
          <table:table-cell office:value-type="float" office:value="-4.8025" calcext:value-type="float">
            <text:p>-4.8025</text:p>
          </table:table-cell>
          <table:table-cell office:value-type="float" office:value="4.7552" calcext:value-type="float">
            <text:p>4.7552</text:p>
          </table:table-cell>
          <table:table-cell office:value-type="float" office:value="2.0817" calcext:value-type="float">
            <text:p>2.0817</text:p>
          </table:table-cell>
          <table:table-cell office:value-type="float" office:value="-0.517" calcext:value-type="float">
            <text:p>-0.517</text:p>
          </table:table-cell>
          <table:table-cell office:value-type="string" calcext:value-type="string">
            <text:p>L</text:p>
          </table:table-cell>
          <table:table-cell office:value-type="float" office:value="0.7391" calcext:value-type="float">
            <text:p>0.7391</text:p>
          </table:table-cell>
          <table:table-cell office:value-type="float" office:value="0.1273" calcext:value-type="float">
            <text:p>0.1273</text:p>
          </table:table-cell>
          <table:table-cell office:value-type="float" office:value="0.0965" calcext:value-type="float">
            <text:p>0.0965</text:p>
          </table:table-cell>
          <table:table-cell office:value-type="float" office:value="0.608" calcext:value-type="float">
            <text:p>0.608</text:p>
          </table:table-cell>
          <table:table-cell office:value-type="float" office:value="0.2792" calcext:value-type="float">
            <text:p>0.2792</text:p>
          </table:table-cell>
        </table:table-row>
        <table:table-row table:style-name="ro1">
          <table:table-cell office:value-type="float" office:value="1477010462050000" calcext:value-type="float">
            <text:p>1477010462050000</text:p>
          </table:table-cell>
          <table:table-cell office:value-type="float" office:value="-25.8453" calcext:value-type="float">
            <text:p>-25.8453</text:p>
          </table:table-cell>
          <table:table-cell office:value-type="float" office:value="-4.5938" calcext:value-type="float">
            <text:p>-4.5938</text:p>
          </table:table-cell>
          <table:table-cell office:value-type="float" office:value="4.7552" calcext:value-type="float">
            <text:p>4.7552</text:p>
          </table:table-cell>
          <table:table-cell office:value-type="float" office:value="2.0559" calcext:value-type="float">
            <text:p>2.0559</text:p>
          </table:table-cell>
          <table:table-cell office:value-type="float" office:value="-0.517" calcext:value-type="float">
            <text:p>-0.517</text:p>
          </table:table-cell>
          <table:table-cell office:value-type="string" calcext:value-type="string">
            <text:p>R</text:p>
          </table:table-cell>
          <table:table-cell office:value-type="float" office:value="0.3691" calcext:value-type="float">
            <text:p>0.3691</text:p>
          </table:table-cell>
          <table:table-cell office:value-type="float" office:value="0.1271" calcext:value-type="float">
            <text:p>0.1271</text:p>
          </table:table-cell>
          <table:table-cell office:value-type="float" office:value="0.0964" calcext:value-type="float">
            <text:p>0.0964</text:p>
          </table:table-cell>
          <table:table-cell office:value-type="float" office:value="0.6072" calcext:value-type="float">
            <text:p>0.6072</text:p>
          </table:table-cell>
          <table:table-cell office:value-type="float" office:value="0.2789" calcext:value-type="float">
            <text:p>0.2789</text:p>
          </table:table-cell>
        </table:table-row>
        <table:table-row table:style-name="ro1" table:visibility="filter">
          <table:table-cell office:value-type="float" office:value="1477010462100000" calcext:value-type="float">
            <text:p>1477010462100000</text:p>
          </table:table-cell>
          <table:table-cell office:value-type="float" office:value="-25.9548" calcext:value-type="float">
            <text:p>-25.9548</text:p>
          </table:table-cell>
          <table:table-cell office:value-type="float" office:value="-4.3431" calcext:value-type="float">
            <text:p>-4.3431</text:p>
          </table:table-cell>
          <table:table-cell office:value-type="float" office:value="4.827" calcext:value-type="float">
            <text:p>4.827</text:p>
          </table:table-cell>
          <table:table-cell office:value-type="float" office:value="2.0217" calcext:value-type="float">
            <text:p>2.0217</text:p>
          </table:table-cell>
          <table:table-cell office:value-type="float" office:value="-0.5248" calcext:value-type="float">
            <text:p>-0.5248</text:p>
          </table:table-cell>
          <table:table-cell office:value-type="string" calcext:value-type="string">
            <text:p>L</text:p>
          </table:table-cell>
          <table:table-cell office:value-type="float" office:value="0.3938" calcext:value-type="float">
            <text:p>0.3938</text:p>
          </table:table-cell>
          <table:table-cell office:value-type="float" office:value="0.127" calcext:value-type="float">
            <text:p>0.127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6065" calcext:value-type="float">
            <text:p>0.6065</text:p>
          </table:table-cell>
          <table:table-cell office:value-type="float" office:value="0.2786" calcext:value-type="float">
            <text:p>0.2786</text:p>
          </table:table-cell>
        </table:table-row>
        <table:table-row table:style-name="ro1">
          <table:table-cell office:value-type="float" office:value="1477010462150000" calcext:value-type="float">
            <text:p>1477010462150000</text:p>
          </table:table-cell>
          <table:table-cell office:value-type="float" office:value="-26.057" calcext:value-type="float">
            <text:p>-26.057</text:p>
          </table:table-cell>
          <table:table-cell office:value-type="float" office:value="-4.1248" calcext:value-type="float">
            <text:p>-4.1248</text:p>
          </table:table-cell>
          <table:table-cell office:value-type="float" office:value="4.827" calcext:value-type="float">
            <text:p>4.827</text:p>
          </table:table-cell>
          <table:table-cell office:value-type="float" office:value="1.9955" calcext:value-type="float">
            <text:p>1.9955</text:p>
          </table:table-cell>
          <table:table-cell office:value-type="float" office:value="-0.5248" calcext:value-type="float">
            <text:p>-0.5248</text:p>
          </table:table-cell>
          <table:table-cell office:value-type="string" calcext:value-type="string">
            <text:p>R</text:p>
          </table:table-cell>
          <table:table-cell office:value-type="float" office:value="10.3043" calcext:value-type="float">
            <text:p>10.3043</text:p>
          </table:table-cell>
          <table:table-cell office:value-type="float" office:value="0.1268" calcext:value-type="float">
            <text:p>0.1268</text:p>
          </table:table-cell>
          <table:table-cell office:value-type="float" office:value="0.0962" calcext:value-type="float">
            <text:p>0.0962</text:p>
          </table:table-cell>
          <table:table-cell office:value-type="float" office:value="0.6058" calcext:value-type="float">
            <text:p>0.6058</text:p>
          </table:table-cell>
          <table:table-cell office:value-type="float" office:value="0.2782" calcext:value-type="float">
            <text:p>0.2782</text:p>
          </table:table-cell>
        </table:table-row>
        <table:table-row table:style-name="ro1" table:visibility="filter">
          <table:table-cell office:value-type="float" office:value="1477010462200000" calcext:value-type="float">
            <text:p>1477010462200000</text:p>
          </table:table-cell>
          <table:table-cell office:value-type="float" office:value="-26.1462" calcext:value-type="float">
            <text:p>-26.1462</text:p>
          </table:table-cell>
          <table:table-cell office:value-type="float" office:value="-3.8271" calcext:value-type="float">
            <text:p>-3.8271</text:p>
          </table:table-cell>
          <table:table-cell office:value-type="float" office:value="4.9608" calcext:value-type="float">
            <text:p>4.9608</text:p>
          </table:table-cell>
          <table:table-cell office:value-type="float" office:value="1.951" calcext:value-type="float">
            <text:p>1.951</text:p>
          </table:table-cell>
          <table:table-cell office:value-type="float" office:value="-0.5419" calcext:value-type="float">
            <text:p>-0.5419</text:p>
          </table:table-cell>
          <table:table-cell office:value-type="string" calcext:value-type="string">
            <text:p>L</text:p>
          </table:table-cell>
          <table:table-cell office:value-type="float" office:value="1.549" calcext:value-type="float">
            <text:p>1.549</text:p>
          </table:table-cell>
          <table:table-cell office:value-type="float" office:value="0.1267" calcext:value-type="float">
            <text:p>0.1267</text:p>
          </table:table-cell>
          <table:table-cell office:value-type="float" office:value="0.0961" calcext:value-type="float">
            <text:p>0.0961</text:p>
          </table:table-cell>
          <table:table-cell office:value-type="float" office:value="0.6051" calcext:value-type="float">
            <text:p>0.6051</text:p>
          </table:table-cell>
          <table:table-cell office:value-type="float" office:value="0.2779" calcext:value-type="float">
            <text:p>0.2779</text:p>
          </table:table-cell>
        </table:table-row>
        <table:table-row table:style-name="ro1">
          <table:table-cell office:value-type="float" office:value="1477010462250000" calcext:value-type="float">
            <text:p>1477010462250000</text:p>
          </table:table-cell>
          <table:table-cell office:value-type="float" office:value="-26.2351" calcext:value-type="float">
            <text:p>-26.2351</text:p>
          </table:table-cell>
          <table:table-cell office:value-type="float" office:value="-3.5958" calcext:value-type="float">
            <text:p>-3.5958</text:p>
          </table:table-cell>
          <table:table-cell office:value-type="float" office:value="4.9608" calcext:value-type="float">
            <text:p>4.9608</text:p>
          </table:table-cell>
          <table:table-cell office:value-type="float" office:value="1.9239" calcext:value-type="float">
            <text:p>1.9239</text:p>
          </table:table-cell>
          <table:table-cell office:value-type="float" office:value="-0.5419" calcext:value-type="float">
            <text:p>-0.5419</text:p>
          </table:table-cell>
          <table:table-cell office:value-type="string" calcext:value-type="string">
            <text:p>R</text:p>
          </table:table-cell>
          <table:table-cell office:value-type="float" office:value="3.4686" calcext:value-type="float">
            <text:p>3.4686</text:p>
          </table:table-cell>
          <table:table-cell office:value-type="float" office:value="0.1266" calcext:value-type="float">
            <text:p>0.1266</text:p>
          </table:table-cell>
          <table:table-cell office:value-type="float" office:value="0.096" calcext:value-type="float">
            <text:p>0.096</text:p>
          </table:table-cell>
          <table:table-cell office:value-type="float" office:value="0.6043" calcext:value-type="float">
            <text:p>0.6043</text:p>
          </table:table-cell>
          <table:table-cell office:value-type="float" office:value="0.2776" calcext:value-type="float">
            <text:p>0.2776</text:p>
          </table:table-cell>
        </table:table-row>
        <table:table-row table:style-name="ro1" table:visibility="filter">
          <table:table-cell office:value-type="float" office:value="1477010462300000" calcext:value-type="float">
            <text:p>1477010462300000</text:p>
          </table:table-cell>
          <table:table-cell office:value-type="float" office:value="-26.2155" calcext:value-type="float">
            <text:p>-26.2155</text:p>
          </table:table-cell>
          <table:table-cell office:value-type="float" office:value="-3.3272" calcext:value-type="float">
            <text:p>-3.3272</text:p>
          </table:table-cell>
          <table:table-cell office:value-type="float" office:value="4.9244" calcext:value-type="float">
            <text:p>4.9244</text:p>
          </table:table-cell>
          <table:table-cell office:value-type="float" office:value="1.8547" calcext:value-type="float">
            <text:p>1.8547</text:p>
          </table:table-cell>
          <table:table-cell office:value-type="float" office:value="-0.5817" calcext:value-type="float">
            <text:p>-0.5817</text:p>
          </table:table-cell>
          <table:table-cell office:value-type="string" calcext:value-type="string">
            <text:p>L</text:p>
          </table:table-cell>
          <table:table-cell office:value-type="float" office:value="3.5141" calcext:value-type="float">
            <text:p>3.5141</text:p>
          </table:table-cell>
          <table:table-cell office:value-type="float" office:value="0.1264" calcext:value-type="float">
            <text:p>0.1264</text:p>
          </table:table-cell>
          <table:table-cell office:value-type="float" office:value="0.096" calcext:value-type="float">
            <text:p>0.096</text:p>
          </table:table-cell>
          <table:table-cell office:value-type="float" office:value="0.6036" calcext:value-type="float">
            <text:p>0.6036</text:p>
          </table:table-cell>
          <table:table-cell office:value-type="float" office:value="0.2773" calcext:value-type="float">
            <text:p>0.2773</text:p>
          </table:table-cell>
        </table:table-row>
        <table:table-row table:style-name="ro1">
          <table:table-cell office:value-type="float" office:value="1477010462350000" calcext:value-type="float">
            <text:p>1477010462350000</text:p>
          </table:table-cell>
          <table:table-cell office:value-type="float" office:value="-26.281" calcext:value-type="float">
            <text:p>-26.281</text:p>
          </table:table-cell>
          <table:table-cell office:value-type="float" office:value="-3.0901" calcext:value-type="float">
            <text:p>-3.0901</text:p>
          </table:table-cell>
          <table:table-cell office:value-type="float" office:value="4.9244" calcext:value-type="float">
            <text:p>4.9244</text:p>
          </table:table-cell>
          <table:table-cell office:value-type="float" office:value="1.8256" calcext:value-type="float">
            <text:p>1.8256</text:p>
          </table:table-cell>
          <table:table-cell office:value-type="float" office:value="-0.5817" calcext:value-type="float">
            <text:p>-0.5817</text:p>
          </table:table-cell>
          <table:table-cell office:value-type="string" calcext:value-type="string">
            <text:p>R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1263" calcext:value-type="float">
            <text:p>0.1263</text:p>
          </table:table-cell>
          <table:table-cell office:value-type="float" office:value="0.096" calcext:value-type="float">
            <text:p>0.096</text:p>
          </table:table-cell>
          <table:table-cell office:value-type="float" office:value="0.6028" calcext:value-type="float">
            <text:p>0.6028</text:p>
          </table:table-cell>
          <table:table-cell office:value-type="float" office:value="0.2771" calcext:value-type="float">
            <text:p>0.2771</text:p>
          </table:table-cell>
        </table:table-row>
        <table:table-row table:style-name="ro1" table:visibility="filter">
          <table:table-cell office:value-type="float" office:value="1477010462400000" calcext:value-type="float">
            <text:p>1477010462400000</text:p>
          </table:table-cell>
          <table:table-cell office:value-type="float" office:value="-26.2859" calcext:value-type="float">
            <text:p>-26.2859</text:p>
          </table:table-cell>
          <table:table-cell office:value-type="float" office:value="-2.8627" calcext:value-type="float">
            <text:p>-2.8627</text:p>
          </table:table-cell>
          <table:table-cell office:value-type="float" office:value="4.855" calcext:value-type="float">
            <text:p>4.855</text:p>
          </table:table-cell>
          <table:table-cell office:value-type="float" office:value="1.779" calcext:value-type="float">
            <text:p>1.779</text:p>
          </table:table-cell>
          <table:table-cell office:value-type="float" office:value="-0.5983" calcext:value-type="float">
            <text:p>-0.5983</text:p>
          </table:table-cell>
          <table:table-cell office:value-type="string" calcext:value-type="string">
            <text:p>L</text:p>
          </table:table-cell>
          <table:table-cell office:value-type="float" office:value="0.8417" calcext:value-type="float">
            <text:p>0.8417</text:p>
          </table:table-cell>
          <table:table-cell office:value-type="float" office:value="0.1262" calcext:value-type="float">
            <text:p>0.1262</text:p>
          </table:table-cell>
          <table:table-cell office:value-type="float" office:value="0.096" calcext:value-type="float">
            <text:p>0.096</text:p>
          </table:table-cell>
          <table:table-cell office:value-type="float" office:value="0.6021" calcext:value-type="float">
            <text:p>0.6021</text:p>
          </table:table-cell>
          <table:table-cell office:value-type="float" office:value="0.2767" calcext:value-type="float">
            <text:p>0.2767</text:p>
          </table:table-cell>
        </table:table-row>
        <table:table-row table:style-name="ro1">
          <table:table-cell office:value-type="float" office:value="1477010462450000" calcext:value-type="float">
            <text:p>1477010462450000</text:p>
          </table:table-cell>
          <table:table-cell office:value-type="float" office:value="-26.3325" calcext:value-type="float">
            <text:p>-26.3325</text:p>
          </table:table-cell>
          <table:table-cell office:value-type="float" office:value="-2.6247" calcext:value-type="float">
            <text:p>-2.6247</text:p>
          </table:table-cell>
          <table:table-cell office:value-type="float" office:value="4.855" calcext:value-type="float">
            <text:p>4.855</text:p>
          </table:table-cell>
          <table:table-cell office:value-type="float" office:value="1.7491" calcext:value-type="float">
            <text:p>1.7491</text:p>
          </table:table-cell>
          <table:table-cell office:value-type="float" office:value="-0.5983" calcext:value-type="float">
            <text:p>-0.5983</text:p>
          </table:table-cell>
          <table:table-cell office:value-type="string" calcext:value-type="string">
            <text:p>R</text:p>
          </table:table-cell>
          <table:table-cell office:value-type="float" office:value="1.5407" calcext:value-type="float">
            <text:p>1.5407</text:p>
          </table:table-cell>
          <table:table-cell office:value-type="float" office:value="0.1261" calcext:value-type="float">
            <text:p>0.1261</text:p>
          </table:table-cell>
          <table:table-cell office:value-type="float" office:value="0.0959" calcext:value-type="float">
            <text:p>0.0959</text:p>
          </table:table-cell>
          <table:table-cell office:value-type="float" office:value="0.6014" calcext:value-type="float">
            <text:p>0.6014</text:p>
          </table:table-cell>
          <table:table-cell office:value-type="float" office:value="0.2764" calcext:value-type="float">
            <text:p>0.2764</text:p>
          </table:table-cell>
        </table:table-row>
        <table:table-row table:style-name="ro1" table:visibility="filter">
          <table:table-cell office:value-type="float" office:value="1477010462500000" calcext:value-type="float">
            <text:p>1477010462500000</text:p>
          </table:table-cell>
          <table:table-cell office:value-type="float" office:value="-26.4648" calcext:value-type="float">
            <text:p>-26.4648</text:p>
          </table:table-cell>
          <table:table-cell office:value-type="float" office:value="-2.5046" calcext:value-type="float">
            <text:p>-2.5046</text:p>
          </table:table-cell>
          <table:table-cell office:value-type="float" office:value="4.678" calcext:value-type="float">
            <text:p>4.678</text:p>
          </table:table-cell>
          <table:table-cell office:value-type="float" office:value="1.7694" calcext:value-type="float">
            <text:p>1.7694</text:p>
          </table:table-cell>
          <table:table-cell office:value-type="float" office:value="-0.5511" calcext:value-type="float">
            <text:p>-0.5511</text:p>
          </table:table-cell>
          <table:table-cell office:value-type="string" calcext:value-type="string">
            <text:p>L</text:p>
          </table:table-cell>
          <table:table-cell office:value-type="float" office:value="6.4787" calcext:value-type="float">
            <text:p>6.4787</text:p>
          </table:table-cell>
          <table:table-cell office:value-type="float" office:value="0.126" calcext:value-type="float">
            <text:p>0.126</text:p>
          </table:table-cell>
          <table:table-cell office:value-type="float" office:value="0.0958" calcext:value-type="float">
            <text:p>0.0958</text:p>
          </table:table-cell>
          <table:table-cell office:value-type="float" office:value="0.6006" calcext:value-type="float">
            <text:p>0.6006</text:p>
          </table:table-cell>
          <table:table-cell office:value-type="float" office:value="0.2761" calcext:value-type="float">
            <text:p>0.2761</text:p>
          </table:table-cell>
        </table:table-row>
        <table:table-row table:style-name="ro1">
          <table:table-cell office:value-type="float" office:value="1477010462550000" calcext:value-type="float">
            <text:p>1477010462550000</text:p>
          </table:table-cell>
          <table:table-cell office:value-type="float" office:value="-26.5078" calcext:value-type="float">
            <text:p>-26.5078</text:p>
          </table:table-cell>
          <table:table-cell office:value-type="float" office:value="-2.2749" calcext:value-type="float">
            <text:p>-2.2749</text:p>
          </table:table-cell>
          <table:table-cell office:value-type="float" office:value="4.678" calcext:value-type="float">
            <text:p>4.678</text:p>
          </table:table-cell>
          <table:table-cell office:value-type="float" office:value="1.7419" calcext:value-type="float">
            <text:p>1.7419</text:p>
          </table:table-cell>
          <table:table-cell office:value-type="float" office:value="-0.5511" calcext:value-type="float">
            <text:p>-0.5511</text:p>
          </table:table-cell>
          <table:table-cell office:value-type="string" calcext:value-type="string">
            <text:p>R</text:p>
          </table:table-cell>
          <table:table-cell office:value-type="float" office:value="0.6486" calcext:value-type="float">
            <text:p>0.6486</text:p>
          </table:table-cell>
          <table:table-cell office:value-type="float" office:value="0.1258" calcext:value-type="float">
            <text:p>0.1258</text:p>
          </table:table-cell>
          <table:table-cell office:value-type="float" office:value="0.0957" calcext:value-type="float">
            <text:p>0.0957</text:p>
          </table:table-cell>
          <table:table-cell office:value-type="float" office:value="0.5999" calcext:value-type="float">
            <text:p>0.5999</text:p>
          </table:table-cell>
          <table:table-cell office:value-type="float" office:value="0.2759" calcext:value-type="float">
            <text:p>0.2759</text:p>
          </table:table-cell>
        </table:table-row>
        <table:table-row table:style-name="ro1" table:visibility="filter">
          <table:table-cell office:value-type="float" office:value="1477010462600000" calcext:value-type="float">
            <text:p>1477010462600000</text:p>
          </table:table-cell>
          <table:table-cell office:value-type="float" office:value="-26.5826" calcext:value-type="float">
            <text:p>-26.5826</text:p>
          </table:table-cell>
          <table:table-cell office:value-type="float" office:value="-2.0879" calcext:value-type="float">
            <text:p>-2.0879</text:p>
          </table:table-cell>
          <table:table-cell office:value-type="float" office:value="4.6107" calcext:value-type="float">
            <text:p>4.6107</text:p>
          </table:table-cell>
          <table:table-cell office:value-type="float" office:value="1.7337" calcext:value-type="float">
            <text:p>1.7337</text:p>
          </table:table-cell>
          <table:table-cell office:value-type="float" office:value="-0.5329" calcext:value-type="float">
            <text:p>-0.5329</text:p>
          </table:table-cell>
          <table:table-cell office:value-type="string" calcext:value-type="string">
            <text:p>L</text:p>
          </table:table-cell>
          <table:table-cell office:value-type="float" office:value="0.9704" calcext:value-type="float">
            <text:p>0.9704</text:p>
          </table:table-cell>
          <table:table-cell office:value-type="float" office:value="0.1256" calcext:value-type="float">
            <text:p>0.1256</text:p>
          </table:table-cell>
          <table:table-cell office:value-type="float" office:value="0.0957" calcext:value-type="float">
            <text:p>0.0957</text:p>
          </table:table-cell>
          <table:table-cell office:value-type="float" office:value="0.5991" calcext:value-type="float">
            <text:p>0.5991</text:p>
          </table:table-cell>
          <table:table-cell office:value-type="float" office:value="0.2758" calcext:value-type="float">
            <text:p>0.2758</text:p>
          </table:table-cell>
        </table:table-row>
        <table:table-row table:style-name="ro1">
          <table:table-cell office:value-type="float" office:value="1477010462650000" calcext:value-type="float">
            <text:p>1477010462650000</text:p>
          </table:table-cell>
          <table:table-cell office:value-type="float" office:value="-26.6169" calcext:value-type="float">
            <text:p>-26.6169</text:p>
          </table:table-cell>
          <table:table-cell office:value-type="float" office:value="-1.8601" calcext:value-type="float">
            <text:p>-1.8601</text:p>
          </table:table-cell>
          <table:table-cell office:value-type="float" office:value="4.6107" calcext:value-type="float">
            <text:p>4.6107</text:p>
          </table:table-cell>
          <table:table-cell office:value-type="float" office:value="1.707" calcext:value-type="float">
            <text:p>1.707</text:p>
          </table:table-cell>
          <table:table-cell office:value-type="float" office:value="-0.5329" calcext:value-type="float">
            <text:p>-0.5329</text:p>
          </table:table-cell>
          <table:table-cell office:value-type="string" calcext:value-type="string">
            <text:p>R</text:p>
          </table:table-cell>
          <table:table-cell office:value-type="float" office:value="1.6998" calcext:value-type="float">
            <text:p>1.6998</text:p>
          </table:table-cell>
          <table:table-cell office:value-type="float" office:value="0.1255" calcext:value-type="float">
            <text:p>0.1255</text:p>
          </table:table-cell>
          <table:table-cell office:value-type="float" office:value="0.0957" calcext:value-type="float">
            <text:p>0.0957</text:p>
          </table:table-cell>
          <table:table-cell office:value-type="float" office:value="0.5984" calcext:value-type="float">
            <text:p>0.5984</text:p>
          </table:table-cell>
          <table:table-cell office:value-type="float" office:value="0.2756" calcext:value-type="float">
            <text:p>0.2756</text:p>
          </table:table-cell>
        </table:table-row>
        <table:table-row table:style-name="ro1" table:visibility="filter">
          <table:table-cell office:value-type="float" office:value="1477010462700000" calcext:value-type="float">
            <text:p>1477010462700000</text:p>
          </table:table-cell>
          <table:table-cell office:value-type="float" office:value="-26.5904" calcext:value-type="float">
            <text:p>-26.5904</text:p>
          </table:table-cell>
          <table:table-cell office:value-type="float" office:value="-1.5984" calcext:value-type="float">
            <text:p>-1.5984</text:p>
          </table:table-cell>
          <table:table-cell office:value-type="float" office:value="4.6517" calcext:value-type="float">
            <text:p>4.6517</text:p>
          </table:table-cell>
          <table:table-cell office:value-type="float" office:value="1.6561" calcext:value-type="float">
            <text:p>1.6561</text:p>
          </table:table-cell>
          <table:table-cell office:value-type="float" office:value="-0.5557" calcext:value-type="float">
            <text:p>-0.5557</text:p>
          </table:table-cell>
          <table:table-cell office:value-type="string" calcext:value-type="string">
            <text:p>L</text:p>
          </table:table-cell>
          <table:table-cell office:value-type="float" office:value="1.2694" calcext:value-type="float">
            <text:p>1.2694</text:p>
          </table:table-cell>
          <table:table-cell office:value-type="float" office:value="0.1253" calcext:value-type="float">
            <text:p>0.1253</text:p>
          </table:table-cell>
          <table:table-cell office:value-type="float" office:value="0.0956" calcext:value-type="float">
            <text:p>0.0956</text:p>
          </table:table-cell>
          <table:table-cell office:value-type="float" office:value="0.5976" calcext:value-type="float">
            <text:p>0.5976</text:p>
          </table:table-cell>
          <table:table-cell office:value-type="float" office:value="0.2754" calcext:value-type="float">
            <text:p>0.2754</text:p>
          </table:table-cell>
        </table:table-row>
        <table:table-row table:style-name="ro1">
          <table:table-cell office:value-type="float" office:value="1477010462750000" calcext:value-type="float">
            <text:p>1477010462750000</text:p>
          </table:table-cell>
          <table:table-cell office:value-type="float" office:value="-26.607" calcext:value-type="float">
            <text:p>-26.607</text:p>
          </table:table-cell>
          <table:table-cell office:value-type="float" office:value="-1.3667" calcext:value-type="float">
            <text:p>-1.3667</text:p>
          </table:table-cell>
          <table:table-cell office:value-type="float" office:value="4.6517" calcext:value-type="float">
            <text:p>4.6517</text:p>
          </table:table-cell>
          <table:table-cell office:value-type="float" office:value="1.6283" calcext:value-type="float">
            <text:p>1.6283</text:p>
          </table:table-cell>
          <table:table-cell office:value-type="float" office:value="-0.5557" calcext:value-type="float">
            <text:p>-0.5557</text:p>
          </table:table-cell>
          <table:table-cell office:value-type="string" calcext:value-type="string">
            <text:p>R</text:p>
          </table:table-cell>
          <table:table-cell office:value-type="float" office:value="1.6685" calcext:value-type="float">
            <text:p>1.6685</text:p>
          </table:table-cell>
          <table:table-cell office:value-type="float" office:value="0.1252" calcext:value-type="float">
            <text:p>0.1252</text:p>
          </table:table-cell>
          <table:table-cell office:value-type="float" office:value="0.0956" calcext:value-type="float">
            <text:p>0.0956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2752" calcext:value-type="float">
            <text:p>0.2752</text:p>
          </table:table-cell>
        </table:table-row>
        <table:table-row table:style-name="ro1" table:visibility="filter">
          <table:table-cell office:value-type="float" office:value="1477010462800000" calcext:value-type="float">
            <text:p>1477010462800000</text:p>
          </table:table-cell>
          <table:table-cell office:value-type="float" office:value="-26.6117" calcext:value-type="float">
            <text:p>-26.6117</text:p>
          </table:table-cell>
          <table:table-cell office:value-type="float" office:value="-1.1376" calcext:value-type="float">
            <text:p>-1.1376</text:p>
          </table:table-cell>
          <table:table-cell office:value-type="float" office:value="4.6431" calcext:value-type="float">
            <text:p>4.6431</text:p>
          </table:table-cell>
          <table:table-cell office:value-type="float" office:value="1.5986" calcext:value-type="float">
            <text:p>1.5986</text:p>
          </table:table-cell>
          <table:table-cell office:value-type="float" office:value="-0.5575" calcext:value-type="float">
            <text:p>-0.5575</text:p>
          </table:table-cell>
          <table:table-cell office:value-type="string" calcext:value-type="string">
            <text:p>L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956" calcext:value-type="float">
            <text:p>0.0956</text:p>
          </table:table-cell>
          <table:table-cell office:value-type="float" office:value="0.5961" calcext:value-type="float">
            <text:p>0.5961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 office:value-type="float" office:value="1477010462850000" calcext:value-type="float">
            <text:p>1477010462850000</text:p>
          </table:table-cell>
          <table:table-cell office:value-type="float" office:value="-26.615" calcext:value-type="float">
            <text:p>-26.615</text:p>
          </table:table-cell>
          <table:table-cell office:value-type="float" office:value="-0.9057" calcext:value-type="float">
            <text:p>-0.9057</text:p>
          </table:table-cell>
          <table:table-cell office:value-type="float" office:value="4.6431" calcext:value-type="float">
            <text:p>4.6431</text:p>
          </table:table-cell>
          <table:table-cell office:value-type="float" office:value="1.5708" calcext:value-type="float">
            <text:p>1.5708</text:p>
          </table:table-cell>
          <table:table-cell office:value-type="float" office:value="-0.5575" calcext:value-type="float">
            <text:p>-0.5575</text:p>
          </table:table-cell>
          <table:table-cell office:value-type="string" calcext:value-type="string">
            <text:p>R</text:p>
          </table:table-cell>
          <table:table-cell office:value-type="float" office:value="4.8458" calcext:value-type="float">
            <text:p>4.8458</text:p>
          </table:table-cell>
          <table:table-cell office:value-type="float" office:value="0.1249" calcext:value-type="float">
            <text:p>0.1249</text:p>
          </table:table-cell>
          <table:table-cell office:value-type="float" office:value="0.0956" calcext:value-type="float">
            <text:p>0.0956</text:p>
          </table:table-cell>
          <table:table-cell office:value-type="float" office:value="0.5954" calcext:value-type="float">
            <text:p>0.5954</text:p>
          </table:table-cell>
          <table:table-cell office:value-type="float" office:value="0.2749" calcext:value-type="float">
            <text:p>0.2749</text:p>
          </table:table-cell>
        </table:table-row>
        <table:table-row table:style-name="ro1" table:visibility="filter">
          <table:table-cell office:value-type="float" office:value="1477010462900000" calcext:value-type="float">
            <text:p>1477010462900000</text:p>
          </table:table-cell>
          <table:table-cell office:value-type="float" office:value="-26.6504" calcext:value-type="float">
            <text:p>-26.6504</text:p>
          </table:table-cell>
          <table:table-cell office:value-type="float" office:value="-0.6458" calcext:value-type="float">
            <text:p>-0.6458</text:p>
          </table:table-cell>
          <table:table-cell office:value-type="float" office:value="4.7142" calcext:value-type="float">
            <text:p>4.7142</text:p>
          </table:table-cell>
          <table:table-cell office:value-type="float" office:value="1.5568" calcext:value-type="float">
            <text:p>1.5568</text:p>
          </table:table-cell>
          <table:table-cell office:value-type="float" office:value="-0.5444" calcext:value-type="float">
            <text:p>-0.5444</text:p>
          </table:table-cell>
          <table:table-cell office:value-type="string" calcext:value-type="string">
            <text:p>L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1247" calcext:value-type="float">
            <text:p>0.1247</text:p>
          </table:table-cell>
          <table:table-cell office:value-type="float" office:value="0.0956" calcext:value-type="float">
            <text:p>0.0956</text:p>
          </table:table-cell>
          <table:table-cell office:value-type="float" office:value="0.5946" calcext:value-type="float">
            <text:p>0.5946</text:p>
          </table:table-cell>
          <table:table-cell office:value-type="float" office:value="0.2746" calcext:value-type="float">
            <text:p>0.2746</text:p>
          </table:table-cell>
        </table:table-row>
        <table:table-row table:style-name="ro1">
          <table:table-cell office:value-type="float" office:value="1477010462950000" calcext:value-type="float">
            <text:p>1477010462950000</text:p>
          </table:table-cell>
          <table:table-cell office:value-type="float" office:value="-26.6439" calcext:value-type="float">
            <text:p>-26.6439</text:p>
          </table:table-cell>
          <table:table-cell office:value-type="float" office:value="-0.4104" calcext:value-type="float">
            <text:p>-0.4104</text:p>
          </table:table-cell>
          <table:table-cell office:value-type="float" office:value="4.7142" calcext:value-type="float">
            <text:p>4.7142</text:p>
          </table:table-cell>
          <table:table-cell office:value-type="float" office:value="1.5296" calcext:value-type="float">
            <text:p>1.5296</text:p>
          </table:table-cell>
          <table:table-cell office:value-type="float" office:value="-0.5444" calcext:value-type="float">
            <text:p>-0.5444</text:p>
          </table:table-cell>
          <table:table-cell office:value-type="string" calcext:value-type="string">
            <text:p>R</text:p>
          </table:table-cell>
          <table:table-cell office:value-type="float" office:value="2.7027" calcext:value-type="float">
            <text:p>2.7027</text:p>
          </table:table-cell>
          <table:table-cell office:value-type="float" office:value="0.1246" calcext:value-type="float">
            <text:p>0.1246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5939" calcext:value-type="float">
            <text:p>0.5939</text:p>
          </table:table-cell>
          <table:table-cell office:value-type="float" office:value="0.2743" calcext:value-type="float">
            <text:p>0.2743</text:p>
          </table:table-cell>
        </table:table-row>
        <table:table-row table:style-name="ro1" table:visibility="filter">
          <table:table-cell office:value-type="float" office:value="1477010463000000" calcext:value-type="float">
            <text:p>1477010463000000</text:p>
          </table:table-cell>
          <table:table-cell office:value-type="float" office:value="-26.5772" calcext:value-type="float">
            <text:p>-26.5772</text:p>
          </table:table-cell>
          <table:table-cell office:value-type="float" office:value="-0.0932" calcext:value-type="float">
            <text:p>-0.0932</text:p>
          </table:table-cell>
          <table:table-cell office:value-type="float" office:value="4.8826" calcext:value-type="float">
            <text:p>4.8826</text:p>
          </table:table-cell>
          <table:table-cell office:value-type="float" office:value="1.4784" calcext:value-type="float">
            <text:p>1.4784</text:p>
          </table:table-cell>
          <table:table-cell office:value-type="float" office:value="-0.567" calcext:value-type="float">
            <text:p>-0.567</text:p>
          </table:table-cell>
          <table:table-cell office:value-type="string" calcext:value-type="string">
            <text:p>L</text:p>
          </table:table-cell>
          <table:table-cell office:value-type="float" office:value="2.5582" calcext:value-type="float">
            <text:p>2.5582</text:p>
          </table:table-cell>
          <table:table-cell office:value-type="float" office:value="0.1245" calcext:value-type="float">
            <text:p>0.1245</text:p>
          </table:table-cell>
          <table:table-cell office:value-type="float" office:value="0.0954" calcext:value-type="float">
            <text:p>0.0954</text:p>
          </table:table-cell>
          <table:table-cell office:value-type="float" office:value="0.5931" calcext:value-type="float">
            <text:p>0.5931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 office:value-type="float" office:value="1477010463050000" calcext:value-type="float">
            <text:p>1477010463050000</text:p>
          </table:table-cell>
          <table:table-cell office:value-type="float" office:value="-26.5512" calcext:value-type="float">
            <text:p>-26.5512</text:p>
          </table:table-cell>
          <table:table-cell office:value-type="float" office:value="0.1493" calcext:value-type="float">
            <text:p>0.1493</text:p>
          </table:table-cell>
          <table:table-cell office:value-type="float" office:value="4.8826" calcext:value-type="float">
            <text:p>4.8826</text:p>
          </table:table-cell>
          <table:table-cell office:value-type="float" office:value="1.45" calcext:value-type="float">
            <text:p>1.45</text:p>
          </table:table-cell>
          <table:table-cell office:value-type="float" office:value="-0.567" calcext:value-type="float">
            <text:p>-0.567</text:p>
          </table:table-cell>
          <table:table-cell office:value-type="string" calcext:value-type="string">
            <text:p>R</text:p>
          </table:table-cell>
          <table:table-cell office:value-type="float" office:value="3.0608" calcext:value-type="float">
            <text:p>3.0608</text:p>
          </table:table-cell>
          <table:table-cell office:value-type="float" office:value="0.1243" calcext:value-type="float">
            <text:p>0.1243</text:p>
          </table:table-cell>
          <table:table-cell office:value-type="float" office:value="0.0953" calcext:value-type="float">
            <text:p>0.0953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2736" calcext:value-type="float">
            <text:p>0.2736</text:p>
          </table:table-cell>
        </table:table-row>
        <table:table-row table:style-name="ro1" table:visibility="filter">
          <table:table-cell office:value-type="float" office:value="1477010463100000" calcext:value-type="float">
            <text:p>1477010463100000</text:p>
          </table:table-cell>
          <table:table-cell office:value-type="float" office:value="-26.5504" calcext:value-type="float">
            <text:p>-26.5504</text:p>
          </table:table-cell>
          <table:table-cell office:value-type="float" office:value="0.4558" calcext:value-type="float">
            <text:p>0.4558</text:p>
          </table:table-cell>
          <table:table-cell office:value-type="float" office:value="5.0241" calcext:value-type="float">
            <text:p>5.0241</text:p>
          </table:table-cell>
          <table:table-cell office:value-type="float" office:value="1.4341" calcext:value-type="float">
            <text:p>1.4341</text:p>
          </table:table-cell>
          <table:table-cell office:value-type="float" office:value="-0.5552" calcext:value-type="float">
            <text:p>-0.5552</text:p>
          </table:table-cell>
          <table:table-cell office:value-type="string" calcext:value-type="string">
            <text:p>L</text:p>
          </table:table-cell>
          <table:table-cell office:value-type="float" office:value="1.3023" calcext:value-type="float">
            <text:p>1.3023</text:p>
          </table:table-cell>
          <table:table-cell office:value-type="float" office:value="0.1242" calcext:value-type="float">
            <text:p>0.1242</text:p>
          </table:table-cell>
          <table:table-cell office:value-type="float" office:value="0.0952" calcext:value-type="float">
            <text:p>0.0952</text:p>
          </table:table-cell>
          <table:table-cell office:value-type="float" office:value="0.5917" calcext:value-type="float">
            <text:p>0.5917</text:p>
          </table:table-cell>
          <table:table-cell office:value-type="float" office:value="0.2734" calcext:value-type="float">
            <text:p>0.2734</text:p>
          </table:table-cell>
        </table:table-row>
        <table:table-row table:style-name="ro1">
          <table:table-cell office:value-type="float" office:value="1477010463150000" calcext:value-type="float">
            <text:p>1477010463150000</text:p>
          </table:table-cell>
          <table:table-cell office:value-type="float" office:value="-26.5128" calcext:value-type="float">
            <text:p>-26.5128</text:p>
          </table:table-cell>
          <table:table-cell office:value-type="float" office:value="0.7039" calcext:value-type="float">
            <text:p>0.7039</text:p>
          </table:table-cell>
          <table:table-cell office:value-type="float" office:value="5.0241" calcext:value-type="float">
            <text:p>5.0241</text:p>
          </table:table-cell>
          <table:table-cell office:value-type="float" office:value="1.4063" calcext:value-type="float">
            <text:p>1.4063</text:p>
          </table:table-cell>
          <table:table-cell office:value-type="float" office:value="-0.5552" calcext:value-type="float">
            <text:p>-0.5552</text:p>
          </table:table-cell>
          <table:table-cell office:value-type="string" calcext:value-type="string">
            <text:p>R</text:p>
          </table:table-cell>
          <table:table-cell office:value-type="float" office:value="1.1931" calcext:value-type="float">
            <text:p>1.1931</text:p>
          </table:table-cell>
          <table:table-cell office:value-type="float" office:value="0.124" calcext:value-type="float">
            <text:p>0.124</text:p>
          </table:table-cell>
          <table:table-cell office:value-type="float" office:value="0.0952" calcext:value-type="float">
            <text:p>0.0952</text:p>
          </table:table-cell>
          <table:table-cell office:value-type="float" office:value="0.591" calcext:value-type="float">
            <text:p>0.591</text:p>
          </table:table-cell>
          <table:table-cell office:value-type="float" office:value="0.2732" calcext:value-type="float">
            <text:p>0.2732</text:p>
          </table:table-cell>
        </table:table-row>
        <table:table-row table:style-name="ro1" table:visibility="filter">
          <table:table-cell office:value-type="float" office:value="1477010463200000" calcext:value-type="float">
            <text:p>1477010463200000</text:p>
          </table:table-cell>
          <table:table-cell office:value-type="float" office:value="-26.5513" calcext:value-type="float">
            <text:p>-26.5513</text:p>
          </table:table-cell>
          <table:table-cell office:value-type="float" office:value="0.989" calcext:value-type="float">
            <text:p>0.989</text:p>
          </table:table-cell>
          <table:table-cell office:value-type="float" office:value="5.0994" calcext:value-type="float">
            <text:p>5.0994</text:p>
          </table:table-cell>
          <table:table-cell office:value-type="float" office:value="1.4122" calcext:value-type="float">
            <text:p>1.4122</text:p>
          </table:table-cell>
          <table:table-cell office:value-type="float" office:value="-0.5236" calcext:value-type="float">
            <text:p>-0.5236</text:p>
          </table:table-cell>
          <table:table-cell office:value-type="string" calcext:value-type="string">
            <text:p>L</text:p>
          </table:table-cell>
          <table:table-cell office:value-type="float" office:value="2.4159" calcext:value-type="float">
            <text:p>2.4159</text:p>
          </table:table-cell>
          <table:table-cell office:value-type="float" office:value="0.1239" calcext:value-type="float">
            <text:p>0.1239</text:p>
          </table:table-cell>
          <table:table-cell office:value-type="float" office:value="0.0952" calcext:value-type="float">
            <text:p>0.0952</text:p>
          </table:table-cell>
          <table:table-cell office:value-type="float" office:value="0.5903" calcext:value-type="float">
            <text:p>0.5903</text:p>
          </table:table-cell>
          <table:table-cell office:value-type="float" office:value="0.2731" calcext:value-type="float">
            <text:p>0.2731</text:p>
          </table:table-cell>
        </table:table-row>
        <table:table-row table:style-name="ro1">
          <table:table-cell office:value-type="float" office:value="1477010463250000" calcext:value-type="float">
            <text:p>1477010463250000</text:p>
          </table:table-cell>
          <table:table-cell office:value-type="float" office:value="-26.5078" calcext:value-type="float">
            <text:p>-26.5078</text:p>
          </table:table-cell>
          <table:table-cell office:value-type="float" office:value="1.24" calcext:value-type="float">
            <text:p>1.24</text:p>
          </table:table-cell>
          <table:table-cell office:value-type="float" office:value="5.0994" calcext:value-type="float">
            <text:p>5.0994</text:p>
          </table:table-cell>
          <table:table-cell office:value-type="float" office:value="1.386" calcext:value-type="float">
            <text:p>1.386</text:p>
          </table:table-cell>
          <table:table-cell office:value-type="float" office:value="-0.5236" calcext:value-type="float">
            <text:p>-0.5236</text:p>
          </table:table-cell>
          <table:table-cell office:value-type="string" calcext:value-type="string">
            <text:p>R</text:p>
          </table:table-cell>
          <table:table-cell office:value-type="float" office:value="6.3132" calcext:value-type="float">
            <text:p>6.3132</text:p>
          </table:table-cell>
          <table:table-cell office:value-type="float" office:value="0.1238" calcext:value-type="float">
            <text:p>0.1238</text:p>
          </table:table-cell>
          <table:table-cell office:value-type="float" office:value="0.0953" calcext:value-type="float">
            <text:p>0.0953</text:p>
          </table:table-cell>
          <table:table-cell office:value-type="float" office:value="0.5896" calcext:value-type="float">
            <text:p>0.5896</text:p>
          </table:table-cell>
          <table:table-cell office:value-type="float" office:value="0.2731" calcext:value-type="float">
            <text:p>0.2731</text:p>
          </table:table-cell>
        </table:table-row>
        <table:table-row table:style-name="ro1" table:visibility="filter">
          <table:table-cell office:value-type="float" office:value="1477010463300000" calcext:value-type="float">
            <text:p>1477010463300000</text:p>
          </table:table-cell>
          <table:table-cell office:value-type="float" office:value="-26.4388" calcext:value-type="float">
            <text:p>-26.4388</text:p>
          </table:table-cell>
          <table:table-cell office:value-type="float" office:value="1.4662" calcext:value-type="float">
            <text:p>1.4662</text:p>
          </table:table-cell>
          <table:table-cell office:value-type="float" office:value="5.0519" calcext:value-type="float">
            <text:p>5.0519</text:p>
          </table:table-cell>
          <table:table-cell office:value-type="float" office:value="1.3516" calcext:value-type="float">
            <text:p>1.3516</text:p>
          </table:table-cell>
          <table:table-cell office:value-type="float" office:value="-0.5313" calcext:value-type="float">
            <text:p>-0.5313</text:p>
          </table:table-cell>
          <table:table-cell office:value-type="string" calcext:value-type="string">
            <text:p>L</text:p>
          </table:table-cell>
          <table:table-cell office:value-type="float" office:value="0.2379" calcext:value-type="float">
            <text:p>0.2379</text:p>
          </table:table-cell>
          <table:table-cell office:value-type="float" office:value="0.1236" calcext:value-type="float">
            <text:p>0.1236</text:p>
          </table:table-cell>
          <table:table-cell office:value-type="float" office:value="0.0953" calcext:value-type="float">
            <text:p>0.0953</text:p>
          </table:table-cell>
          <table:table-cell office:value-type="float" office:value="0.5888" calcext:value-type="float">
            <text:p>0.5888</text:p>
          </table:table-cell>
          <table:table-cell office:value-type="float" office:value="0.2729" calcext:value-type="float">
            <text:p>0.2729</text:p>
          </table:table-cell>
        </table:table-row>
        <table:table-row table:style-name="ro1">
          <table:table-cell office:value-type="float" office:value="1477010463350000" calcext:value-type="float">
            <text:p>1477010463350000</text:p>
          </table:table-cell>
          <table:table-cell office:value-type="float" office:value="-26.3807" calcext:value-type="float">
            <text:p>-26.3807</text:p>
          </table:table-cell>
          <table:table-cell office:value-type="float" office:value="1.7117" calcext:value-type="float">
            <text:p>1.7117</text:p>
          </table:table-cell>
          <table:table-cell office:value-type="float" office:value="5.0519" calcext:value-type="float">
            <text:p>5.0519</text:p>
          </table:table-cell>
          <table:table-cell office:value-type="float" office:value="1.325" calcext:value-type="float">
            <text:p>1.325</text:p>
          </table:table-cell>
          <table:table-cell office:value-type="float" office:value="-0.5313" calcext:value-type="float">
            <text:p>-0.5313</text:p>
          </table:table-cell>
          <table:table-cell office:value-type="string" calcext:value-type="string">
            <text:p>R</text:p>
          </table:table-cell>
          <table:table-cell office:value-type="float" office:value="8.4968" calcext:value-type="float">
            <text:p>8.4968</text:p>
          </table:table-cell>
          <table:table-cell office:value-type="float" office:value="0.1235" calcext:value-type="float">
            <text:p>0.1235</text:p>
          </table:table-cell>
          <table:table-cell office:value-type="float" office:value="0.0954" calcext:value-type="float">
            <text:p>0.0954</text:p>
          </table:table-cell>
          <table:table-cell office:value-type="float" office:value="0.5881" calcext:value-type="float">
            <text:p>0.5881</text:p>
          </table:table-cell>
          <table:table-cell office:value-type="float" office:value="0.2728" calcext:value-type="float">
            <text:p>0.2728</text:p>
          </table:table-cell>
        </table:table-row>
        <table:table-row table:style-name="ro1" table:visibility="filter">
          <table:table-cell office:value-type="float" office:value="1477010463400000" calcext:value-type="float">
            <text:p>1477010463400000</text:p>
          </table:table-cell>
          <table:table-cell office:value-type="float" office:value="-26.3307" calcext:value-type="float">
            <text:p>-26.3307</text:p>
          </table:table-cell>
          <table:table-cell office:value-type="float" office:value="1.8985" calcext:value-type="float">
            <text:p>1.8985</text:p>
          </table:table-cell>
          <table:table-cell office:value-type="float" office:value="4.9251" calcext:value-type="float">
            <text:p>4.9251</text:p>
          </table:table-cell>
          <table:table-cell office:value-type="float" office:value="1.3011" calcext:value-type="float">
            <text:p>1.3011</text:p>
          </table:table-cell>
          <table:table-cell office:value-type="float" office:value="-0.5288" calcext:value-type="float">
            <text:p>-0.5288</text:p>
          </table:table-cell>
          <table:table-cell office:value-type="string" calcext:value-type="string">
            <text:p>L</text:p>
          </table:table-cell>
          <table:table-cell office:value-type="float" office:value="0.8165" calcext:value-type="float">
            <text:p>0.8165</text:p>
          </table:table-cell>
          <table:table-cell office:value-type="float" office:value="0.1234" calcext:value-type="float">
            <text:p>0.1234</text:p>
          </table:table-cell>
          <table:table-cell office:value-type="float" office:value="0.0953" calcext:value-type="float">
            <text:p>0.0953</text:p>
          </table:table-cell>
          <table:table-cell office:value-type="float" office:value="0.5874" calcext:value-type="float">
            <text:p>0.5874</text:p>
          </table:table-cell>
          <table:table-cell office:value-type="float" office:value="0.2724" calcext:value-type="float">
            <text:p>0.2724</text:p>
          </table:table-cell>
        </table:table-row>
        <table:table-row table:style-name="ro1">
          <table:table-cell office:value-type="float" office:value="1477010463450000" calcext:value-type="float">
            <text:p>1477010463450000</text:p>
          </table:table-cell>
          <table:table-cell office:value-type="float" office:value="-26.262" calcext:value-type="float">
            <text:p>-26.262</text:p>
          </table:table-cell>
          <table:table-cell office:value-type="float" office:value="2.1348" calcext:value-type="float">
            <text:p>2.1348</text:p>
          </table:table-cell>
          <table:table-cell office:value-type="float" office:value="4.9251" calcext:value-type="float">
            <text:p>4.9251</text:p>
          </table:table-cell>
          <table:table-cell office:value-type="float" office:value="1.2746" calcext:value-type="float">
            <text:p>1.2746</text:p>
          </table:table-cell>
          <table:table-cell office:value-type="float" office:value="-0.5288" calcext:value-type="float">
            <text:p>-0.5288</text:p>
          </table:table-cell>
          <table:table-cell office:value-type="string" calcext:value-type="string">
            <text:p>R</text:p>
          </table:table-cell>
          <table:table-cell office:value-type="float" office:value="0.1965" calcext:value-type="float">
            <text:p>0.1965</text:p>
          </table:table-cell>
          <table:table-cell office:value-type="float" office:value="0.1232" calcext:value-type="float">
            <text:p>0.1232</text:p>
          </table:table-cell>
          <table:table-cell office:value-type="float" office:value="0.0953" calcext:value-type="float">
            <text:p>0.0953</text:p>
          </table:table-cell>
          <table:table-cell office:value-type="float" office:value="0.5867" calcext:value-type="float">
            <text:p>0.5867</text:p>
          </table:table-cell>
          <table:table-cell office:value-type="float" office:value="0.2721" calcext:value-type="float">
            <text:p>0.2721</text:p>
          </table:table-cell>
        </table:table-row>
        <table:table-row table:style-name="ro1" table:visibility="filter">
          <table:table-cell office:value-type="float" office:value="1477010463500000" calcext:value-type="float">
            <text:p>1477010463500000</text:p>
          </table:table-cell>
          <table:table-cell office:value-type="float" office:value="-26.2085" calcext:value-type="float">
            <text:p>-26.2085</text:p>
          </table:table-cell>
          <table:table-cell office:value-type="float" office:value="2.3043" calcext:value-type="float">
            <text:p>2.3043</text:p>
          </table:table-cell>
          <table:table-cell office:value-type="float" office:value="4.7787" calcext:value-type="float">
            <text:p>4.7787</text:p>
          </table:table-cell>
          <table:table-cell office:value-type="float" office:value="1.2517" calcext:value-type="float">
            <text:p>1.2517</text:p>
          </table:table-cell>
          <table:table-cell office:value-type="float" office:value="-0.5255" calcext:value-type="float">
            <text:p>-0.5255</text:p>
          </table:table-cell>
          <table:table-cell office:value-type="string" calcext:value-type="string">
            <text:p>L</text:p>
          </table:table-cell>
          <table:table-cell office:value-type="float" office:value="1.0954" calcext:value-type="float">
            <text:p>1.0954</text:p>
          </table:table-cell>
          <table:table-cell office:value-type="float" office:value="0.1231" calcext:value-type="float">
            <text:p>0.1231</text:p>
          </table:table-cell>
          <table:table-cell office:value-type="float" office:value="0.0951" calcext:value-type="float">
            <text:p>0.0951</text:p>
          </table:table-cell>
          <table:table-cell office:value-type="float" office:value="0.586" calcext:value-type="float">
            <text:p>0.586</text:p>
          </table:table-cell>
          <table:table-cell office:value-type="float" office:value="0.2718" calcext:value-type="float">
            <text:p>0.2718</text:p>
          </table:table-cell>
        </table:table-row>
        <table:table-row table:style-name="ro1">
          <table:table-cell office:value-type="float" office:value="1477010463550000" calcext:value-type="float">
            <text:p>1477010463550000</text:p>
          </table:table-cell>
          <table:table-cell office:value-type="float" office:value="-26.1306" calcext:value-type="float">
            <text:p>-26.1306</text:p>
          </table:table-cell>
          <table:table-cell office:value-type="float" office:value="2.5299" calcext:value-type="float">
            <text:p>2.5299</text:p>
          </table:table-cell>
          <table:table-cell office:value-type="float" office:value="4.7787" calcext:value-type="float">
            <text:p>4.7787</text:p>
          </table:table-cell>
          <table:table-cell office:value-type="float" office:value="1.2254" calcext:value-type="float">
            <text:p>1.2254</text:p>
          </table:table-cell>
          <table:table-cell office:value-type="float" office:value="-0.5255" calcext:value-type="float">
            <text:p>-0.5255</text:p>
          </table:table-cell>
          <table:table-cell office:value-type="string" calcext:value-type="string">
            <text:p>R</text:p>
          </table:table-cell>
          <table:table-cell office:value-type="float" office:value="0.9914" calcext:value-type="float">
            <text:p>0.9914</text:p>
          </table:table-cell>
          <table:table-cell office:value-type="float" office:value="0.123" calcext:value-type="float">
            <text:p>0.123</text:p>
          </table:table-cell>
          <table:table-cell office:value-type="float" office:value="0.095" calcext:value-type="float">
            <text:p>0.095</text:p>
          </table:table-cell>
          <table:table-cell office:value-type="float" office:value="0.5853" calcext:value-type="float">
            <text:p>0.5853</text:p>
          </table:table-cell>
          <table:table-cell office:value-type="float" office:value="0.2715" calcext:value-type="float">
            <text:p>0.2715</text:p>
          </table:table-cell>
        </table:table-row>
        <table:table-row table:style-name="ro1" table:visibility="filter">
          <table:table-cell office:value-type="float" office:value="1477010463600000" calcext:value-type="float">
            <text:p>1477010463600000</text:p>
          </table:table-cell>
          <table:table-cell office:value-type="float" office:value="-26.052" calcext:value-type="float">
            <text:p>-26.052</text:p>
          </table:table-cell>
          <table:table-cell office:value-type="float" office:value="2.772" calcext:value-type="float">
            <text:p>2.772</text:p>
          </table:table-cell>
          <table:table-cell office:value-type="float" office:value="4.8152" calcext:value-type="float">
            <text:p>4.8152</text:p>
          </table:table-cell>
          <table:table-cell office:value-type="float" office:value="1.2027" calcext:value-type="float">
            <text:p>1.2027</text:p>
          </table:table-cell>
          <table:table-cell office:value-type="float" office:value="-0.5222" calcext:value-type="float">
            <text:p>-0.5222</text:p>
          </table:table-cell>
          <table:table-cell office:value-type="string" calcext:value-type="string">
            <text:p>L</text:p>
          </table:table-cell>
          <table:table-cell office:value-type="float" office:value="0.0926" calcext:value-type="float">
            <text:p>0.0926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0949" calcext:value-type="float">
            <text:p>0.0949</text:p>
          </table:table-cell>
          <table:table-cell office:value-type="float" office:value="0.5846" calcext:value-type="float">
            <text:p>0.5846</text:p>
          </table:table-cell>
          <table:table-cell office:value-type="float" office:value="0.2712" calcext:value-type="float">
            <text:p>0.2712</text:p>
          </table:table-cell>
        </table:table-row>
        <table:table-row table:style-name="ro1">
          <table:table-cell office:value-type="float" office:value="1477010463650000" calcext:value-type="float">
            <text:p>1477010463650000</text:p>
          </table:table-cell>
          <table:table-cell office:value-type="float" office:value="-25.9625" calcext:value-type="float">
            <text:p>-25.9625</text:p>
          </table:table-cell>
          <table:table-cell office:value-type="float" office:value="2.9953" calcext:value-type="float">
            <text:p>2.9953</text:p>
          </table:table-cell>
          <table:table-cell office:value-type="float" office:value="4.8152" calcext:value-type="float">
            <text:p>4.8152</text:p>
          </table:table-cell>
          <table:table-cell office:value-type="float" office:value="1.1766" calcext:value-type="float">
            <text:p>1.1766</text:p>
          </table:table-cell>
          <table:table-cell office:value-type="float" office:value="-0.5222" calcext:value-type="float">
            <text:p>-0.5222</text:p>
          </table:table-cell>
          <table:table-cell office:value-type="string" calcext:value-type="string">
            <text:p>R</text:p>
          </table:table-cell>
          <table:table-cell office:value-type="float" office:value="2.1946" calcext:value-type="float">
            <text:p>2.1946</text:p>
          </table:table-cell>
          <table:table-cell office:value-type="float" office:value="0.1228" calcext:value-type="float">
            <text:p>0.1228</text:p>
          </table:table-cell>
          <table:table-cell office:value-type="float" office:value="0.0948" calcext:value-type="float">
            <text:p>0.0948</text:p>
          </table:table-cell>
          <table:table-cell office:value-type="float" office:value="0.5839" calcext:value-type="float">
            <text:p>0.5839</text:p>
          </table:table-cell>
          <table:table-cell office:value-type="float" office:value="0.2709" calcext:value-type="float">
            <text:p>0.2709</text:p>
          </table:table-cell>
        </table:table-row>
        <table:table-row table:style-name="ro1" table:visibility="filter">
          <table:table-cell office:value-type="float" office:value="1477010463700000" calcext:value-type="float">
            <text:p>1477010463700000</text:p>
          </table:table-cell>
          <table:table-cell office:value-type="float" office:value="-25.8548" calcext:value-type="float">
            <text:p>-25.8548</text:p>
          </table:table-cell>
          <table:table-cell office:value-type="float" office:value="3.2874" calcext:value-type="float">
            <text:p>3.2874</text:p>
          </table:table-cell>
          <table:table-cell office:value-type="float" office:value="4.9709" calcext:value-type="float">
            <text:p>4.9709</text:p>
          </table:table-cell>
          <table:table-cell office:value-type="float" office:value="1.1536" calcext:value-type="float">
            <text:p>1.1536</text:p>
          </table:table-cell>
          <table:table-cell office:value-type="float" office:value="-0.5192" calcext:value-type="float">
            <text:p>-0.5192</text:p>
          </table:table-cell>
          <table:table-cell office:value-type="string" calcext:value-type="string">
            <text:p>L</text:p>
          </table:table-cell>
          <table:table-cell office:value-type="float" office:value="1.2322" calcext:value-type="float">
            <text:p>1.2322</text:p>
          </table:table-cell>
          <table:table-cell office:value-type="float" office:value="0.1227" calcext:value-type="float">
            <text:p>0.1227</text:p>
          </table:table-cell>
          <table:table-cell office:value-type="float" office:value="0.0948" calcext:value-type="float">
            <text:p>0.0948</text:p>
          </table:table-cell>
          <table:table-cell office:value-type="float" office:value="0.5832" calcext:value-type="float">
            <text:p>0.5832</text:p>
          </table:table-cell>
          <table:table-cell office:value-type="float" office:value="0.2706" calcext:value-type="float">
            <text:p>0.2706</text:p>
          </table:table-cell>
        </table:table-row>
        <table:table-row table:style-name="ro1">
          <table:table-cell office:value-type="float" office:value="1477010463750000" calcext:value-type="float">
            <text:p>1477010463750000</text:p>
          </table:table-cell>
          <table:table-cell office:value-type="float" office:value="-25.7513" calcext:value-type="float">
            <text:p>-25.7513</text:p>
          </table:table-cell>
          <table:table-cell office:value-type="float" office:value="3.5131" calcext:value-type="float">
            <text:p>3.5131</text:p>
          </table:table-cell>
          <table:table-cell office:value-type="float" office:value="4.9709" calcext:value-type="float">
            <text:p>4.9709</text:p>
          </table:table-cell>
          <table:table-cell office:value-type="float" office:value="1.1277" calcext:value-type="float">
            <text:p>1.1277</text:p>
          </table:table-cell>
          <table:table-cell office:value-type="float" office:value="-0.5192" calcext:value-type="float">
            <text:p>-0.5192</text:p>
          </table:table-cell>
          <table:table-cell office:value-type="string" calcext:value-type="string">
            <text:p>R</text:p>
          </table:table-cell>
          <table:table-cell office:value-type="float" office:value="2.1618" calcext:value-type="float">
            <text:p>2.1618</text:p>
          </table:table-cell>
          <table:table-cell office:value-type="float" office:value="0.1226" calcext:value-type="float">
            <text:p>0.1226</text:p>
          </table:table-cell>
          <table:table-cell office:value-type="float" office:value="0.0948" calcext:value-type="float">
            <text:p>0.0948</text:p>
          </table:table-cell>
          <table:table-cell office:value-type="float" office:value="0.5825" calcext:value-type="float">
            <text:p>0.5825</text:p>
          </table:table-cell>
          <table:table-cell office:value-type="float" office:value="0.2703" calcext:value-type="float">
            <text:p>0.2703</text:p>
          </table:table-cell>
        </table:table-row>
        <table:table-row table:style-name="ro1" table:visibility="filter">
          <table:table-cell office:value-type="float" office:value="1477010463800000" calcext:value-type="float">
            <text:p>1477010463800000</text:p>
          </table:table-cell>
          <table:table-cell office:value-type="float" office:value="-25.6509" calcext:value-type="float">
            <text:p>-25.6509</text:p>
          </table:table-cell>
          <table:table-cell office:value-type="float" office:value="3.7007" calcext:value-type="float">
            <text:p>3.7007</text:p>
          </table:table-cell>
          <table:table-cell office:value-type="float" office:value="4.8924" calcext:value-type="float">
            <text:p>4.8924</text:p>
          </table:table-cell>
          <table:table-cell office:value-type="float" office:value="1.1005" calcext:value-type="float">
            <text:p>1.1005</text:p>
          </table:table-cell>
          <table:table-cell office:value-type="float" office:value="-0.5204" calcext:value-type="float">
            <text:p>-0.5204</text:p>
          </table:table-cell>
          <table:table-cell office:value-type="string" calcext:value-type="string">
            <text:p>L</text:p>
          </table:table-cell>
          <table:table-cell office:value-type="float" office:value="0.3114" calcext:value-type="float">
            <text:p>0.3114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0947" calcext:value-type="float">
            <text:p>0.0947</text:p>
          </table:table-cell>
          <table:table-cell office:value-type="float" office:value="0.5818" calcext:value-type="float">
            <text:p>0.5818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477010463850000" calcext:value-type="float">
            <text:p>1477010463850000</text:p>
          </table:table-cell>
          <table:table-cell office:value-type="float" office:value="-25.5374" calcext:value-type="float">
            <text:p>-25.5374</text:p>
          </table:table-cell>
          <table:table-cell office:value-type="float" office:value="3.9171" calcext:value-type="float">
            <text:p>3.9171</text:p>
          </table:table-cell>
          <table:table-cell office:value-type="float" office:value="4.8924" calcext:value-type="float">
            <text:p>4.8924</text:p>
          </table:table-cell>
          <table:table-cell office:value-type="float" office:value="1.0745" calcext:value-type="float">
            <text:p>1.0745</text:p>
          </table:table-cell>
          <table:table-cell office:value-type="float" office:value="-0.5204" calcext:value-type="float">
            <text:p>-0.5204</text:p>
          </table:table-cell>
          <table:table-cell office:value-type="string" calcext:value-type="string">
            <text:p>R</text:p>
          </table:table-cell>
          <table:table-cell office:value-type="float" office:value="1.056" calcext:value-type="float">
            <text:p>1.056</text:p>
          </table:table-cell>
          <table:table-cell office:value-type="float" office:value="0.1224" calcext:value-type="float">
            <text:p>0.1224</text:p>
          </table:table-cell>
          <table:table-cell office:value-type="float" office:value="0.0946" calcext:value-type="float">
            <text:p>0.0946</text:p>
          </table:table-cell>
          <table:table-cell office:value-type="float" office:value="0.5811" calcext:value-type="float">
            <text:p>0.5811</text:p>
          </table:table-cell>
          <table:table-cell office:value-type="float" office:value="0.2697" calcext:value-type="float">
            <text:p>0.2697</text:p>
          </table:table-cell>
        </table:table-row>
        <table:table-row table:style-name="ro1" table:visibility="filter">
          <table:table-cell office:value-type="float" office:value="1477010463900000" calcext:value-type="float">
            <text:p>1477010463900000</text:p>
          </table:table-cell>
          <table:table-cell office:value-type="float" office:value="-25.5261" calcext:value-type="float">
            <text:p>-25.5261</text:p>
          </table:table-cell>
          <table:table-cell office:value-type="float" office:value="4.0812" calcext:value-type="float">
            <text:p>4.0812</text:p>
          </table:table-cell>
          <table:table-cell office:value-type="float" office:value="4.7061" calcext:value-type="float">
            <text:p>4.7061</text:p>
          </table:table-cell>
          <table:table-cell office:value-type="float" office:value="1.0803" calcext:value-type="float">
            <text:p>1.0803</text:p>
          </table:table-cell>
          <table:table-cell office:value-type="float" office:value="-0.4903" calcext:value-type="float">
            <text:p>-0.4903</text:p>
          </table:table-cell>
          <table:table-cell office:value-type="string" calcext:value-type="string">
            <text:p>L</text:p>
          </table:table-cell>
          <table:table-cell office:value-type="float" office:value="3.7554" calcext:value-type="float">
            <text:p>3.7554</text:p>
          </table:table-cell>
          <table:table-cell office:value-type="float" office:value="0.1226" calcext:value-type="float">
            <text:p>0.1226</text:p>
          </table:table-cell>
          <table:table-cell office:value-type="float" office:value="0.0945" calcext:value-type="float">
            <text:p>0.0945</text:p>
          </table:table-cell>
          <table:table-cell office:value-type="float" office:value="0.5805" calcext:value-type="float">
            <text:p>0.5805</text:p>
          </table:table-cell>
          <table:table-cell office:value-type="float" office:value="0.2694" calcext:value-type="float">
            <text:p>0.2694</text:p>
          </table:table-cell>
        </table:table-row>
        <table:table-row table:style-name="ro1">
          <table:table-cell office:value-type="float" office:value="1477010463950000" calcext:value-type="float">
            <text:p>1477010463950000</text:p>
          </table:table-cell>
          <table:table-cell office:value-type="float" office:value="-25.4129" calcext:value-type="float">
            <text:p>-25.4129</text:p>
          </table:table-cell>
          <table:table-cell office:value-type="float" office:value="4.2872" calcext:value-type="float">
            <text:p>4.2872</text:p>
          </table:table-cell>
          <table:table-cell office:value-type="float" office:value="4.7061" calcext:value-type="float">
            <text:p>4.7061</text:p>
          </table:table-cell>
          <table:table-cell office:value-type="float" office:value="1.0558" calcext:value-type="float">
            <text:p>1.0558</text:p>
          </table:table-cell>
          <table:table-cell office:value-type="float" office:value="-0.4903" calcext:value-type="float">
            <text:p>-0.4903</text:p>
          </table:table-cell>
          <table:table-cell office:value-type="string" calcext:value-type="string">
            <text:p>R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0944" calcext:value-type="float">
            <text:p>0.0944</text:p>
          </table:table-cell>
          <table:table-cell office:value-type="float" office:value="0.5799" calcext:value-type="float">
            <text:p>0.5799</text:p>
          </table:table-cell>
          <table:table-cell office:value-type="float" office:value="0.2691" calcext:value-type="float">
            <text:p>0.2691</text:p>
          </table:table-cell>
        </table:table-row>
        <table:table-row table:style-name="ro1" table:visibility="filter">
          <table:table-cell office:value-type="float" office:value="1477010464000000" calcext:value-type="float">
            <text:p>1477010464000000</text:p>
          </table:table-cell>
          <table:table-cell office:value-type="float" office:value="-25.2067" calcext:value-type="float">
            <text:p>-25.2067</text:p>
          </table:table-cell>
          <table:table-cell office:value-type="float" office:value="4.5073" calcext:value-type="float">
            <text:p>4.5073</text:p>
          </table:table-cell>
          <table:table-cell office:value-type="float" office:value="4.8176" calcext:value-type="float">
            <text:p>4.8176</text:p>
          </table:table-cell>
          <table:table-cell office:value-type="float" office:value="1.0026" calcext:value-type="float">
            <text:p>1.0026</text:p>
          </table:table-cell>
          <table:table-cell office:value-type="float" office:value="-0.5174" calcext:value-type="float">
            <text:p>-0.5174</text:p>
          </table:table-cell>
          <table:table-cell office:value-type="string" calcext:value-type="string">
            <text:p>L</text:p>
          </table:table-cell>
          <table:table-cell office:value-type="float" office:value="2.2847" calcext:value-type="float">
            <text:p>2.2847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0943" calcext:value-type="float">
            <text:p>0.0943</text:p>
          </table:table-cell>
          <table:table-cell office:value-type="float" office:value="0.5792" calcext:value-type="float">
            <text:p>0.5792</text:p>
          </table:table-cell>
          <table:table-cell office:value-type="float" office:value="0.2688" calcext:value-type="float">
            <text:p>0.2688</text:p>
          </table:table-cell>
        </table:table-row>
        <table:table-row table:style-name="ro1">
          <table:table-cell office:value-type="float" office:value="1477010464050000" calcext:value-type="float">
            <text:p>1477010464050000</text:p>
          </table:table-cell>
          <table:table-cell office:value-type="float" office:value="-25.0746" calcext:value-type="float">
            <text:p>-25.0746</text:p>
          </table:table-cell>
          <table:table-cell office:value-type="float" office:value="4.7084" calcext:value-type="float">
            <text:p>4.7084</text:p>
          </table:table-cell>
          <table:table-cell office:value-type="float" office:value="4.8176" calcext:value-type="float">
            <text:p>4.8176</text:p>
          </table:table-cell>
          <table:table-cell office:value-type="float" office:value="0.9768" calcext:value-type="float">
            <text:p>0.9768</text:p>
          </table:table-cell>
          <table:table-cell office:value-type="float" office:value="-0.5174" calcext:value-type="float">
            <text:p>-0.5174</text:p>
          </table:table-cell>
          <table:table-cell office:value-type="string" calcext:value-type="string">
            <text:p>R</text:p>
          </table:table-cell>
          <table:table-cell office:value-type="float" office:value="8.8595" calcext:value-type="float">
            <text:p>8.8595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0942" calcext:value-type="float">
            <text:p>0.0942</text:p>
          </table:table-cell>
          <table:table-cell office:value-type="float" office:value="0.5785" calcext:value-type="float">
            <text:p>0.5785</text:p>
          </table:table-cell>
          <table:table-cell office:value-type="float" office:value="0.2686" calcext:value-type="float">
            <text:p>0.2686</text:p>
          </table:table-cell>
        </table:table-row>
        <table:table-row table:style-name="ro1" table:visibility="filter">
          <table:table-cell office:value-type="float" office:value="1477010464100000" calcext:value-type="float">
            <text:p>1477010464100000</text:p>
          </table:table-cell>
          <table:table-cell office:value-type="float" office:value="-24.9695" calcext:value-type="float">
            <text:p>-24.9695</text:p>
          </table:table-cell>
          <table:table-cell office:value-type="float" office:value="4.8973" calcext:value-type="float">
            <text:p>4.8973</text:p>
          </table:table-cell>
          <table:table-cell office:value-type="float" office:value="4.7688" calcext:value-type="float">
            <text:p>4.7688</text:p>
          </table:table-cell>
          <table:table-cell office:value-type="float" office:value="0.9605" calcext:value-type="float">
            <text:p>0.9605</text:p>
          </table:table-cell>
          <table:table-cell office:value-type="float" office:value="-0.5083" calcext:value-type="float">
            <text:p>-0.5083</text:p>
          </table:table-cell>
          <table:table-cell office:value-type="string" calcext:value-type="string">
            <text:p>L</text:p>
          </table:table-cell>
          <table:table-cell office:value-type="float" office:value="0.3052" calcext:value-type="float">
            <text:p>0.3052</text:p>
          </table:table-cell>
          <table:table-cell office:value-type="float" office:value="0.123" calcext:value-type="float">
            <text:p>0.123</text:p>
          </table:table-cell>
          <table:table-cell office:value-type="float" office:value="0.0941" calcext:value-type="float">
            <text:p>0.0941</text:p>
          </table:table-cell>
          <table:table-cell office:value-type="float" office:value="0.5779" calcext:value-type="float">
            <text:p>0.5779</text:p>
          </table:table-cell>
          <table:table-cell office:value-type="float" office:value="0.2683" calcext:value-type="float">
            <text:p>0.2683</text:p>
          </table:table-cell>
        </table:table-row>
        <table:table-row table:style-name="ro1">
          <table:table-cell office:value-type="float" office:value="1477010464150000" calcext:value-type="float">
            <text:p>1477010464150000</text:p>
          </table:table-cell>
          <table:table-cell office:value-type="float" office:value="-24.8305" calcext:value-type="float">
            <text:p>-24.8305</text:p>
          </table:table-cell>
          <table:table-cell office:value-type="float" office:value="5.0908" calcext:value-type="float">
            <text:p>5.0908</text:p>
          </table:table-cell>
          <table:table-cell office:value-type="float" office:value="4.7688" calcext:value-type="float">
            <text:p>4.7688</text:p>
          </table:table-cell>
          <table:table-cell office:value-type="float" office:value="0.9351" calcext:value-type="float">
            <text:p>0.9351</text:p>
          </table:table-cell>
          <table:table-cell office:value-type="float" office:value="-0.5083" calcext:value-type="float">
            <text:p>-0.5083</text:p>
          </table:table-cell>
          <table:table-cell office:value-type="string" calcext:value-type="string">
            <text:p>R</text:p>
          </table:table-cell>
          <table:table-cell office:value-type="float" office:value="2.4865" calcext:value-type="float">
            <text:p>2.4865</text:p>
          </table:table-cell>
          <table:table-cell office:value-type="float" office:value="0.1231" calcext:value-type="float">
            <text:p>0.1231</text:p>
          </table:table-cell>
          <table:table-cell office:value-type="float" office:value="0.094" calcext:value-type="float">
            <text:p>0.094</text:p>
          </table:table-cell>
          <table:table-cell office:value-type="float" office:value="0.5772" calcext:value-type="float">
            <text:p>0.5772</text:p>
          </table:table-cell>
          <table:table-cell office:value-type="float" office:value="0.2681" calcext:value-type="float">
            <text:p>0.2681</text:p>
          </table:table-cell>
        </table:table-row>
        <table:table-row table:style-name="ro1" table:visibility="filter">
          <table:table-cell office:value-type="float" office:value="1477010464200000" calcext:value-type="float">
            <text:p>1477010464200000</text:p>
          </table:table-cell>
          <table:table-cell office:value-type="float" office:value="-24.6266" calcext:value-type="float">
            <text:p>-24.6266</text:p>
          </table:table-cell>
          <table:table-cell office:value-type="float" office:value="5.3083" calcext:value-type="float">
            <text:p>5.3083</text:p>
          </table:table-cell>
          <table:table-cell office:value-type="float" office:value="4.886" calcext:value-type="float">
            <text:p>4.886</text:p>
          </table:table-cell>
          <table:table-cell office:value-type="float" office:value="0.8947" calcext:value-type="float">
            <text:p>0.8947</text:p>
          </table:table-cell>
          <table:table-cell office:value-type="float" office:value="-0.5224" calcext:value-type="float">
            <text:p>-0.5224</text:p>
          </table:table-cell>
          <table:table-cell office:value-type="string" calcext:value-type="string">
            <text:p>L</text:p>
          </table:table-cell>
          <table:table-cell office:value-type="float" office:value="1.1372" calcext:value-type="float">
            <text:p>1.1372</text:p>
          </table:table-cell>
          <table:table-cell office:value-type="float" office:value="0.123" calcext:value-type="float">
            <text:p>0.123</text:p>
          </table:table-cell>
          <table:table-cell office:value-type="float" office:value="0.0939" calcext:value-type="float">
            <text:p>0.0939</text:p>
          </table:table-cell>
          <table:table-cell office:value-type="float" office:value="0.5765" calcext:value-type="float">
            <text:p>0.5765</text:p>
          </table:table-cell>
          <table:table-cell office:value-type="float" office:value="0.2678" calcext:value-type="float">
            <text:p>0.2678</text:p>
          </table:table-cell>
        </table:table-row>
        <table:table-row table:style-name="ro1">
          <table:table-cell office:value-type="float" office:value="1477010464250000" calcext:value-type="float">
            <text:p>1477010464250000</text:p>
          </table:table-cell>
          <table:table-cell office:value-type="float" office:value="-24.4715" calcext:value-type="float">
            <text:p>-24.4715</text:p>
          </table:table-cell>
          <table:table-cell office:value-type="float" office:value="5.4967" calcext:value-type="float">
            <text:p>5.4967</text:p>
          </table:table-cell>
          <table:table-cell office:value-type="float" office:value="4.886" calcext:value-type="float">
            <text:p>4.886</text:p>
          </table:table-cell>
          <table:table-cell office:value-type="float" office:value="0.8686" calcext:value-type="float">
            <text:p>0.8686</text:p>
          </table:table-cell>
          <table:table-cell office:value-type="float" office:value="-0.5224" calcext:value-type="float">
            <text:p>-0.5224</text:p>
          </table:table-cell>
          <table:table-cell office:value-type="string" calcext:value-type="string">
            <text:p>R</text:p>
          </table:table-cell>
          <table:table-cell office:value-type="float" office:value="0.5178" calcext:value-type="float">
            <text:p>0.5178</text:p>
          </table:table-cell>
          <table:table-cell office:value-type="float" office:value="0.123" calcext:value-type="float">
            <text:p>0.123</text:p>
          </table:table-cell>
          <table:table-cell office:value-type="float" office:value="0.0937" calcext:value-type="float">
            <text:p>0.0937</text:p>
          </table:table-cell>
          <table:table-cell office:value-type="float" office:value="0.5758" calcext:value-type="float">
            <text:p>0.5758</text:p>
          </table:table-cell>
          <table:table-cell office:value-type="float" office:value="0.2675" calcext:value-type="float">
            <text:p>0.2675</text:p>
          </table:table-cell>
        </table:table-row>
        <table:table-row table:style-name="ro1" table:visibility="filter">
          <table:table-cell office:value-type="float" office:value="1477010464300000" calcext:value-type="float">
            <text:p>1477010464300000</text:p>
          </table:table-cell>
          <table:table-cell office:value-type="float" office:value="-24.249" calcext:value-type="float">
            <text:p>-24.249</text:p>
          </table:table-cell>
          <table:table-cell office:value-type="float" office:value="5.6607" calcext:value-type="float">
            <text:p>5.6607</text:p>
          </table:table-cell>
          <table:table-cell office:value-type="float" office:value="4.9236" calcext:value-type="float">
            <text:p>4.9236</text:p>
          </table:table-cell>
          <table:table-cell office:value-type="float" office:value="0.8175" calcext:value-type="float">
            <text:p>0.8175</text:p>
          </table:table-cell>
          <table:table-cell office:value-type="float" office:value="-0.546" calcext:value-type="float">
            <text:p>-0.546</text:p>
          </table:table-cell>
          <table:table-cell office:value-type="string" calcext:value-type="string">
            <text:p>L</text:p>
          </table:table-cell>
          <table:table-cell office:value-type="float" office:value="1.3083" calcext:value-type="float">
            <text:p>1.3083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0936" calcext:value-type="float">
            <text:p>0.0936</text:p>
          </table:table-cell>
          <table:table-cell office:value-type="float" office:value="0.5752" calcext:value-type="float">
            <text:p>0.5752</text:p>
          </table:table-cell>
          <table:table-cell office:value-type="float" office:value="0.2674" calcext:value-type="float">
            <text:p>0.2674</text:p>
          </table:table-cell>
        </table:table-row>
        <table:table-row table:style-name="ro1">
          <table:table-cell office:value-type="float" office:value="1477010464350000" calcext:value-type="float">
            <text:p>1477010464350000</text:p>
          </table:table-cell>
          <table:table-cell office:value-type="float" office:value="-24.0783" calcext:value-type="float">
            <text:p>-24.0783</text:p>
          </table:table-cell>
          <table:table-cell office:value-type="float" office:value="5.8378" calcext:value-type="float">
            <text:p>5.8378</text:p>
          </table:table-cell>
          <table:table-cell office:value-type="float" office:value="4.9236" calcext:value-type="float">
            <text:p>4.9236</text:p>
          </table:table-cell>
          <table:table-cell office:value-type="float" office:value="0.7902" calcext:value-type="float">
            <text:p>0.7902</text:p>
          </table:table-cell>
          <table:table-cell office:value-type="float" office:value="-0.546" calcext:value-type="float">
            <text:p>-0.546</text:p>
          </table:table-cell>
          <table:table-cell office:value-type="string" calcext:value-type="string">
            <text:p>R</text:p>
          </table:table-cell>
          <table:table-cell office:value-type="float" office:value="3.1466" calcext:value-type="float">
            <text:p>3.1466</text:p>
          </table:table-cell>
          <table:table-cell office:value-type="float" office:value="0.1227" calcext:value-type="float">
            <text:p>0.1227</text:p>
          </table:table-cell>
          <table:table-cell office:value-type="float" office:value="0.0936" calcext:value-type="float">
            <text:p>0.0936</text:p>
          </table:table-cell>
          <table:table-cell office:value-type="float" office:value="0.5746" calcext:value-type="float">
            <text:p>0.5746</text:p>
          </table:table-cell>
          <table:table-cell office:value-type="float" office:value="0.2673" calcext:value-type="float">
            <text:p>0.2673</text:p>
          </table:table-cell>
        </table:table-row>
        <table:table-row table:style-name="ro1" table:visibility="filter">
          <table:table-cell office:value-type="float" office:value="1477010464400000" calcext:value-type="float">
            <text:p>1477010464400000</text:p>
          </table:table-cell>
          <table:table-cell office:value-type="float" office:value="-23.9081" calcext:value-type="float">
            <text:p>-23.9081</text:p>
          </table:table-cell>
          <table:table-cell office:value-type="float" office:value="5.9875" calcext:value-type="float">
            <text:p>5.9875</text:p>
          </table:table-cell>
          <table:table-cell office:value-type="float" office:value="4.8777" calcext:value-type="float">
            <text:p>4.8777</text:p>
          </table:table-cell>
          <table:table-cell office:value-type="float" office:value="0.7592" calcext:value-type="float">
            <text:p>0.7592</text:p>
          </table:table-cell>
          <table:table-cell office:value-type="float" office:value="-0.5496" calcext:value-type="float">
            <text:p>-0.5496</text:p>
          </table:table-cell>
          <table:table-cell office:value-type="string" calcext:value-type="string">
            <text:p>L</text:p>
          </table:table-cell>
          <table:table-cell office:value-type="float" office:value="0.1331" calcext:value-type="float">
            <text:p>0.1331</text:p>
          </table:table-cell>
          <table:table-cell office:value-type="float" office:value="0.1226" calcext:value-type="float">
            <text:p>0.1226</text:p>
          </table:table-cell>
          <table:table-cell office:value-type="float" office:value="0.0935" calcext:value-type="float">
            <text:p>0.0935</text:p>
          </table:table-cell>
          <table:table-cell office:value-type="float" office:value="0.574" calcext:value-type="float">
            <text:p>0.574</text:p>
          </table:table-cell>
          <table:table-cell office:value-type="float" office:value="0.2673" calcext:value-type="float">
            <text:p>0.2673</text:p>
          </table:table-cell>
        </table:table-row>
        <table:table-row table:style-name="ro1">
          <table:table-cell office:value-type="float" office:value="1477010464450000" calcext:value-type="float">
            <text:p>1477010464450000</text:p>
          </table:table-cell>
          <table:table-cell office:value-type="float" office:value="-23.7291" calcext:value-type="float">
            <text:p>-23.7291</text:p>
          </table:table-cell>
          <table:table-cell office:value-type="float" office:value="6.1528" calcext:value-type="float">
            <text:p>6.1528</text:p>
          </table:table-cell>
          <table:table-cell office:value-type="float" office:value="4.8777" calcext:value-type="float">
            <text:p>4.8777</text:p>
          </table:table-cell>
          <table:table-cell office:value-type="float" office:value="0.7317" calcext:value-type="float">
            <text:p>0.7317</text:p>
          </table:table-cell>
          <table:table-cell office:value-type="float" office:value="-0.5496" calcext:value-type="float">
            <text:p>-0.5496</text:p>
          </table:table-cell>
          <table:table-cell office:value-type="string" calcext:value-type="string">
            <text:p>R</text:p>
          </table:table-cell>
          <table:table-cell office:value-type="float" office:value="4.2208" calcext:value-type="float">
            <text:p>4.2208</text:p>
          </table:table-cell>
          <table:table-cell office:value-type="float" office:value="0.1224" calcext:value-type="float">
            <text:p>0.1224</text:p>
          </table:table-cell>
          <table:table-cell office:value-type="float" office:value="0.0935" calcext:value-type="float">
            <text:p>0.0935</text:p>
          </table:table-cell>
          <table:table-cell office:value-type="float" office:value="0.5734" calcext:value-type="float">
            <text:p>0.5734</text:p>
          </table:table-cell>
          <table:table-cell office:value-type="float" office:value="0.2674" calcext:value-type="float">
            <text:p>0.2674</text:p>
          </table:table-cell>
        </table:table-row>
        <table:table-row table:style-name="ro1" table:visibility="filter">
          <table:table-cell office:value-type="float" office:value="1477010464500000" calcext:value-type="float">
            <text:p>1477010464500000</text:p>
          </table:table-cell>
          <table:table-cell office:value-type="float" office:value="-23.5795" calcext:value-type="float">
            <text:p>-23.5795</text:p>
          </table:table-cell>
          <table:table-cell office:value-type="float" office:value="6.304" calcext:value-type="float">
            <text:p>6.304</text:p>
          </table:table-cell>
          <table:table-cell office:value-type="float" office:value="4.8149" calcext:value-type="float">
            <text:p>4.8149</text:p>
          </table:table-cell>
          <table:table-cell office:value-type="float" office:value="0.7121" calcext:value-type="float">
            <text:p>0.7121</text:p>
          </table:table-cell>
          <table:table-cell office:value-type="float" office:value="-0.5422" calcext:value-type="float">
            <text:p>-0.5422</text:p>
          </table:table-cell>
          <table:table-cell office:value-type="string" calcext:value-type="string">
            <text:p>L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1223" calcext:value-type="float">
            <text:p>0.1223</text:p>
          </table:table-cell>
          <table:table-cell office:value-type="float" office:value="0.0935" calcext:value-type="float">
            <text:p>0.0935</text:p>
          </table:table-cell>
          <table:table-cell office:value-type="float" office:value="0.5728" calcext:value-type="float">
            <text:p>0.5728</text:p>
          </table:table-cell>
          <table:table-cell office:value-type="float" office:value="0.2677" calcext:value-type="float">
            <text:p>0.2677</text:p>
          </table:table-cell>
        </table:table-row>
        <table:table-row table:style-name="ro1">
          <table:table-cell office:value-type="float" office:value="1477010464550000" calcext:value-type="float">
            <text:p>1477010464550000</text:p>
          </table:table-cell>
          <table:table-cell office:value-type="float" office:value="-23.3954" calcext:value-type="float">
            <text:p>-23.3954</text:p>
          </table:table-cell>
          <table:table-cell office:value-type="float" office:value="6.4587" calcext:value-type="float">
            <text:p>6.4587</text:p>
          </table:table-cell>
          <table:table-cell office:value-type="float" office:value="4.8149" calcext:value-type="float">
            <text:p>4.8149</text:p>
          </table:table-cell>
          <table:table-cell office:value-type="float" office:value="0.685" calcext:value-type="float">
            <text:p>0.685</text:p>
          </table:table-cell>
          <table:table-cell office:value-type="float" office:value="-0.5422" calcext:value-type="float">
            <text:p>-0.5422</text:p>
          </table:table-cell>
          <table:table-cell office:value-type="string" calcext:value-type="string">
            <text:p>R</text:p>
          </table:table-cell>
          <table:table-cell office:value-type="float" office:value="2.5091" calcext:value-type="float">
            <text:p>2.5091</text:p>
          </table:table-cell>
          <table:table-cell office:value-type="float" office:value="0.1222" calcext:value-type="float">
            <text:p>0.1222</text:p>
          </table:table-cell>
          <table:table-cell office:value-type="float" office:value="0.0936" calcext:value-type="float">
            <text:p>0.0936</text:p>
          </table:table-cell>
          <table:table-cell office:value-type="float" office:value="0.5722" calcext:value-type="float">
            <text:p>0.5722</text:p>
          </table:table-cell>
          <table:table-cell office:value-type="float" office:value="0.268" calcext:value-type="float">
            <text:p>0.268</text:p>
          </table:table-cell>
        </table:table-row>
        <table:table-row table:style-name="ro1" table:visibility="filter">
          <table:table-cell office:value-type="float" office:value="1477010464600000" calcext:value-type="float">
            <text:p>1477010464600000</text:p>
          </table:table-cell>
          <table:table-cell office:value-type="float" office:value="-23.1371" calcext:value-type="float">
            <text:p>-23.1371</text:p>
          </table:table-cell>
          <table:table-cell office:value-type="float" office:value="6.6961" calcext:value-type="float">
            <text:p>6.6961</text:p>
          </table:table-cell>
          <table:table-cell office:value-type="float" office:value="5.0578" calcext:value-type="float">
            <text:p>5.0578</text:p>
          </table:table-cell>
          <table:table-cell office:value-type="float" office:value="0.6617" calcext:value-type="float">
            <text:p>0.6617</text:p>
          </table:table-cell>
          <table:table-cell office:value-type="float" office:value="-0.5384" calcext:value-type="float">
            <text:p>-0.5384</text:p>
          </table:table-cell>
          <table:table-cell office:value-type="string" calcext:value-type="string">
            <text:p>L</text:p>
          </table:table-cell>
          <table:table-cell office:value-type="float" office:value="2.9821" calcext:value-type="float">
            <text:p>2.9821</text:p>
          </table:table-cell>
          <table:table-cell office:value-type="float" office:value="0.1221" calcext:value-type="float">
            <text:p>0.1221</text:p>
          </table:table-cell>
          <table:table-cell office:value-type="float" office:value="0.0935" calcext:value-type="float">
            <text:p>0.0935</text:p>
          </table:table-cell>
          <table:table-cell office:value-type="float" office:value="0.5717" calcext:value-type="float">
            <text:p>0.5717</text:p>
          </table:table-cell>
          <table:table-cell office:value-type="float" office:value="0.268" calcext:value-type="float">
            <text:p>0.268</text:p>
          </table:table-cell>
        </table:table-row>
        <table:table-row table:style-name="ro1">
          <table:table-cell office:value-type="float" office:value="1477010464650000" calcext:value-type="float">
            <text:p>1477010464650000</text:p>
          </table:table-cell>
          <table:table-cell office:value-type="float" office:value="-22.9357" calcext:value-type="float">
            <text:p>-22.9357</text:p>
          </table:table-cell>
          <table:table-cell office:value-type="float" office:value="6.8487" calcext:value-type="float">
            <text:p>6.8487</text:p>
          </table:table-cell>
          <table:table-cell office:value-type="float" office:value="5.0578" calcext:value-type="float">
            <text:p>5.0578</text:p>
          </table:table-cell>
          <table:table-cell office:value-type="float" office:value="0.6348" calcext:value-type="float">
            <text:p>0.6348</text:p>
          </table:table-cell>
          <table:table-cell office:value-type="float" office:value="-0.5384" calcext:value-type="float">
            <text:p>-0.5384</text:p>
          </table:table-cell>
          <table:table-cell office:value-type="string" calcext:value-type="string">
            <text:p>R</text:p>
          </table:table-cell>
          <table:table-cell office:value-type="float" office:value="6.1646" calcext:value-type="float">
            <text:p>6.1646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35" calcext:value-type="float">
            <text:p>0.0935</text:p>
          </table:table-cell>
          <table:table-cell office:value-type="float" office:value="0.5713" calcext:value-type="float">
            <text:p>0.5713</text:p>
          </table:table-cell>
          <table:table-cell office:value-type="float" office:value="0.268" calcext:value-type="float">
            <text:p>0.268</text:p>
          </table:table-cell>
        </table:table-row>
        <table:table-row table:style-name="ro1" table:visibility="filter">
          <table:table-cell office:value-type="float" office:value="1477010464700000" calcext:value-type="float">
            <text:p>1477010464700000</text:p>
          </table:table-cell>
          <table:table-cell office:value-type="float" office:value="-22.7188" calcext:value-type="float">
            <text:p>-22.7188</text:p>
          </table:table-cell>
          <table:table-cell office:value-type="float" office:value="7.0187" calcext:value-type="float">
            <text:p>7.0187</text:p>
          </table:table-cell>
          <table:table-cell office:value-type="float" office:value="5.1101" calcext:value-type="float">
            <text:p>5.1101</text:p>
          </table:table-cell>
          <table:table-cell office:value-type="float" office:value="0.6113" calcext:value-type="float">
            <text:p>0.6113</text:p>
          </table:table-cell>
          <table:table-cell office:value-type="float" office:value="-0.5351" calcext:value-type="float">
            <text:p>-0.5351</text:p>
          </table:table-cell>
          <table:table-cell office:value-type="string" calcext:value-type="string">
            <text:p>L</text:p>
          </table:table-cell>
          <table:table-cell office:value-type="float" office:value="0.1598" calcext:value-type="float">
            <text:p>0.1598</text:p>
          </table:table-cell>
          <table:table-cell office:value-type="float" office:value="0.1219" calcext:value-type="float">
            <text:p>0.1219</text:p>
          </table:table-cell>
          <table:table-cell office:value-type="float" office:value="0.0934" calcext:value-type="float">
            <text:p>0.0934</text:p>
          </table:table-cell>
          <table:table-cell office:value-type="float" office:value="0.5709" calcext:value-type="float">
            <text:p>0.5709</text:p>
          </table:table-cell>
          <table:table-cell office:value-type="float" office:value="0.2681" calcext:value-type="float">
            <text:p>0.2681</text:p>
          </table:table-cell>
        </table:table-row>
        <table:table-row table:style-name="ro1">
          <table:table-cell office:value-type="float" office:value="1477010464750000" calcext:value-type="float">
            <text:p>1477010464750000</text:p>
          </table:table-cell>
          <table:table-cell office:value-type="float" office:value="-22.5078" calcext:value-type="float">
            <text:p>-22.5078</text:p>
          </table:table-cell>
          <table:table-cell office:value-type="float" office:value="7.1624" calcext:value-type="float">
            <text:p>7.1624</text:p>
          </table:table-cell>
          <table:table-cell office:value-type="float" office:value="5.1101" calcext:value-type="float">
            <text:p>5.1101</text:p>
          </table:table-cell>
          <table:table-cell office:value-type="float" office:value="0.5846" calcext:value-type="float">
            <text:p>0.5846</text:p>
          </table:table-cell>
          <table:table-cell office:value-type="float" office:value="-0.5351" calcext:value-type="float">
            <text:p>-0.5351</text:p>
          </table:table-cell>
          <table:table-cell office:value-type="string" calcext:value-type="string">
            <text:p>R</text:p>
          </table:table-cell>
          <table:table-cell office:value-type="float" office:value="1.1478" calcext:value-type="float">
            <text:p>1.1478</text:p>
          </table:table-cell>
          <table:table-cell office:value-type="float" office:value="0.1218" calcext:value-type="float">
            <text:p>0.1218</text:p>
          </table:table-cell>
          <table:table-cell office:value-type="float" office:value="0.0934" calcext:value-type="float">
            <text:p>0.0934</text:p>
          </table:table-cell>
          <table:table-cell office:value-type="float" office:value="0.5705" calcext:value-type="float">
            <text:p>0.5705</text:p>
          </table:table-cell>
          <table:table-cell office:value-type="float" office:value="0.2682" calcext:value-type="float">
            <text:p>0.2682</text:p>
          </table:table-cell>
        </table:table-row>
        <table:table-row table:style-name="ro1" table:visibility="filter">
          <table:table-cell office:value-type="float" office:value="1477010464800000" calcext:value-type="float">
            <text:p>1477010464800000</text:p>
          </table:table-cell>
          <table:table-cell office:value-type="float" office:value="-22.3658" calcext:value-type="float">
            <text:p>-22.3658</text:p>
          </table:table-cell>
          <table:table-cell office:value-type="float" office:value="7.3022" calcext:value-type="float">
            <text:p>7.3022</text:p>
          </table:table-cell>
          <table:table-cell office:value-type="float" office:value="4.9926" calcext:value-type="float">
            <text:p>4.9926</text:p>
          </table:table-cell>
          <table:table-cell office:value-type="float" office:value="0.5766" calcext:value-type="float">
            <text:p>0.5766</text:p>
          </table:table-cell>
          <table:table-cell office:value-type="float" office:value="-0.5173" calcext:value-type="float">
            <text:p>-0.5173</text:p>
          </table:table-cell>
          <table:table-cell office:value-type="string" calcext:value-type="string">
            <text:p>L</text:p>
          </table:table-cell>
          <table:table-cell office:value-type="float" office:value="1.3722" calcext:value-type="float">
            <text:p>1.3722</text:p>
          </table:table-cell>
          <table:table-cell office:value-type="float" office:value="0.1217" calcext:value-type="float">
            <text:p>0.1217</text:p>
          </table:table-cell>
          <table:table-cell office:value-type="float" office:value="0.0934" calcext:value-type="float">
            <text:p>0.0934</text:p>
          </table:table-cell>
          <table:table-cell office:value-type="float" office:value="0.57" calcext:value-type="float">
            <text:p>0.57</text:p>
          </table:table-cell>
          <table:table-cell office:value-type="float" office:value="0.2684" calcext:value-type="float">
            <text:p>0.2684</text:p>
          </table:table-cell>
        </table:table-row>
        <table:table-row table:style-name="ro1">
          <table:table-cell office:value-type="float" office:value="1477010464850000" calcext:value-type="float">
            <text:p>1477010464850000</text:p>
          </table:table-cell>
          <table:table-cell office:value-type="float" office:value="-22.155" calcext:value-type="float">
            <text:p>-22.155</text:p>
          </table:table-cell>
          <table:table-cell office:value-type="float" office:value="7.4355" calcext:value-type="float">
            <text:p>7.4355</text:p>
          </table:table-cell>
          <table:table-cell office:value-type="float" office:value="4.9926" calcext:value-type="float">
            <text:p>4.9926</text:p>
          </table:table-cell>
          <table:table-cell office:value-type="float" office:value="0.5508" calcext:value-type="float">
            <text:p>0.5508</text:p>
          </table:table-cell>
          <table:table-cell office:value-type="float" office:value="-0.5173" calcext:value-type="float">
            <text:p>-0.5173</text:p>
          </table:table-cell>
          <table:table-cell office:value-type="string" calcext:value-type="string">
            <text:p>R</text:p>
          </table:table-cell>
          <table:table-cell office:value-type="float" office:value="0.9211" calcext:value-type="float">
            <text:p>0.9211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0935" calcext:value-type="float">
            <text:p>0.0935</text:p>
          </table:table-cell>
          <table:table-cell office:value-type="float" office:value="0.5694" calcext:value-type="float">
            <text:p>0.5694</text:p>
          </table:table-cell>
          <table:table-cell office:value-type="float" office:value="0.2687" calcext:value-type="float">
            <text:p>0.2687</text:p>
          </table:table-cell>
        </table:table-row>
        <table:table-row table:style-name="ro1" table:visibility="filter">
          <table:table-cell office:value-type="float" office:value="1477010464900000" calcext:value-type="float">
            <text:p>1477010464900000</text:p>
          </table:table-cell>
          <table:table-cell office:value-type="float" office:value="-22.0252" calcext:value-type="float">
            <text:p>-22.0252</text:p>
          </table:table-cell>
          <table:table-cell office:value-type="float" office:value="7.6033" calcext:value-type="float">
            <text:p>7.6033</text:p>
          </table:table-cell>
          <table:table-cell office:value-type="float" office:value="4.9007" calcext:value-type="float">
            <text:p>4.9007</text:p>
          </table:table-cell>
          <table:table-cell office:value-type="float" office:value="0.5571" calcext:value-type="float">
            <text:p>0.5571</text:p>
          </table:table-cell>
          <table:table-cell office:value-type="float" office:value="-0.4868" calcext:value-type="float">
            <text:p>-0.4868</text:p>
          </table:table-cell>
          <table:table-cell office:value-type="string" calcext:value-type="string">
            <text:p>L</text:p>
          </table:table-cell>
          <table:table-cell office:value-type="float" office:value="2.4474" calcext:value-type="float">
            <text:p>2.4474</text:p>
          </table:table-cell>
          <table:table-cell office:value-type="float" office:value="0.1215" calcext:value-type="float">
            <text:p>0.1215</text:p>
          </table:table-cell>
          <table:table-cell office:value-type="float" office:value="0.0935" calcext:value-type="float">
            <text:p>0.0935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2688" calcext:value-type="float">
            <text:p>0.2688</text:p>
          </table:table-cell>
        </table:table-row>
        <table:table-row table:style-name="ro1">
          <table:table-cell office:value-type="float" office:value="1477010464950000" calcext:value-type="float">
            <text:p>1477010464950000</text:p>
          </table:table-cell>
          <table:table-cell office:value-type="float" office:value="-21.8159" calcext:value-type="float">
            <text:p>-21.8159</text:p>
          </table:table-cell>
          <table:table-cell office:value-type="float" office:value="7.7302" calcext:value-type="float">
            <text:p>7.7302</text:p>
          </table:table-cell>
          <table:table-cell office:value-type="float" office:value="4.9007" calcext:value-type="float">
            <text:p>4.9007</text:p>
          </table:table-cell>
          <table:table-cell office:value-type="float" office:value="0.5328" calcext:value-type="float">
            <text:p>0.5328</text:p>
          </table:table-cell>
          <table:table-cell office:value-type="float" office:value="-0.4868" calcext:value-type="float">
            <text:p>-0.4868</text:p>
          </table:table-cell>
          <table:table-cell office:value-type="string" calcext:value-type="string">
            <text:p>R</text:p>
          </table:table-cell>
          <table:table-cell office:value-type="float" office:value="5.1795" calcext:value-type="float">
            <text:p>5.1795</text:p>
          </table:table-cell>
          <table:table-cell office:value-type="float" office:value="0.1213" calcext:value-type="float">
            <text:p>0.1213</text:p>
          </table:table-cell>
          <table:table-cell office:value-type="float" office:value="0.0935" calcext:value-type="float">
            <text:p>0.0935</text:p>
          </table:table-cell>
          <table:table-cell office:value-type="float" office:value="0.5682" calcext:value-type="float">
            <text:p>0.5682</text:p>
          </table:table-cell>
          <table:table-cell office:value-type="float" office:value="0.269" calcext:value-type="float">
            <text:p>0.269</text:p>
          </table:table-cell>
        </table:table-row>
        <table:table-row table:style-name="ro1" table:visibility="filter">
          <table:table-cell office:value-type="float" office:value="1477010465000000" calcext:value-type="float">
            <text:p>1477010465000000</text:p>
          </table:table-cell>
          <table:table-cell office:value-type="float" office:value="-21.6171" calcext:value-type="float">
            <text:p>-21.6171</text:p>
          </table:table-cell>
          <table:table-cell office:value-type="float" office:value="7.8803" calcext:value-type="float">
            <text:p>7.8803</text:p>
          </table:table-cell>
          <table:table-cell office:value-type="float" office:value="4.9125" calcext:value-type="float">
            <text:p>4.9125</text:p>
          </table:table-cell>
          <table:table-cell office:value-type="float" office:value="0.5205" calcext:value-type="float">
            <text:p>0.5205</text:p>
          </table:table-cell>
          <table:table-cell office:value-type="float" office:value="-0.4754" calcext:value-type="float">
            <text:p>-0.4754</text:p>
          </table:table-cell>
          <table:table-cell office:value-type="string" calcext:value-type="string">
            <text:p>L</text:p>
          </table:table-cell>
          <table:table-cell office:value-type="float" office:value="0.2921" calcext:value-type="float">
            <text:p>0.2921</text:p>
          </table:table-cell>
          <table:table-cell office:value-type="float" office:value="0.1212" calcext:value-type="float">
            <text:p>0.1212</text:p>
          </table:table-cell>
          <table:table-cell office:value-type="float" office:value="0.0935" calcext:value-type="float">
            <text:p>0.0935</text:p>
          </table:table-cell>
          <table:table-cell office:value-type="float" office:value="0.5675" calcext:value-type="float">
            <text:p>0.5675</text:p>
          </table:table-cell>
          <table:table-cell office:value-type="float" office:value="0.2692" calcext:value-type="float">
            <text:p>0.2692</text:p>
          </table:table-cell>
        </table:table-row>
        <table:table-row table:style-name="ro1">
          <table:table-cell office:value-type="float" office:value="1477010465050000" calcext:value-type="float">
            <text:p>1477010465050000</text:p>
          </table:table-cell>
          <table:table-cell office:value-type="float" office:value="-21.4028" calcext:value-type="float">
            <text:p>-21.4028</text:p>
          </table:table-cell>
          <table:table-cell office:value-type="float" office:value="7.9998" calcext:value-type="float">
            <text:p>7.9998</text:p>
          </table:table-cell>
          <table:table-cell office:value-type="float" office:value="4.9125" calcext:value-type="float">
            <text:p>4.9125</text:p>
          </table:table-cell>
          <table:table-cell office:value-type="float" office:value="0.4967" calcext:value-type="float">
            <text:p>0.4967</text:p>
          </table:table-cell>
          <table:table-cell office:value-type="float" office:value="-0.4754" calcext:value-type="float">
            <text:p>-0.4754</text:p>
          </table:table-cell>
          <table:table-cell office:value-type="string" calcext:value-type="string">
            <text:p>R</text:p>
          </table:table-cell>
          <table:table-cell office:value-type="float" office:value="1.8418" calcext:value-type="float">
            <text:p>1.8418</text:p>
          </table:table-cell>
          <table:table-cell office:value-type="float" office:value="0.1211" calcext:value-type="float">
            <text:p>0.1211</text:p>
          </table:table-cell>
          <table:table-cell office:value-type="float" office:value="0.0936" calcext:value-type="float">
            <text:p>0.0936</text:p>
          </table:table-cell>
          <table:table-cell office:value-type="float" office:value="0.5669" calcext:value-type="float">
            <text:p>0.5669</text:p>
          </table:table-cell>
          <table:table-cell office:value-type="float" office:value="0.2694" calcext:value-type="float">
            <text:p>0.2694</text:p>
          </table:table-cell>
        </table:table-row>
        <table:table-row table:style-name="ro1" table:visibility="filter">
          <table:table-cell office:value-type="float" office:value="1477010465100000" calcext:value-type="float">
            <text:p>1477010465100000</text:p>
          </table:table-cell>
          <table:table-cell office:value-type="float" office:value="-21.1557" calcext:value-type="float">
            <text:p>-21.1557</text:p>
          </table:table-cell>
          <table:table-cell office:value-type="float" office:value="8.0232" calcext:value-type="float">
            <text:p>8.0232</text:p>
          </table:table-cell>
          <table:table-cell office:value-type="float" office:value="4.8583" calcext:value-type="float">
            <text:p>4.8583</text:p>
          </table:table-cell>
          <table:table-cell office:value-type="float" office:value="0.4371" calcext:value-type="float">
            <text:p>0.4371</text:p>
          </table:table-cell>
          <table:table-cell office:value-type="float" office:value="-0.5093" calcext:value-type="float">
            <text:p>-0.5093</text:p>
          </table:table-cell>
          <table:table-cell office:value-type="string" calcext:value-type="string">
            <text:p>L</text:p>
          </table:table-cell>
          <table:table-cell office:value-type="float" office:value="2.7069" calcext:value-type="float">
            <text:p>2.7069</text:p>
          </table:table-cell>
          <table:table-cell office:value-type="float" office:value="0.1209" calcext:value-type="float">
            <text:p>0.1209</text:p>
          </table:table-cell>
          <table:table-cell office:value-type="float" office:value="0.0941" calcext:value-type="float">
            <text:p>0.0941</text:p>
          </table:table-cell>
          <table:table-cell office:value-type="float" office:value="0.5663" calcext:value-type="float">
            <text:p>0.5663</text:p>
          </table:table-cell>
          <table:table-cell office:value-type="float" office:value="0.2704" calcext:value-type="float">
            <text:p>0.2704</text:p>
          </table:table-cell>
        </table:table-row>
        <table:table-row table:style-name="ro1">
          <table:table-cell office:value-type="float" office:value="1477010465150000" calcext:value-type="float">
            <text:p>1477010465150000</text:p>
          </table:table-cell>
          <table:table-cell office:value-type="float" office:value="-20.9346" calcext:value-type="float">
            <text:p>-20.9346</text:p>
          </table:table-cell>
          <table:table-cell office:value-type="float" office:value="8.1232" calcext:value-type="float">
            <text:p>8.1232</text:p>
          </table:table-cell>
          <table:table-cell office:value-type="float" office:value="4.8583" calcext:value-type="float">
            <text:p>4.8583</text:p>
          </table:table-cell>
          <table:table-cell office:value-type="float" office:value="0.4116" calcext:value-type="float">
            <text:p>0.4116</text:p>
          </table:table-cell>
          <table:table-cell office:value-type="float" office:value="-0.5093" calcext:value-type="float">
            <text:p>-0.5093</text:p>
          </table:table-cell>
          <table:table-cell office:value-type="string" calcext:value-type="string">
            <text:p>R</text:p>
          </table:table-cell>
          <table:table-cell office:value-type="float" office:value="7.7878" calcext:value-type="float">
            <text:p>7.7878</text:p>
          </table:table-cell>
          <table:table-cell office:value-type="float" office:value="0.1208" calcext:value-type="float">
            <text:p>0.1208</text:p>
          </table:table-cell>
          <table:table-cell office:value-type="float" office:value="0.0948" calcext:value-type="float">
            <text:p>0.0948</text:p>
          </table:table-cell>
          <table:table-cell office:value-type="float" office:value="0.5657" calcext:value-type="float">
            <text:p>0.5657</text:p>
          </table:table-cell>
          <table:table-cell office:value-type="float" office:value="0.2715" calcext:value-type="float">
            <text:p>0.2715</text:p>
          </table:table-cell>
        </table:table-row>
        <table:table-row table:style-name="ro1" table:visibility="filter">
          <table:table-cell office:value-type="float" office:value="1477010465200000" calcext:value-type="float">
            <text:p>1477010465200000</text:p>
          </table:table-cell>
          <table:table-cell office:value-type="float" office:value="-20.8232" calcext:value-type="float">
            <text:p>-20.8232</text:p>
          </table:table-cell>
          <table:table-cell office:value-type="float" office:value="8.3073" calcext:value-type="float">
            <text:p>8.3073</text:p>
          </table:table-cell>
          <table:table-cell office:value-type="float" office:value="4.7467" calcext:value-type="float">
            <text:p>4.7467</text:p>
          </table:table-cell>
          <table:table-cell office:value-type="float" office:value="0.4382" calcext:value-type="float">
            <text:p>0.4382</text:p>
          </table:table-cell>
          <table:table-cell office:value-type="float" office:value="-0.46" calcext:value-type="float">
            <text:p>-0.46</text:p>
          </table:table-cell>
          <table:table-cell office:value-type="string" calcext:value-type="string">
            <text:p>L</text:p>
          </table:table-cell>
          <table:table-cell office:value-type="float" office:value="6.0982" calcext:value-type="float">
            <text:p>6.0982</text:p>
          </table:table-cell>
          <table:table-cell office:value-type="float" office:value="0.1207" calcext:value-type="float">
            <text:p>0.1207</text:p>
          </table:table-cell>
          <table:table-cell office:value-type="float" office:value="0.0951" calcext:value-type="float">
            <text:p>0.0951</text:p>
          </table:table-cell>
          <table:table-cell office:value-type="float" office:value="0.5651" calcext:value-type="float">
            <text:p>0.5651</text:p>
          </table:table-cell>
          <table:table-cell office:value-type="float" office:value="0.2721" calcext:value-type="float">
            <text:p>0.2721</text:p>
          </table:table-cell>
        </table:table-row>
        <table:table-row table:style-name="ro1">
          <table:table-cell office:value-type="float" office:value="1477010465250000" calcext:value-type="float">
            <text:p>1477010465250000</text:p>
          </table:table-cell>
          <table:table-cell office:value-type="float" office:value="-20.6074" calcext:value-type="float">
            <text:p>-20.6074</text:p>
          </table:table-cell>
          <table:table-cell office:value-type="float" office:value="8.4054" calcext:value-type="float">
            <text:p>8.4054</text:p>
          </table:table-cell>
          <table:table-cell office:value-type="float" office:value="4.7467" calcext:value-type="float">
            <text:p>4.7467</text:p>
          </table:table-cell>
          <table:table-cell office:value-type="float" office:value="0.4152" calcext:value-type="float">
            <text:p>0.4152</text:p>
          </table:table-cell>
          <table:table-cell office:value-type="float" office:value="-0.46" calcext:value-type="float">
            <text:p>-0.46</text:p>
          </table:table-cell>
          <table:table-cell office:value-type="string" calcext:value-type="string">
            <text:p>R</text:p>
          </table:table-cell>
          <table:table-cell office:value-type="float" office:value="3.6586" calcext:value-type="float">
            <text:p>3.6586</text:p>
          </table:table-cell>
          <table:table-cell office:value-type="float" office:value="0.1207" calcext:value-type="float">
            <text:p>0.1207</text:p>
          </table:table-cell>
          <table:table-cell office:value-type="float" office:value="0.0956" calcext:value-type="float">
            <text:p>0.0956</text:p>
          </table:table-cell>
          <table:table-cell office:value-type="float" office:value="0.5645" calcext:value-type="float">
            <text:p>0.5645</text:p>
          </table:table-cell>
          <table:table-cell office:value-type="float" office:value="0.2727" calcext:value-type="float">
            <text:p>0.2727</text:p>
          </table:table-cell>
        </table:table-row>
        <table:table-row table:style-name="ro1" table:visibility="filter">
          <table:table-cell office:value-type="float" office:value="1477010465300000" calcext:value-type="float">
            <text:p>1477010465300000</text:p>
          </table:table-cell>
          <table:table-cell office:value-type="float" office:value="-20.3249" calcext:value-type="float">
            <text:p>-20.3249</text:p>
          </table:table-cell>
          <table:table-cell office:value-type="float" office:value="8.5627" calcext:value-type="float">
            <text:p>8.5627</text:p>
          </table:table-cell>
          <table:table-cell office:value-type="float" office:value="4.9353" calcext:value-type="float">
            <text:p>4.9353</text:p>
          </table:table-cell>
          <table:table-cell office:value-type="float" office:value="0.4023" calcext:value-type="float">
            <text:p>0.4023</text:p>
          </table:table-cell>
          <table:table-cell office:value-type="float" office:value="-0.4505" calcext:value-type="float">
            <text:p>-0.4505</text:p>
          </table:table-cell>
          <table:table-cell office:value-type="string" calcext:value-type="string">
            <text:p>L</text:p>
          </table:table-cell>
          <table:table-cell office:value-type="float" office:value="1.9869" calcext:value-type="float">
            <text:p>1.9869</text:p>
          </table:table-cell>
          <table:table-cell office:value-type="float" office:value="0.1205" calcext:value-type="float">
            <text:p>0.1205</text:p>
          </table:table-cell>
          <table:table-cell office:value-type="float" office:value="0.0958" calcext:value-type="float">
            <text:p>0.0958</text:p>
          </table:table-cell>
          <table:table-cell office:value-type="float" office:value="0.5638" calcext:value-type="float">
            <text:p>0.5638</text:p>
          </table:table-cell>
          <table:table-cell office:value-type="float" office:value="0.273" calcext:value-type="float">
            <text:p>0.273</text:p>
          </table:table-cell>
        </table:table-row>
        <table:table-row table:style-name="ro1">
          <table:table-cell office:value-type="float" office:value="1477010465350000" calcext:value-type="float">
            <text:p>1477010465350000</text:p>
          </table:table-cell>
          <table:table-cell office:value-type="float" office:value="-20.097" calcext:value-type="float">
            <text:p>-20.097</text:p>
          </table:table-cell>
          <table:table-cell office:value-type="float" office:value="8.6567" calcext:value-type="float">
            <text:p>8.6567</text:p>
          </table:table-cell>
          <table:table-cell office:value-type="float" office:value="4.9353" calcext:value-type="float">
            <text:p>4.9353</text:p>
          </table:table-cell>
          <table:table-cell office:value-type="float" office:value="0.3798" calcext:value-type="float">
            <text:p>0.3798</text:p>
          </table:table-cell>
          <table:table-cell office:value-type="float" office:value="-0.4505" calcext:value-type="float">
            <text:p>-0.4505</text:p>
          </table:table-cell>
          <table:table-cell office:value-type="string" calcext:value-type="string">
            <text:p>R</text:p>
          </table:table-cell>
          <table:table-cell office:value-type="float" office:value="3.0358" calcext:value-type="float">
            <text:p>3.0358</text:p>
          </table:table-cell>
          <table:table-cell office:value-type="float" office:value="0.1204" calcext:value-type="float">
            <text:p>0.1204</text:p>
          </table:table-cell>
          <table:table-cell office:value-type="float" office:value="0.0962" calcext:value-type="float">
            <text:p>0.0962</text:p>
          </table:table-cell>
          <table:table-cell office:value-type="float" office:value="0.5632" calcext:value-type="float">
            <text:p>0.5632</text:p>
          </table:table-cell>
          <table:table-cell office:value-type="float" office:value="0.2734" calcext:value-type="float">
            <text:p>0.2734</text:p>
          </table:table-cell>
        </table:table-row>
        <table:table-row table:style-name="ro1" table:visibility="filter">
          <table:table-cell office:value-type="float" office:value="1477010465400000" calcext:value-type="float">
            <text:p>1477010465400000</text:p>
          </table:table-cell>
          <table:table-cell office:value-type="float" office:value="-19.9329" calcext:value-type="float">
            <text:p>-19.9329</text:p>
          </table:table-cell>
          <table:table-cell office:value-type="float" office:value="8.7819" calcext:value-type="float">
            <text:p>8.7819</text:p>
          </table:table-cell>
          <table:table-cell office:value-type="float" office:value="4.8428" calcext:value-type="float">
            <text:p>4.8428</text:p>
          </table:table-cell>
          <table:table-cell office:value-type="float" office:value="0.3813" calcext:value-type="float">
            <text:p>0.3813</text:p>
          </table:table-cell>
          <table:table-cell office:value-type="float" office:value="-0.4277" calcext:value-type="float">
            <text:p>-0.4277</text:p>
          </table:table-cell>
          <table:table-cell office:value-type="string" calcext:value-type="string">
            <text:p>L</text:p>
          </table:table-cell>
          <table:table-cell office:value-type="float" office:value="1.599" calcext:value-type="float">
            <text:p>1.599</text:p>
          </table:table-cell>
          <table:table-cell office:value-type="float" office:value="0.1203" calcext:value-type="float">
            <text:p>0.1203</text:p>
          </table:table-cell>
          <table:table-cell office:value-type="float" office:value="0.0965" calcext:value-type="float">
            <text:p>0.0965</text:p>
          </table:table-cell>
          <table:table-cell office:value-type="float" office:value="0.5626" calcext:value-type="float">
            <text:p>0.5626</text:p>
          </table:table-cell>
          <table:table-cell office:value-type="float" office:value="0.2736" calcext:value-type="float">
            <text:p>0.2736</text:p>
          </table:table-cell>
        </table:table-row>
        <table:table-row table:style-name="ro1">
          <table:table-cell office:value-type="float" office:value="1477010465450000" calcext:value-type="float">
            <text:p>1477010465450000</text:p>
          </table:table-cell>
          <table:table-cell office:value-type="float" office:value="-19.7074" calcext:value-type="float">
            <text:p>-19.7074</text:p>
          </table:table-cell>
          <table:table-cell office:value-type="float" office:value="8.8696" calcext:value-type="float">
            <text:p>8.8696</text:p>
          </table:table-cell>
          <table:table-cell office:value-type="float" office:value="4.8428" calcext:value-type="float">
            <text:p>4.8428</text:p>
          </table:table-cell>
          <table:table-cell office:value-type="float" office:value="0.36" calcext:value-type="float">
            <text:p>0.36</text:p>
          </table:table-cell>
          <table:table-cell office:value-type="float" office:value="-0.4277" calcext:value-type="float">
            <text:p>-0.4277</text:p>
          </table:table-cell>
          <table:table-cell office:value-type="string" calcext:value-type="string">
            <text:p>R</text:p>
          </table:table-cell>
          <table:table-cell office:value-type="float" office:value="2.6522" calcext:value-type="float">
            <text:p>2.6522</text:p>
          </table:table-cell>
          <table:table-cell office:value-type="float" office:value="0.1203" calcext:value-type="float">
            <text:p>0.1203</text:p>
          </table:table-cell>
          <table:table-cell office:value-type="float" office:value="0.0968" calcext:value-type="float">
            <text:p>0.0968</text:p>
          </table:table-cell>
          <table:table-cell office:value-type="float" office:value="0.562" calcext:value-type="float">
            <text:p>0.562</text:p>
          </table:table-cell>
          <table:table-cell office:value-type="float" office:value="0.2739" calcext:value-type="float">
            <text:p>0.2739</text:p>
          </table:table-cell>
        </table:table-row>
        <table:table-row table:style-name="ro1" table:visibility="filter">
          <table:table-cell office:value-type="float" office:value="1477010465500000" calcext:value-type="float">
            <text:p>1477010465500000</text:p>
          </table:table-cell>
          <table:table-cell office:value-type="float" office:value="-19.482" calcext:value-type="float">
            <text:p>-19.482</text:p>
          </table:table-cell>
          <table:table-cell office:value-type="float" office:value="8.9568" calcext:value-type="float">
            <text:p>8.9568</text:p>
          </table:table-cell>
          <table:table-cell office:value-type="float" office:value="4.8432" calcext:value-type="float">
            <text:p>4.8432</text:p>
          </table:table-cell>
          <table:table-cell office:value-type="float" office:value="0.3405" calcext:value-type="float">
            <text:p>0.3405</text:p>
          </table:table-cell>
          <table:table-cell office:value-type="float" office:value="-0.4259" calcext:value-type="float">
            <text:p>-0.4259</text:p>
          </table:table-cell>
          <table:table-cell office:value-type="string" calcext:value-type="string">
            <text:p>L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1202" calcext:value-type="float">
            <text:p>0.1202</text:p>
          </table:table-cell>
          <table:table-cell office:value-type="float" office:value="0.0973" calcext:value-type="float">
            <text:p>0.0973</text:p>
          </table:table-cell>
          <table:table-cell office:value-type="float" office:value="0.5614" calcext:value-type="float">
            <text:p>0.5614</text:p>
          </table:table-cell>
          <table:table-cell office:value-type="float" office:value="0.2743" calcext:value-type="float">
            <text:p>0.2743</text:p>
          </table:table-cell>
        </table:table-row>
        <table:table-row table:style-name="ro1">
          <table:table-cell office:value-type="float" office:value="1477010465550000" calcext:value-type="float">
            <text:p>1477010465550000</text:p>
          </table:table-cell>
          <table:table-cell office:value-type="float" office:value="-19.2531" calcext:value-type="float">
            <text:p>-19.2531</text:p>
          </table:table-cell>
          <table:table-cell office:value-type="float" office:value="9.0352" calcext:value-type="float">
            <text:p>9.0352</text:p>
          </table:table-cell>
          <table:table-cell office:value-type="float" office:value="4.8432" calcext:value-type="float">
            <text:p>4.8432</text:p>
          </table:table-cell>
          <table:table-cell office:value-type="float" office:value="0.3192" calcext:value-type="float">
            <text:p>0.3192</text:p>
          </table:table-cell>
          <table:table-cell office:value-type="float" office:value="-0.4259" calcext:value-type="float">
            <text:p>-0.4259</text:p>
          </table:table-cell>
          <table:table-cell office:value-type="string" calcext:value-type="string">
            <text:p>R</text:p>
          </table:table-cell>
          <table:table-cell office:value-type="float" office:value="4.8087" calcext:value-type="float">
            <text:p>4.8087</text:p>
          </table:table-cell>
          <table:table-cell office:value-type="float" office:value="0.1202" calcext:value-type="float">
            <text:p>0.1202</text:p>
          </table:table-cell>
          <table:table-cell office:value-type="float" office:value="0.0978" calcext:value-type="float">
            <text:p>0.0978</text:p>
          </table:table-cell>
          <table:table-cell office:value-type="float" office:value="0.5608" calcext:value-type="float">
            <text:p>0.5608</text:p>
          </table:table-cell>
          <table:table-cell office:value-type="float" office:value="0.2747" calcext:value-type="float">
            <text:p>0.2747</text:p>
          </table:table-cell>
        </table:table-row>
        <table:table-row table:style-name="ro1" table:visibility="filter">
          <table:table-cell office:value-type="float" office:value="1477010465600000" calcext:value-type="float">
            <text:p>1477010465600000</text:p>
          </table:table-cell>
          <table:table-cell office:value-type="float" office:value="-18.9025" calcext:value-type="float">
            <text:p>-18.9025</text:p>
          </table:table-cell>
          <table:table-cell office:value-type="float" office:value="9.1398" calcext:value-type="float">
            <text:p>9.1398</text:p>
          </table:table-cell>
          <table:table-cell office:value-type="float" office:value="5.1086" calcext:value-type="float">
            <text:p>5.1086</text:p>
          </table:table-cell>
          <table:table-cell office:value-type="float" office:value="0.2911" calcext:value-type="float">
            <text:p>0.2911</text:p>
          </table:table-cell>
          <table:table-cell office:value-type="float" office:value="-0.4324" calcext:value-type="float">
            <text:p>-0.4324</text:p>
          </table:table-cell>
          <table:table-cell office:value-type="string" calcext:value-type="string">
            <text:p>L</text:p>
          </table:table-cell>
          <table:table-cell office:value-type="float" office:value="3.615" calcext:value-type="float">
            <text:p>3.615</text:p>
          </table:table-cell>
          <table:table-cell office:value-type="float" office:value="0.1201" calcext:value-type="float">
            <text:p>0.1201</text:p>
          </table:table-cell>
          <table:table-cell office:value-type="float" office:value="0.0983" calcext:value-type="float">
            <text:p>0.0983</text:p>
          </table:table-cell>
          <table:table-cell office:value-type="float" office:value="0.5602" calcext:value-type="float">
            <text:p>0.5602</text:p>
          </table:table-cell>
          <table:table-cell office:value-type="float" office:value="0.2751" calcext:value-type="float">
            <text:p>0.2751</text:p>
          </table:table-cell>
        </table:table-row>
        <table:table-row table:style-name="ro1">
          <table:table-cell office:value-type="float" office:value="1477010465650000" calcext:value-type="float">
            <text:p>1477010465650000</text:p>
          </table:table-cell>
          <table:table-cell office:value-type="float" office:value="-18.6573" calcext:value-type="float">
            <text:p>-18.6573</text:p>
          </table:table-cell>
          <table:table-cell office:value-type="float" office:value="9.2104" calcext:value-type="float">
            <text:p>9.2104</text:p>
          </table:table-cell>
          <table:table-cell office:value-type="float" office:value="5.1086" calcext:value-type="float">
            <text:p>5.1086</text:p>
          </table:table-cell>
          <table:table-cell office:value-type="float" office:value="0.2695" calcext:value-type="float">
            <text:p>0.2695</text:p>
          </table:table-cell>
          <table:table-cell office:value-type="float" office:value="-0.4324" calcext:value-type="float">
            <text:p>-0.4324</text:p>
          </table:table-cell>
          <table:table-cell office:value-type="string" calcext:value-type="string">
            <text:p>R</text:p>
          </table:table-cell>
          <table:table-cell office:value-type="float" office:value="3.4236" calcext:value-type="float">
            <text:p>3.4236</text:p>
          </table:table-cell>
          <table:table-cell office:value-type="float" office:value="0.1199" calcext:value-type="float">
            <text:p>0.1199</text:p>
          </table:table-cell>
          <table:table-cell office:value-type="float" office:value="0.0989" calcext:value-type="float">
            <text:p>0.0989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2755" calcext:value-type="float">
            <text:p>0.2755</text:p>
          </table:table-cell>
        </table:table-row>
        <table:table-row table:style-name="ro1" table:visibility="filter">
          <table:table-cell office:value-type="float" office:value="1477010465700000" calcext:value-type="float">
            <text:p>1477010465700000</text:p>
          </table:table-cell>
          <table:table-cell office:value-type="float" office:value="-18.4133" calcext:value-type="float">
            <text:p>-18.4133</text:p>
          </table:table-cell>
          <table:table-cell office:value-type="float" office:value="9.3378" calcext:value-type="float">
            <text:p>9.3378</text:p>
          </table:table-cell>
          <table:table-cell office:value-type="float" office:value="5.1499" calcext:value-type="float">
            <text:p>5.1499</text:p>
          </table:table-cell>
          <table:table-cell office:value-type="float" office:value="0.2709" calcext:value-type="float">
            <text:p>0.2709</text:p>
          </table:table-cell>
          <table:table-cell office:value-type="float" office:value="-0.4106" calcext:value-type="float">
            <text:p>-0.4106</text:p>
          </table:table-cell>
          <table:table-cell office:value-type="string" calcext:value-type="string">
            <text:p>L</text:p>
          </table:table-cell>
          <table:table-cell office:value-type="float" office:value="1.1266" calcext:value-type="float">
            <text:p>1.1266</text:p>
          </table:table-cell>
          <table:table-cell office:value-type="float" office:value="0.1198" calcext:value-type="float">
            <text:p>0.1198</text:p>
          </table:table-cell>
          <table:table-cell office:value-type="float" office:value="0.0993" calcext:value-type="float">
            <text:p>0.0993</text:p>
          </table:table-cell>
          <table:table-cell office:value-type="float" office:value="0.5591" calcext:value-type="float">
            <text:p>0.5591</text:p>
          </table:table-cell>
          <table:table-cell office:value-type="float" office:value="0.2757" calcext:value-type="float">
            <text:p>0.2757</text:p>
          </table:table-cell>
        </table:table-row>
        <table:table-row table:style-name="ro1">
          <table:table-cell office:value-type="float" office:value="1477010465750000" calcext:value-type="float">
            <text:p>1477010465750000</text:p>
          </table:table-cell>
          <table:table-cell office:value-type="float" office:value="-18.1647" calcext:value-type="float">
            <text:p>-18.1647</text:p>
          </table:table-cell>
          <table:table-cell office:value-type="float" office:value="9.4041" calcext:value-type="float">
            <text:p>9.4041</text:p>
          </table:table-cell>
          <table:table-cell office:value-type="float" office:value="5.1499" calcext:value-type="float">
            <text:p>5.1499</text:p>
          </table:table-cell>
          <table:table-cell office:value-type="float" office:value="0.2504" calcext:value-type="float">
            <text:p>0.2504</text:p>
          </table:table-cell>
          <table:table-cell office:value-type="float" office:value="-0.4106" calcext:value-type="float">
            <text:p>-0.4106</text:p>
          </table:table-cell>
          <table:table-cell office:value-type="string" calcext:value-type="string">
            <text:p>R</text:p>
          </table:table-cell>
          <table:table-cell office:value-type="float" office:value="1.949" calcext:value-type="float">
            <text:p>1.949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0998" calcext:value-type="float">
            <text:p>0.0998</text:p>
          </table:table-cell>
          <table:table-cell office:value-type="float" office:value="0.5585" calcext:value-type="float">
            <text:p>0.5585</text:p>
          </table:table-cell>
          <table:table-cell office:value-type="float" office:value="0.276" calcext:value-type="float">
            <text:p>0.276</text:p>
          </table:table-cell>
        </table:table-row>
        <table:table-row table:style-name="ro1" table:visibility="filter">
          <table:table-cell office:value-type="float" office:value="1477010465800000" calcext:value-type="float">
            <text:p>1477010465800000</text:p>
          </table:table-cell>
          <table:table-cell office:value-type="float" office:value="-17.8634" calcext:value-type="float">
            <text:p>-17.8634</text:p>
          </table:table-cell>
          <table:table-cell office:value-type="float" office:value="9.5509" calcext:value-type="float">
            <text:p>9.5509</text:p>
          </table:table-cell>
          <table:table-cell office:value-type="float" office:value="5.3141" calcext:value-type="float">
            <text:p>5.3141</text:p>
          </table:table-cell>
          <table:table-cell office:value-type="float" office:value="0.2549" calcext:value-type="float">
            <text:p>0.2549</text:p>
          </table:table-cell>
          <table:table-cell office:value-type="float" office:value="-0.3867" calcext:value-type="float">
            <text:p>-0.3867</text:p>
          </table:table-cell>
          <table:table-cell office:value-type="string" calcext:value-type="string">
            <text:p>L</text:p>
          </table:table-cell>
          <table:table-cell office:value-type="float" office:value="2.5677" calcext:value-type="float">
            <text:p>2.5677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1" calcext:value-type="float">
            <text:p>0.1</text:p>
          </table:table-cell>
          <table:table-cell office:value-type="float" office:value="0.5581" calcext:value-type="float">
            <text:p>0.5581</text:p>
          </table:table-cell>
          <table:table-cell office:value-type="float" office:value="0.276" calcext:value-type="float">
            <text:p>0.276</text:p>
          </table:table-cell>
        </table:table-row>
        <table:table-row table:style-name="ro1">
          <table:table-cell office:value-type="float" office:value="1477010465850000" calcext:value-type="float">
            <text:p>1477010465850000</text:p>
          </table:table-cell>
          <table:table-cell office:value-type="float" office:value="-17.6059" calcext:value-type="float">
            <text:p>-17.6059</text:p>
          </table:table-cell>
          <table:table-cell office:value-type="float" office:value="9.6154" calcext:value-type="float">
            <text:p>9.6154</text:p>
          </table:table-cell>
          <table:table-cell office:value-type="float" office:value="5.3141" calcext:value-type="float">
            <text:p>5.3141</text:p>
          </table:table-cell>
          <table:table-cell office:value-type="float" office:value="0.2356" calcext:value-type="float">
            <text:p>0.2356</text:p>
          </table:table-cell>
          <table:table-cell office:value-type="float" office:value="-0.3867" calcext:value-type="float">
            <text:p>-0.3867</text:p>
          </table:table-cell>
          <table:table-cell office:value-type="string" calcext:value-type="string">
            <text:p>R</text:p>
          </table:table-cell>
          <table:table-cell office:value-type="float" office:value="3.723" calcext:value-type="float">
            <text:p>3.723</text:p>
          </table:table-cell>
          <table:table-cell office:value-type="float" office:value="0.1196" calcext:value-type="float">
            <text:p>0.1196</text:p>
          </table:table-cell>
          <table:table-cell office:value-type="float" office:value="0.1002" calcext:value-type="float">
            <text:p>0.1002</text:p>
          </table:table-cell>
          <table:table-cell office:value-type="float" office:value="0.5577" calcext:value-type="float">
            <text:p>0.5577</text:p>
          </table:table-cell>
          <table:table-cell office:value-type="float" office:value="0.276" calcext:value-type="float">
            <text:p>0.276</text:p>
          </table:table-cell>
        </table:table-row>
        <table:table-row table:style-name="ro1" table:visibility="filter">
          <table:table-cell office:value-type="float" office:value="1477010465900000" calcext:value-type="float">
            <text:p>1477010465900000</text:p>
          </table:table-cell>
          <table:table-cell office:value-type="float" office:value="-17.3445" calcext:value-type="float">
            <text:p>-17.3445</text:p>
          </table:table-cell>
          <table:table-cell office:value-type="float" office:value="9.7427" calcext:value-type="float">
            <text:p>9.7427</text:p>
          </table:table-cell>
          <table:table-cell office:value-type="float" office:value="5.3625" calcext:value-type="float">
            <text:p>5.3625</text:p>
          </table:table-cell>
          <table:table-cell office:value-type="float" office:value="0.2408" calcext:value-type="float">
            <text:p>0.2408</text:p>
          </table:table-cell>
          <table:table-cell office:value-type="float" office:value="-0.3633" calcext:value-type="float">
            <text:p>-0.3633</text:p>
          </table:table-cell>
          <table:table-cell office:value-type="string" calcext:value-type="string">
            <text:p>L</text:p>
          </table:table-cell>
          <table:table-cell office:value-type="float" office:value="1.2684" calcext:value-type="float">
            <text:p>1.2684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1003" calcext:value-type="float">
            <text:p>0.1003</text:p>
          </table:table-cell>
          <table:table-cell office:value-type="float" office:value="0.5573" calcext:value-type="float">
            <text:p>0.5573</text:p>
          </table:table-cell>
          <table:table-cell office:value-type="float" office:value="0.2759" calcext:value-type="float">
            <text:p>0.2759</text:p>
          </table:table-cell>
        </table:table-row>
        <table:table-row table:style-name="ro1">
          <table:table-cell office:value-type="float" office:value="1477010465950000" calcext:value-type="float">
            <text:p>1477010465950000</text:p>
          </table:table-cell>
          <table:table-cell office:value-type="float" office:value="-17.0838" calcext:value-type="float">
            <text:p>-17.0838</text:p>
          </table:table-cell>
          <table:table-cell office:value-type="float" office:value="9.8042" calcext:value-type="float">
            <text:p>9.8042</text:p>
          </table:table-cell>
          <table:table-cell office:value-type="float" office:value="5.3625" calcext:value-type="float">
            <text:p>5.3625</text:p>
          </table:table-cell>
          <table:table-cell office:value-type="float" office:value="0.2226" calcext:value-type="float">
            <text:p>0.2226</text:p>
          </table:table-cell>
          <table:table-cell office:value-type="float" office:value="-0.3633" calcext:value-type="float">
            <text:p>-0.3633</text:p>
          </table:table-cell>
          <table:table-cell office:value-type="string" calcext:value-type="string">
            <text:p>R</text:p>
          </table:table-cell>
          <table:table-cell office:value-type="float" office:value="1.3124" calcext:value-type="float">
            <text:p>1.3124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1004" calcext:value-type="float">
            <text:p>0.1004</text:p>
          </table:table-cell>
          <table:table-cell office:value-type="float" office:value="0.5569" calcext:value-type="float">
            <text:p>0.5569</text:p>
          </table:table-cell>
          <table:table-cell office:value-type="float" office:value="0.2757" calcext:value-type="float">
            <text:p>0.2757</text:p>
          </table:table-cell>
        </table:table-row>
        <table:table-row table:style-name="ro1" table:visibility="filter">
          <table:table-cell office:value-type="float" office:value="1477010466000000" calcext:value-type="float">
            <text:p>1477010466000000</text:p>
          </table:table-cell>
          <table:table-cell office:value-type="float" office:value="-16.8433" calcext:value-type="float">
            <text:p>-16.8433</text:p>
          </table:table-cell>
          <table:table-cell office:value-type="float" office:value="9.9547" calcext:value-type="float">
            <text:p>9.9547</text:p>
          </table:table-cell>
          <table:table-cell office:value-type="float" office:value="5.373" calcext:value-type="float">
            <text:p>5.373</text:p>
          </table:table-cell>
          <table:table-cell office:value-type="float" office:value="0.2407" calcext:value-type="float">
            <text:p>0.2407</text:p>
          </table:table-cell>
          <table:table-cell office:value-type="float" office:value="-0.3286" calcext:value-type="float">
            <text:p>-0.3286</text:p>
          </table:table-cell>
          <table:table-cell office:value-type="string" calcext:value-type="string">
            <text:p>L</text:p>
          </table:table-cell>
          <table:table-cell office:value-type="float" office:value="2.5313" calcext:value-type="float">
            <text:p>2.5313</text:p>
          </table:table-cell>
          <table:table-cell office:value-type="float" office:value="0.1198" calcext:value-type="float">
            <text:p>0.1198</text:p>
          </table:table-cell>
          <table:table-cell office:value-type="float" office:value="0.1003" calcext:value-type="float">
            <text:p>0.1003</text:p>
          </table:table-cell>
          <table:table-cell office:value-type="float" office:value="0.5564" calcext:value-type="float">
            <text:p>0.5564</text:p>
          </table:table-cell>
          <table:table-cell office:value-type="float" office:value="0.2755" calcext:value-type="float">
            <text:p>0.2755</text:p>
          </table:table-cell>
        </table:table-row>
        <table:table-row table:style-name="ro1">
          <table:table-cell office:value-type="float" office:value="1477010466050000" calcext:value-type="float">
            <text:p>1477010466050000</text:p>
          </table:table-cell>
          <table:table-cell office:value-type="float" office:value="-16.5821" calcext:value-type="float">
            <text:p>-16.5821</text:p>
          </table:table-cell>
          <table:table-cell office:value-type="float" office:value="10.0165" calcext:value-type="float">
            <text:p>10.0165</text:p>
          </table:table-cell>
          <table:table-cell office:value-type="float" office:value="5.373" calcext:value-type="float">
            <text:p>5.373</text:p>
          </table:table-cell>
          <table:table-cell office:value-type="float" office:value="0.2243" calcext:value-type="float">
            <text:p>0.2243</text:p>
          </table:table-cell>
          <table:table-cell office:value-type="float" office:value="-0.3286" calcext:value-type="float">
            <text:p>-0.3286</text:p>
          </table:table-cell>
          <table:table-cell office:value-type="string" calcext:value-type="string">
            <text:p>R</text:p>
          </table:table-cell>
          <table:table-cell office:value-type="float" office:value="0.296" calcext:value-type="float">
            <text:p>0.296</text:p>
          </table:table-cell>
          <table:table-cell office:value-type="float" office:value="0.1199" calcext:value-type="float">
            <text:p>0.1199</text:p>
          </table:table-cell>
          <table:table-cell office:value-type="float" office:value="0.1002" calcext:value-type="float">
            <text:p>0.1002</text:p>
          </table:table-cell>
          <table:table-cell office:value-type="float" office:value="0.556" calcext:value-type="float">
            <text:p>0.556</text:p>
          </table:table-cell>
          <table:table-cell office:value-type="float" office:value="0.2752" calcext:value-type="float">
            <text:p>0.2752</text:p>
          </table:table-cell>
        </table:table-row>
        <table:table-row table:style-name="ro1" table:visibility="filter">
          <table:table-cell office:value-type="float" office:value="1477010466100000" calcext:value-type="float">
            <text:p>1477010466100000</text:p>
          </table:table-cell>
          <table:table-cell office:value-type="float" office:value="-16.3871" calcext:value-type="float">
            <text:p>-16.3871</text:p>
          </table:table-cell>
          <table:table-cell office:value-type="float" office:value="10.1511" calcext:value-type="float">
            <text:p>10.1511</text:p>
          </table:table-cell>
          <table:table-cell office:value-type="float" office:value="5.2756" calcext:value-type="float">
            <text:p>5.2756</text:p>
          </table:table-cell>
          <table:table-cell office:value-type="float" office:value="0.2421" calcext:value-type="float">
            <text:p>0.2421</text:p>
          </table:table-cell>
          <table:table-cell office:value-type="float" office:value="-0.2957" calcext:value-type="float">
            <text:p>-0.2957</text:p>
          </table:table-cell>
          <table:table-cell office:value-type="string" calcext:value-type="string">
            <text:p>L</text:p>
          </table:table-cell>
          <table:table-cell office:value-type="float" office:value="2.7644" calcext:value-type="float">
            <text:p>2.7644</text:p>
          </table:table-cell>
          <table:table-cell office:value-type="float" office:value="0.1199" calcext:value-type="float">
            <text:p>0.1199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5554" calcext:value-type="float">
            <text:p>0.5554</text:p>
          </table:table-cell>
          <table:table-cell office:value-type="float" office:value="0.2749" calcext:value-type="float">
            <text:p>0.2749</text:p>
          </table:table-cell>
        </table:table-row>
        <table:table-row table:style-name="ro1">
          <table:table-cell office:value-type="float" office:value="1477010466150000" calcext:value-type="float">
            <text:p>1477010466150000</text:p>
          </table:table-cell>
          <table:table-cell office:value-type="float" office:value="-16.1308" calcext:value-type="float">
            <text:p>-16.1308</text:p>
          </table:table-cell>
          <table:table-cell office:value-type="float" office:value="10.2124" calcext:value-type="float">
            <text:p>10.2124</text:p>
          </table:table-cell>
          <table:table-cell office:value-type="float" office:value="5.2756" calcext:value-type="float">
            <text:p>5.2756</text:p>
          </table:table-cell>
          <table:table-cell office:value-type="float" office:value="0.2273" calcext:value-type="float">
            <text:p>0.2273</text:p>
          </table:table-cell>
          <table:table-cell office:value-type="float" office:value="-0.2957" calcext:value-type="float">
            <text:p>-0.2957</text:p>
          </table:table-cell>
          <table:table-cell office:value-type="string" calcext:value-type="string">
            <text:p>R</text:p>
          </table:table-cell>
          <table:table-cell office:value-type="float" office:value="0.6183" calcext:value-type="float">
            <text:p>0.6183</text:p>
          </table:table-cell>
          <table:table-cell office:value-type="float" office:value="0.1198" calcext:value-type="float">
            <text:p>0.1198</text:p>
          </table:table-cell>
          <table:table-cell office:value-type="float" office:value="0.1" calcext:value-type="float">
            <text:p>0.1</text:p>
          </table:table-cell>
          <table:table-cell office:value-type="float" office:value="0.5549" calcext:value-type="float">
            <text:p>0.5549</text:p>
          </table:table-cell>
          <table:table-cell office:value-type="float" office:value="0.2746" calcext:value-type="float">
            <text:p>0.2746</text:p>
          </table:table-cell>
        </table:table-row>
        <table:table-row table:style-name="ro1" table:visibility="filter">
          <table:table-cell office:value-type="float" office:value="1477010466200000" calcext:value-type="float">
            <text:p>1477010466200000</text:p>
          </table:table-cell>
          <table:table-cell office:value-type="float" office:value="-15.9205" calcext:value-type="float">
            <text:p>-15.9205</text:p>
          </table:table-cell>
          <table:table-cell office:value-type="float" office:value="10.2408" calcext:value-type="float">
            <text:p>10.2408</text:p>
          </table:table-cell>
          <table:table-cell office:value-type="float" office:value="5.1622" calcext:value-type="float">
            <text:p>5.1622</text:p>
          </table:table-cell>
          <table:table-cell office:value-type="float" office:value="0.2063" calcext:value-type="float">
            <text:p>0.2063</text:p>
          </table:table-cell>
          <table:table-cell office:value-type="float" office:value="-0.3015" calcext:value-type="float">
            <text:p>-0.3015</text:p>
          </table:table-cell>
          <table:table-cell office:value-type="string" calcext:value-type="string">
            <text:p>L</text:p>
          </table:table-cell>
          <table:table-cell office:value-type="float" office:value="0.7173" calcext:value-type="float">
            <text:p>0.7173</text:p>
          </table:table-cell>
          <table:table-cell office:value-type="float" office:value="0.1198" calcext:value-type="float">
            <text:p>0.1198</text:p>
          </table:table-cell>
          <table:table-cell office:value-type="float" office:value="0.0999" calcext:value-type="float">
            <text:p>0.0999</text:p>
          </table:table-cell>
          <table:table-cell office:value-type="float" office:value="0.5543" calcext:value-type="float">
            <text:p>0.5543</text:p>
          </table:table-cell>
          <table:table-cell office:value-type="float" office:value="0.2743" calcext:value-type="float">
            <text:p>0.2743</text:p>
          </table:table-cell>
        </table:table-row>
        <table:table-row table:style-name="ro1">
          <table:table-cell office:value-type="float" office:value="1477010466250000" calcext:value-type="float">
            <text:p>1477010466250000</text:p>
          </table:table-cell>
          <table:table-cell office:value-type="float" office:value="-15.6677" calcext:value-type="float">
            <text:p>-15.6677</text:p>
          </table:table-cell>
          <table:table-cell office:value-type="float" office:value="10.2917" calcext:value-type="float">
            <text:p>10.2917</text:p>
          </table:table-cell>
          <table:table-cell office:value-type="float" office:value="5.1622" calcext:value-type="float">
            <text:p>5.1622</text:p>
          </table:table-cell>
          <table:table-cell office:value-type="float" office:value="0.1912" calcext:value-type="float">
            <text:p>0.1912</text:p>
          </table:table-cell>
          <table:table-cell office:value-type="float" office:value="-0.3015" calcext:value-type="float">
            <text:p>-0.3015</text:p>
          </table:table-cell>
          <table:table-cell office:value-type="string" calcext:value-type="string">
            <text:p>R</text:p>
          </table:table-cell>
          <table:table-cell office:value-type="float" office:value="0.2643" calcext:value-type="float">
            <text:p>0.2643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0998" calcext:value-type="float">
            <text:p>0.0998</text:p>
          </table:table-cell>
          <table:table-cell office:value-type="float" office:value="0.5537" calcext:value-type="float">
            <text:p>0.5537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 table:visibility="filter">
          <table:table-cell office:value-type="float" office:value="1477010466300000" calcext:value-type="float">
            <text:p>1477010466300000</text:p>
          </table:table-cell>
          <table:table-cell office:value-type="float" office:value="-15.4697" calcext:value-type="float">
            <text:p>-15.4697</text:p>
          </table:table-cell>
          <table:table-cell office:value-type="float" office:value="10.2893" calcext:value-type="float">
            <text:p>10.2893</text:p>
          </table:table-cell>
          <table:table-cell office:value-type="float" office:value="5.0212" calcext:value-type="float">
            <text:p>5.0212</text:p>
          </table:table-cell>
          <table:table-cell office:value-type="float" office:value="0.163" calcext:value-type="float">
            <text:p>0.163</text:p>
          </table:table-cell>
          <table:table-cell office:value-type="float" office:value="-0.3141" calcext:value-type="float">
            <text:p>-0.3141</text:p>
          </table:table-cell>
          <table:table-cell office:value-type="string" calcext:value-type="string">
            <text:p>L</text:p>
          </table:table-cell>
          <table:table-cell office:value-type="float" office:value="1.3461" calcext:value-type="float">
            <text:p>1.3461</text:p>
          </table:table-cell>
          <table:table-cell office:value-type="float" office:value="0.1196" calcext:value-type="float">
            <text:p>0.1196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2738" calcext:value-type="float">
            <text:p>0.2738</text:p>
          </table:table-cell>
        </table:table-row>
        <table:table-row table:style-name="ro1">
          <table:table-cell office:value-type="float" office:value="1477010466350000" calcext:value-type="float">
            <text:p>1477010466350000</text:p>
          </table:table-cell>
          <table:table-cell office:value-type="float" office:value="-15.2218" calcext:value-type="float">
            <text:p>-15.2218</text:p>
          </table:table-cell>
          <table:table-cell office:value-type="float" office:value="10.3281" calcext:value-type="float">
            <text:p>10.3281</text:p>
          </table:table-cell>
          <table:table-cell office:value-type="float" office:value="5.0212" calcext:value-type="float">
            <text:p>5.0212</text:p>
          </table:table-cell>
          <table:table-cell office:value-type="float" office:value="0.1473" calcext:value-type="float">
            <text:p>0.1473</text:p>
          </table:table-cell>
          <table:table-cell office:value-type="float" office:value="-0.3141" calcext:value-type="float">
            <text:p>-0.3141</text:p>
          </table:table-cell>
          <table:table-cell office:value-type="string" calcext:value-type="string">
            <text:p>R</text:p>
          </table:table-cell>
          <table:table-cell office:value-type="float" office:value="6.8987" calcext:value-type="float">
            <text:p>6.8987</text:p>
          </table:table-cell>
          <table:table-cell office:value-type="float" office:value="0.1194" calcext:value-type="float">
            <text:p>0.1194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5525" calcext:value-type="float">
            <text:p>0.5525</text:p>
          </table:table-cell>
          <table:table-cell office:value-type="float" office:value="0.2737" calcext:value-type="float">
            <text:p>0.2737</text:p>
          </table:table-cell>
        </table:table-row>
        <table:table-row table:style-name="ro1" table:visibility="filter">
          <table:table-cell office:value-type="float" office:value="1477010466400000" calcext:value-type="float">
            <text:p>1477010466400000</text:p>
          </table:table-cell>
          <table:table-cell office:value-type="float" office:value="-14.9598" calcext:value-type="float">
            <text:p>-14.9598</text:p>
          </table:table-cell>
          <table:table-cell office:value-type="float" office:value="10.3984" calcext:value-type="float">
            <text:p>10.3984</text:p>
          </table:table-cell>
          <table:table-cell office:value-type="float" office:value="5.0655" calcext:value-type="float">
            <text:p>5.0655</text:p>
          </table:table-cell>
          <table:table-cell office:value-type="float" office:value="0.1434" calcext:value-type="float">
            <text:p>0.1434</text:p>
          </table:table-cell>
          <table:table-cell office:value-type="float" office:value="-0.3027" calcext:value-type="float">
            <text:p>-0.3027</text:p>
          </table:table-cell>
          <table:table-cell office:value-type="string" calcext:value-type="string">
            <text:p>L</text:p>
          </table:table-cell>
          <table:table-cell office:value-type="float" office:value="0.3966" calcext:value-type="float">
            <text:p>0.3966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5519" calcext:value-type="float">
            <text:p>0.5519</text:p>
          </table:table-cell>
          <table:table-cell office:value-type="float" office:value="0.2735" calcext:value-type="float">
            <text:p>0.2735</text:p>
          </table:table-cell>
        </table:table-row>
        <table:table-row table:style-name="ro1">
          <table:table-cell office:value-type="float" office:value="1477010466450000" calcext:value-type="float">
            <text:p>1477010466450000</text:p>
          </table:table-cell>
          <table:table-cell office:value-type="float" office:value="-14.7091" calcext:value-type="float">
            <text:p>-14.7091</text:p>
          </table:table-cell>
          <table:table-cell office:value-type="float" office:value="10.4327" calcext:value-type="float">
            <text:p>10.4327</text:p>
          </table:table-cell>
          <table:table-cell office:value-type="float" office:value="5.0655" calcext:value-type="float">
            <text:p>5.0655</text:p>
          </table:table-cell>
          <table:table-cell office:value-type="float" office:value="0.1283" calcext:value-type="float">
            <text:p>0.1283</text:p>
          </table:table-cell>
          <table:table-cell office:value-type="float" office:value="-0.3027" calcext:value-type="float">
            <text:p>-0.3027</text:p>
          </table:table-cell>
          <table:table-cell office:value-type="string" calcext:value-type="string">
            <text:p>R</text:p>
          </table:table-cell>
          <table:table-cell office:value-type="float" office:value="4.9172" calcext:value-type="float">
            <text:p>4.9172</text:p>
          </table:table-cell>
          <table:table-cell office:value-type="float" office:value="0.1192" calcext:value-type="float">
            <text:p>0.1192</text:p>
          </table:table-cell>
          <table:table-cell office:value-type="float" office:value="0.0995" calcext:value-type="float">
            <text:p>0.0995</text:p>
          </table:table-cell>
          <table:table-cell office:value-type="float" office:value="0.5514" calcext:value-type="float">
            <text:p>0.5514</text:p>
          </table:table-cell>
          <table:table-cell office:value-type="float" office:value="0.2733" calcext:value-type="float">
            <text:p>0.2733</text:p>
          </table:table-cell>
        </table:table-row>
        <table:table-row table:style-name="ro1" table:visibility="filter">
          <table:table-cell office:value-type="float" office:value="1477010466500000" calcext:value-type="float">
            <text:p>1477010466500000</text:p>
          </table:table-cell>
          <table:table-cell office:value-type="float" office:value="-14.442" calcext:value-type="float">
            <text:p>-14.442</text:p>
          </table:table-cell>
          <table:table-cell office:value-type="float" office:value="10.3862" calcext:value-type="float">
            <text:p>10.3862</text:p>
          </table:table-cell>
          <table:table-cell office:value-type="float" office:value="5.0694" calcext:value-type="float">
            <text:p>5.0694</text:p>
          </table:table-cell>
          <table:table-cell office:value-type="float" office:value="0.0838" calcext:value-type="float">
            <text:p>0.0838</text:p>
          </table:table-cell>
          <table:table-cell office:value-type="float" office:value="-0.331" calcext:value-type="float">
            <text:p>-0.331</text:p>
          </table:table-cell>
          <table:table-cell office:value-type="string" calcext:value-type="string">
            <text:p>L</text:p>
          </table:table-cell>
          <table:table-cell office:value-type="float" office:value="1.8326" calcext:value-type="float">
            <text:p>1.8326</text:p>
          </table:table-cell>
          <table:table-cell office:value-type="float" office:value="0.1191" calcext:value-type="float">
            <text:p>0.1191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5508" calcext:value-type="float">
            <text:p>0.5508</text:p>
          </table:table-cell>
          <table:table-cell office:value-type="float" office:value="0.2734" calcext:value-type="float">
            <text:p>0.2734</text:p>
          </table:table-cell>
        </table:table-row>
        <table:table-row table:style-name="ro1">
          <table:table-cell office:value-type="float" office:value="1477010466550000" calcext:value-type="float">
            <text:p>1477010466550000</text:p>
          </table:table-cell>
          <table:table-cell office:value-type="float" office:value="-14.1895" calcext:value-type="float">
            <text:p>-14.1895</text:p>
          </table:table-cell>
          <table:table-cell office:value-type="float" office:value="10.4054" calcext:value-type="float">
            <text:p>10.4054</text:p>
          </table:table-cell>
          <table:table-cell office:value-type="float" office:value="5.0694" calcext:value-type="float">
            <text:p>5.0694</text:p>
          </table:table-cell>
          <table:table-cell office:value-type="float" office:value="0.0673" calcext:value-type="float">
            <text:p>0.0673</text:p>
          </table:table-cell>
          <table:table-cell office:value-type="float" office:value="-0.331" calcext:value-type="float">
            <text:p>-0.331</text:p>
          </table:table-cell>
          <table:table-cell office:value-type="string" calcext:value-type="string">
            <text:p>R</text:p>
          </table:table-cell>
          <table:table-cell office:value-type="float" office:value="0.5784" calcext:value-type="float">
            <text:p>0.5784</text:p>
          </table:table-cell>
          <table:table-cell office:value-type="float" office:value="0.119" calcext:value-type="float">
            <text:p>0.119</text:p>
          </table:table-cell>
          <table:table-cell office:value-type="float" office:value="0.0998" calcext:value-type="float">
            <text:p>0.0998</text:p>
          </table:table-cell>
          <table:table-cell office:value-type="float" office:value="0.5502" calcext:value-type="float">
            <text:p>0.5502</text:p>
          </table:table-cell>
          <table:table-cell office:value-type="float" office:value="0.2737" calcext:value-type="float">
            <text:p>0.2737</text:p>
          </table:table-cell>
        </table:table-row>
        <table:table-row table:style-name="ro1" table:visibility="filter">
          <table:table-cell office:value-type="float" office:value="1477010466600000" calcext:value-type="float">
            <text:p>1477010466600000</text:p>
          </table:table-cell>
          <table:table-cell office:value-type="float" office:value="-13.8882" calcext:value-type="float">
            <text:p>-13.8882</text:p>
          </table:table-cell>
          <table:table-cell office:value-type="float" office:value="10.5859" calcext:value-type="float">
            <text:p>10.5859</text:p>
          </table:table-cell>
          <table:table-cell office:value-type="float" office:value="5.2245" calcext:value-type="float">
            <text:p>5.2245</text:p>
          </table:table-cell>
          <table:table-cell office:value-type="float" office:value="0.1095" calcext:value-type="float">
            <text:p>0.1095</text:p>
          </table:table-cell>
          <table:table-cell office:value-type="float" office:value="-0.2742" calcext:value-type="float">
            <text:p>-0.2742</text:p>
          </table:table-cell>
          <table:table-cell office:value-type="string" calcext:value-type="string">
            <text:p>L</text:p>
          </table:table-cell>
          <table:table-cell office:value-type="float" office:value="8.6033" calcext:value-type="float">
            <text:p>8.6033</text:p>
          </table:table-cell>
          <table:table-cell office:value-type="float" office:value="0.1189" calcext:value-type="float">
            <text:p>0.1189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5496" calcext:value-type="float">
            <text:p>0.5496</text:p>
          </table:table-cell>
          <table:table-cell office:value-type="float" office:value="0.2734" calcext:value-type="float">
            <text:p>0.2734</text:p>
          </table:table-cell>
        </table:table-row>
        <table:table-row table:style-name="ro1">
          <table:table-cell office:value-type="float" office:value="1477010466650000" calcext:value-type="float">
            <text:p>1477010466650000</text:p>
          </table:table-cell>
          <table:table-cell office:value-type="float" office:value="-13.6286" calcext:value-type="float">
            <text:p>-13.6286</text:p>
          </table:table-cell>
          <table:table-cell office:value-type="float" office:value="10.6126" calcext:value-type="float">
            <text:p>10.6126</text:p>
          </table:table-cell>
          <table:table-cell office:value-type="float" office:value="5.2245" calcext:value-type="float">
            <text:p>5.2245</text:p>
          </table:table-cell>
          <table:table-cell office:value-type="float" office:value="0.0958" calcext:value-type="float">
            <text:p>0.0958</text:p>
          </table:table-cell>
          <table:table-cell office:value-type="float" office:value="-0.2742" calcext:value-type="float">
            <text:p>-0.2742</text:p>
          </table:table-cell>
          <table:table-cell office:value-type="string" calcext:value-type="string">
            <text:p>R</text:p>
          </table:table-cell>
          <table:table-cell office:value-type="float" office:value="1.8806" calcext:value-type="float">
            <text:p>1.8806</text:p>
          </table:table-cell>
          <table:table-cell office:value-type="float" office:value="0.1188" calcext:value-type="float">
            <text:p>0.1188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5491" calcext:value-type="float">
            <text:p>0.5491</text:p>
          </table:table-cell>
          <table:table-cell office:value-type="float" office:value="0.2732" calcext:value-type="float">
            <text:p>0.2732</text:p>
          </table:table-cell>
        </table:table-row>
        <table:table-row table:style-name="ro1" table:visibility="filter">
          <table:table-cell office:value-type="float" office:value="1477010466700000" calcext:value-type="float">
            <text:p>1477010466700000</text:p>
          </table:table-cell>
          <table:table-cell office:value-type="float" office:value="-13.3644" calcext:value-type="float">
            <text:p>-13.3644</text:p>
          </table:table-cell>
          <table:table-cell office:value-type="float" office:value="10.6089" calcext:value-type="float">
            <text:p>10.6089</text:p>
          </table:table-cell>
          <table:table-cell office:value-type="float" office:value="5.226" calcext:value-type="float">
            <text:p>5.226</text:p>
          </table:table-cell>
          <table:table-cell office:value-type="float" office:value="0.0718" calcext:value-type="float">
            <text:p>0.0718</text:p>
          </table:table-cell>
          <table:table-cell office:value-type="float" office:value="-0.2841" calcext:value-type="float">
            <text:p>-0.2841</text:p>
          </table:table-cell>
          <table:table-cell office:value-type="string" calcext:value-type="string">
            <text:p>L</text:p>
          </table:table-cell>
          <table:table-cell office:value-type="float" office:value="0.2189" calcext:value-type="float">
            <text:p>0.2189</text:p>
          </table:table-cell>
          <table:table-cell office:value-type="float" office:value="0.1188" calcext:value-type="float">
            <text:p>0.1188</text:p>
          </table:table-cell>
          <table:table-cell office:value-type="float" office:value="0.0995" calcext:value-type="float">
            <text:p>0.0995</text:p>
          </table:table-cell>
          <table:table-cell office:value-type="float" office:value="0.5485" calcext:value-type="float">
            <text:p>0.5485</text:p>
          </table:table-cell>
          <table:table-cell office:value-type="float" office:value="0.2731" calcext:value-type="float">
            <text:p>0.2731</text:p>
          </table:table-cell>
        </table:table-row>
        <table:table-row table:style-name="ro1">
          <table:table-cell office:value-type="float" office:value="1477010466750000" calcext:value-type="float">
            <text:p>1477010466750000</text:p>
          </table:table-cell>
          <table:table-cell office:value-type="float" office:value="-13.1038" calcext:value-type="float">
            <text:p>-13.1038</text:p>
          </table:table-cell>
          <table:table-cell office:value-type="float" office:value="10.6258" calcext:value-type="float">
            <text:p>10.6258</text:p>
          </table:table-cell>
          <table:table-cell office:value-type="float" office:value="5.226" calcext:value-type="float">
            <text:p>5.226</text:p>
          </table:table-cell>
          <table:table-cell office:value-type="float" office:value="0.0576" calcext:value-type="float">
            <text:p>0.0576</text:p>
          </table:table-cell>
          <table:table-cell office:value-type="float" office:value="-0.2841" calcext:value-type="float">
            <text:p>-0.2841</text:p>
          </table:table-cell>
          <table:table-cell office:value-type="string" calcext:value-type="string">
            <text:p>R</text:p>
          </table:table-cell>
          <table:table-cell office:value-type="float" office:value="0.3249" calcext:value-type="float">
            <text:p>0.3249</text:p>
          </table:table-cell>
          <table:table-cell office:value-type="float" office:value="0.1187" calcext:value-type="float">
            <text:p>0.1187</text:p>
          </table:table-cell>
          <table:table-cell office:value-type="float" office:value="0.0995" calcext:value-type="float">
            <text:p>0.0995</text:p>
          </table:table-cell>
          <table:table-cell office:value-type="float" office:value="0.5479" calcext:value-type="float">
            <text:p>0.5479</text:p>
          </table:table-cell>
          <table:table-cell office:value-type="float" office:value="0.273" calcext:value-type="float">
            <text:p>0.273</text:p>
          </table:table-cell>
        </table:table-row>
        <table:table-row table:style-name="ro1" table:visibility="filter">
          <table:table-cell office:value-type="float" office:value="1477010466800000" calcext:value-type="float">
            <text:p>1477010466800000</text:p>
          </table:table-cell>
          <table:table-cell office:value-type="float" office:value="-12.8828" calcext:value-type="float">
            <text:p>-12.8828</text:p>
          </table:table-cell>
          <table:table-cell office:value-type="float" office:value="10.7581" calcext:value-type="float">
            <text:p>10.7581</text:p>
          </table:table-cell>
          <table:table-cell office:value-type="float" office:value="5.1688" calcext:value-type="float">
            <text:p>5.1688</text:p>
          </table:table-cell>
          <table:table-cell office:value-type="float" office:value="0.0895" calcext:value-type="float">
            <text:p>0.0895</text:p>
          </table:table-cell>
          <table:table-cell office:value-type="float" office:value="-0.2394" calcext:value-type="float">
            <text:p>-0.2394</text:p>
          </table:table-cell>
          <table:table-cell office:value-type="string" calcext:value-type="string">
            <text:p>L</text:p>
          </table:table-cell>
          <table:table-cell office:value-type="float" office:value="4.5437" calcext:value-type="float">
            <text:p>4.5437</text:p>
          </table:table-cell>
          <table:table-cell office:value-type="float" office:value="0.1186" calcext:value-type="float">
            <text:p>0.1186</text:p>
          </table:table-cell>
          <table:table-cell office:value-type="float" office:value="0.0994" calcext:value-type="float">
            <text:p>0.0994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2727" calcext:value-type="float">
            <text:p>0.2727</text:p>
          </table:table-cell>
        </table:table-row>
        <table:table-row table:style-name="ro1">
          <table:table-cell office:value-type="float" office:value="1477010466850000" calcext:value-type="float">
            <text:p>1477010466850000</text:p>
          </table:table-cell>
          <table:table-cell office:value-type="float" office:value="-12.6255" calcext:value-type="float">
            <text:p>-12.6255</text:p>
          </table:table-cell>
          <table:table-cell office:value-type="float" office:value="10.7797" calcext:value-type="float">
            <text:p>10.7797</text:p>
          </table:table-cell>
          <table:table-cell office:value-type="float" office:value="5.1688" calcext:value-type="float">
            <text:p>5.1688</text:p>
          </table:table-cell>
          <table:table-cell office:value-type="float" office:value="0.0776" calcext:value-type="float">
            <text:p>0.0776</text:p>
          </table:table-cell>
          <table:table-cell office:value-type="float" office:value="-0.2394" calcext:value-type="float">
            <text:p>-0.2394</text:p>
          </table:table-cell>
          <table:table-cell office:value-type="string" calcext:value-type="string">
            <text:p>R</text:p>
          </table:table-cell>
          <table:table-cell office:value-type="float" office:value="1.6454" calcext:value-type="float">
            <text:p>1.6454</text:p>
          </table:table-cell>
          <table:table-cell office:value-type="float" office:value="0.1185" calcext:value-type="float">
            <text:p>0.1185</text:p>
          </table:table-cell>
          <table:table-cell office:value-type="float" office:value="0.0993" calcext:value-type="float">
            <text:p>0.0993</text:p>
          </table:table-cell>
          <table:table-cell office:value-type="float" office:value="0.5468" calcext:value-type="float">
            <text:p>0.5468</text:p>
          </table:table-cell>
          <table:table-cell office:value-type="float" office:value="0.2724" calcext:value-type="float">
            <text:p>0.2724</text:p>
          </table:table-cell>
        </table:table-row>
        <table:table-row table:style-name="ro1" table:visibility="filter">
          <table:table-cell office:value-type="float" office:value="1477010466900000" calcext:value-type="float">
            <text:p>1477010466900000</text:p>
          </table:table-cell>
          <table:table-cell office:value-type="float" office:value="-12.3697" calcext:value-type="float">
            <text:p>-12.3697</text:p>
          </table:table-cell>
          <table:table-cell office:value-type="float" office:value="10.7372" calcext:value-type="float">
            <text:p>10.7372</text:p>
          </table:table-cell>
          <table:table-cell office:value-type="float" office:value="5.1519" calcext:value-type="float">
            <text:p>5.1519</text:p>
          </table:table-cell>
          <table:table-cell office:value-type="float" office:value="0.0429" calcext:value-type="float">
            <text:p>0.0429</text:p>
          </table:table-cell>
          <table:table-cell office:value-type="float" office:value="-0.2614" calcext:value-type="float">
            <text:p>-0.2614</text:p>
          </table:table-cell>
          <table:table-cell office:value-type="string" calcext:value-type="string">
            <text:p>L</text:p>
          </table:table-cell>
          <table:table-cell office:value-type="float" office:value="1.0759" calcext:value-type="float">
            <text:p>1.0759</text:p>
          </table:table-cell>
          <table:table-cell office:value-type="float" office:value="0.1184" calcext:value-type="float">
            <text:p>0.1184</text:p>
          </table:table-cell>
          <table:table-cell office:value-type="float" office:value="0.0992" calcext:value-type="float">
            <text:p>0.0992</text:p>
          </table:table-cell>
          <table:table-cell office:value-type="float" office:value="0.5462" calcext:value-type="float">
            <text:p>0.5462</text:p>
          </table:table-cell>
          <table:table-cell office:value-type="float" office:value="0.2723" calcext:value-type="float">
            <text:p>0.2723</text:p>
          </table:table-cell>
        </table:table-row>
        <table:table-row table:style-name="ro1">
          <table:table-cell office:value-type="float" office:value="1477010466950000" calcext:value-type="float">
            <text:p>1477010466950000</text:p>
          </table:table-cell>
          <table:table-cell office:value-type="float" office:value="-12.1125" calcext:value-type="float">
            <text:p>-12.1125</text:p>
          </table:table-cell>
          <table:table-cell office:value-type="float" office:value="10.7466" calcext:value-type="float">
            <text:p>10.7466</text:p>
          </table:table-cell>
          <table:table-cell office:value-type="float" office:value="5.1519" calcext:value-type="float">
            <text:p>5.1519</text:p>
          </table:table-cell>
          <table:table-cell office:value-type="float" office:value="0.0298" calcext:value-type="float">
            <text:p>0.0298</text:p>
          </table:table-cell>
          <table:table-cell office:value-type="float" office:value="-0.2614" calcext:value-type="float">
            <text:p>-0.2614</text:p>
          </table:table-cell>
          <table:table-cell office:value-type="string" calcext:value-type="string">
            <text:p>R</text:p>
          </table:table-cell>
          <table:table-cell office:value-type="float" office:value="1.2086" calcext:value-type="float">
            <text:p>1.2086</text:p>
          </table:table-cell>
          <table:table-cell office:value-type="float" office:value="0.1183" calcext:value-type="float">
            <text:p>0.1183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2722" calcext:value-type="float">
            <text:p>0.2722</text:p>
          </table:table-cell>
        </table:table-row>
        <table:table-row table:style-name="ro1" table:visibility="filter">
          <table:table-cell office:value-type="float" office:value="1477010467000000" calcext:value-type="float">
            <text:p>1477010467000000</text:p>
          </table:table-cell>
          <table:table-cell office:value-type="float" office:value="-11.8862" calcext:value-type="float">
            <text:p>-11.8862</text:p>
          </table:table-cell>
          <table:table-cell office:value-type="float" office:value="10.8486" calcext:value-type="float">
            <text:p>10.8486</text:p>
          </table:table-cell>
          <table:table-cell office:value-type="float" office:value="5.1015" calcext:value-type="float">
            <text:p>5.1015</text:p>
          </table:table-cell>
          <table:table-cell office:value-type="float" office:value="0.0536" calcext:value-type="float">
            <text:p>0.0536</text:p>
          </table:table-cell>
          <table:table-cell office:value-type="float" office:value="-0.2257" calcext:value-type="float">
            <text:p>-0.2257</text:p>
          </table:table-cell>
          <table:table-cell office:value-type="string" calcext:value-type="string">
            <text:p>L</text:p>
          </table:table-cell>
          <table:table-cell office:value-type="float" office:value="2.9312" calcext:value-type="float">
            <text:p>2.9312</text:p>
          </table:table-cell>
          <table:table-cell office:value-type="float" office:value="0.1182" calcext:value-type="float">
            <text:p>0.1182</text:p>
          </table:table-cell>
          <table:table-cell office:value-type="float" office:value="0.099" calcext:value-type="float">
            <text:p>0.099</text:p>
          </table:table-cell>
          <table:table-cell office:value-type="float" office:value="0.5451" calcext:value-type="float">
            <text:p>0.5451</text:p>
          </table:table-cell>
          <table:table-cell office:value-type="float" office:value="0.2719" calcext:value-type="float">
            <text:p>0.2719</text:p>
          </table:table-cell>
        </table:table-row>
        <table:table-row table:style-name="ro1">
          <table:table-cell office:value-type="float" office:value="1477010467050000" calcext:value-type="float">
            <text:p>1477010467050000</text:p>
          </table:table-cell>
          <table:table-cell office:value-type="float" office:value="-11.6316" calcext:value-type="float">
            <text:p>-11.6316</text:p>
          </table:table-cell>
          <table:table-cell office:value-type="float" office:value="10.8608" calcext:value-type="float">
            <text:p>10.8608</text:p>
          </table:table-cell>
          <table:table-cell office:value-type="float" office:value="5.1015" calcext:value-type="float">
            <text:p>5.1015</text:p>
          </table:table-cell>
          <table:table-cell office:value-type="float" office:value="0.0423" calcext:value-type="float">
            <text:p>0.0423</text:p>
          </table:table-cell>
          <table:table-cell office:value-type="float" office:value="-0.2257" calcext:value-type="float">
            <text:p>-0.2257</text:p>
          </table:table-cell>
          <table:table-cell office:value-type="string" calcext:value-type="string">
            <text:p>R</text:p>
          </table:table-cell>
          <table:table-cell office:value-type="float" office:value="3.1028" calcext:value-type="float">
            <text:p>3.1028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0989" calcext:value-type="float">
            <text:p>0.0989</text:p>
          </table:table-cell>
          <table:table-cell office:value-type="float" office:value="0.5445" calcext:value-type="float">
            <text:p>0.5445</text:p>
          </table:table-cell>
          <table:table-cell office:value-type="float" office:value="0.2716" calcext:value-type="float">
            <text:p>0.2716</text:p>
          </table:table-cell>
        </table:table-row>
        <table:table-row table:style-name="ro1" table:visibility="filter">
          <table:table-cell office:value-type="float" office:value="1477010467100000" calcext:value-type="float">
            <text:p>1477010467100000</text:p>
          </table:table-cell>
          <table:table-cell office:value-type="float" office:value="-11.4042" calcext:value-type="float">
            <text:p>-11.4042</text:p>
          </table:table-cell>
          <table:table-cell office:value-type="float" office:value="10.8927" calcext:value-type="float">
            <text:p>10.8927</text:p>
          </table:table-cell>
          <table:table-cell office:value-type="float" office:value="5.0462" calcext:value-type="float">
            <text:p>5.0462</text:p>
          </table:table-cell>
          <table:table-cell office:value-type="float" office:value="0.0402" calcext:value-type="float">
            <text:p>0.0402</text:p>
          </table:table-cell>
          <table:table-cell office:value-type="float" office:value="-0.2169" calcext:value-type="float">
            <text:p>-0.2169</text:p>
          </table:table-cell>
          <table:table-cell office:value-type="string" calcext:value-type="string">
            <text:p>L</text:p>
          </table:table-cell>
          <table:table-cell office:value-type="float" office:value="0.3257" calcext:value-type="float">
            <text:p>0.3257</text:p>
          </table:table-cell>
          <table:table-cell office:value-type="float" office:value="0.118" calcext:value-type="float">
            <text:p>0.118</text:p>
          </table:table-cell>
          <table:table-cell office:value-type="float" office:value="0.0989" calcext:value-type="float">
            <text:p>0.0989</text:p>
          </table:table-cell>
          <table:table-cell office:value-type="float" office:value="0.544" calcext:value-type="float">
            <text:p>0.544</text:p>
          </table:table-cell>
          <table:table-cell office:value-type="float" office:value="0.2714" calcext:value-type="float">
            <text:p>0.2714</text:p>
          </table:table-cell>
        </table:table-row>
        <table:table-row table:style-name="ro1">
          <table:table-cell office:value-type="float" office:value="1477010467150000" calcext:value-type="float">
            <text:p>1477010467150000</text:p>
          </table:table-cell>
          <table:table-cell office:value-type="float" office:value="-11.1523" calcext:value-type="float">
            <text:p>-11.1523</text:p>
          </table:table-cell>
          <table:table-cell office:value-type="float" office:value="10.9014" calcext:value-type="float">
            <text:p>10.9014</text:p>
          </table:table-cell>
          <table:table-cell office:value-type="float" office:value="5.0462" calcext:value-type="float">
            <text:p>5.0462</text:p>
          </table:table-cell>
          <table:table-cell office:value-type="float" office:value="0.0293" calcext:value-type="float">
            <text:p>0.0293</text:p>
          </table:table-cell>
          <table:table-cell office:value-type="float" office:value="-0.2169" calcext:value-type="float">
            <text:p>-0.2169</text:p>
          </table:table-cell>
          <table:table-cell office:value-type="string" calcext:value-type="string">
            <text:p>R</text:p>
          </table:table-cell>
          <table:table-cell office:value-type="float" office:value="6.509" calcext:value-type="float">
            <text:p>6.509</text:p>
          </table:table-cell>
          <table:table-cell office:value-type="float" office:value="0.1179" calcext:value-type="float">
            <text:p>0.1179</text:p>
          </table:table-cell>
          <table:table-cell office:value-type="float" office:value="0.0988" calcext:value-type="float">
            <text:p>0.0988</text:p>
          </table:table-cell>
          <table:table-cell office:value-type="float" office:value="0.5435" calcext:value-type="float">
            <text:p>0.5435</text:p>
          </table:table-cell>
          <table:table-cell office:value-type="float" office:value="0.2711" calcext:value-type="float">
            <text:p>0.2711</text:p>
          </table:table-cell>
        </table:table-row>
        <table:table-row table:style-name="ro1" table:visibility="filter">
          <table:table-cell office:value-type="float" office:value="1477010467200000" calcext:value-type="float">
            <text:p>1477010467200000</text:p>
          </table:table-cell>
          <table:table-cell office:value-type="float" office:value="-10.7953" calcext:value-type="float">
            <text:p>-10.7953</text:p>
          </table:table-cell>
          <table:table-cell office:value-type="float" office:value="10.836" calcext:value-type="float">
            <text:p>10.836</text:p>
          </table:table-cell>
          <table:table-cell office:value-type="float" office:value="5.2635" calcext:value-type="float">
            <text:p>5.2635</text:p>
          </table:table-cell>
          <table:table-cell office:value-type="float" office:value="-0.0106" calcext:value-type="float">
            <text:p>-0.0106</text:p>
          </table:table-cell>
          <table:table-cell office:value-type="float" office:value="-0.245" calcext:value-type="float">
            <text:p>-0.245</text:p>
          </table:table-cell>
          <table:table-cell office:value-type="string" calcext:value-type="string">
            <text:p>L</text:p>
          </table:table-cell>
          <table:table-cell office:value-type="float" office:value="4.1265" calcext:value-type="float">
            <text:p>4.1265</text:p>
          </table:table-cell>
          <table:table-cell office:value-type="float" office:value="0.1178" calcext:value-type="float">
            <text:p>0.1178</text:p>
          </table:table-cell>
          <table:table-cell office:value-type="float" office:value="0.0987" calcext:value-type="float">
            <text:p>0.0987</text:p>
          </table:table-cell>
          <table:table-cell office:value-type="float" office:value="0.5429" calcext:value-type="float">
            <text:p>0.5429</text:p>
          </table:table-cell>
          <table:table-cell office:value-type="float" office:value="0.2711" calcext:value-type="float">
            <text:p>0.2711</text:p>
          </table:table-cell>
        </table:table-row>
        <table:table-row table:style-name="ro1">
          <table:table-cell office:value-type="float" office:value="1477010467250000" calcext:value-type="float">
            <text:p>1477010467250000</text:p>
          </table:table-cell>
          <table:table-cell office:value-type="float" office:value="-10.5324" calcext:value-type="float">
            <text:p>-10.5324</text:p>
          </table:table-cell>
          <table:table-cell office:value-type="float" office:value="10.8316" calcext:value-type="float">
            <text:p>10.8316</text:p>
          </table:table-cell>
          <table:table-cell office:value-type="float" office:value="5.2635" calcext:value-type="float">
            <text:p>5.2635</text:p>
          </table:table-cell>
          <table:table-cell office:value-type="float" office:value="-0.0228" calcext:value-type="float">
            <text:p>-0.0228</text:p>
          </table:table-cell>
          <table:table-cell office:value-type="float" office:value="-0.245" calcext:value-type="float">
            <text:p>-0.245</text:p>
          </table:table-cell>
          <table:table-cell office:value-type="string" calcext:value-type="string">
            <text:p>R</text:p>
          </table:table-cell>
          <table:table-cell office:value-type="float" office:value="0.1147" calcext:value-type="float">
            <text:p>0.1147</text:p>
          </table:table-cell>
          <table:table-cell office:value-type="float" office:value="0.1177" calcext:value-type="float">
            <text:p>0.1177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5424" calcext:value-type="float">
            <text:p>0.5424</text:p>
          </table:table-cell>
          <table:table-cell office:value-type="float" office:value="0.2712" calcext:value-type="float">
            <text:p>0.2712</text:p>
          </table:table-cell>
        </table:table-row>
        <table:table-row table:style-name="ro1" table:visibility="filter">
          <table:table-cell office:value-type="float" office:value="1477010467300000" calcext:value-type="float">
            <text:p>1477010467300000</text:p>
          </table:table-cell>
          <table:table-cell office:value-type="float" office:value="-10.3205" calcext:value-type="float">
            <text:p>-10.3205</text:p>
          </table:table-cell>
          <table:table-cell office:value-type="float" office:value="10.8402" calcext:value-type="float">
            <text:p>10.8402</text:p>
          </table:table-cell>
          <table:table-cell office:value-type="float" office:value="5.155" calcext:value-type="float">
            <text:p>5.155</text:p>
          </table:table-cell>
          <table:table-cell office:value-type="float" office:value="-0.0284" calcext:value-type="float">
            <text:p>-0.0284</text:p>
          </table:table-cell>
          <table:table-cell office:value-type="float" office:value="-0.2386" calcext:value-type="float">
            <text:p>-0.2386</text:p>
          </table:table-cell>
          <table:table-cell office:value-type="string" calcext:value-type="string">
            <text:p>L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1176" calcext:value-type="float">
            <text:p>0.1176</text:p>
          </table:table-cell>
          <table:table-cell office:value-type="float" office:value="0.0985" calcext:value-type="float">
            <text:p>0.0985</text:p>
          </table:table-cell>
          <table:table-cell office:value-type="float" office:value="0.5418" calcext:value-type="float">
            <text:p>0.5418</text:p>
          </table:table-cell>
          <table:table-cell office:value-type="float" office:value="0.2713" calcext:value-type="float">
            <text:p>0.2713</text:p>
          </table:table-cell>
        </table:table-row>
        <table:table-row table:style-name="ro1">
          <table:table-cell office:value-type="float" office:value="1477010467350000" calcext:value-type="float">
            <text:p>1477010467350000</text:p>
          </table:table-cell>
          <table:table-cell office:value-type="float" office:value="-10.0631" calcext:value-type="float">
            <text:p>-10.0631</text:p>
          </table:table-cell>
          <table:table-cell office:value-type="float" office:value="10.8313" calcext:value-type="float">
            <text:p>10.8313</text:p>
          </table:table-cell>
          <table:table-cell office:value-type="float" office:value="5.155" calcext:value-type="float">
            <text:p>5.155</text:p>
          </table:table-cell>
          <table:table-cell office:value-type="float" office:value="-0.0403" calcext:value-type="float">
            <text:p>-0.0403</text:p>
          </table:table-cell>
          <table:table-cell office:value-type="float" office:value="-0.2386" calcext:value-type="float">
            <text:p>-0.2386</text:p>
          </table:table-cell>
          <table:table-cell office:value-type="string" calcext:value-type="string">
            <text:p>R</text:p>
          </table:table-cell>
          <table:table-cell office:value-type="float" office:value="4.2768" calcext:value-type="float">
            <text:p>4.2768</text:p>
          </table:table-cell>
          <table:table-cell office:value-type="float" office:value="0.1175" calcext:value-type="float">
            <text:p>0.1175</text:p>
          </table:table-cell>
          <table:table-cell office:value-type="float" office:value="0.0985" calcext:value-type="float">
            <text:p>0.0985</text:p>
          </table:table-cell>
          <table:table-cell office:value-type="float" office:value="0.5413" calcext:value-type="float">
            <text:p>0.5413</text:p>
          </table:table-cell>
          <table:table-cell office:value-type="float" office:value="0.2715" calcext:value-type="float">
            <text:p>0.2715</text:p>
          </table:table-cell>
        </table:table-row>
        <table:table-row table:style-name="ro1" table:visibility="filter">
          <table:table-cell office:value-type="float" office:value="1477010467400000" calcext:value-type="float">
            <text:p>1477010467400000</text:p>
          </table:table-cell>
          <table:table-cell office:value-type="float" office:value="-9.8159" calcext:value-type="float">
            <text:p>-9.8159</text:p>
          </table:table-cell>
          <table:table-cell office:value-type="float" office:value="10.9108" calcext:value-type="float">
            <text:p>10.9108</text:p>
          </table:table-cell>
          <table:table-cell office:value-type="float" office:value="5.1349" calcext:value-type="float">
            <text:p>5.1349</text:p>
          </table:table-cell>
          <table:table-cell office:value-type="float" office:value="-0.0179" calcext:value-type="float">
            <text:p>-0.0179</text:p>
          </table:table-cell>
          <table:table-cell office:value-type="float" office:value="-0.2053" calcext:value-type="float">
            <text:p>-0.2053</text:p>
          </table:table-cell>
          <table:table-cell office:value-type="string" calcext:value-type="string">
            <text:p>L</text:p>
          </table:table-cell>
          <table:table-cell office:value-type="float" office:value="2.4503" calcext:value-type="float">
            <text:p>2.4503</text:p>
          </table:table-cell>
          <table:table-cell office:value-type="float" office:value="0.1174" calcext:value-type="float">
            <text:p>0.1174</text:p>
          </table:table-cell>
          <table:table-cell office:value-type="float" office:value="0.0984" calcext:value-type="float">
            <text:p>0.0984</text:p>
          </table:table-cell>
          <table:table-cell office:value-type="float" office:value="0.5407" calcext:value-type="float">
            <text:p>0.5407</text:p>
          </table:table-cell>
          <table:table-cell office:value-type="float" office:value="0.2714" calcext:value-type="float">
            <text:p>0.2714</text:p>
          </table:table-cell>
        </table:table-row>
        <table:table-row table:style-name="ro1">
          <table:table-cell office:value-type="float" office:value="1477010467450000" calcext:value-type="float">
            <text:p>1477010467450000</text:p>
          </table:table-cell>
          <table:table-cell office:value-type="float" office:value="-9.5594" calcext:value-type="float">
            <text:p>-9.5594</text:p>
          </table:table-cell>
          <table:table-cell office:value-type="float" office:value="10.9049" calcext:value-type="float">
            <text:p>10.9049</text:p>
          </table:table-cell>
          <table:table-cell office:value-type="float" office:value="5.1349" calcext:value-type="float">
            <text:p>5.1349</text:p>
          </table:table-cell>
          <table:table-cell office:value-type="float" office:value="-0.0281" calcext:value-type="float">
            <text:p>-0.0281</text:p>
          </table:table-cell>
          <table:table-cell office:value-type="float" office:value="-0.2053" calcext:value-type="float">
            <text:p>-0.2053</text:p>
          </table:table-cell>
          <table:table-cell office:value-type="string" calcext:value-type="string">
            <text:p>R</text:p>
          </table:table-cell>
          <table:table-cell office:value-type="float" office:value="3.6961" calcext:value-type="float">
            <text:p>3.6961</text:p>
          </table:table-cell>
          <table:table-cell office:value-type="float" office:value="0.1173" calcext:value-type="float">
            <text:p>0.1173</text:p>
          </table:table-cell>
          <table:table-cell office:value-type="float" office:value="0.0983" calcext:value-type="float">
            <text:p>0.0983</text:p>
          </table:table-cell>
          <table:table-cell office:value-type="float" office:value="0.5402" calcext:value-type="float">
            <text:p>0.5402</text:p>
          </table:table-cell>
          <table:table-cell office:value-type="float" office:value="0.2713" calcext:value-type="float">
            <text:p>0.2713</text:p>
          </table:table-cell>
        </table:table-row>
        <table:table-row table:style-name="ro1" table:visibility="filter">
          <table:table-cell office:value-type="float" office:value="1477010467500000" calcext:value-type="float">
            <text:p>1477010467500000</text:p>
          </table:table-cell>
          <table:table-cell office:value-type="float" office:value="-9.3044" calcext:value-type="float">
            <text:p>-9.3044</text:p>
          </table:table-cell>
          <table:table-cell office:value-type="float" office:value="10.9409" calcext:value-type="float">
            <text:p>10.9409</text:p>
          </table:table-cell>
          <table:table-cell office:value-type="float" office:value="5.1319" calcext:value-type="float">
            <text:p>5.1319</text:p>
          </table:table-cell>
          <table:table-cell office:value-type="float" office:value="-0.0217" calcext:value-type="float">
            <text:p>-0.0217</text:p>
          </table:table-cell>
          <table:table-cell office:value-type="float" office:value="-0.1892" calcext:value-type="float">
            <text:p>-0.1892</text:p>
          </table:table-cell>
          <table:table-cell office:value-type="string" calcext:value-type="string">
            <text:p>L</text:p>
          </table:table-cell>
          <table:table-cell office:value-type="float" office:value="0.5775" calcext:value-type="float">
            <text:p>0.5775</text:p>
          </table:table-cell>
          <table:table-cell office:value-type="float" office:value="0.1172" calcext:value-type="float">
            <text:p>0.1172</text:p>
          </table:table-cell>
          <table:table-cell office:value-type="float" office:value="0.0982" calcext:value-type="float">
            <text:p>0.0982</text:p>
          </table:table-cell>
          <table:table-cell office:value-type="float" office:value="0.5396" calcext:value-type="float">
            <text:p>0.5396</text:p>
          </table:table-cell>
          <table:table-cell office:value-type="float" office:value="0.2712" calcext:value-type="float">
            <text:p>0.2712</text:p>
          </table:table-cell>
        </table:table-row>
        <table:table-row table:style-name="ro1">
          <table:table-cell office:value-type="float" office:value="1477010467550000" calcext:value-type="float">
            <text:p>1477010467550000</text:p>
          </table:table-cell>
          <table:table-cell office:value-type="float" office:value="-9.0481" calcext:value-type="float">
            <text:p>-9.0481</text:p>
          </table:table-cell>
          <table:table-cell office:value-type="float" office:value="10.9341" calcext:value-type="float">
            <text:p>10.9341</text:p>
          </table:table-cell>
          <table:table-cell office:value-type="float" office:value="5.1319" calcext:value-type="float">
            <text:p>5.1319</text:p>
          </table:table-cell>
          <table:table-cell office:value-type="float" office:value="-0.0311" calcext:value-type="float">
            <text:p>-0.0311</text:p>
          </table:table-cell>
          <table:table-cell office:value-type="float" office:value="-0.1892" calcext:value-type="float">
            <text:p>-0.1892</text:p>
          </table:table-cell>
          <table:table-cell office:value-type="string" calcext:value-type="string">
            <text:p>R</text:p>
          </table:table-cell>
          <table:table-cell office:value-type="float" office:value="2.893" calcext:value-type="float">
            <text:p>2.893</text:p>
          </table:table-cell>
          <table:table-cell office:value-type="float" office:value="0.117" calcext:value-type="float">
            <text:p>0.117</text:p>
          </table:table-cell>
          <table:table-cell office:value-type="float" office:value="0.0981" calcext:value-type="float">
            <text:p>0.0981</text:p>
          </table:table-cell>
          <table:table-cell office:value-type="float" office:value="0.5391" calcext:value-type="float">
            <text:p>0.5391</text:p>
          </table:table-cell>
          <table:table-cell office:value-type="float" office:value="0.2711" calcext:value-type="float">
            <text:p>0.2711</text:p>
          </table:table-cell>
        </table:table-row>
        <table:table-row table:style-name="ro1" table:visibility="filter">
          <table:table-cell office:value-type="float" office:value="1477010467600000" calcext:value-type="float">
            <text:p>1477010467600000</text:p>
          </table:table-cell>
          <table:table-cell office:value-type="float" office:value="-8.7909" calcext:value-type="float">
            <text:p>-8.7909</text:p>
          </table:table-cell>
          <table:table-cell office:value-type="float" office:value="10.9718" calcext:value-type="float">
            <text:p>10.9718</text:p>
          </table:table-cell>
          <table:table-cell office:value-type="float" office:value="5.1329" calcext:value-type="float">
            <text:p>5.1329</text:p>
          </table:table-cell>
          <table:table-cell office:value-type="float" office:value="-0.023" calcext:value-type="float">
            <text:p>-0.023</text:p>
          </table:table-cell>
          <table:table-cell office:value-type="float" office:value="-0.1722" calcext:value-type="float">
            <text:p>-0.1722</text:p>
          </table:table-cell>
          <table:table-cell office:value-type="string" calcext:value-type="string">
            <text:p>L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1169" calcext:value-type="float">
            <text:p>0.1169</text:p>
          </table:table-cell>
          <table:table-cell office:value-type="float" office:value="0.0981" calcext:value-type="float">
            <text:p>0.0981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2709" calcext:value-type="float">
            <text:p>0.2709</text:p>
          </table:table-cell>
        </table:table-row>
        <table:table-row table:style-name="ro1">
          <table:table-cell office:value-type="float" office:value="1477010467650000" calcext:value-type="float">
            <text:p>1477010467650000</text:p>
          </table:table-cell>
          <table:table-cell office:value-type="float" office:value="-8.5346" calcext:value-type="float">
            <text:p>-8.5346</text:p>
          </table:table-cell>
          <table:table-cell office:value-type="float" office:value="10.9648" calcext:value-type="float">
            <text:p>10.9648</text:p>
          </table:table-cell>
          <table:table-cell office:value-type="float" office:value="5.1329" calcext:value-type="float">
            <text:p>5.1329</text:p>
          </table:table-cell>
          <table:table-cell office:value-type="float" office:value="-0.0316" calcext:value-type="float">
            <text:p>-0.0316</text:p>
          </table:table-cell>
          <table:table-cell office:value-type="float" office:value="-0.1722" calcext:value-type="float">
            <text:p>-0.1722</text:p>
          </table:table-cell>
          <table:table-cell office:value-type="string" calcext:value-type="string">
            <text:p>R</text:p>
          </table:table-cell>
          <table:table-cell office:value-type="float" office:value="6.8711" calcext:value-type="float">
            <text:p>6.8711</text:p>
          </table:table-cell>
          <table:table-cell office:value-type="float" office:value="0.1168" calcext:value-type="float">
            <text:p>0.1168</text:p>
          </table:table-cell>
          <table:table-cell office:value-type="float" office:value="0.098" calcext:value-type="float">
            <text:p>0.098</text:p>
          </table:table-cell>
          <table:table-cell office:value-type="float" office:value="0.538" calcext:value-type="float">
            <text:p>0.538</text:p>
          </table:table-cell>
          <table:table-cell office:value-type="float" office:value="0.2708" calcext:value-type="float">
            <text:p>0.2708</text:p>
          </table:table-cell>
        </table:table-row>
        <table:table-row table:style-name="ro1" table:visibility="filter">
          <table:table-cell office:value-type="float" office:value="1477010467700000" calcext:value-type="float">
            <text:p>1477010467700000</text:p>
          </table:table-cell>
          <table:table-cell office:value-type="float" office:value="-8.3987" calcext:value-type="float">
            <text:p>-8.3987</text:p>
          </table:table-cell>
          <table:table-cell office:value-type="float" office:value="10.8601" calcext:value-type="float">
            <text:p>10.8601</text:p>
          </table:table-cell>
          <table:table-cell office:value-type="float" office:value="4.877" calcext:value-type="float">
            <text:p>4.877</text:p>
          </table:table-cell>
          <table:table-cell office:value-type="float" office:value="-0.077" calcext:value-type="float">
            <text:p>-0.077</text:p>
          </table:table-cell>
          <table:table-cell office:value-type="float" office:value="-0.2076" calcext:value-type="float">
            <text:p>-0.2076</text:p>
          </table:table-cell>
          <table:table-cell office:value-type="string" calcext:value-type="string">
            <text:p>L</text:p>
          </table:table-cell>
          <table:table-cell office:value-type="float" office:value="6.0519" calcext:value-type="float">
            <text:p>6.0519</text:p>
          </table:table-cell>
          <table:table-cell office:value-type="float" office:value="0.1168" calcext:value-type="float">
            <text:p>0.1168</text:p>
          </table:table-cell>
          <table:table-cell office:value-type="float" office:value="0.0979" calcext:value-type="float">
            <text:p>0.0979</text:p>
          </table:table-cell>
          <table:table-cell office:value-type="float" office:value="0.5377" calcext:value-type="float">
            <text:p>0.5377</text:p>
          </table:table-cell>
          <table:table-cell office:value-type="float" office:value="0.2711" calcext:value-type="float">
            <text:p>0.2711</text:p>
          </table:table-cell>
        </table:table-row>
        <table:table-row table:style-name="ro1">
          <table:table-cell office:value-type="float" office:value="1477010467750000" calcext:value-type="float">
            <text:p>1477010467750000</text:p>
          </table:table-cell>
          <table:table-cell office:value-type="float" office:value="-8.1559" calcext:value-type="float">
            <text:p>-8.1559</text:p>
          </table:table-cell>
          <table:table-cell office:value-type="float" office:value="10.8401" calcext:value-type="float">
            <text:p>10.8401</text:p>
          </table:table-cell>
          <table:table-cell office:value-type="float" office:value="4.877" calcext:value-type="float">
            <text:p>4.877</text:p>
          </table:table-cell>
          <table:table-cell office:value-type="float" office:value="-0.0873" calcext:value-type="float">
            <text:p>-0.0873</text:p>
          </table:table-cell>
          <table:table-cell office:value-type="float" office:value="-0.2076" calcext:value-type="float">
            <text:p>-0.2076</text:p>
          </table:table-cell>
          <table:table-cell office:value-type="string" calcext:value-type="string">
            <text:p>R</text:p>
          </table:table-cell>
          <table:table-cell office:value-type="float" office:value="1.2261" calcext:value-type="float">
            <text:p>1.2261</text:p>
          </table:table-cell>
          <table:table-cell office:value-type="float" office:value="0.1169" calcext:value-type="float">
            <text:p>0.1169</text:p>
          </table:table-cell>
          <table:table-cell office:value-type="float" office:value="0.0979" calcext:value-type="float">
            <text:p>0.0979</text:p>
          </table:table-cell>
          <table:table-cell office:value-type="float" office:value="0.5374" calcext:value-type="float">
            <text:p>0.5374</text:p>
          </table:table-cell>
          <table:table-cell office:value-type="float" office:value="0.2716" calcext:value-type="float">
            <text:p>0.2716</text:p>
          </table:table-cell>
        </table:table-row>
        <table:table-row table:style-name="ro1" table:visibility="filter">
          <table:table-cell office:value-type="float" office:value="1477010467800000" calcext:value-type="float">
            <text:p>1477010467800000</text:p>
          </table:table-cell>
          <table:table-cell office:value-type="float" office:value="-7.7751" calcext:value-type="float">
            <text:p>-7.7751</text:p>
          </table:table-cell>
          <table:table-cell office:value-type="float" office:value="10.875" calcext:value-type="float">
            <text:p>10.875</text:p>
          </table:table-cell>
          <table:table-cell office:value-type="float" office:value="5.1699" calcext:value-type="float">
            <text:p>5.1699</text:p>
          </table:table-cell>
          <table:table-cell office:value-type="float" office:value="-0.074" calcext:value-type="float">
            <text:p>-0.074</text:p>
          </table:table-cell>
          <table:table-cell office:value-type="float" office:value="-0.1848" calcext:value-type="float">
            <text:p>-0.1848</text:p>
          </table:table-cell>
          <table:table-cell office:value-type="string" calcext:value-type="string">
            <text:p>L</text:p>
          </table:table-cell>
          <table:table-cell office:value-type="float" office:value="5.4865" calcext:value-type="float">
            <text:p>5.4865</text:p>
          </table:table-cell>
          <table:table-cell office:value-type="float" office:value="0.1167" calcext:value-type="float">
            <text:p>0.1167</text:p>
          </table:table-cell>
          <table:table-cell office:value-type="float" office:value="0.0978" calcext:value-type="float">
            <text:p>0.0978</text:p>
          </table:table-cell>
          <table:table-cell office:value-type="float" office:value="0.5368" calcext:value-type="float">
            <text:p>0.5368</text:p>
          </table:table-cell>
          <table:table-cell office:value-type="float" office:value="0.2719" calcext:value-type="float">
            <text:p>0.2719</text:p>
          </table:table-cell>
        </table:table-row>
        <table:table-row table:style-name="ro1">
          <table:table-cell office:value-type="float" office:value="1477010467850000" calcext:value-type="float">
            <text:p>1477010467850000</text:p>
          </table:table-cell>
          <table:table-cell office:value-type="float" office:value="-7.5176" calcext:value-type="float">
            <text:p>-7.5176</text:p>
          </table:table-cell>
          <table:table-cell office:value-type="float" office:value="10.8547" calcext:value-type="float">
            <text:p>10.8547</text:p>
          </table:table-cell>
          <table:table-cell office:value-type="float" office:value="5.1699" calcext:value-type="float">
            <text:p>5.1699</text:p>
          </table:table-cell>
          <table:table-cell office:value-type="float" office:value="-0.0833" calcext:value-type="float">
            <text:p>-0.0833</text:p>
          </table:table-cell>
          <table:table-cell office:value-type="float" office:value="-0.1848" calcext:value-type="float">
            <text:p>-0.1848</text:p>
          </table:table-cell>
          <table:table-cell office:value-type="string" calcext:value-type="string">
            <text:p>R</text:p>
          </table:table-cell>
          <table:table-cell office:value-type="float" office:value="3.1469" calcext:value-type="float">
            <text:p>3.1469</text:p>
          </table:table-cell>
          <table:table-cell office:value-type="float" office:value="0.1166" calcext:value-type="float">
            <text:p>0.1166</text:p>
          </table:table-cell>
          <table:table-cell office:value-type="float" office:value="0.0977" calcext:value-type="float">
            <text:p>0.0977</text:p>
          </table:table-cell>
          <table:table-cell office:value-type="float" office:value="0.5363" calcext:value-type="float">
            <text:p>0.5363</text:p>
          </table:table-cell>
          <table:table-cell office:value-type="float" office:value="0.2723" calcext:value-type="float">
            <text:p>0.2723</text:p>
          </table:table-cell>
        </table:table-row>
        <table:table-row table:style-name="ro1" table:visibility="filter">
          <table:table-cell office:value-type="float" office:value="1477010467900000" calcext:value-type="float">
            <text:p>1477010467900000</text:p>
          </table:table-cell>
          <table:table-cell office:value-type="float" office:value="-7.2237" calcext:value-type="float">
            <text:p>-7.2237</text:p>
          </table:table-cell>
          <table:table-cell office:value-type="float" office:value="10.8264" calcext:value-type="float">
            <text:p>10.8264</text:p>
          </table:table-cell>
          <table:table-cell office:value-type="float" office:value="5.2495" calcext:value-type="float">
            <text:p>5.2495</text:p>
          </table:table-cell>
          <table:table-cell office:value-type="float" office:value="-0.0939" calcext:value-type="float">
            <text:p>-0.0939</text:p>
          </table:table-cell>
          <table:table-cell office:value-type="float" office:value="-0.1861" calcext:value-type="float">
            <text:p>-0.1861</text:p>
          </table:table-cell>
          <table:table-cell office:value-type="string" calcext:value-type="string">
            <text:p>L</text:p>
          </table:table-cell>
          <table:table-cell office:value-type="float" office:value="0.3203" calcext:value-type="float">
            <text:p>0.3203</text:p>
          </table:table-cell>
          <table:table-cell office:value-type="float" office:value="0.1165" calcext:value-type="float">
            <text:p>0.1165</text:p>
          </table:table-cell>
          <table:table-cell office:value-type="float" office:value="0.0977" calcext:value-type="float">
            <text:p>0.0977</text:p>
          </table:table-cell>
          <table:table-cell office:value-type="float" office:value="0.5357" calcext:value-type="float">
            <text:p>0.5357</text:p>
          </table:table-cell>
          <table:table-cell office:value-type="float" office:value="0.2729" calcext:value-type="float">
            <text:p>0.2729</text:p>
          </table:table-cell>
        </table:table-row>
      </table:table>
      <table:named-expressions/>
      <table:database-ranges>
        <table:database-range table:name="__Anonymous_Sheet_DB__0" table:target-range-address="Sheet1.A1:Sheet1.L500" table:display-filter-buttons="true">
          <table:filter>
            <table:filter-and>
              <table:filter-condition table:field-number="6" table:value="R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14:27:03.587476648</meta:creation-date>
    <dc:date>2018-04-28T21:23:53.384742170</dc:date>
    <meta:editing-duration>PT6H30M47S</meta:editing-duration>
    <meta:editing-cycles>2</meta:editing-cycles>
    <meta:generator>LibreOffice/5.1.6.2$Linux_X86_64 LibreOffice_project/10m0$Build-2</meta:generator>
    <meta:document-statistic meta:table-count="1" meta:cell-count="60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Sheet1.H3:Sheet1.H499" svg:x="0.32cm" svg:y="0.18cm" svg:width="13.097cm" svg:height="8.64cm">
          <chartooo:coordinate-region svg:x="0.941cm" svg:y="0.301cm" svg:width="12.476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3:Sheet1.H499" chart:class="chart:bar">
            <chart:data-point chart:repeated="2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483">
                <text:p>16.483</text:p>
                <draw:g>
                  <svg:desc>Sheet1.H3:Sheet1.H4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732">
                <text:p>12.7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0682">
                <text:p>12.06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5198">
                <text:p>8.5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7387">
                <text:p>3.73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7056">
                <text:p>3.70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4464">
                <text:p>3.44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24">
                <text:p>1.5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4036">
                <text:p>2.40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839">
                <text:p>1.18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3467">
                <text:p>5.34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351">
                <text:p>1.63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413">
                <text:p>4.24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2905">
                <text:p>3.29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1146">
                <text:p>2.11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8588">
                <text:p>4.85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3555">
                <text:p>7.35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5079">
                <text:p>5.50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8438">
                <text:p>4.84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56">
                <text:p>3.8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077">
                <text:p>2.00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781">
                <text:p>1.17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557">
                <text:p>0.45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408">
                <text:p>3.44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5831">
                <text:p>7.58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248">
                <text:p>0.32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42">
                <text:p>0.36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0245">
                <text:p>4.02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96">
                <text:p>2.9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325">
                <text:p>0.73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1259">
                <text:p>2.12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2489">
                <text:p>4.24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1491">
                <text:p>2.14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4913">
                <text:p>3.49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7839">
                <text:p>1.78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184">
                <text:p>1.1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379">
                <text:p>0.83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805">
                <text:p>0.18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3297">
                <text:p>4.32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299">
                <text:p>0.32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3564">
                <text:p>2.35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942">
                <text:p>0.29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389">
                <text:p>0.93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665">
                <text:p>3.6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7879">
                <text:p>7.78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9286">
                <text:p>4.92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2785">
                <text:p>6.27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.0604">
                <text:p>14.06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0858">
                <text:p>4.08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8645">
                <text:p>6.86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4681">
                <text:p>3.46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4298">
                <text:p>2.42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9982">
                <text:p>1.99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698">
                <text:p>2.6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9543">
                <text:p>3.95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9793">
                <text:p>6.97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9476">
                <text:p>1.94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0651">
                <text:p>2.06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46">
                <text:p>0.2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7741">
                <text:p>5.77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3363">
                <text:p>4.33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0881">
                <text:p>4.08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523">
                <text:p>1.25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231">
                <text:p>7.2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547">
                <text:p>1.65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9401">
                <text:p>3.94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5834">
                <text:p>4.58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7878">
                <text:p>7.78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6228">
                <text:p>3.62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8818">
                <text:p>5.88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7861">
                <text:p>1.78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2498">
                <text:p>1.24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682">
                <text:p>0.36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0818">
                <text:p>2.08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7252">
                <text:p>1.72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8279">
                <text:p>2.82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3762">
                <text:p>1.37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1929">
                <text:p>1.19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7641">
                <text:p>4.76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4015">
                <text:p>4.40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547">
                <text:p>0.65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286">
                <text:p>1.02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798">
                <text:p>1.07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3708">
                <text:p>4.37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682">
                <text:p>0.16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4182">
                <text:p>3.41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696">
                <text:p>0.46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008">
                <text:p>1.00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3412">
                <text:p>3.34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823">
                <text:p>0.88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396">
                <text:p>1.83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4461">
                <text:p>3.44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6211">
                <text:p>1.62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312">
                <text:p>0.73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3767">
                <text:p>7.37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2075">
                <text:p>2.20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334">
                <text:p>1.93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1798">
                <text:p>4.17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777">
                <text:p>0.57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4943">
                <text:p>5.49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1916">
                <text:p>1.19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295">
                <text:p>0.82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2358">
                <text:p>1.23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8263">
                <text:p>3.82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507">
                <text:p>0.45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921">
                <text:p>1.09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992">
                <text:p>0.79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02">
                <text:p>0.7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8115">
                <text:p>2.81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8085">
                <text:p>3.80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4773">
                <text:p>3.47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198">
                <text:p>3.1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802">
                <text:p>0.48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972">
                <text:p>0.59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099">
                <text:p>0.30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9047">
                <text:p>2.90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1187">
                <text:p>2.11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6842">
                <text:p>3.68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3327">
                <text:p>5.332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069">
                <text:p>7.0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6515">
                <text:p>1.65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2062">
                <text:p>3.20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6067">
                <text:p>4.60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247">
                <text:p>0.32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2676">
                <text:p>3.26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4649">
                <text:p>1.46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3269">
                <text:p>5.32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632">
                <text:p>1.36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921">
                <text:p>0.19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4139">
                <text:p>5.413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4569">
                <text:p>1.45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0266">
                <text:p>2.02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1455">
                <text:p>5.14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6853">
                <text:p>7.68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9669">
                <text:p>5.96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027">
                <text:p>7.0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7145">
                <text:p>1.71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7887">
                <text:p>4.78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5438">
                <text:p>4.54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4508">
                <text:p>2.45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104">
                <text:p>0.41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2899">
                <text:p>5.28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046">
                <text:p>1.0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627">
                <text:p>0.76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3894">
                <text:p>2.38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9218">
                <text:p>3.92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013">
                <text:p>1.0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7289">
                <text:p>6.728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8629">
                <text:p>0.86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6625">
                <text:p>6.66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113">
                <text:p>1.1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4103">
                <text:p>2.410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5525">
                <text:p>2.55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215">
                <text:p>2.2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619">
                <text:p>0.761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9074">
                <text:p>2.90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933">
                <text:p>0.59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5873">
                <text:p>2.587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3649">
                <text:p>2.364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7373">
                <text:p>1.737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003">
                <text:p>0.20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9642">
                <text:p>3.964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8102">
                <text:p>2.81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8285">
                <text:p>3.828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6308">
                <text:p>6.63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.9375">
                <text:p>5.93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348">
                <text:p>1.634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037">
                <text:p>1.03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9028">
                <text:p>1.90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4975">
                <text:p>4.49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663">
                <text:p>0.76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2554">
                <text:p>5.25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4581">
                <text:p>1.45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7202">
                <text:p>2.72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4296">
                <text:p>2.429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4288">
                <text:p>4.428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9022">
                <text:p>1.90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937">
                <text:p>0.993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6773">
                <text:p>4.677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922">
                <text:p>0.992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001">
                <text:p>0.80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3271">
                <text:p>2.32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6337">
                <text:p>3.633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968">
                <text:p>0.19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0005">
                <text:p>2.00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389">
                <text:p>0.538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.0924">
                <text:p>6.09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691">
                <text:p>0.36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.3043">
                <text:p>10.30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4686">
                <text:p>3.46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563">
                <text:p>0.45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5407">
                <text:p>1.540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6486">
                <text:p>0.64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6998">
                <text:p>1.699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6685">
                <text:p>1.668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8458">
                <text:p>4.84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7027">
                <text:p>2.702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0608">
                <text:p>3.06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1931">
                <text:p>1.193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.3132">
                <text:p>6.31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.4968">
                <text:p>8.496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965">
                <text:p>0.196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914">
                <text:p>0.991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1946">
                <text:p>2.194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1618">
                <text:p>2.161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056">
                <text:p>1.0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6976">
                <text:p>0.69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.8595">
                <text:p>8.859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4865">
                <text:p>2.486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5178">
                <text:p>0.517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1466">
                <text:p>3.146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2208">
                <text:p>4.22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5091">
                <text:p>2.509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.1646">
                <text:p>6.164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1478">
                <text:p>1.147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211">
                <text:p>0.92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.1795">
                <text:p>5.17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8418">
                <text:p>1.841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.7878">
                <text:p>7.787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6586">
                <text:p>3.658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0358">
                <text:p>3.035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6522">
                <text:p>2.652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8087">
                <text:p>4.808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4236">
                <text:p>3.423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949">
                <text:p>1.94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723">
                <text:p>3.72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3124">
                <text:p>1.312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96">
                <text:p>0.29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6183">
                <text:p>0.618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643">
                <text:p>0.264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.8987">
                <text:p>6.898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9172">
                <text:p>4.917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5784">
                <text:p>0.57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8806">
                <text:p>1.88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249">
                <text:p>0.324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6454">
                <text:p>1.645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2086">
                <text:p>1.208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1028">
                <text:p>3.102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.509">
                <text:p>6.50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147">
                <text:p>0.114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2768">
                <text:p>4.276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6961">
                <text:p>3.696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893">
                <text:p>2.89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.8711">
                <text:p>6.871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2261">
                <text:p>1.226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1469">
                <text:p>3.14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